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quot;Courier New&quot;" svg:font-family="'&quot;Courier New&quot;'"/>
    <style:font-face style:name="&quot;Permanent Marker&quot;" svg:font-family="'&quot;Permanent Marker&quot;'"/>
    <style:font-face style:name="Arial" svg:font-family="Arial"/>
    <style:font-face style:name="Cambria" svg:font-family="Cambria"/>
    <style:font-face style:name="Courier New" svg:font-family="'Courier New'"/>
    <style:font-face style:name="Pacifico" svg:font-family="Pacifico"/>
    <style:font-face style:name="Permanent Marker" svg:font-family="'Permanent Marker'"/>
    <style:font-face style:name="Roboto" svg:font-family="Roboto"/>
    <style:font-face style:name="Sans-serif" svg:font-family="Sans-serif"/>
    <style:font-face style:name="Verdana" svg:font-family="Verdana"/>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5.796cm"/>
    </style:style>
    <style:style style:name="co16" style:family="table-column">
      <style:table-column-properties fo:break-before="auto" style:column-width="3.11cm"/>
    </style:style>
    <style:style style:name="co27" style:family="table-column">
      <style:table-column-properties fo:break-before="auto" style:column-width="1.79cm"/>
    </style:style>
    <style:style style:name="co28" style:family="table-column">
      <style:table-column-properties fo:break-before="auto" style:column-width="8.793cm"/>
    </style:style>
    <style:style style:name="co29" style:family="table-column">
      <style:table-column-properties fo:break-before="auto" style:column-width="4.9cm"/>
    </style:style>
    <style:style style:name="co30" style:family="table-column">
      <style:table-column-properties fo:break-before="auto" style:column-width="2.801cm"/>
    </style:style>
    <style:style style:name="co31" style:family="table-column">
      <style:table-column-properties fo:break-before="auto" style:column-width="2.409cm"/>
    </style:style>
    <style:style style:name="co1" style:family="table-column">
      <style:table-column-properties fo:break-before="auto" style:column-width="2.549cm"/>
    </style:style>
    <style:style style:name="co32" style:family="table-column">
      <style:table-column-properties fo:break-before="auto" style:column-width="2.856cm"/>
    </style:style>
    <style:style style:name="co33" style:family="table-column">
      <style:table-column-properties fo:break-before="auto" style:column-width="3.471cm"/>
    </style:style>
    <style:style style:name="co6" style:family="table-column">
      <style:table-column-properties fo:break-before="auto" style:column-width="2.828cm"/>
    </style:style>
    <style:style style:name="co34" style:family="table-column">
      <style:table-column-properties fo:break-before="auto" style:column-width="1.82cm"/>
    </style:style>
    <style:style style:name="co35" style:family="table-column">
      <style:table-column-properties fo:break-before="auto" style:column-width="0.45cm"/>
    </style:style>
    <style:style style:name="co18" style:family="table-column">
      <style:table-column-properties fo:break-before="auto" style:column-width="0.981cm"/>
    </style:style>
    <style:style style:name="co43" style:family="table-column">
      <style:table-column-properties fo:break-before="auto" style:column-width="33.209cm"/>
    </style:style>
    <style:style style:name="co44" style:family="table-column">
      <style:table-column-properties fo:break-before="auto" style:column-width="4.731cm"/>
    </style:style>
    <style:style style:name="co45" style:family="table-column">
      <style:table-column-properties fo:break-before="auto" style:column-width="1.933cm"/>
    </style:style>
    <style:style style:name="co46" style:family="table-column">
      <style:table-column-properties fo:break-before="auto" style:column-width="2.016cm"/>
    </style:style>
    <style:style style:name="co47" style:family="table-column">
      <style:table-column-properties fo:break-before="auto" style:column-width="3.978cm"/>
    </style:style>
    <style:style style:name="co48" style:family="table-column">
      <style:table-column-properties fo:break-before="auto" style:column-width="5.405cm"/>
    </style:style>
    <style:style style:name="co49" style:family="table-column">
      <style:table-column-properties fo:break-before="auto" style:column-width="9.465cm"/>
    </style:style>
    <style:style style:name="co24" style:family="table-column">
      <style:table-column-properties fo:break-before="auto" style:column-width="0.587cm"/>
    </style:style>
    <style:style style:name="co25" style:family="table-column">
      <style:table-column-properties fo:break-before="auto" style:column-width="1.707cm"/>
    </style:style>
    <style:style style:name="co36" style:family="table-column">
      <style:table-column-properties fo:break-before="auto" style:column-width="3.808cm"/>
    </style:style>
    <style:style style:name="co37" style:family="table-column">
      <style:table-column-properties fo:break-before="auto" style:column-width="1.148cm"/>
    </style:style>
    <style:style style:name="co38" style:family="table-column">
      <style:table-column-properties fo:break-before="auto" style:column-width="0.309cm"/>
    </style:style>
    <style:style style:name="co39" style:family="table-column">
      <style:table-column-properties fo:break-before="auto" style:column-width="4.787cm"/>
    </style:style>
    <style:style style:name="co40" style:family="table-column">
      <style:table-column-properties fo:break-before="auto" style:column-width="2.997cm"/>
    </style:style>
    <style:style style:name="co41" style:family="table-column">
      <style:table-column-properties fo:break-before="auto" style:column-width="2.882cm"/>
    </style:style>
    <style:style style:name="co42" style:family="table-column">
      <style:table-column-properties fo:break-before="auto" style:column-width="2.686cm"/>
    </style:style>
    <style:style style:name="co50" style:family="table-column">
      <style:table-column-properties fo:break-before="auto" style:column-width="2.268cm"/>
    </style:style>
    <style:style style:name="co51" style:family="table-column">
      <style:table-column-properties fo:break-before="auto" style:column-width="0.896cm"/>
    </style:style>
    <style:style style:name="co52" style:family="table-column">
      <style:table-column-properties fo:break-before="auto" style:column-width="3.752cm"/>
    </style:style>
    <style:style style:name="co53" style:family="table-column">
      <style:table-column-properties fo:break-before="auto" style:column-width="0.727cm"/>
    </style:style>
    <style:style style:name="co54" style:family="table-column">
      <style:table-column-properties fo:break-before="auto" style:column-width="5.516cm"/>
    </style:style>
    <style:style style:name="co55" style:family="table-column">
      <style:table-column-properties fo:break-before="auto" style:column-width="1.568cm"/>
    </style:style>
    <style:style style:name="co56" style:family="table-column">
      <style:table-column-properties fo:break-before="auto" style:column-width="1.429cm"/>
    </style:style>
    <style:style style:name="co57" style:family="table-column">
      <style:table-column-properties fo:break-before="auto" style:column-width="1.849cm"/>
    </style:style>
    <style:style style:name="co58" style:family="table-column">
      <style:table-column-properties fo:break-before="auto" style:column-width="0.169cm"/>
    </style:style>
    <style:style style:name="co59" style:family="table-column">
      <style:table-column-properties fo:break-before="auto" style:column-width="3.667cm"/>
    </style:style>
    <style:style style:name="co60" style:family="table-column">
      <style:table-column-properties fo:break-before="auto" style:column-width="2.967cm"/>
    </style:style>
    <style:style style:name="co61" style:family="table-column">
      <style:table-column-properties fo:break-before="auto" style:column-width="1.679cm"/>
    </style:style>
    <style:style style:name="co62" style:family="table-column">
      <style:table-column-properties fo:break-before="auto" style:column-width="4.927cm"/>
    </style:style>
    <style:style style:name="co63" style:family="table-column">
      <style:table-column-properties fo:break-before="auto" style:column-width="5.152cm"/>
    </style:style>
    <style:style style:name="co64" style:family="table-column">
      <style:table-column-properties fo:break-before="auto" style:column-width="5.937cm"/>
    </style:style>
    <style:style style:name="co65" style:family="table-column">
      <style:table-column-properties fo:break-before="auto" style:column-width="5.376cm"/>
    </style:style>
    <style:style style:name="co66" style:family="table-column">
      <style:table-column-properties fo:break-before="auto" style:column-width="3.501cm"/>
    </style:style>
    <style:style style:name="co67" style:family="table-column">
      <style:table-column-properties fo:break-before="auto" style:column-width="6.077cm"/>
    </style:style>
    <style:style style:name="co68" style:family="table-column">
      <style:table-column-properties fo:break-before="auto" style:column-width="3.782cm"/>
    </style:style>
    <style:style style:name="ro16" style:family="table-row">
      <style:table-row-properties style:row-height="0.556cm" fo:break-before="auto" style:use-optimal-row-height="true"/>
    </style:style>
    <style:style style:name="ro4" style:family="table-row">
      <style:table-row-properties style:row-height="0.556cm" fo:break-before="auto" style:use-optimal-row-height="false"/>
    </style:style>
    <style:style style:name="ro19" style:family="table-row">
      <style:table-row-properties style:row-height="1.111cm" fo:break-before="auto" style:use-optimal-row-height="false"/>
    </style:style>
    <style:style style:name="ro10" style:family="table-row">
      <style:table-row-properties style:row-height="0.794cm" fo:break-before="auto" style:use-optimal-row-height="false"/>
    </style:style>
    <style:style style:name="ro20" style:family="table-row">
      <style:table-row-properties style:row-height="0.37cm" fo:break-before="auto" style:use-optimal-row-height="false"/>
    </style:style>
    <style:style style:name="ro18" style:family="table-row">
      <style:table-row-properties style:row-height="0.238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1.191cm" fo:break-before="auto" style:use-optimal-row-height="false"/>
    </style:style>
    <style:style style:name="ro13" style:family="table-row">
      <style:table-row-properties style:row-height="0.265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41cm" fo:break-before="auto" style:use-optimal-row-height="false"/>
    </style:style>
    <style:style style:name="ro17" style:family="table-row">
      <style:table-row-properties style:row-height="0.661cm" fo:break-before="auto" style:use-optimal-row-height="false"/>
    </style:style>
    <style:style style:name="ro21" style:family="table-row">
      <style:table-row-properties style:row-height="0.397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582cm" fo:break-before="auto" style:use-optimal-row-height="false"/>
    </style:style>
    <style:style style:name="ro24" style:family="table-row">
      <style:table-row-properties style:row-height="0.529cm" fo:break-before="auto" style:use-optimal-row-height="false"/>
    </style:style>
    <style:style style:name="ro25" style:family="table-row">
      <style:table-row-properties style:row-height="0.291cm" fo:break-before="auto" style:use-optimal-row-height="false"/>
    </style:style>
    <style:style style:name="ro26" style:family="table-row">
      <style:table-row-properties style:row-height="0.132cm" fo:break-before="auto" style:use-optimal-row-height="false"/>
    </style:style>
    <style:style style:name="ro27" style:family="table-row">
      <style:table-row-properties style:row-height="0.609cm" fo:break-before="auto" style:use-optimal-row-height="false"/>
    </style:style>
    <style:style style:name="ro28" style:family="table-row">
      <style:table-row-properties style:row-height="0.344cm" fo:break-before="auto" style:use-optimal-row-height="false"/>
    </style:style>
    <style:style style:name="ro29" style:family="table-row">
      <style:table-row-properties style:row-height="0.423cm" fo:break-before="auto" style:use-optimal-row-height="false"/>
    </style:style>
    <style:style style:name="ta4" style:family="table" style:master-page-name="PageStyle_5f_Airport_20_Tables">
      <style:table-properties table:display="false" style:writing-mode="lr-tb"/>
    </style:style>
    <style:style style:name="ta5" style:family="table" style:master-page-name="PageStyle_5f_Briefing_20_Flow">
      <style:table-properties table:display="false" style:writing-mode="lr-tb"/>
    </style:style>
    <style:style style:name="ta7" style:family="table" style:master-page-name="PageStyle_5f_test">
      <style:table-properties table:display="false" style:writing-mode="lr-tb"/>
    </style:style>
    <style:style style:name="ta8" style:family="table" style:master-page-name="PageStyle_5f_Images">
      <style:table-properties table:display="true" style:writing-mode="lr-tb"/>
    </style:style>
    <style:style style:name="ta10" style:family="table" style:master-page-name="PageStyle_5f__22_Package_20_Briefing_22__20_User_20_Guide">
      <style:table-properties table:display="true" style:writing-mode="lr-tb"/>
    </style:style>
    <style:style style:name="ta11" style:family="table" style:master-page-name="PageStyle_5f_Mission_20_Schedule">
      <style:table-properties table:display="true" style:writing-mode="lr-tb" tableooo:tab-color="#ffff00"/>
    </style:style>
    <style:style style:name="ta13" style:family="table" style:master-page-name="PageStyle_5f_Flight_20_Briefings">
      <style:table-properties table:display="true" style:writing-mode="lr-tb"/>
    </style:style>
    <style:style style:name="ta14" style:family="table" style:master-page-name="PageStyle_5f_Sign-Ups">
      <style:table-properties table:display="true" style:writing-mode="lr-tb" tableooo:tab-color="#6d9eeb"/>
    </style:style>
    <style:style style:name="ta15" style:family="table" style:master-page-name="PageStyle_5f_Package_20_Briefing">
      <style:table-properties table:display="true" style:writing-mode="lr-tb" tableooo:tab-color="#00ff00"/>
    </style:style>
    <style:style style:name="ta16" style:family="table" style:master-page-name="PageStyle_5f_Kneeboard">
      <style:table-properties table:display="true" style:writing-mode="lr-tb" tableooo:tab-color="#ff0000"/>
    </style:style>
    <style:style style:name="ta17" style:family="table" style:master-page-name="PageStyle_5f_Calcs">
      <style:table-properties table:display="false" style:writing-mode="lr-tb"/>
    </style:style>
    <style:style style:name="ta18" style:family="table" style:master-page-name="PageStyle_5f_CalcsB">
      <style:table-properties table:display="false" style:writing-mode="lr-tb"/>
    </style:style>
    <style:style style:name="ta19" style:family="table" style:master-page-name="PageStyle_5f_Sign-Ups_20_B">
      <style:table-properties table:display="true" style:writing-mode="lr-tb" tableooo:tab-color="#f9cb9c"/>
    </style:style>
    <number:number-style style:name="N4">
      <number:number number:decimal-places="2" number:min-integer-digits="1" number:grouping="true"/>
    </number:number-style>
    <number:date-style style:name="N38">
      <number:day/>
      <number:text> </number:text>
      <number:month number:style="long" number:textual="true"/>
      <number:text> </number:text>
      <number:year number:style="long"/>
    </number:date-style>
    <number:date-style style:name="N75" number:automatic-order="true">
      <number:day/>
      <number:text> </number:text>
      <number:month number:textual="true"/>
      <number:text> </number:text>
      <number:year number:style="long"/>
    </number:date-style>
    <number:date-style style:name="N82">
      <number:month number:style="long"/>
      <number:text>-</number:text>
      <number:day number:style="long"/>
    </number:date-style>
    <number:text-style style:name="N100">
      <number:text-content/>
    </number:text-style>
    <style:style style:name="ce32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6"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7" style:family="table-cell" style:parent-style-name="Default">
      <style:table-cell-properties fo:background-color="#e2efd9"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8" style:family="table-cell" style:parent-style-name="Default">
      <style:table-cell-properties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9" style:family="table-cell" style:parent-style-name="Default">
      <style:table-cell-properties fo:background-color="#ffffff"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0" style:family="table-cell" style:parent-style-name="Default">
      <style:table-cell-properties style:text-align-source="fix" style:repeat-content="false" fo:wrap-option="no-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1" style:family="table-cell" style:parent-style-name="Default">
      <style:table-cell-properties style:diagonal-bl-tr="none" style:diagonal-tl-br="none" style:text-align-source="fix" style:repeat-content="false" fo:wrap-option="wrap" fo:border="0.062cm solid #a8d08d"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2" style:family="table-cell" style:parent-style-name="Default">
      <style:table-cell-properties style:diagonal-bl-tr="none" style:diagonal-tl-br="none" style:text-align-source="fix" style:repeat-content="false" fo:wrap-option="no-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3" style:family="table-cell" style:parent-style-name="Default">
      <style:table-cell-properties fo:background-color="#ffffff" style:diagonal-bl-tr="none" style:diagonal-tl-br="none" style:text-align-source="fix" style:repeat-content="false" fo:wrap-option="no-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4" style:family="table-cell" style:parent-style-name="Default">
      <style:table-cell-properties fo:background-color="#e2efd9" style:diagonal-bl-tr="none" style:diagonal-tl-br="none" style:text-align-source="fix" style:repeat-content="false" fo:wrap-option="no-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5" style:family="table-cell" style:parent-style-name="Default">
      <style:table-cell-properties fo:background-color="#ffffff" style:diagonal-bl-tr="none" style:diagonal-tl-br="none" style:text-align-source="fix" style:repeat-content="false" fo:wrap-option="no-wrap" fo:border="0.062cm solid #a8d08d"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6" style:family="table-cell" style:parent-style-name="Default">
      <style:table-cell-properties style:diagonal-bl-tr="none" style:diagonal-tl-br="none" style:text-align-source="fix" style:repeat-content="false" fo:wrap-option="no-wrap" fo:border="0.062cm solid #a8d08d" style:direction="ltr" style:rotation-angle="0" style:rotation-align="none" style:shrink-to-fit="false" loext:vertical-justify="auto"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7" style:family="table-cell" style:parent-style-name="Default">
      <style:table-cell-properties style:diagonal-bl-tr="none" style:diagonal-tl-br="none" style:text-align-source="fix" style:repeat-content="false" fo:wrap-option="no-wrap" fo:border="0.062cm solid #a8d08d"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8" style:family="table-cell" style:parent-style-name="Default">
      <style:table-cell-properties fo:background-color="#e2efd9" style:diagonal-bl-tr="none" style:diagonal-tl-br="none" style:text-align-source="fix" style:repeat-content="false" fo:wrap-option="wrap" fo:border="0.062cm solid #a8d08d"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9" style:family="table-cell" style:parent-style-name="Default">
      <style:table-cell-properties fo:background-color="#e2efd9" style:diagonal-bl-tr="none" style:diagonal-tl-br="none" style:text-align-source="value-type" style:repeat-content="false" fo:wrap-option="no-wrap" fo:border="0.062cm solid #a64d79"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0" style:family="table-cell" style:parent-style-name="Default">
      <style:table-cell-properties fo:background-color="#d9e2f3" style:diagonal-bl-tr="none" style:diagonal-tl-br="none" style:text-align-source="value-type" style:repeat-content="false" fo:wrap-option="no-wrap" fo:border="0.062cm solid #a64d79"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1" style:family="table-cell" style:parent-style-name="Default">
      <style:table-cell-properties fo:background-color="#ffffff" style:diagonal-bl-tr="none" style:diagonal-tl-br="none" style:text-align-source="value-type" style:repeat-content="false" fo:wrap-option="no-wrap" fo:border="0.062cm solid #a64d79"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2"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3" style:family="table-cell" style:parent-style-name="Default" style:data-style-name="N100">
      <style:table-cell-properties style:text-align-source="fix" style:repeat-content="false" fo:wrap-option="no-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4" style:family="table-cell" style:parent-style-name="Default" style:data-style-name="N100">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5" style:family="table-cell" style:parent-style-name="Default" style:data-style-name="N100">
      <style:table-cell-properties fo:background-color="#e2efd9" style:diagonal-bl-tr="none" style:diagonal-tl-br="none" style:text-align-source="fix" style:repeat-content="false" fo:wrap-option="no-wrap" fo:border="0.062cm solid #ffd966"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6" style:family="table-cell" style:parent-style-name="Default" style:data-style-name="N100">
      <style:table-cell-properties style:diagonal-bl-tr="none" style:diagonal-tl-br="none" style:text-align-source="fix" style:repeat-content="false" fo:wrap-option="no-wrap" fo:border="0.062cm solid #ffd966"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7" style:family="table-cell" style:parent-style-name="Default" style:data-style-name="N100">
      <style:table-cell-properties fo:background-color="#ffffff" style:diagonal-bl-tr="none" style:diagonal-tl-br="none" style:text-align-source="fix" style:repeat-content="false" fo:wrap-option="no-wrap" fo:border="0.062cm solid #ffd966"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Default" style:data-style-name="N100">
      <style:table-cell-properties fo:background-color="#e2efd9" style:diagonal-bl-tr="none" style:diagonal-tl-br="none" style:text-align-source="fix" style:repeat-content="false" fo:wrap-option="no-wrap" fo:border="0.062cm solid #a8d08d"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9" style:family="table-cell" style:parent-style-name="Default" style:data-style-name="N100">
      <style:table-cell-properties fo:background-color="#ffffff" style:diagonal-bl-tr="none" style:diagonal-tl-br="none" style:text-align-source="fix" style:repeat-content="false" fo:wrap-option="no-wrap" fo:border="0.062cm solid #a8d08d"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Default" style:data-style-name="N100">
      <style:table-cell-properties fo:background-color="#ffffff" style:diagonal-bl-tr="none" style:diagonal-tl-br="none" style:text-align-source="fix" style:repeat-content="false" fo:wrap-option="wrap" fo:border="0.062cm solid #a8d08d"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1" style:family="table-cell" style:parent-style-name="Default" style:data-style-name="N100">
      <style:table-cell-properties fo:background-color="#e2efd9" style:diagonal-bl-tr="none" style:diagonal-tl-br="none" style:text-align-source="fix" style:repeat-content="false" fo:wrap-option="wrap" fo:border="0.062cm solid #a8d08d"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2" style:family="table-cell" style:parent-style-name="Default" style:data-style-name="N82">
      <style:table-cell-properties fo:background-color="#e2efd9"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3" style:family="table-cell" style:parent-style-name="Default" style:data-style-name="N82">
      <style:table-cell-properties fo:background-color="#d9e2f3"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4" style:family="table-cell" style:parent-style-name="Default" style:data-style-name="N115">
      <style:table-cell-properties fo:background-color="#e2efd9"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5" style:family="table-cell" style:parent-style-name="Default">
      <style:table-cell-properties fo:background-color="#e2efd9" style:diagonal-bl-tr="none" style:diagonal-tl-br="none" style:text-align-source="fix" style:repeat-content="false" fo:wrap-option="no-wrap" fo:border="0.062cm solid #a64d79"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6" style:family="table-cell" style:parent-style-name="Default">
      <style:table-cell-properties fo:background-color="#d9e2f3" style:diagonal-bl-tr="none" style:diagonal-tl-br="none" style:text-align-source="fix" style:repeat-content="false" fo:wrap-option="wrap" fo:border="0.062cm solid #a64d79"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7" style:family="table-cell" style:parent-style-name="Default">
      <style:table-cell-properties fo:background-color="#e2efd9" style:diagonal-bl-tr="none" style:diagonal-tl-br="none" style:text-align-source="fix" style:repeat-content="false" fo:wrap-option="wrap" fo:border="0.062cm solid #a64d79"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8" style:family="table-cell" style:parent-style-name="Default" style:data-style-name="N115">
      <style:table-cell-properties fo:background-color="#d9e2f3"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9" style:family="table-cell" style:parent-style-name="Default" style:data-style-name="N82">
      <style:table-cell-properties fo:background-color="#ffffff"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0"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1" style:family="table-cell" style:parent-style-name="Default">
      <style:table-cell-properties style:diagonal-bl-tr="none" style:diagonal-tl-br="none" style:text-align-source="value-type" style:repeat-content="false" fo:wrap-option="no-wrap" fo:border="0.062cm solid #a64d79"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2" style:family="table-cell" style:parent-style-name="Default">
      <style:table-cell-properties style:diagonal-bl-tr="none" style:diagonal-tl-br="none" style:text-align-source="value-type" style:repeat-content="false" fo:wrap-option="no-wrap" fo:border="0.062cm solid #a64d79"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3" style:family="table-cell" style:parent-style-name="Default">
      <style:table-cell-properties fo:background-color="#e2efd9"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table-cell-properties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Default">
      <style:table-cell-properties fo:background-color="#ffffff"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6" style:family="table-cell" style:parent-style-name="Default">
      <style:table-cell-properties fo:background-color="#e2efd9" style:diagonal-bl-tr="none" style:diagonal-tl-br="none" style:text-align-source="fix" style:repeat-content="false" fo:wrap-option="no-wrap" fo:border="0.062cm solid #a8d08d"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7" style:family="table-cell" style:parent-style-name="Default">
      <style:table-cell-properties fo:background-color="#ffffff" style:diagonal-bl-tr="none" style:diagonal-tl-br="none" style:text-align-source="fix" style:repeat-content="false" fo:wrap-option="no-wrap" fo:border="0.062cm solid #a8d08d"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8" style:family="table-cell" style:parent-style-name="Default">
      <style:table-cell-properties fo:background-color="#e2efd9" style:diagonal-bl-tr="none" style:diagonal-tl-br="none" style:text-align-source="fix" style:repeat-content="false" fo:wrap-option="wrap" fo:border="0.062cm solid #a8d08d"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data-style-name="N100">
      <style:table-cell-properties fo:background-color="#e2efd9"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0" style:family="table-cell" style:parent-style-name="Default" style:data-style-name="N100">
      <style:table-cell-properties fo:background-color="#d9e2f3"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1" style:family="table-cell" style:parent-style-name="Default" style:data-style-name="N100">
      <style:table-cell-properties fo:background-color="#ffffff" style:diagonal-bl-tr="none" style:diagonal-tl-br="none" style:text-align-source="fix" style:repeat-content="false" fo:wrap-option="no-wrap" fo:border="0.062cm solid #a64d79"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2" style:family="table-cell" style:parent-style-name="Default">
      <style:table-cell-properties style:diagonal-bl-tr="none" style:diagonal-tl-br="none" style:text-align-source="fix" style:repeat-content="false" fo:wrap-option="wrap" fo:border="0.062cm solid #ffd966"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Default">
      <style:table-cell-properties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0.062cm solid #a8d08d"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6" style:family="table-cell" style:parent-style-name="Default">
      <style:table-cell-properties fo:background-color="#ffffff" style:diagonal-bl-tr="none" style:diagonal-tl-br="none" style:text-align-source="fix" style:repeat-content="false" fo:wrap-option="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7" style:family="table-cell" style:parent-style-name="Default">
      <style:table-cell-properties fo:background-color="#e2efd9" style:diagonal-bl-tr="none" style:diagonal-tl-br="none" style:text-align-source="fix" style:repeat-content="false" fo:wrap-option="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8" style:family="table-cell" style:parent-style-name="Default">
      <style:table-cell-properties fo:background-color="#e2efd9" style:diagonal-bl-tr="none" style:diagonal-tl-br="none" style:text-align-source="fix" style:repeat-content="false" fo:wrap-option="no-wrap" fo:border="0.062cm solid #a64d79"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9" style:family="table-cell" style:parent-style-name="Default">
      <style:table-cell-properties fo:background-color="#d9e2f3" style:diagonal-bl-tr="none" style:diagonal-tl-br="none" style:text-align-source="value-type" style:repeat-content="false" fo:wrap-option="no-wrap" fo:border="0.062cm solid #a64d79"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0" style:family="table-cell" style:parent-style-name="Default">
      <style:table-cell-properties fo:background-color="#d9e2f3" style:diagonal-bl-tr="none" style:diagonal-tl-br="none" style:text-align-source="fix" style:repeat-content="false" fo:wrap-option="no-wrap" fo:border="0.062cm solid #a64d79"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1" style:family="table-cell" style:parent-style-name="Default">
      <style:table-cell-properties fo:background-color="#e2efd9" style:diagonal-bl-tr="none" style:diagonal-tl-br="none" style:text-align-source="value-type" style:repeat-content="false" fo:wrap-option="no-wrap" fo:border="0.062cm solid #a64d79"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ackground-color="#d9e2f3" style:diagonal-bl-tr="none" style:diagonal-tl-br="none" style:text-align-source="value-type" style:repeat-content="false" fo:wrap-option="wrap" fo:border="0.062cm solid #a64d79"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3" style:family="table-cell" style:parent-style-name="Default">
      <style:table-cell-properties fo:background-color="#ffffff" style:diagonal-bl-tr="none" style:diagonal-tl-br="none" style:text-align-source="fix" style:repeat-content="false" fo:wrap-option="no-wrap" fo:border="0.062cm solid #a64d79" style:direction="ltr" style:rotation-angle="0" style:rotation-align="none" style:shrink-to-fit="false" loext:vertical-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4" style:family="table-cell" style:parent-style-name="Default" style:data-style-name="N100">
      <style:table-cell-properties style:diagonal-bl-tr="none" style:diagonal-tl-br="none" style:text-align-source="fix" style:repeat-content="false" fo:wrap-option="no-wrap" fo:border="0.062cm solid #ffd966"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Default" style:data-style-name="N100">
      <style:table-cell-properties style:diagonal-bl-tr="none" style:diagonal-tl-br="none" style:text-align-source="value-type" style:repeat-content="false" fo:wrap-option="no-wrap" fo:border="0.062cm solid #ffd966"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6" style:family="table-cell" style:parent-style-name="Default" style:data-style-name="N100">
      <style:table-cell-properties style:diagonal-bl-tr="none" style:diagonal-tl-br="none" style:text-align-source="fix" style:repeat-content="false" fo:wrap-option="wrap" fo:border="0.062cm solid #ffd966"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7"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8" style:family="table-cell" style:parent-style-name="Default" style:data-style-name="N100">
      <style:table-cell-properties fo:background-color="#e2efd9" style:diagonal-bl-tr="none" style:diagonal-tl-br="none" style:text-align-source="fix" style:repeat-content="false" fo:wrap-option="no-wrap" fo:border="0.062cm solid #ffd966"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9" style:family="table-cell" style:parent-style-name="Default" style:data-style-name="N100">
      <style:table-cell-properties style:text-align-source="fix" style:repeat-content="false" fo:wrap-option="no-wrap"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data-style-name="N100">
      <style:table-cell-properties style:diagonal-bl-tr="none" style:diagonal-tl-br="none" style:text-align-source="fix" style:repeat-content="false" fo:wrap-option="wrap" fo:border="0.062cm solid #a8d08d"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1" style:family="table-cell" style:parent-style-name="Default" style:data-style-name="N100">
      <style:table-cell-properties style:diagonal-bl-tr="none" style:diagonal-tl-br="none" style:text-align-source="fix" style:repeat-content="false" fo:wrap-option="wrap" fo:border="0.062cm solid #a8d08d"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2" style:family="table-cell" style:parent-style-name="Default" style:data-style-name="N100">
      <style:table-cell-properties fo:background-color="#e2efd9" style:diagonal-bl-tr="none" style:diagonal-tl-br="none" style:text-align-source="fix" style:repeat-content="false" fo:wrap-option="wrap" fo:border="0.062cm solid #a8d08d"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3" style:family="table-cell" style:parent-style-name="Default">
      <style:table-cell-properties style:diagonal-bl-tr="none" style:diagonal-tl-br="none" fo:border="0.062cm solid #a64d79"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5" style:family="table-cell" style:parent-style-name="Default">
      <style:table-cell-properties fo:background-color="#e2efd9"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6" style:family="table-cell" style:parent-style-name="Default">
      <style:table-cell-properties style:diagonal-bl-tr="none" style:diagonal-tl-br="none" style:text-align-source="fix" style:repeat-content="false" fo:wrap-option="no-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7" style:family="table-cell" style:parent-style-name="Default">
      <style:table-cell-properties fo:background-color="#ffffff" style:diagonal-bl-tr="none" style:diagonal-tl-br="none" style:text-align-source="fix" style:repeat-content="false" fo:wrap-option="no-wrap" fo:border="0.062cm solid #a8d08d"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8" style:family="table-cell" style:parent-style-name="Default" style:data-style-name="N100">
      <style:table-cell-properties fo:border-bottom="0.062cm solid #a64d79" fo:background-color="#e2efd9" style:diagonal-bl-tr="none" style:diagonal-tl-br="none" style:text-align-source="value-type" style:repeat-content="false" fo:wrap-option="no-wrap" fo:border-left="0.062cm solid #a64d79" style:direction="ltr" fo:border-right="none" style:rotation-angle="0" style:rotation-align="none" style:shrink-to-fit="false" fo:border-top="0.062cm solid #a64d79"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9" style:family="table-cell" style:parent-style-name="Default" style:data-style-name="N100">
      <style:table-cell-properties fo:background-color="#d9e2f3" style:diagonal-bl-tr="none" style:diagonal-tl-br="none" style:text-align-source="value-type" style:repeat-content="false" fo:wrap-option="no-wrap" fo:border="0.062cm solid #a64d79"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0" style:family="table-cell" style:parent-style-name="Default" style:data-style-name="N100">
      <style:table-cell-properties fo:background-color="#e2efd9" style:diagonal-bl-tr="none" style:diagonal-tl-br="none" style:text-align-source="value-type" style:repeat-content="false" fo:wrap-option="no-wrap" fo:border="0.062cm solid #a64d79"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1" style:family="table-cell" style:parent-style-name="Default" style:data-style-name="N100">
      <style:table-cell-properties fo:background-color="#ffffff" style:diagonal-bl-tr="none" style:diagonal-tl-br="none" style:text-align-source="value-type" style:repeat-content="false" fo:wrap-option="no-wrap" fo:border="0.062cm solid #a64d79"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2" style:family="table-cell" style:parent-style-name="Default" style:data-style-name="N100">
      <style:table-cell-properties fo:background-color="#ffffff" style:diagonal-bl-tr="none" style:diagonal-tl-br="none" style:text-align-source="fix" style:repeat-content="false" fo:wrap-option="no-wrap" fo:border="0.062cm solid #ffd966"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3" style:family="table-cell" style:parent-style-name="Default">
      <style:table-cell-properties fo:border-bottom="0.062cm solid #a64d79" fo:background-color="#d9e2f3" style:diagonal-bl-tr="none" style:diagonal-tl-br="none" style:text-align-source="fix" style:repeat-content="false" fo:wrap-option="no-wrap" fo:border-left="0.062cm solid #a64d79" style:direction="ltr" fo:border-right="0.062cm solid #a64d79" style:rotation-angle="0" style:rotation-align="none" style:shrink-to-fit="false" fo:border-top="none" loext:vertical-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4" style:family="table-cell" style:parent-style-name="Default">
      <style:table-cell-properties style:text-align-source="value-type" style:repeat-content="false" fo:wrap-option="no-wrap"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5" style:family="table-cell" style:parent-style-name="Default" style:data-style-name="N100">
      <style:table-cell-properties style:text-align-source="fix" style:repeat-content="false" fo:wrap-option="no-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data-style-name="N100">
      <style:table-cell-properties style:text-align-source="fix" style:repeat-content="false" fo:wrap-option="no-wrap"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7" style:family="table-cell" style:parent-style-name="Default" style:data-style-name="N100">
      <style:table-cell-properties style:diagonal-bl-tr="none" style:diagonal-tl-br="none" style:text-align-source="value-type" style:repeat-content="false" fo:wrap-option="no-wrap" fo:border="0.062cm solid #ffd966"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8" style:family="table-cell" style:parent-style-name="Default" style:data-style-name="N100">
      <style:table-cell-properties fo:background-color="#e2efd9" style:diagonal-bl-tr="none" style:diagonal-tl-br="none" style:text-align-source="value-type" style:repeat-content="false" fo:wrap-option="no-wrap" fo:border="0.062cm solid #ffd966"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data-style-name="N100">
      <style:table-cell-properties style:diagonal-bl-tr="none" style:diagonal-tl-br="none" style:text-align-source="value-type" style:repeat-content="false" fo:wrap-option="no-wrap" fo:border="0.062cm solid #a8d08d"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0" style:family="table-cell" style:parent-style-name="Default" style:data-style-name="N100">
      <style:table-cell-properties fo:background-color="#e2efd9" style:diagonal-bl-tr="none" style:diagonal-tl-br="none" style:text-align-source="value-type" style:repeat-content="false" fo:wrap-option="no-wrap" fo:border="0.062cm solid #a8d08d"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632" style:family="table-cell" style:parent-style-name="Default">
      <style:table-cell-properties fo:background-color="#ffffff" style:diagonal-bl-tr="none" style:diagonal-tl-br="none" style:text-align-source="fix" style:repeat-content="false" fo:wrap-option="no-wrap" fo:border="0.062cm solid #ffd966"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3" style:family="table-cell" style:parent-style-name="Default">
      <style:table-cell-properties fo:background-color="#e2efd9" style:diagonal-bl-tr="none" style:diagonal-tl-br="none" style:text-align-source="fix" style:repeat-content="false" fo:wrap-option="no-wrap" fo:border="0.062cm solid #a8d08d"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4" style:family="table-cell" style:parent-style-name="Default">
      <style:table-cell-properties fo:background-color="#ffffff" style:diagonal-bl-tr="none" style:diagonal-tl-br="none" style:text-align-source="fix" style:repeat-content="false" fo:wrap-option="no-wrap" fo:border="0.062cm solid #a8d08d"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table-cell-properties fo:background-color="#e2efd9" style:diagonal-bl-tr="none" style:diagonal-tl-br="none" style:text-align-source="fix" style:repeat-content="false" fo:wrap-option="wrap" fo:border="0.062cm solid #a8d08d" style:direction="ltr" style:rotation-angle="0" style:rotation-align="none" style:shrink-to-fit="false" loext:vertical-justify="auto"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Default">
      <style:table-cell-properties fo:background-color="#e2efd9" style:diagonal-bl-tr="none" style:diagonal-tl-br="none" style:text-align-source="fix" style:repeat-content="false" fo:wrap-option="wrap" fo:border="0.062cm solid #a8d08d"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7" style:family="table-cell" style:parent-style-name="Default">
      <style:table-cell-properties fo:border-bottom="0.062cm solid #a64d79" fo:background-color="#d9e2f3" style:diagonal-bl-tr="none" style:diagonal-tl-br="none" style:text-align-source="value-type" style:repeat-content="false" fo:wrap-option="no-wrap" fo:border-left="0.062cm solid #a64d79" style:direction="ltr" fo:border-right="0.062cm solid #a64d79" style:rotation-angle="0" style:rotation-align="none" style:shrink-to-fit="false" fo:border-top="non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8" style:family="table-cell" style:parent-style-name="Default">
      <style:table-cell-properties fo:background-color="#ffffff" style:diagonal-bl-tr="none" style:diagonal-tl-br="none" style:text-align-source="value-type" style:repeat-content="false" fo:wrap-option="no-wrap" fo:border="0.062cm solid #a64d79"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9" style:family="table-cell" style:parent-style-name="Default">
      <style:table-cell-properties fo:border-bottom="0.062cm solid #a64d79" fo:background-color="#e2efd9" style:diagonal-bl-tr="none" style:diagonal-tl-br="none" style:text-align-source="value-type" style:repeat-content="false" fo:wrap-option="no-wrap" fo:border-left="none" style:direction="ltr" fo:border-right="0.062cm solid #a64d79" style:rotation-angle="0" style:rotation-align="none" style:shrink-to-fit="false" fo:border-top="0.062cm solid #a64d79"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0" style:family="table-cell" style:parent-style-name="Default">
      <style:table-cell-properties style:text-align-source="fix" style:repeat-content="false" fo:wrap-option="wrap" fo:border="none"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42"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3"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4" style:family="table-cell" style:parent-style-name="Default">
      <style:table-cell-properties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ff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72"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1155cc"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73"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1155cc"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a4c2f4"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7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a4c2f4"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8"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9" style:family="table-cell" style:parent-style-name="Default">
      <style:table-cell-properties style:text-align-source="value-type" style:repeat-content="false" fo:wrap-option="wrap" fo:border="none"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0" style:family="table-cell" style:parent-style-name="Default">
      <style:table-cell-properties style:text-align-source="fix" style:repeat-content="false" fo:wrap-option="wrap" fo:border="none"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82"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3"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4"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order-bottom="0.062cm solid #000000"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0.062cm solid #000000" style:diagonal-bl-tr="none" style:diagonal-tl-br="none" fo:border-left="none" fo:border-right="0.062cm solid #000000"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5" style:family="table-cell" style:parent-style-name="Default">
      <style:table-cell-properties fo:background-color="#ffffff" style:text-align-source="fix" style:repeat-content="false" fo:wrap-option="no-wrap" fo:border="none"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86"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87" style:family="table-cell" style:parent-style-name="Default">
      <style:table-cell-properties fo:background-color="#28cc54" style:diagonal-bl-tr="none" style:diagonal-tl-br="none" style:text-align-source="fix" style:repeat-content="false" fo:wrap-option="no-wrap" fo:border="0.062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88" style:family="table-cell" style:parent-style-name="Default">
      <style:table-cell-properties fo:background-color="#28cc54" style:diagonal-bl-tr="none" style:diagonal-tl-br="none" style:text-align-source="fix" style:repeat-content="false" fo:wrap-option="no-wrap" fo:border="0.062cm solid #000000" style:direction="ltr" style:rotation-angle="0" style:rotation-align="none" style:shrink-to-fit="false" loext:vertical-justify="auto" style:vertical-align="middle"/>
      <style:paragraph-properties fo:text-align="center" fo:margin-left="0cm" style:writing-mode="page"/>
      <style:text-properties fo:color="#0000ff"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89" style:family="table-cell" style:parent-style-name="Default">
      <style:table-cell-properties fo:border-bottom="0.062cm solid #000000" fo:background-color="#28cc54" style:diagonal-bl-tr="none" style:diagonal-tl-br="none" style:text-align-source="fix"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0" style:family="table-cell" style:parent-style-name="Default">
      <style:table-cell-properties fo:border-bottom="none" fo:background-color="#ffffff" style:diagonal-bl-tr="none" style:diagonal-tl-br="none" style:text-align-source="fix" style:repeat-content="false" fo:wrap-option="no-wrap" fo:border-left="0.062cm solid #000000" style:direction="ltr" fo:border-right="0.026cm solid #000000" style:rotation-angle="0" style:rotation-align="none" style:shrink-to-fit="false" fo:border-top="none" loext:vertical-justify="auto" style:vertical-align="middle"/>
      <style:paragraph-properties fo:text-align="center" fo:margin-left="0cm" style:writing-mode="page"/>
      <style:text-properties fo:color="#ff0000" style:text-outline="false" style:text-line-through-style="none" style:font-name="Permanent Marker" fo:font-size="18pt" fo:font-style="normal" fo:text-shadow="none" style:text-underline-style="none" fo:font-weight="bold" style:font-size-asian="18pt" style:font-style-asian="normal" style:font-weight-asian="bold" style:font-name-complex="Permanent Marker" style:font-size-complex="18pt" style:font-style-complex="normal" style:font-weight-complex="bold"/>
    </style:style>
    <style:style style:name="ce691" style:family="table-cell" style:parent-style-name="Default">
      <style:table-cell-properties fo:border-bottom="0.062cm solid #000000" fo:background-color="#ffffff" style:diagonal-bl-tr="none" style:diagonal-tl-br="none" style:text-align-source="fix" style:repeat-content="false" fo:wrap-option="no-wrap" fo:border-left="0.062cm solid #000000" style:direction="ltr" fo:border-right="0.026cm solid #000000" style:rotation-angle="0" style:rotation-align="none" style:shrink-to-fit="false" fo:border-top="none" loext:vertical-justify="auto" style:vertical-align="middle"/>
      <style:paragraph-properties fo:text-align="center" fo:margin-left="0cm" style:writing-mode="page"/>
      <style:text-properties fo:color="#ff0000" style:text-outline="false" style:text-line-through-style="none" style:font-name="Permanent Marker" fo:font-size="18pt" fo:font-style="normal" fo:text-shadow="none" style:text-underline-style="none" fo:font-weight="bold" style:font-size-asian="18pt" style:font-style-asian="normal" style:font-weight-asian="bold" style:font-name-complex="Permanent Marker" style:font-size-complex="18pt" style:font-style-complex="normal" style:font-weight-complex="bold"/>
    </style:style>
    <style:style style:name="ce692" style:family="table-cell" style:parent-style-name="Default">
      <style:table-cell-properties fo:border-bottom="0.062cm solid #000000" fo:background-color="#28cc54"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3" style:family="table-cell" style:parent-style-name="Default" style:data-style-name="N75">
      <style:table-cell-properties fo:background-color="#93c47d"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4" style:family="table-cell" style:parent-style-name="Default" style:data-style-name="N75">
      <style:table-cell-properties fo:background-color="#93c47d"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95" style:family="table-cell" style:parent-style-name="Default" style:data-style-name="N38">
      <style:table-cell-properties fo:border-bottom="0.062cm solid #000000" fo:background-color="#93c47d"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96" style:family="table-cell" style:parent-style-name="Default">
      <style:table-cell-properties fo:background-color="#93c47d"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7" style:family="table-cell" style:parent-style-name="Default">
      <style:table-cell-properties fo:border-bottom="0.062cm solid #000000" fo:background-color="#93c47d"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8" style:family="table-cell" style:parent-style-name="Default">
      <style:table-cell-properties fo:background-color="#93c47d" style:diagonal-bl-tr="none" style:diagonal-tl-br="none" style:text-align-source="value-type" style:repeat-content="false" fo:wrap-option="wrap" fo:border="0.026cm solid #000000"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9" style:family="table-cell" style:parent-style-name="Default">
      <style:table-cell-properties fo:background-color="#93c47d" style:diagonal-bl-tr="none" style:diagonal-tl-br="none" style:text-align-source="value-type" style:repeat-content="false" fo:wrap-option="wrap" fo:border="0.026cm solid #000000"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0" style:family="table-cell" style:parent-style-name="Default">
      <style:table-cell-properties fo:border-bottom="0.062cm solid #000000" fo:background-color="#93c47d" style:diagonal-bl-tr="none" style:diagonal-tl-br="none" style:text-align-source="value-type" style:repeat-content="false" fo:wrap-option="wrap" fo:border-left="0.026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1" style:family="table-cell" style:parent-style-name="Default">
      <style:table-cell-properties fo:border-bottom="0.062cm solid #000000" fo:background-color="#28cc54"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2" style:family="table-cell" style:parent-style-name="Default">
      <style:table-cell-properties fo:border-bottom="0.026cm solid #000000" fo:background-color="#93c47d" style:diagonal-bl-tr="none" style:diagonal-tl-br="none" style:text-align-source="fix" style:repeat-content="false" fo:wrap-option="no-wrap" fo:border-left="0.026cm solid #000000"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3" style:family="table-cell" style:parent-style-name="Default">
      <style:table-cell-properties fo:border-bottom="0.026cm solid #000000" fo:background-color="#93c47d"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4" style:family="table-cell" style:parent-style-name="Default">
      <style:table-cell-properties fo:border-bottom="0.062cm solid #000000" fo:background-color="#93c47d"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4" style:family="table-cell" style:parent-style-name="Default">
      <style:table-cell-properties fo:border="none"/>
    </style:style>
    <style:style style:name="ce892" style:family="table-cell" style:parent-style-name="Default">
      <style:table-cell-properties style:text-align-source="fix" style:repeat-content="false" fo:wrap-option="wrap" fo:border="none"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93"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start" fo:margin-left="0cm" style:writing-mode="page"/>
      <style:text-properties fo:color="#1155cc" style:text-outline="false" style:text-line-through-styl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894"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1155cc"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100">
      <style:table-cell-properties fo:background-color="#a4c2f4" style:text-align-source="value-type" style:repeat-content="false" fo:wrap-option="no-wrap" style:direction="ltr" style:rotation-angle="45"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100">
      <style:table-cell-properties fo:background-color="#a4c2f4" style:text-align-source="value-type" style:repeat-content="false" fo:wrap-option="no-wrap" fo:border="none" style:direction="ltr" style:rotation-angle="45"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100">
      <style:table-cell-properties fo:background-color="#a4c2f4"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data-style-name="N100">
      <style:table-cell-properties fo:background-color="#a4c2f4"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47" style:family="table-cell" style:parent-style-name="Default" style:data-style-name="N100">
      <style:table-cell-properties fo:border-bottom="none" fo:background-color="#a4c2f4"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a4c2f4" style:text-align-source="fix" style:repeat-content="false" fo:wrap-option="no-wrap" fo:border="none" style:direction="ltr" style:rotation-angle="0" style:rotation-align="none" style:shrink-to-fit="false" loext:vertical-justify="auto" style:vertical-align="bottom"/>
      <style:paragraph-properties fo:text-align="end" fo:margin-left="0cm" style:writing-mode="page"/>
      <style:text-properties fo:color="#000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49"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50"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51" style:family="table-cell" style:parent-style-name="Default" style:data-style-name="N100">
      <style:table-cell-properties fo:background-color="#a4c2f4"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152"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4" style:family="table-cell" style:parent-style-name="Default">
      <style:table-cell-properties fo:border-bottom="0.026cm solid #000000" style:diagonal-bl-tr="none" style:diagonal-tl-br="none" fo:border-left="0.062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none" fo:background-color="#b7b7b7" style:diagonal-bl-tr="none" style:diagonal-tl-br="none" style:text-align-source="value-type" style:repeat-content="false" fo:wrap-option="no-wrap" fo:border-left="0.062cm solid #000000"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6"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data-style-name="N100">
      <style:table-cell-properties fo:border-bottom="0.026cm solid #000000" fo:background-color="#b7b7b7"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8"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62cm solid #000000" style:direction="ltr" fo:border-right="none"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0" style:family="table-cell" style:parent-style-name="Default" style:data-style-name="N100">
      <style:table-cell-properties fo:border-bottom="0.062cm solid #000000" fo:background-color="#b7b7b7"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1"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2" style:family="table-cell" style:parent-style-name="Default" style:data-style-name="N100">
      <style:table-cell-properties fo:border-bottom="none" fo:background-color="#ffd966" style:diagonal-bl-tr="none" style:diagonal-tl-br="none" style:text-align-source="fix" style:repeat-content="false" fo:wrap-option="no-wrap" fo:border-left="0.062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data-style-name="N100">
      <style:table-cell-properties fo:border-bottom="0.062cm solid #000000" fo:background-color="#ffd966" style:diagonal-bl-tr="none" style:diagonal-tl-br="none" style:text-align-source="fix" style:repeat-content="false" fo:wrap-option="no-wrap" fo:border-left="0.062cm solid #000000"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4"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5" style:family="table-cell" style:parent-style-name="Default" style:data-style-name="N100">
      <style:table-cell-properties fo:border-bottom="0.026cm solid #000000" fo:background-color="#b7b7b7"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6" style:family="table-cell" style:parent-style-name="Default" style:data-style-name="N100">
      <style:table-cell-properties fo:border-bottom="none" fo:background-color="#b7b7b7"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7" style:family="table-cell" style:parent-style-name="Default" style:data-style-name="N100">
      <style:table-cell-properties fo:border-bottom="none" fo:background-color="#d9d9d9" style:diagonal-bl-tr="none" style:diagonal-tl-br="none" style:text-align-source="fix" style:repeat-content="false" fo:wrap-option="no-wrap" fo:border-left="0.062cm solid #000000" style:direction="ltr" fo:border-right="none"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8" style:family="table-cell" style:parent-style-name="Default" style:data-style-name="N100">
      <style:table-cell-properties fo:border-bottom="none" fo:background-color="#efefef"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9" style:family="table-cell" style:parent-style-name="Default" style:data-style-name="N100">
      <style:table-cell-properties fo:border-bottom="none" fo:background-color="#d9d9d9"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data-style-name="N100">
      <style:table-cell-properties fo:border-bottom="0.062cm solid #000000" fo:background-color="#efefef"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1" style:family="table-cell" style:parent-style-name="Default" style:data-style-name="N100">
      <style:table-cell-properties fo:border-bottom="0.026cm solid #000000" fo:background-color="#bdbdbd" style:diagonal-bl-tr="none" style:diagonal-tl-br="none" style:text-align-source="value-type"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62cm solid #000000" style:direction="ltr" fo:border-right="0.026cm solid #000000" style:rotation-angle="0" style:rotation-align="none" style:shrink-to-fit="false" fo:border-top="none"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data-style-name="N100">
      <style:table-cell-properties fo:border-bottom="none" fo:background-color="#b7b7b7"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data-style-name="N100">
      <style:table-cell-properties fo:border-bottom="none" fo:background-color="#d9d9d9" style:diagonal-bl-tr="none" style:diagonal-tl-br="none" style:text-align-source="fix" style:repeat-content="false" fo:wrap-option="no-wrap" fo:border-left="0.062cm solid #000000" style:direction="ltr" fo:border-right="none" style:rotation-angle="0" style:rotation-align="none" style:shrink-to-fit="false" fo:border-top="0.026cm solid #000000" loext:vertical-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data-style-name="N100">
      <style:table-cell-properties fo:border-bottom="none" fo:background-color="#efefef"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data-style-name="N100">
      <style:table-cell-properties fo:border-bottom="none" fo:background-color="#d9d9d9"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7" style:family="table-cell" style:parent-style-name="Default" style:data-style-name="N100">
      <style:table-cell-properties fo:border-bottom="0.062cm solid #000000" fo:background-color="#efefef"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style:diagonal-bl-tr="none" style:diagonal-tl-br="none" fo:border-left="none" fo:border-right="0.026cm solid #000000"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0.026cm solid #000000" style:diagonal-bl-tr="none" style:diagonal-tl-br="none" fo:border-left="none" fo:border-right="0.026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fo:border-left="none" fo:border-right="0.026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026cm solid #000000" style:diagonal-bl-tr="none" style:diagonal-tl-br="none" fo:border-left="none" fo:border-right="0.026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data-style-name="N100">
      <style:table-cell-properties fo:border-bottom="0.026cm solid #000000" fo:background-color="#b7b7b7" style:diagonal-bl-tr="none" style:diagonal-tl-br="none" style:text-align-source="fix" style:repeat-content="false" fo:wrap-option="no-wrap" fo:border-left="none" style:direction="ltr" fo:border-right="none"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3" style:family="table-cell" style:parent-style-name="Default">
      <style:table-cell-properties fo:border-bottom="0.062cm solid #000000" style:diagonal-bl-tr="none" style:diagonal-tl-br="none" fo:border-left="none" fo:border-right="0.026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none"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0.062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fo:border-bottom="0.026cm solid #000000" fo:background-color="#d9d9d9" style:diagonal-bl-tr="none" style:diagonal-tl-br="none" fo:border-left="none" fo:border-right="0.026cm solid #000000"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26cm solid #000000" fo:background-color="#ffffff" style:diagonal-bl-tr="none" style:diagonal-tl-br="none" fo:border-left="none" fo:border-right="0.026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order-bottom="0.026cm solid #000000" fo:background-color="#d9d9d9" style:diagonal-bl-tr="none" style:diagonal-tl-br="none" fo:border-left="none" fo:border-right="0.026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100">
      <style:table-cell-properties fo:border-bottom="none" fo:background-color="#b7b7b7"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3" style:family="table-cell" style:parent-style-name="Default" style:data-style-name="N100">
      <style:table-cell-properties fo:border-bottom="none"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4"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fo:border-bottom="0.026cm solid #000000" fo:background-color="#bdbdbd" style:diagonal-bl-tr="none" style:diagonal-tl-br="none" fo:border-left="none" fo:border-right="0.026cm solid #000000"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0.026cm solid #000000" fo:background-color="#f3f3f3" style:diagonal-bl-tr="none" style:diagonal-tl-br="none" fo:border-left="none" fo:border-right="0.026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data-style-name="N100">
      <style:table-cell-properties fo:border-bottom="0.026cm solid #000000" fo:background-color="#b7b7b7"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9" style:family="table-cell" style:parent-style-name="Default" style:data-style-name="N100">
      <style:table-cell-properties fo:border-bottom="none" fo:background-color="#b7b7b7"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1" style:family="table-cell" style:parent-style-name="Default" style:data-style-name="N100">
      <style:table-cell-properties fo:border-bottom="none"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data-style-name="N100">
      <style:table-cell-properties fo:border-bottom="none"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3"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4"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LEN(TRIM([.D5]))=0)" style:apply-style-name="ConditionalStyle_5f_3" style:base-cell-address="'Sign-Ups'.D5"/>
    </style:style>
    <style:style style:name="ce205" style:family="table-cell" style:parent-style-name="Default">
      <style:table-cell-properties fo:border-bottom="0.026cm solid #000000" style:diagonal-bl-tr="none" style:diagonal-tl-br="none" fo:border-left="0.026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D5"/>
    </style:style>
    <style:style style:name="ce206" style:family="table-cell" style:parent-style-name="Default" style:data-style-name="N100">
      <style:table-cell-properties fo:border-bottom="none" style:diagonal-bl-tr="none" style:diagonal-tl-br="none" style:text-align-source="value-type" style:repeat-content="false" fo:wrap-option="no-wrap" fo:border-left="0.026cm solid #000000"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data-style-name="N100">
      <style:table-cell-properties fo:background-color="#b7b7b7"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8" style:family="table-cell" style:parent-style-name="Default" style:data-style-name="N4">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D9"/>
    </style:style>
    <style:style style:name="ce209"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D10"/>
    </style:style>
    <style:style style:name="ce210"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D11"/>
    </style:style>
    <style:style style:name="ce211" style:family="table-cell" style:parent-style-name="Default" style:data-style-name="N100">
      <style:table-cell-properties fo:border-bottom="0.026cm solid #000000" fo:background-color="#b7b7b7" style:diagonal-bl-tr="none" style:diagonal-tl-br="none" style:text-align-source="fix"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2" style:family="table-cell" style:parent-style-name="Default" style:data-style-name="N100">
      <style:table-cell-properties fo:border-bottom="0.062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D9"/>
    </style:style>
    <style:style style:name="ce213"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D22"/>
    </style:style>
    <style:style style:name="ce215" style:family="table-cell" style:parent-style-name="Default" style:data-style-name="N100">
      <style:table-cell-properties fo:border-bottom="0.026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6" style:family="table-cell" style:parent-style-name="Default" style:data-style-name="N4">
      <style:table-cell-properties fo:border-bottom="0.026cm solid #000000" fo:background-color="#efefef" style:diagonal-bl-tr="none" style:diagonal-tl-br="none" style:text-align-source="fix" style:repeat-content="false" fo:wrap-option="no-wrap" fo:border-left="0.026cm solid #000000" style:direction="ltr" fo:border-right="0.026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217" style:family="table-cell" style:parent-style-name="Default" style:data-style-name="N100">
      <style:table-cell-properties fo:background-color="#d9d9d9" style:diagonal-bl-tr="none" style:diagonal-tl-br="none" style:text-align-source="value-type" style:repeat-content="false" fo:wrap-option="no-wrap" fo:border="0.026cm solid #000000"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18" style:family="table-cell" style:parent-style-name="Default" style:data-style-name="N100">
      <style:table-cell-properties fo:background-color="#ffffff" style:diagonal-bl-tr="none" style:diagonal-tl-br="none" style:text-align-source="value-type" style:repeat-content="false" fo:wrap-option="no-wrap" fo:border="0.026cm solid #000000"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19"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20" style:family="table-cell" style:parent-style-name="Default" style:data-style-name="N100">
      <style:table-cell-properties fo:border-bottom="0.026cm solid #000000" fo:background-color="#ffffff" style:diagonal-bl-tr="none" style:diagonal-tl-br="none" style:text-align-source="fix" style:repeat-content="false" fo:wrap-option="no-wrap" fo:border-left="0.026cm solid #000000" style:direction="ltr" fo:border-right="none"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D22"/>
    </style:style>
    <style:style style:name="ce221" style:family="table-cell" style:parent-style-name="Default" style:data-style-name="N4">
      <style:table-cell-properties fo:background-color="#f3f3f3"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222" style:family="table-cell" style:parent-style-name="Default" style:data-style-name="N100">
      <style:table-cell-properties fo:border-bottom="0.026cm solid #000000" fo:background-color="#b7b7b7" style:diagonal-bl-tr="none" style:diagonal-tl-br="none" style:text-align-source="fix" style:repeat-content="false" fo:wrap-option="no-wrap" fo:border-left="none" style:direction="ltr" fo:border-right="0.026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3"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24"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25"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26"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7"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8"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29" style:family="table-cell" style:parent-style-name="Default" style:data-style-name="N100">
      <style:table-cell-properties fo:background-color="#b7b7b7" style:diagonal-bl-tr="none" style:diagonal-tl-br="none" style:text-align-source="fix" style:repeat-content="false" fo:wrap-option="no-wrap" fo:border="0.026cm solid #000000"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0"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31" style:family="table-cell" style:parent-style-name="Default" style:data-style-name="N100">
      <style:table-cell-properties fo:border-bottom="0.026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32"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233" style:family="table-cell" style:parent-style-name="Default">
      <style:table-cell-properties fo:border-bottom="none"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D5"/>
    </style:style>
    <style:style style:name="ce234" style:family="table-cell" style:parent-style-name="Default">
      <style:table-cell-properties fo:border-bottom="0.026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D5"/>
    </style:style>
    <style:style style:name="ce235"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6" style:family="table-cell" style:parent-style-name="Default" style:data-style-name="N4">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D9"/>
    </style:style>
    <style:style style:name="ce237" style:family="table-cell" style:parent-style-name="Default" style:data-style-name="N100">
      <style:table-cell-properties fo:border-bottom="none" style:text-align-source="fix" style:repeat-content="false" fo:wrap-option="no-wrap" fo:border-left="none" style:direction="ltr" fo:border-right="0.062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D10"/>
    </style:style>
    <style:style style:name="ce238"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D11"/>
    </style:style>
    <style:style style:name="ce239" style:family="table-cell" style:parent-style-name="Default">
      <style:table-cell-properties fo:border-bottom="0.026cm solid #000000" style:diagonal-bl-tr="none" style:diagonal-tl-br="none" fo:border-left="none" fo:border-right="none"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fo:border-bottom="0.062cm solid #000000" style:diagonal-bl-tr="none" style:diagonal-tl-br="none" fo:border-left="none" fo:border-right="none"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9]))=0)" style:apply-style-name="ConditionalStyle_5f_3" style:base-cell-address="'Sign-Ups'.D9"/>
    </style:style>
    <style:style style:name="ce241" style:family="table-cell" style:parent-style-name="Default">
      <style:table-cell-properties fo:border-bottom="none" fo:background-color="#d9d9d9"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D22"/>
    </style:style>
    <style:style style:name="ce242" style:family="table-cell" style:parent-style-name="Default">
      <style:table-cell-properties fo:border-bottom="0.026cm solid #000000" fo:background-color="#ffffff" style:diagonal-bl-tr="none" style:diagonal-tl-br="none" fo:border-left="none" fo:border-right="none"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data-style-name="N4">
      <style:table-cell-properties fo:background-color="#b7b7b7"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244"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E26"/>
    </style:style>
    <style:style style:name="ce245"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E26"/>
    </style:style>
    <style:style style:name="ce246"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E26"/>
    </style:style>
    <style:style style:name="ce247" style:family="table-cell" style:parent-style-name="Default">
      <style:table-cell-properties fo:border-bottom="0.026cm solid #000000" fo:background-color="#bdbdbd"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D22"/>
    </style:style>
    <style:style style:name="ce248" style:family="table-cell" style:parent-style-name="Default" style:data-style-name="N100">
      <style:table-cell-properties fo:border-bottom="0.026cm solid #000000" fo:background-color="#b7b7b7"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9"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E35"/>
    </style:style>
    <style:style style:name="ce250" style:family="table-cell" style:parent-style-name="Default" style:data-style-name="N100">
      <style:table-cell-properties fo:border-bottom="0.026cm solid #000000"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E35"/>
    </style:style>
    <style:style style:name="ce251"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E35"/>
    </style:style>
    <style:style style:name="ce252"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E44"/>
    </style:style>
    <style:style style:name="ce253"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E44"/>
    </style:style>
    <style:style style:name="ce254"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E44"/>
    </style:style>
    <style:style style:name="ce255"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6"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E53"/>
    </style:style>
    <style:style style:name="ce257"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E53"/>
    </style:style>
    <style:style style:name="ce258"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E53"/>
    </style:style>
    <style:style style:name="ce259"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E53"/>
    </style:style>
    <style:style style:name="ce260" style:family="table-cell" style:parent-style-name="Default">
      <style:table-cell-properties fo:border-bottom="none" style:diagonal-bl-tr="none" style:diagonal-tl-br="none" fo:border-left="none" fo:border-right="0.062cm solid #000000"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1"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none"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3" style:family="table-cell" style:parent-style-name="Default">
      <style:table-cell-properties fo:border-bottom="0.026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none"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E10"/>
    </style:style>
    <style:style style:name="ce265" style:family="table-cell" style:parent-style-name="Default">
      <style:table-cell-properties fo:border-bottom="0.026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E10"/>
    </style:style>
    <style:style style:name="ce266"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268" style:family="table-cell" style:parent-style-name="Default" style:data-style-name="N100">
      <style:table-cell-properties fo:border-bottom="0.026cm solid #000000"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F23"/>
    </style:style>
    <style:style style:name="ce269" style:family="table-cell" style:parent-style-name="Default" style:data-style-name="N100">
      <style:table-cell-properties fo:border-bottom="0.026cm solid #000000"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270" style:family="table-cell" style:parent-style-name="Default">
      <style:table-cell-properties fo:border-bottom="0.026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1"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E26"/>
    </style:style>
    <style:style style:name="ce272" style:family="table-cell" style:parent-style-name="Default">
      <style:table-cell-properties fo:border-bottom="0.026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E26"/>
    </style:style>
    <style:style style:name="ce273"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E26"/>
    </style:style>
    <style:style style:name="ce274" style:family="table-cell" style:parent-style-name="Default" style:data-style-name="N100">
      <style:table-cell-properties fo:border-bottom="0.026cm solid #000000" style:diagonal-bl-tr="none" style:diagonal-tl-br="none" style:text-align-source="fix"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F23"/>
    </style:style>
    <style:style style:name="ce275"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E35"/>
    </style:style>
    <style:style style:name="ce276"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E35"/>
    </style:style>
    <style:style style:name="ce277"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278"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E44"/>
    </style:style>
    <style:style style:name="ce279"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E44"/>
    </style:style>
    <style:style style:name="ce280"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281"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F23"/>
    </style:style>
    <style:style style:name="ce282" style:family="table-cell" style:parent-style-name="Default" style:data-style-name="N100">
      <style:table-cell-properties fo:border-bottom="0.026cm solid #000000" fo:background-color="#d9d9d9"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283"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E53"/>
    </style:style>
    <style:style style:name="ce284" style:family="table-cell" style:parent-style-name="Default">
      <style:table-cell-properties fo:border-bottom="none"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E53"/>
    </style:style>
    <style:style style:name="ce285"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E53"/>
    </style:style>
    <style:style style:name="ce286" style:family="table-cell" style:parent-style-name="Default" style:data-style-name="N100">
      <style:table-cell-properties fo:border-bottom="none" fo:background-color="#a4c2f4" style:diagonal-bl-tr="none" style:diagonal-tl-br="none" fo:border-left="0.062cm solid #000000" fo:border-right="none" style:rotation-align="none" fo:border-top="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data-style-name="N100">
      <style:table-cell-properties fo:background-color="#b7b7b7" style:diagonal-bl-tr="none" style:diagonal-tl-br="none" style:text-align-source="fix" style:repeat-content="false" fo:wrap-option="no-wrap" fo:border="0.062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8" style:family="table-cell" style:parent-style-name="Default" style:data-style-name="N100">
      <style:table-cell-properties fo:background-color="#ffffff" style:diagonal-bl-tr="none" style:diagonal-tl-br="none" style:text-align-source="fix" style:repeat-content="false" fo:wrap-option="wrap" fo:border="0.062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fo:border-left="0.062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0" style:family="table-cell" style:parent-style-name="Default">
      <style:table-cell-properties fo:border-bottom="0.062cm solid #000000" style:diagonal-bl-tr="none" style:diagonal-tl-br="none" fo:border-left="0.062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1" style:family="table-cell" style:parent-style-name="Default" style:data-style-name="N100">
      <style:table-cell-properties fo:background-color="#a4c2f4" style:text-align-source="value-type" style:repeat-content="false" fo:wrap-option="no-wrap" fo:border="none"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2" style:family="table-cell" style:parent-style-name="Default" style:data-style-name="N100">
      <style:table-cell-properties style:diagonal-bl-tr="none" style:diagonal-tl-br="none" style:text-align-source="value-type" style:repeat-content="false" fo:wrap-option="wrap" fo:border="0.062cm solid #000000"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data-style-name="N100">
      <style:table-cell-properties fo:border-bottom="0.026cm solid #000000" fo:background-color="#bdbdbd" style:diagonal-bl-tr="none" style:diagonal-tl-br="none" fo:border-left="0.062cm solid #000000" fo:border-right="0.026cm solid #000000" style:rotation-align="none" fo:border-top="0.062cm solid #000000"/>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4" style:family="table-cell" style:parent-style-name="Default" style:data-style-name="N100">
      <style:table-cell-properties fo:border-bottom="0.026cm solid #000000" fo:background-color="#b7b7b7" style:diagonal-bl-tr="none" style:diagonal-tl-br="none" fo:border-left="0.062cm solid #000000" fo:border-right="0.026cm solid #000000" style:rotation-align="none" fo:border-top="0.026cm solid #000000"/>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5" style:family="table-cell" style:parent-style-name="Default" style:data-style-name="N100">
      <style:table-cell-properties fo:border-bottom="0.026cm solid #000000" fo:background-color="#b7b7b7" style:diagonal-bl-tr="none" style:diagonal-tl-br="none" style:text-align-source="fix" style:repeat-content="false" fo:wrap-option="no-wrap" fo:border-left="0.062cm solid #000000" style:direction="ltr" fo:border-right="0.026cm solid #000000" style:rotation-angle="0" style:rotation-align="none" style:shrink-to-fit="false" fo:border-top="none" loext:vertical-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6"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7" style:family="table-cell" style:parent-style-name="Default" style:data-style-name="N100">
      <style:table-cell-properties fo:border-bottom="0.026cm solid #000000" fo:background-color="#b7b7b7"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8"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299"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00"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01" style:family="table-cell" style:parent-style-name="Default" style:data-style-name="N100">
      <style:table-cell-properties fo:border-bottom="0.026cm solid #000000" fo:background-color="#ffffff" style:diagonal-bl-tr="none" style:diagonal-tl-br="none" style:text-align-source="fix" style:repeat-content="false" fo:wrap-option="no-wrap" fo:border-left="0.026cm solid #000000" style:direction="ltr" fo:border-right="none" style:rotation-angle="0" style:rotation-align="none" style:shrink-to-fit="false" fo:border-top="0.062cm solid #000000" loext:vertical-justify="auto" style:vertical-align="bottom"/>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D22"/>
    </style:style>
    <style:style style:name="ce302" style:family="table-cell" style:parent-style-name="Default" style:data-style-name="N4">
      <style:table-cell-properties fo:background-color="#f3f3f3" style:diagonal-bl-tr="none" style:diagonal-tl-br="none" style:text-align-source="fix" style:repeat-content="false" fo:wrap-option="no-wrap" fo:border="0.026cm solid #000000"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303" style:family="table-cell" style:parent-style-name="Default" style:data-style-name="N100">
      <style:table-cell-properties fo:border-bottom="0.026cm solid #000000" fo:background-color="#b7b7b7" style:diagonal-bl-tr="none" style:diagonal-tl-br="none" style:text-align-source="fix" style:repeat-content="false" fo:wrap-option="no-wrap" fo:border-left="none" style:direction="ltr" fo:border-right="0.026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4"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05"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06"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07"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08" style:family="table-cell" style:parent-style-name="Default" style:data-style-name="N100">
      <style:table-cell-properties fo:border-bottom="0.026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09"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10" style:family="table-cell" style:parent-style-name="Default" style:data-style-name="N100">
      <style:table-cell-properties fo:background-color="#a4c2f4" style:text-align-source="fix" style:repeat-content="false" fo:wrap-option="no-wrap" style:direction="ltr" style:rotation-angle="0" style:rotation-align="none" style:shrink-to-fit="false" loext:vertical-justify="auto" style:vertical-align="middle"/>
      <style:paragraph-properties fo:text-align="end" fo:margin-left="0cm" style:writing-mode="page"/>
      <style:text-properties fo:color="#000000" style:text-outline="false" style:text-line-through-style="none" style:font-name="Verdana" fo:font-size="18pt" fo:font-style="normal" fo:text-shadow="none" style:text-underline-style="solid" style:text-underline-width="auto" style:text-underline-color="font-color" fo:font-weight="normal" style:font-size-asian="18pt" style:font-style-asian="normal" style:font-weight-asian="normal" style:font-name-complex="Verdana" style:font-size-complex="18pt" style:font-style-complex="normal" style:font-weight-complex="normal"/>
    </style:style>
    <style:style style:name="ce311"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name-complex="Verdana" style:font-size-complex="16pt" style:font-style-complex="normal" style:font-weight-complex="bold"/>
    </style:style>
    <style:style style:name="ce312"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313"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315" style:family="table-cell" style:parent-style-name="Default">
      <style:table-cell-properties fo:border-bottom="none" fo:background-color="#d9d9d9"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316"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317" style:family="table-cell" style:parent-style-name="Default" style:data-style-name="N100">
      <style:table-cell-properties fo:border-bottom="0.026cm solid #000000" fo:background-color="#b7b7b7"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8"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5:.J38]=&quot;(Closed)&quot;)" style:apply-style-name="ConditionalStyle_5f_1" style:base-cell-address="'Sign-Ups'.K35"/>
    </style:style>
    <style:style style:name="ce319"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7:.J40]=&quot;(Closed)&quot;)" style:apply-style-name="ConditionalStyle_5f_1" style:base-cell-address="'Sign-Ups'.K36"/>
    </style:style>
    <style:style style:name="ce320"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K37"/>
    </style:style>
    <style:style style:name="ce322"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K37"/>
    </style:style>
    <style:style style:name="ce323"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K44"/>
    </style:style>
    <style:style style:name="ce324"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K44"/>
    </style:style>
    <style:style style:name="ce325"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K44"/>
    </style:style>
    <style:style style:name="ce326"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K44"/>
    </style:style>
    <style:style style:name="ce327"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K53"/>
    </style:style>
    <style:style style:name="ce328"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K53"/>
    </style:style>
    <style:style style:name="ce329"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K53"/>
    </style:style>
    <style:style style:name="ce330"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K53"/>
    </style:style>
    <style:style style:name="ce331"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Verdana" fo:font-size="18pt" fo:font-style="normal" fo:text-shadow="none" style:text-underline-style="none" fo:font-weight="normal" style:font-size-asian="18pt" style:font-style-asian="normal" style:font-weight-asian="normal" style:font-name-complex="Verdana" style:font-size-complex="18pt" style:font-style-complex="normal" style:font-weight-complex="normal"/>
    </style:style>
    <style:style style:name="ce332"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333" style:family="table-cell" style:parent-style-name="Default">
      <style:table-cell-properties fo:border-bottom="0.062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4" style:family="table-cell" style:parent-style-name="Default">
      <style:table-cell-properties fo:border-bottom="0.026cm solid #000000" fo:background-color="#d9d9d9"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K26"/>
    </style:style>
    <style:style style:name="ce335" style:family="table-cell" style:parent-style-name="Default">
      <style:table-cell-properties fo:border-bottom="0.026cm solid #000000"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K26"/>
    </style:style>
    <style:style style:name="ce336" style:family="table-cell" style:parent-style-name="Default">
      <style:table-cell-properties fo:border-bottom="none" fo:background-color="#d9d9d9"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7"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K26"/>
    </style:style>
    <style:style style:name="ce338" style:family="table-cell" style:parent-style-name="Default">
      <style:table-cell-properties fo:border-bottom="0.026cm solid #000000" fo:background-color="#d9d9d9"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5:.J38]=&quot;(Closed)&quot;)" style:apply-style-name="ConditionalStyle_5f_1" style:base-cell-address="'Sign-Ups'.K35"/>
    </style:style>
    <style:style style:name="ce339" style:family="table-cell" style:parent-style-name="Default">
      <style:table-cell-properties fo:border-bottom="0.026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7:.J40]=&quot;(Closed)&quot;)" style:apply-style-name="ConditionalStyle_5f_1" style:base-cell-address="'Sign-Ups'.K36"/>
    </style:style>
    <style:style style:name="ce340"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K37"/>
    </style:style>
    <style:style style:name="ce341"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K37"/>
    </style:style>
    <style:style style:name="ce342"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K44"/>
    </style:style>
    <style:style style:name="ce343" style:family="table-cell" style:parent-style-name="Default">
      <style:table-cell-properties fo:border-bottom="none"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K44"/>
    </style:style>
    <style:style style:name="ce344"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K44"/>
    </style:style>
    <style:style style:name="ce346"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347" style:family="table-cell" style:parent-style-name="Default" style:data-style-name="N100">
      <style:table-cell-properties fo:border-bottom="0.026cm solid #000000" fo:background-color="#f3f3f3"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D24"/>
    </style:style>
    <style:style style:name="ce348" style:family="table-cell" style:parent-style-name="Default">
      <style:table-cell-properties fo:border-bottom="0.026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K53"/>
    </style:style>
    <style:style style:name="ce349" style:family="table-cell" style:parent-style-name="Default">
      <style:table-cell-properties fo:border-bottom="none"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K53"/>
    </style:style>
    <style:style style:name="ce350"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K53"/>
    </style:style>
    <style:style style:name="ce351"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2" style:family="table-cell" style:parent-style-name="Default">
      <style:table-cell-properties fo:background-color="#a4c2f4"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4" style:family="table-cell" style:parent-style-name="Default" style:data-style-name="N100">
      <style:table-cell-properties style:diagonal-bl-tr="none" style:diagonal-tl-br="none" style:text-align-source="fix" style:repeat-content="false" fo:wrap-option="no-wrap" fo:border="0.062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55" style:family="table-cell" style:parent-style-name="Default" style:data-style-name="N100">
      <style:table-cell-properties fo:background-color="#a4c2f4" style:text-align-source="fix" style:repeat-content="false" fo:wrap-option="no-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356" style:family="table-cell" style:parent-style-name="Default" style:data-style-name="N100">
      <style:table-cell-properties fo:background-color="#a4c2f4" style:diagonal-bl-tr="none" style:diagonal-tl-br="none"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Verdana" fo:font-size="19pt" fo:font-style="normal" fo:text-shadow="none" style:text-underline-style="none" fo:font-weight="bold" style:font-size-asian="19pt" style:font-style-asian="normal" style:font-weight-asian="bold" style:font-name-complex="Verdana" style:font-size-complex="19pt" style:font-style-complex="normal" style:font-weight-complex="bold"/>
    </style:style>
    <style:style style:name="ce358" style:family="table-cell" style:parent-style-name="Default" style:data-style-name="N113">
      <style:table-cell-properties fo:background-color="#b4a7d6"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Verdana" fo:font-size="15pt" fo:font-style="normal" fo:text-shadow="none" style:text-underline-style="none" fo:font-weight="bold" style:font-size-asian="15pt" style:font-style-asian="normal" style:font-weight-asian="bold" style:font-name-complex="Verdana" style:font-size-complex="15pt" style:font-style-complex="normal" style:font-weight-complex="bold"/>
    </style:style>
    <style:style style:name="ce359"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60" style:family="table-cell" style:parent-style-name="Default" style:data-style-name="N100">
      <style:table-cell-properties fo:background-color="#a4c2f4"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1155cc"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361" style:family="table-cell" style:parent-style-name="Default" style:data-style-name="N100">
      <style:table-cell-properties fo:background-color="#9fc5e8"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1155cc"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362" style:family="table-cell" style:parent-style-name="Default" style:data-style-name="N100">
      <style:table-cell-properties fo:border-bottom="0.026cm solid #000000" fo:background-color="#b7b7b7" style:diagonal-bl-tr="none" style:diagonal-tl-br="none" style:text-align-source="fix" style:repeat-content="false" fo:wrap-option="no-wrap" fo:border-left="none"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3"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64"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65"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26"/>
    </style:style>
    <style:style style:name="ce366"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67"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68"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69"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70" style:family="table-cell" style:parent-style-name="Default" style:data-style-name="N100">
      <style:table-cell-properties fo:border-bottom="0.026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71"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D44"/>
    </style:style>
    <style:style style:name="ce372" style:family="table-cell" style:parent-style-name="Default" style:data-style-name="N100">
      <style:table-cell-properties fo:background-color="#a4c2f4"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73" style:family="table-cell" style:parent-style-name="Default" style:data-style-name="N112">
      <style:table-cell-properties fo:background-color="#f3f3f3"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Verdana" fo:font-size="18pt" fo:font-style="normal" fo:text-shadow="none" style:text-underline-style="none" fo:font-weight="normal" style:font-size-asian="18pt" style:font-style-asian="normal" style:font-weight-asian="normal" style:font-name-complex="Verdana" style:font-size-complex="18pt" style:font-style-complex="normal" style:font-weight-complex="normal"/>
    </style:style>
    <style:style style:name="ce374" style:family="table-cell" style:parent-style-name="Default" style:data-style-name="N100">
      <style:table-cell-properties fo:background-color="#ffffff"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Verdana" fo:font-size="15pt" fo:font-style="normal" fo:text-shadow="none" style:text-underline-style="none" fo:font-weight="normal" style:font-size-asian="15pt" style:font-style-asian="normal" style:font-weight-asian="normal" style:font-name-complex="Verdana" style:font-size-complex="15pt" style:font-style-complex="normal" style:font-weight-complex="normal"/>
    </style:style>
    <style:style style:name="ce375" style:family="table-cell" style:parent-style-name="Default" style:data-style-name="N100">
      <style:table-cell-properties fo:background-color="#a4c2f4" style:text-align-source="fix" style:repeat-content="false" fo:wrap-option="no-wrap" fo:border="none"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76" style:family="table-cell" style:parent-style-name="Default" style:data-style-name="N100">
      <style:table-cell-properties fo:background-color="#a4c2f4" style:rotation-align="none"/>
      <style:text-properties fo:color="#0b8043"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7" style:family="table-cell" style:parent-style-name="Default" style:data-style-name="N100">
      <style:table-cell-properties fo:background-color="#a4c2f4" style:rotation-align="non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gt;[.$Q10]" style:apply-style-name="ConditionalStyle_5f_4" style:base-cell-address="'Sign-Ups'.Q9"/>
    </style:style>
    <style:style style:name="ce378"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Q26"/>
    </style:style>
    <style:style style:name="ce379"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K26"/>
    </style:style>
    <style:style style:name="ce380"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Q26"/>
    </style:style>
    <style:style style:name="ce381"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Q35"/>
    </style:style>
    <style:style style:name="ce382"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40]=&quot;(Closed)&quot;)" style:apply-style-name="ConditionalStyle_5f_1" style:base-cell-address="'Sign-Ups'.Q36"/>
    </style:style>
    <style:style style:name="ce383" style:family="table-cell" style:parent-style-name="Default">
      <style:table-cell-properties fo:border-bottom="none" fo:background-color="#d9d9d9"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40]=&quot;(Closed)&quot;)" style:apply-style-name="ConditionalStyle_5f_1" style:base-cell-address="'Sign-Ups'.Q36"/>
    </style:style>
    <style:style style:name="ce384"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Q35"/>
    </style:style>
    <style:style style:name="ce385"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Q44"/>
    </style:style>
    <style:style style:name="ce386"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Q44"/>
    </style:style>
    <style:style style:name="ce387"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Q44"/>
    </style:style>
    <style:style style:name="ce388"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Q44"/>
    </style:style>
    <style:style style:name="ce389"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Q53"/>
    </style:style>
    <style:style style:name="ce390"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Q53"/>
    </style:style>
    <style:style style:name="ce391"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Q53"/>
    </style:style>
    <style:style style:name="ce392"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Q53"/>
    </style:style>
    <style:style style:name="ce393" style:family="table-cell" style:parent-style-name="Default" style:data-style-name="N100">
      <style:table-cell-properties fo:background-color="#a4c2f4"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4" style:family="table-cell" style:parent-style-name="Default" style:data-style-name="N100">
      <style:table-cell-properties fo:background-color="#a4c2f4"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R14]))&gt;0)" style:apply-style-name="ConditionalStyle_5f_6" style:base-cell-address="'Sign-Ups'.R14"/>
    </style:style>
    <style:style style:name="ce395" style:family="table-cell" style:parent-style-name="Default">
      <style:table-cell-properties fo:border-bottom="0.026cm solid #000000" fo:background-color="#d9d9d9"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Q26"/>
    </style:style>
    <style:style style:name="ce396" style:family="table-cell" style:parent-style-name="Default">
      <style:table-cell-properties fo:border-bottom="0.026cm solid #000000"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Q26"/>
    </style:style>
    <style:style style:name="ce397"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Q26"/>
    </style:style>
    <style:style style:name="ce398" style:family="table-cell" style:parent-style-name="Default">
      <style:table-cell-properties fo:border-bottom="0.026cm solid #000000" fo:background-color="#d9d9d9"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Q35"/>
    </style:style>
    <style:style style:name="ce399" style:family="table-cell" style:parent-style-name="Default">
      <style:table-cell-properties fo:border-bottom="0.026cm solid #000000"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40]=&quot;(Closed)&quot;)" style:apply-style-name="ConditionalStyle_5f_1" style:base-cell-address="'Sign-Ups'.Q36"/>
    </style:style>
    <style:style style:name="ce400"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Q35"/>
    </style:style>
    <style:style style:name="ce401"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Q44"/>
    </style:style>
    <style:style style:name="ce402" style:family="table-cell" style:parent-style-name="Default">
      <style:table-cell-properties fo:border-bottom="none"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Q44"/>
    </style:style>
    <style:style style:name="ce403"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Q44"/>
    </style:style>
    <style:style style:name="ce404"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19]=&quot;x&quot;)" style:apply-style-name="ConditionalStyle_5f_1" style:base-cell-address="'Sign-Ups'.F22"/>
    </style:style>
    <style:style style:name="ce405"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P50]=&quot;(Flight Closed)&quot;)" style:apply-style-name="ConditionalStyle_5f_1" style:base-cell-address="'Sign-Ups'.R50"/>
    </style:style>
    <style:style style:name="ce406" style:family="table-cell" style:parent-style-name="Default">
      <style:table-cell-properties fo:border-bottom="0.026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Q53"/>
    </style:style>
    <style:style style:name="ce407" style:family="table-cell" style:parent-style-name="Default">
      <style:table-cell-properties fo:border-bottom="none"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Q53"/>
    </style:style>
    <style:style style:name="ce408"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Q53"/>
    </style:style>
    <style:style style:name="ce409" style:family="table-cell" style:parent-style-name="Default" style:data-style-name="N100">
      <style:table-cell-properties fo:background-color="#a4c2f4"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1" style:family="table-cell" style:parent-style-name="Default" style:data-style-name="N100">
      <style:table-cell-properties fo:border-bottom="none" fo:background-color="#a4c2f4"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2" style:family="table-cell" style:parent-style-name="Default" style:data-style-name="N100">
      <style:table-cell-properties fo:background-color="#a4c2f4"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3" style:family="table-cell" style:parent-style-name="Default">
      <style:table-cell-properties fo:background-color="#000000" style:text-align-source="fix" style:repeat-content="false" fo:wrap-option="no-wrap" fo:border="none"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14"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36pt" fo:font-style="normal" fo:text-shadow="none" style:text-underline-style="none" fo:font-weight="normal" style:font-size-asian="36pt" style:font-style-asian="normal" style:font-weight-asian="normal" style:font-name-complex="Permanent Marker" style:font-size-complex="36pt" style:font-style-complex="normal" style:font-weight-complex="normal"/>
    </style:style>
    <style:style style:name="ce415"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16"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17" style:family="table-cell" style:parent-style-name="Default">
      <style:table-cell-properties style:rotation-align="none"/>
      <style:text-properties fo:color="#000000" style:text-outline="false" style:text-line-through-style="none" style:font-name="Permanent Marker" fo:font-size="11pt" fo:font-style="normal" fo:text-shadow="none" style:text-underline-style="none" fo:font-weight="normal" style:font-size-asian="11pt" style:font-style-asian="normal" style:font-weight-asian="normal" style:font-name-complex="Permanent Marker" style:font-size-complex="11pt" style:font-style-complex="normal" style:font-weight-complex="normal"/>
    </style:style>
    <style:style style:name="ce418"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40pt" fo:font-style="normal" fo:text-shadow="none" style:text-underline-style="none" fo:font-weight="normal" style:font-size-asian="40pt" style:font-style-asian="normal" style:font-weight-asian="normal" style:font-name-complex="Permanent Marker" style:font-size-complex="40pt" style:font-style-complex="normal" style:font-weight-complex="normal"/>
    </style:style>
    <style:style style:name="ce419"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420"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21"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22" style:family="table-cell" style:parent-style-name="Default">
      <style:table-cell-properties style:text-align-source="fix" style:repeat-content="false" fo:wrap-option="no-wrap" fo:border="none" style:direction="ltr" style:rotation-angle="0" style:rotation-align="none" style:shrink-to-fit="false" css3t:text-justify="auto" style:vertical-align="bottom"/>
      <style:paragraph-properties fo:text-align="center" fo:margin-left="0cm" style:writing-mode="page"/>
      <style:text-properties fo:color="#0000ff"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23"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34a853" style:text-outline="false" style:text-line-through-styl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424"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25"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34a853"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26"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Permanent Marker" fo:font-size="14pt" fo:font-style="normal" fo:text-shadow="none" style:text-underline-style="none" fo:font-weight="bold" style:font-size-asian="14pt" style:font-style-asian="normal" style:font-weight-asian="bold" style:font-name-complex="Permanent Marker" style:font-size-complex="14pt" style:font-style-complex="normal" style:font-weight-complex="bold"/>
    </style:style>
    <style:style style:name="ce42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99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28"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9800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29"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ff000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30"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ff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31" style:family="table-cell" style:parent-style-name="Default">
      <style:table-cell-properties style:text-align-source="fix" style:repeat-content="false" fo:wrap-option="no-wrap" fo:border="none"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quot;Permanent Marker&quot;" fo:font-size="15pt" fo:font-style="normal" fo:text-shadow="none" style:text-underline-style="none" fo:font-weight="normal" style:font-size-asian="15pt" style:font-style-asian="normal" style:font-weight-asian="normal" style:font-name-complex="&quot;Permanent Marker&quot;" style:font-size-complex="15pt" style:font-style-complex="normal" style:font-weight-complex="normal"/>
    </style:style>
    <style:style style:name="ce432"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40pt" fo:font-style="normal" fo:text-shadow="none" style:text-underline-style="none" fo:font-weight="normal" style:font-size-asian="40pt" style:font-style-asian="normal" style:font-weight-asian="normal" style:font-name-complex="Permanent Marker" style:font-size-complex="40pt" style:font-style-complex="normal" style:font-weight-complex="normal"/>
    </style:style>
    <style:style style:name="ce433" style:family="table-cell" style:parent-style-name="Default">
      <style:table-cell-properties fo:border-bottom="0.088cm solid #0000ff"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bottom"/>
      <style:paragraph-properties fo:text-align="end" fo:margin-left="0cm" style:writing-mode="page"/>
      <style:text-properties fo:color="#0000ff" style:text-outline="false" style:text-line-through-styl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434"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34a853"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35" style:family="table-cell" style:parent-style-name="Default">
      <style:table-cell-properties fo:border-bottom="0.088cm solid #34a853" style:diagonal-bl-tr="none" style:diagonal-tl-br="none" style:text-align-source="value-type" style:repeat-content="false" fo:wrap-option="no-wrap" fo:border-left="none" style:direction="ltr" fo:border-right="none" style:rotation-angle="0" style:rotation-align="none" style:shrink-to-fit="false" fo:border-top="none" loext:vertical-justify="auto" style:vertical-align="bottom"/>
      <style:paragraph-properties fo:margin-left="0cm" style:writing-mode="page"/>
      <style:text-properties fo:color="#34a853" style:text-outline="false" style:text-line-through-styl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436" style:family="table-cell" style:parent-style-name="Default" style:data-style-name="N100">
      <style:table-cell-properties style:text-align-source="value-type" style:repeat-content="false" fo:wrap-option="no-wrap" fo:border="none"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37" style:family="table-cell" style:parent-style-name="Default">
      <style:table-cell-properties style:text-align-source="value-type" style:repeat-content="false" fo:wrap-option="no-wrap" fo:border="none"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38" style:family="table-cell" style:parent-style-name="Default">
      <style:table-cell-properties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439" style:family="table-cell" style:parent-style-name="Default">
      <style:table-cell-properties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40" style:family="table-cell" style:parent-style-name="Default">
      <style:table-cell-properties fo:border-bottom="0.088cm solid #000000"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41" style:family="table-cell" style:parent-style-name="Default">
      <style:table-cell-properties style:text-align-source="value-type" style:repeat-content="false" fo:wrap-option="wrap" fo:border="none"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442"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443" style:family="table-cell" style:parent-style-name="Default">
      <style:table-cell-properties fo:background-color="#ffffff"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4" style:family="table-cell" style:parent-style-name="Default">
      <style:table-cell-properties fo:border-bottom="0.088cm solid #ff9900"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cm" style:writing-mode="page"/>
      <style:text-properties fo:color="#ff99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45" style:family="table-cell" style:parent-style-name="Default">
      <style:table-cell-properties fo:border-bottom="0.088cm solid #ff0000"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bottom"/>
      <style:paragraph-properties fo:text-align="center" fo:margin-left="0cm" style:writing-mode="page"/>
      <style:text-properties fo:color="#ff00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46"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ff00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447"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448"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449"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0"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51"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52"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53" style:family="table-cell" style:parent-style-name="Default">
      <style:table-cell-properties fo:border-bottom="0.088cm solid #0000ff" style:diagonal-bl-tr="none" style:diagonal-tl-br="none" fo:border-left="none" fo:border-right="none" style:rotation-align="none" fo:border-top="non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4" style:family="table-cell" style:parent-style-name="Default">
      <style:table-cell-properties style:rotation-align="non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55" style:family="table-cell" style:parent-style-name="Default">
      <style:table-cell-properties fo:border-bottom="0.088cm solid #34a853"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6" style:family="table-cell" style:parent-style-name="Default">
      <style:table-cell-properties fo:border-bottom="0.088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7" style:family="table-cell" style:parent-style-name="Default">
      <style:table-cell-properties fo:border-bottom="0.088cm solid #ff99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Default">
      <style:table-cell-properties fo:border-bottom="0.088cm solid #ff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460" style:family="table-cell" style:parent-style-name="Default">
      <style:table-cell-properties style:rotation-align="none"/>
      <style:text-properties fo:color="#000000" style:text-outline="false" style:text-line-through-styl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461" style:family="table-cell" style:parent-style-name="Default" style:data-style-name="N100">
      <style:table-cell-properties style:text-align-source="fix" style:repeat-content="false" fo:wrap-option="wrap" fo:border="none"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Permanent Marker" fo:font-size="24pt" fo:font-style="normal" fo:text-shadow="none" style:text-underline-style="none" fo:font-weight="normal" style:font-size-asian="24pt" style:font-style-asian="normal" style:font-weight-asian="normal" style:font-name-complex="Permanent Marker" style:font-size-complex="24pt" style:font-style-complex="normal" style:font-weight-complex="normal"/>
    </style:style>
    <style:style style:name="ce462" style:family="table-cell" style:parent-style-name="Default" style:data-style-name="N38">
      <style:table-cell-properties style:text-align-source="fix" style:repeat-content="false" fo:wrap-option="no-wrap" fo:border="none"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63" style:family="table-cell" style:parent-style-name="Default" style:data-style-name="N100">
      <style:table-cell-properties style:text-align-source="fix" style:repeat-content="false" fo:wrap-option="no-wrap" fo:border="none"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64" style:family="table-cell" style:parent-style-name="Default">
      <style:table-cell-properties fo:border-bottom="0.062cm solid #000000"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middle"/>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5" style:family="table-cell" style:parent-style-name="Default">
      <style:table-cell-properties fo:border-bottom="0.062cm solid #000000" style:diagonal-bl-tr="none" style:diagonal-tl-br="none" style:text-align-source="fix" style:repeat-content="false" fo:wrap-option="wrap" fo:border-left="none" style:direction="ltr" fo:border-right="none"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7" style:family="table-cell" style:parent-style-name="Default">
      <style:table-cell-properties fo:border-bottom="0.088cm solid #0000ff" style:diagonal-bl-tr="none" style:diagonal-tl-br="none" style:text-align-source="value-type" style:repeat-content="false" fo:wrap-option="no-wrap" fo:border-left="none" style:direction="ltr" fo:border-right="none" style:rotation-angle="0" style:rotation-align="none" style:shrink-to-fit="false" fo:border-top="none" loext:vertical-justify="auto" style:vertical-align="bottom"/>
      <style:paragraph-properties fo:margin-left="0cm" style:writing-mode="page"/>
      <style:text-properties fo:color="#0000ff" style:text-outline="false" style:text-line-through-styl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468" style:family="table-cell" style:parent-style-name="Default" style:data-style-name="N100">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69"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ff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70" style:family="table-cell" style:parent-style-name="Default" style:data-style-name="N100">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471"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472" style:family="table-cell" style:parent-style-name="Default">
      <style:table-cell-properties style:diagonal-bl-tr="none" style:diagonal-tl-br="none" fo:border="none" style:rotation-align="none"/>
      <style:text-properties fo:color="#000000" style:text-outline="false" style:text-line-through-styl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47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474"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quot;Permanent Marker&quot;" fo:font-size="20pt" fo:font-style="normal" fo:text-shadow="none" style:text-underline-style="none" fo:font-weight="normal" style:font-size-asian="20pt" style:font-style-asian="normal" style:font-weight-asian="normal" style:font-name-complex="&quot;Permanent Marker&quot;" style:font-size-complex="20pt" style:font-style-complex="normal" style:font-weight-complex="normal"/>
    </style:style>
    <style:style style:name="ce475" style:family="table-cell" style:parent-style-name="Default" style:data-style-name="N100">
      <style:table-cell-properties fo:border-bottom="0.062cm solid #000000"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76" style:family="table-cell" style:parent-style-name="Default">
      <style:table-cell-properties fo:border-bottom="0.062cm solid #000000" style:diagonal-bl-tr="none" style:diagonal-tl-br="none" style:text-align-source="fix" style:repeat-content="false" fo:wrap-option="no-wrap" fo:border-left="none" style:direction="ltr" fo:border-right="none"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77" style:family="table-cell" style:parent-style-name="Default">
      <style:table-cell-properties fo:border-bottom="0.062cm solid #000000" style:diagonal-bl-tr="none" style:diagonal-tl-br="none" style:text-align-source="fix" style:repeat-content="false" fo:wrap-option="wrap" fo:border-left="none" style:direction="ltr" fo:border-right="none"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7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79" style:family="table-cell" style:parent-style-name="Default">
      <style:table-cell-properties fo:border-bottom="0.088cm solid #0000ff"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0" style:family="table-cell" style:parent-style-name="Default">
      <style:table-cell-properties fo:border-bottom="0.088cm solid #34a853"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bottom"/>
      <style:paragraph-properties fo:text-align="end" fo:margin-left="0cm" style:writing-mode="page"/>
      <style:text-properties fo:color="#34a853" style:text-outline="false" style:text-line-through-styl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481" style:family="table-cell" style:parent-style-name="Default" style:data-style-name="N100">
      <style:table-cell-properties style:text-align-source="fix" style:repeat-content="false" fo:wrap-option="no-wrap" style:direction="ltr" style:rotation-angle="0" style:rotation-align="none" style:shrink-to-fit="false" loext:vertical-justify="auto" style:vertical-align="middle"/>
      <style:paragraph-properties fo:text-align="end"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82" style:family="table-cell" style:parent-style-name="Default">
      <style:table-cell-properties style:rotation-align="none"/>
      <style:text-properties fo:color="#000000" style:text-outline="false" style:text-line-through-styl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483"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484" style:family="table-cell" style:parent-style-name="Default" style:data-style-name="N100">
      <style:table-cell-properties style:text-align-source="fix" style:repeat-content="false" fo:wrap-option="no-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Permanent Marker" fo:font-size="16pt" fo:font-style="normal" fo:text-shadow="none" style:text-underline-style="none" fo:font-weight="normal" style:font-size-asian="16pt" style:font-style-asian="normal" style:font-weight-asian="normal" style:font-name-complex="Permanent Marker" style:font-size-complex="16pt" style:font-style-complex="normal" style:font-weight-complex="normal"/>
    </style:style>
    <style:style style:name="ce485" style:family="table-cell" style:parent-style-name="Default" style:data-style-name="N4">
      <style:table-cell-properties style:text-align-source="value-type" style:repeat-content="false" fo:wrap-option="no-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86"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ff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87"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488" style:family="table-cell" style:parent-style-name="Default">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Arial" fo:font-size="27pt" fo:font-style="normal" fo:text-shadow="none" style:text-underline-style="none" fo:font-weight="bold" style:font-size-asian="27pt" style:font-style-asian="normal" style:font-weight-asian="bold" style:font-name-complex="Arial" style:font-size-complex="27pt" style:font-style-complex="normal" style:font-weight-complex="bold"/>
    </style:style>
    <style:style style:name="ce489"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27pt" fo:font-style="normal" fo:text-shadow="none" style:text-underline-style="none" fo:font-weight="bold" style:font-size-asian="27pt" style:font-style-asian="normal" style:font-weight-asian="bold" style:font-name-complex="Arial" style:font-size-complex="27pt" style:font-style-complex="normal" style:font-weight-complex="bold"/>
    </style:style>
    <style:style style:name="ce490" style:family="table-cell" style:parent-style-name="Default">
      <style:table-cell-properties style:text-align-source="value-type" style:repeat-content="false" fo:wrap-option="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quot;Permanent Marker&quot;" fo:font-size="21pt" fo:font-style="normal" fo:text-shadow="none" style:text-underline-style="none" fo:font-weight="normal" style:font-size-asian="21pt" style:font-style-asian="normal" style:font-weight-asian="normal" style:font-name-complex="&quot;Permanent Marker&quot;" style:font-size-complex="21pt" style:font-style-complex="normal" style:font-weight-complex="normal"/>
    </style:style>
    <style:style style:name="ce491" style:family="table-cell" style:parent-style-name="Default">
      <style:table-cell-properties style:text-align-source="value-type" style:repeat-content="false" fo:wrap-option="wrap" fo:border="none"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492" style:family="table-cell" style:parent-style-name="Default">
      <style:table-cell-properties style:text-align-source="value-type" style:repeat-content="false" fo:wrap-option="wrap" fo:border="none"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quot;Permanent Marker&quot;" fo:font-size="21pt" fo:font-style="normal" fo:text-shadow="none" style:text-underline-style="none" fo:font-weight="normal" style:font-size-asian="21pt" style:font-style-asian="normal" style:font-weight-asian="normal" style:font-name-complex="&quot;Permanent Marker&quot;" style:font-size-complex="21pt" style:font-style-complex="normal" style:font-weight-complex="normal"/>
    </style:style>
    <style:style style:name="ce493"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Permanent Marker" fo:font-size="21pt" fo:font-style="normal" fo:text-shadow="none" style:text-underline-style="none" fo:font-weight="normal" style:font-size-asian="21pt" style:font-style-asian="normal" style:font-weight-asian="normal" style:font-name-complex="Permanent Marker" style:font-size-complex="21pt" style:font-style-complex="normal" style:font-weight-complex="normal"/>
    </style:style>
    <style:style style:name="ce494" style:family="table-cell" style:parent-style-name="Default">
      <style:table-cell-properties style:text-align-source="value-type" style:repeat-content="false" fo:wrap-option="wrap" fo:border="none"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95"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Permanent Marker" fo:font-size="24pt" fo:font-style="normal" fo:text-shadow="none" style:text-underline-style="none" fo:font-weight="normal" style:font-size-asian="24pt" style:font-style-asian="normal" style:font-weight-asian="normal" style:font-name-complex="Permanent Marker" style:font-size-complex="24pt" style:font-style-complex="normal" style:font-weight-complex="normal"/>
    </style:style>
    <style:style style:name="ce496"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97" style:family="table-cell" style:parent-style-name="Default">
      <style:table-cell-properties style:text-align-source="fix" style:repeat-content="false" fo:wrap-option="no-wrap" fo:border="none"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498"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499" style:family="table-cell" style:parent-style-name="Default">
      <style:table-cell-properties style:rotation-align="none"/>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00"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01"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ff" style:text-outline="false" style:text-line-through-styl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502"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ff00" style:text-outline="false" style:text-line-through-style="none" style:font-name="Permanent Marker" fo:font-size="20pt" fo:font-style="normal" fo:text-shadow="none" style:text-underline-style="none" fo:font-weight="normal" style:font-size-asian="20pt" style:font-style-asian="normal" style:font-weight-asian="normal" style:font-name-complex="Permanent Marker" style:font-size-complex="20pt" style:font-style-complex="normal" style:font-weight-complex="normal"/>
    </style:style>
    <style:style style:name="ce50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04" style:family="table-cell" style:parent-style-name="Default" style:data-style-name="N4">
      <style:table-cell-properties style:text-align-source="fix" style:repeat-content="false" fo:wrap-option="no-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05" style:family="table-cell" style:parent-style-name="Default" style:data-style-name="N4">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506"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07" style:family="table-cell" style:parent-style-name="Default" style:data-style-name="N100">
      <style:table-cell-properties style:text-align-source="fix" style:repeat-content="false" fo:wrap-option="no-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08"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09"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quot;Permanent Marker&quot;" fo:font-size="18pt" fo:font-style="normal" fo:text-shadow="none" style:text-underline-style="none" fo:font-weight="normal" style:font-size-asian="18pt" style:font-style-asian="normal" style:font-weight-asian="normal" style:font-name-complex="&quot;Permanent Marker&quot;" style:font-size-complex="18pt" style:font-style-complex="normal" style:font-weight-complex="normal"/>
    </style:style>
    <style:style style:name="ce510"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11"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2"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Permanent Marker" fo:font-size="18pt" fo:font-style="normal" fo:text-shadow="none" style:text-underline-style="none" fo:font-weight="normal" style:font-size-asian="18pt" style:font-style-asian="normal" style:font-weight-asian="normal" style:font-name-complex="Permanent Marker" style:font-size-complex="18pt" style:font-style-complex="normal" style:font-weight-complex="normal"/>
    </style:style>
    <style:style style:name="ce513" style:family="table-cell" style:parent-style-name="Default">
      <style:table-cell-properties fo:border-bottom="0.088cm solid #34a853"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bottom"/>
      <style:paragraph-properties fo:text-align="center" fo:margin-left="0cm" style:writing-mode="page"/>
      <style:text-properties fo:color="#34a853" style:text-outline="false" style:text-line-through-styl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514"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34a853" style:text-outline="false" style:text-line-through-style="none" style:font-name="Arial" fo:font-size="19pt" fo:font-style="normal" fo:text-shadow="none" style:text-underline-style="none" fo:font-weight="bold" style:font-size-asian="19pt" style:font-style-asian="normal" style:font-weight-asian="bold" style:font-name-complex="Arial" style:font-size-complex="19pt" style:font-style-complex="normal" style:font-weight-complex="bold"/>
    </style:style>
    <style:style style:name="ce515" style:family="table-cell" style:parent-style-name="Default">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516" style:family="table-cell" style:parent-style-name="Default">
      <style:table-cell-properties style:text-align-source="fix" style:repeat-content="false" fo:wrap-option="no-wrap" fo:border="none"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Permanent Marker" fo:font-size="11pt" fo:font-style="normal" fo:text-shadow="none" style:text-underline-style="none" fo:font-weight="normal" style:font-size-asian="11pt" style:font-style-asian="normal" style:font-weight-asian="normal" style:font-name-complex="Permanent Marker" style:font-size-complex="11pt" style:font-style-complex="normal" style:font-weight-complex="normal"/>
    </style:style>
    <style:style style:name="ce517" style:family="table-cell" style:parent-style-name="Default">
      <style:table-cell-properties style:text-align-source="fix" style:repeat-content="false" fo:wrap-option="no-wrap" fo:border="none"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8" style:family="table-cell" style:parent-style-name="Default">
      <style:table-cell-properties style:text-align-source="fix" style:repeat-content="false" fo:wrap-option="no-wrap" fo:border="none"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9" style:family="table-cell" style:parent-style-name="Default">
      <style:table-cell-properties style:text-align-source="fix" style:repeat-content="false" fo:wrap-option="no-wrap" fo:border="none" style:direction="ltr" style:rotation-angle="0" style:rotation-align="none" style:shrink-to-fit="false" css3t:text-justify="auto" style:vertical-align="top"/>
      <style:paragraph-properties fo:text-align="start" fo:margin-left="0cm" style:writing-mode="page"/>
      <style:text-properties fo:color="#34a853"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520" style:family="table-cell" style:parent-style-name="Default">
      <style:table-cell-properties fo:border-bottom="0.088cm solid #9900ff"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cm" style:writing-mode="page"/>
      <style:text-properties fo:color="#9900ff"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521"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12pt" fo:font-style="normal" fo:text-shadow="none" style:text-underline-style="none" fo:font-weight="normal" style:font-size-asian="12pt" style:font-style-asian="normal" style:font-weight-asian="normal" style:font-name-complex="Permanent Marker" style:font-size-complex="12pt" style:font-style-complex="normal" style:font-weight-complex="normal"/>
    </style:style>
    <style:style style:name="ce522" style:family="table-cell" style:parent-style-name="Default">
      <style:table-cell-properties style:text-align-source="fix" style:repeat-content="false" fo:wrap-option="no-wrap" fo:border="none"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Permanent Marker" fo:font-size="9pt" fo:font-style="normal" fo:text-shadow="none" style:text-underline-style="none" fo:font-weight="normal" style:font-size-asian="9pt" style:font-style-asian="normal" style:font-weight-asian="normal" style:font-name-complex="Permanent Marker" style:font-size-complex="9pt" style:font-style-complex="normal" style:font-weight-complex="normal"/>
    </style:style>
    <style:style style:name="ce523" style:family="table-cell" style:parent-style-name="Default">
      <style:table-cell-properties fo:border-bottom="0.088cm solid #9900ff"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4" style:family="table-cell" style:parent-style-name="Default">
      <style:table-cell-properties style:text-align-source="fix" style:repeat-content="false" fo:wrap-option="no-wrap" style:direction="ltr" style:rotation-angle="0" style:rotation-align="none" style:shrink-to-fit="false" css3t:text-justify="auto" style:vertical-align="top"/>
      <style:paragraph-properties fo:text-align="end"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5"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6" style:family="table-cell" style:parent-style-name="Default">
      <style:table-cell-properties style:text-align-source="value-type" style:repeat-content="false" fo:wrap-option="wrap" fo:border="none"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26cm solid #000000" loext:vertical-justify="auto" style:vertical-align="top"/>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8"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29" style:family="table-cell" style:parent-style-name="Default">
      <style:table-cell-properties fo:border-bottom="0.026cm solid #000000" style:diagonal-bl-tr="none" style:diagonal-tl-br="none" fo:border-left="none" fo:border-right="none" style:rotation-align="none" fo:border-top="non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1" style:family="table-cell" style:parent-style-name="Default">
      <style:table-cell-properties fo:border-bottom="0.026cm solid #000000" style:diagonal-bl-tr="none" style:diagonal-tl-br="none" style:text-align-source="value-type" style:repeat-content="false" fo:wrap-option="no-wrap" fo:border-left="none" style:direction="ltr" fo:border-right="none"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2"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3" style:family="table-cell" style:parent-style-name="Default">
      <style:table-cell-properties style:rotation-align="non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4" style:family="table-cell" style:parent-style-name="Default">
      <style:table-cell-properties fo:border-bottom="none" style:diagonal-bl-tr="none" style:diagonal-tl-br="none" style:text-align-source="value-type"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5" style:family="table-cell" style:parent-style-name="Default">
      <style:table-cell-properties fo:border-bottom="none" style:diagonal-bl-tr="none" style:diagonal-tl-br="none" style:text-align-source="value-type" style:repeat-content="false" fo:wrap-option="no-wrap" fo:border-left="0.026cm solid #000000" style:direction="ltr" fo:border-right="none"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6" style:family="table-cell" style:parent-style-name="Default">
      <style:table-cell-properties fo:border-bottom="none" style:diagonal-bl-tr="none" style:diagonal-tl-br="none" fo:border-left="0.026cm solid #000000" fo:border-right="0.062cm solid #000000" style:rotation-align="none" fo:border-top="non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7" style:family="table-cell" style:parent-style-name="Default">
      <style:table-cell-properties fo:border-bottom="none" style:diagonal-bl-tr="none" style:diagonal-tl-br="none" fo:border-left="0.026cm solid #000000" fo:border-right="none" style:rotation-align="none" fo:border-top="non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8" style:family="table-cell" style:parent-style-name="Default">
      <style:table-cell-properties fo:border-bottom="0.026cm solid #000000" style:diagonal-bl-tr="none" style:diagonal-tl-br="none" style:text-align-source="value-type" style:repeat-content="false" fo:wrap-option="no-wrap" fo:border-left="0.026cm solid #000000" style:direction="ltr" fo:border-right="none"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3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40" style:family="table-cell" style:parent-style-name="Default">
      <style:table-cell-properties fo:background-color="#d9d9d9" style:diagonal-bl-tr="none" style:diagonal-tl-br="none" style:text-align-source="fix" style:repeat-content="false" fo:wrap-option="no-wrap" fo:border="0.062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541" style:family="table-cell" style:parent-style-name="Default">
      <style:table-cell-properties fo:background-color="#d9d9d9" style:diagonal-bl-tr="none" style:diagonal-tl-br="none" style:text-align-source="fix" style:repeat-content="false" fo:wrap-option="no-wrap" fo:border="0.062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542" style:family="table-cell" style:parent-style-name="Default" style:data-style-name="N100">
      <style:table-cell-properties style:diagonal-bl-tr="none" style:diagonal-tl-br="none" style:text-align-source="value-type" style:repeat-content="false" fo:wrap-option="wrap" fo:border="0.062cm solid #000000"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543" style:family="table-cell" style:parent-style-name="Default">
      <style:table-cell-properties fo:border-bottom="0.026cm solid #000000" style:diagonal-bl-tr="none" style:diagonal-tl-br="none" style:text-align-source="value-type"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544" style:family="table-cell" style:parent-style-name="Default">
      <style:table-cell-properties fo:border-bottom="0.026cm solid #000000" fo:background-color="#d9d9d9"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545" style:family="table-cell" style:parent-style-name="Default">
      <style:table-cell-properties fo:border-bottom="0.062cm solid #000000" fo:background-color="#d9d9d9"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645" style:family="table-cell" style:parent-style-name="Default">
      <style:table-cell-properties fo:border-bottom="0.026cm solid #000000" style:diagonal-bl-tr="none" style:diagonal-tl-br="none" fo:border-left="0.062cm solid #000000" fo:border-right="0.026cm solid #000000" style:rotation-align="none" fo:border-top="0.062cm solid #000000"/>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646" style:family="table-cell" style:parent-style-name="Default">
      <style:table-cell-properties fo:border-bottom="0.026cm solid #000000" fo:background-color="#d9d9d9" style:diagonal-bl-tr="none" style:diagonal-tl-br="none" style:text-align-source="value-type" style:repeat-content="false" fo:wrap-option="no-wrap" fo:border-left="0.062cm solid #000000"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647" style:family="table-cell" style:parent-style-name="Default">
      <style:table-cell-properties fo:border-bottom="0.062cm solid #000000" fo:background-color="#d9d9d9" style:diagonal-bl-tr="none" style:diagonal-tl-br="none" style:text-align-source="value-type" style:repeat-content="false" fo:wrap-option="no-wrap" fo:border-left="0.062cm solid #000000"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648" style:family="table-cell" style:parent-style-name="Default">
      <style:table-cell-properties fo:background-color="#d9d9d9" style:diagonal-bl-tr="none" style:diagonal-tl-br="none" style:text-align-source="fix" style:repeat-content="false" fo:wrap-option="no-wrap" fo:border="0.062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649" style:family="table-cell" style:parent-style-name="Default">
      <style:table-cell-properties fo:border-bottom="0.026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650" style:family="table-cell" style:parent-style-name="Default">
      <style:table-cell-properties fo:border-bottom="0.026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651" style:family="table-cell" style:parent-style-name="Default">
      <style:table-cell-properties fo:border-bottom="0.062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652" style:family="table-cell" style:parent-style-name="Default">
      <style:table-cell-properties fo:border-bottom="none" fo:background-color="#d9d9d9" style:diagonal-bl-tr="none" style:diagonal-tl-br="none" style:text-align-source="value-type"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653" style:family="table-cell" style:parent-style-name="Default" style:data-style-name="N100">
      <style:table-cell-properties fo:border-bottom="0.026cm solid #000000" style:diagonal-bl-tr="none" style:diagonal-tl-br="none" style:text-align-source="value-type"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54" style:family="table-cell" style:parent-style-name="Default" style:data-style-name="N100">
      <style:table-cell-properties fo:border-bottom="0.026cm solid #000000"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55" style:family="table-cell" style:parent-style-name="Default" style:data-style-name="N100">
      <style:table-cell-properties fo:border-bottom="0.062cm solid #000000"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56" style:family="table-cell" style:parent-style-name="Default">
      <style:table-cell-properties fo:border-bottom="0.026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57" style:family="table-cell" style:parent-style-name="Default">
      <style:table-cell-properties fo:border-bottom="0.026cm solid #000000"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58" style:family="table-cell" style:parent-style-name="Default">
      <style:table-cell-properties fo:border-bottom="none" style:diagonal-bl-tr="none" style:diagonal-tl-br="none" style:text-align-source="value-type" style:repeat-content="false" fo:wrap-option="no-wrap" fo:border-left="0.062cm solid #000000"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659" style:family="table-cell" style:parent-style-name="Default" style:data-style-name="N100">
      <style:table-cell-properties fo:border-bottom="0.026cm solid #000000"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60" style:family="table-cell" style:parent-style-name="Default">
      <style:table-cell-properties fo:border-bottom="none"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61" style:family="table-cell" style:parent-style-name="Default">
      <style:table-cell-properties fo:background-color="#d9d9d9" style:diagonal-bl-tr="none" style:diagonal-tl-br="none" style:text-align-source="fix" style:repeat-content="false" fo:wrap-option="wrap" fo:border="0.062cm solid #000000" style:direction="ltr" style:rotation-angle="0" style:rotation-align="none" style:shrink-to-fit="false" loext:vertical-justify="auto" style:vertical-align="top"/>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662" style:family="table-cell" style:parent-style-name="Default">
      <style:table-cell-properties fo:border-bottom="none"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top"/>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663" style:family="table-cell" style:parent-style-name="Default">
      <style:table-cell-properties fo:border-bottom="none"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top"/>
      <style:paragraph-properties fo:text-align="end"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664" style:family="table-cell" style:parent-style-name="Default">
      <style:table-cell-properties fo:border-bottom="0.062cm solid #000000"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top"/>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665" style:family="table-cell" style:parent-style-name="Default">
      <style:table-cell-properties fo:border-bottom="none" style:diagonal-bl-tr="none" style:diagonal-tl-br="none" style:text-align-source="fix" style:repeat-content="false" fo:wrap-option="no-wrap" fo:border-left="0.062cm solid #000000" style:direction="ltr" fo:border-right="0.062cm solid #000000" style:rotation-angle="0" style:rotation-align="none" style:shrink-to-fit="false" fo:border-top="0.062cm solid #000000" loext:vertical-justify="auto" style:vertical-align="top"/>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666" style:family="table-cell" style:parent-style-name="Default">
      <style:table-cell-properties fo:border-bottom="0.062cm solid #000000" style:diagonal-bl-tr="none" style:diagonal-tl-br="none" style:text-align-source="fix" style:repeat-content="false" fo:wrap-option="no-wrap" fo:border-left="0.062cm solid #000000" style:direction="ltr" fo:border-right="0.062cm solid #000000" style:rotation-angle="0" style:rotation-align="none" style:shrink-to-fit="false" fo:border-top="none" loext:vertical-justify="auto" style:vertical-align="top"/>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667" style:family="table-cell" style:parent-style-name="Default">
      <style:table-cell-properties fo:border-bottom="none" style:diagonal-bl-tr="none" style:diagonal-tl-br="none" fo:border-left="none" fo:border-right="none"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8" style:family="table-cell" style:parent-style-name="Default">
      <style:table-cell-properties fo:border-bottom="0.026cm solid #000000" style:diagonal-bl-tr="none" style:diagonal-tl-br="none" fo:border-left="none" fo:border-right="0.026cm solid #000000"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9" style:family="table-cell" style:parent-style-name="Default">
      <style:table-cell-properties fo:border-bottom="0.062cm solid #000000" style:diagonal-bl-tr="none" style:diagonal-tl-br="none" fo:border-left="none" fo:border-right="0.026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0" style:family="table-cell" style:parent-style-name="Default">
      <style:table-cell-properties fo:border-bottom="0.026cm solid #000000"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5" style:family="table-cell" style:parent-style-name="Default">
      <style:table-cell-properties fo:border-bottom="0.062cm solid #000000" style:diagonal-bl-tr="none" style:diagonal-tl-br="none" fo:border-left="none" fo:border-right="none"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6" style:family="table-cell" style:parent-style-name="Default">
      <style:table-cell-properties fo:border-bottom="0.026cm solid #000000" fo:background-color="#d9d9d9"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07" style:family="table-cell" style:parent-style-name="Default">
      <style:table-cell-properties style:diagonal-bl-tr="none" style:diagonal-tl-br="none" style:text-align-source="value-type" style:repeat-content="false" fo:wrap-option="no-wrap" fo:border="0.026cm solid #000000"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08" style:family="table-cell" style:parent-style-name="Default">
      <style:table-cell-properties fo:border-bottom="none"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09" style:family="table-cell" style:parent-style-name="Default" style:data-style-name="N100">
      <style:table-cell-properties fo:border-bottom="0.026cm solid #000000" style:diagonal-bl-tr="none" style:diagonal-tl-br="none" style:text-align-source="value-type"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10" style:family="table-cell" style:parent-style-name="Default">
      <style:table-cell-properties fo:border-bottom="0.026cm solid #000000" style:diagonal-bl-tr="none" style:diagonal-tl-br="none" style:text-align-source="value-type"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11" style:family="table-cell" style:parent-style-name="Default">
      <style:table-cell-properties fo:border-bottom="none" style:diagonal-bl-tr="none" style:diagonal-tl-br="none" style:text-align-source="value-type"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12" style:family="table-cell" style:parent-style-name="Default">
      <style:table-cell-properties style:text-align-source="fix" style:repeat-content="false" fo:wrap-option="no-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13" style:family="table-cell" style:parent-style-name="Default">
      <style:table-cell-properties fo:border-bottom="0.062cm solid #000000"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top"/>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14" style:family="table-cell" style:parent-style-name="Default">
      <style:table-cell-properties fo:border-bottom="0.026cm solid #000000" fo:background-color="#d9d9d9" style:diagonal-bl-tr="none" style:diagonal-tl-br="none" style:text-align-source="value-type"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15" style:family="table-cell" style:parent-style-name="Default" style:data-style-name="N100">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16" style:family="table-cell" style:parent-style-name="Default" style:data-style-name="N100">
      <style:table-cell-properties fo:border-bottom="0.062cm solid #000000"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17" style:family="table-cell" style:parent-style-name="Default">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0.062cm solid #000000" loext:vertical-justify="auto" style:vertical-align="bottom"/>
      <style:paragraph-properties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18" style:family="table-cell" style:parent-style-name="Default">
      <style:table-cell-properties fo:border-bottom="0.026cm solid #000000"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19" style:family="table-cell" style:parent-style-name="Default">
      <style:table-cell-properties fo:border-bottom="0.062cm solid #000000" style:diagonal-bl-tr="none" style:diagonal-tl-br="none" style:text-align-source="value-type" style:repeat-content="false" fo:wrap-option="no-wrap" fo:border-left="none"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20" style:family="table-cell" style:parent-style-name="Default">
      <style:table-cell-properties fo:border-bottom="0.026cm solid #000000" style:diagonal-bl-tr="none" style:diagonal-tl-br="none" style:text-align-source="fix" style:repeat-content="false" fo:wrap-option="no-wrap" fo:border-left="0.026cm solid #000000" style:direction="ltr" fo:border-right="none"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21" style:family="table-cell" style:parent-style-name="Default">
      <style:table-cell-properties fo:border-bottom="0.026cm solid #000000" style:diagonal-bl-tr="none" style:diagonal-tl-br="none" style:text-align-source="fix"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22" style:family="table-cell" style:parent-style-name="Default">
      <style:table-cell-properties fo:border-bottom="0.062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23" style:family="table-cell" style:parent-style-name="Default">
      <style:table-cell-properties fo:border-bottom="0.026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4" style:family="table-cell" style:parent-style-name="Default">
      <style:table-cell-properties fo:border-bottom="none" fo:background-color="#d9d9d9" style:diagonal-bl-tr="none" style:diagonal-tl-br="none" style:text-align-source="value-type"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725" style:family="table-cell" style:parent-style-name="Default" style:data-style-name="N100">
      <style:table-cell-properties fo:border-bottom="0.026cm solid #000000" style:diagonal-bl-tr="none" style:diagonal-tl-br="none" style:text-align-source="value-type"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26" style:family="table-cell" style:parent-style-name="Default" style:data-style-name="N100">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27" style:family="table-cell" style:parent-style-name="Default" style:data-style-name="N100">
      <style:table-cell-properties fo:border-bottom="0.062cm solid #000000"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28" style:family="table-cell" style:parent-style-name="Default">
      <style:table-cell-properties fo:border-bottom="0.026cm solid #000000" fo:background-color="#d9d9d9"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29"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30" style:family="table-cell" style:parent-style-name="Default" style:data-style-name="N100">
      <style:table-cell-properties fo:border-bottom="0.062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31" style:family="table-cell" style:parent-style-name="Default" style:data-style-name="N4">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32" style:family="table-cell" style:parent-style-name="Default" style:data-style-name="N4">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33" style:family="table-cell" style:parent-style-name="Default" style:data-style-name="N4">
      <style:table-cell-properties fo:border-bottom="0.062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34" style:family="table-cell" style:parent-style-name="Default" style:data-style-name="N114">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35" style:family="table-cell" style:parent-style-name="Default" style:data-style-name="N114">
      <style:table-cell-properties fo:border-bottom="0.062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36" style:family="table-cell" style:parent-style-name="Default">
      <style:table-cell-properties fo:border-bottom="0.026cm solid #000000" style:diagonal-bl-tr="none" style:diagonal-tl-br="none" fo:border-left="none" fo:border-right="0.062cm solid #000000"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7" style:family="table-cell" style:parent-style-name="Default">
      <style:table-cell-properties fo:border-bottom="none" fo:background-color="#d9d9d9"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738" style:family="table-cell" style:parent-style-name="Default" style:data-style-name="N100">
      <style:table-cell-properties fo:border-bottom="0.026cm solid #000000" style:diagonal-bl-tr="none" style:diagonal-tl-br="none" style:text-align-source="value-type"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39" style:family="table-cell" style:parent-style-name="Default" style:data-style-name="N100">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40" style:family="table-cell" style:parent-style-name="Default" style:data-style-name="N100">
      <style:table-cell-properties fo:border-bottom="0.062cm solid #000000"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41"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742" style:family="table-cell" style:parent-style-name="Default">
      <style:table-cell-properties fo:border-bottom="none" style:diagonal-bl-tr="none" style:diagonal-tl-br="none" fo:border-left="none" fo:border-right="0.026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3" style:family="table-cell" style:parent-style-name="Default" style:data-style-name="N100">
      <style:table-cell-properties fo:border-bottom="0.026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744" style:family="table-cell" style:parent-style-name="Default" style:data-style-name="N100">
      <style:table-cell-properties fo:border-bottom="0.026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745" style:family="table-cell" style:parent-style-name="Default" style:data-style-name="N100">
      <style:table-cell-properties fo:border-bottom="0.062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746" style:family="table-cell" style:parent-style-name="Default">
      <style:table-cell-properties fo:border-bottom="0.026cm solid #000000" fo:background-color="#d9d9d9" style:diagonal-bl-tr="none" style:diagonal-tl-br="none" style:text-align-source="fix" style:repeat-content="false" fo:wrap-option="no-wrap" fo:border-left="0.062cm solid #000000" style:direction="ltr" fo:border-right="0.026cm solid #000000" style:rotation-angle="0" style:rotation-align="none" style:shrink-to-fit="false" fo:border-top="0.062cm solid #000000" loext:vertical-justify="auto" style:vertical-align="bottom"/>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47" style:family="table-cell" style:parent-style-name="Default" style:data-style-name="N100">
      <style:table-cell-properties fo:border-bottom="0.026cm solid #000000" style:diagonal-bl-tr="none" style:diagonal-tl-br="none" style:text-align-source="fix" style:repeat-content="false" fo:wrap-option="no-wrap" fo:border-left="0.062cm solid #000000" style:direction="ltr" fo:border-right="0.026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48" style:family="table-cell" style:parent-style-name="Default" style:data-style-name="N100">
      <style:table-cell-properties fo:border-bottom="0.062cm solid #000000" style:diagonal-bl-tr="none" style:diagonal-tl-br="none" style:text-align-source="fix" style:repeat-content="false" fo:wrap-option="no-wrap" fo:border-left="0.062cm solid #000000" style:direction="ltr" fo:border-right="0.026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49" style:family="table-cell" style:parent-style-name="Default">
      <style:table-cell-properties fo:border-bottom="0.026cm solid #000000" style:diagonal-bl-tr="none" style:diagonal-tl-br="none" style:text-align-source="fix" style:repeat-content="false" fo:wrap-option="no-wrap" fo:border-left="0.062cm solid #000000" style:direction="ltr" fo:border-right="0.026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Courier New" fo:font-size="8pt" fo:font-style="normal" fo:text-shadow="none" style:text-underline-style="none" fo:font-weight="bold" style:font-size-asian="8pt" style:font-style-asian="normal" style:font-weight-asian="bold" style:font-name-complex="Courier New" style:font-size-complex="8pt" style:font-style-complex="normal" style:font-weight-complex="bold"/>
    </style:style>
    <style:style style:name="ce750" style:family="table-cell" style:parent-style-name="Default">
      <style:table-cell-properties fo:border-bottom="0.026cm solid #000000" style:diagonal-bl-tr="none" style:diagonal-tl-br="none" style:text-align-source="fix" style:repeat-content="false" fo:wrap-option="no-wrap" fo:border-left="0.062cm solid #000000" style:direction="ltr" fo:border-right="0.026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Courier New" fo:font-size="8pt" fo:font-style="normal" fo:text-shadow="none" style:text-underline-style="none" fo:font-weight="bold" style:font-size-asian="8pt" style:font-style-asian="normal" style:font-weight-asian="bold" style:font-name-complex="Courier New" style:font-size-complex="8pt" style:font-style-complex="normal" style:font-weight-complex="bold"/>
    </style:style>
    <style:style style:name="ce751" style:family="table-cell" style:parent-style-name="Default">
      <style:table-cell-properties fo:border-bottom="0.026cm solid #000000" fo:background-color="#d9d9d9"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52" style:family="table-cell" style:parent-style-name="Default">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53" style:family="table-cell" style:parent-style-name="Default">
      <style:table-cell-properties fo:border-bottom="none"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54" style:family="table-cell" style:parent-style-name="Default">
      <style:table-cell-properties style:diagonal-bl-tr="none" style:diagonal-tl-br="none" style:text-align-source="fix" style:repeat-content="false" fo:wrap-option="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55" style:family="table-cell" style:parent-style-name="Default">
      <style:table-cell-properties fo:border-bottom="none" style:diagonal-bl-tr="none" style:diagonal-tl-br="none" style:text-align-source="fix" style:repeat-content="false" fo:wrap-option="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56" style:family="table-cell" style:parent-style-name="Default" style:data-style-name="N100">
      <style:table-cell-properties style:diagonal-bl-tr="none" style:diagonal-tl-br="none" style:text-align-source="fix" style:repeat-content="false" fo:wrap-option="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57" style:family="table-cell" style:parent-style-name="Default" style:data-style-name="N100">
      <style:table-cell-properties fo:border-bottom="0.062cm solid #000000" style:diagonal-bl-tr="none" style:diagonal-tl-br="none" style:text-align-source="fix" style:repeat-content="false" fo:wrap-option="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58"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59" style:family="table-cell" style:parent-style-name="Default">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760" style:family="table-cell" style:parent-style-name="Default">
      <style:table-cell-properties fo:border-bottom="0.026cm solid #000000" style:diagonal-bl-tr="none" style:diagonal-tl-br="none" style:text-align-source="fix" style:repeat-content="false" fo:wrap-option="no-wrap" fo:border-left="none"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61" style:family="table-cell" style:parent-style-name="Default" style:data-style-name="N100">
      <style:table-cell-properties style:diagonal-bl-tr="none" style:diagonal-tl-br="none" style:text-align-source="fix" style:repeat-content="false" fo:wrap-option="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62" style:family="table-cell" style:parent-style-name="Default" style:data-style-name="N100">
      <style:table-cell-properties fo:border-bottom="0.026cm solid #000000" style:diagonal-bl-tr="none" style:diagonal-tl-br="none" style:text-align-source="value-type" style:repeat-content="false" fo:wrap-option="no-wrap" fo:border-left="0.026cm solid #000000" style:direction="ltr" fo:border-right="none"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63" style:family="table-cell" style:parent-style-name="Default" style:data-style-name="N4">
      <style:table-cell-properties fo:border-bottom="0.062cm solid #000000" style:diagonal-bl-tr="none" style:diagonal-tl-br="none" style:text-align-source="fix" style:repeat-content="false" fo:wrap-option="no-wrap" fo:border-left="0.026cm solid #000000" style:direction="ltr" fo:border-right="none" style:rotation-angle="0" style:rotation-align="none" style:shrink-to-fit="false" fo:border-top="0.026cm solid #000000" loext:vertical-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64" style:family="table-cell" style:parent-style-name="Default">
      <style:table-cell-properties fo:border-bottom="0.026cm solid #000000" fo:background-color="#d9d9d9" style:diagonal-bl-tr="none" style:diagonal-tl-br="none" style:text-align-source="fix" style:repeat-content="false" fo:wrap-option="no-wrap" fo:border-left="none" style:direction="ltr" fo:border-right="0.026cm solid #000000" style:rotation-angle="0" style:rotation-align="none" style:shrink-to-fit="false" fo:border-top="0.062cm solid #000000" loext:vertical-justify="auto" style:vertical-align="bottom"/>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65" style:family="table-cell" style:parent-style-name="Default">
      <style:table-cell-properties fo:border-bottom="0.026cm solid #000000" style:diagonal-bl-tr="none" style:diagonal-tl-br="none" style:text-align-source="fix" style:repeat-content="false" fo:wrap-option="no-wrap" fo:border-left="none" style:direction="ltr" fo:border-right="0.026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66" style:family="table-cell" style:parent-style-name="Default">
      <style:table-cell-properties fo:border-bottom="0.062cm solid #000000" style:diagonal-bl-tr="none" style:diagonal-tl-br="none" style:text-align-source="fix" style:repeat-content="false" fo:wrap-option="no-wrap" fo:border-left="none" style:direction="ltr" fo:border-right="0.026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67" style:family="table-cell" style:parent-style-name="Default">
      <style:table-cell-properties fo:border-bottom="0.026cm solid #000000" style:diagonal-bl-tr="none" style:diagonal-tl-br="none" style:text-align-source="value-type"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68" style:family="table-cell" style:parent-style-name="Default">
      <style:table-cell-properties style:diagonal-bl-tr="none" style:diagonal-tl-br="none" style:text-align-source="value-type" style:repeat-content="false" fo:wrap-option="no-wrap" fo:border="0.026cm solid #000000"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69" style:family="table-cell" style:parent-style-name="Default" style:data-style-name="N4">
      <style:table-cell-properties fo:border-bottom="0.026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70" style:family="table-cell" style:parent-style-name="Default" style:data-style-name="N4">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71" style:family="table-cell" style:parent-style-name="Default" style:data-style-name="N4">
      <style:table-cell-properties fo:border-bottom="0.062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start"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72" style:family="table-cell" style:parent-style-name="Default" style:data-style-name="N100">
      <style:table-cell-properties fo:border-bottom="0.026cm solid #000000"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73" style:family="table-cell" style:parent-style-name="Default" style:data-style-name="N100">
      <style:table-cell-properties fo:border-bottom="0.026cm solid #000000" style:diagonal-bl-tr="none" style:diagonal-tl-br="none" style:text-align-source="value-type"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74" style:family="table-cell" style:parent-style-name="Default" style:data-style-name="N100">
      <style:table-cell-properties fo:border-bottom="0.062cm solid #000000" style:diagonal-bl-tr="none" style:diagonal-tl-br="none" style:text-align-source="value-type"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75" style:family="table-cell" style:parent-style-name="Default" style:data-style-name="N100">
      <style:table-cell-properties fo:border-bottom="0.026cm solid #000000" style:diagonal-bl-tr="none" style:diagonal-tl-br="none" style:text-align-source="fix" style:repeat-content="false" fo:wrap-option="no-wrap" fo:border-left="none" style:direction="ltr" fo:border-right="0.026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76" style:family="table-cell" style:parent-style-name="Default" style:data-style-name="N100">
      <style:table-cell-properties fo:border-bottom="0.062cm solid #000000" style:diagonal-bl-tr="none" style:diagonal-tl-br="none" style:text-align-source="fix" style:repeat-content="false" fo:wrap-option="no-wrap" fo:border-left="none" style:direction="ltr" fo:border-right="0.026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77" style:family="table-cell" style:parent-style-name="Default" style:data-style-name="N4">
      <style:table-cell-properties fo:border-bottom="0.026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78" style:family="table-cell" style:parent-style-name="Default" style:data-style-name="N4">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79" style:family="table-cell" style:parent-style-name="Default" style:data-style-name="N4">
      <style:table-cell-properties fo:border-bottom="0.062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80" style:family="table-cell" style:parent-style-name="Default">
      <style:table-cell-properties fo:border-bottom="none" fo:background-color="#d9d9d9" style:diagonal-bl-tr="none" style:diagonal-tl-br="none" style:text-align-source="fix" style:repeat-content="false" fo:wrap-option="no-wrap" fo:border-left="0.026cm solid #000000" style:direction="ltr" fo:border-right="none"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781"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82" style:family="table-cell" style:parent-style-name="Default" style:data-style-name="N100">
      <style:table-cell-properties fo:border-bottom="0.062cm solid #000000" style:diagonal-bl-tr="none" style:diagonal-tl-br="none" style:text-align-source="fix" style:repeat-content="false" fo:wrap-option="no-wrap" fo:border-left="0.026cm solid #000000" style:direction="ltr" fo:border-right="0.026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83" style:family="table-cell" style:parent-style-name="Default">
      <style:table-cell-properties fo:border-bottom="0.026cm solid #000000" fo:background-color="#d9d9d9"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84"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85" style:family="table-cell" style:parent-style-name="Default">
      <style:table-cell-properties fo:border-bottom="none" style:text-align-source="fix" style:repeat-content="false" fo:wrap-option="no-wrap" fo:border-left="none" style:direction="ltr" fo:border-right="0.062cm solid #000000" style:rotation-angle="0" style:rotation-align="none" style:shrink-to-fit="false" fo:border-top="none" css3t:text-justify="auto" style:vertical-align="bottom"/>
      <style:paragraph-properties fo:text-align="center" fo:margin-left="0cm" style:writing-mode="page"/>
      <style:text-properties fo:color="#000000" style:text-outline="false" style:text-line-through-styl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786" style:family="table-cell" style:parent-style-name="Default">
      <style:table-cell-properties fo:border-bottom="0.026cm solid #000000" style:diagonal-bl-tr="none" style:diagonal-tl-br="none" style:text-align-source="fix"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87" style:family="table-cell" style:parent-style-name="Default">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88" style:family="table-cell" style:parent-style-name="Default">
      <style:table-cell-properties fo:border-bottom="0.026cm solid #000000" style:diagonal-bl-tr="none" style:diagonal-tl-br="none" style:text-align-source="fix" style:repeat-content="false" fo:wrap-option="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89" style:family="table-cell" style:parent-style-name="Default" style:data-style-name="N100">
      <style:table-cell-properties fo:border-bottom="0.026cm solid #000000" style:diagonal-bl-tr="none" style:diagonal-tl-br="none" style:text-align-source="fix" style:repeat-content="false" fo:wrap-option="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0" style:family="table-cell" style:parent-style-name="Default">
      <style:table-cell-properties fo:border-bottom="none" style:diagonal-bl-tr="none" style:diagonal-tl-br="none" style:text-align-source="fix" style:repeat-content="false" fo:wrap-option="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1" style:family="table-cell" style:parent-style-name="Default">
      <style:table-cell-properties fo:border-bottom="0.026cm solid #000000" fo:background-color="#d9d9d9"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92"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3" style:family="table-cell" style:parent-style-name="Default" style:data-style-name="N100">
      <style:table-cell-properties fo:border-bottom="0.062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4" style:family="table-cell" style:parent-style-name="Default">
      <style:table-cell-properties fo:border-bottom="0.026cm solid #000000" fo:background-color="#d9d9d9"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bottom"/>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795" style:family="table-cell" style:parent-style-name="Default">
      <style:table-cell-properties fo:border-bottom="0.026cm solid #000000"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6" style:family="table-cell" style:parent-style-name="Default">
      <style:table-cell-properties fo:border-bottom="0.062cm solid #000000"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bottom"/>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7" style:family="table-cell" style:parent-style-name="Default">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8" style:family="table-cell" style:parent-style-name="Default">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99" style:family="table-cell" style:parent-style-name="Default">
      <style:table-cell-properties fo:border-bottom="0.062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00" style:family="table-cell" style:parent-style-name="Default">
      <style:table-cell-properties fo:border-bottom="none" fo:background-color="#d9d9d9"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801"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02" style:family="table-cell" style:parent-style-name="Default" style:data-style-name="N100">
      <style:table-cell-properties fo:border-bottom="0.062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03" style:family="table-cell" style:parent-style-name="Default">
      <style:table-cell-properties fo:border-bottom="none"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4" style:family="table-cell" style:parent-style-name="Default">
      <style:table-cell-properties fo:border-bottom="none"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top"/>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05" style:family="table-cell" style:parent-style-name="Default">
      <style:table-cell-properties fo:border-bottom="0.062cm solid #000000"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top"/>
      <style:paragraph-properties fo:text-align="start"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06" style:family="table-cell" style:parent-style-name="Default">
      <style:table-cell-properties fo:border-bottom="none"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07" style:family="table-cell" style:parent-style-name="Default">
      <style:table-cell-properties fo:border-bottom="none"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08" style:family="table-cell" style:parent-style-name="Default">
      <style:table-cell-properties fo:border-bottom="none" style:diagonal-bl-tr="none" style:diagonal-tl-br="none" fo:border-left="none" fo:border-right="0.026cm solid #000000" style:rotation-align="none" fo:border-top="non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09" style:family="table-cell" style:parent-style-name="Default">
      <style:table-cell-properties fo:border-bottom="0.026cm solid #000000"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10"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11" style:family="table-cell" style:parent-style-name="Default">
      <style:table-cell-properties style:text-align-source="fix" style:repeat-content="false" fo:wrap-option="wrap" fo:border="none"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12" style:family="table-cell" style:parent-style-name="Default">
      <style:table-cell-properties style:diagonal-bl-tr="none" style:diagonal-tl-br="none" style:text-align-source="value-type" style:repeat-content="false" fo:wrap-option="no-wrap" fo:border="0.026cm solid #000000"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13" style:family="table-cell" style:parent-style-name="Default">
      <style:table-cell-properties style:diagonal-bl-tr="none" style:diagonal-tl-br="none" style:text-align-source="value-type" style:repeat-content="false" fo:wrap-option="no-wrap" fo:border="0.026cm solid #000000"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14"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15"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16"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999999"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7" style:family="table-cell" style:parent-style-name="Default" style:data-style-name="N100">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f7981d"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8" style:family="table-cell" style:parent-style-name="Default" style:data-style-name="N100">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7e3794"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9" style:family="table-cell" style:parent-style-name="Default" style:data-style-name="N100">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0" style:family="table-cell" style:parent-style-name="Default" style:data-style-name="N100">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1" style:family="table-cell" style:parent-style-name="Default" style:data-style-name="N100">
      <style:table-cell-properties fo:background-color="#e2efd9"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2"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3" style:family="table-cell" style:parent-style-name="Default" style:data-style-name="N112">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f7981d"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4" style:family="table-cell" style:parent-style-name="Default" style:data-style-name="N100">
      <style:table-cell-properties fo:border-bottom="none" style:diagonal-bl-tr="none" style:diagonal-tl-br="none" style:text-align-source="value-type" style:repeat-content="false" fo:wrap-option="no-wrap" fo:border-left="0.026cm solid #000000" style:direction="ltr" fo:border-right="none"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5" style:family="table-cell" style:parent-style-name="Default" style:data-style-name="N100">
      <style:table-cell-properties fo:border-bottom="none" style:diagonal-bl-tr="none" style:diagonal-tl-br="none" style:text-align-source="value-type" style:repeat-content="false" fo:wrap-option="no-wrap" fo:border-left="0.026cm solid #000000" style:direction="ltr" fo:border-right="none"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6" style:family="table-cell" style:parent-style-name="Default" style:data-style-name="N100">
      <style:table-cell-properties fo:border-bottom="0.026cm solid #000000" style:diagonal-bl-tr="none" style:diagonal-tl-br="none" style:text-align-source="value-type" style:repeat-content="false" fo:wrap-option="no-wrap" fo:border-left="0.026cm solid #000000" style:direction="ltr" fo:border-right="none"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7"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8" style:family="table-cell" style:parent-style-name="Default" style:data-style-name="N100">
      <style:table-cell-properties fo:border-bottom="0.026cm solid #000000" style:diagonal-bl-tr="none" style:diagonal-tl-br="none" style:text-align-source="value-type" style:repeat-content="false" fo:wrap-option="no-wrap" fo:border-left="none" style:direction="ltr" fo:border-right="none"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9" style:family="table-cell" style:parent-style-name="Default" style:data-style-name="N100">
      <style:table-cell-properties fo:background-color="#d9ead3"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0" style:family="table-cell" style:parent-style-name="Default" style:data-style-name="N100">
      <style:table-cell-properties fo:border-bottom="none" style:diagonal-bl-tr="none" style:diagonal-tl-br="none" style:text-align-source="value-type" style:repeat-content="false" fo:wrap-option="no-wrap" fo:border-left="0.026cm solid #000000"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1"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f7981d"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2"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3"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4" style:family="table-cell" style:parent-style-name="Default" style:data-style-name="N100">
      <style:table-cell-properties fo:border-bottom="0.026cm solid #000000"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5" style:family="table-cell" style:parent-style-name="Default" style:data-style-name="N100">
      <style:table-cell-properties style:text-align-source="value-type" style:repeat-content="false" fo:wrap-option="no-wrap" style:direction="ltr" style:rotation-angle="0" style:rotation-align="none" style:shrink-to-fit="false" loext:vertical-justify="auto" style:vertical-align="bottom"/>
      <style:paragraph-properties fo:margin-left="0cm" style:writing-mode="page"/>
      <style:text-properties fo:color="#7e3794"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6" style:family="table-cell" style:parent-style-name="Default" style:data-style-name="N100">
      <style:table-cell-properties fo:border-bottom="0.026cm solid #000000" style:diagonal-bl-tr="none" style:diagonal-tl-br="none" style:text-align-source="value-type" style:repeat-content="false" fo:wrap-option="no-wrap" fo:border-left="0.026cm solid #000000"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7" style:family="table-cell" style:parent-style-name="Default" style:data-style-name="N100">
      <style:table-cell-properties fo:background-color="#ffffff"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8" style:family="table-cell" style:parent-style-name="Default" style:data-style-name="N100">
      <style:table-cell-properties fo:background-color="#ffffff" style:text-align-source="value-type" style:repeat-content="false" fo:wrap-option="no-wrap"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9"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0" style:family="table-cell" style:parent-style-name="Default" style:data-style-name="N4">
      <style:table-cell-properties style:diagonal-bl-tr="none" style:diagonal-tl-br="none" style:text-align-source="fix" style:repeat-content="false" fo:wrap-option="no-wrap" fo:border="0.026cm solid #000000" style:direction="ltr" style:rotation-angle="0" style:rotation-align="none" style:shrink-to-fit="false" css3t:text-justify="auto" style:vertical-align="bottom"/>
      <style:paragraph-properties fo:text-align="end" fo:margin-left="0cm" style:writing-mode="page"/>
      <style:text-properties fo:color="#f7981d"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1" style:family="table-cell" style:parent-style-name="Default" style:data-style-name="N4">
      <style:table-cell-properties style:diagonal-bl-tr="none" style:diagonal-tl-br="none" style:text-align-source="value-type" style:repeat-content="false" fo:wrap-option="no-wrap" fo:border="0.026cm solid #000000" style:direction="ltr" style:rotation-angle="0" style:rotation-align="none" style:shrink-to-fit="false" css3t:text-justify="auto" style:vertical-align="bottom"/>
      <style:paragraph-properties fo:margin-left="0cm" style:writing-mode="page"/>
      <style:text-properties fo:color="#f7981d"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2" style:family="table-cell" style:parent-style-name="Default" style:data-style-name="N100">
      <style:table-cell-properties fo:background-color="#f9cb9c" style:text-align-source="value-type" style:repeat-content="false" fo:wrap-option="no-wrap" style:direction="ltr" style:rotation-angle="45"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3" style:family="table-cell" style:parent-style-name="Default" style:data-style-name="N100">
      <style:table-cell-properties fo:background-color="#f9cb9c" style:text-align-source="value-type" style:repeat-content="false" fo:wrap-option="no-wrap" fo:border="none" style:direction="ltr" style:rotation-angle="45"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4" style:family="table-cell" style:parent-style-name="Default" style:data-style-name="N100">
      <style:table-cell-properties fo:background-color="#f9cb9c"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5" style:family="table-cell" style:parent-style-name="Default" style:data-style-name="N100">
      <style:table-cell-properties fo:background-color="#f9cb9c"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6"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47" style:family="table-cell" style:parent-style-name="Default" style:data-style-name="N100">
      <style:table-cell-properties fo:border-bottom="none" fo:background-color="#f9cb9c"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8" style:family="table-cell" style:parent-style-name="Default">
      <style:table-cell-properties fo:background-color="#f9cb9c" style:text-align-source="fix" style:repeat-content="false" fo:wrap-option="no-wrap" fo:border="none" style:direction="ltr" style:rotation-angle="0" style:rotation-align="none" style:shrink-to-fit="false" loext:vertical-justify="auto" style:vertical-align="bottom"/>
      <style:paragraph-properties fo:text-align="end" fo:margin-left="0cm" style:writing-mode="page"/>
      <style:text-properties fo:color="#000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49"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850"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Pacifico" fo:font-size="24pt" fo:font-style="normal" fo:text-shadow="none" style:text-underline-style="none" fo:font-weight="bold" style:font-size-asian="24pt" style:font-style-asian="normal" style:font-weight-asian="bold" style:font-name-complex="Pacifico" style:font-size-complex="24pt" style:font-style-complex="normal" style:font-weight-complex="bold"/>
    </style:style>
    <style:style style:name="ce851" style:family="table-cell" style:parent-style-name="Default" style:data-style-name="N100">
      <style:table-cell-properties fo:background-color="#f9cb9c"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852"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3" style:family="table-cell" style:parent-style-name="Default" style:data-style-name="N100">
      <style:table-cell-properties fo:border-bottom="0.062cm solid #000000" fo:background-color="#ffd966" style:diagonal-bl-tr="none" style:diagonal-tl-br="none" style:text-align-source="fix" style:repeat-content="false" fo:wrap-option="no-wrap" fo:border-left="0.062cm solid #000000"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4"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5"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6"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LEN(TRIM([.D5]))=0)" style:apply-style-name="ConditionalStyle_5f_3" style:base-cell-address="'Sign-Ups B'.D5"/>
    </style:style>
    <style:style style:name="ce857" style:family="table-cell" style:parent-style-name="Default">
      <style:table-cell-properties fo:border-bottom="0.026cm solid #000000" style:diagonal-bl-tr="none" style:diagonal-tl-br="none" fo:border-left="0.026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 B'.D5"/>
    </style:style>
    <style:style style:name="ce858" style:family="table-cell" style:parent-style-name="Default" style:data-style-name="N4">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 B'.D9"/>
    </style:style>
    <style:style style:name="ce859"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 B'.D10"/>
    </style:style>
    <style:style style:name="ce860" style:family="table-cell" style:parent-style-name="Default" style:data-style-name="N100">
      <style:table-cell-properties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 B'.D11"/>
    </style:style>
    <style:style style:name="ce861" style:family="table-cell" style:parent-style-name="Default" style:data-style-name="N100">
      <style:table-cell-properties fo:border-bottom="0.062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 B'.D9"/>
    </style:style>
    <style:style style:name="ce862"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 B'.D22"/>
    </style:style>
    <style:style style:name="ce864" style:family="table-cell" style:parent-style-name="Default" style:data-style-name="N4">
      <style:table-cell-properties fo:border-bottom="0.026cm solid #000000" fo:background-color="#efefef" style:diagonal-bl-tr="none" style:diagonal-tl-br="none" style:text-align-source="fix" style:repeat-content="false" fo:wrap-option="no-wrap" fo:border-left="0.026cm solid #000000" style:direction="ltr" fo:border-right="0.026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865" style:family="table-cell" style:parent-style-name="Default" style:data-style-name="N100">
      <style:table-cell-properties fo:background-color="#d9d9d9" style:diagonal-bl-tr="none" style:diagonal-tl-br="none" style:text-align-source="value-type" style:repeat-content="false" fo:wrap-option="no-wrap" fo:border="0.026cm solid #000000"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66" style:family="table-cell" style:parent-style-name="Default" style:data-style-name="N100">
      <style:table-cell-properties fo:background-color="#ffffff" style:diagonal-bl-tr="none" style:diagonal-tl-br="none" style:text-align-source="value-type" style:repeat-content="false" fo:wrap-option="no-wrap" fo:border="0.026cm solid #000000" style:direction="ltr" style:rotation-angle="0" style:rotation-align="none" style:shrink-to-fit="fals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67"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68" style:family="table-cell" style:parent-style-name="Default" style:data-style-name="N100">
      <style:table-cell-properties fo:border-bottom="0.026cm solid #000000" fo:background-color="#ffffff" style:diagonal-bl-tr="none" style:diagonal-tl-br="none" style:text-align-source="fix" style:repeat-content="false" fo:wrap-option="no-wrap" fo:border-left="0.026cm solid #000000" style:direction="ltr" fo:border-right="none" style:rotation-angle="0" style:rotation-align="none" style:shrink-to-fit="false" fo:border-top="0.062cm solid #000000"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 B'.D22"/>
    </style:style>
    <style:style style:name="ce869" style:family="table-cell" style:parent-style-name="Default" style:data-style-name="N4">
      <style:table-cell-properties fo:background-color="#f3f3f3"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870"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1"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2"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3"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4"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5"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6"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7" style:family="table-cell" style:parent-style-name="Default" style:data-style-name="N100">
      <style:table-cell-properties fo:border-bottom="0.026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8"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879" style:family="table-cell" style:parent-style-name="Default">
      <style:table-cell-properties fo:border-bottom="none"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 B'.D5"/>
    </style:style>
    <style:style style:name="ce880" style:family="table-cell" style:parent-style-name="Default">
      <style:table-cell-properties fo:border-bottom="0.026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5]))=0)" style:apply-style-name="ConditionalStyle_5f_3" style:base-cell-address="'Sign-Ups B'.D5"/>
    </style:style>
    <style:style style:name="ce881" style:family="table-cell" style:parent-style-name="Default" style:data-style-name="N4">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9]))=0)" style:apply-style-name="ConditionalStyle_5f_3" style:base-cell-address="'Sign-Ups B'.D9"/>
    </style:style>
    <style:style style:name="ce882"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D10]))=0)" style:apply-style-name="ConditionalStyle_5f_3" style:base-cell-address="'Sign-Ups B'.D10"/>
    </style:style>
    <style:style style:name="ce883" style:family="table-cell" style:parent-style-name="Default" style:data-style-name="N100">
      <style:table-cell-properties fo:border-bottom="0.026cm solid #000000" style:diagonal-bl-tr="none" style:diagonal-tl-br="none" style:text-align-source="fix"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11]))=0)" style:apply-style-name="ConditionalStyle_5f_6" style:base-cell-address="'Sign-Ups B'.D11"/>
    </style:style>
    <style:style style:name="ce884" style:family="table-cell" style:parent-style-name="Default">
      <style:table-cell-properties fo:border-bottom="0.062cm solid #000000" style:diagonal-bl-tr="none" style:diagonal-tl-br="none" fo:border-left="none" fo:border-right="none"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9]))=0)" style:apply-style-name="ConditionalStyle_5f_3" style:base-cell-address="'Sign-Ups B'.D9"/>
    </style:style>
    <style:style style:name="ce885" style:family="table-cell" style:parent-style-name="Default">
      <style:table-cell-properties fo:border-bottom="none" fo:background-color="#d9d9d9"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 B'.D22"/>
    </style:style>
    <style:style style:name="ce886" style:family="table-cell" style:parent-style-name="Default" style:data-style-name="N4">
      <style:table-cell-properties fo:background-color="#b7b7b7" style:diagonal-bl-tr="none" style:diagonal-tl-br="none" style:text-align-source="fix" style:repeat-content="false" fo:wrap-option="no-wrap" fo:border="0.026cm solid #000000"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887"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 B'.E26"/>
    </style:style>
    <style:style style:name="ce888"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 B'.E26"/>
    </style:style>
    <style:style style:name="ce889" style:family="table-cell" style:parent-style-name="Default" style:data-style-name="N100">
      <style:table-cell-properties fo:border-bottom="0.062cm solid #000000"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26:.D29]=&quot;(Closed)&quot;)" style:apply-style-name="ConditionalStyle_5f_1" style:base-cell-address="'Sign-Ups B'.E26"/>
    </style:style>
    <style:style style:name="ce890" style:family="table-cell" style:parent-style-name="Default">
      <style:table-cell-properties fo:border-bottom="0.026cm solid #000000" fo:background-color="#bdbdbd" style:diagonal-bl-tr="none" style:diagonal-tl-br="none" fo:border-left="none" fo:border-right="none" style:rotation-align="none" fo:border-top="0.062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 B'.D22"/>
    </style:style>
    <style:style style:name="ce891"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 B'.E35"/>
    </style:style>
    <style:style style:name="ce895"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 B'.E35"/>
    </style:style>
    <style:style style:name="ce896"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35:.D38]=&quot;(Closed)&quot;)" style:apply-style-name="ConditionalStyle_5f_1" style:base-cell-address="'Sign-Ups B'.E35"/>
    </style:style>
    <style:style style:name="ce897"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 B'.E44"/>
    </style:style>
    <style:style style:name="ce898"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 B'.E44"/>
    </style:style>
    <style:style style:name="ce899"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44:.D47]=&quot;(Closed)&quot;)" style:apply-style-name="ConditionalStyle_5f_1" style:base-cell-address="'Sign-Ups B'.E44"/>
    </style:style>
    <style:style style:name="ce900"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 B'.E53"/>
    </style:style>
    <style:style style:name="ce901"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D53:.D56]=&quot;(Closed)&quot;)" style:apply-style-name="ConditionalStyle_5f_1" style:base-cell-address="'Sign-Ups B'.E53"/>
    </style:style>
    <style:style style:name="ce902"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 B'.E53"/>
    </style:style>
    <style:style style:name="ce903"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D53:.D56]=&quot;(Closed)&quot;)" style:apply-style-name="ConditionalStyle_5f_1" style:base-cell-address="'Sign-Ups B'.E53"/>
    </style:style>
    <style:style style:name="ce904" style:family="table-cell" style:parent-style-name="Default">
      <style:table-cell-properties fo:border-bottom="none"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5" style:family="table-cell" style:parent-style-name="Default">
      <style:table-cell-properties fo:border-bottom="0.026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x&quot;" style:apply-style-name="ConditionalStyle_5f_1" style:base-cell-address="'Sign-Ups B'.E10"/>
    </style:style>
    <style:style style:name="ce906"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907" style:family="table-cell" style:parent-style-name="Default" style:data-style-name="N100">
      <style:table-cell-properties fo:border-bottom="0.026cm solid #000000"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 B'.F23"/>
    </style:style>
    <style:style style:name="ce908" style:family="table-cell" style:parent-style-name="Default" style:data-style-name="N100">
      <style:table-cell-properties fo:border-bottom="0.026cm solid #000000"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909"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 B'.E26"/>
    </style:style>
    <style:style style:name="ce910" style:family="table-cell" style:parent-style-name="Default">
      <style:table-cell-properties fo:border-bottom="0.026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 B'.E26"/>
    </style:style>
    <style:style style:name="ce911" style:family="table-cell" style:parent-style-name="Default">
      <style:table-cell-properties fo:border-bottom="0.062cm solid #000000"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26:.D29]=&quot;(Closed)&quot;)" style:apply-style-name="ConditionalStyle_5f_1" style:base-cell-address="'Sign-Ups B'.E26"/>
    </style:style>
    <style:style style:name="ce912" style:family="table-cell" style:parent-style-name="Default" style:data-style-name="N100">
      <style:table-cell-properties fo:border-bottom="0.026cm solid #000000" style:diagonal-bl-tr="none" style:diagonal-tl-br="none" style:text-align-source="fix"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 B'.F23"/>
    </style:style>
    <style:style style:name="ce913"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 B'.E35"/>
    </style:style>
    <style:style style:name="ce914"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35:.D38]=&quot;(Closed)&quot;)" style:apply-style-name="ConditionalStyle_5f_1" style:base-cell-address="'Sign-Ups B'.E35"/>
    </style:style>
    <style:style style:name="ce915"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916"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3]=&quot;(Flight Closed)&quot;)" style:apply-style-name="ConditionalStyle_5f_1" style:base-cell-address="'Sign-Ups B'.F23"/>
    </style:style>
    <style:style style:name="ce917"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 B'.E44"/>
    </style:style>
    <style:style style:name="ce918"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44:.D47]=&quot;(Closed)&quot;)" style:apply-style-name="ConditionalStyle_5f_1" style:base-cell-address="'Sign-Ups B'.E44"/>
    </style:style>
    <style:style style:name="ce919"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920" style:family="table-cell" style:parent-style-name="Default" style:data-style-name="N100">
      <style:table-cell-properties fo:border-bottom="0.026cm solid #000000" fo:background-color="#d9d9d9"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921"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 B'.E53"/>
    </style:style>
    <style:style style:name="ce922" style:family="table-cell" style:parent-style-name="Default">
      <style:table-cell-properties fo:border-bottom="none"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 B'.E53"/>
    </style:style>
    <style:style style:name="ce923"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D53:.D56]=&quot;(Closed)&quot;)" style:apply-style-name="ConditionalStyle_5f_1" style:base-cell-address="'Sign-Ups B'.E53"/>
    </style:style>
    <style:style style:name="ce924" style:family="table-cell" style:parent-style-name="Default" style:data-style-name="N100">
      <style:table-cell-properties fo:border-bottom="none" fo:background-color="#f9cb9c" style:diagonal-bl-tr="none" style:diagonal-tl-br="none" fo:border-left="0.062cm solid #000000" fo:border-right="none" style:rotation-align="none" fo:border-top="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5" style:family="table-cell" style:parent-style-name="Default" style:data-style-name="N100">
      <style:table-cell-properties style:diagonal-bl-tr="none" style:diagonal-tl-br="none" style:text-align-source="fix" style:repeat-content="false" fo:wrap-option="wrap" fo:border="0.062cm solid #000000"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6" style:family="table-cell" style:parent-style-name="Default" style:data-style-name="N100">
      <style:table-cell-properties fo:background-color="#f9cb9c" style:text-align-source="value-type" style:repeat-content="false" fo:wrap-option="no-wrap" fo:border="none"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7" style:family="table-cell" style:parent-style-name="Default" style:data-style-name="N100">
      <style:table-cell-properties style:diagonal-bl-tr="none" style:diagonal-tl-br="none" style:text-align-source="value-type" style:repeat-content="false" fo:wrap-option="wrap" fo:border="0.062cm solid #000000" style:direction="ltr" style:rotation-angle="0" style:rotation-align="none" style:shrink-to-fit="false" css3t:text-justify="auto" style:vertical-align="top"/>
      <style:paragraph-properties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8"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9"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0"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1"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2" style:family="table-cell" style:parent-style-name="Default" style:data-style-name="N100">
      <style:table-cell-properties fo:border-bottom="0.026cm solid #000000" fo:background-color="#ffffff" style:diagonal-bl-tr="none" style:diagonal-tl-br="none" style:text-align-source="fix" style:repeat-content="false" fo:wrap-option="no-wrap" fo:border-left="0.026cm solid #000000" style:direction="ltr" fo:border-right="none" style:rotation-angle="0" style:rotation-align="none" style:shrink-to-fit="false" fo:border-top="0.062cm solid #000000" loext:vertical-justify="auto" style:vertical-align="bottom"/>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X&quot;" style:apply-style-name="ConditionalStyle_5f_1" style:base-cell-address="'Sign-Ups B'.D22"/>
    </style:style>
    <style:style style:name="ce933" style:family="table-cell" style:parent-style-name="Default" style:data-style-name="N4">
      <style:table-cell-properties fo:background-color="#f3f3f3" style:diagonal-bl-tr="none" style:diagonal-tl-br="none" style:text-align-source="fix" style:repeat-content="false" fo:wrap-option="no-wrap" fo:border="0.026cm solid #000000"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934"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5"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6"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7"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8" style:family="table-cell" style:parent-style-name="Default" style:data-style-name="N100">
      <style:table-cell-properties fo:border-bottom="0.026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39"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40" style:family="table-cell" style:parent-style-name="Default" style:data-style-name="N100">
      <style:table-cell-properties fo:background-color="#f9cb9c" style:text-align-source="fix" style:repeat-content="false" fo:wrap-option="no-wrap" style:direction="ltr" style:rotation-angle="0" style:rotation-align="none" style:shrink-to-fit="false" loext:vertical-justify="auto" style:vertical-align="middle"/>
      <style:paragraph-properties fo:text-align="end" fo:margin-left="0cm" style:writing-mode="page"/>
      <style:text-properties fo:color="#000000" style:text-outline="false" style:text-line-through-style="none" style:font-name="Verdana" fo:font-size="18pt" fo:font-style="normal" fo:text-shadow="none" style:text-underline-style="solid" style:text-underline-width="auto" style:text-underline-color="font-color" fo:font-weight="normal" style:font-size-asian="18pt" style:font-style-asian="normal" style:font-weight-asian="normal" style:font-name-complex="Verdana" style:font-size-complex="18pt" style:font-style-complex="normal" style:font-weight-complex="normal"/>
    </style:style>
    <style:style style:name="ce941"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name-complex="Verdana" style:font-size-complex="16pt" style:font-style-complex="normal" style:font-weight-complex="bold"/>
    </style:style>
    <style:style style:name="ce942"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943"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944" style:family="table-cell" style:parent-style-name="Default">
      <style:table-cell-properties fo:border-bottom="none" fo:background-color="#d9d9d9"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945"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6:.J29]=&quot;(Closed)&quot;)" style:apply-style-name="ConditionalStyle_5f_1" style:base-cell-address="'Sign-Ups B'.K26"/>
    </style:style>
    <style:style style:name="ce946"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5:.J38]=&quot;(Closed)&quot;)" style:apply-style-name="ConditionalStyle_5f_1" style:base-cell-address="'Sign-Ups B'.K35"/>
    </style:style>
    <style:style style:name="ce947"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7:.J40]=&quot;(Closed)&quot;)" style:apply-style-name="ConditionalStyle_5f_1" style:base-cell-address="'Sign-Ups B'.K36"/>
    </style:style>
    <style:style style:name="ce948"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 B'.K37"/>
    </style:style>
    <style:style style:name="ce949"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38:.J41]=&quot;(Closed)&quot;)" style:apply-style-name="ConditionalStyle_5f_1" style:base-cell-address="'Sign-Ups B'.K37"/>
    </style:style>
    <style:style style:name="ce950"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 B'.K44"/>
    </style:style>
    <style:style style:name="ce951"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44:.J47]=&quot;(Closed)&quot;)" style:apply-style-name="ConditionalStyle_5f_1" style:base-cell-address="'Sign-Ups B'.K44"/>
    </style:style>
    <style:style style:name="ce952"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 B'.K44"/>
    </style:style>
    <style:style style:name="ce953"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44:.J47]=&quot;(Closed)&quot;)" style:apply-style-name="ConditionalStyle_5f_1" style:base-cell-address="'Sign-Ups B'.K44"/>
    </style:style>
    <style:style style:name="ce954"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 B'.K53"/>
    </style:style>
    <style:style style:name="ce955"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J53:.J56]=&quot;(Closed)&quot;)" style:apply-style-name="ConditionalStyle_5f_1" style:base-cell-address="'Sign-Ups B'.K53"/>
    </style:style>
    <style:style style:name="ce956"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 B'.K53"/>
    </style:style>
    <style:style style:name="ce957"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53:.J56]=&quot;(Closed)&quot;)" style:apply-style-name="ConditionalStyle_5f_1" style:base-cell-address="'Sign-Ups B'.K53"/>
    </style:style>
    <style:style style:name="ce958"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Verdana" fo:font-size="18pt" fo:font-style="normal" fo:text-shadow="none" style:text-underline-style="none" fo:font-weight="normal" style:font-size-asian="18pt" style:font-style-asian="normal" style:font-weight-asian="normal" style:font-name-complex="Verdana" style:font-size-complex="18pt" style:font-style-complex="normal" style:font-weight-complex="normal"/>
    </style:style>
    <style:style style:name="ce959"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960" style:family="table-cell" style:parent-style-name="Default">
      <style:table-cell-properties fo:border-bottom="0.026cm solid #000000" fo:background-color="#d9d9d9"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 B'.K26"/>
    </style:style>
    <style:style style:name="ce961" style:family="table-cell" style:parent-style-name="Default">
      <style:table-cell-properties fo:border-bottom="0.026cm solid #000000"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 B'.K26"/>
    </style:style>
    <style:style style:name="ce962"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6:.J29]=&quot;(Closed)&quot;)" style:apply-style-name="ConditionalStyle_5f_1" style:base-cell-address="'Sign-Ups B'.K26"/>
    </style:style>
    <style:style style:name="ce963" style:family="table-cell" style:parent-style-name="Default">
      <style:table-cell-properties fo:border-bottom="0.026cm solid #000000" fo:background-color="#d9d9d9"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5:.J38]=&quot;(Closed)&quot;)" style:apply-style-name="ConditionalStyle_5f_1" style:base-cell-address="'Sign-Ups B'.K35"/>
    </style:style>
    <style:style style:name="ce964" style:family="table-cell" style:parent-style-name="Default">
      <style:table-cell-properties fo:border-bottom="0.026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7:.J40]=&quot;(Closed)&quot;)" style:apply-style-name="ConditionalStyle_5f_1" style:base-cell-address="'Sign-Ups B'.K36"/>
    </style:style>
    <style:style style:name="ce965"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 B'.K37"/>
    </style:style>
    <style:style style:name="ce966"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38:.J41]=&quot;(Closed)&quot;)" style:apply-style-name="ConditionalStyle_5f_1" style:base-cell-address="'Sign-Ups B'.K37"/>
    </style:style>
    <style:style style:name="ce967"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 B'.K44"/>
    </style:style>
    <style:style style:name="ce968" style:family="table-cell" style:parent-style-name="Default">
      <style:table-cell-properties fo:border-bottom="none"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 B'.K44"/>
    </style:style>
    <style:style style:name="ce969"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44:.J47]=&quot;(Closed)&quot;)" style:apply-style-name="ConditionalStyle_5f_1" style:base-cell-address="'Sign-Ups B'.K44"/>
    </style:style>
    <style:style style:name="ce970"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971" style:family="table-cell" style:parent-style-name="Default" style:data-style-name="N100">
      <style:table-cell-properties fo:border-bottom="0.026cm solid #000000" fo:background-color="#f3f3f3" style:diagonal-bl-tr="none" style:diagonal-tl-br="none" style:text-align-source="fix" style:repeat-content="false" fo:wrap-option="no-wrap" fo:border-left="none" style:direction="ltr" fo:border-right="0.062cm solid #000000"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x&quot;" style:apply-style-name="ConditionalStyle_5f_1" style:base-cell-address="'Sign-Ups B'.D24"/>
    </style:style>
    <style:style style:name="ce972" style:family="table-cell" style:parent-style-name="Default">
      <style:table-cell-properties fo:border-bottom="0.026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 B'.K53"/>
    </style:style>
    <style:style style:name="ce973" style:family="table-cell" style:parent-style-name="Default">
      <style:table-cell-properties fo:border-bottom="none"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 B'.K53"/>
    </style:style>
    <style:style style:name="ce974"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53:.J56]=&quot;(Closed)&quot;)" style:apply-style-name="ConditionalStyle_5f_1" style:base-cell-address="'Sign-Ups B'.K53"/>
    </style:style>
    <style:style style:name="ce975"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6" style:family="table-cell" style:parent-style-name="Default">
      <style:table-cell-properties fo:background-color="#f9cb9c"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7"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8" style:family="table-cell" style:parent-style-name="Default" style:data-style-name="N100">
      <style:table-cell-properties fo:background-color="#f9cb9c" style:diagonal-bl-tr="none" style:diagonal-tl-br="none"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9" style:family="table-cell" style:parent-style-name="Default" style:data-style-name="N113">
      <style:table-cell-properties fo:background-color="#d9ead3" style:diagonal-bl-tr="none" style:diagonal-tl-br="none" style:text-align-source="fix" style:repeat-content="false" fo:wrap-option="no-wrap" fo:border="0.026cm solid #000000"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Verdana" fo:font-size="15pt" fo:font-style="normal" fo:text-shadow="none" style:text-underline-style="none" fo:font-weight="bold" style:font-size-asian="15pt" style:font-style-asian="normal" style:font-weight-asian="bold" style:font-name-complex="Verdana" style:font-size-complex="15pt" style:font-style-complex="normal" style:font-weight-complex="bold"/>
    </style:style>
    <style:style style:name="ce980"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81" style:family="table-cell" style:parent-style-name="Default" style:data-style-name="N100">
      <style:table-cell-properties fo:background-color="#f9cb9c" style:text-align-source="value-type" style:repeat-content="false" fo:wrap-option="no-wrap" fo:border="none" style:direction="ltr" style:rotation-angle="0" style:rotation-align="none" style:shrink-to-fit="false" css3t:text-justify="auto" style:vertical-align="bottom"/>
      <style:paragraph-properties fo:margin-left="0cm" style:writing-mode="page"/>
      <style:text-properties fo:color="#1155cc"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82"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83"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84"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85"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86"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87"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none" style:direction="ltr" fo:border-right="0.026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88"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89" style:family="table-cell" style:parent-style-name="Default" style:data-style-name="N100">
      <style:table-cell-properties fo:border-bottom="0.026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90"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none" style:direction="ltr" fo:border-right="0.026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losed)&quot;" style:apply-style-name="ConditionalStyle_5f_1" style:base-cell-address="'Sign-Ups B'.D26"/>
    </style:style>
    <style:style style:name="ce991" style:family="table-cell" style:parent-style-name="Default" style:data-style-name="N100">
      <style:table-cell-properties fo:background-color="#f9cb9c"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992" style:family="table-cell" style:parent-style-name="Default" style:data-style-name="N100">
      <style:table-cell-properties fo:background-color="#f9cb9c" style:text-align-source="fix" style:repeat-content="false" fo:wrap-option="no-wrap" fo:border="none" style:direction="ltr" style:rotation-angle="0" style:rotation-align="none" style:shrink-to-fit="false" css3t:text-justify="auto" style:vertical-align="top"/>
      <style:paragraph-properties fo:text-align="center" fo:margin-left="0cm" style:writing-mode="page"/>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93" style:family="table-cell" style:parent-style-name="Default" style:data-style-name="N100">
      <style:table-cell-properties fo:background-color="#f9cb9c" style:rotation-align="none"/>
      <style:text-properties fo:color="#0b8043"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4" style:family="table-cell" style:parent-style-name="Default" style:data-style-name="N100">
      <style:table-cell-properties fo:background-color="#f9cb9c" style:rotation-align="non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gt;[.$Q10]" style:apply-style-name="ConditionalStyle_5f_4" style:base-cell-address="'Sign-Ups B'.Q9"/>
    </style:style>
    <style:style style:name="ce995"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 B'.Q26"/>
    </style:style>
    <style:style style:name="ce996"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26:.P29]=&quot;(Closed)&quot;)" style:apply-style-name="ConditionalStyle_5f_1" style:base-cell-address="'Sign-Ups B'.Q26"/>
    </style:style>
    <style:style style:name="ce997"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26:.P29]=&quot;(Closed)&quot;)" style:apply-style-name="ConditionalStyle_5f_1" style:base-cell-address="'Sign-Ups B'.Q26"/>
    </style:style>
    <style:style style:name="ce998"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 B'.Q35"/>
    </style:style>
    <style:style style:name="ce999"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non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28:.J31]=&quot;(Closed)&quot;)" style:apply-style-name="ConditionalStyle_5f_1" style:base-cell-address="'Sign-Ups B'.Q36"/>
    </style:style>
    <style:style style:name="ce1000"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35:.P38]=&quot;(Closed)&quot;)" style:apply-style-name="ConditionalStyle_5f_1" style:base-cell-address="'Sign-Ups B'.Q35"/>
    </style:style>
    <style:style style:name="ce1001"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 B'.Q44"/>
    </style:style>
    <style:style style:name="ce1002"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44:.P47]=&quot;(Closed)&quot;)" style:apply-style-name="ConditionalStyle_5f_1" style:base-cell-address="'Sign-Ups B'.Q44"/>
    </style:style>
    <style:style style:name="ce1003"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 B'.Q44"/>
    </style:style>
    <style:style style:name="ce1004" style:family="table-cell" style:parent-style-name="Default" style:data-style-name="N100">
      <style:table-cell-properties fo:border-bottom="0.062cm solid #000000" fo:background-color="#efefe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44:.P47]=&quot;(Closed)&quot;)" style:apply-style-name="ConditionalStyle_5f_1" style:base-cell-address="'Sign-Ups B'.Q44"/>
    </style:style>
    <style:style style:name="ce1005"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 B'.Q53"/>
    </style:style>
    <style:style style:name="ce1006" style:family="table-cell" style:parent-style-name="Default" style:data-style-name="N100">
      <style:table-cell-properties fo:border-bottom="none" fo:background-color="#ffffff" style:text-align-source="value-type" style:repeat-content="false" fo:wrap-option="no-wrap" fo:border-left="none" style:direction="ltr" fo:border-right="0.062cm solid #000000" style:rotation-angle="0" style:rotation-align="none" style:shrink-to-fit="false" fo:border-top="none" loext:vertical-justify="auto"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P53:.P56]=&quot;(Closed)&quot;)" style:apply-style-name="ConditionalStyle_5f_1" style:base-cell-address="'Sign-Ups B'.Q53"/>
    </style:style>
    <style:style style:name="ce1007" style:family="table-cell" style:parent-style-name="Default" style:data-style-name="N100">
      <style:table-cell-properties fo:border-bottom="0.026cm solid #000000" fo:background-color="#d9d9d9"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 B'.Q53"/>
    </style:style>
    <style:style style:name="ce1008" style:family="table-cell" style:parent-style-name="Default" style:data-style-name="N100">
      <style:table-cell-properties fo:border-bottom="0.062cm solid #000000" fo:background-color="#ffffff" style:diagonal-bl-tr="none" style:diagonal-tl-br="none" style:text-align-source="value-type" style:repeat-content="false" fo:wrap-option="no-wrap" fo:border-left="0.026cm solid #000000" style:direction="ltr" fo:border-right="0.062cm solid #000000" style:rotation-angle="0" style:rotation-align="none" style:shrink-to-fit="false" fo:border-top="0.026cm solid #000000" loext:vertical-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P53:.P56]=&quot;(Closed)&quot;)" style:apply-style-name="ConditionalStyle_5f_1" style:base-cell-address="'Sign-Ups B'.Q53"/>
    </style:style>
    <style:style style:name="ce1009" style:family="table-cell" style:parent-style-name="Default" style:data-style-name="N100">
      <style:table-cell-properties fo:background-color="#f9cb9c"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0" style:family="table-cell" style:parent-style-name="Default" style:data-style-name="N100">
      <style:table-cell-properties fo:background-color="#f9cb9c"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R14]))&gt;0)" style:apply-style-name="ConditionalStyle_5f_6" style:base-cell-address="'Sign-Ups B'.R14"/>
    </style:style>
    <style:style style:name="ce1011"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 B'.Q26"/>
    </style:style>
    <style:style style:name="ce1012"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26:.P29]=&quot;(Closed)&quot;)" style:apply-style-name="ConditionalStyle_5f_1" style:base-cell-address="'Sign-Ups B'.Q26"/>
    </style:style>
    <style:style style:name="ce1013"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14"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 B'.Q35"/>
    </style:style>
    <style:style style:name="ce1015" style:family="table-cell" style:parent-style-name="Default">
      <style:table-cell-properties fo:border-bottom="0.026cm solid #000000"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J28:.J31]=&quot;(Closed)&quot;)" style:apply-style-name="ConditionalStyle_5f_1" style:base-cell-address="'Sign-Ups B'.Q36"/>
    </style:style>
    <style:style style:name="ce1016"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35:.P38]=&quot;(Closed)&quot;)" style:apply-style-name="ConditionalStyle_5f_1" style:base-cell-address="'Sign-Ups B'.Q35"/>
    </style:style>
    <style:style style:name="ce1017" style:family="table-cell" style:parent-style-name="Default">
      <style:table-cell-properties fo:border-bottom="0.026cm solid #000000" fo:background-color="#d9d9d9"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 B'.Q44"/>
    </style:style>
    <style:style style:name="ce1018" style:family="table-cell" style:parent-style-name="Default">
      <style:table-cell-properties fo:border-bottom="none" fo:background-color="#ffffff"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 B'.Q44"/>
    </style:style>
    <style:style style:name="ce1019" style:family="table-cell" style:parent-style-name="Default">
      <style:table-cell-properties fo:border-bottom="0.062cm solid #000000" fo:background-color="#ffffff"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44:.P47]=&quot;(Closed)&quot;)" style:apply-style-name="ConditionalStyle_5f_1" style:base-cell-address="'Sign-Ups B'.Q44"/>
    </style:style>
    <style:style style:name="ce1020"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0.062cm solid #000000" style:rotation-angle="0" style:rotation-align="none" style:shrink-to-fit="false" fo:border-top="0.062cm solid #000000" loext:vertical-justify="auto"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D22]=&quot;x&quot;)" style:apply-style-name="ConditionalStyle_5f_1" style:base-cell-address="'Sign-Ups B'.F22"/>
    </style:style>
    <style:style style:name="ce1021" style:family="table-cell" style:parent-style-name="Default" style:data-style-name="N100">
      <style:table-cell-properties fo:border-bottom="0.026cm solid #000000" fo:background-color="#ffffff" style:diagonal-bl-tr="none" style:diagonal-tl-br="none" style:text-align-source="value-type" style:repeat-content="false" fo:wrap-option="no-wrap" fo:border-left="none" style:direction="ltr" fo:border-right="0.062cm solid #000000" style:rotation-angle="0" style:rotation-align="none" style:shrink-to-fit="false" fo:border-top="0.026cm solid #000000"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P50]=&quot;(Flight Closed)&quot;)" style:apply-style-name="ConditionalStyle_5f_1" style:base-cell-address="'Sign-Ups B'.R50"/>
    </style:style>
    <style:style style:name="ce1022" style:family="table-cell" style:parent-style-name="Default">
      <style:table-cell-properties fo:border-bottom="0.026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 B'.Q53"/>
    </style:style>
    <style:style style:name="ce1023" style:family="table-cell" style:parent-style-name="Default">
      <style:table-cell-properties fo:border-bottom="none" style:diagonal-bl-tr="none" style:diagonal-tl-br="none" fo:border-left="none" fo:border-right="0.062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 B'.Q53"/>
    </style:style>
    <style:style style:name="ce1024" style:family="table-cell" style:parent-style-name="Default">
      <style:table-cell-properties fo:border-bottom="0.062cm solid #000000" style:diagonal-bl-tr="none" style:diagonal-tl-br="none" fo:border-left="none" fo:border-right="0.062cm solid #000000" style:rotation-align="none" fo:border-top="0.026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P53:.P56]=&quot;(Closed)&quot;)" style:apply-style-name="ConditionalStyle_5f_1" style:base-cell-address="'Sign-Ups B'.Q53"/>
    </style:style>
    <style:style style:name="ce1025" style:family="table-cell" style:parent-style-name="Default" style:data-style-name="N100">
      <style:table-cell-properties fo:background-color="#f9cb9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6" style:family="table-cell" style:parent-style-name="Default" style:data-style-name="N100">
      <style:table-cell-properties fo:background-color="#f9cb9c"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7" style:family="table-cell" style:parent-style-name="Default" style:data-style-name="N100">
      <style:table-cell-properties fo:border-bottom="none" fo:background-color="#f9cb9c" style:diagonal-bl-tr="none" style:diagonal-tl-br="none" style:text-align-source="fix" style:repeat-content="false" fo:wrap-option="no-wrap" fo:border-left="0.062cm solid #000000" style:direction="ltr" fo:border-right="none" style:rotation-angle="0" style:rotation-align="none" style:shrink-to-fit="false" fo:border-top="none" loext:vertical-justify="auto"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outline="false" style:text-line-through-style="none" style:text-position="0% 100%"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T3"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5"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Transport&quot;;&quot;AFAC&quot;)" table:allow-empty-cell="true" table:display-list="unsorted" table:base-cell-address="'Sign-Ups'.D23">
          <table:error-message table:message-type="stop" table:display="true"/>
        </table:content-validation>
        <table:content-validation table:name="val2"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Su-27 Flanker&quot;;&quot;Su-25 Frogfoot&quot;;&quot;F-86F Sabre&quot;;&quot;UH-1H Huey&quot;;&quot;KA-50 Black Shark&quot;;&quot;Mi-8 HIP&quot;)" table:allow-empty-cell="true" table:display-list="unsorted" table:base-cell-address="'Sign-Ups'.D26">
          <table:error-message table:message-type="stop" table:display="true"/>
        </table:content-validation>
        <table:content-validation table:name="val3"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Su-27 Flanker&quot;;&quot;F-86F Sabre&quot;;&quot;UH-1H Huey&quot;;&quot;KA-50 Black Shark&quot;;&quot;Mi-8 HIP&quot;;&quot;Pilot&quot;;&quot;Co-Pilot&quot;;&quot;Left Gunner&quot;;&quot;Right Gunner&quot;)" table:allow-empty-cell="true" table:display-list="unsorted" table:base-cell-address="'Sign-Ups'.D53">
          <table:error-message table:message-type="stop" table:display="true"/>
        </table:content-validation>
        <table:content-validation table:name="val4" table:condition="of:cell-content-is-in-list(&quot;🟡 SC&quot;;&quot;🔵 C&quot;;&quot;🔴 HOT&quot;;&quot;-&quot;)" table:allow-empty-cell="true" table:display-list="unsorted" table:base-cell-address="'Sign-Ups'.F22"/>
        <table:content-validation table:name="val5" table:condition="of:cell-content-is-in-list(&quot;🟢 AAR&quot;;&quot;-&quot;)" table:allow-empty-cell="true" table:display-list="unsorted" table:base-cell-address="'Sign-Ups'.F23"/>
        <table:content-validation table:name="val6" table:condition="of:cell-content-is-in-list(&quot;🟡 SC&quot;;&quot;🔵 C&quot;;&quot;🔴 HOT&quot;;&quot;👥 CREW&quot;;&quot;-&quot;)" table:allow-empty-cell="true" table:display-list="unsorted" table:base-cell-address="'Sign-Ups'.R40"/>
        <table:content-validation table:name="val7" table:condition="of:cell-content-is-in-list(&quot;Persian Gulf&quot;;&quot;Caucasus&quot;;&quot;Syria&quot;;&quot;Nevada (NTTR)&quot;;&quot;Marianas (LOL Coming 2045)&quot;)" table:allow-empty-cell="true" table:display-list="unsorted" table:base-cell-address="'Sign-Ups'.N12">
          <table:error-message table:message-type="stop" table:display="true"/>
        </table:content-validation>
        <table:content-validation table:name="val8" table:condition="of:cell-content-is-in-list([$Calcs.$F$126:.$F$142])" table:allow-empty-cell="true" table:display-list="unsorted" table:base-cell-address="'Sign-Ups'.Q3"/>
        <table:content-validation table:name="val9" table:condition="of:cell-content-is-in-list([$Calcs.$A$126:.$B$126])" table:allow-empty-cell="true" table:display-list="unsorted" table:base-cell-address="'Sign-Ups'.S3"/>
        <table:content-validation table:name="val10" table:condition="of:cell-content-is-in-list(&quot;-&quot;;&quot;SA-2 Guideline&quot;;&quot;SA-3 Goa&quot;;&quot;SA-6 Gainful&quot;;&quot;SA-8 Gecko&quot;;&quot;SA-9 Gaskin&quot;;&quot;SA-10 Grumble&quot;;&quot;SA-11 Gadfly&quot;;&quot;SA-13 Gopher&quot;;&quot;SA-15 Gauntlet&quot;;&quot;SA-18 Grouse&quot;;&quot;SA-19 Grison&quot;;&quot;SA-24 Grinch&quot;;&quot;MIM-23 Hawk&quot;;&quot;Admiral Kuznetsov&quot;;&quot;Kirov Battlecruiser&quot;;&quot;Moskva Cruiser&quot;;&quot;Neustrashimyy Frig.&quot;;&quot;Retsky Krivak Frig.&quot;;&quot;Grisha Corvette&quot;;&quot;Molniya Corvette&quot;)" table:allow-empty-cell="true" table:display-list="unsorted" table:base-cell-address="'Package Briefing'.C71">
          <table:error-message table:message-type="stop" table:display="true"/>
        </table:content-validation>
        <table:content-validation table:name="val11" table:condition="of:cell-content-is-in-list(&quot;F-14B Tomcat&quot;;&quot;JF-17 Thunder&quot;;&quot;M-2000C Mirage&quot;;&quot;F-5E Tiger II&quot;;&quot;MiG-29A Fulcrum&quot;;&quot;MiG-21 Fishbed&quot;;&quot;Su-25T Frogfoot&quot;;&quot;MiG-23 Flogger&quot;;&quot;TU-22M Backfire&quot;;&quot;SU-24 Fencer&quot;;&quot;MiG-19 Farmer&quot;;&quot;Su-27 Flanker&quot;;&quot;Su-33 Flanker-D&quot;;&quot;Su-30 Flanker-C&quot;;&quot;MiG-31 Foxhound&quot;;&quot;Su-34 Fullback&quot;;&quot;A-50 Mainstay&quot;;&quot;Tu-95 Bear&quot;;&quot;Tu-160 Blackjack&quot;;&quot;-&quot;;&quot;F-4 Phantom&quot;)" table:allow-empty-cell="true" table:display-list="unsorted" table:base-cell-address="'Package Briefing'.K71">
          <table:error-message table:message-type="stop" table:display="true"/>
        </table:content-validation>
        <table:content-validation table:name="val12" table:base-cell-address="'Package Briefing'.M46">
          <table:error-message table:message-type="stop" table:display="true"/>
        </table:content-validation>
        <table:content-validation table:name="val13" table:condition="of:cell-content-is-in-lis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Transport&quot;)" table:allow-empty-cell="true" table:display-list="unsorted" table:base-cell-address="'Sign-Ups B'.D23">
          <table:error-message table:message-type="stop" table:display="true"/>
        </table:content-validation>
        <table:content-validation table:name="val14"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F-86F Sabre&quot;;&quot;UH-1H Huey&quot;;&quot;KA-50 Black Shark&quot;;&quot;Mi-8 HIP&quot;;&quot;SA342M Gazelle&quot;)" table:allow-empty-cell="true" table:display-list="unsorted" table:base-cell-address="'Sign-Ups B'.D26">
          <table:error-message table:message-type="stop" table:display="true"/>
        </table:content-validation>
        <table:content-validation table:name="val15" table:condition="of:cell-content-is-in-lis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SEAD&quot;;&quot;Deep-SEAD&quot;;&quot;DEAD&quot;;&quot;CAP&quot;;&quot;Strike&quot;;&quot;Deep-Strike&quot;;&quot;BAI&quot;;&quot;Escort&quot;;&quot;Fighter-Sweep&quot;;&quot;Deep Fighter-Sweep&quot;;&quot;Intercept&quot;;&quot;TASMO&quot;;&quot;DCA&quot;;&quot;OCA Strike&quot;;&quot;BARCAP&quot;;&quot;CAS&quot;;&quot;AI (Air Intradiciton)&quot;;&quot;None&quot;;&quot;(Flight Closed)&quot;;&quot;?&quot;;&quot;Air Assault&quot;;&quot;Transport&quot;)" table:allow-empty-cell="true" table:display-list="unsorted" table:base-cell-address="'Sign-Ups B'.J23">
          <table:error-message table:message-type="stop" table:display="true"/>
        </table:content-validation>
        <table:content-validation table:name="val16" table:condition="of:cell-content-is-in-list(&quot;(Closed)&quot;;&quot;(Open)&quot;;&quot;F-14A Tomcat&quot;;&quot;F-14B Tomcat&quot;;&quot;F-18C Hornet&quot;;&quot;AV-8B Harrier&quot;;&quot;F-16C Falcon&quot;;&quot;A-10A Warthog&quot;;&quot;A-10C Warthog&quot;;&quot;A-10C Warthog II&quot;;&quot;F-15C Eagle&quot;;&quot;JF-17 Thunder&quot;;&quot;M-2000C Mirage&quot;;&quot;F-5E Tiger II&quot;;&quot;AJS-37 Viggen&quot;;&quot;MiG-29A Fulcrum&quot;;&quot;MiG-21bis&quot;;&quot;MiG-19P Farmer&quot;;&quot;MiG-15bis&quot;;&quot;Su-25T Frogfoot&quot;;&quot;F-86F Sabre&quot;;&quot;UH-1H Huey&quot;;&quot;KA-50 Black Shark&quot;;&quot;Mi-8 HIP&quot;;&quot;Pilot&quot;;&quot;Co-Pilot&quot;;&quot;Left Gunner&quot;;&quot;Right Gunner&quot;)" table:allow-empty-cell="true" table:display-list="unsorted" table:base-cell-address="'Sign-Ups B'.D53">
          <table:error-message table:message-type="stop" table:display="true"/>
        </table:content-validation>
        <table:content-validation table:name="val17" table:condition="of:cell-content-is-in-list(&quot;🟡 SC&quot;;&quot;🔵 C&quot;;&quot;🔴 HOT&quot;;&quot;-&quot;)" table:allow-empty-cell="true" table:display-list="unsorted" table:base-cell-address="'Sign-Ups B'.F22"/>
        <table:content-validation table:name="val18" table:condition="of:cell-content-is-in-list(&quot;🟢 AAR&quot;;&quot;-&quot;)" table:allow-empty-cell="true" table:display-list="unsorted" table:base-cell-address="'Sign-Ups B'.F23"/>
        <table:content-validation table:name="val19" table:condition="of:cell-content-is-in-list(&quot;🟡 SC&quot;;&quot;🔵 C&quot;;&quot;🔴 HOT&quot;;&quot;👥 CREW&quot;;&quot;-&quot;)" table:allow-empty-cell="true" table:display-list="unsorted" table:base-cell-address="'Sign-Ups B'.F49"/>
        <table:content-validation table:name="val20" table:condition="of:cell-content-is-in-list(&quot;Persian Gulf&quot;;&quot;Caucasus&quot;;&quot;Syria&quot;;&quot;Nevada (NTTR)&quot;;&quot;The Channel&quot;;&quot;Normandy&quot;;&quot;Marianas (LOL Coming 2045)&quot;)" table:allow-empty-cell="true" table:display-list="unsorted" table:base-cell-address="'Sign-Ups B'.N12">
          <table:error-message table:message-type="stop" table:display="true"/>
        </table:content-validation>
        <table:content-validation table:name="val21" table:condition="of:cell-content-is-in-list([$CalcsB.$F$128:.$F$142])" table:allow-empty-cell="true" table:display-list="unsorted" table:base-cell-address="'Sign-Ups B'.Q3">
          <table:error-message table:message-type="stop" table:display="true"/>
        </table:content-validation>
        <table:content-validation table:name="val22" table:condition="of:cell-content-is-in-list([$Calcs.$A$126:.$B$126])" table:allow-empty-cell="true" table:display-list="unsorted" table:base-cell-address="'Sign-Ups B'.S3"/>
      </table:content-validations>
      <table:table table:name="Sign-Ups" table:style-name="ta14">
        <office:forms form:automatic-focus="false" form:apply-design-mode="false"/>
        <table:table-column table:style-name="co1" table:default-cell-style-name="Default"/>
        <table:table-column table:style-name="co24" table:default-cell-style-name="Default"/>
        <table:table-column table:style-name="co25" table:default-cell-style-name="Default"/>
        <table:table-column table:style-name="co36" table:default-cell-style-name="Default"/>
        <table:table-column table:style-name="co1" table:number-columns-repeated="2" table:default-cell-style-name="Default"/>
        <table:table-column table:style-name="co37" table:default-cell-style-name="Default"/>
        <table:table-column table:style-name="co24" table:default-cell-style-name="Default"/>
        <table:table-column table:style-name="co25" table:default-cell-style-name="Default"/>
        <table:table-column table:style-name="co36" table:default-cell-style-name="Default"/>
        <table:table-column table:style-name="co1" table:number-columns-repeated="2" table:default-cell-style-name="Default"/>
        <table:table-column table:style-name="co37" table:default-cell-style-name="Default"/>
        <table:table-column table:style-name="co24" table:default-cell-style-name="Default"/>
        <table:table-column table:style-name="co25" table:default-cell-style-name="Default"/>
        <table:table-column table:style-name="co36" table:default-cell-style-name="Default"/>
        <table:table-column table:style-name="co1" table:number-columns-repeated="3" table:default-cell-style-name="Default"/>
        <table:table-column table:style-name="co6" table:number-columns-repeated="1005" table:default-cell-style-name="Default"/>
        <table:table-row table:style-name="ro13">
          <table:table-cell table:style-name="ce142"/>
          <table:table-cell table:style-name="ce149" table:number-columns-repeated="9"/>
          <table:table-cell table:style-name="ce310"/>
          <table:table-cell table:style-name="ce331" table:number-columns-repeated="5"/>
          <table:table-cell table:style-name="ce372" table:number-columns-repeated="3"/>
          <table:table-cell table:number-columns-repeated="1005"/>
        </table:table-row>
        <table:table-row table:style-name="ro14">
          <table:table-cell table:style-name="ce143" table:number-columns-spanned="1" table:number-rows-spanned="3"/>
          <table:table-cell table:style-name="ce150" office:value-type="string" table:number-columns-spanned="9" table:number-rows-spanned="1">
            <text:p>AirGoons Weekly DCS Mission Sign-Up Sheet</text:p>
          </table:table-cell>
          <table:covered-table-cell table:number-columns-repeated="8"/>
          <table:table-cell table:style-name="ce311" office:value-type="string" table:number-columns-spanned="5" table:number-rows-spanned="1">
            <text:p>Next Mission (UTC):</text:p>
          </table:table-cell>
          <table:covered-table-cell table:number-columns-repeated="4"/>
          <table:table-cell table:style-name="ce357" office:value-type="string">
            <text:p>20:00</text:p>
          </table:table-cell>
          <table:table-cell table:style-name="ce373" table:formula="of:=[$Calcs.A119]" office:value-type="date" office:date-value="2021-05-08" table:number-columns-spanned="2" table:number-rows-spanned="1">
            <text:p>8-maj-2021</text:p>
          </table:table-cell>
          <table:covered-table-cell table:style-name="ce181"/>
          <table:table-cell table:style-name="ce409" office:value-type="string">
            <text:p>Daylight Savings?</text:p>
          </table:table-cell>
          <table:table-cell table:number-columns-repeated="1005"/>
        </table:table-row>
        <table:table-row table:style-name="ro15">
          <table:covered-table-cell/>
          <table:table-cell table:style-name="ce151" table:number-columns-repeated="4"/>
          <table:table-cell table:style-name="ce144" table:number-columns-repeated="6"/>
          <table:table-cell table:style-name="ce332" office:value-type="string" table:number-columns-spanned="4" table:number-rows-spanned="1">
            <text:p>Local:</text:p>
          </table:table-cell>
          <table:covered-table-cell table:number-columns-repeated="3"/>
          <table:table-cell table:style-name="ce358" office:value-type="time" office:time-value="PT00H00M00S">
            <text:p>0:00</text:p>
          </table:table-cell>
          <table:table-cell table:style-name="ce374" table:content-validation-name="val8" office:value-type="string" table:number-columns-spanned="2" table:number-rows-spanned="1">
            <text:p>PDT</text:p>
          </table:table-cell>
          <table:covered-table-cell table:style-name="ce181"/>
          <table:table-cell table:style-name="ce410" table:content-validation-name="val9" office:value-type="string">
            <text:p>YES</text:p>
          </table:table-cell>
          <table:table-cell table:number-columns-repeated="1005"/>
        </table:table-row>
        <table:table-row table:style-name="ro4">
          <table:covered-table-cell/>
          <table:table-cell table:style-name="ce144" table:number-columns-repeated="14"/>
          <table:table-cell table:style-name="ce359" office:value-type="string">
            <text:p>(Mission UTC to Local)</text:p>
          </table:table-cell>
          <table:table-cell table:style-name="ce375" office:value-type="string" table:number-columns-spanned="2" table:number-rows-spanned="1">
            <text:p>(Select Your Local Time Zone Above)</text:p>
          </table:table-cell>
          <table:covered-table-cell/>
          <table:table-cell table:style-name="ce372"/>
          <table:table-cell table:number-columns-repeated="1005"/>
        </table:table-row>
        <table:table-row table:style-name="ro4">
          <table:table-cell table:style-name="ce144"/>
          <table:table-cell table:style-name="ce152" office:value-type="string" table:number-columns-spanned="2" table:number-rows-spanned="2">
            <text:p>PACKAGE</text:p>
          </table:table-cell>
          <table:covered-table-cell table:style-name="ce178"/>
          <table:table-cell table:style-name="ce204" office:value-type="string" table:number-columns-spanned="3" table:number-rows-spanned="2">
            <text:p>Right-of-way</text:p>
          </table:table-cell>
          <table:covered-table-cell table:style-name="ce233"/>
          <table:covered-table-cell table:style-name="ce260"/>
          <table:table-cell table:style-name="ce144"/>
          <table:table-cell table:style-name="ce287" office:value-type="string" table:number-columns-spanned="5" table:number-rows-spanned="1">
            <text:p>Mission Text</text:p>
          </table:table-cell>
          <table:covered-table-cell table:number-columns-repeated="3" table:style-name="ce153"/>
          <table:covered-table-cell table:style-name="ce189"/>
          <table:table-cell table:style-name="ce144"/>
          <table:table-cell table:style-name="ce351" office:value-type="string" table:number-columns-spanned="2" table:number-rows-spanned="1">
            <text:p>SOP:</text:p>
          </table:table-cell>
          <table:covered-table-cell/>
          <table:table-cell table:style-name="ce360" office:value-type="string" table:number-columns-spanned="2" table:number-rows-spanned="1">
            <text:p><text:a xlink:href="https://www.airgoons.com/w/Standard_Operating_Procedures">AirGoons SOP</text:a></text:p>
          </table:table-cell>
          <table:covered-table-cell/>
          <table:table-cell table:style-name="ce144" table:number-columns-repeated="2"/>
          <table:table-cell table:number-columns-repeated="1005"/>
        </table:table-row>
        <table:table-row table:style-name="ro4">
          <table:table-cell table:style-name="ce144"/>
          <table:covered-table-cell table:style-name="ce154"/>
          <table:covered-table-cell table:style-name="ce179"/>
          <table:covered-table-cell table:style-name="ce205"/>
          <table:covered-table-cell table:style-name="ce234"/>
          <table:covered-table-cell table:style-name="ce261"/>
          <table:table-cell table:style-name="ce144"/>
          <table:table-cell table:style-name="ce288" office:value-type="string" table:number-columns-spanned="5" table:number-rows-spanned="5">
            <text:p>Combat Air Patrol over the Strait of Hormuz as the carrier task group transits.</text:p>
            <text:p/>
          </table:table-cell>
          <table:covered-table-cell table:number-columns-repeated="3" table:style-name="ce184"/>
          <table:covered-table-cell table:style-name="ce260"/>
          <table:table-cell table:style-name="ce144"/>
          <table:table-cell table:style-name="ce351" table:number-columns-spanned="2" table:number-rows-spanned="1"/>
          <table:covered-table-cell/>
          <table:table-cell table:style-name="ce361" table:number-columns-spanned="2" table:number-rows-spanned="1"/>
          <table:covered-table-cell/>
          <table:table-cell table:style-name="ce144" table:number-columns-repeated="2"/>
          <table:table-cell table:number-columns-repeated="1005"/>
        </table:table-row>
        <table:table-row table:style-name="ro4">
          <table:table-cell table:style-name="ce144"/>
          <table:table-cell table:style-name="ce155" office:value-type="string" table:number-columns-spanned="2" table:number-rows-spanned="1">
            <text:p>Creator</text:p>
          </table:table-cell>
          <table:covered-table-cell table:style-name="ce180"/>
          <table:table-cell table:style-name="ce206" table:formula="of:=[$Calcs.A118]" office:value-type="string" office:string-value="Vähäkylä" table:number-columns-spanned="3" table:number-rows-spanned="1">
            <text:p>Vähäkylä</text:p>
          </table:table-cell>
          <table:covered-table-cell/>
          <table:covered-table-cell table:style-name="ce262"/>
          <table:table-cell table:style-name="ce144"/>
          <table:covered-table-cell table:style-name="ce289"/>
          <table:covered-table-cell table:number-columns-repeated="3"/>
          <table:covered-table-cell table:style-name="ce262"/>
          <table:table-cell table:style-name="ce144"/>
          <table:table-cell table:style-name="ce352" table:number-columns-repeated="5"/>
          <table:table-cell table:style-name="ce144"/>
          <table:table-cell table:number-columns-repeated="1005"/>
        </table:table-row>
        <table:table-row table:style-name="ro4">
          <table:table-cell table:style-name="ce144"/>
          <table:table-cell table:style-name="ce156" table:number-columns-spanned="2" table:number-rows-spanned="1"/>
          <table:covered-table-cell table:style-name="ce181"/>
          <table:table-cell table:style-name="ce207" office:value-type="string">
            <text:p>ATC</text:p>
          </table:table-cell>
          <table:table-cell table:style-name="ce235" office:value-type="string" table:number-columns-spanned="2" table:number-rows-spanned="1">
            <text:p>Air Battle Manager</text:p>
          </table:table-cell>
          <table:covered-table-cell table:style-name="ce263"/>
          <table:table-cell table:style-name="ce144"/>
          <table:covered-table-cell table:style-name="ce289"/>
          <table:covered-table-cell table:number-columns-repeated="3"/>
          <table:covered-table-cell table:style-name="ce262"/>
          <table:table-cell table:style-name="ce144"/>
          <table:table-cell table:style-name="ce145" table:number-columns-repeated="2"/>
          <table:table-cell table:style-name="ce353" office:value-type="string">
            <text:p>Slots Reserved:</text:p>
          </table:table-cell>
          <table:table-cell table:style-name="ce376" table:formula="of:=[$Calcs.A1]" office:value-type="float" office:value="0">
            <text:p>0</text:p>
          </table:table-cell>
          <table:table-cell table:style-name="ce144" table:number-columns-repeated="2"/>
          <table:table-cell table:number-columns-repeated="1005"/>
        </table:table-row>
        <table:table-row table:style-name="ro4">
          <table:table-cell table:style-name="ce144"/>
          <table:table-cell table:style-name="ce157" office:value-type="string" table:number-columns-spanned="2" table:number-rows-spanned="1">
            <text:p>Freq (MHz)</text:p>
          </table:table-cell>
          <table:covered-table-cell table:style-name="ce181"/>
          <table:table-cell table:style-name="ce208" office:value-type="float" office:value="133">
            <text:p>133,00</text:p>
          </table:table-cell>
          <table:table-cell table:style-name="ce236" office:value-type="float" office:value="134" table:number-columns-spanned="2" table:number-rows-spanned="1">
            <text:p>134,00</text:p>
          </table:table-cell>
          <table:covered-table-cell table:style-name="ce263"/>
          <table:table-cell table:style-name="ce144"/>
          <table:covered-table-cell table:style-name="ce289"/>
          <table:covered-table-cell table:number-columns-repeated="3"/>
          <table:covered-table-cell table:style-name="ce262"/>
          <table:table-cell table:style-name="ce144"/>
          <table:table-cell table:style-name="ce145"/>
          <table:table-cell table:style-name="ce356"/>
          <table:table-cell table:style-name="ce353" office:value-type="string">
            <text:p>Max Slots Available:</text:p>
          </table:table-cell>
          <table:table-cell table:style-name="ce377" table:formula="of:=[$Calcs.A2]" office:value-type="float" office:value="26">
            <text:p>26</text:p>
          </table:table-cell>
          <table:table-cell table:style-name="ce144"/>
          <table:table-cell table:style-name="ce393"/>
          <table:table-cell table:number-columns-repeated="1005"/>
        </table:table-row>
        <table:table-row table:style-name="ro17">
          <table:table-cell table:style-name="ce144"/>
          <table:table-cell table:style-name="ce158" office:value-type="string" table:number-columns-spanned="2" table:number-rows-spanned="1">
            <text:p>CALLSIGN</text:p>
          </table:table-cell>
          <table:covered-table-cell table:style-name="ce181"/>
          <table:table-cell table:style-name="ce209" office:value-type="string">
            <text:p>Khasab Tower</text:p>
          </table:table-cell>
          <table:table-cell table:style-name="ce237" office:value-type="string" table:number-columns-spanned="2" table:number-rows-spanned="1">
            <text:p>Jubilee</text:p>
          </table:table-cell>
          <table:covered-table-cell table:style-name="ce264"/>
          <table:table-cell table:style-name="ce144"/>
          <table:covered-table-cell table:style-name="ce290"/>
          <table:covered-table-cell table:number-columns-repeated="3" table:style-name="ce185"/>
          <table:covered-table-cell table:style-name="ce333"/>
          <table:table-cell table:style-name="ce144"/>
          <table:table-cell table:style-name="ce353" table:number-columns-repeated="2"/>
          <table:table-cell table:style-name="ce353" office:value-type="string">
            <text:p>Status:</text:p>
          </table:table-cell>
          <table:table-cell table:style-name="ce376" office:value-type="string">
            <text:p>0</text:p>
          </table:table-cell>
          <table:table-cell table:style-name="ce393"/>
          <table:table-cell table:style-name="ce372"/>
          <table:table-cell table:number-columns-repeated="1005"/>
        </table:table-row>
        <table:table-row table:style-name="ro4">
          <table:table-cell table:style-name="ce144"/>
          <table:table-cell table:style-name="ce158" office:value-type="string" table:number-columns-spanned="2" table:number-rows-spanned="1">
            <text:p>Controller</text:p>
          </table:table-cell>
          <table:covered-table-cell table:style-name="ce181"/>
          <table:table-cell table:style-name="ce210" office:value-type="string">
            <text:p>Jabby</text:p>
          </table:table-cell>
          <table:table-cell table:style-name="ce238" office:value-type="string" table:number-columns-spanned="2" table:number-rows-spanned="1">
            <text:p>Jabby</text:p>
          </table:table-cell>
          <table:covered-table-cell table:style-name="ce265"/>
          <table:table-cell table:style-name="ce144"/>
          <table:table-cell table:style-name="ce291" office:value-type="string" table:number-columns-spanned="2" table:number-rows-spanned="1">
            <text:p>Notes</text:p>
          </table:table-cell>
          <table:covered-table-cell/>
          <table:table-cell table:style-name="ce144" table:number-columns-repeated="4"/>
          <table:table-cell table:style-name="ce291" office:value-type="string" table:number-columns-spanned="2" table:number-rows-spanned="1">
            <text:p>Map</text:p>
          </table:table-cell>
          <table:covered-table-cell/>
          <table:table-cell table:style-name="ce296"/>
          <table:table-cell table:style-name="ce186"/>
          <table:table-cell table:style-name="ce372" table:number-columns-repeated="2"/>
          <table:table-cell table:number-columns-repeated="1005"/>
        </table:table-row>
        <table:table-row table:style-name="ro4">
          <table:table-cell table:style-name="ce144"/>
          <table:table-cell table:style-name="ce159"/>
          <table:table-cell table:style-name="ce182"/>
          <table:table-cell table:style-name="ce211" office:value-type="string" table:number-columns-spanned="3" table:number-rows-spanned="1">
            <text:p>Package Comms</text:p>
          </table:table-cell>
          <table:covered-table-cell table:style-name="ce239"/>
          <table:covered-table-cell table:style-name="ce263"/>
          <table:table-cell table:style-name="ce144"/>
          <table:table-cell table:style-name="ce292" table:number-columns-spanned="5" table:number-rows-spanned="2"/>
          <table:covered-table-cell table:number-columns-repeated="3" table:style-name="ce184"/>
          <table:covered-table-cell table:style-name="ce260"/>
          <table:table-cell table:style-name="ce144"/>
          <table:table-cell table:style-name="ce354" table:content-validation-name="val7" office:value-type="string" table:number-columns-spanned="5" table:number-rows-spanned="2">
            <text:p>Persian Gulf</text:p>
          </table:table-cell>
          <table:covered-table-cell table:number-columns-repeated="3" table:style-name="ce184"/>
          <table:covered-table-cell table:style-name="ce260"/>
          <table:table-cell table:style-name="ce372"/>
          <table:table-cell table:number-columns-repeated="1005"/>
        </table:table-row>
        <table:table-row table:style-name="ro4">
          <table:table-cell table:style-name="ce144"/>
          <table:table-cell table:style-name="ce160" office:value-type="string" table:number-columns-spanned="2" table:number-rows-spanned="1">
            <text:p>Freq (MHz)</text:p>
          </table:table-cell>
          <table:covered-table-cell table:style-name="ce183"/>
          <table:table-cell table:style-name="ce212" office:value-type="string" table:number-columns-spanned="3" table:number-rows-spanned="1">
            <text:p>134.00</text:p>
          </table:table-cell>
          <table:covered-table-cell table:style-name="ce240"/>
          <table:covered-table-cell table:style-name="ce266"/>
          <table:table-cell table:style-name="ce161"/>
          <table:covered-table-cell table:style-name="ce290"/>
          <table:covered-table-cell table:number-columns-repeated="3" table:style-name="ce185"/>
          <table:covered-table-cell table:style-name="ce333"/>
          <table:table-cell table:style-name="ce161"/>
          <table:covered-table-cell table:style-name="ce290"/>
          <table:covered-table-cell table:number-columns-repeated="3" table:style-name="ce185"/>
          <table:covered-table-cell table:style-name="ce333"/>
          <table:table-cell table:style-name="ce394"/>
          <table:table-cell table:number-columns-repeated="1005"/>
        </table:table-row>
        <table:table-row table:style-name="ro4">
          <table:table-cell table:style-name="ce144"/>
          <table:table-cell table:style-name="ce161" table:number-columns-repeated="16"/>
          <table:table-cell table:style-name="ce394" table:number-columns-repeated="2"/>
          <table:table-cell table:number-columns-repeated="1005"/>
        </table:table-row>
        <table:table-row table:style-name="ro21">
          <table:table-cell table:style-name="ce144"/>
          <table:table-cell table:style-name="ce161" table:number-columns-repeated="16"/>
          <table:table-cell table:style-name="ce394" table:number-columns-repeated="2"/>
          <table:table-cell table:number-columns-repeated="1005"/>
        </table:table-row>
        <table:table-row table:style-name="ro22">
          <table:table-cell table:style-name="ce144"/>
          <table:table-cell table:style-name="ce162" office:value-type="string" table:number-columns-spanned="17" table:number-rows-spanned="1">
            <text:p>🚨!!DO NOT ADD OR CHANGE AIRCRAFT TYPES OR FLIGHTS UNLESS YOU ARE THE MISSION MAKER OR HAVE PERMISSION!!🚨</text:p>
          </table:table-cell>
          <table:covered-table-cell table:number-columns-repeated="15" table:style-name="ce184"/>
          <table:covered-table-cell table:style-name="ce260"/>
          <table:table-cell table:style-name="ce144"/>
          <table:table-cell table:number-columns-repeated="1005"/>
        </table:table-row>
        <table:table-row table:style-name="ro23">
          <table:table-cell table:style-name="ce145"/>
          <table:table-cell table:style-name="ce163" office:value-type="string" table:number-columns-spanned="17" table:number-rows-spanned="1">
            <text:p>(IF YOU COPY AND PASTE, PASTE "VALUES ONLY" (CTRL+SHIFT+V). DON'T BREAK THE SHEETS)</text:p>
          </table:table-cell>
          <table:covered-table-cell table:number-columns-repeated="15" table:style-name="ce185"/>
          <table:covered-table-cell table:style-name="ce333"/>
          <table:table-cell table:style-name="ce144"/>
          <table:table-cell table:number-columns-repeated="1005"/>
        </table:table-row>
        <table:table-row table:style-name="ro13">
          <table:table-cell table:style-name="ce144"/>
          <table:table-cell table:style-name="ce164"/>
          <table:table-cell table:style-name="ce161"/>
          <table:table-cell table:style-name="ce213"/>
          <table:table-cell table:style-name="ce186"/>
          <table:table-cell table:style-name="ce145" table:number-columns-repeated="2"/>
          <table:table-cell table:style-name="ce164"/>
          <table:table-cell table:style-name="ce213"/>
          <table:table-cell table:style-name="ce186"/>
          <table:table-cell table:style-name="ce161" table:number-columns-repeated="3"/>
          <table:table-cell table:style-name="ce164"/>
          <table:table-cell table:style-name="ce161" table:number-columns-repeated="3"/>
          <table:table-cell table:style-name="ce144" table:number-columns-repeated="2"/>
          <table:table-cell table:number-columns-repeated="1005"/>
        </table:table-row>
        <table:table-row table:style-name="ro24">
          <table:table-cell table:style-name="ce144"/>
          <table:table-cell table:style-name="ce164"/>
          <table:table-cell table:style-name="ce186" office:value-type="string">
            <text:p>🔵 C</text:p>
          </table:table-cell>
          <table:table-cell table:style-name="ce186" office:value-type="string">
            <text:p><text:s/>= Normal Carrier</text:p>
          </table:table-cell>
          <table:table-cell table:style-name="ce161" table:number-columns-repeated="2"/>
          <table:table-cell table:style-name="ce145"/>
          <table:table-cell table:style-name="ce164"/>
          <table:table-cell table:style-name="ce296" office:value-type="string">
            <text:p>🟢 AAR <text:s/>=</text:p>
          </table:table-cell>
          <table:table-cell table:style-name="ce186" office:value-type="string">
            <text:p>Air to Air Refueling Required</text:p>
          </table:table-cell>
          <table:table-cell table:style-name="ce161" table:number-columns-repeated="3"/>
          <table:table-cell table:style-name="ce355"/>
          <table:table-cell table:style-name="ce296" office:value-type="string">
            <text:p>👥 CREW <text:s/>=</text:p>
          </table:table-cell>
          <table:table-cell table:style-name="ce296" office:value-type="string">
            <text:p>Huey Multi-Crew <text:s/></text:p>
          </table:table-cell>
          <table:table-cell table:style-name="ce296"/>
          <table:table-cell table:style-name="ce144"/>
          <table:table-cell table:style-name="ce145"/>
          <table:table-cell table:number-columns-repeated="1005"/>
        </table:table-row>
        <table:table-row table:style-name="ro24">
          <table:table-cell table:style-name="ce144"/>
          <table:table-cell table:style-name="ce164"/>
          <table:table-cell table:style-name="ce186" office:value-type="string">
            <text:p>🟡 SC</text:p>
          </table:table-cell>
          <table:table-cell table:style-name="ce186" office:value-type="string">
            <text:p><text:s/>= Super Carrier™</text:p>
          </table:table-cell>
          <table:table-cell table:style-name="ce145" table:number-columns-repeated="3"/>
          <table:table-cell table:style-name="ce164"/>
          <table:table-cell table:style-name="ce296" office:value-type="string">
            <text:p>🔴 HOT =</text:p>
          </table:table-cell>
          <table:table-cell table:style-name="ce186" office:value-type="string">
            <text:p>Hot Start</text:p>
          </table:table-cell>
          <table:table-cell table:style-name="ce161" table:number-columns-repeated="3"/>
          <table:table-cell table:style-name="ce164"/>
          <table:table-cell table:style-name="ce161" table:number-columns-repeated="3"/>
          <table:table-cell table:style-name="ce144" table:number-columns-repeated="2"/>
          <table:table-cell table:number-columns-repeated="1005"/>
        </table:table-row>
        <table:table-row table:style-name="ro17">
          <table:table-cell table:style-name="ce144"/>
          <table:table-cell table:style-name="ce164" office:value-type="string">
            <text:p>1</text:p>
          </table:table-cell>
          <table:table-cell table:style-name="ce161" table:number-columns-repeated="5"/>
          <table:table-cell table:style-name="ce164" office:value-type="string">
            <text:p>2</text:p>
          </table:table-cell>
          <table:table-cell table:style-name="ce161" table:number-columns-repeated="5"/>
          <table:table-cell table:style-name="ce164" office:value-type="string">
            <text:p>3</text:p>
          </table:table-cell>
          <table:table-cell table:style-name="ce161" table:number-columns-repeated="3"/>
          <table:table-cell table:style-name="ce144" table:number-columns-repeated="2"/>
          <table:table-cell table:number-columns-repeated="1005"/>
        </table:table-row>
        <table:table-row table:style-name="ro10">
          <table:table-cell table:style-name="ce144"/>
          <table:table-cell table:style-name="ce152" office:value-type="string" table:number-columns-spanned="2" table:number-rows-spanned="1">
            <text:p>CALLSIGN</text:p>
          </table:table-cell>
          <table:covered-table-cell table:style-name="ce187"/>
          <table:table-cell table:style-name="ce214" office:value-type="string" table:number-columns-spanned="2" table:number-rows-spanned="1">
            <text:p>Buttercup 1</text:p>
          </table:table-cell>
          <table:covered-table-cell table:style-name="ce241"/>
          <table:table-cell table:style-name="ce267" table:content-validation-name="val4" office:value-type="string">
            <text:p>🟡 SC</text:p>
          </table:table-cell>
          <table:table-cell table:style-name="ce144"/>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Buttercup 2</text:p>
          </table:table-cell>
          <table:covered-table-cell table:style-name="ce247"/>
          <table:table-cell table:style-name="ce267" table:content-validation-name="val4" office:value-type="string">
            <text:p>🟡 SC</text:p>
          </table:table-cell>
          <table:table-cell table:style-name="ce144"/>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Buttercup 3</text:p>
          </table:table-cell>
          <table:covered-table-cell table:style-name="ce247"/>
          <table:table-cell table:style-name="ce267" table:content-validation-name="val4" office:value-type="string">
            <text:p>🔵 C</text:p>
          </table:table-cell>
          <table:table-cell table:style-name="ce411"/>
          <table:table-cell table:number-columns-repeated="1005"/>
        </table:table-row>
        <table:table-row table:style-name="ro17">
          <table:table-cell table:style-name="ce144"/>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CAP</text:p>
          </table:table-cell>
          <table:covered-table-cell table:style-name="ce242"/>
          <table:table-cell table:style-name="ce268" table:content-validation-name="val5" office:value-type="string">
            <text:p>-</text:p>
          </table:table-cell>
          <table:table-cell table:style-name="ce144"/>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CAP</text:p>
          </table:table-cell>
          <table:covered-table-cell table:style-name="ce242"/>
          <table:table-cell table:style-name="ce274" table:content-validation-name="val5"/>
          <table:table-cell table:style-name="ce144"/>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CAP</text:p>
          </table:table-cell>
          <table:covered-table-cell table:style-name="ce242"/>
          <table:table-cell table:style-name="ce268" table:content-validation-name="val5"/>
          <table:table-cell table:style-name="ce411"/>
          <table:table-cell table:number-columns-repeated="1005"/>
        </table:table-row>
        <table:table-row table:style-name="ro4">
          <table:table-cell table:style-name="ce144"/>
          <table:table-cell table:style-name="ce165" office:value-type="string" table:number-columns-spanned="2" table:number-rows-spanned="1">
            <text:p>UHF/VHF</text:p>
          </table:table-cell>
          <table:covered-table-cell table:style-name="ce190"/>
          <table:table-cell table:style-name="ce216" office:value-type="float" office:value="261">
            <text:p>261,00</text:p>
          </table:table-cell>
          <table:table-cell table:style-name="ce243" office:value-type="string">
            <text:p>MIDS Ch.</text:p>
          </table:table-cell>
          <table:table-cell table:style-name="ce269" office:value-type="string">
            <text:p>x</text:p>
          </table:table-cell>
          <table:table-cell table:style-name="ce144"/>
          <table:table-cell table:style-name="ce165" office:value-type="string" table:number-columns-spanned="2" table:number-rows-spanned="1">
            <text:p>UHF/VHF</text:p>
          </table:table-cell>
          <table:covered-table-cell table:style-name="ce197"/>
          <table:table-cell table:style-name="ce221" office:value-type="float" office:value="262">
            <text:p>262,00</text:p>
          </table:table-cell>
          <table:table-cell table:style-name="ce243" office:value-type="string">
            <text:p>MIDS Ch.</text:p>
          </table:table-cell>
          <table:table-cell table:style-name="ce269" office:value-type="string">
            <text:p>x</text:p>
          </table:table-cell>
          <table:table-cell table:style-name="ce144"/>
          <table:table-cell table:style-name="ce165" office:value-type="string" table:number-columns-spanned="2" table:number-rows-spanned="1">
            <text:p>UHF/VHF</text:p>
          </table:table-cell>
          <table:covered-table-cell table:style-name="ce197"/>
          <table:table-cell table:style-name="ce221" office:value-type="float" office:value="263">
            <text:p>263,00</text:p>
          </table:table-cell>
          <table:table-cell table:style-name="ce243" office:value-type="string">
            <text:p>MIDS Ch.</text:p>
          </table:table-cell>
          <table:table-cell table:style-name="ce347" office:value-type="string">
            <text:p>x</text:p>
          </table:table-cell>
          <table:table-cell table:style-name="ce411"/>
          <table:table-cell table:number-columns-repeated="1005"/>
        </table:table-row>
        <table:table-row table:style-name="ro4">
          <table:table-cell table:style-name="ce144"/>
          <table:table-cell table:style-name="ce166" office:value-type="string">
            <text:p>#</text:p>
          </table:table-cell>
          <table:table-cell table:style-name="ce191" office:value-type="string">
            <text:p>Position</text:p>
          </table:table-cell>
          <table:table-cell table:style-name="ce207" office:value-type="string">
            <text:p>Aircraft</text:p>
          </table:table-cell>
          <table:table-cell table:style-name="ce235" office:value-type="string" table:number-columns-spanned="2" table:number-rows-spanned="1">
            <text:p>Pilot/RIO</text:p>
          </table:table-cell>
          <table:covered-table-cell table:style-name="ce270"/>
          <table:table-cell table:style-name="ce1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1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411"/>
          <table:table-cell table:number-columns-repeated="1005"/>
        </table:table-row>
        <table:table-row table:style-name="ro4">
          <table:table-cell table:style-name="ce144"/>
          <table:table-cell table:style-name="ce167" office:value-type="string">
            <text:p>1</text:p>
          </table:table-cell>
          <table:table-cell table:style-name="ce192" office:value-type="string">
            <text:p>Lead</text:p>
          </table:table-cell>
          <table:table-cell table:style-name="ce217" table:content-validation-name="val2" office:value-type="string">
            <text:p>F-14B Tomcat</text:p>
          </table:table-cell>
          <table:table-cell table:style-name="ce244" table:number-columns-spanned="2" table:number-rows-spanned="1"/>
          <table:covered-table-cell table:style-name="ce271"/>
          <table:table-cell table:style-name="ce144"/>
          <table:table-cell table:style-name="ce167" office:value-type="string">
            <text:p>1</text:p>
          </table:table-cell>
          <table:table-cell table:style-name="ce192" office:value-type="string">
            <text:p>Lead</text:p>
          </table:table-cell>
          <table:table-cell table:style-name="ce298" table:content-validation-name="val2" office:value-type="string">
            <text:p>F-14A Tomcat</text:p>
          </table:table-cell>
          <table:table-cell table:style-name="ce312" office:value-type="string" table:number-columns-spanned="2" table:number-rows-spanned="1">
            <text:p>Stranger/Lumme</text:p>
          </table:table-cell>
          <table:covered-table-cell table:style-name="ce334"/>
          <table:table-cell table:style-name="ce144"/>
          <table:table-cell table:style-name="ce167" office:value-type="string">
            <text:p>1</text:p>
          </table:table-cell>
          <table:table-cell table:style-name="ce192" office:value-type="string">
            <text:p>Lead</text:p>
          </table:table-cell>
          <table:table-cell table:style-name="ce298" table:content-validation-name="val2" office:value-type="string">
            <text:p>F-18C Hornet</text:p>
          </table:table-cell>
          <table:table-cell table:style-name="ce378" office:value-type="string" table:number-columns-spanned="2" table:number-rows-spanned="1">
            <text:p>Bear</text:p>
          </table:table-cell>
          <table:covered-table-cell table:style-name="ce395"/>
          <table:table-cell table:style-name="ce411"/>
          <table:table-cell table:number-columns-repeated="1005"/>
        </table:table-row>
        <table:table-row table:style-name="ro4">
          <table:table-cell table:style-name="ce144"/>
          <table:table-cell table:style-name="ce168" office:value-type="string">
            <text:p>2</text:p>
          </table:table-cell>
          <table:table-cell table:style-name="ce193" office:value-type="string">
            <text:p>Wing</text:p>
          </table:table-cell>
          <table:table-cell table:style-name="ce218" table:content-validation-name="val2" office:value-type="string">
            <text:p>F-14B Tomcat</text:p>
          </table:table-cell>
          <table:table-cell table:style-name="ce245" office:value-type="string" table:number-columns-spanned="2" table:number-rows-spanned="1">
            <text:p>Debaser/KingCrab</text:p>
          </table:table-cell>
          <table:covered-table-cell table:style-name="ce272"/>
          <table:table-cell table:style-name="ce144"/>
          <table:table-cell table:style-name="ce168" office:value-type="string">
            <text:p>2</text:p>
          </table:table-cell>
          <table:table-cell table:style-name="ce193" office:value-type="string">
            <text:p>Wing</text:p>
          </table:table-cell>
          <table:table-cell table:style-name="ce299" table:content-validation-name="val2" office:value-type="string">
            <text:p>F-14A Tomcat</text:p>
          </table:table-cell>
          <table:table-cell table:style-name="ce313" office:value-type="string" table:number-columns-spanned="2" table:number-rows-spanned="1">
            <text:p>Xeno/Arbitrary</text:p>
          </table:table-cell>
          <table:covered-table-cell table:style-name="ce335"/>
          <table:table-cell table:style-name="ce144"/>
          <table:table-cell table:style-name="ce168" office:value-type="string">
            <text:p>2</text:p>
          </table:table-cell>
          <table:table-cell table:style-name="ce193" office:value-type="string">
            <text:p>Wing</text:p>
          </table:table-cell>
          <table:table-cell table:style-name="ce299" table:content-validation-name="val2" office:value-type="string">
            <text:p>F-18C Hornet</text:p>
          </table:table-cell>
          <table:table-cell table:style-name="ce379" table:number-columns-spanned="2" table:number-rows-spanned="1"/>
          <table:covered-table-cell table:style-name="ce396"/>
          <table:table-cell table:style-name="ce411"/>
          <table:table-cell table:number-columns-repeated="1005"/>
        </table:table-row>
        <table:table-row table:style-name="ro4">
          <table:table-cell table:style-name="ce144"/>
          <table:table-cell table:style-name="ce169" office:value-type="string">
            <text:p>3</text:p>
          </table:table-cell>
          <table:table-cell table:style-name="ce194" office:value-type="string">
            <text:p>El. Lead</text:p>
          </table:table-cell>
          <table:table-cell table:style-name="ce217" table:content-validation-name="val2" office:value-type="string">
            <text:p>(Closed)</text:p>
          </table:table-cell>
          <table:table-cell table:style-name="ce244" table:number-columns-spanned="2" table:number-rows-spanned="1"/>
          <table:covered-table-cell table:style-name="ce271"/>
          <table:table-cell table:style-name="ce144"/>
          <table:table-cell table:style-name="ce169" office:value-type="string">
            <text:p>3</text:p>
          </table:table-cell>
          <table:table-cell table:style-name="ce194" office:value-type="string">
            <text:p>El. Lead</text:p>
          </table:table-cell>
          <table:table-cell table:style-name="ce298" table:content-validation-name="val2" office:value-type="string">
            <text:p>(Closed)</text:p>
          </table:table-cell>
          <table:table-cell table:style-name="ce315" table:number-columns-spanned="2" table:number-rows-spanned="1"/>
          <table:covered-table-cell table:style-name="ce336"/>
          <table:table-cell table:style-name="ce144"/>
          <table:table-cell table:style-name="ce169" office:value-type="string">
            <text:p>3</text:p>
          </table:table-cell>
          <table:table-cell table:style-name="ce194" office:value-type="string">
            <text:p>El. Lead</text:p>
          </table:table-cell>
          <table:table-cell table:style-name="ce298" table:content-validation-name="val2" office:value-type="string">
            <text:p>F-18C Hornet</text:p>
          </table:table-cell>
          <table:table-cell table:style-name="ce378" office:value-type="string" table:number-columns-spanned="2" table:number-rows-spanned="1">
            <text:p>Prime</text:p>
          </table:table-cell>
          <table:covered-table-cell table:style-name="ce395"/>
          <table:table-cell table:style-name="ce411"/>
          <table:table-cell table:number-columns-repeated="1005"/>
        </table:table-row>
        <table:table-row table:style-name="ro4">
          <table:table-cell table:style-name="ce144"/>
          <table:table-cell table:style-name="ce170" office:value-type="string">
            <text:p>4</text:p>
          </table:table-cell>
          <table:table-cell table:style-name="ce195" office:value-type="string">
            <text:p>Wing</text:p>
          </table:table-cell>
          <table:table-cell table:style-name="ce219" table:content-validation-name="val2" office:value-type="string">
            <text:p>(Closed)</text:p>
          </table:table-cell>
          <table:table-cell table:style-name="ce246" table:number-columns-spanned="2" table:number-rows-spanned="1"/>
          <table:covered-table-cell table:style-name="ce273"/>
          <table:table-cell table:style-name="ce144"/>
          <table:table-cell table:style-name="ce170" office:value-type="string">
            <text:p>4</text:p>
          </table:table-cell>
          <table:table-cell table:style-name="ce195" office:value-type="string">
            <text:p>Wing</text:p>
          </table:table-cell>
          <table:table-cell table:style-name="ce300" table:content-validation-name="val2" office:value-type="string">
            <text:p>(Closed)</text:p>
          </table:table-cell>
          <table:table-cell table:style-name="ce316" table:number-columns-spanned="2" table:number-rows-spanned="1"/>
          <table:covered-table-cell table:style-name="ce337"/>
          <table:table-cell table:style-name="ce144"/>
          <table:table-cell table:style-name="ce170" office:value-type="string">
            <text:p>4</text:p>
          </table:table-cell>
          <table:table-cell table:style-name="ce195" office:value-type="string">
            <text:p>Wing</text:p>
          </table:table-cell>
          <table:table-cell table:style-name="ce300" table:content-validation-name="val2" office:value-type="string">
            <text:p>F-18C Hornet</text:p>
          </table:table-cell>
          <table:table-cell table:style-name="ce380" office:value-type="string" table:number-columns-spanned="2" table:number-rows-spanned="1">
            <text:p>SteelVyper</text:p>
          </table:table-cell>
          <table:covered-table-cell table:style-name="ce397"/>
          <table:table-cell table:style-name="ce411"/>
          <table:table-cell table:number-columns-repeated="1005"/>
        </table:table-row>
        <table:table-row table:style-name="ro10">
          <table:table-cell table:style-name="ce144"/>
          <table:table-cell table:style-name="ce164" office:value-type="string">
            <text:p>4</text:p>
          </table:table-cell>
          <table:table-cell table:style-name="ce161" table:number-columns-repeated="4"/>
          <table:table-cell table:style-name="ce144"/>
          <table:table-cell table:style-name="ce164" office:value-type="string">
            <text:p>5</text:p>
          </table:table-cell>
          <table:table-cell table:style-name="ce161" table:number-columns-repeated="4"/>
          <table:table-cell table:style-name="ce144"/>
          <table:table-cell table:style-name="ce164" office:value-type="string">
            <text:p>6</text:p>
          </table:table-cell>
          <table:table-cell table:style-name="ce161" table:number-columns-repeated="4"/>
          <table:table-cell table:style-name="ce412"/>
          <table:table-cell table:number-columns-repeated="1005"/>
        </table:table-row>
        <table:table-row table:style-name="ro10">
          <table:table-cell table:style-name="ce145"/>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Montoya 1</text:p>
          </table:table-cell>
          <table:covered-table-cell table:style-name="ce247"/>
          <table:table-cell table:style-name="ce267" table:content-validation-name="val4" office:value-type="string">
            <text:p>🟡 SC</text:p>
          </table:table-cell>
          <table:table-cell table:style-name="ce286"/>
          <table:table-cell table:style-name="ce293" office:value-type="string" table:number-columns-spanned="2" table:number-rows-spanned="1">
            <text:p>CALLSIGN</text:p>
          </table:table-cell>
          <table:covered-table-cell table:style-name="ce196"/>
          <table:table-cell table:style-name="ce301" office:value-type="string" table:number-columns-spanned="2" table:number-rows-spanned="1">
            <text:p>Montoya 2</text:p>
          </table:table-cell>
          <table:covered-table-cell table:style-name="ce247"/>
          <table:table-cell table:style-name="ce267" table:content-validation-name="val4" office:value-type="string">
            <text:p>🔵 C</text:p>
          </table:table-cell>
          <table:table-cell table:style-name="ce144"/>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Fezzik 1</text:p>
          </table:table-cell>
          <table:covered-table-cell table:style-name="ce247"/>
          <table:table-cell table:style-name="ce267" table:content-validation-name="val4" office:value-type="string">
            <text:p>-</text:p>
          </table:table-cell>
          <table:table-cell table:style-name="ce412"/>
          <table:table-cell table:number-columns-repeated="1005"/>
        </table:table-row>
        <table:table-row table:style-name="ro17">
          <table:table-cell table:style-name="ce144"/>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SEAD</text:p>
          </table:table-cell>
          <table:covered-table-cell table:style-name="ce242"/>
          <table:table-cell table:style-name="ce274" table:content-validation-name="val5" office:value-type="string">
            <text:p>-</text:p>
          </table:table-cell>
          <table:table-cell table:style-name="ce286"/>
          <table:table-cell table:style-name="ce294"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Strike</text:p>
          </table:table-cell>
          <table:covered-table-cell table:style-name="ce242"/>
          <table:table-cell table:style-name="ce274" table:content-validation-name="val5" office:value-type="string">
            <text:p>-</text:p>
          </table:table-cell>
          <table:table-cell table:style-name="ce144"/>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CAP</text:p>
          </table:table-cell>
          <table:covered-table-cell table:style-name="ce242"/>
          <table:table-cell table:style-name="ce274" table:content-validation-name="val5" office:value-type="string">
            <text:p>-</text:p>
          </table:table-cell>
          <table:table-cell table:style-name="ce412"/>
          <table:table-cell table:number-columns-repeated="1005"/>
        </table:table-row>
        <table:table-row table:style-name="ro4">
          <table:table-cell table:style-name="ce144"/>
          <table:table-cell table:style-name="ce165" office:value-type="string" table:number-columns-spanned="2" table:number-rows-spanned="1">
            <text:p>UHF/VHF</text:p>
          </table:table-cell>
          <table:covered-table-cell table:style-name="ce197"/>
          <table:table-cell table:style-name="ce221" office:value-type="float" office:value="264">
            <text:p>264,00</text:p>
          </table:table-cell>
          <table:table-cell table:style-name="ce243" office:value-type="string">
            <text:p>MIDS Ch.</text:p>
          </table:table-cell>
          <table:table-cell table:style-name="ce269" office:value-type="string">
            <text:p>x</text:p>
          </table:table-cell>
          <table:table-cell table:style-name="ce286"/>
          <table:table-cell table:style-name="ce157" office:value-type="string" table:number-columns-spanned="2" table:number-rows-spanned="1">
            <text:p>UHF/VHF</text:p>
          </table:table-cell>
          <table:covered-table-cell table:style-name="ce197"/>
          <table:table-cell table:style-name="ce302" office:value-type="float" office:value="265">
            <text:p>265,00</text:p>
          </table:table-cell>
          <table:table-cell table:style-name="ce243" office:value-type="string">
            <text:p>MIDS Ch.</text:p>
          </table:table-cell>
          <table:table-cell table:style-name="ce269" office:value-type="string">
            <text:p>2</text:p>
          </table:table-cell>
          <table:table-cell table:style-name="ce144"/>
          <table:table-cell table:style-name="ce165" office:value-type="string" table:number-columns-spanned="2" table:number-rows-spanned="1">
            <text:p>UHF/VHF</text:p>
          </table:table-cell>
          <table:covered-table-cell table:style-name="ce197"/>
          <table:table-cell table:style-name="ce302" office:value-type="float" office:value="267">
            <text:p>267,00</text:p>
          </table:table-cell>
          <table:table-cell table:style-name="ce243" office:value-type="string">
            <text:p>MIDS Ch.</text:p>
          </table:table-cell>
          <table:table-cell table:style-name="ce269" office:value-type="string">
            <text:p>x</text:p>
          </table:table-cell>
          <table:table-cell table:style-name="ce412"/>
          <table:table-cell table:number-columns-repeated="1005"/>
        </table:table-row>
        <table:table-row table:style-name="ro4">
          <table:table-cell table:style-name="ce1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286"/>
          <table:table-cell table:style-name="ce295" office:value-type="string">
            <text:p>#</text:p>
          </table:table-cell>
          <table:table-cell table:style-name="ce297" office:value-type="string">
            <text:p>Position</text:p>
          </table:table-cell>
          <table:table-cell table:style-name="ce303" office:value-type="string">
            <text:p>Aircraft</text:p>
          </table:table-cell>
          <table:table-cell table:style-name="ce317" office:value-type="string" table:number-columns-spanned="2" table:number-rows-spanned="1">
            <text:p>Pilot/RIO</text:p>
          </table:table-cell>
          <table:covered-table-cell table:style-name="ce261"/>
          <table:table-cell table:style-name="ce144"/>
          <table:table-cell table:style-name="ce172" office:value-type="string">
            <text:p>#</text:p>
          </table:table-cell>
          <table:table-cell table:style-name="ce198" office:value-type="string">
            <text:p>Position</text:p>
          </table:table-cell>
          <table:table-cell table:style-name="ce362" office:value-type="string">
            <text:p>Aircraft</text:p>
          </table:table-cell>
          <table:table-cell table:style-name="ce248" office:value-type="string" table:number-columns-spanned="2" table:number-rows-spanned="1">
            <text:p>Pilot/RIO</text:p>
          </table:table-cell>
          <table:covered-table-cell table:style-name="ce261"/>
          <table:table-cell table:style-name="ce412"/>
          <table:table-cell table:number-columns-repeated="1005"/>
        </table:table-row>
        <table:table-row table:style-name="ro4">
          <table:table-cell table:style-name="ce144"/>
          <table:table-cell table:style-name="ce167" office:value-type="string">
            <text:p>1</text:p>
          </table:table-cell>
          <table:table-cell table:style-name="ce192" office:value-type="string">
            <text:p>Lead</text:p>
          </table:table-cell>
          <table:table-cell table:style-name="ce223" table:content-validation-name="val2" office:value-type="string">
            <text:p>F-18C Hornet</text:p>
          </table:table-cell>
          <table:table-cell table:style-name="ce249" office:value-type="string" table:number-columns-spanned="2" table:number-rows-spanned="1">
            <text:p>BurntCornMuffin</text:p>
          </table:table-cell>
          <table:covered-table-cell table:style-name="ce275"/>
          <table:table-cell table:style-name="ce286"/>
          <table:table-cell table:style-name="ce174" office:value-type="string">
            <text:p>1</text:p>
          </table:table-cell>
          <table:table-cell table:style-name="ce200" office:value-type="string">
            <text:p>Lead</text:p>
          </table:table-cell>
          <table:table-cell table:style-name="ce304" table:content-validation-name="val2" office:value-type="string">
            <text:p>F-18C Hornet</text:p>
          </table:table-cell>
          <table:table-cell table:style-name="ce318" office:value-type="string" table:number-columns-spanned="2" table:number-rows-spanned="1">
            <text:p>Sauer</text:p>
          </table:table-cell>
          <table:covered-table-cell table:style-name="ce338"/>
          <table:table-cell table:style-name="ce144"/>
          <table:table-cell table:style-name="ce167" office:value-type="string">
            <text:p>1</text:p>
          </table:table-cell>
          <table:table-cell table:style-name="ce192" office:value-type="string">
            <text:p>Lead</text:p>
          </table:table-cell>
          <table:table-cell table:style-name="ce363" table:content-validation-name="val2" office:value-type="string">
            <text:p>F-16C Falcon</text:p>
          </table:table-cell>
          <table:table-cell table:style-name="ce381" table:number-columns-spanned="2" table:number-rows-spanned="1"/>
          <table:covered-table-cell table:style-name="ce398"/>
          <table:table-cell table:style-name="ce412"/>
          <table:table-cell table:number-columns-repeated="1005"/>
        </table:table-row>
        <table:table-row table:style-name="ro4">
          <table:table-cell table:style-name="ce144"/>
          <table:table-cell table:style-name="ce168" office:value-type="string">
            <text:p>2</text:p>
          </table:table-cell>
          <table:table-cell table:style-name="ce193" office:value-type="string">
            <text:p>Wing</text:p>
          </table:table-cell>
          <table:table-cell table:style-name="ce224" table:content-validation-name="val2" office:value-type="string">
            <text:p>F-18C Hornet</text:p>
          </table:table-cell>
          <table:table-cell table:style-name="ce250" office:value-type="string" table:number-columns-spanned="2" table:number-rows-spanned="1">
            <text:p>Beelaneous</text:p>
          </table:table-cell>
          <table:covered-table-cell table:style-name="ce275"/>
          <table:table-cell table:style-name="ce286"/>
          <table:table-cell table:style-name="ce175" office:value-type="string">
            <text:p>2</text:p>
          </table:table-cell>
          <table:table-cell table:style-name="ce201" office:value-type="string">
            <text:p>Wing</text:p>
          </table:table-cell>
          <table:table-cell table:style-name="ce305" table:content-validation-name="val2" office:value-type="string">
            <text:p>F-18C Hornet</text:p>
          </table:table-cell>
          <table:table-cell table:style-name="ce319" office:value-type="string" table:number-columns-spanned="2" table:number-rows-spanned="1">
            <text:p>Soapy</text:p>
          </table:table-cell>
          <table:covered-table-cell table:style-name="ce339"/>
          <table:table-cell table:style-name="ce144"/>
          <table:table-cell table:style-name="ce168" office:value-type="string">
            <text:p>2</text:p>
          </table:table-cell>
          <table:table-cell table:style-name="ce193" office:value-type="string">
            <text:p>Wing</text:p>
          </table:table-cell>
          <table:table-cell table:style-name="ce364" table:content-validation-name="val2" office:value-type="string">
            <text:p>F-16C Falcon</text:p>
          </table:table-cell>
          <table:table-cell table:style-name="ce382" office:value-type="string" table:number-columns-spanned="2" table:number-rows-spanned="1">
            <text:p>cbjamo</text:p>
          </table:table-cell>
          <table:covered-table-cell table:style-name="ce399"/>
          <table:table-cell table:style-name="ce412"/>
          <table:table-cell table:number-columns-repeated="1005"/>
        </table:table-row>
        <table:table-row table:style-name="ro4">
          <table:table-cell table:style-name="ce144"/>
          <table:table-cell table:style-name="ce169" office:value-type="string">
            <text:p>3</text:p>
          </table:table-cell>
          <table:table-cell table:style-name="ce194" office:value-type="string">
            <text:p>El. Lead</text:p>
          </table:table-cell>
          <table:table-cell table:style-name="ce223" table:content-validation-name="val2" office:value-type="string">
            <text:p>F-18C Hornet</text:p>
          </table:table-cell>
          <table:table-cell table:style-name="ce249" table:number-columns-spanned="2" table:number-rows-spanned="1"/>
          <table:covered-table-cell table:style-name="ce275"/>
          <table:table-cell table:style-name="ce286"/>
          <table:table-cell table:style-name="ce176" office:value-type="string">
            <text:p>3</text:p>
          </table:table-cell>
          <table:table-cell table:style-name="ce202" office:value-type="string">
            <text:p>El. Lead</text:p>
          </table:table-cell>
          <table:table-cell table:style-name="ce304" table:content-validation-name="val2" office:value-type="string">
            <text:p>F-18C Hornet</text:p>
          </table:table-cell>
          <table:table-cell table:style-name="ce320" table:number-columns-spanned="2" table:number-rows-spanned="1"/>
          <table:covered-table-cell table:style-name="ce340"/>
          <table:table-cell table:style-name="ce144"/>
          <table:table-cell table:style-name="ce169" office:value-type="string">
            <text:p>3</text:p>
          </table:table-cell>
          <table:table-cell table:style-name="ce194" office:value-type="string">
            <text:p>El. Lead</text:p>
          </table:table-cell>
          <table:table-cell table:style-name="ce363" table:content-validation-name="val2" office:value-type="string">
            <text:p>F-16C Falcon</text:p>
          </table:table-cell>
          <table:table-cell table:style-name="ce383" office:value-type="string" table:number-columns-spanned="2" table:number-rows-spanned="1">
            <text:p>deadseed</text:p>
          </table:table-cell>
          <table:covered-table-cell table:style-name="ce336"/>
          <table:table-cell table:style-name="ce412"/>
          <table:table-cell table:number-columns-repeated="1005"/>
        </table:table-row>
        <table:table-row table:style-name="ro4">
          <table:table-cell table:style-name="ce144"/>
          <table:table-cell table:style-name="ce170" office:value-type="string">
            <text:p>4</text:p>
          </table:table-cell>
          <table:table-cell table:style-name="ce195" office:value-type="string">
            <text:p>Wing</text:p>
          </table:table-cell>
          <table:table-cell table:style-name="ce225" table:content-validation-name="val2" office:value-type="string">
            <text:p>F-18C Hornet</text:p>
          </table:table-cell>
          <table:table-cell table:style-name="ce251" office:value-type="string" table:number-columns-spanned="2" table:number-rows-spanned="1">
            <text:p>Gronank</text:p>
          </table:table-cell>
          <table:covered-table-cell table:style-name="ce276"/>
          <table:table-cell table:style-name="ce286"/>
          <table:table-cell table:style-name="ce177" office:value-type="string">
            <text:p>4</text:p>
          </table:table-cell>
          <table:table-cell table:style-name="ce203" office:value-type="string">
            <text:p>Wing</text:p>
          </table:table-cell>
          <table:table-cell table:style-name="ce306" table:content-validation-name="val2" office:value-type="string">
            <text:p>F-18C Hornet</text:p>
          </table:table-cell>
          <table:table-cell table:style-name="ce322" office:value-type="string" table:number-columns-spanned="2" table:number-rows-spanned="1">
            <text:p>Extortionist</text:p>
          </table:table-cell>
          <table:covered-table-cell table:style-name="ce341"/>
          <table:table-cell table:style-name="ce144"/>
          <table:table-cell table:style-name="ce170" office:value-type="string">
            <text:p>4</text:p>
          </table:table-cell>
          <table:table-cell table:style-name="ce195" office:value-type="string">
            <text:p>Wing</text:p>
          </table:table-cell>
          <table:table-cell table:style-name="ce365" table:content-validation-name="val2" office:value-type="string">
            <text:p>F-16C Falcon</text:p>
          </table:table-cell>
          <table:table-cell table:style-name="ce384" office:value-type="string" table:number-columns-spanned="2" table:number-rows-spanned="1">
            <text:p>burno</text:p>
          </table:table-cell>
          <table:covered-table-cell table:style-name="ce400"/>
          <table:table-cell table:style-name="ce412"/>
          <table:table-cell table:number-columns-repeated="1005"/>
        </table:table-row>
        <table:table-row table:style-name="ro10">
          <table:table-cell table:style-name="ce144"/>
          <table:table-cell table:style-name="ce164" office:value-type="string">
            <text:p>7</text:p>
          </table:table-cell>
          <table:table-cell table:style-name="ce161" table:number-columns-repeated="3"/>
          <table:table-cell table:style-name="ce144" table:number-columns-repeated="2"/>
          <table:table-cell table:style-name="ce164" office:value-type="string">
            <text:p>8</text:p>
          </table:table-cell>
          <table:table-cell table:style-name="ce164" table:number-columns-repeated="4"/>
          <table:table-cell table:style-name="ce144"/>
          <table:table-cell table:style-name="ce164" office:value-type="string">
            <text:p>9</text:p>
          </table:table-cell>
          <table:table-cell table:style-name="ce161" table:number-columns-repeated="4"/>
          <table:table-cell table:style-name="ce144"/>
          <table:table-cell table:number-columns-repeated="1005"/>
        </table:table-row>
        <table:table-row table:style-name="ro10">
          <table:table-cell table:style-name="ce144"/>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Fezzik 2</text:p>
          </table:table-cell>
          <table:covered-table-cell table:style-name="ce247"/>
          <table:table-cell table:style-name="ce277" table:content-validation-name="val4" office:value-type="string">
            <text:p>-</text:p>
          </table:table-cell>
          <table:table-cell table:style-name="ce286"/>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Fezzik 3</text:p>
          </table:table-cell>
          <table:covered-table-cell table:style-name="ce247"/>
          <table:table-cell table:style-name="ce277" table:content-validation-name="val4" office:value-type="string">
            <text:p>-</text:p>
          </table:table-cell>
          <table:table-cell table:style-name="ce286"/>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x</text:p>
          </table:table-cell>
          <table:covered-table-cell table:style-name="ce247"/>
          <table:table-cell table:style-name="ce280" table:content-validation-name="val6" office:value-type="string">
            <text:p>-</text:p>
          </table:table-cell>
          <table:table-cell table:style-name="ce144"/>
          <table:table-cell table:number-columns-repeated="1005"/>
        </table:table-row>
        <table:table-row table:style-name="ro17">
          <table:table-cell table:style-name="ce144"/>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CAP</text:p>
          </table:table-cell>
          <table:covered-table-cell table:style-name="ce242"/>
          <table:table-cell table:style-name="ce274" table:content-validation-name="val5" office:value-type="string">
            <text:p>-</text:p>
          </table:table-cell>
          <table:table-cell table:style-name="ce286"/>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CAP</text:p>
          </table:table-cell>
          <table:covered-table-cell table:style-name="ce242"/>
          <table:table-cell table:style-name="ce281" table:content-validation-name="val5"/>
          <table:table-cell table:style-name="ce286"/>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Flight Closed)</text:p>
          </table:table-cell>
          <table:covered-table-cell table:style-name="ce242"/>
          <table:table-cell table:style-name="ce281" table:content-validation-name="val5"/>
          <table:table-cell table:style-name="ce144"/>
          <table:table-cell table:number-columns-repeated="1005"/>
        </table:table-row>
        <table:table-row table:style-name="ro4">
          <table:table-cell table:style-name="ce144"/>
          <table:table-cell table:style-name="ce165" office:value-type="string" table:number-columns-spanned="2" table:number-rows-spanned="1">
            <text:p>UHF/VHF</text:p>
          </table:table-cell>
          <table:covered-table-cell table:style-name="ce197"/>
          <table:table-cell table:style-name="ce221" office:value-type="float" office:value="268">
            <text:p>268,00</text:p>
          </table:table-cell>
          <table:table-cell table:style-name="ce243" office:value-type="string">
            <text:p>MIDS Ch.</text:p>
          </table:table-cell>
          <table:table-cell table:style-name="ce269" office:value-type="string">
            <text:p>x</text:p>
          </table:table-cell>
          <table:table-cell table:style-name="ce286"/>
          <table:table-cell table:style-name="ce165" office:value-type="string" table:number-columns-spanned="2" table:number-rows-spanned="1">
            <text:p>UHF/VHF</text:p>
          </table:table-cell>
          <table:covered-table-cell table:style-name="ce197"/>
          <table:table-cell table:style-name="ce221" office:value-type="float" office:value="269">
            <text:p>269,00</text:p>
          </table:table-cell>
          <table:table-cell table:style-name="ce243" office:value-type="string">
            <text:p>MIDS Ch.</text:p>
          </table:table-cell>
          <table:table-cell table:style-name="ce269" office:value-type="string">
            <text:p>x</text:p>
          </table:table-cell>
          <table:table-cell table:style-name="ce286"/>
          <table:table-cell table:style-name="ce165" office:value-type="string" table:number-columns-spanned="2" table:number-rows-spanned="1">
            <text:p>UHF/VHF</text:p>
          </table:table-cell>
          <table:covered-table-cell table:style-name="ce197"/>
          <table:table-cell table:style-name="ce221" office:value-type="string">
            <text:p>x</text:p>
          </table:table-cell>
          <table:table-cell table:style-name="ce243" office:value-type="string">
            <text:p>MIDS Ch.</text:p>
          </table:table-cell>
          <table:table-cell table:style-name="ce269" office:value-type="string">
            <text:p>x</text:p>
          </table:table-cell>
          <table:table-cell table:style-name="ce144"/>
          <table:table-cell table:number-columns-repeated="1005"/>
        </table:table-row>
        <table:table-row table:style-name="ro4">
          <table:table-cell table:style-name="ce1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286"/>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286"/>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144"/>
          <table:table-cell table:number-columns-repeated="1005"/>
        </table:table-row>
        <table:table-row table:style-name="ro4">
          <table:table-cell table:style-name="ce144"/>
          <table:table-cell table:style-name="ce167" office:value-type="string">
            <text:p>1</text:p>
          </table:table-cell>
          <table:table-cell table:style-name="ce192" office:value-type="string">
            <text:p>Lead</text:p>
          </table:table-cell>
          <table:table-cell table:style-name="ce226" table:content-validation-name="val2" office:value-type="string">
            <text:p>JF-17 Thunder</text:p>
          </table:table-cell>
          <table:table-cell table:style-name="ce252" table:number-columns-spanned="2" table:number-rows-spanned="1"/>
          <table:covered-table-cell table:style-name="ce278"/>
          <table:table-cell table:style-name="ce286"/>
          <table:table-cell table:style-name="ce167" office:value-type="string">
            <text:p>1</text:p>
          </table:table-cell>
          <table:table-cell table:style-name="ce192" office:value-type="string">
            <text:p>Lead</text:p>
          </table:table-cell>
          <table:table-cell table:style-name="ce226" table:content-validation-name="val2" office:value-type="string">
            <text:p>F-15C Eagle</text:p>
          </table:table-cell>
          <table:table-cell table:style-name="ce323" office:value-type="string" table:number-columns-spanned="2" table:number-rows-spanned="1">
            <text:p>Sneep</text:p>
          </table:table-cell>
          <table:covered-table-cell table:style-name="ce342"/>
          <table:table-cell table:style-name="ce286"/>
          <table:table-cell table:style-name="ce167" office:value-type="string">
            <text:p>1</text:p>
          </table:table-cell>
          <table:table-cell table:style-name="ce192" office:value-type="string">
            <text:p>Lead</text:p>
          </table:table-cell>
          <table:table-cell table:style-name="ce366" table:content-validation-name="val2" office:value-type="string">
            <text:p>(Closed)</text:p>
          </table:table-cell>
          <table:table-cell table:style-name="ce385" table:number-columns-spanned="2" table:number-rows-spanned="1"/>
          <table:covered-table-cell table:style-name="ce401"/>
          <table:table-cell table:style-name="ce411"/>
          <table:table-cell table:number-columns-repeated="1005"/>
        </table:table-row>
        <table:table-row table:style-name="ro4">
          <table:table-cell table:style-name="ce144"/>
          <table:table-cell table:style-name="ce168" office:value-type="string">
            <text:p>2</text:p>
          </table:table-cell>
          <table:table-cell table:style-name="ce193" office:value-type="string">
            <text:p>Wing</text:p>
          </table:table-cell>
          <table:table-cell table:style-name="ce227" table:content-validation-name="val2" office:value-type="string">
            <text:p>JF-17 Thunder</text:p>
          </table:table-cell>
          <table:table-cell table:style-name="ce253" table:number-columns-spanned="2" table:number-rows-spanned="1"/>
          <table:covered-table-cell table:style-name="ce278"/>
          <table:table-cell table:style-name="ce286"/>
          <table:table-cell table:style-name="ce168" office:value-type="string">
            <text:p>2</text:p>
          </table:table-cell>
          <table:table-cell table:style-name="ce193" office:value-type="string">
            <text:p>Wing</text:p>
          </table:table-cell>
          <table:table-cell table:style-name="ce227" table:content-validation-name="val2" office:value-type="string">
            <text:p>F-15C Eagle</text:p>
          </table:table-cell>
          <table:table-cell table:style-name="ce324" table:number-columns-spanned="2" table:number-rows-spanned="1"/>
          <table:covered-table-cell table:style-name="ce343"/>
          <table:table-cell table:style-name="ce286"/>
          <table:table-cell table:style-name="ce168" office:value-type="string">
            <text:p>2</text:p>
          </table:table-cell>
          <table:table-cell table:style-name="ce193" office:value-type="string">
            <text:p>Wing</text:p>
          </table:table-cell>
          <table:table-cell table:style-name="ce367" table:content-validation-name="val2" office:value-type="string">
            <text:p>(Closed)</text:p>
          </table:table-cell>
          <table:table-cell table:style-name="ce386" table:number-columns-spanned="2" table:number-rows-spanned="1"/>
          <table:covered-table-cell table:style-name="ce402"/>
          <table:table-cell table:style-name="ce411"/>
          <table:table-cell table:number-columns-repeated="1005"/>
        </table:table-row>
        <table:table-row table:style-name="ro4">
          <table:table-cell table:style-name="ce144"/>
          <table:table-cell table:style-name="ce169" office:value-type="string">
            <text:p>3</text:p>
          </table:table-cell>
          <table:table-cell table:style-name="ce194" office:value-type="string">
            <text:p>El. Lead</text:p>
          </table:table-cell>
          <table:table-cell table:style-name="ce226" table:content-validation-name="val2" office:value-type="string">
            <text:p>JF-17 Thunder</text:p>
          </table:table-cell>
          <table:table-cell table:style-name="ce252" table:number-columns-spanned="2" table:number-rows-spanned="1"/>
          <table:covered-table-cell table:style-name="ce278"/>
          <table:table-cell table:style-name="ce286"/>
          <table:table-cell table:style-name="ce169" office:value-type="string">
            <text:p>3</text:p>
          </table:table-cell>
          <table:table-cell table:style-name="ce194" office:value-type="string">
            <text:p>El. Lead</text:p>
          </table:table-cell>
          <table:table-cell table:style-name="ce226" table:content-validation-name="val2" office:value-type="string">
            <text:p>(Closed)</text:p>
          </table:table-cell>
          <table:table-cell table:style-name="ce325" table:number-columns-spanned="2" table:number-rows-spanned="1"/>
          <table:covered-table-cell table:style-name="ce342"/>
          <table:table-cell table:style-name="ce286"/>
          <table:table-cell table:style-name="ce169" office:value-type="string">
            <text:p>3</text:p>
          </table:table-cell>
          <table:table-cell table:style-name="ce194" office:value-type="string">
            <text:p>El. Lead</text:p>
          </table:table-cell>
          <table:table-cell table:style-name="ce366" table:content-validation-name="val2" office:value-type="string">
            <text:p>(Closed)</text:p>
          </table:table-cell>
          <table:table-cell table:style-name="ce387" table:number-columns-spanned="2" table:number-rows-spanned="1"/>
          <table:covered-table-cell table:style-name="ce401"/>
          <table:table-cell table:style-name="ce411"/>
          <table:table-cell table:number-columns-repeated="1005"/>
        </table:table-row>
        <table:table-row table:style-name="ro4">
          <table:table-cell table:style-name="ce144"/>
          <table:table-cell table:style-name="ce170" office:value-type="string">
            <text:p>4</text:p>
          </table:table-cell>
          <table:table-cell table:style-name="ce195" office:value-type="string">
            <text:p>Wing</text:p>
          </table:table-cell>
          <table:table-cell table:style-name="ce228" table:content-validation-name="val2" office:value-type="string">
            <text:p>JF-17 Thunder</text:p>
          </table:table-cell>
          <table:table-cell table:style-name="ce254" table:number-columns-spanned="2" table:number-rows-spanned="1"/>
          <table:covered-table-cell table:style-name="ce279"/>
          <table:table-cell table:style-name="ce286"/>
          <table:table-cell table:style-name="ce170" office:value-type="string">
            <text:p>4</text:p>
          </table:table-cell>
          <table:table-cell table:style-name="ce195" office:value-type="string">
            <text:p>Wing</text:p>
          </table:table-cell>
          <table:table-cell table:style-name="ce228" table:content-validation-name="val2" office:value-type="string">
            <text:p>(Closed)</text:p>
          </table:table-cell>
          <table:table-cell table:style-name="ce326" table:number-columns-spanned="2" table:number-rows-spanned="1"/>
          <table:covered-table-cell table:style-name="ce344"/>
          <table:table-cell table:style-name="ce286"/>
          <table:table-cell table:style-name="ce170" office:value-type="string">
            <text:p>4</text:p>
          </table:table-cell>
          <table:table-cell table:style-name="ce195" office:value-type="string">
            <text:p>Wing</text:p>
          </table:table-cell>
          <table:table-cell table:style-name="ce368" table:content-validation-name="val2" office:value-type="string">
            <text:p>(Closed)</text:p>
          </table:table-cell>
          <table:table-cell table:style-name="ce388" table:number-columns-spanned="2" table:number-rows-spanned="1"/>
          <table:covered-table-cell table:style-name="ce403"/>
          <table:table-cell table:style-name="ce411"/>
          <table:table-cell table:number-columns-repeated="1005"/>
        </table:table-row>
        <table:table-row table:style-name="ro10">
          <table:table-cell table:style-name="ce146"/>
          <table:table-cell table:style-name="ce164" office:value-type="string">
            <text:p>10</text:p>
          </table:table-cell>
          <table:table-cell table:style-name="ce161" table:number-columns-repeated="3"/>
          <table:table-cell table:style-name="ce144" table:number-columns-repeated="2"/>
          <table:table-cell table:style-name="ce164" office:value-type="string">
            <text:p>11</text:p>
          </table:table-cell>
          <table:table-cell table:style-name="ce164" table:number-columns-repeated="4"/>
          <table:table-cell table:style-name="ce144"/>
          <table:table-cell table:style-name="ce164" office:value-type="string">
            <text:p>12</text:p>
          </table:table-cell>
          <table:table-cell table:style-name="ce161" table:number-columns-repeated="4"/>
          <table:table-cell table:style-name="ce146"/>
          <table:table-cell table:number-columns-repeated="1005"/>
        </table:table-row>
        <table:table-row table:style-name="ro10">
          <table:table-cell table:style-name="ce147"/>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x</text:p>
          </table:table-cell>
          <table:covered-table-cell table:style-name="ce247"/>
          <table:table-cell table:style-name="ce280" table:content-validation-name="val6" office:value-type="string">
            <text:p>-</text:p>
          </table:table-cell>
          <table:table-cell table:style-name="ce144"/>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x</text:p>
          </table:table-cell>
          <table:covered-table-cell table:style-name="ce247"/>
          <table:table-cell table:style-name="ce346" table:content-validation-name="val6" office:value-type="string">
            <text:p>-</text:p>
          </table:table-cell>
          <table:table-cell table:style-name="ce286"/>
          <table:table-cell table:style-name="ce171" office:value-type="string" table:number-columns-spanned="2" table:number-rows-spanned="1">
            <text:p>CALLSIGN</text:p>
          </table:table-cell>
          <table:covered-table-cell table:style-name="ce196"/>
          <table:table-cell table:style-name="ce220" office:value-type="string" table:number-columns-spanned="2" table:number-rows-spanned="1">
            <text:p>x</text:p>
          </table:table-cell>
          <table:covered-table-cell table:style-name="ce247"/>
          <table:table-cell table:style-name="ce404" table:content-validation-name="val6" office:value-type="string">
            <text:p>-</text:p>
          </table:table-cell>
          <table:table-cell table:style-name="ce144"/>
          <table:table-cell table:number-columns-repeated="1005"/>
        </table:table-row>
        <table:table-row table:style-name="ro17">
          <table:table-cell table:style-name="ce147"/>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Flight Closed)</text:p>
          </table:table-cell>
          <table:covered-table-cell table:style-name="ce242"/>
          <table:table-cell table:style-name="ce281" table:content-validation-name="val5" office:value-type="string">
            <text:p>-</text:p>
          </table:table-cell>
          <table:table-cell table:style-name="ce144"/>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Flight Closed)</text:p>
          </table:table-cell>
          <table:covered-table-cell table:style-name="ce242"/>
          <table:table-cell table:style-name="ce281" table:content-validation-name="val5"/>
          <table:table-cell table:style-name="ce286"/>
          <table:table-cell table:style-name="ce165" office:value-type="string" table:number-columns-spanned="2" table:number-rows-spanned="1">
            <text:p>Tasking</text:p>
          </table:table-cell>
          <table:covered-table-cell table:style-name="ce188"/>
          <table:table-cell table:style-name="ce215" table:content-validation-name="val1" office:value-type="string" table:number-columns-spanned="2" table:number-rows-spanned="1">
            <text:p>(Flight Closed)</text:p>
          </table:table-cell>
          <table:covered-table-cell table:style-name="ce242"/>
          <table:table-cell table:style-name="ce405" table:content-validation-name="val5"/>
          <table:table-cell table:style-name="ce144"/>
          <table:table-cell table:number-columns-repeated="1005"/>
        </table:table-row>
        <table:table-row table:style-name="ro4">
          <table:table-cell table:style-name="ce147"/>
          <table:table-cell table:style-name="ce165" office:value-type="string" table:number-columns-spanned="2" table:number-rows-spanned="1">
            <text:p>UHF/VHF</text:p>
          </table:table-cell>
          <table:covered-table-cell table:style-name="ce197"/>
          <table:table-cell table:style-name="ce221" office:value-type="string">
            <text:p>x</text:p>
          </table:table-cell>
          <table:table-cell table:style-name="ce243" office:value-type="string">
            <text:p>MIDS Ch.</text:p>
          </table:table-cell>
          <table:table-cell table:style-name="ce282" office:value-type="string">
            <text:p>x</text:p>
          </table:table-cell>
          <table:table-cell table:style-name="ce286"/>
          <table:table-cell table:style-name="ce165" office:value-type="string" table:number-columns-spanned="2" table:number-rows-spanned="1">
            <text:p>UHF/VHF</text:p>
          </table:table-cell>
          <table:covered-table-cell table:style-name="ce197"/>
          <table:table-cell table:style-name="ce221" office:value-type="string">
            <text:p>x</text:p>
          </table:table-cell>
          <table:table-cell table:style-name="ce243" office:value-type="string">
            <text:p>MIDS Ch.</text:p>
          </table:table-cell>
          <table:table-cell table:style-name="ce347" office:value-type="string">
            <text:p>x</text:p>
          </table:table-cell>
          <table:table-cell table:style-name="ce286"/>
          <table:table-cell table:style-name="ce165" office:value-type="string" table:number-columns-spanned="2" table:number-rows-spanned="1">
            <text:p>UHF/VHF</text:p>
          </table:table-cell>
          <table:covered-table-cell table:style-name="ce197"/>
          <table:table-cell table:style-name="ce221" office:value-type="string">
            <text:p>x</text:p>
          </table:table-cell>
          <table:table-cell table:style-name="ce243" office:value-type="string">
            <text:p>MIDS Ch.</text:p>
          </table:table-cell>
          <table:table-cell table:style-name="ce269" office:value-type="string">
            <text:p>x</text:p>
          </table:table-cell>
          <table:table-cell table:style-name="ce144"/>
          <table:table-cell table:number-columns-repeated="1005"/>
        </table:table-row>
        <table:table-row table:style-name="ro4">
          <table:table-cell table:style-name="ce147"/>
          <table:table-cell table:style-name="ce173" office:value-type="string">
            <text:p>#</text:p>
          </table:table-cell>
          <table:table-cell table:style-name="ce199" office:value-type="string">
            <text:p>Position</text:p>
          </table:table-cell>
          <table:table-cell table:style-name="ce229" office:value-type="string">
            <text:p>Aircraft</text:p>
          </table:table-cell>
          <table:table-cell table:style-name="ce255" office:value-type="string" table:number-columns-spanned="2" table:number-rows-spanned="1">
            <text:p>Pilot/RIO</text:p>
          </table:table-cell>
          <table:covered-table-cell table:style-name="ce270"/>
          <table:table-cell table:style-name="ce286"/>
          <table:table-cell table:style-name="ce173" office:value-type="string">
            <text:p>#</text:p>
          </table:table-cell>
          <table:table-cell table:style-name="ce199" office:value-type="string">
            <text:p>Position</text:p>
          </table:table-cell>
          <table:table-cell table:style-name="ce229" office:value-type="string">
            <text:p>Aircraft</text:p>
          </table:table-cell>
          <table:table-cell table:style-name="ce255" office:value-type="string" table:number-columns-spanned="2" table:number-rows-spanned="1">
            <text:p>Pilot/RIO</text:p>
          </table:table-cell>
          <table:covered-table-cell table:style-name="ce263"/>
          <table:table-cell table:style-name="ce286"/>
          <table:table-cell table:style-name="ce173" office:value-type="string">
            <text:p>#</text:p>
          </table:table-cell>
          <table:table-cell table:style-name="ce199" office:value-type="string">
            <text:p>Position</text:p>
          </table:table-cell>
          <table:table-cell table:style-name="ce229" office:value-type="string">
            <text:p>Aircraft</text:p>
          </table:table-cell>
          <table:table-cell table:style-name="ce255" office:value-type="string" table:number-columns-spanned="2" table:number-rows-spanned="1">
            <text:p>Pilot/RIO</text:p>
          </table:table-cell>
          <table:covered-table-cell table:style-name="ce263"/>
          <table:table-cell table:style-name="ce144"/>
          <table:table-cell table:number-columns-repeated="1005"/>
        </table:table-row>
        <table:table-row table:style-name="ro4">
          <table:table-cell table:style-name="ce147"/>
          <table:table-cell table:style-name="ce174" office:value-type="string">
            <text:p>1</text:p>
          </table:table-cell>
          <table:table-cell table:style-name="ce200" office:value-type="string">
            <text:p>Lead</text:p>
          </table:table-cell>
          <table:table-cell table:style-name="ce230" table:content-validation-name="val3" office:value-type="string">
            <text:p>(Closed)</text:p>
          </table:table-cell>
          <table:table-cell table:style-name="ce256" table:number-columns-spanned="2" table:number-rows-spanned="1"/>
          <table:covered-table-cell table:style-name="ce283"/>
          <table:table-cell table:style-name="ce286"/>
          <table:table-cell table:style-name="ce174" office:value-type="string">
            <text:p>1</text:p>
          </table:table-cell>
          <table:table-cell table:style-name="ce200" office:value-type="string">
            <text:p>Lead</text:p>
          </table:table-cell>
          <table:table-cell table:style-name="ce307" table:content-validation-name="val3" office:value-type="string">
            <text:p>(Closed)</text:p>
          </table:table-cell>
          <table:table-cell table:style-name="ce327" table:number-columns-spanned="2" table:number-rows-spanned="1"/>
          <table:covered-table-cell table:style-name="ce348"/>
          <table:table-cell table:style-name="ce286"/>
          <table:table-cell table:style-name="ce174" office:value-type="string">
            <text:p>1</text:p>
          </table:table-cell>
          <table:table-cell table:style-name="ce200" office:value-type="string">
            <text:p>Lead</text:p>
          </table:table-cell>
          <table:table-cell table:style-name="ce369" table:content-validation-name="val3" office:value-type="string">
            <text:p>(Closed)</text:p>
          </table:table-cell>
          <table:table-cell table:style-name="ce389" table:number-columns-spanned="2" table:number-rows-spanned="1"/>
          <table:covered-table-cell table:style-name="ce406"/>
          <table:table-cell table:style-name="ce144"/>
          <table:table-cell table:number-columns-repeated="1005"/>
        </table:table-row>
        <table:table-row table:style-name="ro4">
          <table:table-cell table:style-name="ce147"/>
          <table:table-cell table:style-name="ce175" office:value-type="string">
            <text:p>2</text:p>
          </table:table-cell>
          <table:table-cell table:style-name="ce201" office:value-type="string">
            <text:p>Wing</text:p>
          </table:table-cell>
          <table:table-cell table:style-name="ce231" table:content-validation-name="val3" office:value-type="string">
            <text:p>(Closed)</text:p>
          </table:table-cell>
          <table:table-cell table:style-name="ce257" table:number-columns-spanned="2" table:number-rows-spanned="1"/>
          <table:covered-table-cell table:style-name="ce284"/>
          <table:table-cell table:style-name="ce286"/>
          <table:table-cell table:style-name="ce175" office:value-type="string">
            <text:p>2</text:p>
          </table:table-cell>
          <table:table-cell table:style-name="ce201" office:value-type="string">
            <text:p>Wing</text:p>
          </table:table-cell>
          <table:table-cell table:style-name="ce308" table:content-validation-name="val3" office:value-type="string">
            <text:p>(Closed)</text:p>
          </table:table-cell>
          <table:table-cell table:style-name="ce328" table:number-columns-spanned="2" table:number-rows-spanned="1"/>
          <table:covered-table-cell table:style-name="ce349"/>
          <table:table-cell table:style-name="ce286"/>
          <table:table-cell table:style-name="ce175" office:value-type="string">
            <text:p>2</text:p>
          </table:table-cell>
          <table:table-cell table:style-name="ce201" office:value-type="string">
            <text:p>Wing</text:p>
          </table:table-cell>
          <table:table-cell table:style-name="ce370" table:content-validation-name="val3" office:value-type="string">
            <text:p>(Closed)</text:p>
          </table:table-cell>
          <table:table-cell table:style-name="ce390" table:number-columns-spanned="2" table:number-rows-spanned="1"/>
          <table:covered-table-cell table:style-name="ce407"/>
          <table:table-cell table:style-name="ce144"/>
          <table:table-cell table:number-columns-repeated="1005"/>
        </table:table-row>
        <table:table-row table:style-name="ro4">
          <table:table-cell table:style-name="ce147"/>
          <table:table-cell table:style-name="ce176" office:value-type="string">
            <text:p>3</text:p>
          </table:table-cell>
          <table:table-cell table:style-name="ce202" office:value-type="string">
            <text:p>El. Lead</text:p>
          </table:table-cell>
          <table:table-cell table:style-name="ce230" table:content-validation-name="val3" office:value-type="string">
            <text:p>(Closed)</text:p>
          </table:table-cell>
          <table:table-cell table:style-name="ce258" table:number-columns-spanned="2" table:number-rows-spanned="1"/>
          <table:covered-table-cell table:style-name="ce283"/>
          <table:table-cell table:style-name="ce286"/>
          <table:table-cell table:style-name="ce176" office:value-type="string">
            <text:p>3</text:p>
          </table:table-cell>
          <table:table-cell table:style-name="ce202" office:value-type="string">
            <text:p>El. Lead</text:p>
          </table:table-cell>
          <table:table-cell table:style-name="ce307" table:content-validation-name="val3" office:value-type="string">
            <text:p>(Closed)</text:p>
          </table:table-cell>
          <table:table-cell table:style-name="ce329" table:number-columns-spanned="2" table:number-rows-spanned="1"/>
          <table:covered-table-cell table:style-name="ce348"/>
          <table:table-cell table:style-name="ce286"/>
          <table:table-cell table:style-name="ce176" office:value-type="string">
            <text:p>3</text:p>
          </table:table-cell>
          <table:table-cell table:style-name="ce202" office:value-type="string">
            <text:p>El. Lead</text:p>
          </table:table-cell>
          <table:table-cell table:style-name="ce369" table:content-validation-name="val3" office:value-type="string">
            <text:p>(Closed)</text:p>
          </table:table-cell>
          <table:table-cell table:style-name="ce391" table:number-columns-spanned="2" table:number-rows-spanned="1"/>
          <table:covered-table-cell table:style-name="ce406"/>
          <table:table-cell table:style-name="ce144"/>
          <table:table-cell table:number-columns-repeated="1005"/>
        </table:table-row>
        <table:table-row table:style-name="ro4">
          <table:table-cell table:style-name="ce147"/>
          <table:table-cell table:style-name="ce177" office:value-type="string">
            <text:p>4</text:p>
          </table:table-cell>
          <table:table-cell table:style-name="ce203" office:value-type="string">
            <text:p>Wing</text:p>
          </table:table-cell>
          <table:table-cell table:style-name="ce232" table:content-validation-name="val3" office:value-type="string">
            <text:p>(Closed)</text:p>
          </table:table-cell>
          <table:table-cell table:style-name="ce259" table:number-columns-spanned="2" table:number-rows-spanned="1"/>
          <table:covered-table-cell table:style-name="ce285"/>
          <table:table-cell table:style-name="ce286"/>
          <table:table-cell table:style-name="ce177" office:value-type="string">
            <text:p>4</text:p>
          </table:table-cell>
          <table:table-cell table:style-name="ce203" office:value-type="string">
            <text:p>Wing</text:p>
          </table:table-cell>
          <table:table-cell table:style-name="ce309" table:content-validation-name="val3" office:value-type="string">
            <text:p>(Closed)</text:p>
          </table:table-cell>
          <table:table-cell table:style-name="ce330" table:number-columns-spanned="2" table:number-rows-spanned="1"/>
          <table:covered-table-cell table:style-name="ce350"/>
          <table:table-cell table:style-name="ce286"/>
          <table:table-cell table:style-name="ce177" office:value-type="string">
            <text:p>4</text:p>
          </table:table-cell>
          <table:table-cell table:style-name="ce203" office:value-type="string">
            <text:p>Wing</text:p>
          </table:table-cell>
          <table:table-cell table:style-name="ce371" table:content-validation-name="val3" office:value-type="string">
            <text:p>(Closed)</text:p>
          </table:table-cell>
          <table:table-cell table:style-name="ce392" table:number-columns-spanned="2" table:number-rows-spanned="1"/>
          <table:covered-table-cell table:style-name="ce408"/>
          <table:table-cell table:style-name="ce144"/>
          <table:table-cell table:number-columns-repeated="1005"/>
        </table:table-row>
        <table:table-row table:style-name="ro11">
          <table:table-cell table:style-name="ce148" office:value-type="string" table:number-columns-spanned="19" table:number-rows-spanned="1">
            <text:p>SIGNUP SHEET v1.73 HD Non-Stick Supreme</text:p>
          </table:table-cell>
          <table:covered-table-cell table:number-columns-repeated="18"/>
          <table:table-cell table:number-columns-repeated="1005"/>
        </table:table-row>
        <table:table-row table:style-name="ro4" table:number-rows-repeated="1048518">
          <table:table-cell table:number-columns-repeated="1024"/>
        </table:table-row>
        <table:table-row table:style-name="ro4">
          <table:table-cell table:number-columns-repeated="1024"/>
        </table:table-row>
        <table:named-expressions/>
      </table:table>
      <table:table table:name="Package Briefing" table:style-name="ta15">
        <table:table-column table:style-name="co38" table:number-columns-repeated="2" table:default-cell-style-name="Default"/>
        <table:table-column table:style-name="co24" table:default-cell-style-name="Default"/>
        <table:table-column table:style-name="co39" table:default-cell-style-name="Default"/>
        <table:table-column table:style-name="co24" table:default-cell-style-name="Default"/>
        <table:table-column table:style-name="co40" table:default-cell-style-name="Default"/>
        <table:table-column table:style-name="co24" table:default-cell-style-name="Default"/>
        <table:table-column table:style-name="co41" table:default-cell-style-name="Default"/>
        <table:table-column table:style-name="co42" table:default-cell-style-name="Default"/>
        <table:table-column table:style-name="co50" table:default-cell-style-name="Default"/>
        <table:table-column table:style-name="co51" table:default-cell-style-name="Default"/>
        <table:table-column table:style-name="co6" table:number-columns-repeated="3" table:default-cell-style-name="Default"/>
        <table:table-column table:style-name="co1" table:default-cell-style-name="Default"/>
        <table:table-column table:style-name="co52" table:default-cell-style-name="Default"/>
        <table:table-column table:style-name="co53" table:default-cell-style-name="Default"/>
        <table:table-column table:style-name="co6" table:default-cell-style-name="Default"/>
        <table:table-column table:style-name="co50" table:default-cell-style-name="Default"/>
        <table:table-column table:style-name="co16" table:number-columns-repeated="2" table:default-cell-style-name="Default"/>
        <table:table-column table:style-name="co6" table:number-columns-repeated="2" table:default-cell-style-name="Default"/>
        <table:table-column table:style-name="co38" table:number-columns-repeated="2" table:default-cell-style-name="Default"/>
        <table:table-column table:style-name="co6" table:number-columns-repeated="999" table:default-cell-style-name="Default"/>
        <table:table-row table:style-name="ro13">
          <table:table-cell table:style-name="ce413" office:value-type="float" office:value="0" table:number-columns-spanned="25" table:number-rows-spanned="1">
            <text:p>0</text:p>
          </table:table-cell>
          <table:covered-table-cell table:number-columns-repeated="24"/>
          <table:table-cell table:number-columns-repeated="999"/>
        </table:table-row>
        <table:table-row table:style-name="ro10">
          <table:table-cell table:style-name="ce413" table:number-columns-spanned="1" table:number-rows-spanned="102"/>
          <table:table-cell table:style-name="ce414"/>
          <table:table-cell table:style-name="ce418"/>
          <table:table-cell table:style-name="ce432" table:formula="of:=&quot;Package &quot;&amp; [$'Sign-Ups'.D5]&amp;&quot; Briefing&quot;" office:value-type="string" office:string-value="Package Right-of-way Briefing" table:number-columns-spanned="20" table:number-rows-spanned="2">
            <text:p>Package Right-of-way Briefing</text:p>
          </table:table-cell>
          <table:covered-table-cell table:number-columns-repeated="19"/>
          <table:table-cell table:style-name="ce508"/>
          <table:table-cell table:style-name="ce413" table:number-columns-spanned="1" table:number-rows-spanned="102"/>
          <table:table-cell table:number-columns-repeated="999"/>
        </table:table-row>
        <table:table-row table:style-name="ro10">
          <table:covered-table-cell/>
          <table:table-cell table:style-name="ce414"/>
          <table:table-cell table:style-name="ce418"/>
          <table:covered-table-cell table:number-columns-repeated="20"/>
          <table:table-cell table:style-name="ce508"/>
          <table:covered-table-cell/>
          <table:table-cell table:number-columns-repeated="999"/>
        </table:table-row>
        <table:table-row table:style-name="ro21">
          <table:covered-table-cell/>
          <table:table-cell table:style-name="ce415" table:number-columns-repeated="3"/>
          <table:table-cell table:style-name="ce450" table:number-columns-repeated="4"/>
          <table:table-cell table:style-name="ce417" table:number-columns-repeated="15"/>
          <table:table-cell table:style-name="ce508"/>
          <table:covered-table-cell/>
          <table:table-cell table:number-columns-repeated="999"/>
        </table:table-row>
        <table:table-row table:style-name="ro12">
          <table:covered-table-cell/>
          <table:table-cell table:style-name="ce415"/>
          <table:table-cell table:number-columns-repeated="6"/>
          <table:table-cell table:style-name="ce417"/>
          <table:table-cell table:style-name="ce488" office:value-type="string" table:number-columns-spanned="7" table:number-rows-spanned="1">
            <text:p>SITUATION</text:p>
          </table:table-cell>
          <table:covered-table-cell table:number-columns-repeated="6" table:style-name="ce456"/>
          <table:table-cell table:number-columns-repeated="7"/>
          <table:table-cell table:style-name="ce508"/>
          <table:covered-table-cell/>
          <table:table-cell table:number-columns-repeated="999"/>
        </table:table-row>
        <table:table-row table:style-name="ro12">
          <table:covered-table-cell/>
          <table:table-cell table:style-name="ce416"/>
          <table:table-cell table:style-name="ce419" office:value-type="string" table:number-columns-spanned="2" table:number-rows-spanned="1">
            <text:p>LOCATION:</text:p>
          </table:table-cell>
          <table:covered-table-cell/>
          <table:table-cell table:style-name="ce451"/>
          <table:table-cell table:style-name="ce461" table:formula="of:=[$'Sign-Ups'.N12]" office:value-type="string" office:string-value="Persian Gulf" table:number-columns-spanned="3" table:number-rows-spanned="1">
            <text:p>Persian Gulf</text:p>
          </table:table-cell>
          <table:covered-table-cell table:number-columns-repeated="2"/>
          <table:table-cell table:style-name="ce417"/>
          <table:table-cell table:style-name="ce441" table:number-columns-spanned="7" table:number-rows-spanned="6"/>
          <table:covered-table-cell table:number-columns-repeated="6"/>
          <table:table-cell table:number-columns-repeated="7"/>
          <table:table-cell table:style-name="ce508"/>
          <table:covered-table-cell/>
          <table:table-cell table:number-columns-repeated="999"/>
        </table:table-row>
        <table:table-row table:style-name="ro12">
          <table:covered-table-cell/>
          <table:table-cell table:style-name="ce417"/>
          <table:table-cell table:style-name="ce420" office:value-type="string" table:number-columns-spanned="2" table:number-rows-spanned="1">
            <text:p>MISSION DATE:</text:p>
          </table:table-cell>
          <table:covered-table-cell/>
          <table:table-cell table:style-name="ce450"/>
          <table:table-cell table:style-name="ce462" office:value-type="date" office:date-value="2016-06-21" table:number-columns-spanned="3" table:number-rows-spanned="1">
            <text:p>21 juni 2016</text:p>
          </table:table-cell>
          <table:covered-table-cell table:number-columns-repeated="2"/>
          <table:table-cell table:style-name="ce452"/>
          <table:covered-table-cell table:number-columns-repeated="7"/>
          <table:table-cell table:number-columns-repeated="7"/>
          <table:table-cell table:style-name="ce508"/>
          <table:covered-table-cell/>
          <table:table-cell table:number-columns-repeated="999"/>
        </table:table-row>
        <table:table-row table:style-name="ro12">
          <table:covered-table-cell/>
          <table:table-cell table:style-name="ce417"/>
          <table:table-cell table:style-name="ce420" office:value-type="string" table:number-columns-spanned="2" table:number-rows-spanned="1">
            <text:p>MISSION TIME:</text:p>
          </table:table-cell>
          <table:covered-table-cell/>
          <table:table-cell table:style-name="ce450"/>
          <table:table-cell table:style-name="ce463" office:value-type="string" table:number-columns-spanned="3" table:number-rows-spanned="1">
            <text:p>0600</text:p>
          </table:table-cell>
          <table:covered-table-cell table:number-columns-repeated="2"/>
          <table:table-cell table:style-name="ce452"/>
          <table:covered-table-cell table:number-columns-repeated="7"/>
          <table:table-cell table:style-name="ce417"/>
          <table:table-cell table:number-columns-repeated="6"/>
          <table:table-cell table:style-name="ce508"/>
          <table:covered-table-cell/>
          <table:table-cell table:number-columns-repeated="999"/>
        </table:table-row>
        <table:table-row table:style-name="ro12">
          <table:covered-table-cell/>
          <table:table-cell table:style-name="ce417"/>
          <table:table-cell table:style-name="ce421"/>
          <table:table-cell table:style-name="ce421" office:value-type="string">
            <text:p>WX:</text:p>
          </table:table-cell>
          <table:table-cell table:style-name="ce452"/>
          <table:table-cell table:style-name="ce464" office:value-type="string">
            <text:p>WIND</text:p>
          </table:table-cell>
          <table:table-cell table:style-name="ce475" office:value-type="string" table:number-columns-spanned="2" table:number-rows-spanned="1">
            <text:p>13 @ 330</text:p>
          </table:table-cell>
          <table:covered-table-cell table:style-name="ce185"/>
          <table:table-cell table:style-name="ce451"/>
          <table:covered-table-cell table:number-columns-repeated="7"/>
          <table:table-cell/>
          <table:table-cell table:style-name="ce515" office:value-type="string" table:number-columns-spanned="6" table:number-rows-spanned="1">
            <text:p>INTEL</text:p>
          </table:table-cell>
          <table:covered-table-cell table:number-columns-repeated="5" table:style-name="ce456"/>
          <table:table-cell table:style-name="ce508"/>
          <table:covered-table-cell/>
          <table:table-cell table:number-columns-repeated="999"/>
        </table:table-row>
        <table:table-row table:style-name="ro12">
          <table:covered-table-cell/>
          <table:table-cell table:style-name="ce417"/>
          <table:table-cell table:style-name="ce416" table:number-columns-repeated="2"/>
          <table:table-cell table:style-name="ce452"/>
          <table:table-cell table:style-name="ce465" office:value-type="string">
            <text:p>VIS</text:p>
          </table:table-cell>
          <table:table-cell table:style-name="ce476" office:value-type="string" table:number-columns-spanned="2" table:number-rows-spanned="1">
            <text:p>&gt;10nm</text:p>
          </table:table-cell>
          <table:covered-table-cell table:style-name="ce153"/>
          <table:table-cell table:style-name="ce451"/>
          <table:covered-table-cell table:number-columns-repeated="7"/>
          <table:table-cell table:number-columns-repeated="6"/>
          <table:table-cell table:style-name="ce524" office:value-type="string">
            <text:p>(SAT IMAGE BOXES ARE 600x450px)</text:p>
          </table:table-cell>
          <table:table-cell table:style-name="ce508"/>
          <table:covered-table-cell/>
          <table:table-cell table:number-columns-repeated="999"/>
        </table:table-row>
        <table:table-row table:style-name="ro12">
          <table:covered-table-cell/>
          <table:table-cell table:style-name="ce417" table:number-columns-repeated="3"/>
          <table:table-cell table:style-name="ce452"/>
          <table:table-cell table:style-name="ce465" office:value-type="string">
            <text:p>CEILING</text:p>
          </table:table-cell>
          <table:table-cell table:style-name="ce476" office:value-type="float" office:value="13000" table:number-columns-spanned="2" table:number-rows-spanned="1">
            <text:p>13000</text:p>
          </table:table-cell>
          <table:covered-table-cell table:style-name="ce153"/>
          <table:table-cell table:style-name="ce451"/>
          <table:covered-table-cell table:number-columns-repeated="7"/>
          <table:table-cell table:style-name="ce417"/>
          <table:table-cell table:style-name="ce437" office:value-type="string" table:number-columns-spanned="6" table:number-rows-spanned="1">
            <text:p>IMAGE #1</text:p>
          </table:table-cell>
          <table:covered-table-cell table:number-columns-repeated="5"/>
          <table:table-cell table:style-name="ce508"/>
          <table:covered-table-cell/>
          <table:table-cell table:number-columns-repeated="999"/>
        </table:table-row>
        <table:table-row table:style-name="ro12">
          <table:covered-table-cell/>
          <table:table-cell table:style-name="ce417" table:number-columns-repeated="3"/>
          <table:table-cell table:style-name="ce452"/>
          <table:table-cell table:style-name="ce465" office:value-type="string">
            <text:p>TEMP</text:p>
          </table:table-cell>
          <table:table-cell table:style-name="ce477" office:value-type="float" office:value="20" table:number-columns-spanned="2" table:number-rows-spanned="1">
            <text:p>20</text:p>
          </table:table-cell>
          <table:covered-table-cell table:style-name="ce153"/>
          <table:table-cell table:style-name="ce451"/>
          <table:table-cell table:style-name="ce489"/>
          <table:table-cell table:style-name="ce488" office:value-type="string" table:number-columns-spanned="6" table:number-rows-spanned="1">
            <text:p>OBJECTIVES</text:p>
          </table:table-cell>
          <table:covered-table-cell table:number-columns-repeated="5" table:style-name="ce456"/>
          <table:table-cell table:style-name="ce417"/>
          <table:table-cell table:style-name="ce516" table:number-columns-spanned="6" table:number-rows-spanned="10"/>
          <table:covered-table-cell table:number-columns-repeated="5"/>
          <table:table-cell table:style-name="ce508"/>
          <table:covered-table-cell/>
          <table:table-cell table:number-columns-repeated="999"/>
        </table:table-row>
        <table:table-row table:style-name="ro12">
          <table:covered-table-cell/>
          <table:table-cell table:style-name="ce417" table:number-columns-repeated="3"/>
          <table:table-cell table:style-name="ce452"/>
          <table:table-cell table:style-name="ce466" office:value-type="string">
            <text:p>ALT</text:p>
          </table:table-cell>
          <table:table-cell table:style-name="ce478" office:value-type="float" office:value="29.92" table:number-columns-spanned="2" table:number-rows-spanned="1">
            <text:p>29,92</text:p>
          </table:table-cell>
          <table:covered-table-cell table:style-name="ce184"/>
          <table:table-cell table:style-name="ce451"/>
          <table:table-cell table:style-name="ce426" table:formula="of:=IF([.K13]=&quot;&quot;;&quot;&quot;;&quot;O&quot;)">
            <text:p/>
          </table:table-cell>
          <table:table-cell table:style-name="ce490" table:number-columns-spanned="6" table:number-rows-spanned="1"/>
          <table:covered-table-cell table:number-columns-repeated="5"/>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number-columns-repeated="7"/>
          <table:table-cell table:style-name="ce426" table:formula="of:=IF([.K14]=&quot;&quot;;&quot;&quot;;&quot;O&quot;)">
            <text:p/>
          </table:table-cell>
          <table:table-cell table:style-name="ce490" table:number-columns-spanned="6" table:number-rows-spanned="1"/>
          <table:covered-table-cell table:number-columns-repeated="5"/>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number-columns-repeated="7"/>
          <table:table-cell table:style-name="ce426" table:formula="of:=IF([.K15]=&quot;&quot;;&quot;&quot;;&quot;O&quot;)">
            <text:p/>
          </table:table-cell>
          <table:table-cell table:style-name="ce491" table:number-columns-spanned="6" table:number-rows-spanned="1"/>
          <table:covered-table-cell table:number-columns-repeated="5"/>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2" office:value-type="string" table:number-columns-spanned="7" table:number-rows-spanned="1">
            <text:p>CONTROLLING AGENCIES</text:p>
          </table:table-cell>
          <table:covered-table-cell table:number-columns-repeated="6"/>
          <table:table-cell table:style-name="ce426" table:formula="of:=IF([.K16]=&quot;&quot;;&quot;&quot;;&quot;O&quot;)">
            <text:p/>
          </table:table-cell>
          <table:table-cell table:style-name="ce492" table:number-columns-spanned="6" table:number-rows-spanned="2"/>
          <table:covered-table-cell table:number-columns-repeated="5"/>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table-cell table:style-name="ce433" office:value-type="string">
            <text:p>STATION</text:p>
          </table:table-cell>
          <table:table-cell table:style-name="ce453"/>
          <table:table-cell table:style-name="ce467" office:value-type="string" table:number-columns-spanned="3" table:number-rows-spanned="1">
            <text:p>CALLSIGN</text:p>
          </table:table-cell>
          <table:covered-table-cell table:number-columns-repeated="2" table:style-name="ce479"/>
          <table:table-cell table:style-name="ce467" office:value-type="string">
            <text:p>FREQ</text:p>
          </table:table-cell>
          <table:table-cell table:style-name="ce426" table:formula="of:=IF([.K17]=&quot;&quot;;&quot;&quot;;&quot;O&quot;)">
            <text:p/>
          </table:table-cell>
          <table:covered-table-cell table:number-columns-repeated="6"/>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1"/>
          <table:table-cell table:style-name="ce421" office:value-type="string">
            <text:p>ATC:</text:p>
          </table:table-cell>
          <table:table-cell table:style-name="ce454"/>
          <table:table-cell table:style-name="ce436" table:formula="of:=[$'Sign-Ups'.D10]" office:value-type="string" office:string-value="Khasab Tower" table:number-columns-spanned="3" table:number-rows-spanned="1">
            <text:p>Khasab Tower</text:p>
          </table:table-cell>
          <table:covered-table-cell table:number-columns-repeated="2"/>
          <table:table-cell table:style-name="ce485" table:formula="of:=[$'Sign-Ups'.D9]" office:value-type="float" office:value="133">
            <text:p>133,00</text:p>
          </table:table-cell>
          <table:table-cell table:style-name="ce426" table:formula="of:=IF([.K18]=&quot;&quot;;&quot;&quot;;&quot;O&quot;)">
            <text:p/>
          </table:table-cell>
          <table:table-cell table:style-name="ce492" table:number-columns-spanned="6" table:number-rows-spanned="2"/>
          <table:covered-table-cell table:number-columns-repeated="5"/>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1"/>
          <table:table-cell table:style-name="ce421" office:value-type="string">
            <text:p>AWACS/GCI:</text:p>
          </table:table-cell>
          <table:table-cell table:style-name="ce454"/>
          <table:table-cell table:style-name="ce436" table:formula="of:=[$'Sign-Ups'.E10]" office:value-type="string" office:string-value="Jubilee" table:number-columns-spanned="3" table:number-rows-spanned="1">
            <text:p>Jubilee</text:p>
          </table:table-cell>
          <table:covered-table-cell table:number-columns-repeated="2"/>
          <table:table-cell table:style-name="ce485" table:formula="of:=[$'Sign-Ups'.E9]" office:value-type="float" office:value="134">
            <text:p>134,00</text:p>
          </table:table-cell>
          <table:table-cell table:style-name="ce426" table:formula="of:=IF([.K19]=&quot;&quot;;&quot;&quot;;&quot;O&quot;)">
            <text:p/>
          </table:table-cell>
          <table:covered-table-cell table:number-columns-repeated="6"/>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1"/>
          <table:table-cell table:style-name="ce421" office:value-type="string">
            <text:p>AWACS/GCI 2:</text:p>
          </table:table-cell>
          <table:table-cell/>
          <table:table-cell table:style-name="ce437" table:number-columns-spanned="3" table:number-rows-spanned="1"/>
          <table:covered-table-cell table:number-columns-repeated="2"/>
          <table:table-cell table:style-name="ce415"/>
          <table:table-cell table:style-name="ce426" table:formula="of:=IF([.K20]=&quot;&quot;;&quot;&quot;;&quot;O&quot;)">
            <text:p/>
          </table:table-cell>
          <table:table-cell table:style-name="ce493"/>
          <table:table-cell table:style-name="ce493" table:number-columns-repeated="5"/>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table-cell table:style-name="ce421" office:value-type="string">
            <text:p>PACKAGE:</text:p>
          </table:table-cell>
          <table:table-cell table:style-name="ce454"/>
          <table:table-cell table:style-name="ce468" table:formula="of:=[$'Sign-Ups'.D13]" office:value-type="string" office:string-value="134.00" table:number-columns-spanned="4" table:number-rows-spanned="1">
            <text:p>134.00</text:p>
          </table:table-cell>
          <table:covered-table-cell table:number-columns-repeated="3"/>
          <table:table-cell table:style-name="ce426" table:formula="of:=IF([.K21]=&quot;&quot;;&quot;&quot;;&quot;O&quot;)">
            <text:p/>
          </table:table-cell>
          <table:table-cell table:style-name="ce494" table:number-columns-spanned="6" table:number-rows-spanned="2"/>
          <table:covered-table-cell table:number-columns-repeated="5"/>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3"/>
          <table:table-cell table:style-name="ce421"/>
          <table:table-cell table:style-name="ce314" table:number-columns-spanned="4" table:number-rows-spanned="1"/>
          <table:covered-table-cell table:number-columns-repeated="3"/>
          <table:table-cell/>
          <table:table-cell table:style-name="ce426" table:formula="of:=IF([.K22]=&quot;&quot;;&quot;&quot;;&quot;O&quot;)">
            <text:p/>
          </table:table-cell>
          <table:covered-table-cell table:number-columns-repeated="6"/>
          <table:table-cell table:number-columns-repeated="7"/>
          <table:table-cell table:style-name="ce508"/>
          <table:covered-table-cell/>
          <table:table-cell table:number-columns-repeated="999"/>
        </table:table-row>
        <table:table-row table:style-name="ro12">
          <table:covered-table-cell/>
          <table:table-cell table:style-name="ce417"/>
          <table:table-cell table:number-columns-repeated="21"/>
          <table:table-cell table:style-name="ce508"/>
          <table:covered-table-cell/>
          <table:table-cell table:number-columns-repeated="999"/>
        </table:table-row>
        <table:table-row table:style-name="ro12">
          <table:covered-table-cell/>
          <table:table-cell table:style-name="ce417"/>
          <table:table-cell/>
          <table:table-cell table:style-name="ce434" office:value-type="string" table:number-columns-spanned="20" table:number-rows-spanned="1">
            <text:p>SUPPORTING FORCES</text:p>
          </table:table-cell>
          <table:covered-table-cell table:number-columns-repeated="19"/>
          <table:table-cell table:style-name="ce508"/>
          <table:covered-table-cell/>
          <table:table-cell table:number-columns-repeated="999"/>
        </table:table-row>
        <table:table-row table:style-name="ro12">
          <table:covered-table-cell/>
          <table:table-cell table:style-name="ce417"/>
          <table:table-cell/>
          <table:table-cell table:style-name="ce435" office:value-type="string" table:number-columns-spanned="3" table:number-rows-spanned="1">
            <text:p>CALLSIGN</text:p>
          </table:table-cell>
          <table:covered-table-cell table:number-columns-repeated="2" table:style-name="ce455"/>
          <table:table-cell table:style-name="ce480" office:value-type="string">
            <text:p>#</text:p>
          </table:table-cell>
          <table:table-cell table:style-name="ce435" office:value-type="string" table:number-columns-spanned="3" table:number-rows-spanned="1">
            <text:p>AIRCRAFT</text:p>
          </table:table-cell>
          <table:covered-table-cell table:number-columns-repeated="2" table:style-name="ce455"/>
          <table:table-cell table:style-name="ce435" office:value-type="string" table:number-columns-spanned="3" table:number-rows-spanned="1">
            <text:p>TASKING</text:p>
          </table:table-cell>
          <table:covered-table-cell table:number-columns-repeated="2" table:style-name="ce455"/>
          <table:table-cell table:style-name="ce435" office:value-type="string">
            <text:p>FREQS</text:p>
          </table:table-cell>
          <table:table-cell table:style-name="ce480" office:value-type="string">
            <text:p>ALT</text:p>
          </table:table-cell>
          <table:table-cell table:style-name="ce480" office:value-type="string">
            <text:p>A-A TCN</text:p>
          </table:table-cell>
          <table:table-cell table:style-name="ce513"/>
          <table:table-cell table:style-name="ce513" office:value-type="string">
            <text:p>LASER</text:p>
          </table:table-cell>
          <table:table-cell table:style-name="ce513" office:value-type="string" table:number-columns-spanned="2" table:number-rows-spanned="1">
            <text:p>LOADOUT</text:p>
          </table:table-cell>
          <table:covered-table-cell table:style-name="ce455"/>
          <table:table-cell table:style-name="ce513" office:value-type="string" table:number-columns-spanned="3" table:number-rows-spanned="1">
            <text:p>TARGET</text:p>
          </table:table-cell>
          <table:covered-table-cell table:number-columns-repeated="2" table:style-name="ce455"/>
          <table:table-cell table:style-name="ce508"/>
          <table:covered-table-cell/>
          <table:table-cell table:number-columns-repeated="999"/>
        </table:table-row>
        <table:table-row table:style-name="ro12">
          <table:covered-table-cell/>
          <table:table-cell table:style-name="ce417"/>
          <table:table-cell/>
          <table:table-cell table:style-name="ce436" table:formula="of:=[$Calcs.B107]" office:value-type="string" office:string-value="BUTTERCUP 1" table:number-columns-spanned="3" table:number-rows-spanned="1">
            <text:p>BUTTERCUP 1</text:p>
          </table:table-cell>
          <table:covered-table-cell table:number-columns-repeated="2"/>
          <table:table-cell table:style-name="ce481" table:formula="of:=[$Calcs.F7]">
            <text:p/>
          </table:table-cell>
          <table:table-cell table:style-name="ce436" table:formula="of:=[$Calcs.F107]" office:value-type="string" office:string-value="F-14B Tomcat" table:number-columns-spanned="3" table:number-rows-spanned="1">
            <text:p>F-14B Tomcat</text:p>
          </table:table-cell>
          <table:covered-table-cell table:number-columns-repeated="2"/>
          <table:table-cell table:style-name="ce436" table:formula="of:=[$Calcs.D107]" office:value-type="string" office:string-value="CAP" table:number-columns-spanned="3" table:number-rows-spanned="1">
            <text:p>CAP</text:p>
          </table:table-cell>
          <table:covered-table-cell table:number-columns-repeated="2"/>
          <table:table-cell table:style-name="ce504" table:formula="of:=[$Calcs.H107]" office:value-type="float" office:value="261">
            <text:p>261,00</text:p>
          </table:table-cell>
          <table:table-cell table:style-name="ce424" office:value-type="string">
            <text:p>FL350</text:p>
          </table:table-cell>
          <table:table-cell table:style-name="ce424"/>
          <table:table-cell table:style-name="ce508"/>
          <table:table-cell table:style-name="ce508"/>
          <table:table-cell table:style-name="ce521" office:value-type="string" table:number-columns-spanned="2" table:number-rows-spanned="1">
            <text:p>4x54, 2x7, 2x9</text:p>
          </table:table-cell>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6" table:formula="of:=[$Calcs.B108]" office:value-type="string" office:string-value="BUTTERCUP 2" table:number-columns-spanned="3" table:number-rows-spanned="1">
            <text:p>BUTTERCUP 2</text:p>
          </table:table-cell>
          <table:covered-table-cell table:number-columns-repeated="2"/>
          <table:table-cell table:style-name="ce481" table:formula="of:=[$Calcs.F8]">
            <text:p/>
          </table:table-cell>
          <table:table-cell table:style-name="ce436" table:formula="of:=[$Calcs.F108]" office:value-type="string" office:string-value="F-14A Tomcat" table:number-columns-spanned="3" table:number-rows-spanned="1">
            <text:p>F-14A Tomcat</text:p>
          </table:table-cell>
          <table:covered-table-cell table:number-columns-repeated="2"/>
          <table:table-cell table:style-name="ce436" table:formula="of:=[$Calcs.D108]" office:value-type="string" office:string-value="CAP" table:number-columns-spanned="3" table:number-rows-spanned="1">
            <text:p>CAP</text:p>
          </table:table-cell>
          <table:covered-table-cell table:number-columns-repeated="2"/>
          <table:table-cell table:style-name="ce504" table:formula="of:=[$Calcs.H108]" office:value-type="float" office:value="262">
            <text:p>262,00</text:p>
          </table:table-cell>
          <table:table-cell table:style-name="ce424" office:value-type="string">
            <text:p>FL300</text:p>
          </table:table-cell>
          <table:table-cell table:style-name="ce424" office:value-type="string">
            <text:p>2A/A Y</text:p>
          </table:table-cell>
          <table:table-cell table:style-name="ce508"/>
          <table:table-cell table:style-name="ce508"/>
          <table:table-cell table:style-name="ce521" office:value-type="string" table:number-columns-spanned="2" table:number-rows-spanned="1">
            <text:p>4x54, 2x7, 2x9</text:p>
          </table:table-cell>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6" table:formula="of:=[$Calcs.B109]" office:value-type="string" office:string-value="BUTTERCUP 3" table:number-columns-spanned="3" table:number-rows-spanned="1">
            <text:p>BUTTERCUP 3</text:p>
          </table:table-cell>
          <table:covered-table-cell table:number-columns-repeated="2"/>
          <table:table-cell table:style-name="ce481" table:formula="of:=[$Calcs.F9]">
            <text:p/>
          </table:table-cell>
          <table:table-cell table:style-name="ce436" table:formula="of:=[$Calcs.F109]" office:value-type="string" office:string-value="F-18C Hornet" table:number-columns-spanned="3" table:number-rows-spanned="1">
            <text:p>F-18C Hornet</text:p>
          </table:table-cell>
          <table:covered-table-cell table:number-columns-repeated="2"/>
          <table:table-cell table:style-name="ce436" table:formula="of:=[$Calcs.D109]" office:value-type="string" office:string-value="CAP" table:number-columns-spanned="3" table:number-rows-spanned="1">
            <text:p>CAP</text:p>
          </table:table-cell>
          <table:covered-table-cell table:number-columns-repeated="2"/>
          <table:table-cell table:style-name="ce504" table:formula="of:=[$Calcs.H109]" office:value-type="float" office:value="263">
            <text:p>263,00</text:p>
          </table:table-cell>
          <table:table-cell table:style-name="ce424"/>
          <table:table-cell table:style-name="ce424"/>
          <table:table-cell table:style-name="ce508"/>
          <table:table-cell table:style-name="ce508"/>
          <table:table-cell table:style-name="ce510" table:number-columns-spanned="2" table:number-rows-spanned="1"/>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6" table:formula="of:=[$Calcs.B110]" office:value-type="string" office:string-value="MONTOYA 1" table:number-columns-spanned="3" table:number-rows-spanned="1">
            <text:p>MONTOYA 1</text:p>
          </table:table-cell>
          <table:covered-table-cell table:number-columns-repeated="2"/>
          <table:table-cell table:style-name="ce481" table:formula="of:=[$Calcs.F10]">
            <text:p/>
          </table:table-cell>
          <table:table-cell table:style-name="ce436" table:formula="of:=[$Calcs.F110]" office:value-type="string" office:string-value="F-18C Hornet" table:number-columns-spanned="3" table:number-rows-spanned="1">
            <text:p>F-18C Hornet</text:p>
          </table:table-cell>
          <table:covered-table-cell table:number-columns-repeated="2"/>
          <table:table-cell table:style-name="ce436" table:formula="of:=[$Calcs.D110]" office:value-type="string" office:string-value="SEAD" table:number-columns-spanned="3" table:number-rows-spanned="1">
            <text:p>SEAD</text:p>
          </table:table-cell>
          <table:covered-table-cell table:number-columns-repeated="2"/>
          <table:table-cell table:style-name="ce504" table:formula="of:=[$Calcs.H110]" office:value-type="float" office:value="264">
            <text:p>264,00</text:p>
          </table:table-cell>
          <table:table-cell table:style-name="ce424"/>
          <table:table-cell table:style-name="ce424"/>
          <table:table-cell table:style-name="ce508"/>
          <table:table-cell table:style-name="ce508"/>
          <table:table-cell table:style-name="ce522" table:number-columns-spanned="2" table:number-rows-spanned="1"/>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style-name="ce424"/>
          <table:table-cell table:style-name="ce436" table:formula="of:=[$Calcs.B111]" office:value-type="string" office:string-value="MONTOYA 2" table:number-columns-spanned="3" table:number-rows-spanned="1">
            <text:p>MONTOYA 2</text:p>
          </table:table-cell>
          <table:covered-table-cell table:number-columns-repeated="2"/>
          <table:table-cell table:style-name="ce481" table:formula="of:=[$Calcs.F11]">
            <text:p/>
          </table:table-cell>
          <table:table-cell table:style-name="ce436" table:formula="of:=[$Calcs.F111]" office:value-type="string" office:string-value="F-18C Hornet" table:number-columns-spanned="3" table:number-rows-spanned="1">
            <text:p>F-18C Hornet</text:p>
          </table:table-cell>
          <table:covered-table-cell table:number-columns-repeated="2"/>
          <table:table-cell table:style-name="ce436" table:formula="of:=[$Calcs.D111]" office:value-type="string" office:string-value="Strike" table:number-columns-spanned="3" table:number-rows-spanned="1">
            <text:p>Strike</text:p>
          </table:table-cell>
          <table:covered-table-cell table:number-columns-repeated="2"/>
          <table:table-cell table:style-name="ce504" table:formula="of:=[$Calcs.H111]" office:value-type="float" office:value="265">
            <text:p>265,00</text:p>
          </table:table-cell>
          <table:table-cell table:style-name="ce424"/>
          <table:table-cell table:style-name="ce424"/>
          <table:table-cell table:style-name="ce508"/>
          <table:table-cell table:style-name="ce508"/>
          <table:table-cell table:style-name="ce510" table:number-columns-spanned="2" table:number-rows-spanned="1"/>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6" table:formula="of:=[$Calcs.B112]" office:value-type="string" office:string-value="FEZZIK 1" table:number-columns-spanned="3" table:number-rows-spanned="1">
            <text:p>FEZZIK 1</text:p>
          </table:table-cell>
          <table:covered-table-cell table:number-columns-repeated="2"/>
          <table:table-cell table:style-name="ce481" table:formula="of:=[$Calcs.F12]">
            <text:p/>
          </table:table-cell>
          <table:table-cell table:style-name="ce436" table:formula="of:=[$Calcs.F112]" office:value-type="string" office:string-value="F-16C Falcon" table:number-columns-spanned="3" table:number-rows-spanned="1">
            <text:p>F-16C Falcon</text:p>
          </table:table-cell>
          <table:covered-table-cell table:number-columns-repeated="2"/>
          <table:table-cell table:style-name="ce436" table:formula="of:=[$Calcs.D112]" office:value-type="string" office:string-value="CAP" table:number-columns-spanned="3" table:number-rows-spanned="1">
            <text:p>CAP</text:p>
          </table:table-cell>
          <table:covered-table-cell table:number-columns-repeated="2"/>
          <table:table-cell table:style-name="ce504" table:formula="of:=[$Calcs.H112]" office:value-type="float" office:value="267">
            <text:p>267,00</text:p>
          </table:table-cell>
          <table:table-cell table:style-name="ce424"/>
          <table:table-cell table:style-name="ce424"/>
          <table:table-cell table:style-name="ce508"/>
          <table:table-cell table:style-name="ce508"/>
          <table:table-cell table:style-name="ce510" table:number-columns-spanned="2" table:number-rows-spanned="1"/>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6" table:formula="of:=[$Calcs.B113]" office:value-type="string" office:string-value="FEZZIK 2" table:number-columns-spanned="3" table:number-rows-spanned="1">
            <text:p>FEZZIK 2</text:p>
          </table:table-cell>
          <table:covered-table-cell table:number-columns-repeated="2"/>
          <table:table-cell table:style-name="ce481" table:formula="of:=[$Calcs.F13]">
            <text:p/>
          </table:table-cell>
          <table:table-cell table:style-name="ce436" table:formula="of:=[$Calcs.F113]" office:value-type="string" office:string-value="JF-17 Thunder" table:number-columns-spanned="3" table:number-rows-spanned="1">
            <text:p>JF-17 Thunder</text:p>
          </table:table-cell>
          <table:covered-table-cell table:number-columns-repeated="2"/>
          <table:table-cell table:style-name="ce436" table:formula="of:=[$Calcs.D113]" office:value-type="string" office:string-value="CAP" table:number-columns-spanned="3" table:number-rows-spanned="1">
            <text:p>CAP</text:p>
          </table:table-cell>
          <table:covered-table-cell table:number-columns-repeated="2"/>
          <table:table-cell table:style-name="ce504" table:formula="of:=[$Calcs.H113]" office:value-type="float" office:value="268">
            <text:p>268,00</text:p>
          </table:table-cell>
          <table:table-cell table:style-name="ce424"/>
          <table:table-cell table:style-name="ce424"/>
          <table:table-cell table:style-name="ce508"/>
          <table:table-cell table:style-name="ce508"/>
          <table:table-cell table:style-name="ce510" table:number-columns-spanned="2" table:number-rows-spanned="1"/>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6" table:formula="of:=[$Calcs.B114]" office:value-type="string" office:string-value="FEZZIK 3" table:number-columns-spanned="3" table:number-rows-spanned="1">
            <text:p>FEZZIK 3</text:p>
          </table:table-cell>
          <table:covered-table-cell table:number-columns-repeated="2"/>
          <table:table-cell table:style-name="ce481" table:formula="of:=[$Calcs.F14]">
            <text:p/>
          </table:table-cell>
          <table:table-cell table:style-name="ce436" table:formula="of:=[$Calcs.F114]" office:value-type="string" office:string-value="F-15C Eagle" table:number-columns-spanned="3" table:number-rows-spanned="1">
            <text:p>F-15C Eagle</text:p>
          </table:table-cell>
          <table:covered-table-cell table:number-columns-repeated="2"/>
          <table:table-cell table:style-name="ce436" table:formula="of:=[$Calcs.D114]" office:value-type="string" office:string-value="CAP" table:number-columns-spanned="3" table:number-rows-spanned="1">
            <text:p>CAP</text:p>
          </table:table-cell>
          <table:covered-table-cell table:number-columns-repeated="2"/>
          <table:table-cell table:style-name="ce504" table:formula="of:=[$Calcs.H114]" office:value-type="float" office:value="269">
            <text:p>269,00</text:p>
          </table:table-cell>
          <table:table-cell table:style-name="ce424"/>
          <table:table-cell table:style-name="ce424"/>
          <table:table-cell table:style-name="ce508"/>
          <table:table-cell table:style-name="ce508"/>
          <table:table-cell table:style-name="ce510" table:number-columns-spanned="2" table:number-rows-spanned="1"/>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6" table:formula="of:=[$Calcs.B115]" office:value-type="string" office:string-value=" " table:number-columns-spanned="3" table:number-rows-spanned="1">
            <text:p><text:s/></text:p>
          </table:table-cell>
          <table:covered-table-cell table:number-columns-repeated="2"/>
          <table:table-cell table:style-name="ce481" table:formula="of:=[$Calcs.F15]">
            <text:p/>
          </table:table-cell>
          <table:table-cell table:style-name="ce436" table:formula="of:=[$Calcs.F115]" office:value-type="string" office:string-value=" " table:number-columns-spanned="3" table:number-rows-spanned="1">
            <text:p><text:s/></text:p>
          </table:table-cell>
          <table:covered-table-cell table:number-columns-repeated="2"/>
          <table:table-cell table:style-name="ce436" table:formula="of:=[$Calcs.D115]" office:value-type="string" office:string-value=" " table:number-columns-spanned="3" table:number-rows-spanned="1">
            <text:p><text:s/></text:p>
          </table:table-cell>
          <table:covered-table-cell table:number-columns-repeated="2"/>
          <table:table-cell table:style-name="ce504" table:formula="of:=[$Calcs.H115]" office:value-type="string" office:string-value=" ">
            <text:p><text:s/></text:p>
          </table:table-cell>
          <table:table-cell table:style-name="ce424"/>
          <table:table-cell table:style-name="ce424"/>
          <table:table-cell table:style-name="ce508"/>
          <table:table-cell table:style-name="ce508"/>
          <table:table-cell table:style-name="ce510" table:number-columns-spanned="2" table:number-rows-spanned="1"/>
          <table:covered-table-cell/>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7" table:number-columns-spanned="3" table:number-rows-spanned="1"/>
          <table:covered-table-cell table:number-columns-repeated="2"/>
          <table:table-cell table:style-name="ce415" table:number-columns-repeated="7"/>
          <table:table-cell table:style-name="ce504"/>
          <table:table-cell table:style-name="ce424" table:number-columns-repeated="2"/>
          <table:table-cell table:number-columns-repeated="7"/>
          <table:table-cell table:style-name="ce508"/>
          <table:covered-table-cell/>
          <table:table-cell table:number-columns-repeated="999"/>
        </table:table-row>
        <table:table-row table:style-name="ro12">
          <table:covered-table-cell/>
          <table:table-cell table:style-name="ce417"/>
          <table:table-cell table:number-columns-repeated="21"/>
          <table:table-cell table:style-name="ce508"/>
          <table:covered-table-cell/>
          <table:table-cell table:number-columns-repeated="999"/>
        </table:table-row>
        <table:table-row table:style-name="ro12">
          <table:covered-table-cell/>
          <table:table-cell table:style-name="ce417"/>
          <table:table-cell table:number-columns-repeated="21"/>
          <table:table-cell table:style-name="ce508"/>
          <table:covered-table-cell/>
          <table:table-cell table:number-columns-repeated="999"/>
        </table:table-row>
        <table:table-row table:style-name="ro12">
          <table:covered-table-cell/>
          <table:table-cell table:style-name="ce417"/>
          <table:table-cell/>
          <table:table-cell table:style-name="ce415" table:number-columns-repeated="4"/>
          <table:table-cell table:number-columns-repeated="16"/>
          <table:table-cell table:style-name="ce508"/>
          <table:covered-table-cell/>
          <table:table-cell table:number-columns-repeated="999"/>
        </table:table-row>
        <table:table-row table:style-name="ro12">
          <table:covered-table-cell/>
          <table:table-cell table:style-name="ce417"/>
          <table:table-cell/>
          <table:table-cell table:style-name="ce438" table:number-columns-spanned="3" table:number-rows-spanned="1"/>
          <table:covered-table-cell table:number-columns-repeated="2"/>
          <table:table-cell table:style-name="ce482"/>
          <table:table-cell table:style-name="ce438" table:number-columns-spanned="3" table:number-rows-spanned="1"/>
          <table:covered-table-cell table:number-columns-repeated="2"/>
          <table:table-cell table:style-name="ce438" table:number-columns-spanned="3" table:number-rows-spanned="1"/>
          <table:covered-table-cell table:number-columns-repeated="2"/>
          <table:table-cell table:style-name="ce505"/>
          <table:table-cell table:style-name="ce509"/>
          <table:table-cell table:style-name="ce509"/>
          <table:table-cell table:number-columns-repeated="4"/>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8" table:number-columns-spanned="3" table:number-rows-spanned="1"/>
          <table:covered-table-cell table:number-columns-repeated="2"/>
          <table:table-cell table:style-name="ce482"/>
          <table:table-cell table:style-name="ce438" table:number-columns-spanned="3" table:number-rows-spanned="1"/>
          <table:covered-table-cell table:number-columns-repeated="2"/>
          <table:table-cell table:style-name="ce438" table:number-columns-spanned="3" table:number-rows-spanned="1"/>
          <table:covered-table-cell table:number-columns-repeated="2"/>
          <table:table-cell table:style-name="ce505"/>
          <table:table-cell table:style-name="ce509"/>
          <table:table-cell table:style-name="ce509"/>
          <table:table-cell table:number-columns-repeated="4"/>
          <table:table-cell table:style-name="ce510" table:number-columns-spanned="3" table:number-rows-spanned="1"/>
          <table:covered-table-cell table:number-columns-repeated="2"/>
          <table:table-cell table:style-name="ce508"/>
          <table:covered-table-cell/>
          <table:table-cell table:number-columns-repeated="999"/>
        </table:table-row>
        <table:table-row table:style-name="ro12">
          <table:covered-table-cell/>
          <table:table-cell table:style-name="ce417"/>
          <table:table-cell/>
          <table:table-cell table:style-name="ce437" table:number-columns-spanned="3" table:number-rows-spanned="1"/>
          <table:covered-table-cell table:number-columns-repeated="2"/>
          <table:table-cell table:style-name="ce415" table:number-columns-repeated="7"/>
          <table:table-cell table:style-name="ce504"/>
          <table:table-cell table:style-name="ce424" table:number-columns-repeated="2"/>
          <table:table-cell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37" table:number-columns-spanned="3" table:number-rows-spanned="1"/>
          <table:covered-table-cell table:number-columns-repeated="2"/>
          <table:table-cell/>
          <table:table-cell table:style-name="ce437" table:number-columns-spanned="3" table:number-rows-spanned="1"/>
          <table:covered-table-cell table:number-columns-repeated="2"/>
          <table:table-cell table:style-name="ce437" table:number-columns-spanned="3" table:number-rows-spanned="1"/>
          <table:covered-table-cell table:number-columns-repeated="2"/>
          <table:table-cell/>
          <table:table-cell table:style-name="ce424" table:number-columns-repeated="2"/>
          <table:table-cell table:number-columns-repeated="7"/>
          <table:table-cell table:style-name="ce508"/>
          <table:covered-table-cell/>
          <table:table-cell table:number-columns-repeated="999"/>
        </table:table-row>
        <table:table-row table:style-name="ro12">
          <table:covered-table-cell/>
          <table:table-cell table:style-name="ce417"/>
          <table:table-cell table:style-name="ce425"/>
          <table:table-cell table:number-columns-repeated="12"/>
          <table:table-cell table:style-name="ce424"/>
          <table:table-cell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39" office:value-type="string" table:number-columns-spanned="2" table:number-rows-spanned="1">
            <text:p>* COMMAND</text:p>
          </table:table-cell>
          <table:covered-table-cell/>
          <table:table-cell table:number-columns-repeated="10"/>
          <table:table-cell table:style-name="ce511"/>
          <table:table-cell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40" office:value-type="string" table:number-columns-spanned="6" table:number-rows-spanned="1">
            <text:p>ROE/SPINS</text:p>
          </table:table-cell>
          <table:covered-table-cell table:number-columns-repeated="5" table:style-name="ce456"/>
          <table:table-cell/>
          <table:table-cell table:style-name="ce440" office:value-type="string" table:number-columns-spanned="6" table:number-rows-spanned="1">
            <text:p>FLIGHT PLAN</text:p>
          </table:table-cell>
          <table:covered-table-cell table:number-columns-repeated="5" table:style-name="ce456"/>
          <table:table-cell table:style-name="ce417"/>
          <table:table-cell table:style-name="ce437" office:value-type="string" table:number-columns-spanned="6" table:number-rows-spanned="1">
            <text:p>IMAGE #2</text:p>
          </table:table-cell>
          <table:covered-table-cell table:number-columns-repeated="5"/>
          <table:table-cell table:style-name="ce508"/>
          <table:covered-table-cell/>
          <table:table-cell table:number-columns-repeated="999"/>
        </table:table-row>
        <table:table-row table:style-name="ro12">
          <table:covered-table-cell/>
          <table:table-cell table:style-name="ce417"/>
          <table:table-cell table:style-name="ce426" table:formula="of:=IF([.D46]=&quot;&quot;;&quot;&quot;;&quot;O&quot;)">
            <text:p/>
          </table:table-cell>
          <table:table-cell table:style-name="ce441" table:number-columns-spanned="6" table:number-rows-spanned="1"/>
          <table:covered-table-cell table:number-columns-repeated="5"/>
          <table:table-cell/>
          <table:table-cell table:style-name="ce415"/>
          <table:table-cell table:style-name="ce500" office:value-type="string">
            <text:p>DEPART</text:p>
          </table:table-cell>
          <table:table-cell table:style-name="ce503" table:content-validation-name="val12" office:value-type="string">
            <text:p>Dubai International</text:p>
          </table:table-cell>
          <table:table-cell table:style-name="ce503"/>
          <table:table-cell table:style-name="ce415" table:number-columns-repeated="2"/>
          <table:table-cell table:style-name="ce417"/>
          <table:table-cell table:style-name="ce517" table:number-columns-spanned="6" table:number-rows-spanned="11"/>
          <table:covered-table-cell table:number-columns-repeated="5"/>
          <table:table-cell/>
          <table:covered-table-cell/>
          <table:table-cell table:number-columns-repeated="999"/>
        </table:table-row>
        <table:table-row table:style-name="ro12">
          <table:covered-table-cell/>
          <table:table-cell table:style-name="ce417"/>
          <table:table-cell table:style-name="ce426" table:formula="of:=IF([.D47]=&quot;&quot;;&quot;&quot;;&quot;O&quot;)">
            <text:p/>
          </table:table-cell>
          <table:table-cell table:style-name="ce442"/>
          <table:table-cell table:style-name="ce442" table:number-columns-repeated="5"/>
          <table:table-cell/>
          <table:table-cell table:style-name="ce415"/>
          <table:table-cell table:style-name="ce500" office:value-type="string">
            <text:p>CSG</text:p>
          </table:table-cell>
          <table:table-cell table:style-name="ce415" table:number-columns-repeated="4"/>
          <table:table-cell table:style-name="ce514"/>
          <table:covered-table-cell table:number-columns-repeated="6"/>
          <table:table-cell/>
          <table:covered-table-cell/>
          <table:table-cell table:number-columns-repeated="999"/>
        </table:table-row>
        <table:table-row table:style-name="ro12">
          <table:covered-table-cell/>
          <table:table-cell table:style-name="ce417"/>
          <table:table-cell table:style-name="ce426" table:formula="of:=IF([.D48]=&quot;&quot;;&quot;&quot;;&quot;O&quot;)">
            <text:p/>
          </table:table-cell>
          <table:table-cell table:style-name="ce441" table:number-columns-spanned="6" table:number-rows-spanned="2"/>
          <table:covered-table-cell table:number-columns-repeated="5"/>
          <table:table-cell/>
          <table:table-cell table:style-name="ce417"/>
          <table:table-cell table:style-name="ce496" table:formula="of:=[$Calcs.B84]" office:value-type="float" office:value="0">
            <text:p>Err:518</text:p>
          </table:table-cell>
          <table:table-cell table:style-name="ce415" table:content-validation-name="val12"/>
          <table:table-cell table:style-name="ce415" table:number-columns-repeated="3"/>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style-name="ce426" table:formula="of:=IF([.D49]=&quot;&quot;;&quot;&quot;;&quot;O&quot;)">
            <text:p/>
          </table:table-cell>
          <table:covered-table-cell table:number-columns-repeated="6"/>
          <table:table-cell table:number-columns-repeated="2"/>
          <table:table-cell table:style-name="ce496" table:formula="of:=[$Calcs.B85]" office:value-type="float" office:value="0">
            <text:p>Err:518</text:p>
          </table:table-cell>
          <table:table-cell table:style-name="ce415" table:content-validation-name="val12"/>
          <table:table-cell table:style-name="ce415" table:number-columns-repeated="3"/>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style-name="ce426" table:formula="of:=IF([.D50]=&quot;&quot;;&quot;&quot;;&quot;O&quot;)">
            <text:p/>
          </table:table-cell>
          <table:table-cell table:style-name="ce441" table:number-columns-spanned="6" table:number-rows-spanned="2"/>
          <table:covered-table-cell table:number-columns-repeated="5"/>
          <table:table-cell/>
          <table:table-cell table:style-name="ce495"/>
          <table:table-cell table:style-name="ce496" table:formula="of:=[$Calcs.B86]" office:value-type="float" office:value="0">
            <text:p>Err:518</text:p>
          </table:table-cell>
          <table:table-cell table:style-name="ce415" table:content-validation-name="val12"/>
          <table:table-cell table:style-name="ce415" table:number-columns-repeated="3"/>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style-name="ce426" table:formula="of:=IF([.D51]=&quot;&quot;;&quot;&quot;;&quot;O&quot;)">
            <text:p/>
          </table:table-cell>
          <table:covered-table-cell table:number-columns-repeated="6"/>
          <table:table-cell/>
          <table:table-cell table:style-name="ce424"/>
          <table:table-cell table:style-name="ce496" table:formula="of:=[$Calcs.B87]" office:value-type="float" office:value="0">
            <text:p>Err:518</text:p>
          </table:table-cell>
          <table:table-cell table:style-name="ce415" table:content-validation-name="val12"/>
          <table:table-cell table:style-name="ce437" table:number-columns-spanned="2" table:number-rows-spanned="1"/>
          <table:covered-table-cell/>
          <table:table-cell table:style-name="ce415"/>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style-name="ce426" table:formula="of:=IF([.D52]=&quot;&quot;;&quot;&quot;;&quot;O&quot;)">
            <text:p/>
          </table:table-cell>
          <table:table-cell table:style-name="ce441" table:number-columns-spanned="6" table:number-rows-spanned="2"/>
          <table:covered-table-cell table:number-columns-repeated="5"/>
          <table:table-cell/>
          <table:table-cell table:style-name="ce424"/>
          <table:table-cell table:style-name="ce496" table:formula="of:=[$Calcs.B88]" office:value-type="float" office:value="0">
            <text:p>Err:518</text:p>
          </table:table-cell>
          <table:table-cell table:style-name="ce415" table:content-validation-name="val12"/>
          <table:table-cell table:style-name="ce415" table:number-columns-repeated="2"/>
          <table:table-cell table:style-name="ce450"/>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style-name="ce426" table:formula="of:=IF([.D53]=&quot;&quot;;&quot;&quot;;&quot;O&quot;)">
            <text:p/>
          </table:table-cell>
          <table:covered-table-cell table:number-columns-repeated="6"/>
          <table:table-cell/>
          <table:table-cell table:style-name="ce495"/>
          <table:table-cell table:style-name="ce496" table:formula="of:=[$Calcs.B89]" office:value-type="float" office:value="0">
            <text:p>Err:518</text:p>
          </table:table-cell>
          <table:table-cell table:style-name="ce415" table:content-validation-name="val12"/>
          <table:table-cell table:style-name="ce415"/>
          <table:table-cell table:style-name="ce506"/>
          <table:table-cell table:style-name="ce424"/>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table-cell table:style-name="ce443"/>
          <table:table-cell table:number-columns-repeated="7"/>
          <table:table-cell table:style-name="ce496" table:formula="of:=[$Calcs.B90]" office:value-type="float" office:value="0">
            <text:p>Err:518</text:p>
          </table:table-cell>
          <table:table-cell table:style-name="ce415" table:content-validation-name="val12"/>
          <table:table-cell table:style-name="ce415"/>
          <table:table-cell table:style-name="ce506"/>
          <table:table-cell table:style-name="ce424"/>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number-columns-repeated="9"/>
          <table:table-cell table:style-name="ce496" table:formula="of:=[$Calcs.B91]" office:value-type="float" office:value="0">
            <text:p>Err:518</text:p>
          </table:table-cell>
          <table:table-cell table:style-name="ce415" table:content-validation-name="val12"/>
          <table:table-cell table:style-name="ce506" table:number-columns-repeated="2"/>
          <table:table-cell table:style-name="ce424"/>
          <table:table-cell table:style-name="ce417"/>
          <table:covered-table-cell table:number-columns-repeated="6"/>
          <table:table-cell/>
          <table:covered-table-cell/>
          <table:table-cell table:number-columns-repeated="999"/>
        </table:table-row>
        <table:table-row table:style-name="ro12">
          <table:covered-table-cell/>
          <table:table-cell table:style-name="ce417"/>
          <table:table-cell table:style-name="ce427"/>
          <table:table-cell table:style-name="ce444" office:value-type="string" table:number-columns-spanned="6" table:number-rows-spanned="1">
            <text:p>EGRESS/SAFETY</text:p>
          </table:table-cell>
          <table:covered-table-cell table:number-columns-repeated="5" table:style-name="ce457"/>
          <table:table-cell table:number-columns-repeated="2"/>
          <table:table-cell table:style-name="ce496" table:formula="of:=[$Calcs.B92]" office:value-type="float" office:value="0">
            <text:p>Err:518</text:p>
          </table:table-cell>
          <table:table-cell table:style-name="ce415" table:content-validation-name="val12"/>
          <table:table-cell table:style-name="ce415" table:number-columns-repeated="2"/>
          <table:table-cell table:style-name="ce424"/>
          <table:table-cell/>
          <table:covered-table-cell table:number-columns-repeated="6"/>
          <table:table-cell/>
          <table:covered-table-cell/>
          <table:table-cell table:number-columns-repeated="999"/>
        </table:table-row>
        <table:table-row table:style-name="ro12">
          <table:covered-table-cell/>
          <table:table-cell table:style-name="ce417"/>
          <table:table-cell table:style-name="ce426" table:formula="of:=IF([.D57]=&quot;&quot;;&quot;&quot;;&quot;O&quot;)">
            <text:p/>
          </table:table-cell>
          <table:table-cell table:style-name="ce441" table:number-columns-spanned="6" table:number-rows-spanned="2"/>
          <table:covered-table-cell table:number-columns-repeated="5"/>
          <table:table-cell table:number-columns-repeated="2"/>
          <table:table-cell table:style-name="ce496" table:formula="of:=[$Calcs.B93]" office:value-type="float" office:value="0">
            <text:p>Err:518</text:p>
          </table:table-cell>
          <table:table-cell table:style-name="ce415" table:content-validation-name="val12"/>
          <table:table-cell table:style-name="ce506" table:number-columns-repeated="2"/>
          <table:table-cell table:style-name="ce424"/>
          <table:table-cell table:style-name="ce417"/>
          <table:table-cell table:style-name="ce437" office:value-type="string" table:number-columns-spanned="6" table:number-rows-spanned="1">
            <text:p>SAT IMAGE #3</text:p>
          </table:table-cell>
          <table:covered-table-cell table:number-columns-repeated="5"/>
          <table:table-cell table:style-name="ce508"/>
          <table:covered-table-cell/>
          <table:table-cell table:number-columns-repeated="999"/>
        </table:table-row>
        <table:table-row table:style-name="ro12">
          <table:covered-table-cell/>
          <table:table-cell table:style-name="ce417"/>
          <table:table-cell table:style-name="ce426" table:formula="of:=IF([.D58]=&quot;&quot;;&quot;&quot;;&quot;O&quot;)">
            <text:p/>
          </table:table-cell>
          <table:covered-table-cell table:number-columns-repeated="6"/>
          <table:table-cell/>
          <table:table-cell table:style-name="ce496" table:formula="of:=[$Calcs.B94]" office:value-type="float" office:value="0">
            <text:p>Err:518</text:p>
          </table:table-cell>
          <table:table-cell table:style-name="ce496" table:formula="of:=[$Calcs.B94]" office:value-type="float" office:value="0">
            <text:p>Err:518</text:p>
          </table:table-cell>
          <table:table-cell table:style-name="ce415" table:content-validation-name="val12"/>
          <table:table-cell table:style-name="ce506" table:number-columns-repeated="2"/>
          <table:table-cell table:style-name="ce424"/>
          <table:table-cell table:style-name="ce417"/>
          <table:table-cell table:style-name="ce518" table:number-columns-spanned="6" table:number-rows-spanned="10"/>
          <table:covered-table-cell table:number-columns-repeated="5"/>
          <table:table-cell table:style-name="ce508"/>
          <table:covered-table-cell/>
          <table:table-cell table:number-columns-repeated="999"/>
        </table:table-row>
        <table:table-row table:style-name="ro12">
          <table:covered-table-cell/>
          <table:table-cell table:style-name="ce417"/>
          <table:table-cell table:style-name="ce426" table:formula="of:=IF([.D59]=&quot;&quot;;&quot;&quot;;&quot;O&quot;)">
            <text:p/>
          </table:table-cell>
          <table:table-cell table:style-name="ce441" table:number-columns-spanned="6" table:number-rows-spanned="2"/>
          <table:covered-table-cell table:number-columns-repeated="5"/>
          <table:table-cell table:number-columns-repeated="2"/>
          <table:table-cell table:style-name="ce500" office:value-type="string">
            <text:p>CSG</text:p>
          </table:table-cell>
          <table:table-cell table:style-name="ce415"/>
          <table:table-cell table:style-name="ce506" table:number-columns-repeated="2"/>
          <table:table-cell table:style-name="ce424"/>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6" table:formula="of:=IF([.D60]=&quot;&quot;;&quot;&quot;;&quot;O&quot;)">
            <text:p/>
          </table:table-cell>
          <table:covered-table-cell table:number-columns-repeated="6"/>
          <table:table-cell table:number-columns-repeated="2"/>
          <table:table-cell table:style-name="ce500" office:value-type="string">
            <text:p>RECOVR</text:p>
          </table:table-cell>
          <table:table-cell table:style-name="ce503" table:content-validation-name="val12"/>
          <table:table-cell table:style-name="ce415" table:number-columns-repeated="2"/>
          <table:table-cell table:style-name="ce512"/>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6" table:formula="of:=IF([.D61]=&quot;&quot;;&quot;&quot;;&quot;O&quot;)">
            <text:p/>
          </table:table-cell>
          <table:table-cell table:style-name="ce441" table:number-columns-spanned="5" table:number-rows-spanned="1"/>
          <table:covered-table-cell table:number-columns-repeated="4"/>
          <table:table-cell table:style-name="ce442"/>
          <table:table-cell table:number-columns-repeated="2"/>
          <table:table-cell table:style-name="ce500" office:value-type="string">
            <text:p>ALT</text:p>
          </table:table-cell>
          <table:table-cell table:style-name="ce415" table:content-validation-name="val12"/>
          <table:table-cell table:style-name="ce424"/>
          <table:table-cell table:style-name="ce415"/>
          <table:table-cell table:style-name="ce424"/>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6" table:formula="of:=IF([.D62]=&quot;&quot;;&quot;&quot;;&quot;O&quot;)">
            <text:p/>
          </table:table-cell>
          <table:table-cell/>
          <table:table-cell table:number-columns-repeated="7"/>
          <table:table-cell table:style-name="ce424"/>
          <table:table-cell table:style-name="ce450" table:number-columns-repeated="4"/>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28"/>
          <table:table-cell table:style-name="ce445" office:value-type="string" table:number-columns-spanned="13" table:number-rows-spanned="1">
            <text:p>THREATS</text:p>
          </table:table-cell>
          <table:covered-table-cell table:number-columns-repeated="12" table:style-name="ce458"/>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table-cell table:style-name="ce441" table:number-columns-spanned="13" table:number-rows-spanned="4"/>
          <table:covered-table-cell table:number-columns-repeated="12"/>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covered-table-cell table:number-columns-repeated="13"/>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covered-table-cell table:number-columns-repeated="13"/>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covered-table-cell table:number-columns-repeated="13"/>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table-cell table:style-name="ce442" table:number-columns-repeated="13"/>
          <table:table-cell table:number-columns-repeated="7"/>
          <table:table-cell table:style-name="ce508"/>
          <table:covered-table-cell/>
          <table:table-cell table:number-columns-repeated="999"/>
        </table:table-row>
        <table:table-row table:style-name="ro12">
          <table:covered-table-cell/>
          <table:table-cell table:style-name="ce417"/>
          <table:table-cell table:style-name="ce429"/>
          <table:table-cell table:style-name="ce446" office:value-type="string" table:number-columns-spanned="7" table:number-rows-spanned="1">
            <text:p>SURFACE TO AIR</text:p>
          </table:table-cell>
          <table:covered-table-cell table:number-columns-repeated="6"/>
          <table:table-cell table:style-name="ce446" office:value-type="string" table:number-columns-spanned="6" table:number-rows-spanned="1">
            <text:p>AIR TO AIR</text:p>
          </table:table-cell>
          <table:covered-table-cell table:number-columns-repeated="5"/>
          <table:table-cell table:style-name="ce417"/>
          <table:table-cell table:style-name="ce437" office:value-type="string" table:number-columns-spanned="6" table:number-rows-spanned="1">
            <text:p>IMAGE #4</text:p>
          </table:table-cell>
          <table:covered-table-cell table:number-columns-repeated="5"/>
          <table:table-cell table:style-name="ce508"/>
          <table:covered-table-cell/>
          <table:table-cell table:number-columns-repeated="999"/>
        </table:table-row>
        <table:table-row table:style-name="ro12">
          <table:covered-table-cell/>
          <table:table-cell table:style-name="ce417"/>
          <table:table-cell table:style-name="ce430" office:value-type="string" table:number-columns-spanned="3" table:number-rows-spanned="1">
            <text:p>THREAT</text:p>
          </table:table-cell>
          <table:covered-table-cell table:number-columns-repeated="2"/>
          <table:table-cell table:style-name="ce469" office:value-type="string">
            <text:p>RWR</text:p>
          </table:table-cell>
          <table:table-cell table:style-name="ce469"/>
          <table:table-cell table:style-name="ce469" office:value-type="string">
            <text:p>RANGE</text:p>
          </table:table-cell>
          <table:table-cell table:style-name="ce486" office:value-type="string" table:number-columns-spanned="2" table:number-rows-spanned="1">
            <text:p>ALT</text:p>
          </table:table-cell>
          <table:covered-table-cell/>
          <table:table-cell table:style-name="ce430" office:value-type="string" table:number-columns-spanned="3" table:number-rows-spanned="1">
            <text:p>THREAT</text:p>
          </table:table-cell>
          <table:covered-table-cell table:number-columns-repeated="2"/>
          <table:table-cell table:style-name="ce469" office:value-type="string">
            <text:p>RWR</text:p>
          </table:table-cell>
          <table:table-cell table:style-name="ce486" office:value-type="string" table:number-columns-spanned="2" table:number-rows-spanned="1">
            <text:p>RANGE</text:p>
          </table:table-cell>
          <table:covered-table-cell/>
          <table:table-cell table:style-name="ce417"/>
          <table:table-cell table:style-name="ce519" table:number-columns-spanned="6" table:number-rows-spanned="10"/>
          <table:covered-table-cell table:number-columns-repeated="5"/>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SA-6 Gainful</text:p>
          </table:table-cell>
          <table:covered-table-cell table:number-columns-repeated="2"/>
          <table:table-cell table:style-name="ce470" table:formula="of:=[$Calcs.F31]" office:value-type="string" office:string-value="FF / 6" table:number-columns-spanned="2" table:number-rows-spanned="1">
            <text:p>FF / 6</text:p>
          </table:table-cell>
          <table:covered-table-cell/>
          <table:table-cell table:style-name="ce484" table:formula="of:=[$Calcs.G31]" office:value-type="string" office:string-value="0.5-13nm">
            <text:p>0.5-13nm</text:p>
          </table:table-cell>
          <table:table-cell table:style-name="ce470" table:formula="of:=[$Calcs.H31]" office:value-type="string" office:string-value="100-30000'" table:number-columns-spanned="2" table:number-rows-spanned="1">
            <text:p>100-30000'</text:p>
          </table:table-cell>
          <table:covered-table-cell/>
          <table:table-cell table:style-name="ce497" table:content-validation-name="val11" office:value-type="string" table:number-columns-spanned="3" table:number-rows-spanned="1">
            <text:p>F-5E Tiger II</text:p>
          </table:table-cell>
          <table:covered-table-cell table:number-columns-repeated="2"/>
          <table:table-cell table:style-name="ce507" table:formula="of:=VLOOKUP([.K71];[$Calcs.J54:.L78];2;0)" office:value-type="string" office:string-value="F5">
            <text:p>F5</text:p>
          </table:table-cell>
          <table:table-cell table:style-name="ce468" table:formula="of:=VLOOKUP([.K71];[$Calcs.J54:.L78];3;0)" office:value-type="string" office:string-value="short" table:number-columns-spanned="2" table:number-rows-spanned="1">
            <text:p>short</text:p>
          </table:table-cell>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1" table:formula="of:=[$Calcs.F32]" office:value-type="float" office:value="0">
            <text:p>0</text:p>
          </table:table-cell>
          <table:table-cell table:style-name="ce483"/>
          <table:table-cell table:style-name="ce484" table:formula="of:=[$Calcs.G32]" office:value-type="float" office:value="0">
            <text:p>0</text:p>
          </table:table-cell>
          <table:table-cell table:style-name="ce470" table:formula="of:=[$Calcs.H32]" office:value-type="float" office:value="0" table:number-columns-spanned="2" table:number-rows-spanned="1">
            <text:p>0</text:p>
          </table:table-cell>
          <table:covered-table-cell/>
          <table:table-cell table:style-name="ce497" table:content-validation-name="val11" office:value-type="string" table:number-columns-spanned="3" table:number-rows-spanned="1">
            <text:p>MiG-29A Fulcrum</text:p>
          </table:table-cell>
          <table:covered-table-cell table:number-columns-repeated="2"/>
          <table:table-cell table:style-name="ce507" table:formula="of:=VLOOKUP([.K72];[$Calcs.J54:.L78];2;0)" office:value-type="string" office:string-value="29">
            <text:p>29</text:p>
          </table:table-cell>
          <table:table-cell table:style-name="ce468" table:formula="of:=VLOOKUP([.K72];[$Calcs.J54:.L78];3;0)" office:value-type="string" office:string-value="medium" table:number-columns-spanned="2" table:number-rows-spanned="1">
            <text:p>medium</text:p>
          </table:table-cell>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33]" office:value-type="float" office:value="0" table:number-columns-spanned="2" table:number-rows-spanned="1">
            <text:p>0</text:p>
          </table:table-cell>
          <table:covered-table-cell/>
          <table:table-cell table:style-name="ce484" table:formula="of:=[$Calcs.G33]" office:value-type="float" office:value="0">
            <text:p>0</text:p>
          </table:table-cell>
          <table:table-cell table:style-name="ce470" table:formula="of:=[$Calcs.H33]" office:value-type="float" office:value="0" table:number-columns-spanned="2" table:number-rows-spanned="1">
            <text:p>0</text:p>
          </table:table-cell>
          <table:covered-table-cell/>
          <table:table-cell table:style-name="ce497" table:content-validation-name="val11" office:value-type="string" table:number-columns-spanned="3" table:number-rows-spanned="1">
            <text:p>F-4 Phantom</text:p>
          </table:table-cell>
          <table:covered-table-cell table:number-columns-repeated="2"/>
          <table:table-cell table:style-name="ce507" table:formula="of:=VLOOKUP([.K73];[$Calcs.J54:.L78];2;0)" office:value-type="string" office:string-value="F4">
            <text:p>F4</text:p>
          </table:table-cell>
          <table:table-cell table:style-name="ce468" table:formula="of:=VLOOKUP([.K73];[$Calcs.J54:.L78];3;0)" office:value-type="string" office:string-value="Medium" table:number-columns-spanned="2" table:number-rows-spanned="1">
            <text:p>Medium</text:p>
          </table:table-cell>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34]" office:value-type="float" office:value="0" table:number-columns-spanned="2" table:number-rows-spanned="1">
            <text:p>0</text:p>
          </table:table-cell>
          <table:covered-table-cell/>
          <table:table-cell table:style-name="ce484" table:formula="of:=[$Calcs.G34]" office:value-type="float" office:value="0">
            <text:p>0</text:p>
          </table:table-cell>
          <table:table-cell table:style-name="ce470" table:formula="of:=[$Calcs.H34]" office:value-type="float" office:value="0" table:number-columns-spanned="2" table:number-rows-spanned="1">
            <text:p>0</text:p>
          </table:table-cell>
          <table:covered-table-cell/>
          <table:table-cell table:style-name="ce497" table:content-validation-name="val11" office:value-type="string" table:number-columns-spanned="3" table:number-rows-spanned="1">
            <text:p>-</text:p>
          </table:table-cell>
          <table:covered-table-cell table:number-columns-repeated="2"/>
          <table:table-cell table:style-name="ce507" table:formula="of:=VLOOKUP([.K74];[$Calcs.J54:.L78];2;0)" office:value-type="float" office:value="0">
            <text:p/>
          </table:table-cell>
          <table:table-cell table:style-name="ce468" table:formula="of:=VLOOKUP([.K74];[$Calcs.J54:.L78];3;0)" office:value-type="float" office:value="0" table:number-columns-spanned="2" table:number-rows-spanned="1">
            <text:p/>
          </table:table-cell>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35]" office:value-type="float" office:value="0" table:number-columns-spanned="2" table:number-rows-spanned="1">
            <text:p>0</text:p>
          </table:table-cell>
          <table:covered-table-cell/>
          <table:table-cell table:style-name="ce484" table:formula="of:=[$Calcs.G35]" office:value-type="float" office:value="0">
            <text:p>0</text:p>
          </table:table-cell>
          <table:table-cell table:style-name="ce470" table:formula="of:=[$Calcs.H35]" office:value-type="float" office:value="0" table:number-columns-spanned="2" table:number-rows-spanned="1">
            <text:p>0</text:p>
          </table:table-cell>
          <table:covered-table-cell/>
          <table:table-cell table:style-name="ce498" table:content-validation-name="val11" office:value-type="string" table:number-columns-spanned="3" table:number-rows-spanned="1">
            <text:p>-</text:p>
          </table:table-cell>
          <table:covered-table-cell table:number-columns-repeated="2"/>
          <table:table-cell table:style-name="ce507" table:formula="of:=VLOOKUP([.K75];[$Calcs.J54:.L78];2;0)" office:value-type="float" office:value="0">
            <text:p/>
          </table:table-cell>
          <table:table-cell table:style-name="ce468" table:formula="of:=VLOOKUP([.K75];[$Calcs.J54:.L78];3;0)" office:value-type="float" office:value="0" table:number-columns-spanned="2" table:number-rows-spanned="1">
            <text:p/>
          </table:table-cell>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36]" office:value-type="float" office:value="0" table:number-columns-spanned="2" table:number-rows-spanned="1">
            <text:p>0</text:p>
          </table:table-cell>
          <table:covered-table-cell/>
          <table:table-cell table:style-name="ce484" table:formula="of:=[$Calcs.G36]" office:value-type="float" office:value="0">
            <text:p>0</text:p>
          </table:table-cell>
          <table:table-cell table:style-name="ce470" table:formula="of:=[$Calcs.H36]" office:value-type="float" office:value="0" table:number-columns-spanned="2" table:number-rows-spanned="1">
            <text:p>0</text:p>
          </table:table-cell>
          <table:covered-table-cell/>
          <table:table-cell table:style-name="ce498" table:content-validation-name="val11" office:value-type="string" table:number-columns-spanned="3" table:number-rows-spanned="1">
            <text:p>-</text:p>
          </table:table-cell>
          <table:covered-table-cell table:number-columns-repeated="2"/>
          <table:table-cell table:style-name="ce507" table:formula="of:=VLOOKUP([.K76];[$Calcs.J54:.L78];2;0)" office:value-type="float" office:value="0">
            <text:p/>
          </table:table-cell>
          <table:table-cell table:style-name="ce468" table:formula="of:=VLOOKUP([.K76];[$Calcs.J54:.L78];3;0)" office:value-type="float" office:value="0" table:number-columns-spanned="2" table:number-rows-spanned="1">
            <text:p/>
          </table:table-cell>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37]" office:value-type="float" office:value="0" table:number-columns-spanned="2" table:number-rows-spanned="1">
            <text:p>0</text:p>
          </table:table-cell>
          <table:covered-table-cell/>
          <table:table-cell table:style-name="ce484" table:formula="of:=[$Calcs.G37]" office:value-type="float" office:value="0">
            <text:p>0</text:p>
          </table:table-cell>
          <table:table-cell table:style-name="ce470" table:formula="of:=[$Calcs.H37]" office:value-type="float" office:value="0" table:number-columns-spanned="2" table:number-rows-spanned="1">
            <text:p>0</text:p>
          </table:table-cell>
          <table:covered-table-cell/>
          <table:table-cell table:style-name="ce498" table:content-validation-name="val11" office:value-type="string" table:number-columns-spanned="3" table:number-rows-spanned="1">
            <text:p>-</text:p>
          </table:table-cell>
          <table:covered-table-cell table:number-columns-repeated="2"/>
          <table:table-cell table:style-name="ce507" table:formula="of:=VLOOKUP([.K77];[$Calcs.J54:.L78];2;0)" office:value-type="float" office:value="0">
            <text:p/>
          </table:table-cell>
          <table:table-cell table:style-name="ce468" table:formula="of:=VLOOKUP([.K77];[$Calcs.J54:.L78];3;0)" office:value-type="float" office:value="0" table:number-columns-spanned="2" table:number-rows-spanned="1">
            <text:p/>
          </table:table-cell>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38]" office:value-type="float" office:value="0" table:number-columns-spanned="2" table:number-rows-spanned="1">
            <text:p>0</text:p>
          </table:table-cell>
          <table:covered-table-cell/>
          <table:table-cell table:style-name="ce484" table:formula="of:=[$Calcs.G38]" office:value-type="float" office:value="0">
            <text:p>0</text:p>
          </table:table-cell>
          <table:table-cell table:style-name="ce470" table:formula="of:=[$Calcs.H38]" office:value-type="float" office:value="0" table:number-columns-spanned="2" table:number-rows-spanned="1">
            <text:p>0</text:p>
          </table:table-cell>
          <table:covered-table-cell/>
          <table:table-cell table:style-name="ce424"/>
          <table:table-cell table:style-name="ce424" table:number-columns-repeated="2"/>
          <table:table-cell table:style-name="ce508"/>
          <table:table-cell table:style-name="ce510" table:number-columns-spanned="2" table:number-rows-spanned="1"/>
          <table:covered-table-cell/>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39]" office:value-type="float" office:value="0" table:number-columns-spanned="2" table:number-rows-spanned="1">
            <text:p>0</text:p>
          </table:table-cell>
          <table:covered-table-cell/>
          <table:table-cell table:style-name="ce484" table:formula="of:=[$Calcs.G39]" office:value-type="float" office:value="0">
            <text:p>0</text:p>
          </table:table-cell>
          <table:table-cell table:style-name="ce470" table:formula="of:=[$Calcs.H39]" office:value-type="float" office:value="0" table:number-columns-spanned="2" table:number-rows-spanned="1">
            <text:p>0</text:p>
          </table:table-cell>
          <table:covered-table-cell/>
          <table:table-cell table:style-name="ce499"/>
          <table:table-cell table:style-name="ce499" table:number-columns-repeated="2"/>
          <table:table-cell table:number-columns-repeated="3"/>
          <table:table-cell table:style-name="ce417"/>
          <table:covered-table-cell table:number-columns-repeated="6"/>
          <table:table-cell table:style-name="ce508"/>
          <table:covered-table-cell/>
          <table:table-cell table:number-columns-repeated="999"/>
        </table:table-row>
        <table:table-row table:style-name="ro12">
          <table:covered-table-cell/>
          <table:table-cell table:style-name="ce417"/>
          <table:table-cell table:style-name="ce431" table:content-validation-name="val10" office:value-type="string" table:number-columns-spanned="3" table:number-rows-spanned="1">
            <text:p>-</text:p>
          </table:table-cell>
          <table:covered-table-cell table:number-columns-repeated="2"/>
          <table:table-cell table:style-name="ce470" table:formula="of:=[$Calcs.F40]" office:value-type="float" office:value="0" table:number-columns-spanned="2" table:number-rows-spanned="1">
            <text:p>0</text:p>
          </table:table-cell>
          <table:covered-table-cell/>
          <table:table-cell table:style-name="ce484" table:formula="of:=[$Calcs.G40]" office:value-type="float" office:value="0">
            <text:p>0</text:p>
          </table:table-cell>
          <table:table-cell table:style-name="ce470" table:formula="of:=[$Calcs.H40]" office:value-type="float" office:value="0" table:number-columns-spanned="2" table:number-rows-spanned="1">
            <text:p>0</text:p>
          </table:table-cell>
          <table:covered-table-cell/>
          <table:table-cell table:number-columns-repeated="6"/>
          <table:table-cell table:style-name="ce417"/>
          <table:table-cell table:number-columns-repeated="5"/>
          <table:table-cell table:style-name="ce417"/>
          <table:table-cell table:style-name="ce508"/>
          <table:covered-table-cell/>
          <table:table-cell table:number-columns-repeated="999"/>
        </table:table-row>
        <table:table-row table:style-name="ro12">
          <table:covered-table-cell/>
          <table:table-cell table:style-name="ce417"/>
          <table:table-cell/>
          <table:table-cell table:style-name="ce440" office:value-type="string" table:number-columns-spanned="13" table:number-rows-spanned="1">
            <text:p>NOTES</text:p>
          </table:table-cell>
          <table:covered-table-cell table:number-columns-repeated="12" table:style-name="ce456"/>
          <table:table-cell table:style-name="ce426"/>
          <table:table-cell table:style-name="ce520" office:value-type="string" table:number-columns-spanned="5" table:number-rows-spanned="1">
            <text:p>CONTINGENCIES</text:p>
          </table:table-cell>
          <table:covered-table-cell table:number-columns-repeated="4" table:style-name="ce523"/>
          <table:table-cell/>
          <table:table-cell table:style-name="ce508"/>
          <table:covered-table-cell/>
          <table:table-cell table:number-columns-repeated="999"/>
        </table:table-row>
        <table:table-row table:style-name="ro12">
          <table:covered-table-cell/>
          <table:table-cell table:style-name="ce417"/>
          <table:table-cell table:style-name="ce426"/>
          <table:table-cell table:style-name="ce447" office:value-type="string">
            <text:p>There's also MiG-25</text:p>
          </table:table-cell>
          <table:table-cell table:style-name="ce459"/>
          <table:table-cell table:style-name="ce460" table:number-columns-repeated="11"/>
          <table:table-cell table:style-name="ce426" table:formula="of:=IF([.R82]=&quot;&quot;;&quot;&quot;;&quot;O&quot;)">
            <text:p/>
          </table:table-cell>
          <table:table-cell table:style-name="ce441" table:number-columns-spanned="5" table:number-rows-spanned="4"/>
          <table:covered-table-cell table:number-columns-repeated="4"/>
          <table:table-cell/>
          <table:table-cell table:style-name="ce508"/>
          <table:covered-table-cell/>
          <table:table-cell table:number-columns-repeated="999"/>
        </table:table-row>
        <table:table-row table:style-name="ro12">
          <table:covered-table-cell/>
          <table:table-cell table:style-name="ce417"/>
          <table:table-cell table:style-name="ce426"/>
          <table:table-cell table:style-name="ce447"/>
          <table:table-cell table:style-name="ce459"/>
          <table:table-cell table:style-name="ce472" table:number-columns-repeated="2"/>
          <table:table-cell table:style-name="ce460" table:number-columns-repeated="9"/>
          <table:table-cell table:style-name="ce426" table:formula="of:=IF([.R83]=&quot;&quot;;&quot;&quot;;&quot;O&quot;)">
            <text:p/>
          </table:table-cell>
          <table:covered-table-cell table:number-columns-repeated="5"/>
          <table:table-cell/>
          <table:table-cell table:style-name="ce508"/>
          <table:covered-table-cell/>
          <table:table-cell table:number-columns-repeated="999"/>
        </table:table-row>
        <table:table-row table:style-name="ro12">
          <table:covered-table-cell/>
          <table:table-cell table:style-name="ce417"/>
          <table:table-cell table:style-name="ce426"/>
          <table:table-cell table:style-name="ce447"/>
          <table:table-cell table:style-name="ce459"/>
          <table:table-cell table:style-name="ce460" table:number-columns-repeated="11"/>
          <table:table-cell table:style-name="ce426" table:formula="of:=IF([.R84]=&quot;&quot;;&quot;&quot;;&quot;O&quot;)">
            <text:p/>
          </table:table-cell>
          <table:covered-table-cell table:number-columns-repeated="5"/>
          <table:table-cell/>
          <table:table-cell table:style-name="ce508"/>
          <table:covered-table-cell/>
          <table:table-cell table:number-columns-repeated="999"/>
        </table:table-row>
        <table:table-row table:style-name="ro12">
          <table:covered-table-cell/>
          <table:table-cell table:style-name="ce417"/>
          <table:table-cell/>
          <table:table-cell table:style-name="ce447"/>
          <table:table-cell table:style-name="ce460"/>
          <table:table-cell table:style-name="ce473"/>
          <table:table-cell table:style-name="ce460"/>
          <table:table-cell table:style-name="ce459"/>
          <table:table-cell table:style-name="ce487" table:number-columns-repeated="8"/>
          <table:table-cell table:style-name="ce426" table:formula="of:=IF([.R85]=&quot;&quot;;&quot;&quot;;&quot;O&quot;)">
            <text:p/>
          </table:table-cell>
          <table:covered-table-cell table:number-columns-repeated="5"/>
          <table:table-cell/>
          <table:table-cell table:style-name="ce508"/>
          <table:covered-table-cell/>
          <table:table-cell table:number-columns-repeated="999"/>
        </table:table-row>
        <table:table-row table:style-name="ro12">
          <table:covered-table-cell/>
          <table:table-cell table:style-name="ce417"/>
          <table:table-cell/>
          <table:table-cell table:style-name="ce447"/>
          <table:table-cell table:style-name="ce460"/>
          <table:table-cell table:style-name="ce473"/>
          <table:table-cell table:style-name="ce460"/>
          <table:table-cell table:style-name="ce474"/>
          <table:table-cell table:style-name="ce487" table:number-columns-repeated="3"/>
          <table:table-cell table:style-name="ce501"/>
          <table:table-cell table:style-name="ce487" table:number-columns-repeated="4"/>
          <table:table-cell table:style-name="ce426" table:formula="of:=IF([.R86]=&quot;&quot;;&quot;&quot;;&quot;O&quot;)">
            <text:p/>
          </table:table-cell>
          <table:table-cell table:style-name="ce441" table:number-columns-spanned="5" table:number-rows-spanned="2"/>
          <table:covered-table-cell table:number-columns-repeated="4"/>
          <table:table-cell/>
          <table:table-cell table:style-name="ce508"/>
          <table:covered-table-cell/>
          <table:table-cell table:number-columns-repeated="999"/>
        </table:table-row>
        <table:table-row table:style-name="ro12">
          <table:covered-table-cell/>
          <table:table-cell table:style-name="ce417"/>
          <table:table-cell/>
          <table:table-cell table:style-name="ce447"/>
          <table:table-cell table:style-name="ce460"/>
          <table:table-cell table:style-name="ce473"/>
          <table:table-cell table:style-name="ce460"/>
          <table:table-cell table:style-name="ce474"/>
          <table:table-cell table:style-name="ce487" table:number-columns-repeated="8"/>
          <table:table-cell table:style-name="ce426" table:formula="of:=IF([.R87]=&quot;&quot;;&quot;&quot;;&quot;O&quot;)">
            <text:p/>
          </table:table-cell>
          <table:covered-table-cell table:number-columns-repeated="5"/>
          <table:table-cell/>
          <table:table-cell table:style-name="ce508"/>
          <table:covered-table-cell/>
          <table:table-cell table:number-columns-repeated="999"/>
        </table:table-row>
        <table:table-row table:style-name="ro12">
          <table:covered-table-cell/>
          <table:table-cell table:style-name="ce417"/>
          <table:table-cell/>
          <table:table-cell table:style-name="ce447"/>
          <table:table-cell table:style-name="ce460"/>
          <table:table-cell table:style-name="ce473"/>
          <table:table-cell table:style-name="ce460"/>
          <table:table-cell table:style-name="ce474"/>
          <table:table-cell table:style-name="ce487" table:number-columns-repeated="8"/>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47"/>
          <table:table-cell table:style-name="ce460"/>
          <table:table-cell table:style-name="ce473"/>
          <table:table-cell table:style-name="ce345"/>
          <table:table-cell table:style-name="ce474"/>
          <table:table-cell table:style-name="ce487" table:number-columns-repeated="8"/>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47"/>
          <table:table-cell table:style-name="ce321"/>
          <table:table-cell table:style-name="ce473"/>
          <table:table-cell table:style-name="ce321"/>
          <table:table-cell table:style-name="ce474"/>
          <table:table-cell table:style-name="ce487" table:number-columns-repeated="2"/>
          <table:table-cell table:style-name="ce448"/>
          <table:table-cell table:style-name="ce502"/>
          <table:table-cell table:style-name="ce448" table:number-columns-repeated="4"/>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47"/>
          <table:table-cell table:style-name="ce321"/>
          <table:table-cell table:style-name="ce474"/>
          <table:table-cell table:style-name="ce321"/>
          <table:table-cell table:style-name="ce474"/>
          <table:table-cell table:style-name="ce487" table:number-columns-repeated="8"/>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48" table:number-columns-repeated="13"/>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table-cell table:style-name="ce449" table:number-columns-repeated="13"/>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number-columns-repeated="14"/>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number-columns-repeated="14"/>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number-columns-repeated="14"/>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number-columns-repeated="14"/>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number-columns-repeated="14"/>
          <table:table-cell table:style-name="ce417" table:number-columns-repeated="7"/>
          <table:table-cell table:style-name="ce508"/>
          <table:covered-table-cell/>
          <table:table-cell table:number-columns-repeated="999"/>
        </table:table-row>
        <table:table-row table:style-name="ro12">
          <table:covered-table-cell/>
          <table:table-cell table:style-name="ce417"/>
          <table:table-cell table:number-columns-repeated="14"/>
          <table:table-cell table:style-name="ce417" table:number-columns-repeated="7"/>
          <table:table-cell table:style-name="ce508"/>
          <table:covered-table-cell/>
          <table:table-cell table:number-columns-repeated="999"/>
        </table:table-row>
        <table:table-row table:style-name="ro12">
          <table:covered-table-cell/>
          <table:table-cell table:style-name="ce417" table:number-columns-repeated="22"/>
          <table:table-cell table:style-name="ce508"/>
          <table:covered-table-cell/>
          <table:table-cell table:number-columns-repeated="999"/>
        </table:table-row>
        <table:table-row table:style-name="ro12">
          <table:covered-table-cell/>
          <table:table-cell table:style-name="ce417" table:number-columns-repeated="22"/>
          <table:table-cell table:style-name="ce508"/>
          <table:covered-table-cell/>
          <table:table-cell table:number-columns-repeated="999"/>
        </table:table-row>
        <table:table-row table:style-name="ro12">
          <table:covered-table-cell/>
          <table:table-cell table:style-name="ce417" table:number-columns-repeated="22"/>
          <table:table-cell table:style-name="ce508"/>
          <table:covered-table-cell/>
          <table:table-cell table:number-columns-repeated="999"/>
        </table:table-row>
        <table:table-row table:style-name="ro12">
          <table:covered-table-cell/>
          <table:table-cell table:style-name="ce417" table:number-columns-repeated="22"/>
          <table:table-cell table:style-name="ce508"/>
          <table:covered-table-cell/>
          <table:table-cell table:number-columns-repeated="999"/>
        </table:table-row>
        <table:table-row table:style-name="ro4" table:number-rows-repeated="1048472">
          <table:table-cell table:number-columns-repeated="1024"/>
        </table:table-row>
        <table:table-row table:style-name="ro4">
          <table:table-cell table:number-columns-repeated="1024"/>
        </table:table-row>
        <table:named-expressions/>
      </table:table>
      <table:table table:name="Kneeboard" table:style-name="ta16">
        <table:table-column table:style-name="co54" table:default-cell-style-name="Default"/>
        <table:table-column table:style-name="co18" table:default-cell-style-name="Default"/>
        <table:table-column table:style-name="co24" table:default-cell-style-name="Default"/>
        <table:table-column table:style-name="co55" table:default-cell-style-name="Default"/>
        <table:table-column table:style-name="co53" table:default-cell-style-name="Default"/>
        <table:table-column table:style-name="co56" table:default-cell-style-name="Default"/>
        <table:table-column table:style-name="co57" table:default-cell-style-name="Default"/>
        <table:table-column table:style-name="co37" table:number-columns-repeated="2" table:default-cell-style-name="Default"/>
        <table:table-column table:style-name="co58" table:default-cell-style-name="Default"/>
        <table:table-column table:style-name="co25" table:default-cell-style-name="Default"/>
        <table:table-column table:style-name="co24" table:default-cell-style-name="Default"/>
        <table:table-column table:style-name="co1" table:default-cell-style-name="Default"/>
        <table:table-column table:style-name="co55" table:default-cell-style-name="Default"/>
        <table:table-column table:style-name="co56" table:default-cell-style-name="Default"/>
        <table:table-column table:style-name="co24" table:default-cell-style-name="Default"/>
        <table:table-column table:style-name="co56" table:default-cell-style-name="Default"/>
        <table:table-column table:style-name="co59" table:default-cell-style-name="Default"/>
        <table:table-column table:style-name="co16" table:default-cell-style-name="Default"/>
        <table:table-column table:style-name="co60" table:default-cell-style-name="Default"/>
        <table:table-column table:style-name="co61" table:default-cell-style-name="Default"/>
        <table:table-column table:style-name="co6" table:number-columns-repeated="1003" table:default-cell-style-name="Default"/>
        <table:table-row table:style-name="ro25">
          <table:table-cell table:style-name="ce525" table:number-columns-repeated="21"/>
          <table:table-cell table:number-columns-repeated="1003"/>
        </table:table-row>
        <table:table-row table:style-name="ro24">
          <table:table-cell table:style-name="ce525" table:number-columns-repeated="2"/>
          <table:table-cell table:style-name="ce534"/>
          <table:table-cell table:style-name="ce539" office:value-type="string" table:number-columns-spanned="12" table:number-rows-spanned="1">
            <text:p>-P1-</text:p>
          </table:table-cell>
          <table:covered-table-cell table:number-columns-repeated="11" table:style-name="ce667"/>
          <table:table-cell table:style-name="ce806"/>
          <table:table-cell table:style-name="ce525" table:number-columns-repeated="5"/>
          <table:table-cell table:number-columns-repeated="1003"/>
        </table:table-row>
        <table:table-row table:style-name="ro17">
          <table:table-cell table:style-name="ce526" office:value-type="string" table:number-columns-spanned="1" table:number-rows-spanned="8">
            <text:p>SCREENSHOT JUST INSIDE OF THE DOTTED LINE. TURN FORMULA BAR OFF OR USE FULL SCREEN.</text:p>
          </table:table-cell>
          <table:table-cell table:style-name="ce525"/>
          <table:table-cell table:style-name="ce535"/>
          <table:table-cell table:style-name="ce540" table:formula="of:=UPPER(&quot;Package &quot;&amp; [$'Sign-Ups'.D5]&amp;&quot; Kneeboard&quot;)" office:value-type="string" office:string-value="PACKAGE RIGHT-OF-WAY KNEEBOARD" table:number-columns-spanned="12" table:number-rows-spanned="1">
            <text:p>PACKAGE RIGHT-OF-WAY KNEEBOARD</text:p>
          </table:table-cell>
          <table:covered-table-cell table:number-columns-repeated="10" table:style-name="ce153"/>
          <table:covered-table-cell table:style-name="ce189"/>
          <table:table-cell table:style-name="ce807"/>
          <table:table-cell table:style-name="ce525" table:number-columns-repeated="5"/>
          <table:table-cell table:number-columns-repeated="1003"/>
        </table:table-row>
        <table:table-row table:style-name="ro26">
          <table:covered-table-cell/>
          <table:table-cell table:style-name="ce525"/>
          <table:table-cell table:style-name="ce535"/>
          <table:table-cell table:style-name="ce525" table:number-columns-repeated="12"/>
          <table:table-cell table:style-name="ce807"/>
          <table:table-cell table:style-name="ce525" table:number-columns-repeated="5"/>
          <table:table-cell table:number-columns-repeated="1003"/>
        </table:table-row>
        <table:table-row table:style-name="ro27">
          <table:covered-table-cell/>
          <table:table-cell table:style-name="ce525"/>
          <table:table-cell table:style-name="ce535"/>
          <table:table-cell table:style-name="ce541" office:value-type="string" table:number-columns-spanned="6" table:number-rows-spanned="1">
            <text:p>OVERVIEW</text:p>
          </table:table-cell>
          <table:covered-table-cell table:number-columns-repeated="4" table:style-name="ce153"/>
          <table:covered-table-cell table:style-name="ce189"/>
          <table:table-cell table:style-name="ce525"/>
          <table:table-cell table:style-name="ce541" office:value-type="string" table:number-columns-spanned="3" table:number-rows-spanned="1">
            <text:p>WX</text:p>
          </table:table-cell>
          <table:covered-table-cell table:style-name="ce153"/>
          <table:covered-table-cell table:style-name="ce189"/>
          <table:table-cell table:style-name="ce541" office:value-type="string" table:number-columns-spanned="2" table:number-rows-spanned="1">
            <text:p>TIME</text:p>
          </table:table-cell>
          <table:covered-table-cell table:style-name="ce189"/>
          <table:table-cell table:style-name="ce807"/>
          <table:table-cell table:style-name="ce525" table:number-columns-repeated="5"/>
          <table:table-cell table:number-columns-repeated="1003"/>
        </table:table-row>
        <table:table-row table:style-name="ro24">
          <table:covered-table-cell/>
          <table:table-cell table:style-name="ce525"/>
          <table:table-cell table:style-name="ce535"/>
          <table:table-cell table:style-name="ce542" table:formula="of:=[$'Sign-Ups'.H6]" office:value-type="string" office:string-value="Combat Air Patrol over the Strait of Hormuz as the carrier task group transits.&#10;" table:number-columns-spanned="6" table:number-rows-spanned="5">
            <text:p>Combat Air Patrol over the Strait of Hormuz as the carrier task group transits.</text:p>
            <text:p/>
          </table:table-cell>
          <table:covered-table-cell table:number-columns-repeated="4" table:style-name="ce184"/>
          <table:covered-table-cell table:style-name="ce260"/>
          <table:table-cell table:style-name="ce525"/>
          <table:table-cell table:style-name="ce743" office:value-type="string" table:number-columns-spanned="2" table:number-rows-spanned="1">
            <text:p>WIND</text:p>
          </table:table-cell>
          <table:covered-table-cell table:style-name="ce668"/>
          <table:table-cell table:style-name="ce762" table:formula="of:=UPPER([$'Package Briefing'.G9])" office:value-type="string" office:string-value="13 @ 330">
            <text:p>13 @ 330</text:p>
          </table:table-cell>
          <table:table-cell table:style-name="ce772" table:formula="of:=[$'Package Briefing'.F8]" office:value-type="string" office:string-value="0600" table:number-columns-spanned="2" table:number-rows-spanned="1">
            <text:p>0600</text:p>
          </table:table-cell>
          <table:covered-table-cell table:style-name="ce736"/>
          <table:table-cell table:style-name="ce807"/>
          <table:table-cell table:style-name="ce525" table:number-columns-repeated="5"/>
          <table:table-cell table:number-columns-repeated="1003"/>
        </table:table-row>
        <table:table-row table:style-name="ro24">
          <table:covered-table-cell/>
          <table:table-cell table:style-name="ce525"/>
          <table:table-cell table:style-name="ce535"/>
          <table:covered-table-cell table:style-name="ce289"/>
          <table:covered-table-cell table:number-columns-repeated="4"/>
          <table:covered-table-cell table:style-name="ce262"/>
          <table:table-cell table:style-name="ce525"/>
          <table:table-cell table:style-name="ce744" office:value-type="string" table:number-columns-spanned="2" table:number-rows-spanned="1">
            <text:p>VIS</text:p>
          </table:table-cell>
          <table:covered-table-cell table:style-name="ce181"/>
          <table:table-cell table:style-name="ce709" table:formula="of:=[$'Package Briefing'.G10]" office:value-type="string" office:string-value="&gt;10nm">
            <text:p>&gt;10nm</text:p>
          </table:table-cell>
          <table:table-cell table:style-name="ce773" table:number-columns-spanned="2" table:number-rows-spanned="1"/>
          <table:covered-table-cell table:style-name="ce263"/>
          <table:table-cell table:style-name="ce807"/>
          <table:table-cell table:style-name="ce525" table:number-columns-repeated="5"/>
          <table:table-cell table:number-columns-repeated="1003"/>
        </table:table-row>
        <table:table-row table:style-name="ro24">
          <table:covered-table-cell/>
          <table:table-cell table:style-name="ce525"/>
          <table:table-cell table:style-name="ce535"/>
          <table:covered-table-cell table:style-name="ce289"/>
          <table:covered-table-cell table:number-columns-repeated="4"/>
          <table:covered-table-cell table:style-name="ce262"/>
          <table:table-cell table:style-name="ce525"/>
          <table:table-cell table:style-name="ce744" office:value-type="string" table:number-columns-spanned="2" table:number-rows-spanned="1">
            <text:p>CEILING</text:p>
          </table:table-cell>
          <table:covered-table-cell table:style-name="ce181"/>
          <table:table-cell table:style-name="ce709" table:formula="of:=UPPER([$'Package Briefing'.G11])" office:value-type="string" office:string-value="13000">
            <text:p>13000</text:p>
          </table:table-cell>
          <table:table-cell table:style-name="ce773" table:number-columns-spanned="2" table:number-rows-spanned="1"/>
          <table:covered-table-cell table:style-name="ce263"/>
          <table:table-cell table:style-name="ce807"/>
          <table:table-cell table:style-name="ce525" table:number-columns-repeated="5"/>
          <table:table-cell table:number-columns-repeated="1003"/>
        </table:table-row>
        <table:table-row table:style-name="ro24">
          <table:covered-table-cell/>
          <table:table-cell table:style-name="ce525"/>
          <table:table-cell table:style-name="ce535"/>
          <table:covered-table-cell table:style-name="ce289"/>
          <table:covered-table-cell table:number-columns-repeated="4"/>
          <table:covered-table-cell table:style-name="ce262"/>
          <table:table-cell table:style-name="ce525"/>
          <table:table-cell table:style-name="ce744" office:value-type="string" table:number-columns-spanned="2" table:number-rows-spanned="1">
            <text:p>TEMP</text:p>
          </table:table-cell>
          <table:covered-table-cell table:style-name="ce181"/>
          <table:table-cell table:style-name="ce709" table:formula="of:=[$'Package Briefing'.G12]" office:value-type="float" office:value="20">
            <text:p>20</text:p>
          </table:table-cell>
          <table:table-cell table:style-name="ce773" table:number-columns-spanned="2" table:number-rows-spanned="1"/>
          <table:covered-table-cell table:style-name="ce263"/>
          <table:table-cell table:style-name="ce807"/>
          <table:table-cell table:style-name="ce525" table:number-columns-repeated="5"/>
          <table:table-cell table:number-columns-repeated="1003"/>
        </table:table-row>
        <table:table-row table:style-name="ro24">
          <table:covered-table-cell/>
          <table:table-cell table:style-name="ce525"/>
          <table:table-cell table:style-name="ce535"/>
          <table:covered-table-cell table:style-name="ce290"/>
          <table:covered-table-cell table:number-columns-repeated="4" table:style-name="ce185"/>
          <table:covered-table-cell table:style-name="ce333"/>
          <table:table-cell table:style-name="ce525"/>
          <table:table-cell table:style-name="ce745" office:value-type="string" table:number-columns-spanned="2" table:number-rows-spanned="1">
            <text:p>ALT</text:p>
          </table:table-cell>
          <table:covered-table-cell table:style-name="ce183"/>
          <table:table-cell table:style-name="ce763" table:formula="of:=[$'Package Briefing'.G13]&amp;&quot; ihHg&quot;" office:value-type="string" office:string-value="29,92 ihHg">
            <text:p>29,92 ihHg</text:p>
          </table:table-cell>
          <table:table-cell table:style-name="ce774" table:formula="of:=&quot;(&quot;&amp;ROUND([$'Package Briefing'.G13]/0.029529983071445;1)&amp;&quot;mb&quot;&amp;&quot;)&quot;" office:value-type="string" office:string-value="(1013,2mb)" table:number-columns-spanned="2" table:number-rows-spanned="1">
            <text:p>(1013,2mb)</text:p>
          </table:table-cell>
          <table:covered-table-cell table:style-name="ce266"/>
          <table:table-cell table:style-name="ce807"/>
          <table:table-cell table:style-name="ce525" table:number-columns-repeated="5"/>
          <table:table-cell table:number-columns-repeated="1003"/>
        </table:table-row>
        <table:table-row table:style-name="ro26">
          <table:table-cell table:style-name="ce525" table:number-columns-repeated="2"/>
          <table:table-cell table:style-name="ce535"/>
          <table:table-cell table:style-name="ce525" table:number-columns-repeated="12"/>
          <table:table-cell table:style-name="ce807"/>
          <table:table-cell table:style-name="ce525" table:number-columns-repeated="5"/>
          <table:table-cell table:number-columns-repeated="1003"/>
        </table:table-row>
        <table:table-row table:style-name="ro27">
          <table:table-cell table:style-name="ce526" office:value-type="string" table:number-columns-spanned="1" table:number-rows-spanned="6">
            <text:p>MOST ITEMS IN ON THE KNEEBOARD ARE AUTOMATICALLY PARSED FROM MISSION DATA IN THE 'PACKAGE BRIEFING' OR 'SIGN UPS' PAGE.</text:p>
          </table:table-cell>
          <table:table-cell table:style-name="ce525"/>
          <table:table-cell table:style-name="ce535"/>
          <table:table-cell table:style-name="ce541" office:value-type="string" table:number-columns-spanned="12" table:number-rows-spanned="1">
            <text:p>DEPARTURE/RECOVERY</text:p>
          </table:table-cell>
          <table:covered-table-cell table:number-columns-repeated="10" table:style-name="ce153"/>
          <table:covered-table-cell table:style-name="ce189"/>
          <table:table-cell table:style-name="ce807"/>
          <table:table-cell table:style-name="ce525" table:number-columns-repeated="5"/>
          <table:table-cell table:number-columns-repeated="1003"/>
        </table:table-row>
        <table:table-row table:style-name="ro24">
          <table:covered-table-cell/>
          <table:table-cell table:style-name="ce525"/>
          <table:table-cell table:style-name="ce535"/>
          <table:table-cell table:style-name="ce543" table:number-columns-spanned="2" table:number-rows-spanned="1"/>
          <table:covered-table-cell table:style-name="ce668"/>
          <table:table-cell table:style-name="ce714" office:value-type="string" table:number-columns-spanned="2" table:number-rows-spanned="1">
            <text:p>AIRFIELD</text:p>
          </table:table-cell>
          <table:covered-table-cell table:style-name="ce668"/>
          <table:table-cell table:style-name="ce728" office:value-type="string">
            <text:p>ELEV</text:p>
          </table:table-cell>
          <table:table-cell table:style-name="ce728" office:value-type="string" table:number-columns-spanned="2" table:number-rows-spanned="1">
            <text:p>RWYS</text:p>
          </table:table-cell>
          <table:covered-table-cell table:style-name="ce668"/>
          <table:table-cell table:style-name="ce728" office:value-type="string">
            <text:p>LENGTH</text:p>
          </table:table-cell>
          <table:table-cell table:style-name="ce728" office:value-type="string" table:number-columns-spanned="2" table:number-rows-spanned="1">
            <text:p>ILS FREQ</text:p>
          </table:table-cell>
          <table:covered-table-cell table:style-name="ce668"/>
          <table:table-cell table:style-name="ce728" office:value-type="string">
            <text:p>ILS CRS</text:p>
          </table:table-cell>
          <table:table-cell table:style-name="ce791" office:value-type="string">
            <text:p>TACAN</text:p>
          </table:table-cell>
          <table:table-cell table:style-name="ce807"/>
          <table:table-cell table:style-name="ce525" table:number-columns-repeated="5"/>
          <table:table-cell table:number-columns-repeated="1003"/>
        </table:table-row>
        <table:table-row table:style-name="ro16">
          <table:covered-table-cell/>
          <table:table-cell table:style-name="ce525"/>
          <table:table-cell table:style-name="ce535"/>
          <table:table-cell table:style-name="ce544" office:value-type="string" table:number-columns-spanned="2" table:number-rows-spanned="1">
            <text:p>DEPART</text:p>
          </table:table-cell>
          <table:covered-table-cell table:style-name="ce181"/>
          <table:table-cell table:style-name="ce715" table:formula="of:=[$Calcs.B101]" office:value-type="string" office:string-value="DUBAI INTERNATIONAL" table:number-columns-spanned="2" table:number-rows-spanned="1">
            <text:p>DUBAI INTERNATIONAL</text:p>
          </table:table-cell>
          <table:covered-table-cell table:style-name="ce181"/>
          <table:table-cell table:style-name="ce729" table:formula="of:=[$Calcs.C101]" office:value-type="float" office:value="0">
            <text:p>#E/T</text:p>
          </table:table-cell>
          <table:table-cell table:style-name="ce734" table:formula="of:=[$Calcs.D101]" office:value-type="date" office:date-value="1899-12-30" table:number-columns-spanned="2" table:number-rows-spanned="1">
            <text:p>#E/T</text:p>
          </table:table-cell>
          <table:covered-table-cell table:style-name="ce181"/>
          <table:table-cell table:style-name="ce729" table:formula="of:=[$Calcs.E101]" office:value-type="float" office:value="0">
            <text:p>#E/T</text:p>
          </table:table-cell>
          <table:table-cell table:style-name="ce756" table:formula="of:=[$Calcs.F101]" office:value-type="float" office:value="0" table:number-columns-spanned="2" table:number-rows-spanned="1">
            <text:p>#E/T</text:p>
          </table:table-cell>
          <table:covered-table-cell table:style-name="ce181"/>
          <table:table-cell table:style-name="ce756" table:formula="of:=[$Calcs.G101]" office:value-type="float" office:value="0">
            <text:p>#E/T</text:p>
          </table:table-cell>
          <table:table-cell table:style-name="ce792" table:formula="of:=[$Calcs.H101]" office:value-type="float" office:value="0">
            <text:p>#E/T</text:p>
          </table:table-cell>
          <table:table-cell table:style-name="ce807"/>
          <table:table-cell table:style-name="ce525" table:number-columns-repeated="5"/>
          <table:table-cell table:number-columns-repeated="1003"/>
        </table:table-row>
        <table:table-row table:style-name="ro16">
          <table:covered-table-cell/>
          <table:table-cell table:style-name="ce525"/>
          <table:table-cell table:style-name="ce535"/>
          <table:table-cell table:style-name="ce544" office:value-type="string" table:number-columns-spanned="2" table:number-rows-spanned="1">
            <text:p>RECOVER</text:p>
          </table:table-cell>
          <table:covered-table-cell table:style-name="ce181"/>
          <table:table-cell table:style-name="ce715" table:formula="of:=[$Calcs.B102]" table:number-columns-spanned="2" table:number-rows-spanned="1">
            <text:p/>
          </table:table-cell>
          <table:covered-table-cell table:style-name="ce181"/>
          <table:table-cell table:style-name="ce729" table:formula="of:=[$Calcs.C102]" office:value-type="float" office:value="0">
            <text:p>#E/T</text:p>
          </table:table-cell>
          <table:table-cell table:style-name="ce734" table:formula="of:=[$Calcs.D102]" office:value-type="date" office:date-value="1899-12-30" table:number-columns-spanned="2" table:number-rows-spanned="1">
            <text:p>#E/T</text:p>
          </table:table-cell>
          <table:covered-table-cell table:style-name="ce181"/>
          <table:table-cell table:style-name="ce729" table:formula="of:=[$Calcs.E102]" office:value-type="float" office:value="0">
            <text:p>#E/T</text:p>
          </table:table-cell>
          <table:table-cell table:style-name="ce756" table:formula="of:=[$Calcs.F102]" office:value-type="float" office:value="0" table:number-columns-spanned="2" table:number-rows-spanned="1">
            <text:p>#E/T</text:p>
          </table:table-cell>
          <table:covered-table-cell table:style-name="ce181"/>
          <table:table-cell table:style-name="ce756" table:formula="of:=[$Calcs.G102]" office:value-type="float" office:value="0">
            <text:p>#E/T</text:p>
          </table:table-cell>
          <table:table-cell table:style-name="ce792" table:formula="of:=[$Calcs.H102]" office:value-type="float" office:value="0">
            <text:p>#E/T</text:p>
          </table:table-cell>
          <table:table-cell table:style-name="ce807"/>
          <table:table-cell table:style-name="ce525" table:number-columns-repeated="5"/>
          <table:table-cell table:number-columns-repeated="1003"/>
        </table:table-row>
        <table:table-row table:style-name="ro16">
          <table:covered-table-cell/>
          <table:table-cell table:style-name="ce525"/>
          <table:table-cell table:style-name="ce535"/>
          <table:table-cell table:style-name="ce545" office:value-type="string" table:number-columns-spanned="2" table:number-rows-spanned="1">
            <text:p>ALTERNATE</text:p>
          </table:table-cell>
          <table:covered-table-cell table:style-name="ce183"/>
          <table:table-cell table:style-name="ce716" table:formula="of:=[$Calcs.B103]" table:number-columns-spanned="2" table:number-rows-spanned="1">
            <text:p/>
          </table:table-cell>
          <table:covered-table-cell table:style-name="ce183"/>
          <table:table-cell table:style-name="ce730" table:formula="of:=[$Calcs.C103]" office:value-type="float" office:value="0">
            <text:p>#E/T</text:p>
          </table:table-cell>
          <table:table-cell table:style-name="ce735" table:formula="of:=[$Calcs.D103]" office:value-type="date" office:date-value="1899-12-30" table:number-columns-spanned="2" table:number-rows-spanned="1">
            <text:p>#E/T</text:p>
          </table:table-cell>
          <table:covered-table-cell table:style-name="ce183"/>
          <table:table-cell table:style-name="ce730" table:formula="of:=[$Calcs.E103]" office:value-type="float" office:value="0">
            <text:p>#E/T</text:p>
          </table:table-cell>
          <table:table-cell table:style-name="ce757" table:formula="of:=[$Calcs.F103]" office:value-type="float" office:value="0" table:number-columns-spanned="2" table:number-rows-spanned="1">
            <text:p>#E/T</text:p>
          </table:table-cell>
          <table:covered-table-cell table:style-name="ce183"/>
          <table:table-cell table:style-name="ce757" table:formula="of:=[$Calcs.G103]" office:value-type="float" office:value="0">
            <text:p>#E/T</text:p>
          </table:table-cell>
          <table:table-cell table:style-name="ce793" table:formula="of:=[$Calcs.H103]" office:value-type="float" office:value="0">
            <text:p>#E/T</text:p>
          </table:table-cell>
          <table:table-cell table:style-name="ce807"/>
          <table:table-cell table:style-name="ce525" table:number-columns-repeated="5"/>
          <table:table-cell table:number-columns-repeated="1003"/>
        </table:table-row>
        <table:table-row table:style-name="ro24">
          <table:covered-table-cell/>
          <table:table-cell table:style-name="ce533"/>
          <table:table-cell table:style-name="ce536"/>
          <table:table-cell table:style-name="ce645" table:number-columns-spanned="2" table:number-rows-spanned="1"/>
          <table:covered-table-cell table:style-name="ce668"/>
          <table:table-cell table:style-name="ce717" office:value-type="string" table:number-columns-spanned="4" table:number-rows-spanned="1">
            <text:p>CARRIER</text:p>
          </table:table-cell>
          <table:covered-table-cell table:number-columns-repeated="2" table:style-name="ce670"/>
          <table:covered-table-cell table:style-name="ce736"/>
          <table:table-cell table:style-name="ce533"/>
          <table:table-cell table:style-name="ce746" office:value-type="string" table:number-columns-spanned="2" table:number-rows-spanned="1">
            <text:p>ATC FREQ.</text:p>
          </table:table-cell>
          <table:covered-table-cell table:style-name="ce668"/>
          <table:table-cell table:style-name="ce764" office:value-type="string">
            <text:p>ICLS CHAN.</text:p>
          </table:table-cell>
          <table:table-cell table:style-name="ce764" office:value-type="string">
            <text:p>BRC</text:p>
          </table:table-cell>
          <table:table-cell table:style-name="ce794" office:value-type="string">
            <text:p>TACAN</text:p>
          </table:table-cell>
          <table:table-cell table:style-name="ce808"/>
          <table:table-cell table:style-name="ce533" table:number-columns-repeated="5"/>
          <table:table-cell table:number-columns-repeated="1003"/>
        </table:table-row>
        <table:table-row table:style-name="ro16">
          <table:table-cell table:style-name="ce527" office:value-type="string">
            <text:p>NEEDS USER INPUT -&gt;</text:p>
          </table:table-cell>
          <table:table-cell table:style-name="ce533"/>
          <table:table-cell table:style-name="ce536"/>
          <table:table-cell table:style-name="ce646" office:value-type="string" table:number-columns-spanned="2" table:number-rows-spanned="1">
            <text:p>SHIP 1</text:p>
          </table:table-cell>
          <table:covered-table-cell table:style-name="ce179"/>
          <table:table-cell table:style-name="ce718" office:value-type="string" table:number-columns-spanned="4" table:number-rows-spanned="1">
            <text:p>cvn-71</text:p>
          </table:table-cell>
          <table:covered-table-cell table:number-columns-repeated="2" table:style-name="ce723"/>
          <table:covered-table-cell table:style-name="ce261"/>
          <table:table-cell table:style-name="ce533"/>
          <table:table-cell table:style-name="ce747" office:value-type="string" table:number-columns-spanned="2" table:number-rows-spanned="1">
            <text:p>135</text:p>
          </table:table-cell>
          <table:covered-table-cell table:style-name="ce179"/>
          <table:table-cell table:style-name="ce765" office:value-type="float" office:value="11">
            <text:p>11</text:p>
          </table:table-cell>
          <table:table-cell table:style-name="ce775"/>
          <table:table-cell table:style-name="ce795" office:value-type="string">
            <text:p>71x</text:p>
          </table:table-cell>
          <table:table-cell table:style-name="ce808"/>
          <table:table-cell table:style-name="ce533" table:number-columns-repeated="5"/>
          <table:table-cell table:number-columns-repeated="1003"/>
        </table:table-row>
        <table:table-row table:style-name="ro16">
          <table:table-cell table:style-name="ce528" office:value-type="string">
            <text:p>NEEDS USER INPUT -&gt;</text:p>
          </table:table-cell>
          <table:table-cell table:style-name="ce533"/>
          <table:table-cell table:style-name="ce536"/>
          <table:table-cell table:style-name="ce647" office:value-type="string" table:number-columns-spanned="2" table:number-rows-spanned="1">
            <text:p>SHIP 2</text:p>
          </table:table-cell>
          <table:covered-table-cell table:style-name="ce669"/>
          <table:table-cell table:style-name="ce719" office:value-type="string" table:number-columns-spanned="4" table:number-rows-spanned="1">
            <text:p>N/A</text:p>
          </table:table-cell>
          <table:covered-table-cell table:number-columns-repeated="2" table:style-name="ce705"/>
          <table:covered-table-cell table:style-name="ce266"/>
          <table:table-cell table:style-name="ce533"/>
          <table:table-cell table:style-name="ce748" table:number-columns-spanned="2" table:number-rows-spanned="1"/>
          <table:covered-table-cell table:style-name="ce669"/>
          <table:table-cell table:style-name="ce766"/>
          <table:table-cell table:style-name="ce776"/>
          <table:table-cell table:style-name="ce796"/>
          <table:table-cell table:style-name="ce808"/>
          <table:table-cell table:style-name="ce533" table:number-columns-repeated="5"/>
          <table:table-cell table:number-columns-repeated="1003"/>
        </table:table-row>
        <table:table-row table:style-name="ro26">
          <table:table-cell table:style-name="ce529"/>
          <table:table-cell table:style-name="ce533"/>
          <table:table-cell table:style-name="ce537"/>
          <table:table-cell table:style-name="ce533" table:number-columns-repeated="12"/>
          <table:table-cell table:style-name="ce808"/>
          <table:table-cell table:style-name="ce533" table:number-columns-repeated="5"/>
          <table:table-cell table:number-columns-repeated="1003"/>
        </table:table-row>
        <table:table-row table:style-name="ro27">
          <table:table-cell table:style-name="ce525" table:number-columns-repeated="2"/>
          <table:table-cell table:style-name="ce535"/>
          <table:table-cell table:style-name="ce541" office:value-type="string" table:number-columns-spanned="12" table:number-rows-spanned="1">
            <text:p>SUPPORT</text:p>
          </table:table-cell>
          <table:covered-table-cell table:number-columns-repeated="10" table:style-name="ce153"/>
          <table:covered-table-cell table:style-name="ce189"/>
          <table:table-cell table:style-name="ce807"/>
          <table:table-cell table:style-name="ce525" table:number-columns-repeated="5"/>
          <table:table-cell table:number-columns-repeated="1003"/>
        </table:table-row>
        <table:table-row table:style-name="ro24">
          <table:table-cell table:style-name="ce525" table:number-columns-repeated="2"/>
          <table:table-cell table:style-name="ce535"/>
          <table:table-cell table:style-name="ce648" office:value-type="string" table:number-columns-spanned="6" table:number-rows-spanned="1">
            <text:p>CONTROLLERS</text:p>
          </table:table-cell>
          <table:covered-table-cell table:number-columns-repeated="4" table:style-name="ce153"/>
          <table:covered-table-cell table:style-name="ce189"/>
          <table:table-cell table:style-name="ce741"/>
          <table:table-cell table:style-name="ce648" office:value-type="string" table:number-columns-spanned="5" table:number-rows-spanned="1">
            <text:p>TANKERS</text:p>
          </table:table-cell>
          <table:covered-table-cell table:number-columns-repeated="3" table:style-name="ce153"/>
          <table:covered-table-cell table:style-name="ce189"/>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49" office:value-type="string" table:number-columns-spanned="2" table:number-rows-spanned="1">
            <text:p>ATC</text:p>
          </table:table-cell>
          <table:covered-table-cell table:style-name="ce668"/>
          <table:table-cell table:style-name="ce720" table:formula="of:=UPPER([$'Sign-Ups'.D10])" office:value-type="string" office:string-value="KHASAB TOWER" table:number-columns-spanned="2" table:number-rows-spanned="1">
            <text:p>KHASAB TOWER</text:p>
          </table:table-cell>
          <table:covered-table-cell table:style-name="ce670"/>
          <table:table-cell table:style-name="ce731" table:formula="of:=[$'Sign-Ups'.D9]" office:value-type="float" office:value="133" table:number-columns-spanned="2" table:number-rows-spanned="1">
            <text:p>133,00</text:p>
          </table:table-cell>
          <table:covered-table-cell table:style-name="ce736"/>
          <table:table-cell table:style-name="ce741"/>
          <table:table-cell table:style-name="ce749" table:formula="of:=UPPER([$'Package Briefing'.D39])" table:number-columns-spanned="2" table:number-rows-spanned="1">
            <text:p/>
          </table:table-cell>
          <table:covered-table-cell table:style-name="ce668"/>
          <table:table-cell table:style-name="ce767" table:formula="of:=[$'Package Briefing'.H39]" office:value-type="float" office:value="0">
            <text:p>0</text:p>
          </table:table-cell>
          <table:table-cell table:style-name="ce777" table:formula="of:=[$'Package Briefing'.N39]" office:value-type="float" office:value="0">
            <text:p>0,00</text:p>
          </table:table-cell>
          <table:table-cell table:style-name="ce797" table:formula="of:=[$'Package Briefing'.P39]"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0" office:value-type="string" table:number-columns-spanned="2" table:number-rows-spanned="1">
            <text:p>AWACS/GCI</text:p>
          </table:table-cell>
          <table:covered-table-cell table:style-name="ce181"/>
          <table:table-cell table:style-name="ce721" table:formula="of:=UPPER([$'Sign-Ups'.E10])" office:value-type="string" office:string-value="JUBILEE" table:number-columns-spanned="2" table:number-rows-spanned="1">
            <text:p>JUBILEE</text:p>
          </table:table-cell>
          <table:covered-table-cell table:style-name="ce239"/>
          <table:table-cell table:style-name="ce732" table:formula="of:=[$'Sign-Ups'.E9]" office:value-type="float" office:value="134" table:number-columns-spanned="2" table:number-rows-spanned="1">
            <text:p>134,00</text:p>
          </table:table-cell>
          <table:covered-table-cell table:style-name="ce263"/>
          <table:table-cell table:style-name="ce741"/>
          <table:table-cell table:style-name="ce750" table:formula="of:=UPPER([$'Package Briefing'.D40])" table:number-columns-spanned="2" table:number-rows-spanned="1">
            <text:p/>
          </table:table-cell>
          <table:covered-table-cell table:style-name="ce181"/>
          <table:table-cell table:style-name="ce768" table:formula="of:=[$'Package Briefing'.H40]" office:value-type="float" office:value="0">
            <text:p>0</text:p>
          </table:table-cell>
          <table:table-cell table:style-name="ce778" table:formula="of:=[$'Package Briefing'.N40]" office:value-type="float" office:value="0">
            <text:p>0,00</text:p>
          </table:table-cell>
          <table:table-cell table:style-name="ce798" table:formula="of:=[$'Package Briefing'.P40]"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1" office:value-type="string" table:number-columns-spanned="2" table:number-rows-spanned="1">
            <text:p>AI AWACS</text:p>
          </table:table-cell>
          <table:covered-table-cell table:style-name="ce183"/>
          <table:table-cell table:style-name="ce722" table:formula="of:=(UPPER([$'Package Briefing'.D41]))" table:number-columns-spanned="2" table:number-rows-spanned="1">
            <text:p/>
          </table:table-cell>
          <table:covered-table-cell table:style-name="ce183"/>
          <table:table-cell table:style-name="ce733" table:formula="of:=[$'Package Briefing'.N41]" office:value-type="float" office:value="0" table:number-columns-spanned="2" table:number-rows-spanned="1">
            <text:p>0,00</text:p>
          </table:table-cell>
          <table:covered-table-cell table:style-name="ce266"/>
          <table:table-cell table:style-name="ce741"/>
          <table:table-cell table:style-name="ce750" table:number-columns-spanned="2" table:number-rows-spanned="1"/>
          <table:covered-table-cell table:style-name="ce181"/>
          <table:table-cell table:style-name="ce768"/>
          <table:table-cell table:style-name="ce779"/>
          <table:table-cell table:style-name="ce799"/>
          <table:table-cell table:style-name="ce807"/>
          <table:table-cell table:style-name="ce525" table:number-columns-repeated="5"/>
          <table:table-cell table:number-columns-repeated="1003"/>
        </table:table-row>
        <table:table-row table:style-name="ro24">
          <table:table-cell table:style-name="ce525" table:number-columns-repeated="2"/>
          <table:table-cell table:style-name="ce535"/>
          <table:table-cell table:style-name="ce652" office:value-type="string" table:number-columns-spanned="3" table:number-rows-spanned="1">
            <text:p>CALLSIGN</text:p>
          </table:table-cell>
          <table:covered-table-cell table:style-name="ce184"/>
          <table:covered-table-cell table:style-name="ce178"/>
          <table:table-cell table:style-name="ce724" office:value-type="string" table:number-columns-spanned="2" table:number-rows-spanned="1">
            <text:p>AIRCRAFT</text:p>
          </table:table-cell>
          <table:covered-table-cell table:style-name="ce178"/>
          <table:table-cell table:style-name="ce737" office:value-type="string" table:number-columns-spanned="4" table:number-rows-spanned="1">
            <text:p>TASKING</text:p>
          </table:table-cell>
          <table:covered-table-cell table:number-columns-repeated="2" table:style-name="ce184"/>
          <table:covered-table-cell table:style-name="ce178"/>
          <table:table-cell table:style-name="ce724" office:value-type="string">
            <text:p>FREQ (MHz)</text:p>
          </table:table-cell>
          <table:table-cell table:style-name="ce780" office:value-type="string">
            <text:p>ALT</text:p>
          </table:table-cell>
          <table:table-cell table:style-name="ce800" office:value-type="string">
            <text:p>LASER</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3" table:formula="of:=[$Calcs.B107]" office:value-type="string" office:string-value="BUTTERCUP 1" table:number-columns-spanned="3" table:number-rows-spanned="1">
            <text:p>BUTTERCUP 1</text:p>
          </table:table-cell>
          <table:covered-table-cell table:style-name="ce670"/>
          <table:covered-table-cell table:style-name="ce668"/>
          <table:table-cell table:style-name="ce725" table:formula="of:=[$Calcs.F107]" office:value-type="string" office:string-value="F-14B Tomcat" table:number-columns-spanned="2" table:number-rows-spanned="1">
            <text:p>F-14B Tomcat</text:p>
          </table:table-cell>
          <table:covered-table-cell table:style-name="ce668"/>
          <table:table-cell table:style-name="ce738" table:formula="of:=[$Calcs.D107]" office:value-type="string" office:string-value="CAP" table:number-columns-spanned="4" table:number-rows-spanned="1">
            <text:p>CAP</text:p>
          </table:table-cell>
          <table:covered-table-cell table:number-columns-repeated="2" table:style-name="ce670"/>
          <table:covered-table-cell table:style-name="ce668"/>
          <table:table-cell table:style-name="ce769" table:formula="of:=[$Calcs.H107]" office:value-type="float" office:value="261">
            <text:p>261,00</text:p>
          </table:table-cell>
          <table:table-cell table:style-name="ce781" table:formula="of:=[$Calcs.I107]" office:value-type="string" office:string-value="FL350">
            <text:p>FL350</text:p>
          </table:table-cell>
          <table:table-cell table:style-name="ce801" table:formula="of:=[$Calcs.J107]"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4" table:formula="of:=[$Calcs.B108]" office:value-type="string" office:string-value="BUTTERCUP 2" table:number-columns-spanned="3" table:number-rows-spanned="1">
            <text:p>BUTTERCUP 2</text:p>
          </table:table-cell>
          <table:covered-table-cell table:style-name="ce239"/>
          <table:covered-table-cell table:style-name="ce181"/>
          <table:table-cell table:style-name="ce726" table:formula="of:=[$Calcs.F108]" office:value-type="string" office:string-value="F-14A Tomcat" table:number-columns-spanned="2" table:number-rows-spanned="1">
            <text:p>F-14A Tomcat</text:p>
          </table:table-cell>
          <table:covered-table-cell table:style-name="ce181"/>
          <table:table-cell table:style-name="ce739" table:formula="of:=[$Calcs.D108]" office:value-type="string" office:string-value="CAP" table:number-columns-spanned="4" table:number-rows-spanned="1">
            <text:p>CAP</text:p>
          </table:table-cell>
          <table:covered-table-cell table:number-columns-repeated="2" table:style-name="ce239"/>
          <table:covered-table-cell table:style-name="ce181"/>
          <table:table-cell table:style-name="ce770" table:formula="of:=[$Calcs.H108]" office:value-type="float" office:value="262">
            <text:p>262,00</text:p>
          </table:table-cell>
          <table:table-cell table:style-name="ce758" table:formula="of:=[$Calcs.I108]" office:value-type="string" office:string-value="FL300">
            <text:p>FL300</text:p>
          </table:table-cell>
          <table:table-cell table:style-name="ce784" table:formula="of:=[$Calcs.J108]"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4" table:formula="of:=[$Calcs.B109]" office:value-type="string" office:string-value="BUTTERCUP 3" table:number-columns-spanned="3" table:number-rows-spanned="1">
            <text:p>BUTTERCUP 3</text:p>
          </table:table-cell>
          <table:covered-table-cell table:style-name="ce239"/>
          <table:covered-table-cell table:style-name="ce181"/>
          <table:table-cell table:style-name="ce726" table:formula="of:=[$Calcs.F109]" office:value-type="string" office:string-value="F-18C Hornet" table:number-columns-spanned="2" table:number-rows-spanned="1">
            <text:p>F-18C Hornet</text:p>
          </table:table-cell>
          <table:covered-table-cell table:style-name="ce181"/>
          <table:table-cell table:style-name="ce739" table:formula="of:=[$Calcs.D109]" office:value-type="string" office:string-value="CAP" table:number-columns-spanned="4" table:number-rows-spanned="1">
            <text:p>CAP</text:p>
          </table:table-cell>
          <table:covered-table-cell table:number-columns-repeated="2" table:style-name="ce239"/>
          <table:covered-table-cell table:style-name="ce181"/>
          <table:table-cell table:style-name="ce770" table:formula="of:=[$Calcs.H109]" office:value-type="float" office:value="263">
            <text:p>263,00</text:p>
          </table:table-cell>
          <table:table-cell table:style-name="ce758" table:formula="of:=[$Calcs.I109]">
            <text:p/>
          </table:table-cell>
          <table:table-cell table:style-name="ce784" table:formula="of:=[$Calcs.J109]"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4" table:formula="of:=[$Calcs.B110]" office:value-type="string" office:string-value="MONTOYA 1" table:number-columns-spanned="3" table:number-rows-spanned="1">
            <text:p>MONTOYA 1</text:p>
          </table:table-cell>
          <table:covered-table-cell table:style-name="ce239"/>
          <table:covered-table-cell table:style-name="ce181"/>
          <table:table-cell table:style-name="ce726" table:formula="of:=[$Calcs.F110]" office:value-type="string" office:string-value="F-18C Hornet" table:number-columns-spanned="2" table:number-rows-spanned="1">
            <text:p>F-18C Hornet</text:p>
          </table:table-cell>
          <table:covered-table-cell table:style-name="ce181"/>
          <table:table-cell table:style-name="ce739" table:formula="of:=[$Calcs.D110]" office:value-type="string" office:string-value="SEAD" table:number-columns-spanned="4" table:number-rows-spanned="1">
            <text:p>SEAD</text:p>
          </table:table-cell>
          <table:covered-table-cell table:number-columns-repeated="2" table:style-name="ce239"/>
          <table:covered-table-cell table:style-name="ce181"/>
          <table:table-cell table:style-name="ce770" table:formula="of:=[$Calcs.H110]" office:value-type="float" office:value="264">
            <text:p>264,00</text:p>
          </table:table-cell>
          <table:table-cell table:style-name="ce758" table:formula="of:=[$Calcs.I110]">
            <text:p/>
          </table:table-cell>
          <table:table-cell table:style-name="ce784" table:formula="of:=[$Calcs.J110]"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4" table:formula="of:=[$Calcs.B111]" office:value-type="string" office:string-value="MONTOYA 2" table:number-columns-spanned="3" table:number-rows-spanned="1">
            <text:p>MONTOYA 2</text:p>
          </table:table-cell>
          <table:covered-table-cell table:style-name="ce239"/>
          <table:covered-table-cell table:style-name="ce181"/>
          <table:table-cell table:style-name="ce726" table:formula="of:=[$Calcs.F111]" office:value-type="string" office:string-value="F-18C Hornet" table:number-columns-spanned="2" table:number-rows-spanned="1">
            <text:p>F-18C Hornet</text:p>
          </table:table-cell>
          <table:covered-table-cell table:style-name="ce181"/>
          <table:table-cell table:style-name="ce739" table:formula="of:=[$Calcs.D111]" office:value-type="string" office:string-value="Strike" table:number-columns-spanned="4" table:number-rows-spanned="1">
            <text:p>Strike</text:p>
          </table:table-cell>
          <table:covered-table-cell table:number-columns-repeated="2" table:style-name="ce239"/>
          <table:covered-table-cell table:style-name="ce181"/>
          <table:table-cell table:style-name="ce770" table:formula="of:=[$Calcs.H111]" office:value-type="float" office:value="265">
            <text:p>265,00</text:p>
          </table:table-cell>
          <table:table-cell table:style-name="ce758" table:formula="of:=[$Calcs.I111]">
            <text:p/>
          </table:table-cell>
          <table:table-cell table:style-name="ce784" table:formula="of:=[$Calcs.J111]"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4" table:formula="of:=[$Calcs.B112]" office:value-type="string" office:string-value="FEZZIK 1" table:number-columns-spanned="3" table:number-rows-spanned="1">
            <text:p>FEZZIK 1</text:p>
          </table:table-cell>
          <table:covered-table-cell table:style-name="ce239"/>
          <table:covered-table-cell table:style-name="ce181"/>
          <table:table-cell table:style-name="ce726" table:formula="of:=[$Calcs.F112]" office:value-type="string" office:string-value="F-16C Falcon" table:number-columns-spanned="2" table:number-rows-spanned="1">
            <text:p>F-16C Falcon</text:p>
          </table:table-cell>
          <table:covered-table-cell table:style-name="ce181"/>
          <table:table-cell table:style-name="ce739" table:formula="of:=[$Calcs.D112]" office:value-type="string" office:string-value="CAP" table:number-columns-spanned="4" table:number-rows-spanned="1">
            <text:p>CAP</text:p>
          </table:table-cell>
          <table:covered-table-cell table:number-columns-repeated="2" table:style-name="ce239"/>
          <table:covered-table-cell table:style-name="ce181"/>
          <table:table-cell table:style-name="ce770" table:formula="of:=[$Calcs.H112]" office:value-type="float" office:value="267">
            <text:p>267,00</text:p>
          </table:table-cell>
          <table:table-cell table:style-name="ce758" table:formula="of:=[$Calcs.I112]">
            <text:p/>
          </table:table-cell>
          <table:table-cell table:style-name="ce784" table:formula="of:=[$Calcs.J112]"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4" table:formula="of:=[$Calcs.B113]" office:value-type="string" office:string-value="FEZZIK 2" table:number-columns-spanned="3" table:number-rows-spanned="1">
            <text:p>FEZZIK 2</text:p>
          </table:table-cell>
          <table:covered-table-cell table:style-name="ce239"/>
          <table:covered-table-cell table:style-name="ce181"/>
          <table:table-cell table:style-name="ce726" table:formula="of:=[$Calcs.F113]" office:value-type="string" office:string-value="JF-17 Thunder" table:number-columns-spanned="2" table:number-rows-spanned="1">
            <text:p>JF-17 Thunder</text:p>
          </table:table-cell>
          <table:covered-table-cell table:style-name="ce181"/>
          <table:table-cell table:style-name="ce739" table:formula="of:=[$Calcs.D113]" office:value-type="string" office:string-value="CAP" table:number-columns-spanned="4" table:number-rows-spanned="1">
            <text:p>CAP</text:p>
          </table:table-cell>
          <table:covered-table-cell table:number-columns-repeated="2" table:style-name="ce239"/>
          <table:covered-table-cell table:style-name="ce181"/>
          <table:table-cell table:style-name="ce770" table:formula="of:=[$Calcs.H113]" office:value-type="float" office:value="268">
            <text:p>268,00</text:p>
          </table:table-cell>
          <table:table-cell table:style-name="ce758" table:formula="of:=[$Calcs.I113]">
            <text:p/>
          </table:table-cell>
          <table:table-cell table:style-name="ce784" table:formula="of:=[$Calcs.J113]"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4" table:formula="of:=[$Calcs.B114]" office:value-type="string" office:string-value="FEZZIK 3" table:number-columns-spanned="3" table:number-rows-spanned="1">
            <text:p>FEZZIK 3</text:p>
          </table:table-cell>
          <table:covered-table-cell table:style-name="ce239"/>
          <table:covered-table-cell table:style-name="ce181"/>
          <table:table-cell table:style-name="ce726" table:formula="of:=[$Calcs.F114]" office:value-type="string" office:string-value="F-15C Eagle" table:number-columns-spanned="2" table:number-rows-spanned="1">
            <text:p>F-15C Eagle</text:p>
          </table:table-cell>
          <table:covered-table-cell table:style-name="ce181"/>
          <table:table-cell table:style-name="ce739" table:formula="of:=[$Calcs.D114]" office:value-type="string" office:string-value="CAP" table:number-columns-spanned="4" table:number-rows-spanned="1">
            <text:p>CAP</text:p>
          </table:table-cell>
          <table:covered-table-cell table:number-columns-repeated="2" table:style-name="ce239"/>
          <table:covered-table-cell table:style-name="ce181"/>
          <table:table-cell table:style-name="ce770" table:formula="of:=[$Calcs.H114]" office:value-type="float" office:value="269">
            <text:p>269,00</text:p>
          </table:table-cell>
          <table:table-cell table:style-name="ce758" table:formula="of:=[$Calcs.I114]">
            <text:p/>
          </table:table-cell>
          <table:table-cell table:style-name="ce784" table:formula="of:=[$Calcs.J114]" office:value-type="float" office:value="0">
            <text:p>0</text:p>
          </table:table-cell>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55" table:formula="of:=[$Calcs.B115]" office:value-type="string" office:string-value=" " table:number-columns-spanned="3" table:number-rows-spanned="1">
            <text:p><text:s/></text:p>
          </table:table-cell>
          <table:covered-table-cell table:style-name="ce705"/>
          <table:covered-table-cell table:style-name="ce183"/>
          <table:table-cell table:style-name="ce727" table:formula="of:=[$Calcs.F115]" office:value-type="string" office:string-value=" " table:number-columns-spanned="2" table:number-rows-spanned="1">
            <text:p><text:s/></text:p>
          </table:table-cell>
          <table:covered-table-cell table:style-name="ce183"/>
          <table:table-cell table:style-name="ce740" table:formula="of:=[$Calcs.D115]" office:value-type="string" office:string-value=" " table:number-columns-spanned="4" table:number-rows-spanned="1">
            <text:p><text:s/></text:p>
          </table:table-cell>
          <table:covered-table-cell table:number-columns-repeated="2" table:style-name="ce705"/>
          <table:covered-table-cell table:style-name="ce183"/>
          <table:table-cell table:style-name="ce771" table:formula="of:=[$Calcs.H115]" office:value-type="string" office:string-value=" ">
            <text:p><text:s/></text:p>
          </table:table-cell>
          <table:table-cell table:style-name="ce782" table:formula="of:=[$Calcs.I115]">
            <text:p/>
          </table:table-cell>
          <table:table-cell table:style-name="ce802" table:formula="of:=[$Calcs.J115]" office:value-type="float" office:value="0">
            <text:p>0</text:p>
          </table:table-cell>
          <table:table-cell table:style-name="ce807"/>
          <table:table-cell table:style-name="ce525" table:number-columns-repeated="5"/>
          <table:table-cell table:number-columns-repeated="1003"/>
        </table:table-row>
        <table:table-row table:style-name="ro28">
          <table:table-cell table:style-name="ce525" table:number-columns-repeated="2"/>
          <table:table-cell table:style-name="ce538"/>
          <table:table-cell table:style-name="ce531" table:number-columns-repeated="12"/>
          <table:table-cell table:style-name="ce809"/>
          <table:table-cell table:style-name="ce525" table:number-columns-repeated="5"/>
          <table:table-cell table:number-columns-repeated="1003"/>
        </table:table-row>
        <table:table-row table:style-name="ro16" table:number-rows-repeated="2">
          <table:table-cell table:style-name="ce525" table:number-columns-repeated="21"/>
          <table:table-cell table:number-columns-repeated="1003"/>
        </table:table-row>
        <table:table-row table:style-name="ro16">
          <table:table-cell table:style-name="ce525" table:number-columns-repeated="18"/>
          <table:table-cell table:style-name="ce811" office:value-type="string" table:number-columns-spanned="2" table:number-rows-spanned="6">
            <text:p>IF ANY WAYPOINTS ARE AIRFIELDS, THEIR COORDINATES WILL SHOW UP BELOW. COPY AND PASTE SPECIAL 'VALUES ONLY' INTO THE KNEEBOARD</text:p>
          </table:table-cell>
          <table:covered-table-cell/>
          <table:table-cell table:style-name="ce815"/>
          <table:table-cell table:number-columns-repeated="1003"/>
        </table:table-row>
        <table:table-row table:style-name="ro16">
          <table:table-cell table:style-name="ce525" table:number-columns-repeated="18"/>
          <table:covered-table-cell table:number-columns-repeated="2"/>
          <table:table-cell table:style-name="ce815"/>
          <table:table-cell table:number-columns-repeated="1003"/>
        </table:table-row>
        <table:table-row table:style-name="ro18">
          <table:table-cell table:style-name="ce525" table:number-columns-repeated="18"/>
          <table:covered-table-cell table:number-columns-repeated="2"/>
          <table:table-cell table:style-name="ce815"/>
          <table:table-cell table:number-columns-repeated="1003"/>
        </table:table-row>
        <table:table-row table:style-name="ro24">
          <table:table-cell table:style-name="ce525" table:number-columns-repeated="2"/>
          <table:table-cell table:style-name="ce534"/>
          <table:table-cell table:style-name="ce539" office:value-type="string" table:number-columns-spanned="12" table:number-rows-spanned="1">
            <text:p>-P2-</text:p>
          </table:table-cell>
          <table:covered-table-cell table:number-columns-repeated="11" table:style-name="ce667"/>
          <table:table-cell table:style-name="ce806"/>
          <table:table-cell table:style-name="ce525" table:number-columns-repeated="2"/>
          <table:covered-table-cell table:number-columns-repeated="2"/>
          <table:table-cell table:style-name="ce815"/>
          <table:table-cell table:number-columns-repeated="1003"/>
        </table:table-row>
        <table:table-row table:style-name="ro16">
          <table:table-cell table:style-name="ce525" table:number-columns-repeated="2"/>
          <table:table-cell table:style-name="ce535"/>
          <table:table-cell table:style-name="ce541" office:value-type="string" table:number-columns-spanned="12" table:number-rows-spanned="1">
            <text:p>FLIGHT PLAN</text:p>
          </table:table-cell>
          <table:covered-table-cell table:number-columns-repeated="10" table:style-name="ce153"/>
          <table:covered-table-cell table:style-name="ce189"/>
          <table:table-cell table:style-name="ce807"/>
          <table:table-cell table:style-name="ce525" table:number-columns-repeated="2"/>
          <table:covered-table-cell table:number-columns-repeated="2"/>
          <table:table-cell table:style-name="ce815"/>
          <table:table-cell table:number-columns-repeated="1003"/>
        </table:table-row>
        <table:table-row table:style-name="ro16">
          <table:table-cell table:style-name="ce525" table:number-columns-repeated="2"/>
          <table:table-cell table:style-name="ce535"/>
          <table:table-cell table:style-name="ce656" office:value-type="string">
            <text:p>WP</text:p>
          </table:table-cell>
          <table:table-cell table:style-name="ce706" office:value-type="string" table:number-columns-spanned="6" table:number-rows-spanned="1">
            <text:p>DESCRIPTION</text:p>
          </table:table-cell>
          <table:covered-table-cell table:number-columns-repeated="4" table:style-name="ce670"/>
          <table:covered-table-cell table:style-name="ce668"/>
          <table:table-cell table:style-name="ce751" office:value-type="string">
            <text:p>LEG(nm)</text:p>
          </table:table-cell>
          <table:table-cell table:style-name="ce751" office:value-type="string" table:number-columns-spanned="2" table:number-rows-spanned="1">
            <text:p>LATITUDE</text:p>
          </table:table-cell>
          <table:covered-table-cell table:style-name="ce668"/>
          <table:table-cell table:style-name="ce783" office:value-type="string" table:number-columns-spanned="2" table:number-rows-spanned="1">
            <text:p>LONGITUDE</text:p>
          </table:table-cell>
          <table:covered-table-cell table:style-name="ce736"/>
          <table:table-cell table:style-name="ce807"/>
          <table:table-cell table:style-name="ce525" table:number-columns-repeated="2"/>
          <table:covered-table-cell table:number-columns-repeated="2"/>
          <table:table-cell table:style-name="ce815"/>
          <table:table-cell table:number-columns-repeated="1003"/>
        </table:table-row>
        <table:table-row table:style-name="ro16">
          <table:table-cell table:style-name="ce525" table:number-columns-repeated="2"/>
          <table:table-cell table:style-name="ce535"/>
          <table:table-cell table:style-name="ce657" table:formula="of:=[$'Package Briefing'.L46]" office:value-type="string" office:string-value="DEPART">
            <text:p>DEPART</text:p>
          </table:table-cell>
          <table:table-cell table:style-name="ce707" table:formula="of:=UPPER([$'Package Briefing'.M46])" office:value-type="string" office:string-value="DUBAI INTERNATIONAL" table:number-columns-spanned="6" table:number-rows-spanned="1">
            <text:p>DUBAI INTERNATIONAL</text:p>
          </table:table-cell>
          <table:covered-table-cell table:number-columns-repeated="4" table:style-name="ce239"/>
          <table:covered-table-cell table:style-name="ce181"/>
          <table:table-cell table:style-name="ce752" office:value-type="string">
            <text:p>-</text:p>
          </table:table-cell>
          <table:table-cell table:style-name="ce758" table:formula="of:=[$Calcs.I101]" office:value-type="float" office:value="0" table:number-columns-spanned="2" table:number-rows-spanned="1">
            <text:p>#E/T</text:p>
          </table:table-cell>
          <table:covered-table-cell table:style-name="ce181"/>
          <table:table-cell table:style-name="ce784" table:formula="of:=[$Calcs.J101]" office:value-type="float" office:value="0" table:number-columns-spanned="2" table:number-rows-spanned="1">
            <text:p>#E/T</text:p>
          </table:table-cell>
          <table:covered-table-cell table:style-name="ce263"/>
          <table:table-cell table:style-name="ce807"/>
          <table:table-cell table:style-name="ce525" table:number-columns-repeated="2"/>
          <table:table-cell table:style-name="ce812" office:value-type="string">
            <text:p>LAT</text:p>
          </table:table-cell>
          <table:table-cell table:style-name="ce812" office:value-type="string">
            <text:p>LONG</text:p>
          </table:table-cell>
          <table:table-cell table:style-name="ce812" office:value-type="string">
            <text:p>NAME</text:p>
          </table:table-cell>
          <table:table-cell table:number-columns-repeated="1003"/>
        </table:table-row>
        <table:table-row table:style-name="ro16">
          <table:table-cell/>
          <table:table-cell table:style-name="ce525"/>
          <table:table-cell table:style-name="ce535"/>
          <table:table-cell table:style-name="ce658" table:formula="of:=[$'Package Briefing'.L47]" office:value-type="string" office:string-value="CSG">
            <text:p>CSG</text:p>
          </table:table-cell>
          <table:table-cell table:style-name="ce708" office:value-type="string" table:number-columns-spanned="6" table:number-rows-spanned="1">
            <text:p>-</text:p>
          </table:table-cell>
          <table:covered-table-cell table:number-columns-repeated="4" table:style-name="ce667"/>
          <table:covered-table-cell table:style-name="ce742"/>
          <table:table-cell table:style-name="ce753"/>
          <table:table-cell table:style-name="ce759" table:number-columns-spanned="2" table:number-rows-spanned="1"/>
          <table:covered-table-cell table:style-name="ce181"/>
          <table:table-cell table:style-name="ce785" table:number-columns-spanned="2" table:number-rows-spanned="1"/>
          <table:covered-table-cell table:style-name="ce262"/>
          <table:table-cell table:style-name="ce807"/>
          <table:table-cell table:style-name="ce525" table:number-columns-repeated="2"/>
          <table:table-cell table:style-name="ce813" table:number-columns-repeated="3"/>
          <table:table-cell table:number-columns-repeated="1003"/>
        </table:table-row>
        <table:table-row table:style-name="ro16">
          <table:table-cell table:style-name="ce528" office:value-type="string">
            <text:p>NEEDS USER INPUT -&gt;</text:p>
          </table:table-cell>
          <table:table-cell table:style-name="ce525"/>
          <table:table-cell table:style-name="ce535"/>
          <table:table-cell table:style-name="ce659" table:formula="of:=[$Calcs.B84]" office:value-type="float" office:value="0">
            <text:p>Err:518</text:p>
          </table:table-cell>
          <table:table-cell table:style-name="ce709" table:formula="of:=[$Calcs.C84]" table:number-columns-spanned="6" table:number-rows-spanned="1">
            <text:p/>
          </table:table-cell>
          <table:covered-table-cell table:number-columns-repeated="5" table:style-name="ce239"/>
          <table:table-cell table:style-name="ce752"/>
          <table:table-cell table:style-name="ce760" office:value-type="string" table:number-columns-spanned="2" table:number-rows-spanned="1">
            <text:p>N25:14.883</text:p>
          </table:table-cell>
          <table:covered-table-cell table:style-name="ce181"/>
          <table:table-cell table:style-name="ce786" office:value-type="string" table:number-columns-spanned="2" table:number-rows-spanned="1">
            <text:p>E055:22.750</text:p>
          </table:table-cell>
          <table:covered-table-cell table:style-name="ce263"/>
          <table:table-cell table:style-name="ce807"/>
          <table:table-cell table:style-name="ce525" table:number-columns-repeated="2"/>
          <table:table-cell table:style-name="ce715" table:formula="of:=[$Calcs.D84]" office:value-type="float" office:value="0">
            <text:p>Err:511</text:p>
          </table:table-cell>
          <table:table-cell table:style-name="ce715" table:formula="of:=[$Calcs.E84]" office:value-type="float" office:value="0">
            <text:p>Err:511</text:p>
          </table:table-cell>
          <table:table-cell table:style-name="ce715" table:formula="of:=[$Calcs.B84]" office:value-type="float" office:value="0">
            <text:p>Err:518</text:p>
          </table:table-cell>
          <table:table-cell table:number-columns-repeated="1003"/>
        </table:table-row>
        <table:table-row table:style-name="ro16">
          <table:table-cell table:style-name="ce525" office:value-type="string">
            <text:p>FOR LAT/LONG and</text:p>
          </table:table-cell>
          <table:table-cell table:style-name="ce525"/>
          <table:table-cell table:style-name="ce535"/>
          <table:table-cell table:style-name="ce659" table:formula="of:=[$Calcs.B85]" office:value-type="float" office:value="0">
            <text:p>Err:518</text:p>
          </table:table-cell>
          <table:table-cell table:style-name="ce709" table:formula="of:=[$Calcs.C85]" table:number-columns-spanned="6" table:number-rows-spanned="1">
            <text:p/>
          </table:table-cell>
          <table:covered-table-cell table:number-columns-repeated="5" table:style-name="ce239"/>
          <table:table-cell table:style-name="ce752"/>
          <table:table-cell table:style-name="ce760" office:value-type="string" table:number-columns-spanned="2" table:number-rows-spanned="1">
            <text:p>N25:24.245</text:p>
          </table:table-cell>
          <table:covered-table-cell table:style-name="ce181"/>
          <table:table-cell table:style-name="ce786" office:value-type="string" table:number-columns-spanned="2" table:number-rows-spanned="1">
            <text:p>E056:22.558</text:p>
          </table:table-cell>
          <table:covered-table-cell table:style-name="ce263"/>
          <table:table-cell table:style-name="ce807"/>
          <table:table-cell table:style-name="ce525" table:number-columns-repeated="2"/>
          <table:table-cell table:style-name="ce715" table:formula="of:=[$Calcs.D85]" office:value-type="float" office:value="0">
            <text:p>Err:511</text:p>
          </table:table-cell>
          <table:table-cell table:style-name="ce715" table:formula="of:=[$Calcs.E85]" office:value-type="float" office:value="0">
            <text:p>Err:511</text:p>
          </table:table-cell>
          <table:table-cell table:style-name="ce715" table:formula="of:=[$Calcs.B85]" office:value-type="float" office:value="0">
            <text:p>Err:518</text:p>
          </table:table-cell>
          <table:table-cell table:number-columns-repeated="1003"/>
        </table:table-row>
        <table:table-row table:style-name="ro16">
          <table:table-cell table:style-name="ce525" office:value-type="string">
            <text:p>LEG DISTANCE</text:p>
          </table:table-cell>
          <table:table-cell table:style-name="ce525"/>
          <table:table-cell table:style-name="ce535"/>
          <table:table-cell table:style-name="ce659" table:formula="of:=[$Calcs.B86]" office:value-type="float" office:value="0">
            <text:p>Err:518</text:p>
          </table:table-cell>
          <table:table-cell table:style-name="ce709" table:formula="of:=[$Calcs.C86]" table:number-columns-spanned="6" table:number-rows-spanned="1">
            <text:p/>
          </table:table-cell>
          <table:covered-table-cell table:number-columns-repeated="5" table:style-name="ce239"/>
          <table:table-cell table:style-name="ce752"/>
          <table:table-cell table:style-name="ce760" office:value-type="string" table:number-columns-spanned="2" table:number-rows-spanned="1">
            <text:p>N26:27.112</text:p>
          </table:table-cell>
          <table:covered-table-cell table:style-name="ce181"/>
          <table:table-cell table:style-name="ce786" office:value-type="string" table:number-columns-spanned="2" table:number-rows-spanned="1">
            <text:p>E057:25.334</text:p>
          </table:table-cell>
          <table:covered-table-cell table:style-name="ce263"/>
          <table:table-cell table:style-name="ce807"/>
          <table:table-cell table:style-name="ce525" table:number-columns-repeated="2"/>
          <table:table-cell table:style-name="ce715" table:formula="of:=[$Calcs.D86]" office:value-type="float" office:value="0">
            <text:p>Err:511</text:p>
          </table:table-cell>
          <table:table-cell table:style-name="ce715" table:formula="of:=[$Calcs.E86]" office:value-type="float" office:value="0">
            <text:p>Err:511</text:p>
          </table:table-cell>
          <table:table-cell table:style-name="ce715" table:formula="of:=[$Calcs.B86]" office:value-type="float" office:value="0">
            <text:p>Err:518</text:p>
          </table:table-cell>
          <table:table-cell table:number-columns-repeated="1003"/>
        </table:table-row>
        <table:table-row table:style-name="ro16">
          <table:table-cell table:style-name="ce525" office:value-type="string">
            <text:p>IN DDM FORMAT</text:p>
          </table:table-cell>
          <table:table-cell table:style-name="ce525"/>
          <table:table-cell table:style-name="ce535"/>
          <table:table-cell table:style-name="ce659" table:formula="of:=[$Calcs.B87]" office:value-type="float" office:value="0">
            <text:p>Err:518</text:p>
          </table:table-cell>
          <table:table-cell table:style-name="ce709" table:formula="of:=[$Calcs.C87]" table:number-columns-spanned="6" table:number-rows-spanned="1">
            <text:p/>
          </table:table-cell>
          <table:covered-table-cell table:number-columns-repeated="5" table:style-name="ce239"/>
          <table:table-cell table:style-name="ce752"/>
          <table:table-cell table:style-name="ce760" office:value-type="string" table:number-columns-spanned="2" table:number-rows-spanned="1">
            <text:p>N27:10.048</text:p>
          </table:table-cell>
          <table:covered-table-cell table:style-name="ce181"/>
          <table:table-cell table:style-name="ce786" office:value-type="string" table:number-columns-spanned="2" table:number-rows-spanned="1">
            <text:p>E057:07.974</text:p>
          </table:table-cell>
          <table:covered-table-cell table:style-name="ce263"/>
          <table:table-cell table:style-name="ce807"/>
          <table:table-cell table:style-name="ce525" table:number-columns-repeated="2"/>
          <table:table-cell table:style-name="ce715" table:formula="of:=[$Calcs.D87]" office:value-type="float" office:value="0">
            <text:p>Err:511</text:p>
          </table:table-cell>
          <table:table-cell table:style-name="ce715" table:formula="of:=[$Calcs.E87]" office:value-type="float" office:value="0">
            <text:p>Err:511</text:p>
          </table:table-cell>
          <table:table-cell table:style-name="ce715" table:formula="of:=[$Calcs.B87]"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9" table:formula="of:=[$Calcs.B88]" office:value-type="float" office:value="0">
            <text:p>Err:518</text:p>
          </table:table-cell>
          <table:table-cell table:style-name="ce709" table:formula="of:=[$Calcs.C88]" table:number-columns-spanned="6" table:number-rows-spanned="1">
            <text:p/>
          </table:table-cell>
          <table:covered-table-cell table:number-columns-repeated="5" table:style-name="ce239"/>
          <table:table-cell table:style-name="ce752"/>
          <table:table-cell table:style-name="ce752" office:value-type="string" table:number-columns-spanned="2" table:number-rows-spanned="1">
            <text:p>N25:51.461</text:p>
          </table:table-cell>
          <table:covered-table-cell table:style-name="ce181"/>
          <table:table-cell table:style-name="ce787" office:value-type="string" table:number-columns-spanned="2" table:number-rows-spanned="1">
            <text:p>E057:17.744</text:p>
          </table:table-cell>
          <table:covered-table-cell table:style-name="ce263"/>
          <table:table-cell table:style-name="ce807"/>
          <table:table-cell table:style-name="ce525" table:number-columns-repeated="2"/>
          <table:table-cell table:style-name="ce715" table:formula="of:=[$Calcs.D88]" office:value-type="float" office:value="0">
            <text:p>Err:511</text:p>
          </table:table-cell>
          <table:table-cell table:style-name="ce715" table:formula="of:=[$Calcs.E88]" office:value-type="float" office:value="0">
            <text:p>Err:511</text:p>
          </table:table-cell>
          <table:table-cell table:style-name="ce715" table:formula="of:=[$Calcs.B88]"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9" table:formula="of:=[$Calcs.B89]" office:value-type="float" office:value="0">
            <text:p>Err:518</text:p>
          </table:table-cell>
          <table:table-cell table:style-name="ce709" table:formula="of:=[$Calcs.C89]" table:number-columns-spanned="6" table:number-rows-spanned="1">
            <text:p/>
          </table:table-cell>
          <table:covered-table-cell table:number-columns-repeated="5" table:style-name="ce239"/>
          <table:table-cell table:style-name="ce752"/>
          <table:table-cell table:style-name="ce752" office:value-type="string" table:number-columns-spanned="2" table:number-rows-spanned="1">
            <text:p>N25:14.883</text:p>
          </table:table-cell>
          <table:covered-table-cell table:style-name="ce181"/>
          <table:table-cell table:style-name="ce786" office:value-type="string" table:number-columns-spanned="2" table:number-rows-spanned="1">
            <text:p>E055:22.750</text:p>
          </table:table-cell>
          <table:covered-table-cell table:style-name="ce263"/>
          <table:table-cell table:style-name="ce807"/>
          <table:table-cell table:style-name="ce525" table:number-columns-repeated="2"/>
          <table:table-cell table:style-name="ce715" table:formula="of:=[$Calcs.D89]" office:value-type="float" office:value="0">
            <text:p>Err:511</text:p>
          </table:table-cell>
          <table:table-cell table:style-name="ce715" table:formula="of:=[$Calcs.E89]" office:value-type="float" office:value="0">
            <text:p>Err:511</text:p>
          </table:table-cell>
          <table:table-cell table:style-name="ce715" table:formula="of:=[$Calcs.B89]"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9" table:formula="of:=[$Calcs.B90]" office:value-type="float" office:value="0">
            <text:p>Err:518</text:p>
          </table:table-cell>
          <table:table-cell table:style-name="ce709" table:formula="of:=[$Calcs.C90]" table:number-columns-spanned="6" table:number-rows-spanned="1">
            <text:p/>
          </table:table-cell>
          <table:covered-table-cell table:number-columns-repeated="5" table:style-name="ce239"/>
          <table:table-cell table:style-name="ce752"/>
          <table:table-cell table:style-name="ce752" office:value-type="string" table:number-columns-spanned="2" table:number-rows-spanned="1">
            <text:p>N 26 48.468</text:p>
          </table:table-cell>
          <table:covered-table-cell table:style-name="ce181"/>
          <table:table-cell table:style-name="ce787" office:value-type="string" table:number-columns-spanned="2" table:number-rows-spanned="1">
            <text:p>E 057 02.390</text:p>
          </table:table-cell>
          <table:covered-table-cell table:style-name="ce263"/>
          <table:table-cell table:style-name="ce807"/>
          <table:table-cell table:style-name="ce525" table:number-columns-repeated="2"/>
          <table:table-cell table:style-name="ce715" table:formula="of:=[$Calcs.D90]" office:value-type="float" office:value="0">
            <text:p>Err:511</text:p>
          </table:table-cell>
          <table:table-cell table:style-name="ce715" table:formula="of:=[$Calcs.E90]" office:value-type="float" office:value="0">
            <text:p>Err:511</text:p>
          </table:table-cell>
          <table:table-cell table:style-name="ce715" table:formula="of:=[$Calcs.B90]"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9" table:formula="of:=[$Calcs.B91]" office:value-type="float" office:value="0">
            <text:p>Err:518</text:p>
          </table:table-cell>
          <table:table-cell table:style-name="ce709" table:formula="of:=[$Calcs.C91]" table:number-columns-spanned="6" table:number-rows-spanned="1">
            <text:p/>
          </table:table-cell>
          <table:covered-table-cell table:number-columns-repeated="5" table:style-name="ce239"/>
          <table:table-cell table:style-name="ce752"/>
          <table:table-cell table:style-name="ce752" office:value-type="string" table:number-columns-spanned="2" table:number-rows-spanned="1">
            <text:p>N 27 09.198</text:p>
          </table:table-cell>
          <table:covered-table-cell table:style-name="ce181"/>
          <table:table-cell table:style-name="ce787" office:value-type="string" table:number-columns-spanned="2" table:number-rows-spanned="1">
            <text:p>E 057 03.780</text:p>
          </table:table-cell>
          <table:covered-table-cell table:style-name="ce263"/>
          <table:table-cell table:style-name="ce807"/>
          <table:table-cell table:style-name="ce525" table:number-columns-repeated="2"/>
          <table:table-cell table:style-name="ce715" table:formula="of:=[$Calcs.D91]" office:value-type="float" office:value="0">
            <text:p>Err:511</text:p>
          </table:table-cell>
          <table:table-cell table:style-name="ce715" table:formula="of:=[$Calcs.E91]" office:value-type="float" office:value="0">
            <text:p>Err:511</text:p>
          </table:table-cell>
          <table:table-cell table:style-name="ce715" table:formula="of:=[$Calcs.B91]"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9" table:formula="of:=[$Calcs.B92]" office:value-type="float" office:value="0">
            <text:p>Err:518</text:p>
          </table:table-cell>
          <table:table-cell table:style-name="ce709" table:formula="of:=[$Calcs.C92]" table:number-columns-spanned="6" table:number-rows-spanned="1">
            <text:p/>
          </table:table-cell>
          <table:covered-table-cell table:number-columns-repeated="5" table:style-name="ce239"/>
          <table:table-cell table:style-name="ce752"/>
          <table:table-cell table:style-name="ce752" office:value-type="string" table:number-columns-spanned="2" table:number-rows-spanned="1">
            <text:p>N 27 09.239</text:p>
          </table:table-cell>
          <table:covered-table-cell table:style-name="ce181"/>
          <table:table-cell table:style-name="ce787" office:value-type="string" table:number-columns-spanned="2" table:number-rows-spanned="1">
            <text:p>E 057 05.593</text:p>
          </table:table-cell>
          <table:covered-table-cell table:style-name="ce263"/>
          <table:table-cell table:style-name="ce807"/>
          <table:table-cell table:style-name="ce525" table:number-columns-repeated="2"/>
          <table:table-cell table:style-name="ce715" table:formula="of:=[$Calcs.D92]" office:value-type="float" office:value="0">
            <text:p>Err:511</text:p>
          </table:table-cell>
          <table:table-cell table:style-name="ce715" table:formula="of:=[$Calcs.E92]" office:value-type="float" office:value="0">
            <text:p>Err:511</text:p>
          </table:table-cell>
          <table:table-cell table:style-name="ce715" table:formula="of:=[$Calcs.B92]"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9" table:formula="of:=[$Calcs.B93]" office:value-type="float" office:value="0">
            <text:p>Err:518</text:p>
          </table:table-cell>
          <table:table-cell table:style-name="ce709" table:formula="of:=[$Calcs.C93]" table:number-columns-spanned="6" table:number-rows-spanned="1">
            <text:p/>
          </table:table-cell>
          <table:covered-table-cell table:number-columns-repeated="5" table:style-name="ce239"/>
          <table:table-cell table:style-name="ce752"/>
          <table:table-cell table:style-name="ce752" office:value-type="string" table:number-columns-spanned="2" table:number-rows-spanned="1">
            <text:p>N 27 25.464</text:p>
          </table:table-cell>
          <table:covered-table-cell table:style-name="ce181"/>
          <table:table-cell table:style-name="ce787" office:value-type="string" table:number-columns-spanned="2" table:number-rows-spanned="1">
            <text:p>E 056 46.839</text:p>
          </table:table-cell>
          <table:covered-table-cell table:style-name="ce263"/>
          <table:table-cell table:style-name="ce807"/>
          <table:table-cell table:style-name="ce525" table:number-columns-repeated="2"/>
          <table:table-cell table:style-name="ce715" table:formula="of:=[$Calcs.D93]" office:value-type="float" office:value="0">
            <text:p>Err:511</text:p>
          </table:table-cell>
          <table:table-cell table:style-name="ce715" table:formula="of:=[$Calcs.E93]" office:value-type="float" office:value="0">
            <text:p>Err:511</text:p>
          </table:table-cell>
          <table:table-cell table:style-name="ce715" table:formula="of:=[$Calcs.B93]"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9" table:formula="of:=[$Calcs.B94]" office:value-type="float" office:value="0">
            <text:p>Err:518</text:p>
          </table:table-cell>
          <table:table-cell table:style-name="ce709" table:formula="of:=[$Calcs.C94]" table:number-columns-spanned="6" table:number-rows-spanned="1">
            <text:p/>
          </table:table-cell>
          <table:covered-table-cell table:number-columns-repeated="5" table:style-name="ce239"/>
          <table:table-cell table:style-name="ce754"/>
          <table:table-cell table:style-name="ce754" table:number-columns-spanned="2" table:number-rows-spanned="1"/>
          <table:covered-table-cell table:style-name="ce181"/>
          <table:table-cell table:style-name="ce788" table:number-columns-spanned="2" table:number-rows-spanned="1"/>
          <table:covered-table-cell table:style-name="ce263"/>
          <table:table-cell table:style-name="ce807"/>
          <table:table-cell table:style-name="ce525" table:number-columns-repeated="2"/>
          <table:table-cell table:style-name="ce715" table:formula="of:=[$Calcs.D94]" office:value-type="float" office:value="0">
            <text:p>Err:511</text:p>
          </table:table-cell>
          <table:table-cell table:style-name="ce715" table:formula="of:=[$Calcs.E94]" office:value-type="float" office:value="0">
            <text:p>Err:511</text:p>
          </table:table-cell>
          <table:table-cell table:style-name="ce715" table:formula="of:=[$Calcs.B94]"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7" table:formula="of:=[$'Package Briefing'.L59]" office:value-type="string" office:string-value="CSG">
            <text:p>CSG</text:p>
          </table:table-cell>
          <table:table-cell table:style-name="ce709" table:formula="of:=[$Calcs.C95]" table:number-columns-spanned="6" table:number-rows-spanned="1">
            <text:p/>
          </table:table-cell>
          <table:covered-table-cell table:number-columns-repeated="5" table:style-name="ce239"/>
          <table:table-cell table:style-name="ce754"/>
          <table:table-cell table:style-name="ce754" table:number-columns-spanned="2" table:number-rows-spanned="1"/>
          <table:covered-table-cell table:style-name="ce181"/>
          <table:table-cell table:style-name="ce788" table:number-columns-spanned="2" table:number-rows-spanned="1"/>
          <table:covered-table-cell table:style-name="ce263"/>
          <table:table-cell table:style-name="ce808"/>
          <table:table-cell table:style-name="ce533" table:number-columns-repeated="2"/>
          <table:table-cell table:style-name="ce715" table:formula="of:=[$Calcs.D95]" office:value-type="float" office:value="0">
            <text:p>Err:511</text:p>
          </table:table-cell>
          <table:table-cell table:style-name="ce715" table:formula="of:=[$Calcs.E95]" office:value-type="float" office:value="0">
            <text:p>Err:511</text:p>
          </table:table-cell>
          <table:table-cell table:style-name="ce715" table:formula="of:=[$Calcs.B95]" office:value-type="float" office:value="0">
            <text:p>Err:518</text:p>
          </table:table-cell>
          <table:table-cell table:number-columns-repeated="1003"/>
        </table:table-row>
        <table:table-row table:style-name="ro16">
          <table:table-cell table:style-name="ce525" table:number-columns-repeated="2"/>
          <table:table-cell table:style-name="ce535"/>
          <table:table-cell table:style-name="ce657" table:formula="of:=[$'Package Briefing'.L60]" office:value-type="string" office:string-value="RECOVR">
            <text:p>RECOVR</text:p>
          </table:table-cell>
          <table:table-cell table:style-name="ce710" table:formula="of:=UPPER([$Calcs.B104])" office:value-type="string" office:string-value="0" table:number-columns-spanned="6" table:number-rows-spanned="1">
            <text:p>0</text:p>
          </table:table-cell>
          <table:covered-table-cell table:number-columns-repeated="5" table:style-name="ce239"/>
          <table:table-cell table:style-name="ce754"/>
          <table:table-cell table:style-name="ce761" table:formula="of:=[$Calcs.I104]" office:value-type="float" office:value="0" table:number-columns-spanned="2" table:number-rows-spanned="1">
            <text:p>#E/T</text:p>
          </table:table-cell>
          <table:covered-table-cell table:style-name="ce181"/>
          <table:table-cell table:style-name="ce789" table:formula="of:=[$Calcs.J104]" office:value-type="float" office:value="0" table:number-columns-spanned="2" table:number-rows-spanned="1">
            <text:p>#E/T</text:p>
          </table:table-cell>
          <table:covered-table-cell table:style-name="ce263"/>
          <table:table-cell table:style-name="ce808"/>
          <table:table-cell table:style-name="ce533"/>
          <table:table-cell table:style-name="ce810"/>
          <table:table-cell table:style-name="ce525"/>
          <table:table-cell table:style-name="ce533" table:number-columns-repeated="2"/>
          <table:table-cell table:number-columns-repeated="1003"/>
        </table:table-row>
        <table:table-row table:style-name="ro16">
          <table:table-cell table:style-name="ce525" table:number-columns-repeated="2"/>
          <table:table-cell table:style-name="ce535"/>
          <table:table-cell table:style-name="ce657" table:formula="of:=[$'Package Briefing'.L61]" office:value-type="string" office:string-value="ALT">
            <text:p>ALT</text:p>
          </table:table-cell>
          <table:table-cell table:style-name="ce709" table:formula="of:=[$Calcs.B103]" table:number-columns-spanned="6" table:number-rows-spanned="1">
            <text:p/>
          </table:table-cell>
          <table:covered-table-cell table:number-columns-repeated="5" table:style-name="ce239"/>
          <table:table-cell table:style-name="ce754"/>
          <table:table-cell table:style-name="ce761" table:formula="of:=[$Calcs.I103]" office:value-type="float" office:value="0" table:number-columns-spanned="2" table:number-rows-spanned="1">
            <text:p>#E/T</text:p>
          </table:table-cell>
          <table:covered-table-cell table:style-name="ce181"/>
          <table:table-cell table:style-name="ce789" table:formula="of:=[$Calcs.J103]" office:value-type="float" office:value="0" table:number-columns-spanned="2" table:number-rows-spanned="1">
            <text:p>#E/T</text:p>
          </table:table-cell>
          <table:covered-table-cell table:style-name="ce263"/>
          <table:table-cell table:style-name="ce808"/>
          <table:table-cell table:style-name="ce533"/>
          <table:table-cell table:style-name="ce810"/>
          <table:table-cell table:style-name="ce814" table:formula="of:=[$Calcs.D97]" office:value-type="float" office:value="0">
            <text:p>0</text:p>
          </table:table-cell>
          <table:table-cell table:style-name="ce533" table:number-columns-repeated="2"/>
          <table:table-cell table:number-columns-repeated="1003"/>
        </table:table-row>
        <table:table-row table:style-name="ro16">
          <table:table-cell table:style-name="ce528"/>
          <table:table-cell table:style-name="ce525"/>
          <table:table-cell table:style-name="ce535"/>
          <table:table-cell table:style-name="ce660"/>
          <table:table-cell table:style-name="ce711" table:number-columns-spanned="6" table:number-rows-spanned="1"/>
          <table:covered-table-cell table:number-columns-repeated="5" table:style-name="ce667"/>
          <table:table-cell table:style-name="ce755" table:formula="of:=SUM([.K47:.K58])" office:value-type="float" office:value="0">
            <text:p>0</text:p>
          </table:table-cell>
          <table:table-cell table:style-name="ce755" table:number-columns-spanned="2" table:number-rows-spanned="1"/>
          <table:covered-table-cell table:style-name="ce742"/>
          <table:table-cell table:style-name="ce790" table:number-columns-spanned="2" table:number-rows-spanned="1"/>
          <table:covered-table-cell table:style-name="ce803"/>
          <table:table-cell table:style-name="ce808"/>
          <table:table-cell table:style-name="ce533" table:number-columns-repeated="2"/>
          <table:table-cell table:style-name="ce525"/>
          <table:table-cell table:style-name="ce533" table:number-columns-repeated="2"/>
          <table:table-cell table:number-columns-repeated="1003"/>
        </table:table-row>
        <table:table-row table:style-name="ro16">
          <table:table-cell table:style-name="ce525" table:number-columns-repeated="2"/>
          <table:table-cell table:style-name="ce535"/>
          <table:table-cell table:style-name="ce661" office:value-type="string" table:number-columns-spanned="12" table:number-rows-spanned="1">
            <text:p>NOTES</text:p>
          </table:table-cell>
          <table:covered-table-cell table:number-columns-repeated="10" table:style-name="ce153"/>
          <table:covered-table-cell table:style-name="ce189"/>
          <table:table-cell table:style-name="ce808"/>
          <table:table-cell table:style-name="ce533" table:number-columns-repeated="2"/>
          <table:table-cell table:style-name="ce814" table:formula="of:=[$Calcs.D99]" office:value-type="float" office:value="0">
            <text:p>0</text:p>
          </table:table-cell>
          <table:table-cell table:style-name="ce533" table:number-columns-repeated="2"/>
          <table:table-cell table:number-columns-repeated="1003"/>
        </table:table-row>
        <table:table-row table:style-name="ro16">
          <table:table-cell table:style-name="ce530" office:value-type="string">
            <text:p>USER EDITABLE SECTION -&gt;</text:p>
          </table:table-cell>
          <table:table-cell table:style-name="ce525"/>
          <table:table-cell table:style-name="ce535"/>
          <table:table-cell table:style-name="ce662"/>
          <table:table-cell table:style-name="ce712" table:number-columns-repeated="10"/>
          <table:table-cell table:style-name="ce804"/>
          <table:table-cell table:style-name="ce807"/>
          <table:table-cell table:style-name="ce525" table:number-columns-repeated="5"/>
          <table:table-cell table:number-columns-repeated="1003"/>
        </table:table-row>
        <table:table-row table:style-name="ro16">
          <table:table-cell table:style-name="ce525" office:value-type="string">
            <text:p>FOR MISSION NOTES</text:p>
          </table:table-cell>
          <table:table-cell table:style-name="ce525"/>
          <table:table-cell table:style-name="ce535"/>
          <table:table-cell table:style-name="ce662"/>
          <table:table-cell table:style-name="ce712" table:number-columns-repeated="10"/>
          <table:table-cell table:style-name="ce804"/>
          <table:table-cell table:style-name="ce807"/>
          <table:table-cell table:style-name="ce525" table:number-columns-repeated="5"/>
          <table:table-cell table:number-columns-repeated="1003"/>
        </table:table-row>
        <table:table-row table:style-name="ro16" table:number-rows-repeated="3">
          <table:table-cell table:style-name="ce525" table:number-columns-repeated="2"/>
          <table:table-cell table:style-name="ce535"/>
          <table:table-cell table:style-name="ce662"/>
          <table:table-cell table:style-name="ce712" table:number-columns-repeated="10"/>
          <table:table-cell table:style-name="ce804"/>
          <table:table-cell table:style-name="ce807"/>
          <table:table-cell table:style-name="ce525" table:number-columns-repeated="5"/>
          <table:table-cell table:number-columns-repeated="1003"/>
        </table:table-row>
        <table:table-row table:style-name="ro16">
          <table:table-cell table:style-name="ce531"/>
          <table:table-cell table:style-name="ce525"/>
          <table:table-cell table:style-name="ce535"/>
          <table:table-cell table:style-name="ce662"/>
          <table:table-cell table:style-name="ce712" table:number-columns-repeated="10"/>
          <table:table-cell table:style-name="ce804"/>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1" office:value-type="string" table:number-columns-spanned="12" table:number-rows-spanned="1">
            <text:p>OBJECTIVES</text:p>
          </table:table-cell>
          <table:covered-table-cell table:number-columns-repeated="10" table:style-name="ce153"/>
          <table:covered-table-cell table:style-name="ce189"/>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3" office:value-type="string">
            <text:p>-</text:p>
          </table:table-cell>
          <table:table-cell table:style-name="ce712" table:formula="of:=UPPER([$'Package Briefing'.K13])">
            <text:p/>
          </table:table-cell>
          <table:table-cell table:style-name="ce712" table:number-columns-repeated="9"/>
          <table:table-cell table:style-name="ce804"/>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3" office:value-type="string">
            <text:p>-</text:p>
          </table:table-cell>
          <table:table-cell table:style-name="ce712" table:formula="of:=UPPER([$'Package Briefing'.K15])">
            <text:p/>
          </table:table-cell>
          <table:table-cell table:style-name="ce712" table:number-columns-repeated="9"/>
          <table:table-cell table:style-name="ce804"/>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3" office:value-type="string">
            <text:p>-</text:p>
          </table:table-cell>
          <table:table-cell table:style-name="ce712" table:formula="of:=(UPPER([$'Package Briefing'.K17]))">
            <text:p/>
          </table:table-cell>
          <table:table-cell table:style-name="ce712" table:number-columns-repeated="9"/>
          <table:table-cell table:style-name="ce804"/>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2"/>
          <table:table-cell table:style-name="ce712" table:number-columns-repeated="10"/>
          <table:table-cell table:style-name="ce804"/>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4"/>
          <table:table-cell table:style-name="ce713" table:number-columns-repeated="10"/>
          <table:table-cell table:style-name="ce805"/>
          <table:table-cell table:style-name="ce807"/>
          <table:table-cell table:style-name="ce525" table:number-columns-repeated="5"/>
          <table:table-cell table:number-columns-repeated="1003"/>
        </table:table-row>
        <table:table-row table:style-name="ro28">
          <table:table-cell table:style-name="ce525" table:number-columns-repeated="2"/>
          <table:table-cell table:style-name="ce538"/>
          <table:table-cell table:style-name="ce531" table:number-columns-repeated="12"/>
          <table:table-cell table:style-name="ce809"/>
          <table:table-cell table:style-name="ce525" table:number-columns-repeated="5"/>
          <table:table-cell table:number-columns-repeated="1003"/>
        </table:table-row>
        <table:table-row table:style-name="ro16" table:number-rows-repeated="3">
          <table:table-cell table:style-name="ce525" table:number-columns-repeated="21"/>
          <table:table-cell table:number-columns-repeated="1003"/>
        </table:table-row>
        <table:table-row table:style-name="ro28">
          <table:table-cell table:style-name="ce525" table:number-columns-repeated="21"/>
          <table:table-cell table:number-columns-repeated="1003"/>
        </table:table-row>
        <table:table-row table:style-name="ro24">
          <table:table-cell table:style-name="ce525" table:number-columns-repeated="2"/>
          <table:table-cell table:style-name="ce534"/>
          <table:table-cell table:style-name="ce539" office:value-type="string" table:number-columns-spanned="12" table:number-rows-spanned="1">
            <text:p>-P3-</text:p>
          </table:table-cell>
          <table:covered-table-cell table:number-columns-repeated="11" table:style-name="ce667"/>
          <table:table-cell table:style-name="ce806"/>
          <table:table-cell table:style-name="ce525" table:number-columns-repeated="5"/>
          <table:table-cell table:number-columns-repeated="1003"/>
        </table:table-row>
        <table:table-row table:style-name="ro16">
          <table:table-cell table:style-name="ce532"/>
          <table:table-cell table:style-name="ce525"/>
          <table:table-cell table:style-name="ce535"/>
          <table:table-cell table:style-name="ce665" table:formula="of:=[$'Package Briefing'.R12]" office:value-type="float" office:value="0" table:number-columns-spanned="12" table:number-rows-spanned="16">
            <text:p>0</text:p>
          </table:table-cell>
          <table:covered-table-cell table:number-columns-repeated="10" table:style-name="ce184"/>
          <table:covered-table-cell table:style-name="ce260"/>
          <table:table-cell table:style-name="ce807"/>
          <table:table-cell table:style-name="ce52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style-name="ce34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style-name="ce34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style-name="ce34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6" table:formula="of:=[$'Package Briefing'.R46]" office:value-type="float" office:value="0" table:number-columns-spanned="12" table:number-rows-spanned="16">
            <text:p>0</text:p>
          </table:table-cell>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4">
          <table:table-cell table:style-name="ce525" table:number-columns-repeated="2"/>
          <table:table-cell table:style-name="ce535"/>
          <table:covered-table-cell table:style-name="ce290"/>
          <table:covered-table-cell table:number-columns-repeated="10" table:style-name="ce185"/>
          <table:covered-table-cell table:style-name="ce333"/>
          <table:table-cell table:style-name="ce807"/>
          <table:table-cell table:style-name="ce525" table:number-columns-repeated="5"/>
          <table:table-cell table:number-columns-repeated="1003"/>
        </table:table-row>
        <table:table-row table:style-name="ro28">
          <table:table-cell table:style-name="ce525" table:number-columns-repeated="2"/>
          <table:table-cell table:style-name="ce538"/>
          <table:table-cell table:style-name="ce531" table:number-columns-repeated="12"/>
          <table:table-cell table:style-name="ce809"/>
          <table:table-cell table:style-name="ce525" table:number-columns-repeated="5"/>
          <table:table-cell table:number-columns-repeated="1003"/>
        </table:table-row>
        <table:table-row table:style-name="ro28" table:number-rows-repeated="4">
          <table:table-cell table:style-name="ce525" table:number-columns-repeated="21"/>
          <table:table-cell table:number-columns-repeated="1003"/>
        </table:table-row>
        <table:table-row table:style-name="ro24">
          <table:table-cell table:style-name="ce525" table:number-columns-repeated="2"/>
          <table:table-cell table:style-name="ce534"/>
          <table:table-cell table:style-name="ce539" office:value-type="string" table:number-columns-spanned="12" table:number-rows-spanned="1">
            <text:p>-P4-</text:p>
          </table:table-cell>
          <table:covered-table-cell table:number-columns-repeated="11" table:style-name="ce667"/>
          <table:table-cell table:style-name="ce806"/>
          <table:table-cell table:style-name="ce525" table:number-columns-repeated="5"/>
          <table:table-cell table:number-columns-repeated="1003"/>
        </table:table-row>
        <table:table-row table:style-name="ro16">
          <table:table-cell table:style-name="ce532"/>
          <table:table-cell table:style-name="ce525"/>
          <table:table-cell table:style-name="ce535"/>
          <table:table-cell table:style-name="ce665" table:formula="of:=[$'Package Briefing'.R58]" office:value-type="float" office:value="0" table:number-columns-spanned="12" table:number-rows-spanned="16">
            <text:p>0</text:p>
          </table:table-cell>
          <table:covered-table-cell table:number-columns-repeated="10" table:style-name="ce184"/>
          <table:covered-table-cell table:style-name="ce260"/>
          <table:table-cell table:style-name="ce807"/>
          <table:table-cell table:style-name="ce52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style-name="ce34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style-name="ce34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style-name="ce345" table:number-columns-repeated="5"/>
          <table:table-cell table:number-columns-repeated="1003"/>
        </table:table-row>
        <table:table-row table:style-name="ro16">
          <table:table-cell table:style-name="ce532"/>
          <table:table-cell table:style-name="ce525"/>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number-columns-repeated="1008"/>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table-cell table:style-name="ce666" table:formula="of:=[$'Package Briefing'.R70]" office:value-type="float" office:value="0" table:number-columns-spanned="12" table:number-rows-spanned="16">
            <text:p>0</text:p>
          </table:table-cell>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8"/>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16">
          <table:table-cell table:style-name="ce525" table:number-columns-repeated="2"/>
          <table:table-cell table:style-name="ce535"/>
          <table:covered-table-cell table:style-name="ce289"/>
          <table:covered-table-cell table:number-columns-repeated="10"/>
          <table:covered-table-cell table:style-name="ce262"/>
          <table:table-cell table:style-name="ce807"/>
          <table:table-cell table:style-name="ce525" table:number-columns-repeated="5"/>
          <table:table-cell table:number-columns-repeated="1003"/>
        </table:table-row>
        <table:table-row table:style-name="ro4">
          <table:table-cell table:style-name="ce525" table:number-columns-repeated="2"/>
          <table:table-cell table:style-name="ce535"/>
          <table:covered-table-cell table:style-name="ce290"/>
          <table:covered-table-cell table:number-columns-repeated="10" table:style-name="ce185"/>
          <table:covered-table-cell table:style-name="ce333"/>
          <table:table-cell table:style-name="ce807"/>
          <table:table-cell table:style-name="ce525" table:number-columns-repeated="5"/>
          <table:table-cell table:number-columns-repeated="1003"/>
        </table:table-row>
        <table:table-row table:style-name="ro28">
          <table:table-cell table:style-name="ce525" table:number-columns-repeated="2"/>
          <table:table-cell table:style-name="ce538"/>
          <table:table-cell table:style-name="ce531" table:number-columns-repeated="12"/>
          <table:table-cell table:style-name="ce809"/>
          <table:table-cell table:style-name="ce525" table:number-columns-repeated="5"/>
          <table:table-cell table:number-columns-repeated="1003"/>
        </table:table-row>
        <table:table-row table:style-name="ro28" table:number-rows-repeated="9">
          <table:table-cell table:style-name="ce525" table:number-columns-repeated="21"/>
          <table:table-cell table:number-columns-repeated="1003"/>
        </table:table-row>
        <table:table-row table:style-name="ro4" table:number-rows-repeated="1048415">
          <table:table-cell table:number-columns-repeated="1024"/>
        </table:table-row>
        <table:table-row table:style-name="ro4">
          <table:table-cell table:number-columns-repeated="1024"/>
        </table:table-row>
        <table:named-expressions/>
      </table:table>
      <table:table table:name="Airport Tables" table:style-name="ta4">
        <table:table-column table:style-name="co26" table:default-cell-style-name="Default"/>
        <table:table-column table:style-name="co1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1" table:number-columns-repeated="2" table:default-cell-style-name="Default"/>
        <table:table-column table:style-name="co32" table:default-cell-style-name="Default"/>
        <table:table-column table:style-name="co27" table:number-columns-repeated="3" table:default-cell-style-name="Default"/>
        <table:table-column table:style-name="co33" table:default-cell-style-name="Default"/>
        <table:table-column table:style-name="co6" table:number-columns-repeated="1008" table:default-cell-style-name="Default"/>
        <table:table-row table:style-name="ro16">
          <table:table-cell table:style-name="ce546" office:value-type="float" office:value="1" calcext:value-type="float">
            <text:p>1</text:p>
          </table:table-cell>
          <table:table-cell table:style-name="ce563" office:value-type="string" calcext:value-type="string">
            <text:p>2</text:p>
          </table:table-cell>
          <table:table-cell table:style-name="ce563" office:value-type="string" calcext:value-type="string">
            <text:p>3</text:p>
          </table:table-cell>
          <table:table-cell table:style-name="ce546" office:value-type="float" office:value="4" calcext:value-type="float">
            <text:p>4</text:p>
          </table:table-cell>
          <table:table-cell table:style-name="ce546" office:value-type="float" office:value="5" calcext:value-type="float">
            <text:p>5</text:p>
          </table:table-cell>
          <table:table-cell table:style-name="ce563" office:value-type="string" calcext:value-type="string">
            <text:p>6</text:p>
          </table:table-cell>
          <table:table-cell table:style-name="ce546" office:value-type="float" office:value="7" calcext:value-type="float">
            <text:p>7</text:p>
          </table:table-cell>
          <table:table-cell table:style-name="ce563" office:value-type="string" calcext:value-type="string">
            <text:p>8</text:p>
          </table:table-cell>
          <table:table-cell table:style-name="ce625" office:value-type="string" calcext:value-type="string">
            <text:p>9</text:p>
          </table:table-cell>
          <table:table-cell table:style-name="ce625" office:value-type="string" calcext:value-type="string">
            <text:p>10</text:p>
          </table:table-cell>
          <table:table-cell table:style-name="ce546" office:value-type="float" office:value="11" calcext:value-type="float">
            <text:p>11</text:p>
          </table:table-cell>
          <table:table-cell table:style-name="ce546" office:value-type="float" office:value="12" calcext:value-type="float">
            <text:p>12</text:p>
          </table:table-cell>
          <table:table-cell table:style-name="ce550" table:number-columns-repeated="2"/>
          <table:table-cell table:number-columns-repeated="1010"/>
        </table:table-row>
        <table:table-row table:style-name="ro16">
          <table:table-cell table:style-name="ce321" office:value-type="string" calcext:value-type="string">
            <text:p>Airfield</text:p>
          </table:table-cell>
          <table:table-cell table:style-name="ce564" office:value-type="string" calcext:value-type="string">
            <text:p>Runway(s)</text:p>
          </table:table-cell>
          <table:table-cell table:style-name="ce580" office:value-type="string" calcext:value-type="string">
            <text:p>Length</text:p>
          </table:table-cell>
          <table:table-cell table:style-name="ce345" office:value-type="string" calcext:value-type="string">
            <text:p>TACAN</text:p>
          </table:table-cell>
          <table:table-cell table:style-name="ce321" office:value-type="string" calcext:value-type="string">
            <text:p>ILS (Runway/Frequency)</text:p>
          </table:table-cell>
          <table:table-cell table:style-name="ce564"/>
          <table:table-cell table:style-name="ce345" office:value-type="string" calcext:value-type="string">
            <text:p>Altitude (ft)</text:p>
          </table:table-cell>
          <table:table-cell table:style-name="ce564" office:value-type="string" calcext:value-type="string">
            <text:p>UHF / VHF</text:p>
          </table:table-cell>
          <table:table-cell table:style-name="ce626" office:value-type="string" calcext:value-type="string">
            <text:p>LAT DDM</text:p>
          </table:table-cell>
          <table:table-cell table:style-name="ce626" office:value-type="string" calcext:value-type="string">
            <text:p>LONG DDM</text:p>
          </table:table-cell>
          <table:table-cell table:style-name="ce345" office:value-type="string" calcext:value-type="string">
            <text:p>Lat (N)</text:p>
          </table:table-cell>
          <table:table-cell table:style-name="ce345" office:value-type="string" calcext:value-type="string">
            <text:p>Long (E)</text:p>
          </table:table-cell>
          <table:table-cell table:style-name="ce550"/>
          <table:table-cell table:number-columns-repeated="1011"/>
        </table:table-row>
        <table:table-row table:style-name="ro16">
          <table:table-cell table:style-name="ce547" office:value-type="string" calcext:value-type="string">
            <text:p>Aba Musa Island Airport</text:p>
          </table:table-cell>
          <table:table-cell table:style-name="ce565" office:value-type="string" calcext:value-type="string">
            <text:p>08-26</text:p>
          </table:table-cell>
          <table:table-cell table:style-name="ce565" office:value-type="string" calcext:value-type="string">
            <text:p>9856'</text:p>
          </table:table-cell>
          <table:table-cell table:style-name="ce583" office:value-type="string" calcext:value-type="string">
            <text:p>95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6'</text:p>
          </table:table-cell>
          <table:table-cell table:style-name="ce608" office:value-type="string" calcext:value-type="string">
            <text:p>250.40 / 122.90</text:p>
          </table:table-cell>
          <table:table-cell table:style-name="ce627" office:value-type="string" calcext:value-type="string">
            <text:p>N 25:52.500</text:p>
          </table:table-cell>
          <table:table-cell table:style-name="ce627" office:value-type="string" calcext:value-type="string">
            <text:p>E 055:01.267</text:p>
          </table:table-cell>
          <table:table-cell table:style-name="ce615" office:value-type="string" calcext:value-type="string">
            <text:p>25˚52'30"</text:p>
          </table:table-cell>
          <table:table-cell table:style-name="ce615" office:value-type="string" calcext:value-type="string">
            <text:p>55˚01'16"</text:p>
          </table:table-cell>
          <table:table-cell table:style-name="ce550"/>
          <table:table-cell table:number-columns-repeated="1011"/>
        </table:table-row>
        <table:table-row table:style-name="ro16">
          <table:table-cell table:style-name="ce548" office:value-type="string" calcext:value-type="string">
            <text:p>Abu Dhabi Intl Airport</text:p>
          </table:table-cell>
          <table:table-cell table:style-name="ce566" office:value-type="string" calcext:value-type="string">
            <text:p>13L-31R, 13R-31L</text:p>
          </table:table-cell>
          <table:table-cell table:style-name="ce566" office:value-type="string" calcext:value-type="string">
            <text:p>13451'</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92'</text:p>
          </table:table-cell>
          <table:table-cell table:style-name="ce604" office:value-type="string" calcext:value-type="string">
            <text:p>250.50 / 119.20</text:p>
          </table:table-cell>
          <table:table-cell table:style-name="ce627" office:value-type="string" calcext:value-type="string">
            <text:p>N 24:27.883</text:p>
          </table:table-cell>
          <table:table-cell table:style-name="ce627" office:value-type="string" calcext:value-type="string">
            <text:p>E 054:38.350</text:p>
          </table:table-cell>
          <table:table-cell table:style-name="ce593" office:value-type="string" calcext:value-type="string">
            <text:p>24˚27'53"</text:p>
          </table:table-cell>
          <table:table-cell table:style-name="ce593" office:value-type="string" calcext:value-type="string">
            <text:p>54˚38'21"</text:p>
          </table:table-cell>
          <table:table-cell table:style-name="ce550"/>
          <table:table-cell table:number-columns-repeated="1011"/>
        </table:table-row>
        <table:table-row table:style-name="ro16">
          <table:table-cell table:style-name="ce547" office:value-type="string" calcext:value-type="string">
            <text:p>Al Ain Intl Airport</text:p>
          </table:table-cell>
          <table:table-cell table:style-name="ce565" office:value-type="string" calcext:value-type="string">
            <text:p>01-19</text:p>
          </table:table-cell>
          <table:table-cell table:style-name="ce565" office:value-type="string" calcext:value-type="string">
            <text:p>13123'</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814'</text:p>
          </table:table-cell>
          <table:table-cell table:style-name="ce608" office:value-type="string" calcext:value-type="string">
            <text:p>250.65 / 119.85</text:p>
          </table:table-cell>
          <table:table-cell table:style-name="ce627" office:value-type="string" calcext:value-type="string">
            <text:p>N 24:16.600</text:p>
          </table:table-cell>
          <table:table-cell table:style-name="ce627" office:value-type="string" calcext:value-type="string">
            <text:p>E 055:36.700</text:p>
          </table:table-cell>
          <table:table-cell table:style-name="ce615" office:value-type="string" calcext:value-type="string">
            <text:p>24˚16'36"</text:p>
          </table:table-cell>
          <table:table-cell table:style-name="ce615" office:value-type="string" calcext:value-type="string">
            <text:p>55˚36'42"</text:p>
          </table:table-cell>
          <table:table-cell table:style-name="ce550"/>
          <table:table-cell table:number-columns-repeated="1011"/>
        </table:table-row>
        <table:table-row table:style-name="ro16">
          <table:table-cell table:style-name="ce548" office:value-type="string" calcext:value-type="string">
            <text:p>Al Dhafra AB</text:p>
          </table:table-cell>
          <table:table-cell table:style-name="ce566" office:value-type="string" calcext:value-type="string">
            <text:p>13-31</text:p>
          </table:table-cell>
          <table:table-cell table:style-name="ce566" office:value-type="string" calcext:value-type="string">
            <text:p>12012'</text:p>
          </table:table-cell>
          <table:table-cell table:style-name="ce584" office:value-type="string" calcext:value-type="string">
            <text:p>96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52'</text:p>
          </table:table-cell>
          <table:table-cell table:style-name="ce604" office:value-type="string" calcext:value-type="string">
            <text:p>251.00 / 126.50</text:p>
          </table:table-cell>
          <table:table-cell table:style-name="ce627" office:value-type="string" calcext:value-type="string">
            <text:p>N 24:15.467</text:p>
          </table:table-cell>
          <table:table-cell table:style-name="ce627" office:value-type="string" calcext:value-type="string">
            <text:p>E 054:32.050</text:p>
          </table:table-cell>
          <table:table-cell table:style-name="ce593" office:value-type="string" calcext:value-type="string">
            <text:p>24˚15'28"</text:p>
          </table:table-cell>
          <table:table-cell table:style-name="ce593" office:value-type="string" calcext:value-type="string">
            <text:p>54˚32'03"</text:p>
          </table:table-cell>
          <table:table-cell table:style-name="ce550"/>
          <table:table-cell table:number-columns-repeated="1011"/>
        </table:table-row>
        <table:table-row table:style-name="ro4">
          <table:table-cell table:style-name="ce547" office:value-type="string" calcext:value-type="string">
            <text:p>Al Maktoum Intl</text:p>
          </table:table-cell>
          <table:table-cell table:style-name="ce565" office:value-type="string" calcext:value-type="string">
            <text:p>12-30</text:p>
          </table:table-cell>
          <table:table-cell table:style-name="ce565" office:value-type="string" calcext:value-type="string">
            <text:p>14764'</text:p>
          </table:table-cell>
          <table:table-cell table:style-name="ce583" office:value-type="string" calcext:value-type="string">
            <text:p>-</text:p>
          </table:table-cell>
          <table:table-cell table:style-name="ce592" office:value-type="string" calcext:value-type="string">
            <text:p>RWY 30/109.75 RWY 12/111.75</text:p>
          </table:table-cell>
          <table:table-cell table:style-name="ce605" office:value-type="string" calcext:value-type="string">
            <text:p>30/302˚ 12/122˚</text:p>
          </table:table-cell>
          <table:table-cell table:style-name="ce593" office:value-type="string" calcext:value-type="string">
            <text:p>123'</text:p>
          </table:table-cell>
          <table:table-cell table:style-name="ce608" office:value-type="string" calcext:value-type="string">
            <text:p>251.10 / 118.65</text:p>
          </table:table-cell>
          <table:table-cell table:style-name="ce627" office:value-type="string" calcext:value-type="string">
            <text:p>N 24:53.317</text:p>
          </table:table-cell>
          <table:table-cell table:style-name="ce627" office:value-type="string" calcext:value-type="string">
            <text:p>E 055:10.483</text:p>
          </table:table-cell>
          <table:table-cell table:style-name="ce615" office:value-type="string" calcext:value-type="string">
            <text:p>24˚53'19"</text:p>
          </table:table-cell>
          <table:table-cell table:style-name="ce615" office:value-type="string" calcext:value-type="string">
            <text:p>55˚10'29"</text:p>
          </table:table-cell>
          <table:table-cell table:style-name="ce550"/>
          <table:table-cell table:number-columns-repeated="1011"/>
        </table:table-row>
        <table:table-row table:style-name="ro4">
          <table:table-cell table:style-name="ce548" office:value-type="string" calcext:value-type="string">
            <text:p>Al Minhad AB</text:p>
          </table:table-cell>
          <table:table-cell table:style-name="ce566" office:value-type="string" calcext:value-type="string">
            <text:p>09-27</text:p>
          </table:table-cell>
          <table:table-cell table:style-name="ce566" office:value-type="string" calcext:value-type="string">
            <text:p>12970'</text:p>
          </table:table-cell>
          <table:table-cell table:style-name="ce584" office:value-type="string" calcext:value-type="string">
            <text:p>99X</text:p>
          </table:table-cell>
          <table:table-cell table:style-name="ce592" office:value-type="string" calcext:value-type="string">
            <text:p>RWY 27/110.75 RWY 09/110.70</text:p>
          </table:table-cell>
          <table:table-cell table:style-name="ce605" office:value-type="string" calcext:value-type="string">
            <text:p>27/270˚ 09/090˚</text:p>
          </table:table-cell>
          <table:table-cell table:style-name="ce593" office:value-type="string" calcext:value-type="string">
            <text:p>172'</text:p>
          </table:table-cell>
          <table:table-cell table:style-name="ce604" office:value-type="string" calcext:value-type="string">
            <text:p>250.10 / 121.80</text:p>
          </table:table-cell>
          <table:table-cell table:style-name="ce627" office:value-type="string" calcext:value-type="string">
            <text:p>N 25:01.600</text:p>
          </table:table-cell>
          <table:table-cell table:style-name="ce627" office:value-type="string" calcext:value-type="string">
            <text:p>E 055:23.017</text:p>
          </table:table-cell>
          <table:table-cell table:style-name="ce593" office:value-type="string" calcext:value-type="string">
            <text:p>25˚01'36"</text:p>
          </table:table-cell>
          <table:table-cell table:style-name="ce593" office:value-type="string" calcext:value-type="string">
            <text:p>55˚23'01"</text:p>
          </table:table-cell>
          <table:table-cell table:style-name="ce550"/>
          <table:table-cell table:number-columns-repeated="1011"/>
        </table:table-row>
        <table:table-row table:style-name="ro16">
          <table:table-cell table:style-name="ce547" office:value-type="string" calcext:value-type="string">
            <text:p>Al-Bateen Airport </text:p>
          </table:table-cell>
          <table:table-cell table:style-name="ce565" office:value-type="string" calcext:value-type="string">
            <text:p>13-31</text:p>
          </table:table-cell>
          <table:table-cell table:style-name="ce565" office:value-type="string" calcext:value-type="string">
            <text:p>10505'</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2'</text:p>
          </table:table-cell>
          <table:table-cell table:style-name="ce608" office:value-type="string" calcext:value-type="string">
            <text:p>250.55 / 119.90</text:p>
          </table:table-cell>
          <table:table-cell table:style-name="ce627" office:value-type="string" calcext:value-type="string">
            <text:p>N 24:26.033</text:p>
          </table:table-cell>
          <table:table-cell table:style-name="ce627" office:value-type="string" calcext:value-type="string">
            <text:p>E 054:27.033</text:p>
          </table:table-cell>
          <table:table-cell table:style-name="ce615" office:value-type="string" calcext:value-type="string">
            <text:p>24˚26'02"</text:p>
          </table:table-cell>
          <table:table-cell table:style-name="ce615" office:value-type="string" calcext:value-type="string">
            <text:p>54˚27'02"</text:p>
          </table:table-cell>
          <table:table-cell table:style-name="ce550"/>
          <table:table-cell/>
          <table:table-cell table:style-name="ce345" table:number-columns-repeated="2"/>
          <table:table-cell table:number-columns-repeated="1008"/>
        </table:table-row>
        <table:table-row table:style-name="ro16">
          <table:table-cell table:style-name="ce548" office:value-type="string" calcext:value-type="string">
            <text:p>Bandar Abbas Intl</text:p>
          </table:table-cell>
          <table:table-cell table:style-name="ce566" office:value-type="string" calcext:value-type="string">
            <text:p>03L-21R, 03R-21L</text:p>
          </table:table-cell>
          <table:table-cell table:style-name="ce566" office:value-type="string" calcext:value-type="string">
            <text:p>12031'</text:p>
          </table:table-cell>
          <table:table-cell table:style-name="ce584" office:value-type="string" calcext:value-type="string">
            <text:p>78X</text:p>
          </table:table-cell>
          <table:table-cell table:style-name="ce593" office:value-type="string" calcext:value-type="string">
            <text:p>RWY 21L/109.90</text:p>
          </table:table-cell>
          <table:table-cell table:style-name="ce566" office:value-type="string" calcext:value-type="string">
            <text:p>208˚</text:p>
          </table:table-cell>
          <table:table-cell table:style-name="ce593" office:value-type="string" calcext:value-type="string">
            <text:p>17'</text:p>
          </table:table-cell>
          <table:table-cell table:style-name="ce604" office:value-type="string" calcext:value-type="string">
            <text:p>250.90 / 118.10</text:p>
          </table:table-cell>
          <table:table-cell table:style-name="ce627" office:value-type="string" calcext:value-type="string">
            <text:p>N 27:12.217</text:p>
          </table:table-cell>
          <table:table-cell table:style-name="ce627" office:value-type="string" calcext:value-type="string">
            <text:p>E 056:22.217</text:p>
          </table:table-cell>
          <table:table-cell table:style-name="ce593" office:value-type="string" calcext:value-type="string">
            <text:p>27˚12'13"</text:p>
          </table:table-cell>
          <table:table-cell table:style-name="ce593" office:value-type="string" calcext:value-type="string">
            <text:p>56˚22'13"</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Bandar Lengeh</text:p>
          </table:table-cell>
          <table:table-cell table:style-name="ce565" office:value-type="string" calcext:value-type="string">
            <text:p>08-26</text:p>
          </table:table-cell>
          <table:table-cell table:style-name="ce565" office:value-type="string" calcext:value-type="string">
            <text:p>8202'</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76'</text:p>
          </table:table-cell>
          <table:table-cell table:style-name="ce608" office:value-type="string" calcext:value-type="string">
            <text:p>250.95 / 121.70</text:p>
          </table:table-cell>
          <table:table-cell table:style-name="ce627" office:value-type="string" calcext:value-type="string">
            <text:p>N 26:31.833</text:p>
          </table:table-cell>
          <table:table-cell table:style-name="ce627" office:value-type="string" calcext:value-type="string">
            <text:p>E 054:48.783</text:p>
          </table:table-cell>
          <table:table-cell table:style-name="ce615" office:value-type="string" calcext:value-type="string">
            <text:p>26˚31'50"</text:p>
          </table:table-cell>
          <table:table-cell table:style-name="ce615" office:value-type="string" calcext:value-type="string">
            <text:p>54˚48'47"</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Bander-e-Jask Airfield</text:p>
          </table:table-cell>
          <table:table-cell table:style-name="ce566" office:value-type="string" calcext:value-type="string">
            <text:p>06-24</text:p>
          </table:table-cell>
          <table:table-cell table:style-name="ce566"/>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26'</text:p>
          </table:table-cell>
          <table:table-cell table:style-name="ce604" office:value-type="string" calcext:value-type="string">
            <text:p>-</text:p>
          </table:table-cell>
          <table:table-cell table:style-name="ce627" office:value-type="string" calcext:value-type="string">
            <text:p>N 25:39.017</text:p>
          </table:table-cell>
          <table:table-cell table:style-name="ce627" office:value-type="string" calcext:value-type="string">
            <text:p>E 057:47.517</text:p>
          </table:table-cell>
          <table:table-cell table:style-name="ce593" office:value-type="string" calcext:value-type="string">
            <text:p>25˚39'01"</text:p>
          </table:table-cell>
          <table:table-cell table:style-name="ce593" office:value-type="string" calcext:value-type="string">
            <text:p>57˚47'31"</text:p>
          </table:table-cell>
          <table:table-cell table:style-name="ce550" table:number-columns-repeated="2"/>
          <table:table-cell table:style-name="ce345" table:number-columns-repeated="2"/>
          <table:table-cell table:number-columns-repeated="1008"/>
        </table:table-row>
        <table:table-row table:style-name="ro19">
          <table:table-cell table:style-name="ce547" office:value-type="string" calcext:value-type="string">
            <text:p>Dubai Intl.</text:p>
          </table:table-cell>
          <table:table-cell table:style-name="ce565" office:value-type="string" calcext:value-type="string">
            <text:p>12L-30R, 12R-30L</text:p>
          </table:table-cell>
          <table:table-cell table:style-name="ce565" office:value-type="string" calcext:value-type="string">
            <text:p>14590'</text:p>
          </table:table-cell>
          <table:table-cell table:style-name="ce583" office:value-type="string" calcext:value-type="string">
            <text:p>-</text:p>
          </table:table-cell>
          <table:table-cell table:style-name="ce592" office:value-type="string" calcext:value-type="string">
            <text:p>RWY 30R/110.90/302˚ RWY 30L/111.30/302˚ RWY 12L/110.10/122˚ <text:s/>RWY 12R/109.50/122˚</text:p>
          </table:table-cell>
          <table:table-cell table:style-name="ce606"/>
          <table:table-cell table:style-name="ce593" office:value-type="string" calcext:value-type="string">
            <text:p>16'</text:p>
          </table:table-cell>
          <table:table-cell table:style-name="ce608" office:value-type="string" calcext:value-type="string">
            <text:p>251.05 / 118.75</text:p>
          </table:table-cell>
          <table:table-cell table:style-name="ce627" office:value-type="string" calcext:value-type="string">
            <text:p>N 25:14.883</text:p>
          </table:table-cell>
          <table:table-cell table:style-name="ce627" office:value-type="string" calcext:value-type="string">
            <text:p>E 055:22.750</text:p>
          </table:table-cell>
          <table:table-cell table:style-name="ce615" office:value-type="string" calcext:value-type="string">
            <text:p>25˚14'53"</text:p>
          </table:table-cell>
          <table:table-cell table:style-name="ce615" office:value-type="string" calcext:value-type="string">
            <text:p>55˚22'45"</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Fujairah Intl</text:p>
          </table:table-cell>
          <table:table-cell table:style-name="ce566" office:value-type="string" calcext:value-type="string">
            <text:p>11-29</text:p>
          </table:table-cell>
          <table:table-cell table:style-name="ce566" office:value-type="string" calcext:value-type="string">
            <text:p>12300'</text:p>
          </table:table-cell>
          <table:table-cell table:style-name="ce584" office:value-type="string" calcext:value-type="string">
            <text:p>-</text:p>
          </table:table-cell>
          <table:table-cell table:style-name="ce593" office:value-type="string" calcext:value-type="string">
            <text:p>RWY 29/111.10</text:p>
          </table:table-cell>
          <table:table-cell table:style-name="ce566" office:value-type="string" calcext:value-type="string">
            <text:p>293˚</text:p>
          </table:table-cell>
          <table:table-cell table:style-name="ce593" office:value-type="string" calcext:value-type="string">
            <text:p>102'</text:p>
          </table:table-cell>
          <table:table-cell table:style-name="ce604" office:value-type="string" calcext:value-type="string">
            <text:p>251.15 / 124.60</text:p>
          </table:table-cell>
          <table:table-cell table:style-name="ce627" office:value-type="string" calcext:value-type="string">
            <text:p>N 25:06.333</text:p>
          </table:table-cell>
          <table:table-cell table:style-name="ce627" office:value-type="string" calcext:value-type="string">
            <text:p>E 056:20.417</text:p>
          </table:table-cell>
          <table:table-cell table:style-name="ce593" office:value-type="string" calcext:value-type="string">
            <text:p>25˚06'20"</text:p>
          </table:table-cell>
          <table:table-cell table:style-name="ce593" office:value-type="string" calcext:value-type="string">
            <text:p>56˚20'25"</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Havadarya</text:p>
          </table:table-cell>
          <table:table-cell table:style-name="ce565" office:value-type="string" calcext:value-type="string">
            <text:p>08-26</text:p>
          </table:table-cell>
          <table:table-cell table:style-name="ce565" office:value-type="string" calcext:value-type="string">
            <text:p>8530'</text:p>
          </table:table-cell>
          <table:table-cell table:style-name="ce583" office:value-type="string" calcext:value-type="string">
            <text:p>47X</text:p>
          </table:table-cell>
          <table:table-cell table:style-name="ce593" office:value-type="string" calcext:value-type="string">
            <text:p>RWY 08/108.90</text:p>
          </table:table-cell>
          <table:table-cell table:style-name="ce566" office:value-type="string" calcext:value-type="string">
            <text:p>079˚</text:p>
          </table:table-cell>
          <table:table-cell table:style-name="ce593" office:value-type="string" calcext:value-type="string">
            <text:p>51'</text:p>
          </table:table-cell>
          <table:table-cell table:style-name="ce608" office:value-type="string" calcext:value-type="string">
            <text:p>251.20 / 123.15</text:p>
          </table:table-cell>
          <table:table-cell table:style-name="ce627" office:value-type="string" calcext:value-type="string">
            <text:p>N 27:09.583</text:p>
          </table:table-cell>
          <table:table-cell table:style-name="ce627" office:value-type="string" calcext:value-type="string">
            <text:p>E 056:10.983</text:p>
          </table:table-cell>
          <table:table-cell table:style-name="ce615" office:value-type="string" calcext:value-type="string">
            <text:p>27˚09'35"</text:p>
          </table:table-cell>
          <table:table-cell table:style-name="ce615" office:value-type="string" calcext:value-type="string">
            <text:p>56˚10'59"</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Jiroft Airport</text:p>
          </table:table-cell>
          <table:table-cell table:style-name="ce566" office:value-type="string" calcext:value-type="string">
            <text:p>13-31</text:p>
          </table:table-cell>
          <table:table-cell table:style-name="ce566" office:value-type="string" calcext:value-type="string">
            <text:p>7237'</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2664'</text:p>
          </table:table-cell>
          <table:table-cell table:style-name="ce604" office:value-type="string" calcext:value-type="string">
            <text:p>250.75 / 136.00</text:p>
          </table:table-cell>
          <table:table-cell table:style-name="ce627" office:value-type="string" calcext:value-type="string">
            <text:p>N 28:43.883</text:p>
          </table:table-cell>
          <table:table-cell table:style-name="ce627" office:value-type="string" calcext:value-type="string">
            <text:p>E 057:39.833</text:p>
          </table:table-cell>
          <table:table-cell table:style-name="ce593" office:value-type="string" calcext:value-type="string">
            <text:p>28˚43'53"</text:p>
          </table:table-cell>
          <table:table-cell table:style-name="ce593" office:value-type="string" calcext:value-type="string">
            <text:p>57˚39'50"</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Kerman Airport</text:p>
          </table:table-cell>
          <table:table-cell table:style-name="ce565" office:value-type="string" calcext:value-type="string">
            <text:p>16-34</text:p>
          </table:table-cell>
          <table:table-cell table:style-name="ce565" office:value-type="string" calcext:value-type="string">
            <text:p>12616'</text:p>
          </table:table-cell>
          <table:table-cell table:style-name="ce583" office:value-type="string" calcext:value-type="string">
            <text:p>97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5746'</text:p>
          </table:table-cell>
          <table:table-cell table:style-name="ce608" office:value-type="string" calcext:value-type="string">
            <text:p>250.30 / 118.25</text:p>
          </table:table-cell>
          <table:table-cell table:style-name="ce627" office:value-type="string" calcext:value-type="string">
            <text:p>N 30:15.450</text:p>
          </table:table-cell>
          <table:table-cell table:style-name="ce627" office:value-type="string" calcext:value-type="string">
            <text:p>E 056:57.483</text:p>
          </table:table-cell>
          <table:table-cell table:style-name="ce615" office:value-type="string" calcext:value-type="string">
            <text:p>30˚15'27"</text:p>
          </table:table-cell>
          <table:table-cell table:style-name="ce615" office:value-type="string" calcext:value-type="string">
            <text:p>56˚57'29"</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Khasab</text:p>
          </table:table-cell>
          <table:table-cell table:style-name="ce566" office:value-type="string" calcext:value-type="string">
            <text:p>01-19</text:p>
          </table:table-cell>
          <table:table-cell table:style-name="ce566" office:value-type="string" calcext:value-type="string">
            <text:p>8202'</text:p>
          </table:table-cell>
          <table:table-cell table:style-name="ce584" office:value-type="string" calcext:value-type="string">
            <text:p>-</text:p>
          </table:table-cell>
          <table:table-cell table:style-name="ce593" office:value-type="string" calcext:value-type="string">
            <text:p>RWY 19/110.30</text:p>
          </table:table-cell>
          <table:table-cell table:style-name="ce566" office:value-type="string" calcext:value-type="string">
            <text:p>194˚</text:p>
          </table:table-cell>
          <table:table-cell table:style-name="ce593" office:value-type="string" calcext:value-type="string">
            <text:p>74'</text:p>
          </table:table-cell>
          <table:table-cell table:style-name="ce604" office:value-type="string" calcext:value-type="string">
            <text:p>250.00 / 124.35</text:p>
          </table:table-cell>
          <table:table-cell table:style-name="ce627" office:value-type="string" calcext:value-type="string">
            <text:p>N 26:10.783</text:p>
          </table:table-cell>
          <table:table-cell table:style-name="ce627" office:value-type="string" calcext:value-type="string">
            <text:p>E 056:14.583</text:p>
          </table:table-cell>
          <table:table-cell table:style-name="ce593" office:value-type="string" calcext:value-type="string">
            <text:p>26˚10'47"</text:p>
          </table:table-cell>
          <table:table-cell table:style-name="ce593" office:value-type="string" calcext:value-type="string">
            <text:p>56˚14'35"</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Kish Intl Airport</text:p>
          </table:table-cell>
          <table:table-cell table:style-name="ce565" office:value-type="string" calcext:value-type="string">
            <text:p>09L-27R, 09R-27L</text:p>
          </table:table-cell>
          <table:table-cell table:style-name="ce565" office:value-type="string" calcext:value-type="string">
            <text:p>12028'</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15'</text:p>
          </table:table-cell>
          <table:table-cell table:style-name="ce608" office:value-type="string" calcext:value-type="string">
            <text:p>250.60 / 121.65</text:p>
          </table:table-cell>
          <table:table-cell table:style-name="ce627" office:value-type="string" calcext:value-type="string">
            <text:p>N 26:31.767</text:p>
          </table:table-cell>
          <table:table-cell table:style-name="ce627" office:value-type="string" calcext:value-type="string">
            <text:p>E 053:57.883</text:p>
          </table:table-cell>
          <table:table-cell table:style-name="ce615" office:value-type="string" calcext:value-type="string">
            <text:p>26˚31'46"</text:p>
          </table:table-cell>
          <table:table-cell table:style-name="ce615" office:value-type="string" calcext:value-type="string">
            <text:p>53˚57'53"</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Lar Airbase</text:p>
          </table:table-cell>
          <table:table-cell table:style-name="ce566" office:value-type="string" calcext:value-type="string">
            <text:p>09-27</text:p>
          </table:table-cell>
          <table:table-cell table:style-name="ce566" office:value-type="string" calcext:value-type="string">
            <text:p>10335'</text:p>
          </table:table-cell>
          <table:table-cell table:style-name="ce584" office:value-type="string" calcext:value-type="string">
            <text:p>-</text:p>
          </table:table-cell>
          <table:table-cell table:style-name="ce593" office:value-type="string" calcext:value-type="string">
            <text:p>RWY 09/111.50/090˚</text:p>
          </table:table-cell>
          <table:table-cell table:style-name="ce566" office:value-type="string" calcext:value-type="string">
            <text:p>090˚</text:p>
          </table:table-cell>
          <table:table-cell table:style-name="ce593" office:value-type="string" calcext:value-type="string">
            <text:p>2636'</text:p>
          </table:table-cell>
          <table:table-cell table:style-name="ce604" office:value-type="string" calcext:value-type="string">
            <text:p>250.05 / 127.35</text:p>
          </table:table-cell>
          <table:table-cell table:style-name="ce627" office:value-type="string" calcext:value-type="string">
            <text:p>N 27:40.483</text:p>
          </table:table-cell>
          <table:table-cell table:style-name="ce627" office:value-type="string" calcext:value-type="string">
            <text:p>E 054:22.083</text:p>
          </table:table-cell>
          <table:table-cell table:style-name="ce593" office:value-type="string" calcext:value-type="string">
            <text:p>27˚40'29"</text:p>
          </table:table-cell>
          <table:table-cell table:style-name="ce593" office:value-type="string" calcext:value-type="string">
            <text:p>54˚22'05"</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Lavan Island Airport</text:p>
          </table:table-cell>
          <table:table-cell table:style-name="ce565" office:value-type="string" calcext:value-type="string">
            <text:p>11-29</text:p>
          </table:table-cell>
          <table:table-cell table:style-name="ce565" office:value-type="string" calcext:value-type="string">
            <text:p>8835'</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75'</text:p>
          </table:table-cell>
          <table:table-cell table:style-name="ce608" office:value-type="string" calcext:value-type="string">
            <text:p>250.70 / 128.55</text:p>
          </table:table-cell>
          <table:table-cell table:style-name="ce627" office:value-type="string" calcext:value-type="string">
            <text:p>N 26:48.917</text:p>
          </table:table-cell>
          <table:table-cell table:style-name="ce627" office:value-type="string" calcext:value-type="string">
            <text:p>E 053:20.483</text:p>
          </table:table-cell>
          <table:table-cell table:style-name="ce615" office:value-type="string" calcext:value-type="string">
            <text:p>26˚48'55"</text:p>
          </table:table-cell>
          <table:table-cell table:style-name="ce615" office:value-type="string" calcext:value-type="string">
            <text:p>53˚20'29"</text:p>
          </table:table-cell>
          <table:table-cell table:style-name="ce550" table:number-columns-repeated="2"/>
          <table:table-cell table:style-name="ce345" table:number-columns-repeated="2"/>
          <table:table-cell table:number-columns-repeated="1008"/>
        </table:table-row>
        <table:table-row table:style-name="ro16">
          <table:table-cell table:style-name="ce549" office:value-type="string" calcext:value-type="string">
            <text:p>Liwa Airbase</text:p>
          </table:table-cell>
          <table:table-cell table:style-name="ce567" office:value-type="string" calcext:value-type="string">
            <text:p>13-31</text:p>
          </table:table-cell>
          <table:table-cell table:style-name="ce567" office:value-type="string" calcext:value-type="string">
            <text:p>12300'</text:p>
          </table:table-cell>
          <table:table-cell table:style-name="ce585"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400'</text:p>
          </table:table-cell>
          <table:table-cell table:style-name="ce622" office:value-type="string" calcext:value-type="string">
            <text:p>250.85 / 119.30</text:p>
          </table:table-cell>
          <table:table-cell table:style-name="ce627" office:value-type="string" calcext:value-type="string">
            <text:p>N 23:39.633</text:p>
          </table:table-cell>
          <table:table-cell table:style-name="ce627" office:value-type="string" calcext:value-type="string">
            <text:p>E 053:48.733</text:p>
          </table:table-cell>
          <table:table-cell table:style-name="ce632" office:value-type="string" calcext:value-type="string">
            <text:p>23˚39'38"</text:p>
          </table:table-cell>
          <table:table-cell table:style-name="ce567" office:value-type="string" calcext:value-type="string">
            <text:p>53˚48'44"</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Qeshm Island</text:p>
          </table:table-cell>
          <table:table-cell table:style-name="ce566" office:value-type="string" calcext:value-type="string">
            <text:p>05-23</text:p>
          </table:table-cell>
          <table:table-cell table:style-name="ce566" office:value-type="string" calcext:value-type="string">
            <text:p>13861'</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7'</text:p>
          </table:table-cell>
          <table:table-cell table:style-name="ce604" office:value-type="string" calcext:value-type="string">
            <text:p>250.15 / 118.05</text:p>
          </table:table-cell>
          <table:table-cell table:style-name="ce627" office:value-type="string" calcext:value-type="string">
            <text:p>N 26:45.967</text:p>
          </table:table-cell>
          <table:table-cell table:style-name="ce627" office:value-type="string" calcext:value-type="string">
            <text:p>E 055:55.083</text:p>
          </table:table-cell>
          <table:table-cell table:style-name="ce593" office:value-type="string" calcext:value-type="string">
            <text:p>26˚45'58"</text:p>
          </table:table-cell>
          <table:table-cell table:style-name="ce593" office:value-type="string" calcext:value-type="string">
            <text:p>55˚55'05"</text:p>
          </table:table-cell>
          <table:table-cell table:style-name="ce550" table:number-columns-repeated="2"/>
          <table:table-cell table:style-name="ce345" table:number-columns-repeated="2"/>
          <table:table-cell table:number-columns-repeated="1008"/>
        </table:table-row>
        <table:table-row table:style-name="ro4">
          <table:table-cell table:style-name="ce549" office:value-type="string" calcext:value-type="string">
            <text:p>Ras Al Khaimah</text:p>
          </table:table-cell>
          <table:table-cell table:style-name="ce567" office:value-type="string" calcext:value-type="string">
            <text:p>16-34</text:p>
          </table:table-cell>
          <table:table-cell table:style-name="ce567" office:value-type="string" calcext:value-type="string">
            <text:p>12336'</text:p>
          </table:table-cell>
          <table:table-cell table:style-name="ce585"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71'</text:p>
          </table:table-cell>
          <table:table-cell table:style-name="ce622" office:value-type="string" calcext:value-type="string">
            <text:p>250.80 / 121.60</text:p>
          </table:table-cell>
          <table:table-cell table:style-name="ce627" office:value-type="string" calcext:value-type="string">
            <text:p>N 25:36.133</text:p>
          </table:table-cell>
          <table:table-cell table:style-name="ce627" office:value-type="string" calcext:value-type="string">
            <text:p>E 055:56.500</text:p>
          </table:table-cell>
          <table:table-cell table:style-name="ce632" office:value-type="string" calcext:value-type="string">
            <text:p>25˚36'08"</text:p>
          </table:table-cell>
          <table:table-cell table:style-name="ce567" office:value-type="string" calcext:value-type="string">
            <text:p>55˚56'30"</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Sas Al Nakheel Airport</text:p>
          </table:table-cell>
          <table:table-cell table:style-name="ce565" office:value-type="string" calcext:value-type="string">
            <text:p>16-34</text:p>
          </table:table-cell>
          <table:table-cell table:style-name="ce565" office:value-type="string" calcext:value-type="string">
            <text:p>6267'</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0'</text:p>
          </table:table-cell>
          <table:table-cell table:style-name="ce608" office:value-type="string" calcext:value-type="string">
            <text:p>250.45 / 128.90</text:p>
          </table:table-cell>
          <table:table-cell table:style-name="ce627" office:value-type="string" calcext:value-type="string">
            <text:p>N 24:26.883</text:p>
          </table:table-cell>
          <table:table-cell table:style-name="ce627" office:value-type="string" calcext:value-type="string">
            <text:p>E 054:30.867</text:p>
          </table:table-cell>
          <table:table-cell table:style-name="ce615" office:value-type="string" calcext:value-type="string">
            <text:p>24˚26'53"</text:p>
          </table:table-cell>
          <table:table-cell table:style-name="ce615" office:value-type="string" calcext:value-type="string">
            <text:p>54˚30'52"</text:p>
          </table:table-cell>
          <table:table-cell table:style-name="ce550" table:number-columns-repeated="2"/>
          <table:table-cell table:style-name="ce345" table:number-columns-repeated="2"/>
          <table:table-cell table:number-columns-repeated="1008"/>
        </table:table-row>
        <table:table-row table:style-name="ro4">
          <table:table-cell table:style-name="ce548" office:value-type="string" calcext:value-type="string">
            <text:p>Sharjah Intl</text:p>
          </table:table-cell>
          <table:table-cell table:style-name="ce566" office:value-type="string" calcext:value-type="string">
            <text:p>12-30</text:p>
          </table:table-cell>
          <table:table-cell table:style-name="ce566" office:value-type="string" calcext:value-type="string">
            <text:p>13330'</text:p>
          </table:table-cell>
          <table:table-cell table:style-name="ce584" office:value-type="string" calcext:value-type="string">
            <text:p>-</text:p>
          </table:table-cell>
          <table:table-cell table:style-name="ce592" office:value-type="string" calcext:value-type="string">
            <text:p>RWY 30R/111.95 RWY 12L/108.55</text:p>
          </table:table-cell>
          <table:table-cell table:style-name="ce607" office:value-type="string" calcext:value-type="string">
            <text:p>30/303˚ 12/123˚</text:p>
          </table:table-cell>
          <table:table-cell table:style-name="ce593" office:value-type="string" calcext:value-type="string">
            <text:p>98'</text:p>
          </table:table-cell>
          <table:table-cell table:style-name="ce604" office:value-type="string" calcext:value-type="string">
            <text:p>250.20 / 118.60</text:p>
          </table:table-cell>
          <table:table-cell table:style-name="ce627" office:value-type="string" calcext:value-type="string">
            <text:p>N 25:19.367</text:p>
          </table:table-cell>
          <table:table-cell table:style-name="ce627" office:value-type="string" calcext:value-type="string">
            <text:p>E 055:31.867</text:p>
          </table:table-cell>
          <table:table-cell table:style-name="ce593" office:value-type="string" calcext:value-type="string">
            <text:p>25˚19'22"</text:p>
          </table:table-cell>
          <table:table-cell table:style-name="ce593" office:value-type="string" calcext:value-type="string">
            <text:p>55˚31'52"</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Shiraz Intl Airport</text:p>
          </table:table-cell>
          <table:table-cell table:style-name="ce565" office:value-type="string" calcext:value-type="string">
            <text:p>11L-29R, 11R-29L</text:p>
          </table:table-cell>
          <table:table-cell table:style-name="ce565" office:value-type="string" calcext:value-type="string">
            <text:p>14317'</text:p>
          </table:table-cell>
          <table:table-cell table:style-name="ce583" office:value-type="string" calcext:value-type="string">
            <text:p>94X</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4879'</text:p>
          </table:table-cell>
          <table:table-cell table:style-name="ce608" office:value-type="string" calcext:value-type="string">
            <text:p>250.35 / 121.90</text:p>
          </table:table-cell>
          <table:table-cell table:style-name="ce627" office:value-type="string" calcext:value-type="string">
            <text:p>N 29:31.983</text:p>
          </table:table-cell>
          <table:table-cell table:style-name="ce627" office:value-type="string" calcext:value-type="string">
            <text:p>E 052:36.583</text:p>
          </table:table-cell>
          <table:table-cell table:style-name="ce615" office:value-type="string" calcext:value-type="string">
            <text:p>29˚31'59"</text:p>
          </table:table-cell>
          <table:table-cell table:style-name="ce615" office:value-type="string" calcext:value-type="string">
            <text:p>52˚36'35"</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Sir Abu Nuayr</text:p>
          </table:table-cell>
          <table:table-cell table:style-name="ce566" office:value-type="string" calcext:value-type="string">
            <text:p>10-28</text:p>
          </table:table-cell>
          <table:table-cell table:style-name="ce566" office:value-type="string" calcext:value-type="string">
            <text:p>2592'</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26'</text:p>
          </table:table-cell>
          <table:table-cell table:style-name="ce604" office:value-type="string" calcext:value-type="string">
            <text:p>-</text:p>
          </table:table-cell>
          <table:table-cell table:style-name="ce627" office:value-type="string" calcext:value-type="string">
            <text:p>N 25:12.967</text:p>
          </table:table-cell>
          <table:table-cell table:style-name="ce627" office:value-type="string" calcext:value-type="string">
            <text:p>E 054:14.200</text:p>
          </table:table-cell>
          <table:table-cell table:style-name="ce593" office:value-type="string" calcext:value-type="string">
            <text:p>25˚12'58"</text:p>
          </table:table-cell>
          <table:table-cell table:style-name="ce593" office:value-type="string" calcext:value-type="string">
            <text:p>54˚14'12"</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Sirri Island</text:p>
          </table:table-cell>
          <table:table-cell table:style-name="ce565" office:value-type="string" calcext:value-type="string">
            <text:p>12-30</text:p>
          </table:table-cell>
          <table:table-cell table:style-name="ce565" office:value-type="string" calcext:value-type="string">
            <text:p>8375'</text:p>
          </table:table-cell>
          <table:table-cell table:style-name="ce583" office:value-type="string" calcext:value-type="string">
            <text:p>-</text:p>
          </table:table-cell>
          <table:table-cell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16'</text:p>
          </table:table-cell>
          <table:table-cell table:style-name="ce608" office:value-type="string" calcext:value-type="string">
            <text:p>250.25 / 135.05</text:p>
          </table:table-cell>
          <table:table-cell table:style-name="ce627" office:value-type="string" calcext:value-type="string">
            <text:p>N 25:54.200</text:p>
          </table:table-cell>
          <table:table-cell table:style-name="ce627" office:value-type="string" calcext:value-type="string">
            <text:p>E 054:32.883</text:p>
          </table:table-cell>
          <table:table-cell table:style-name="ce615" office:value-type="string" calcext:value-type="string">
            <text:p>25˚54'12"</text:p>
          </table:table-cell>
          <table:table-cell table:style-name="ce615" office:value-type="string" calcext:value-type="string">
            <text:p>54˚32'53"</text:p>
          </table:table-cell>
          <table:table-cell table:style-name="ce550" table:number-columns-repeated="2"/>
          <table:table-cell table:style-name="ce345" table:number-columns-repeated="2"/>
          <table:table-cell table:number-columns-repeated="1008"/>
        </table:table-row>
        <table:table-row table:style-name="ro16">
          <table:table-cell table:style-name="ce548" office:value-type="string" calcext:value-type="string">
            <text:p>Tunb Island AFB</text:p>
          </table:table-cell>
          <table:table-cell table:style-name="ce566" office:value-type="string" calcext:value-type="string">
            <text:p>03-21</text:p>
          </table:table-cell>
          <table:table-cell table:style-name="ce566" office:value-type="string" calcext:value-type="string">
            <text:p>7398'</text:p>
          </table:table-cell>
          <table:table-cell table:number-columns-repeated="2" table:style-name="ce584" office:value-type="string" calcext:value-type="string">
            <text:p>-</text:p>
          </table:table-cell>
          <table:table-cell table:style-name="ce604" office:value-type="string" calcext:value-type="string">
            <text:p>-</text:p>
          </table:table-cell>
          <table:table-cell table:style-name="ce593" office:value-type="string" calcext:value-type="string">
            <text:p>43'</text:p>
          </table:table-cell>
          <table:table-cell table:style-name="ce604" office:value-type="string" calcext:value-type="string">
            <text:p>-</text:p>
          </table:table-cell>
          <table:table-cell table:style-name="ce627" office:value-type="string" calcext:value-type="string">
            <text:p>N 26:15.083</text:p>
          </table:table-cell>
          <table:table-cell table:style-name="ce627" office:value-type="string" calcext:value-type="string">
            <text:p>E 055:18.667</text:p>
          </table:table-cell>
          <table:table-cell table:style-name="ce593" office:value-type="string" calcext:value-type="string">
            <text:p>26˚15'05"</text:p>
          </table:table-cell>
          <table:table-cell table:style-name="ce593" office:value-type="string" calcext:value-type="string">
            <text:p>55˚18'40"</text:p>
          </table:table-cell>
          <table:table-cell table:style-name="ce550" table:number-columns-repeated="2"/>
          <table:table-cell table:style-name="ce345" table:number-columns-repeated="2"/>
          <table:table-cell table:number-columns-repeated="1008"/>
        </table:table-row>
        <table:table-row table:style-name="ro16">
          <table:table-cell table:style-name="ce547" office:value-type="string" calcext:value-type="string">
            <text:p>Tunb Kochak</text:p>
          </table:table-cell>
          <table:table-cell table:style-name="ce565" office:value-type="string" calcext:value-type="string">
            <text:p>08-26</text:p>
          </table:table-cell>
          <table:table-cell table:style-name="ce565" office:value-type="string" calcext:value-type="string">
            <text:p>2850'</text:p>
          </table:table-cell>
          <table:table-cell table:style-name="ce583" office:value-type="string" calcext:value-type="string">
            <text:p>89X</text:p>
          </table:table-cell>
          <table:table-cell table:style-name="ce583" office:value-type="string" calcext:value-type="string">
            <text:p>-</text:p>
          </table:table-cell>
          <table:table-cell table:style-name="ce608" office:value-type="string" calcext:value-type="string">
            <text:p>-</text:p>
          </table:table-cell>
          <table:table-cell table:style-name="ce615" office:value-type="string" calcext:value-type="string">
            <text:p>16'</text:p>
          </table:table-cell>
          <table:table-cell table:style-name="ce608" office:value-type="string" calcext:value-type="string">
            <text:p>-</text:p>
          </table:table-cell>
          <table:table-cell table:style-name="ce628" office:value-type="string" calcext:value-type="string">
            <text:p>N 26:14.600</text:p>
          </table:table-cell>
          <table:table-cell table:style-name="ce628" office:value-type="string" calcext:value-type="string">
            <text:p>E 055:08.950</text:p>
          </table:table-cell>
          <table:table-cell table:style-name="ce615" office:value-type="string" calcext:value-type="string">
            <text:p>26˚14'36"</text:p>
          </table:table-cell>
          <table:table-cell table:style-name="ce615" office:value-type="string" calcext:value-type="string">
            <text:p>55˚08'57"</text:p>
          </table:table-cell>
          <table:table-cell table:style-name="ce550" table:number-columns-repeated="2"/>
          <table:table-cell table:style-name="ce345" table:number-columns-repeated="2"/>
          <table:table-cell table:number-columns-repeated="1008"/>
        </table:table-row>
        <table:table-row table:style-name="ro16">
          <table:table-cell table:style-name="ce550" table:number-columns-repeated="3"/>
          <table:table-cell/>
          <table:table-cell table:style-name="ce550"/>
          <table:table-cell table:style-name="ce609"/>
          <table:table-cell table:style-name="ce550" table:number-columns-repeated="2"/>
          <table:table-cell table:style-name="ce609" table:number-columns-repeated="2"/>
          <table:table-cell table:style-name="ce550"/>
          <table:table-cell table:style-name="ce609"/>
          <table:table-cell table:style-name="ce550" table:number-columns-repeated="2"/>
          <table:table-cell table:style-name="ce345" table:number-columns-repeated="2"/>
          <table:table-cell table:number-columns-repeated="1008"/>
        </table:table-row>
        <table:table-row table:style-name="ro16">
          <table:table-cell table:style-name="ce551" office:value-type="string" calcext:value-type="string">
            <text:p>Anapa</text:p>
          </table:table-cell>
          <table:table-cell table:style-name="ce568" office:value-type="string" calcext:value-type="string">
            <text:p>04-22</text:p>
          </table:table-cell>
          <table:table-cell table:style-name="ce568" office:value-type="string" calcext:value-type="string">
            <text:p>8202'</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41'</text:p>
          </table:table-cell>
          <table:table-cell table:style-name="ce568" office:value-type="string" calcext:value-type="string">
            <text:p>250.00/121.00</text:p>
          </table:table-cell>
          <table:table-cell table:style-name="ce629" office:value-type="string" calcext:value-type="string">
            <text:p>N 45:00.783</text:p>
          </table:table-cell>
          <table:table-cell table:style-name="ce629" office:value-type="string" calcext:value-type="string">
            <text:p>E 037:21.583</text:p>
          </table:table-cell>
          <table:table-cell table:style-name="ce633" office:value-type="string" calcext:value-type="string">
            <text:p>45˚00'47"</text:p>
          </table:table-cell>
          <table:table-cell table:style-name="ce633" office:value-type="string" calcext:value-type="string">
            <text:p>37˚21'35"</text:p>
          </table:table-cell>
          <table:table-cell table:style-name="ce550" table:number-columns-repeated="2"/>
          <table:table-cell table:style-name="ce345" table:number-columns-repeated="2"/>
          <table:table-cell table:number-columns-repeated="1008"/>
        </table:table-row>
        <table:table-row table:style-name="ro16">
          <table:table-cell table:style-name="ce551" office:value-type="string" calcext:value-type="string">
            <text:p>Batumi</text:p>
          </table:table-cell>
          <table:table-cell table:style-name="ce569" office:value-type="string" calcext:value-type="string">
            <text:p>13-31</text:p>
          </table:table-cell>
          <table:table-cell table:style-name="ce569" office:value-type="string" calcext:value-type="string">
            <text:p>8050'</text:p>
          </table:table-cell>
          <table:table-cell table:style-name="ce587" office:value-type="string" calcext:value-type="string">
            <text:p>16X</text:p>
          </table:table-cell>
          <table:table-cell table:style-name="ce595" office:value-type="string" calcext:value-type="string">
            <text:p>RWY 13/110.30/126˚</text:p>
          </table:table-cell>
          <table:table-cell table:style-name="ce611"/>
          <table:table-cell table:style-name="ce616" office:value-type="string" calcext:value-type="string">
            <text:p>33'</text:p>
          </table:table-cell>
          <table:table-cell table:style-name="ce569" office:value-type="string" calcext:value-type="string">
            <text:p>260.00/131.00</text:p>
          </table:table-cell>
          <table:table-cell table:style-name="ce629" office:value-type="string" calcext:value-type="string">
            <text:p>N 41:36.183</text:p>
          </table:table-cell>
          <table:table-cell table:style-name="ce629" office:value-type="string" calcext:value-type="string">
            <text:p>E 041:36.550</text:p>
          </table:table-cell>
          <table:table-cell table:style-name="ce634" office:value-type="string" calcext:value-type="string">
            <text:p>41˚36'11"</text:p>
          </table:table-cell>
          <table:table-cell table:style-name="ce634" office:value-type="string" calcext:value-type="string">
            <text:p>41˚36'33"</text:p>
          </table:table-cell>
          <table:table-cell table:style-name="ce550" table:number-columns-repeated="2"/>
          <table:table-cell table:style-name="ce345" table:number-columns-repeated="2"/>
          <table:table-cell table:number-columns-repeated="1008"/>
        </table:table-row>
        <table:table-row table:style-name="ro16">
          <table:table-cell table:style-name="ce551" office:value-type="string" calcext:value-type="string">
            <text:p>Beslan</text:p>
          </table:table-cell>
          <table:table-cell table:style-name="ce568" office:value-type="string" calcext:value-type="string">
            <text:p>10-28</text:p>
          </table:table-cell>
          <table:table-cell table:style-name="ce568" office:value-type="string" calcext:value-type="string">
            <text:p>9890'</text:p>
          </table:table-cell>
          <table:table-cell table:style-name="ce586" office:value-type="string" calcext:value-type="string">
            <text:p>-</text:p>
          </table:table-cell>
          <table:table-cell table:style-name="ce595" office:value-type="string" calcext:value-type="string">
            <text:p>RWY 10/110.50/087˚</text:p>
          </table:table-cell>
          <table:table-cell table:style-name="ce611"/>
          <table:table-cell table:style-name="ce616" office:value-type="string" calcext:value-type="string">
            <text:p>1722'</text:p>
          </table:table-cell>
          <table:table-cell table:style-name="ce568" office:value-type="string" calcext:value-type="string">
            <text:p>270.00/141.00</text:p>
          </table:table-cell>
          <table:table-cell table:style-name="ce629" office:value-type="string" calcext:value-type="string">
            <text:p>N 43:12.500</text:p>
          </table:table-cell>
          <table:table-cell table:style-name="ce629" office:value-type="string" calcext:value-type="string">
            <text:p>E 044:35.333</text:p>
          </table:table-cell>
          <table:table-cell table:style-name="ce633" office:value-type="string" calcext:value-type="string">
            <text:p>43˚12'30"</text:p>
          </table:table-cell>
          <table:table-cell table:style-name="ce633" office:value-type="string" calcext:value-type="string">
            <text:p>44˚35'20"</text:p>
          </table:table-cell>
          <table:table-cell table:style-name="ce550" table:number-columns-repeated="2"/>
          <table:table-cell table:style-name="ce345" table:number-columns-repeated="2"/>
          <table:table-cell table:number-columns-repeated="1008"/>
        </table:table-row>
        <table:table-row table:style-name="ro16">
          <table:table-cell table:style-name="ce552" office:value-type="string" calcext:value-type="string">
            <text:p>Gelendzhik</text:p>
          </table:table-cell>
          <table:table-cell table:style-name="ce569" office:value-type="string" calcext:value-type="string">
            <text:p>01-19</text:p>
          </table:table-cell>
          <table:table-cell table:style-name="ce569" office:value-type="string" calcext:value-type="string">
            <text:p>8050'</text:p>
          </table:table-cell>
          <table:table-cell table:style-name="ce587" office:value-type="string" calcext:value-type="string">
            <text:p>-</text:p>
          </table:table-cell>
          <table:table-cell table:style-name="ce595" office:value-type="string" calcext:value-type="string">
            <text:p>RWY 01/110.10/007˚</text:p>
          </table:table-cell>
          <table:table-cell table:style-name="ce611"/>
          <table:table-cell table:style-name="ce616" office:value-type="string" calcext:value-type="string">
            <text:p>72'</text:p>
          </table:table-cell>
          <table:table-cell table:style-name="ce569" office:value-type="string" calcext:value-type="string">
            <text:p>255.00/126.00</text:p>
          </table:table-cell>
          <table:table-cell table:style-name="ce629" office:value-type="string" calcext:value-type="string">
            <text:p>N 44:34.050</text:p>
          </table:table-cell>
          <table:table-cell table:style-name="ce629" office:value-type="string" calcext:value-type="string">
            <text:p>E 038:00.233</text:p>
          </table:table-cell>
          <table:table-cell table:style-name="ce634" office:value-type="string" calcext:value-type="string">
            <text:p>44˚34'03"</text:p>
          </table:table-cell>
          <table:table-cell table:style-name="ce634" office:value-type="string" calcext:value-type="string">
            <text:p>38˚00'14"</text:p>
          </table:table-cell>
          <table:table-cell table:style-name="ce550" table:number-columns-repeated="4"/>
          <table:table-cell table:number-columns-repeated="1008"/>
        </table:table-row>
        <table:table-row table:style-name="ro16">
          <table:table-cell table:style-name="ce552" office:value-type="string" calcext:value-type="string">
            <text:p>Gudauta</text:p>
          </table:table-cell>
          <table:table-cell table:style-name="ce568" office:value-type="string" calcext:value-type="string">
            <text:p>15-33</text:p>
          </table:table-cell>
          <table:table-cell table:style-name="ce568" office:value-type="string" calcext:value-type="string">
            <text:p>8200'</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69'</text:p>
          </table:table-cell>
          <table:table-cell table:style-name="ce568" office:value-type="string" calcext:value-type="string">
            <text:p>259.00/130.00</text:p>
          </table:table-cell>
          <table:table-cell table:style-name="ce629" office:value-type="string" calcext:value-type="string">
            <text:p>N 43:07.450</text:p>
          </table:table-cell>
          <table:table-cell table:style-name="ce629" office:value-type="string" calcext:value-type="string">
            <text:p>E 040:33.850</text:p>
          </table:table-cell>
          <table:table-cell table:style-name="ce633" office:value-type="string" calcext:value-type="string">
            <text:p>43˚07'27"</text:p>
          </table:table-cell>
          <table:table-cell table:style-name="ce633" office:value-type="string" calcext:value-type="string">
            <text:p>40˚33'51"</text:p>
          </table:table-cell>
          <table:table-cell table:style-name="ce550" table:number-columns-repeated="4"/>
          <table:table-cell table:number-columns-repeated="1008"/>
        </table:table-row>
        <table:table-row table:style-name="ro16">
          <table:table-cell table:style-name="ce552" office:value-type="string" calcext:value-type="string">
            <text:p>Kobuleti</text:p>
          </table:table-cell>
          <table:table-cell table:style-name="ce569" office:value-type="string" calcext:value-type="string">
            <text:p>07-25</text:p>
          </table:table-cell>
          <table:table-cell table:style-name="ce569" office:value-type="string" calcext:value-type="string">
            <text:p>7870'</text:p>
          </table:table-cell>
          <table:table-cell table:style-name="ce587" office:value-type="string" calcext:value-type="string">
            <text:p>67X</text:p>
          </table:table-cell>
          <table:table-cell table:style-name="ce595" office:value-type="string" calcext:value-type="string">
            <text:p>RWY 07/111.50/064˚</text:p>
          </table:table-cell>
          <table:table-cell table:style-name="ce611"/>
          <table:table-cell table:style-name="ce616" office:value-type="string" calcext:value-type="string">
            <text:p>59'</text:p>
          </table:table-cell>
          <table:table-cell table:style-name="ce569" office:value-type="string" calcext:value-type="string">
            <text:p>262.00/133.00</text:p>
          </table:table-cell>
          <table:table-cell table:style-name="ce629" office:value-type="string" calcext:value-type="string">
            <text:p>N 41:55.917</text:p>
          </table:table-cell>
          <table:table-cell table:style-name="ce629" office:value-type="string" calcext:value-type="string">
            <text:p>E 041:52.583</text:p>
          </table:table-cell>
          <table:table-cell table:style-name="ce634" office:value-type="string" calcext:value-type="string">
            <text:p>41˚55'55"</text:p>
          </table:table-cell>
          <table:table-cell table:style-name="ce634" office:value-type="string" calcext:value-type="string">
            <text:p>41˚52'35"</text:p>
          </table:table-cell>
          <table:table-cell table:style-name="ce550" table:number-columns-repeated="4"/>
          <table:table-cell table:number-columns-repeated="1008"/>
        </table:table-row>
        <table:table-row table:style-name="ro16">
          <table:table-cell table:style-name="ce552" office:value-type="string" calcext:value-type="string">
            <text:p>Krasnodar-Center</text:p>
          </table:table-cell>
          <table:table-cell table:style-name="ce568" office:value-type="string" calcext:value-type="string">
            <text:p>09-27</text:p>
          </table:table-cell>
          <table:table-cell table:style-name="ce568" office:value-type="string" calcext:value-type="string">
            <text:p>8200'</text:p>
          </table:table-cell>
          <table:table-cell table:style-name="ce586" office:value-type="string" calcext:value-type="string">
            <text:p>-</text:p>
          </table:table-cell>
          <table:table-cell table:style-name="ce588" office:value-type="string" calcext:value-type="string">
            <text:p>-</text:p>
          </table:table-cell>
          <table:table-cell table:style-name="ce612" office:value-type="string" calcext:value-type="string">
            <text:p>-</text:p>
          </table:table-cell>
          <table:table-cell table:style-name="ce616" office:value-type="string" calcext:value-type="string">
            <text:p>98'</text:p>
          </table:table-cell>
          <table:table-cell table:style-name="ce568" office:value-type="string" calcext:value-type="string">
            <text:p>251.00/122.00</text:p>
          </table:table-cell>
          <table:table-cell table:style-name="ce629" office:value-type="string" calcext:value-type="string">
            <text:p>N 45:05.233</text:p>
          </table:table-cell>
          <table:table-cell table:style-name="ce629" office:value-type="string" calcext:value-type="string">
            <text:p>E 038:55.500</text:p>
          </table:table-cell>
          <table:table-cell table:style-name="ce633" office:value-type="string" calcext:value-type="string">
            <text:p>45˚05'14"</text:p>
          </table:table-cell>
          <table:table-cell table:style-name="ce633" office:value-type="string" calcext:value-type="string">
            <text:p>38˚55'30"</text:p>
          </table:table-cell>
          <table:table-cell table:style-name="ce550" table:number-columns-repeated="4"/>
          <table:table-cell table:number-columns-repeated="1008"/>
        </table:table-row>
        <table:table-row table:style-name="ro16">
          <table:table-cell table:style-name="ce552" office:value-type="string" calcext:value-type="string">
            <text:p>Krasnodar-Pashkovsky</text:p>
          </table:table-cell>
          <table:table-cell table:style-name="ce570" office:value-type="string" calcext:value-type="string">
            <text:p>05R-23L 05L-23R</text:p>
          </table:table-cell>
          <table:table-cell table:style-name="ce570" office:value-type="string" calcext:value-type="string">
            <text:p>10170'</text:p>
          </table:table-cell>
          <table:table-cell table:style-name="ce587"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12'</text:p>
          </table:table-cell>
          <table:table-cell table:style-name="ce569" office:value-type="string" calcext:value-type="string">
            <text:p>257.00/128.00</text:p>
          </table:table-cell>
          <table:table-cell table:style-name="ce629" office:value-type="string" calcext:value-type="string">
            <text:p>N 45:02.750</text:p>
          </table:table-cell>
          <table:table-cell table:style-name="ce629" office:value-type="string" calcext:value-type="string">
            <text:p>E 039:12.183</text:p>
          </table:table-cell>
          <table:table-cell table:style-name="ce634" office:value-type="string" calcext:value-type="string">
            <text:p>45˚02'45"</text:p>
          </table:table-cell>
          <table:table-cell table:style-name="ce634" office:value-type="string" calcext:value-type="string">
            <text:p>39˚12'11"</text:p>
          </table:table-cell>
          <table:table-cell table:style-name="ce550" table:number-columns-repeated="4"/>
          <table:table-cell table:number-columns-repeated="1008"/>
        </table:table-row>
        <table:table-row table:style-name="ro16">
          <table:table-cell table:style-name="ce552" office:value-type="string" calcext:value-type="string">
            <text:p>Krymsk</text:p>
          </table:table-cell>
          <table:table-cell table:style-name="ce568" office:value-type="string" calcext:value-type="string">
            <text:p>04-22</text:p>
          </table:table-cell>
          <table:table-cell table:style-name="ce568" office:value-type="string" calcext:value-type="string">
            <text:p>8530'</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66'</text:p>
          </table:table-cell>
          <table:table-cell table:style-name="ce568" office:value-type="string" calcext:value-type="string">
            <text:p>253.00/124.00</text:p>
          </table:table-cell>
          <table:table-cell table:style-name="ce629" office:value-type="string" calcext:value-type="string">
            <text:p>N 44:57.667</text:p>
          </table:table-cell>
          <table:table-cell table:style-name="ce629" office:value-type="string" calcext:value-type="string">
            <text:p>E 037:59.150</text:p>
          </table:table-cell>
          <table:table-cell table:style-name="ce633" office:value-type="string" calcext:value-type="string">
            <text:p>44˚57'40"</text:p>
          </table:table-cell>
          <table:table-cell table:style-name="ce633" office:value-type="string" calcext:value-type="string">
            <text:p>37˚59'09"</text:p>
          </table:table-cell>
          <table:table-cell table:style-name="ce550" table:number-columns-repeated="4"/>
          <table:table-cell table:number-columns-repeated="1008"/>
        </table:table-row>
        <table:table-row table:style-name="ro16">
          <table:table-cell table:style-name="ce553" office:value-type="string" calcext:value-type="string">
            <text:p>Kutaisi</text:p>
          </table:table-cell>
          <table:table-cell table:style-name="ce569" office:value-type="string" calcext:value-type="string">
            <text:p>08-26</text:p>
          </table:table-cell>
          <table:table-cell table:style-name="ce569" office:value-type="string" calcext:value-type="string">
            <text:p>8202'</text:p>
          </table:table-cell>
          <table:table-cell table:style-name="ce587" office:value-type="string" calcext:value-type="string">
            <text:p>44X</text:p>
          </table:table-cell>
          <table:table-cell table:style-name="ce596" office:value-type="string" calcext:value-type="string">
            <text:p>RWY 08/109.75</text:p>
          </table:table-cell>
          <table:table-cell table:style-name="ce607" office:value-type="string" calcext:value-type="string">
            <text:p>068˚</text:p>
          </table:table-cell>
          <table:table-cell table:style-name="ce616" office:value-type="string" calcext:value-type="string">
            <text:p>148'</text:p>
          </table:table-cell>
          <table:table-cell table:style-name="ce569" office:value-type="string" calcext:value-type="string">
            <text:p>263.00/134.00</text:p>
          </table:table-cell>
          <table:table-cell table:style-name="ce629" office:value-type="string" calcext:value-type="string">
            <text:p>N 42:10.733</text:p>
          </table:table-cell>
          <table:table-cell table:style-name="ce629" office:value-type="string" calcext:value-type="string">
            <text:p>E 042:29.733</text:p>
          </table:table-cell>
          <table:table-cell table:style-name="ce617" office:value-type="string" calcext:value-type="string">
            <text:p>42˚10'44"</text:p>
          </table:table-cell>
          <table:table-cell table:style-name="ce617" office:value-type="string" calcext:value-type="string">
            <text:p>42˚29'44"</text:p>
          </table:table-cell>
          <table:table-cell table:style-name="ce550" table:number-columns-repeated="4"/>
          <table:table-cell table:number-columns-repeated="1008"/>
        </table:table-row>
        <table:table-row table:style-name="ro16">
          <table:table-cell table:style-name="ce554" office:value-type="string" calcext:value-type="string">
            <text:p>Maykop</text:p>
          </table:table-cell>
          <table:table-cell table:style-name="ce568" office:value-type="string" calcext:value-type="string">
            <text:p>04-22</text:p>
          </table:table-cell>
          <table:table-cell table:style-name="ce568" office:value-type="string" calcext:value-type="string">
            <text:p>10495'</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591'</text:p>
          </table:table-cell>
          <table:table-cell table:style-name="ce568" office:value-type="string" calcext:value-type="string">
            <text:p>254.00/125.00</text:p>
          </table:table-cell>
          <table:table-cell table:style-name="ce629" office:value-type="string" calcext:value-type="string">
            <text:p>N 44:40.283</text:p>
          </table:table-cell>
          <table:table-cell table:style-name="ce629" office:value-type="string" calcext:value-type="string">
            <text:p>E 040:01.283</text:p>
          </table:table-cell>
          <table:table-cell table:style-name="ce633" office:value-type="string" calcext:value-type="string">
            <text:p>44˚40'17"</text:p>
          </table:table-cell>
          <table:table-cell table:style-name="ce633" office:value-type="string" calcext:value-type="string">
            <text:p>40˚01'17"</text:p>
          </table:table-cell>
          <table:table-cell table:style-name="ce550" table:number-columns-repeated="4"/>
          <table:table-cell table:number-columns-repeated="1008"/>
        </table:table-row>
        <table:table-row table:style-name="ro16">
          <table:table-cell table:style-name="ce555" office:value-type="string" calcext:value-type="string">
            <text:p>Mineral'nye Vody</text:p>
          </table:table-cell>
          <table:table-cell table:style-name="ce569" office:value-type="string" calcext:value-type="string">
            <text:p>12-30</text:p>
          </table:table-cell>
          <table:table-cell table:style-name="ce569" office:value-type="string" calcext:value-type="string">
            <text:p>13350'</text:p>
          </table:table-cell>
          <table:table-cell table:style-name="ce587" office:value-type="string" calcext:value-type="string">
            <text:p>-</text:p>
          </table:table-cell>
          <table:table-cell table:style-name="ce595" office:value-type="string" calcext:value-type="string">
            <text:p>RWY 12/111.70/109˚ RWY 30/109.30/289˚</text:p>
          </table:table-cell>
          <table:table-cell table:style-name="ce611"/>
          <table:table-cell table:style-name="ce616" office:value-type="string" calcext:value-type="string">
            <text:p>1050'</text:p>
          </table:table-cell>
          <table:table-cell table:style-name="ce569" office:value-type="string" calcext:value-type="string">
            <text:p>264.00/135.00</text:p>
          </table:table-cell>
          <table:table-cell table:style-name="ce629" office:value-type="string" calcext:value-type="string">
            <text:p>N 41:13.117</text:p>
          </table:table-cell>
          <table:table-cell table:style-name="ce629" office:value-type="string" calcext:value-type="string">
            <text:p>E 043:06.033</text:p>
          </table:table-cell>
          <table:table-cell table:style-name="ce634" office:value-type="string" calcext:value-type="string">
            <text:p>41˚13'07"</text:p>
          </table:table-cell>
          <table:table-cell table:style-name="ce634" office:value-type="string" calcext:value-type="string">
            <text:p>43˚06'02"</text:p>
          </table:table-cell>
          <table:table-cell table:style-name="ce550" table:number-columns-repeated="4"/>
          <table:table-cell table:number-columns-repeated="1008"/>
        </table:table-row>
        <table:table-row table:style-name="ro16">
          <table:table-cell table:style-name="ce556" office:value-type="string" calcext:value-type="string">
            <text:p>Mozdok</text:p>
          </table:table-cell>
          <table:table-cell table:style-name="ce571" office:value-type="string" calcext:value-type="string">
            <text:p>08-26</text:p>
          </table:table-cell>
          <table:table-cell table:style-name="ce571" office:value-type="string" calcext:value-type="string">
            <text:p>10325'</text:p>
          </table:table-cell>
          <table:table-cell table:style-name="ce588"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595" office:value-type="string" calcext:value-type="string">
            <text:p>508'</text:p>
          </table:table-cell>
          <table:table-cell table:style-name="ce568" office:value-type="string" calcext:value-type="string">
            <text:p>266.00/137.00</text:p>
          </table:table-cell>
          <table:table-cell table:style-name="ce629" office:value-type="string" calcext:value-type="string">
            <text:p>N 43:47.467</text:p>
          </table:table-cell>
          <table:table-cell table:style-name="ce629" office:value-type="string" calcext:value-type="string">
            <text:p>E 044:37.217</text:p>
          </table:table-cell>
          <table:table-cell table:style-name="ce635" office:value-type="string" calcext:value-type="string">
            <text:p>43˚47'28"</text:p>
          </table:table-cell>
          <table:table-cell table:style-name="ce635" office:value-type="string" calcext:value-type="string">
            <text:p>44˚37'13"</text:p>
          </table:table-cell>
          <table:table-cell table:style-name="ce550" table:number-columns-repeated="4"/>
          <table:table-cell table:number-columns-repeated="1008"/>
        </table:table-row>
        <table:table-row table:style-name="ro16">
          <table:table-cell table:style-name="ce553" office:value-type="string" calcext:value-type="string">
            <text:p>Nalchik</text:p>
          </table:table-cell>
          <table:table-cell table:style-name="ce569" office:value-type="string" calcext:value-type="string">
            <text:p>06-24</text:p>
          </table:table-cell>
          <table:table-cell table:style-name="ce569" office:value-type="string" calcext:value-type="string">
            <text:p>7545'</text:p>
          </table:table-cell>
          <table:table-cell table:style-name="ce587" office:value-type="string" calcext:value-type="string">
            <text:p>-</text:p>
          </table:table-cell>
          <table:table-cell table:style-name="ce596" office:value-type="string" calcext:value-type="string">
            <text:p>RWY 24/110.50/229˚</text:p>
          </table:table-cell>
          <table:table-cell table:style-name="ce570"/>
          <table:table-cell table:style-name="ce616" office:value-type="string" calcext:value-type="string">
            <text:p>1410'</text:p>
          </table:table-cell>
          <table:table-cell table:style-name="ce569" office:value-type="string" calcext:value-type="string">
            <text:p>265.00/136.00</text:p>
          </table:table-cell>
          <table:table-cell table:style-name="ce629" office:value-type="string" calcext:value-type="string">
            <text:p>N 43:30.583</text:p>
          </table:table-cell>
          <table:table-cell table:style-name="ce629" office:value-type="string" calcext:value-type="string">
            <text:p>E 043:37.483</text:p>
          </table:table-cell>
          <table:table-cell table:style-name="ce634" office:value-type="string" calcext:value-type="string">
            <text:p>43˚30'35"</text:p>
          </table:table-cell>
          <table:table-cell table:style-name="ce634" office:value-type="string" calcext:value-type="string">
            <text:p>43˚37'29"</text:p>
          </table:table-cell>
          <table:table-cell table:style-name="ce550" table:number-columns-repeated="4"/>
          <table:table-cell table:number-columns-repeated="1008"/>
        </table:table-row>
        <table:table-row table:style-name="ro16">
          <table:table-cell table:style-name="ce552" office:value-type="string" calcext:value-type="string">
            <text:p>Novorossiysk</text:p>
          </table:table-cell>
          <table:table-cell table:style-name="ce568" office:value-type="string" calcext:value-type="string">
            <text:p>04-22</text:p>
          </table:table-cell>
          <table:table-cell table:style-name="ce568" office:value-type="string" calcext:value-type="string">
            <text:p>5905'</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31'</text:p>
          </table:table-cell>
          <table:table-cell table:style-name="ce568" office:value-type="string" calcext:value-type="string">
            <text:p>252.00/123.00</text:p>
          </table:table-cell>
          <table:table-cell table:style-name="ce629" office:value-type="string" calcext:value-type="string">
            <text:p>N 44:40.383</text:p>
          </table:table-cell>
          <table:table-cell table:style-name="ce629" office:value-type="string" calcext:value-type="string">
            <text:p>E 037:47.167</text:p>
          </table:table-cell>
          <table:table-cell table:style-name="ce633" office:value-type="string" calcext:value-type="string">
            <text:p>44˚40'23"</text:p>
          </table:table-cell>
          <table:table-cell table:style-name="ce633" office:value-type="string" calcext:value-type="string">
            <text:p>37˚47'10"</text:p>
          </table:table-cell>
          <table:table-cell table:style-name="ce550" table:number-columns-repeated="4"/>
          <table:table-cell table:number-columns-repeated="1008"/>
        </table:table-row>
        <table:table-row table:style-name="ro16">
          <table:table-cell table:style-name="ce552" office:value-type="string" calcext:value-type="string">
            <text:p>Senaki</text:p>
          </table:table-cell>
          <table:table-cell table:style-name="ce569" office:value-type="string" calcext:value-type="string">
            <text:p>09-27</text:p>
          </table:table-cell>
          <table:table-cell table:style-name="ce569" office:value-type="string" calcext:value-type="string">
            <text:p>7790'</text:p>
          </table:table-cell>
          <table:table-cell table:style-name="ce587" office:value-type="string" calcext:value-type="string">
            <text:p>31X</text:p>
          </table:table-cell>
          <table:table-cell table:style-name="ce596" office:value-type="string" calcext:value-type="string">
            <text:p>RWY 09/108.90</text:p>
          </table:table-cell>
          <table:table-cell table:style-name="ce607" office:value-type="string" calcext:value-type="string">
            <text:p>088˚</text:p>
          </table:table-cell>
          <table:table-cell table:style-name="ce617" office:value-type="string" calcext:value-type="string">
            <text:p>43'</text:p>
          </table:table-cell>
          <table:table-cell table:style-name="ce569" office:value-type="string" calcext:value-type="string">
            <text:p>261.00/132.00</text:p>
          </table:table-cell>
          <table:table-cell table:style-name="ce629" office:value-type="string" calcext:value-type="string">
            <text:p>N 42:14.317</text:p>
          </table:table-cell>
          <table:table-cell table:style-name="ce629" office:value-type="string" calcext:value-type="string">
            <text:p>E 042:03.650</text:p>
          </table:table-cell>
          <table:table-cell table:style-name="ce634" office:value-type="string" calcext:value-type="string">
            <text:p>42˚14'19"</text:p>
          </table:table-cell>
          <table:table-cell table:style-name="ce634" office:value-type="string" calcext:value-type="string">
            <text:p>42˚03'39"</text:p>
          </table:table-cell>
          <table:table-cell table:style-name="ce550" table:number-columns-repeated="4"/>
          <table:table-cell table:number-columns-repeated="1008"/>
        </table:table-row>
        <table:table-row table:style-name="ro16">
          <table:table-cell table:style-name="ce552" office:value-type="string" calcext:value-type="string">
            <text:p>Sochi-Adler</text:p>
          </table:table-cell>
          <table:table-cell table:style-name="ce568" office:value-type="string" calcext:value-type="string">
            <text:p>06-24</text:p>
          </table:table-cell>
          <table:table-cell table:style-name="ce568" office:value-type="string" calcext:value-type="string">
            <text:p>10170'</text:p>
          </table:table-cell>
          <table:table-cell table:style-name="ce586" office:value-type="string" calcext:value-type="string">
            <text:p>-</text:p>
          </table:table-cell>
          <table:table-cell table:style-name="ce595" office:value-type="string" calcext:value-type="string">
            <text:p>RWY 06/111.10</text:p>
          </table:table-cell>
          <table:table-cell table:style-name="ce611" office:value-type="string" calcext:value-type="string">
            <text:p>056˚</text:p>
          </table:table-cell>
          <table:table-cell table:style-name="ce616" office:value-type="string" calcext:value-type="string">
            <text:p>98'</text:p>
          </table:table-cell>
          <table:table-cell table:style-name="ce568" office:value-type="string" calcext:value-type="string">
            <text:p>256.00/127.00</text:p>
          </table:table-cell>
          <table:table-cell table:style-name="ce629" office:value-type="string" calcext:value-type="string">
            <text:p>N 43:26.350</text:p>
          </table:table-cell>
          <table:table-cell table:style-name="ce629" office:value-type="string" calcext:value-type="string">
            <text:p>E 039:55.450</text:p>
          </table:table-cell>
          <table:table-cell table:style-name="ce633" office:value-type="string" calcext:value-type="string">
            <text:p>43˚26'21"</text:p>
          </table:table-cell>
          <table:table-cell table:style-name="ce633" office:value-type="string" calcext:value-type="string">
            <text:p>39˚55'27"</text:p>
          </table:table-cell>
          <table:table-cell table:style-name="ce550" table:number-columns-repeated="4"/>
          <table:table-cell table:number-columns-repeated="1008"/>
        </table:table-row>
        <table:table-row table:style-name="ro16">
          <table:table-cell table:style-name="ce552" office:value-type="string" calcext:value-type="string">
            <text:p>Soganlug</text:p>
          </table:table-cell>
          <table:table-cell table:style-name="ce569" office:value-type="string" calcext:value-type="string">
            <text:p>14-32</text:p>
          </table:table-cell>
          <table:table-cell table:style-name="ce569" office:value-type="string" calcext:value-type="string">
            <text:p>8120'</text:p>
          </table:table-cell>
          <table:table-cell table:style-name="ce587"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1504'</text:p>
          </table:table-cell>
          <table:table-cell table:style-name="ce569" office:value-type="string" calcext:value-type="string">
            <text:p>268.00/139.00</text:p>
          </table:table-cell>
          <table:table-cell table:style-name="ce629" office:value-type="string" calcext:value-type="string">
            <text:p>N 41:38.467</text:p>
          </table:table-cell>
          <table:table-cell table:style-name="ce629" office:value-type="string" calcext:value-type="string">
            <text:p>E 044:56.817</text:p>
          </table:table-cell>
          <table:table-cell table:style-name="ce634" office:value-type="string" calcext:value-type="string">
            <text:p>41˚38'28"</text:p>
          </table:table-cell>
          <table:table-cell table:style-name="ce634" office:value-type="string" calcext:value-type="string">
            <text:p>44˚56'49"</text:p>
          </table:table-cell>
          <table:table-cell table:style-name="ce550" table:number-columns-repeated="4"/>
          <table:table-cell table:number-columns-repeated="1008"/>
        </table:table-row>
        <table:table-row table:style-name="ro16">
          <table:table-cell table:style-name="ce552" office:value-type="string" calcext:value-type="string">
            <text:p>Sukhumi-Babushara</text:p>
          </table:table-cell>
          <table:table-cell table:style-name="ce568" office:value-type="string" calcext:value-type="string">
            <text:p>12-30</text:p>
          </table:table-cell>
          <table:table-cell table:style-name="ce568" office:value-type="string" calcext:value-type="string">
            <text:p>11610'</text:p>
          </table:table-cell>
          <table:table-cell table:style-name="ce586" office:value-type="string" calcext:value-type="string">
            <text:p>-</text:p>
          </table:table-cell>
          <table:table-cell table:style-name="ce594" office:value-type="string" calcext:value-type="string">
            <text:p>-</text:p>
          </table:table-cell>
          <table:table-cell table:style-name="ce610" office:value-type="string" calcext:value-type="string">
            <text:p>-</text:p>
          </table:table-cell>
          <table:table-cell table:style-name="ce616" office:value-type="string" calcext:value-type="string">
            <text:p>40'</text:p>
          </table:table-cell>
          <table:table-cell table:style-name="ce568" office:value-type="string" calcext:value-type="string">
            <text:p>258.00/129.00</text:p>
          </table:table-cell>
          <table:table-cell table:style-name="ce629" office:value-type="string" calcext:value-type="string">
            <text:p>N 42:51.150</text:p>
          </table:table-cell>
          <table:table-cell table:style-name="ce629" office:value-type="string" calcext:value-type="string">
            <text:p>E 041:08.533</text:p>
          </table:table-cell>
          <table:table-cell table:style-name="ce633" office:value-type="string" calcext:value-type="string">
            <text:p>42˚51'09"</text:p>
          </table:table-cell>
          <table:table-cell table:style-name="ce633" office:value-type="string" calcext:value-type="string">
            <text:p>41˚08'32"</text:p>
          </table:table-cell>
          <table:table-cell table:style-name="ce550" table:number-columns-repeated="4"/>
          <table:table-cell table:number-columns-repeated="1008"/>
        </table:table-row>
        <table:table-row table:style-name="ro16">
          <table:table-cell table:style-name="ce557" office:value-type="string" calcext:value-type="string">
            <text:p>Tblisi</text:p>
          </table:table-cell>
          <table:table-cell table:style-name="ce569" office:value-type="string" calcext:value-type="string">
            <text:p>13-31</text:p>
          </table:table-cell>
          <table:table-cell table:style-name="ce569" office:value-type="string" calcext:value-type="string">
            <text:p>8120'</text:p>
          </table:table-cell>
          <table:table-cell table:style-name="ce587" office:value-type="string" calcext:value-type="string">
            <text:p>25X</text:p>
          </table:table-cell>
          <table:table-cell table:style-name="ce595" office:value-type="string" calcext:value-type="string">
            <text:p>RWY 13/110.30/126˚ RWY 31/108.90/306˚</text:p>
          </table:table-cell>
          <table:table-cell table:style-name="ce611"/>
          <table:table-cell table:style-name="ce616" office:value-type="string" calcext:value-type="string">
            <text:p>1464'</text:p>
          </table:table-cell>
          <table:table-cell table:style-name="ce569" office:value-type="string" calcext:value-type="string">
            <text:p>267.00/138.00</text:p>
          </table:table-cell>
          <table:table-cell table:style-name="ce629" office:value-type="string" calcext:value-type="string">
            <text:p>N 41:40.467</text:p>
          </table:table-cell>
          <table:table-cell table:style-name="ce629" office:value-type="string" calcext:value-type="string">
            <text:p>E 044:56.800</text:p>
          </table:table-cell>
          <table:table-cell table:style-name="ce634" office:value-type="string" calcext:value-type="string">
            <text:p>41˚40'28"</text:p>
          </table:table-cell>
          <table:table-cell table:style-name="ce634" office:value-type="string" calcext:value-type="string">
            <text:p>44˚56'48"</text:p>
          </table:table-cell>
          <table:table-cell table:style-name="ce550" table:number-columns-repeated="4"/>
          <table:table-cell table:number-columns-repeated="1008"/>
        </table:table-row>
        <table:table-row table:style-name="ro16">
          <table:table-cell table:style-name="ce558" office:value-type="string" calcext:value-type="string">
            <text:p>Vaziani</text:p>
          </table:table-cell>
          <table:table-cell table:style-name="ce571" office:value-type="string" calcext:value-type="string">
            <text:p>13-31</text:p>
          </table:table-cell>
          <table:table-cell table:style-name="ce571" office:value-type="string" calcext:value-type="string">
            <text:p>8150'</text:p>
          </table:table-cell>
          <table:table-cell table:style-name="ce588" office:value-type="string" calcext:value-type="string">
            <text:p>22X</text:p>
          </table:table-cell>
          <table:table-cell table:style-name="ce597" office:value-type="string" calcext:value-type="string">
            <text:p>RWY 13/108.75/129˚ RWY 31/108.75/309˚</text:p>
          </table:table-cell>
          <table:table-cell table:style-name="ce571"/>
          <table:table-cell table:style-name="ce597" office:value-type="string" calcext:value-type="string">
            <text:p>1478'</text:p>
          </table:table-cell>
          <table:table-cell table:style-name="ce571" office:value-type="string" calcext:value-type="string">
            <text:p>269.00/140.00</text:p>
          </table:table-cell>
          <table:table-cell table:style-name="ce630" office:value-type="string" calcext:value-type="string">
            <text:p>N 41:38.250</text:p>
          </table:table-cell>
          <table:table-cell table:style-name="ce630" office:value-type="string" calcext:value-type="string">
            <text:p>E 045:01.133</text:p>
          </table:table-cell>
          <table:table-cell table:style-name="ce636" office:value-type="string" calcext:value-type="string">
            <text:p>41˚38'15"</text:p>
          </table:table-cell>
          <table:table-cell table:style-name="ce636" office:value-type="string" calcext:value-type="string">
            <text:p>45˚01'08"</text:p>
          </table:table-cell>
          <table:table-cell table:style-name="ce550" table:number-columns-repeated="4"/>
          <table:table-cell table:number-columns-repeated="1008"/>
        </table:table-row>
        <table:table-row table:style-name="ro16">
          <table:table-cell table:style-name="ce550" table:number-columns-repeated="3"/>
          <table:table-cell/>
          <table:table-cell table:style-name="ce550"/>
          <table:table-cell table:style-name="ce609"/>
          <table:table-cell table:style-name="ce550" table:number-columns-repeated="2"/>
          <table:table-cell table:style-name="ce609" table:number-columns-repeated="2"/>
          <table:table-cell table:style-name="ce550"/>
          <table:table-cell table:style-name="ce609"/>
          <table:table-cell table:style-name="ce550" table:number-columns-repeated="4"/>
          <table:table-cell table:number-columns-repeated="1008"/>
        </table:table-row>
        <table:table-row table:style-name="ro16">
          <table:table-cell table:style-name="ce559" office:value-type="string" calcext:value-type="string">
            <text:p>Abu al-Duhur AB</text:p>
          </table:table-cell>
          <table:table-cell table:style-name="ce572" office:value-type="date" office:date-value="2020-09-27" calcext:value-type="date">
            <text:p>09-27</text:p>
          </table:table-cell>
          <table:table-cell table:style-name="ce581" office:value-type="string" calcext:value-type="string">
            <text:p>9496'</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18" office:value-type="string" calcext:value-type="string">
            <text:p>820'</text:p>
          </table:table-cell>
          <table:table-cell table:style-name="ce598" office:value-type="string" calcext:value-type="string">
            <text:p>250.35 / 122.20</text:p>
          </table:table-cell>
          <table:table-cell table:style-name="ce581" office:value-type="string" calcext:value-type="string">
            <text:p>N 35:43.887</text:p>
          </table:table-cell>
          <table:table-cell table:style-name="ce581" office:value-type="string" calcext:value-type="string">
            <text:p>E037:07.128</text:p>
          </table:table-cell>
          <table:table-cell table:style-name="ce601" office:value-type="string" calcext:value-type="string">
            <text:p>35˚43'53"</text:p>
          </table:table-cell>
          <table:table-cell table:style-name="ce639" office:value-type="string" calcext:value-type="string">
            <text:p>37˚07'07"</text:p>
          </table:table-cell>
          <table:table-cell table:style-name="ce550" table:number-columns-repeated="4"/>
          <table:table-cell table:number-columns-repeated="1008"/>
        </table:table-row>
        <table:table-row table:style-name="ro16">
          <table:table-cell table:style-name="ce560" office:value-type="string" calcext:value-type="string">
            <text:p>Adana Sakirpasa Airport</text:p>
          </table:table-cell>
          <table:table-cell table:style-name="ce573" office:value-type="date" office:date-value="2020-05-23" calcext:value-type="date">
            <text:p>05-23</text:p>
          </table:table-cell>
          <table:table-cell table:style-name="ce581" office:value-type="string" calcext:value-type="string">
            <text:p>9071'</text:p>
          </table:table-cell>
          <table:table-cell table:style-name="ce590" office:value-type="string" calcext:value-type="string">
            <text:p>-</text:p>
          </table:table-cell>
          <table:table-cell table:style-name="ce599" office:value-type="string" calcext:value-type="string">
            <text:p>RWY 05/108.70</text:p>
          </table:table-cell>
          <table:table-cell table:style-name="ce581" office:value-type="string" calcext:value-type="string">
            <text:p>056˚</text:p>
          </table:table-cell>
          <table:table-cell table:style-name="ce619" office:value-type="string" calcext:value-type="string">
            <text:p>55'</text:p>
          </table:table-cell>
          <table:table-cell table:style-name="ce623" office:value-type="string" calcext:value-type="string">
            <text:p>250.90 / 121.10</text:p>
          </table:table-cell>
          <table:table-cell table:style-name="ce613" table:number-columns-repeated="2"/>
          <table:table-cell table:style-name="ce637" office:value-type="string" calcext:value-type="string">
            <text:p>36˚59'17"</text:p>
          </table:table-cell>
          <table:table-cell table:style-name="ce599" office:value-type="string" calcext:value-type="string">
            <text:p>35˚17'28"</text:p>
          </table:table-cell>
          <table:table-cell table:style-name="ce550" table:number-columns-repeated="4"/>
          <table:table-cell table:number-columns-repeated="1008"/>
        </table:table-row>
        <table:table-row table:style-name="ro16">
          <table:table-cell table:style-name="ce559" office:value-type="string" calcext:value-type="string">
            <text:p>Al Qusayr</text:p>
          </table:table-cell>
          <table:table-cell table:style-name="ce574" office:value-type="date" office:date-value="2020-10-28" calcext:value-type="date">
            <text:p>10-28</text:p>
          </table:table-cell>
          <table:table-cell table:style-name="ce581" office:value-type="string" calcext:value-type="string">
            <text:p>9600'</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729'</text:p>
          </table:table-cell>
          <table:table-cell table:style-name="ce598" office:value-type="string" calcext:value-type="string">
            <text:p>251.25 / 119.20</text:p>
          </table:table-cell>
          <table:table-cell table:style-name="ce613" table:number-columns-repeated="2"/>
          <table:table-cell table:style-name="ce601" office:value-type="string" calcext:value-type="string">
            <text:p>34˚34'00"</text:p>
          </table:table-cell>
          <table:table-cell table:style-name="ce601" office:value-type="string" calcext:value-type="string">
            <text:p>36˚35'07"</text:p>
          </table:table-cell>
          <table:table-cell table:style-name="ce550" table:number-columns-repeated="4"/>
          <table:table-cell table:number-columns-repeated="1008"/>
        </table:table-row>
        <table:table-row table:style-name="ro16">
          <table:table-cell table:style-name="ce560" office:value-type="string" calcext:value-type="string">
            <text:p>Al-Dumayr Military Airport</text:p>
          </table:table-cell>
          <table:table-cell table:style-name="ce573" office:value-type="date" office:date-value="2020-06-24" calcext:value-type="date">
            <text:p>06-24</text:p>
          </table:table-cell>
          <table:table-cell table:style-name="ce581" office:value-type="string" calcext:value-type="string">
            <text:p>9843'</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066'</text:p>
          </table:table-cell>
          <table:table-cell table:style-name="ce600" office:value-type="string" calcext:value-type="string">
            <text:p>251.55 / 120.30</text:p>
          </table:table-cell>
          <table:table-cell table:style-name="ce613" table:number-columns-repeated="2"/>
          <table:table-cell table:style-name="ce599" office:value-type="string" calcext:value-type="string">
            <text:p>33˚36'16"</text:p>
          </table:table-cell>
          <table:table-cell table:style-name="ce599" office:value-type="string" calcext:value-type="string">
            <text:p>36˚44'08"</text:p>
          </table:table-cell>
          <table:table-cell table:style-name="ce550" table:number-columns-repeated="4"/>
          <table:table-cell table:number-columns-repeated="1008"/>
        </table:table-row>
        <table:table-row table:style-name="ro16">
          <table:table-cell table:style-name="ce559" office:value-type="string" calcext:value-type="string">
            <text:p>Aleppo Int Airport</text:p>
          </table:table-cell>
          <table:table-cell table:style-name="ce572" office:value-type="date" office:date-value="2020-09-27" calcext:value-type="date">
            <text:p>09-27</text:p>
          </table:table-cell>
          <table:table-cell table:style-name="ce581" office:value-type="string" calcext:value-type="string">
            <text:p>9496'</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253'</text:p>
          </table:table-cell>
          <table:table-cell table:style-name="ce598" office:value-type="string" calcext:value-type="string">
            <text:p>250.75 / 119.10</text:p>
          </table:table-cell>
          <table:table-cell table:style-name="ce321" office:value-type="string" calcext:value-type="string">
            <text:p>N 36°10.932</text:p>
          </table:table-cell>
          <table:table-cell table:style-name="ce581" office:value-type="string" calcext:value-type="string">
            <text:p>E037°12.622</text:p>
          </table:table-cell>
          <table:table-cell table:style-name="ce601" office:value-type="string" calcext:value-type="string">
            <text:p>36˚10'55"</text:p>
          </table:table-cell>
          <table:table-cell table:style-name="ce601" office:value-type="string" calcext:value-type="string">
            <text:p>37˚12'37"</text:p>
          </table:table-cell>
          <table:table-cell table:style-name="ce550" table:number-columns-repeated="4"/>
          <table:table-cell table:number-columns-repeated="1008"/>
        </table:table-row>
        <table:table-row table:style-name="ro16">
          <table:table-cell table:style-name="ce560" office:value-type="string" calcext:value-type="string">
            <text:p>An Nasiriyah AB</text:p>
          </table:table-cell>
          <table:table-cell table:style-name="ce573" office:value-type="date" office:date-value="2020-04-22" calcext:value-type="date">
            <text:p>04-22</text:p>
          </table:table-cell>
          <table:table-cell table:style-name="ce581" office:value-type="string" calcext:value-type="string">
            <text:p>8318'</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746'</text:p>
          </table:table-cell>
          <table:table-cell table:style-name="ce600" office:value-type="string" calcext:value-type="string">
            <text:p>251.35 / 122.30</text:p>
          </table:table-cell>
          <table:table-cell table:style-name="ce613" table:number-columns-repeated="2"/>
          <table:table-cell table:style-name="ce599" office:value-type="string" calcext:value-type="string">
            <text:p>33˚55'35"</text:p>
          </table:table-cell>
          <table:table-cell table:style-name="ce599" office:value-type="string" calcext:value-type="string">
            <text:p>36˚52'31"</text:p>
          </table:table-cell>
          <table:table-cell table:style-name="ce550" table:number-columns-repeated="4"/>
          <table:table-cell table:number-columns-repeated="1008"/>
        </table:table-row>
        <table:table-row table:style-name="ro16">
          <table:table-cell table:style-name="ce559" office:value-type="string" calcext:value-type="string">
            <text:p>Bassel Al-Assad Int Airport</text:p>
          </table:table-cell>
          <table:table-cell table:style-name="ce575" office:value-type="string" calcext:value-type="string">
            <text:p>17-35</text:p>
          </table:table-cell>
          <table:table-cell table:style-name="ce581" office:value-type="string" calcext:value-type="string">
            <text:p>9168'</text:p>
          </table:table-cell>
          <table:table-cell table:style-name="ce589" office:value-type="string" calcext:value-type="string">
            <text:p>-</text:p>
          </table:table-cell>
          <table:table-cell table:style-name="ce601" office:value-type="string" calcext:value-type="string">
            <text:p>RWY 17/109.10 </text:p>
          </table:table-cell>
          <table:table-cell table:style-name="ce614" office:value-type="string" calcext:value-type="string">
            <text:p>179˚</text:p>
          </table:table-cell>
          <table:table-cell table:style-name="ce620" office:value-type="string" calcext:value-type="string">
            <text:p>93'</text:p>
          </table:table-cell>
          <table:table-cell table:style-name="ce598" office:value-type="string" calcext:value-type="string">
            <text:p>250.45 / 118.10</text:p>
          </table:table-cell>
          <table:table-cell table:style-name="ce581" office:value-type="string" calcext:value-type="string">
            <text:p>N 35°24.637</text:p>
          </table:table-cell>
          <table:table-cell table:style-name="ce581" office:value-type="string" calcext:value-type="string">
            <text:p>E035°56.881</text:p>
          </table:table-cell>
          <table:table-cell table:style-name="ce601" office:value-type="string" calcext:value-type="string">
            <text:p>35˚24'38"</text:p>
          </table:table-cell>
          <table:table-cell table:style-name="ce601" office:value-type="string" calcext:value-type="string">
            <text:p>35˚56'52"</text:p>
          </table:table-cell>
          <table:table-cell table:style-name="ce550" table:number-columns-repeated="4"/>
          <table:table-cell table:number-columns-repeated="1008"/>
        </table:table-row>
        <table:table-row table:style-name="ro16">
          <table:table-cell table:style-name="ce560" office:value-type="string" calcext:value-type="string">
            <text:p>Beirut-Rafic Hariri Int</text:p>
          </table:table-cell>
          <table:table-cell table:style-name="ce576" office:value-type="string" calcext:value-type="string">
            <text:p>17-35, 03-21, 16-34</text:p>
          </table:table-cell>
          <table:table-cell table:style-name="ce581" office:value-type="string" calcext:value-type="string">
            <text:p>10566'</text:p>
          </table:table-cell>
          <table:table-cell table:style-name="ce590" office:value-type="string" calcext:value-type="string">
            <text:p>-</text:p>
          </table:table-cell>
          <table:table-cell table:style-name="ce602" office:value-type="string" calcext:value-type="string">
            <text:p>RWY 17/109.50/179˚ RWY 16/110.10/169˚ <text:s text:c="3"/>RWY 03/110.70/035˚ </text:p>
          </table:table-cell>
          <table:table-cell table:style-name="ce613"/>
          <table:table-cell table:style-name="ce619" office:value-type="string" calcext:value-type="string">
            <text:p>39'</text:p>
          </table:table-cell>
          <table:table-cell table:style-name="ce600" office:value-type="string" calcext:value-type="string">
            <text:p>251.40 / 118.90</text:p>
          </table:table-cell>
          <table:table-cell table:style-name="ce613" table:number-columns-repeated="2"/>
          <table:table-cell table:style-name="ce599" office:value-type="string" calcext:value-type="string">
            <text:p>33˚50'14"</text:p>
          </table:table-cell>
          <table:table-cell table:style-name="ce599" office:value-type="string" calcext:value-type="string">
            <text:p>35˚29'14"</text:p>
          </table:table-cell>
          <table:table-cell table:style-name="ce550" table:number-columns-repeated="4"/>
          <table:table-cell table:number-columns-repeated="1008"/>
        </table:table-row>
        <table:table-row table:style-name="ro16">
          <table:table-cell table:style-name="ce559" office:value-type="string" calcext:value-type="string">
            <text:p>Damascus Int Airport</text:p>
          </table:table-cell>
          <table:table-cell table:style-name="ce577" office:value-type="string" calcext:value-type="string">
            <text:p>05L-23R, 05R-23L</text:p>
          </table:table-cell>
          <table:table-cell table:style-name="ce581" office:value-type="string" calcext:value-type="string">
            <text:p>11903'</text:p>
          </table:table-cell>
          <table:table-cell table:style-name="ce589" office:value-type="string" calcext:value-type="string">
            <text:p>-</text:p>
          </table:table-cell>
          <table:table-cell table:style-name="ce601" office:value-type="string" calcext:value-type="string">
            <text:p>RWY 23R/109.90/230˚ RWY 05R/111.10/050˚</text:p>
          </table:table-cell>
          <table:table-cell table:style-name="ce613"/>
          <table:table-cell table:style-name="ce620" office:value-type="string" calcext:value-type="string">
            <text:p>2007'</text:p>
          </table:table-cell>
          <table:table-cell table:style-name="ce598" office:value-type="string" calcext:value-type="string">
            <text:p>251.45 / 118.50</text:p>
          </table:table-cell>
          <table:table-cell table:style-name="ce613" table:number-columns-repeated="2"/>
          <table:table-cell table:style-name="ce601" office:value-type="string" calcext:value-type="string">
            <text:p>33˚24'55"</text:p>
          </table:table-cell>
          <table:table-cell table:style-name="ce601" office:value-type="string" calcext:value-type="string">
            <text:p>36˚30'15"</text:p>
          </table:table-cell>
          <table:table-cell table:style-name="ce550" table:number-columns-repeated="4"/>
          <table:table-cell table:number-columns-repeated="1008"/>
        </table:table-row>
        <table:table-row table:style-name="ro16">
          <table:table-cell table:style-name="ce560" office:value-type="string" calcext:value-type="string">
            <text:p>Eyn Shemer</text:p>
          </table:table-cell>
          <table:table-cell table:style-name="ce573" office:value-type="date" office:date-value="2020-09-27" calcext:value-type="date">
            <text:p>09-27</text:p>
          </table:table-cell>
          <table:table-cell table:style-name="ce581" office:value-type="string" calcext:value-type="string">
            <text:p>3826'</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93'</text:p>
          </table:table-cell>
          <table:table-cell table:style-name="ce600" office:value-type="string" calcext:value-type="string">
            <text:p>250.00 / 123.40</text:p>
          </table:table-cell>
          <table:table-cell table:style-name="ce613" table:number-columns-repeated="2"/>
          <table:table-cell table:style-name="ce599" office:value-type="string" calcext:value-type="string">
            <text:p>32˚26'30"</text:p>
          </table:table-cell>
          <table:table-cell table:style-name="ce599" office:value-type="string" calcext:value-type="string">
            <text:p>35˚00'06"</text:p>
          </table:table-cell>
          <table:table-cell table:style-name="ce550" table:number-columns-repeated="4"/>
          <table:table-cell table:number-columns-repeated="1008"/>
        </table:table-row>
        <table:table-row table:style-name="ro16">
          <table:table-cell table:style-name="ce559" office:value-type="string" calcext:value-type="string">
            <text:p>Haifa Airport</text:p>
          </table:table-cell>
          <table:table-cell table:style-name="ce575" office:value-type="string" calcext:value-type="string">
            <text:p>16-34</text:p>
          </table:table-cell>
          <table:table-cell table:style-name="ce581" office:value-type="string" calcext:value-type="string">
            <text:p>3639'</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9'</text:p>
          </table:table-cell>
          <table:table-cell table:style-name="ce598" office:value-type="string" calcext:value-type="string">
            <text:p>250.05 / 127.80</text:p>
          </table:table-cell>
          <table:table-cell table:style-name="ce321" office:value-type="string" calcext:value-type="string">
            <text:p>N 32°48.902</text:p>
          </table:table-cell>
          <table:table-cell table:style-name="ce321" office:value-type="string" calcext:value-type="string">
            <text:p>E035°02.523</text:p>
          </table:table-cell>
          <table:table-cell table:style-name="ce601" office:value-type="string" calcext:value-type="string">
            <text:p>32˚48'54"</text:p>
          </table:table-cell>
          <table:table-cell table:style-name="ce601" office:value-type="string" calcext:value-type="string">
            <text:p>35˚02'31"</text:p>
          </table:table-cell>
          <table:table-cell table:style-name="ce550" table:number-columns-repeated="4"/>
          <table:table-cell table:number-columns-repeated="1008"/>
        </table:table-row>
        <table:table-row table:style-name="ro16">
          <table:table-cell table:style-name="ce560" office:value-type="string" calcext:value-type="string">
            <text:p>Hama Military Airport</text:p>
          </table:table-cell>
          <table:table-cell table:style-name="ce573" office:value-type="date" office:date-value="2020-09-27" calcext:value-type="date">
            <text:p>09-27</text:p>
          </table:table-cell>
          <table:table-cell table:style-name="ce581" office:value-type="string" calcext:value-type="string">
            <text:p>8719'</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983'</text:p>
          </table:table-cell>
          <table:table-cell table:style-name="ce600" office:value-type="string" calcext:value-type="string">
            <text:p>250.10 / 118.05</text:p>
          </table:table-cell>
          <table:table-cell table:style-name="ce613" table:number-columns-repeated="2"/>
          <table:table-cell table:style-name="ce599" office:value-type="string" calcext:value-type="string">
            <text:p>35˚06'57"</text:p>
          </table:table-cell>
          <table:table-cell table:style-name="ce599" office:value-type="string" calcext:value-type="string">
            <text:p>36˚43'31"</text:p>
          </table:table-cell>
          <table:table-cell table:style-name="ce550" table:number-columns-repeated="4"/>
          <table:table-cell table:number-columns-repeated="1008"/>
        </table:table-row>
        <table:table-row table:style-name="ro16">
          <table:table-cell table:style-name="ce559" office:value-type="string" calcext:value-type="string">
            <text:p>Hatay Airport</text:p>
          </table:table-cell>
          <table:table-cell table:style-name="ce572" office:value-type="date" office:date-value="2020-04-22" calcext:value-type="date">
            <text:p>04-22</text:p>
          </table:table-cell>
          <table:table-cell table:style-name="ce581" office:value-type="string" calcext:value-type="string">
            <text:p>9867'</text:p>
          </table:table-cell>
          <table:table-cell table:style-name="ce589" office:value-type="string" calcext:value-type="string">
            <text:p>-</text:p>
          </table:table-cell>
          <table:table-cell table:style-name="ce601" office:value-type="string" calcext:value-type="string">
            <text:p>RWY 04/108.90/044˚ RWY 22/108.15/224˚</text:p>
          </table:table-cell>
          <table:table-cell table:style-name="ce613"/>
          <table:table-cell table:style-name="ce620" office:value-type="string" calcext:value-type="string">
            <text:p>253'</text:p>
          </table:table-cell>
          <table:table-cell table:style-name="ce598" office:value-type="string" calcext:value-type="string">
            <text:p>250.15 / 128.50</text:p>
          </table:table-cell>
          <table:table-cell table:style-name="ce613" table:number-columns-repeated="2"/>
          <table:table-cell table:style-name="ce601" office:value-type="string" calcext:value-type="string">
            <text:p>36˚22'16"</text:p>
          </table:table-cell>
          <table:table-cell table:style-name="ce601" office:value-type="string" calcext:value-type="string">
            <text:p>36˚17'53"</text:p>
          </table:table-cell>
          <table:table-cell table:style-name="ce550" table:number-columns-repeated="4"/>
          <table:table-cell table:number-columns-repeated="1008"/>
        </table:table-row>
        <table:table-row table:style-name="ro16">
          <table:table-cell table:style-name="ce560" office:value-type="string" calcext:value-type="string">
            <text:p>Incirlik AB</text:p>
          </table:table-cell>
          <table:table-cell table:style-name="ce573" office:value-type="date" office:date-value="2020-05-23" calcext:value-type="date">
            <text:p>05-23</text:p>
          </table:table-cell>
          <table:table-cell table:style-name="ce581" office:value-type="string" calcext:value-type="string">
            <text:p>9928'</text:p>
          </table:table-cell>
          <table:table-cell table:style-name="ce590" office:value-type="string" calcext:value-type="string">
            <text:p>21X</text:p>
          </table:table-cell>
          <table:table-cell table:style-name="ce599" office:value-type="string" calcext:value-type="string">
            <text:p>RWY 05/109.30 RWY 23/111.70</text:p>
          </table:table-cell>
          <table:table-cell table:style-name="ce581" office:value-type="string" calcext:value-type="string">
            <text:p>05/055˚ 23/235˚</text:p>
          </table:table-cell>
          <table:table-cell table:style-name="ce619" office:value-type="string" calcext:value-type="string">
            <text:p>156'</text:p>
          </table:table-cell>
          <table:table-cell table:style-name="ce600" office:value-type="string" calcext:value-type="string">
            <text:p>360.10 / 129.40</text:p>
          </table:table-cell>
          <table:table-cell table:style-name="ce321" office:value-type="string" calcext:value-type="string">
            <text:p>N 36°59.655'</text:p>
          </table:table-cell>
          <table:table-cell table:style-name="ce631" office:value-type="string" calcext:value-type="string">
            <text:p>E035°24.762'</text:p>
          </table:table-cell>
          <table:table-cell table:style-name="ce599" office:value-type="string" calcext:value-type="string">
            <text:p>36˚59'39"</text:p>
          </table:table-cell>
          <table:table-cell table:style-name="ce599" office:value-type="string" calcext:value-type="string">
            <text:p>35˚24'45"</text:p>
          </table:table-cell>
          <table:table-cell table:style-name="ce550" table:number-columns-repeated="4"/>
          <table:table-cell table:number-columns-repeated="1008"/>
        </table:table-row>
        <table:table-row table:style-name="ro16">
          <table:table-cell table:style-name="ce559" office:value-type="string" calcext:value-type="string">
            <text:p>Jirah AB</text:p>
          </table:table-cell>
          <table:table-cell table:style-name="ce574" office:value-type="date" office:date-value="2020-10-28" calcext:value-type="date">
            <text:p>10-28</text:p>
          </table:table-cell>
          <table:table-cell table:style-name="ce581" office:value-type="string" calcext:value-type="string">
            <text:p>9770'</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170'</text:p>
          </table:table-cell>
          <table:table-cell table:style-name="ce598" office:value-type="string" calcext:value-type="string">
            <text:p>250.20 / 118.10</text:p>
          </table:table-cell>
          <table:table-cell table:style-name="ce613" table:number-columns-repeated="2"/>
          <table:table-cell table:style-name="ce601" office:value-type="string" calcext:value-type="string">
            <text:p>36˚05'40"</text:p>
          </table:table-cell>
          <table:table-cell table:style-name="ce601" office:value-type="string" calcext:value-type="string">
            <text:p>37˚57'03"</text:p>
          </table:table-cell>
          <table:table-cell table:style-name="ce550" table:number-columns-repeated="4"/>
          <table:table-cell table:number-columns-repeated="1008"/>
        </table:table-row>
        <table:table-row table:style-name="ro16">
          <table:table-cell table:style-name="ce560" office:value-type="string" calcext:value-type="string">
            <text:p>Khalkhalah AB</text:p>
          </table:table-cell>
          <table:table-cell table:style-name="ce576" office:value-type="string" calcext:value-type="string">
            <text:p>07-25, 15-33</text:p>
          </table:table-cell>
          <table:table-cell table:style-name="ce582" office:value-type="string" calcext:value-type="string">
            <text:p>9855'</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337'</text:p>
          </table:table-cell>
          <table:table-cell table:style-name="ce600" office:value-type="string" calcext:value-type="string">
            <text:p>250.25 / 122.50</text:p>
          </table:table-cell>
          <table:table-cell table:style-name="ce613" table:number-columns-repeated="2"/>
          <table:table-cell table:style-name="ce599" office:value-type="string" calcext:value-type="string">
            <text:p>33˚03'48"</text:p>
          </table:table-cell>
          <table:table-cell table:style-name="ce599" office:value-type="string" calcext:value-type="string">
            <text:p>36˚33'35"</text:p>
          </table:table-cell>
          <table:table-cell table:style-name="ce550" table:number-columns-repeated="4"/>
          <table:table-cell table:number-columns-repeated="1008"/>
        </table:table-row>
        <table:table-row table:style-name="ro16">
          <table:table-cell table:style-name="ce559" office:value-type="string" calcext:value-type="string">
            <text:p>King Hussein Air College</text:p>
          </table:table-cell>
          <table:table-cell table:style-name="ce575" office:value-type="string" calcext:value-type="string">
            <text:p>13-31</text:p>
          </table:table-cell>
          <table:table-cell table:style-name="ce581" office:value-type="string" calcext:value-type="string">
            <text:p>9819'</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204'</text:p>
          </table:table-cell>
          <table:table-cell table:style-name="ce598" office:value-type="string" calcext:value-type="string">
            <text:p>250.30 / 118.30</text:p>
          </table:table-cell>
          <table:table-cell table:style-name="ce613" table:number-columns-repeated="2"/>
          <table:table-cell table:style-name="ce601" office:value-type="string" calcext:value-type="string">
            <text:p>32˚20'55"</text:p>
          </table:table-cell>
          <table:table-cell table:style-name="ce601" office:value-type="string" calcext:value-type="string">
            <text:p>36˚16'12"</text:p>
          </table:table-cell>
          <table:table-cell table:style-name="ce550" table:number-columns-repeated="4"/>
          <table:table-cell table:number-columns-repeated="1008"/>
        </table:table-row>
        <table:table-row table:style-name="ro16">
          <table:table-cell table:style-name="ce560" office:value-type="string" calcext:value-type="string">
            <text:p>Kiryat Shmona Airport</text:p>
          </table:table-cell>
          <table:table-cell table:style-name="ce573" office:value-type="date" office:date-value="2020-03-21" calcext:value-type="date">
            <text:p>03-21</text:p>
          </table:table-cell>
          <table:table-cell table:style-name="ce582" office:value-type="string" calcext:value-type="string">
            <text:p>3737'</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38'</text:p>
          </table:table-cell>
          <table:table-cell table:style-name="ce600" office:value-type="string" calcext:value-type="string">
            <text:p>250.40 / 118.40</text:p>
          </table:table-cell>
          <table:table-cell table:style-name="ce613" table:number-columns-repeated="2"/>
          <table:table-cell table:style-name="ce599" office:value-type="string" calcext:value-type="string">
            <text:p>33˚12'44"</text:p>
          </table:table-cell>
          <table:table-cell table:style-name="ce599" office:value-type="string" calcext:value-type="string">
            <text:p>35˚35'32"</text:p>
          </table:table-cell>
          <table:table-cell table:style-name="ce550" table:number-columns-repeated="4"/>
          <table:table-cell table:number-columns-repeated="1008"/>
        </table:table-row>
        <table:table-row table:style-name="ro16">
          <table:table-cell table:style-name="ce559" office:value-type="string" calcext:value-type="string">
            <text:p>Kuweires AB</text:p>
          </table:table-cell>
          <table:table-cell table:style-name="ce574" office:value-type="date" office:date-value="2020-10-28" calcext:value-type="date">
            <text:p>10-28</text:p>
          </table:table-cell>
          <table:table-cell table:style-name="ce582" office:value-type="string" calcext:value-type="string">
            <text:p>7838'</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200'</text:p>
          </table:table-cell>
          <table:table-cell table:style-name="ce598" office:value-type="string" calcext:value-type="string">
            <text:p>251.00 / 120.50</text:p>
          </table:table-cell>
          <table:table-cell table:style-name="ce581" office:value-type="string" calcext:value-type="string">
            <text:p>N 36°11.362</text:p>
          </table:table-cell>
          <table:table-cell table:style-name="ce581" office:value-type="string" calcext:value-type="string">
            <text:p>E037°34.226</text:p>
          </table:table-cell>
          <table:table-cell table:style-name="ce601" office:value-type="string" calcext:value-type="string">
            <text:p>36˚11'21"</text:p>
          </table:table-cell>
          <table:table-cell table:style-name="ce601" office:value-type="string" calcext:value-type="string">
            <text:p>37˚34'13"</text:p>
          </table:table-cell>
          <table:table-cell table:style-name="ce550" table:number-columns-repeated="4"/>
          <table:table-cell table:number-columns-repeated="1008"/>
        </table:table-row>
        <table:table-row table:style-name="ro16">
          <table:table-cell table:style-name="ce560" office:value-type="string" calcext:value-type="string">
            <text:p>Marj as Sultan Heliport North</text:p>
          </table:table-cell>
          <table:table-cell table:style-name="ce573" office:value-type="date" office:date-value="2020-08-26" calcext:value-type="date">
            <text:p>08-26</text:p>
          </table:table-cell>
          <table:table-cell table:style-name="ce582" office:value-type="string" calcext:value-type="string">
            <text:p>632'</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007'</text:p>
          </table:table-cell>
          <table:table-cell table:style-name="ce600" office:value-type="string" calcext:value-type="string">
            <text:p>250.50 / 122.70 </text:p>
          </table:table-cell>
          <table:table-cell table:style-name="ce613" table:number-columns-repeated="2"/>
          <table:table-cell table:style-name="ce599" office:value-type="string" calcext:value-type="string">
            <text:p>33˚30'01"</text:p>
          </table:table-cell>
          <table:table-cell table:style-name="ce599" office:value-type="string" calcext:value-type="string">
            <text:p>36˚27'59"</text:p>
          </table:table-cell>
          <table:table-cell table:style-name="ce550" table:number-columns-repeated="4"/>
          <table:table-cell table:number-columns-repeated="1008"/>
        </table:table-row>
        <table:table-row table:style-name="ro16">
          <table:table-cell table:style-name="ce559" office:value-type="string" calcext:value-type="string">
            <text:p>Marj as Sultan Heliport South</text:p>
          </table:table-cell>
          <table:table-cell table:style-name="ce572" office:value-type="date" office:date-value="2020-09-27" calcext:value-type="date">
            <text:p>09-27</text:p>
          </table:table-cell>
          <table:table-cell table:style-name="ce582" office:value-type="string" calcext:value-type="string">
            <text:p>681'</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007'</text:p>
          </table:table-cell>
          <table:table-cell table:style-name="ce598" office:value-type="string" calcext:value-type="string">
            <text:p>251.50 / 122.90</text:p>
          </table:table-cell>
          <table:table-cell table:style-name="ce613" table:number-columns-repeated="2"/>
          <table:table-cell table:style-name="ce601" office:value-type="string" calcext:value-type="string">
            <text:p>33˚29'14"</text:p>
          </table:table-cell>
          <table:table-cell table:style-name="ce601" office:value-type="string" calcext:value-type="string">
            <text:p>36˚28'30"</text:p>
          </table:table-cell>
          <table:table-cell table:style-name="ce550" table:number-columns-repeated="4"/>
          <table:table-cell table:number-columns-repeated="1008"/>
        </table:table-row>
        <table:table-row table:style-name="ro16">
          <table:table-cell table:style-name="ce560" office:value-type="string" calcext:value-type="string">
            <text:p>Marj Ruhayyil AB</text:p>
          </table:table-cell>
          <table:table-cell table:style-name="ce573" office:value-type="date" office:date-value="2020-06-24" calcext:value-type="date">
            <text:p>06-24</text:p>
          </table:table-cell>
          <table:table-cell table:style-name="ce582" office:value-type="string" calcext:value-type="string">
            <text:p>9770'</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160'</text:p>
          </table:table-cell>
          <table:table-cell table:style-name="ce600" office:value-type="string" calcext:value-type="string">
            <text:p>250.55 / 120.80</text:p>
          </table:table-cell>
          <table:table-cell table:style-name="ce613" table:number-columns-repeated="2"/>
          <table:table-cell table:style-name="ce599" office:value-type="string" calcext:value-type="string">
            <text:p>36˚16'46"</text:p>
          </table:table-cell>
          <table:table-cell table:style-name="ce599" office:value-type="string" calcext:value-type="string">
            <text:p>36˚26'49"</text:p>
          </table:table-cell>
          <table:table-cell table:style-name="ce550" table:number-columns-repeated="4"/>
          <table:table-cell table:number-columns-repeated="1008"/>
        </table:table-row>
        <table:table-row table:style-name="ro16">
          <table:table-cell table:style-name="ce559" office:value-type="string" calcext:value-type="string">
            <text:p>Megiddo Airport</text:p>
          </table:table-cell>
          <table:table-cell table:style-name="ce572" office:value-type="date" office:date-value="2020-09-27" calcext:value-type="date">
            <text:p>09-27</text:p>
          </table:table-cell>
          <table:table-cell table:style-name="ce582" office:value-type="string" calcext:value-type="string">
            <text:p>6471'</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80'</text:p>
          </table:table-cell>
          <table:table-cell table:style-name="ce598" office:value-type="string" calcext:value-type="string">
            <text:p>250.60 / 119.90</text:p>
          </table:table-cell>
          <table:table-cell table:style-name="ce613" table:number-columns-repeated="2"/>
          <table:table-cell table:style-name="ce601" office:value-type="string" calcext:value-type="string">
            <text:p>32˚35'51"</text:p>
          </table:table-cell>
          <table:table-cell table:style-name="ce601" office:value-type="string" calcext:value-type="string">
            <text:p>35˚13'12"</text:p>
          </table:table-cell>
          <table:table-cell table:style-name="ce550" table:number-columns-repeated="4"/>
          <table:table-cell table:number-columns-repeated="1008"/>
        </table:table-row>
        <table:table-row table:style-name="ro16">
          <table:table-cell table:style-name="ce560" office:value-type="string" calcext:value-type="string">
            <text:p>Mezzeh Military Airport</text:p>
          </table:table-cell>
          <table:table-cell table:style-name="ce573" office:value-type="date" office:date-value="2020-06-24" calcext:value-type="date">
            <text:p>06-24</text:p>
          </table:table-cell>
          <table:table-cell table:style-name="ce582" office:value-type="string" calcext:value-type="string">
            <text:p>9661'</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2355'</text:p>
          </table:table-cell>
          <table:table-cell table:style-name="ce600" office:value-type="string" calcext:value-type="string">
            <text:p>250.65 / 120.70</text:p>
          </table:table-cell>
          <table:table-cell table:style-name="ce613" table:number-columns-repeated="2"/>
          <table:table-cell table:style-name="ce599" office:value-type="string" calcext:value-type="string">
            <text:p>33˚28'57"</text:p>
          </table:table-cell>
          <table:table-cell table:style-name="ce599" office:value-type="string" calcext:value-type="string">
            <text:p>36˚14'06"</text:p>
          </table:table-cell>
          <table:table-cell table:style-name="ce550" table:number-columns-repeated="4"/>
          <table:table-cell table:number-columns-repeated="1008"/>
        </table:table-row>
        <table:table-row table:style-name="ro16">
          <table:table-cell table:style-name="ce559" office:value-type="string" calcext:value-type="string">
            <text:p>Minakh AB</text:p>
          </table:table-cell>
          <table:table-cell table:style-name="ce577" office:value-type="string" calcext:value-type="string">
            <text:p>10-28, 04-22 </text:p>
          </table:table-cell>
          <table:table-cell table:style-name="ce582" office:value-type="string" calcext:value-type="string">
            <text:p>4648'</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614'</text:p>
          </table:table-cell>
          <table:table-cell table:style-name="ce598" office:value-type="string" calcext:value-type="string">
            <text:p>250.70 / 120.60</text:p>
          </table:table-cell>
          <table:table-cell table:style-name="ce613" table:number-columns-repeated="2"/>
          <table:table-cell table:style-name="ce601" office:value-type="string" calcext:value-type="string">
            <text:p>36˚31'22"</text:p>
          </table:table-cell>
          <table:table-cell table:style-name="ce601" office:value-type="string" calcext:value-type="string">
            <text:p>37˚02'01"</text:p>
          </table:table-cell>
          <table:table-cell table:style-name="ce550" table:number-columns-repeated="4"/>
          <table:table-cell table:number-columns-repeated="1008"/>
        </table:table-row>
        <table:table-row table:style-name="ro16">
          <table:table-cell table:style-name="ce560" office:value-type="string" calcext:value-type="string">
            <text:p>Palmyra Airport</text:p>
          </table:table-cell>
          <table:table-cell table:style-name="ce573" office:value-type="date" office:date-value="2020-08-26" calcext:value-type="date">
            <text:p>08-26</text:p>
          </table:table-cell>
          <table:table-cell table:style-name="ce581" office:value-type="string" calcext:value-type="string">
            <text:p>9485'</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267'</text:p>
          </table:table-cell>
          <table:table-cell table:style-name="ce600" office:value-type="string" calcext:value-type="string">
            <text:p>250.80 / 121.90</text:p>
          </table:table-cell>
          <table:table-cell table:style-name="ce613" table:number-columns-repeated="2"/>
          <table:table-cell table:style-name="ce599" office:value-type="string" calcext:value-type="string">
            <text:p>34˚33'29"</text:p>
          </table:table-cell>
          <table:table-cell table:style-name="ce599" office:value-type="string" calcext:value-type="string">
            <text:p>38˚19'52"</text:p>
          </table:table-cell>
          <table:table-cell table:style-name="ce550" table:number-columns-repeated="4"/>
          <table:table-cell table:number-columns-repeated="1008"/>
        </table:table-row>
        <table:table-row table:style-name="ro16">
          <table:table-cell table:style-name="ce559" office:value-type="string" calcext:value-type="string">
            <text:p>Qabr as Sitt Heliport</text:p>
          </table:table-cell>
          <table:table-cell table:style-name="ce572" office:value-type="date" office:date-value="2020-06-24" calcext:value-type="date">
            <text:p>06-24</text:p>
          </table:table-cell>
          <table:table-cell table:style-name="ce582" office:value-type="string" calcext:value-type="string">
            <text:p>1003'</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134'</text:p>
          </table:table-cell>
          <table:table-cell table:style-name="ce598" office:value-type="string" calcext:value-type="string">
            <text:p>250.85 / 122.60</text:p>
          </table:table-cell>
          <table:table-cell table:style-name="ce613" table:number-columns-repeated="2"/>
          <table:table-cell table:style-name="ce601" office:value-type="string" calcext:value-type="string">
            <text:p>33˚27'33"</text:p>
          </table:table-cell>
          <table:table-cell table:style-name="ce601" office:value-type="string" calcext:value-type="string">
            <text:p>36˚21'24"</text:p>
          </table:table-cell>
          <table:table-cell table:style-name="ce550" table:number-columns-repeated="4"/>
          <table:table-cell table:number-columns-repeated="1008"/>
        </table:table-row>
        <table:table-row table:style-name="ro16">
          <table:table-cell table:style-name="ce560" office:value-type="string" calcext:value-type="string">
            <text:p>Ramat David AB</text:p>
          </table:table-cell>
          <table:table-cell table:style-name="ce576" office:value-type="string" calcext:value-type="string">
            <text:p>14-32, 09-27, 11-29</text:p>
          </table:table-cell>
          <table:table-cell table:style-name="ce581" office:value-type="string" calcext:value-type="string">
            <text:p>8008'</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05'</text:p>
          </table:table-cell>
          <table:table-cell table:style-name="ce600" office:value-type="string" calcext:value-type="string">
            <text:p>250.95 / 118.60</text:p>
          </table:table-cell>
          <table:table-cell table:style-name="ce581" office:value-type="string" calcext:value-type="string">
            <text:p>N 32°39.963</text:p>
          </table:table-cell>
          <table:table-cell table:style-name="ce581" office:value-type="string" calcext:value-type="string">
            <text:p>E035°09.927</text:p>
          </table:table-cell>
          <table:table-cell table:style-name="ce599" office:value-type="string" calcext:value-type="string">
            <text:p>32˚39'57"</text:p>
          </table:table-cell>
          <table:table-cell table:style-name="ce599" office:value-type="string" calcext:value-type="string">
            <text:p>35˚09'55"</text:p>
          </table:table-cell>
          <table:table-cell table:style-name="ce550" table:number-columns-repeated="4"/>
          <table:table-cell table:number-columns-repeated="1008"/>
        </table:table-row>
        <table:table-row table:style-name="ro16">
          <table:table-cell table:style-name="ce559" office:value-type="string" calcext:value-type="string">
            <text:p>Rayak Air Base</text:p>
          </table:table-cell>
          <table:table-cell table:style-name="ce572" office:value-type="date" office:date-value="2020-04-22" calcext:value-type="date">
            <text:p>04-22</text:p>
          </table:table-cell>
          <table:table-cell table:style-name="ce582" office:value-type="string" calcext:value-type="string">
            <text:p>9600'</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2934'</text:p>
          </table:table-cell>
          <table:table-cell table:style-name="ce598" office:value-type="string" calcext:value-type="string">
            <text:p>251.10 / 124.40</text:p>
          </table:table-cell>
          <table:table-cell table:style-name="ce613" table:number-columns-repeated="2"/>
          <table:table-cell table:style-name="ce601" office:value-type="string" calcext:value-type="string">
            <text:p>33˚50'34"</text:p>
          </table:table-cell>
          <table:table-cell table:style-name="ce601" office:value-type="string" calcext:value-type="string">
            <text:p>35˚58'36"</text:p>
          </table:table-cell>
          <table:table-cell table:style-name="ce550" table:number-columns-repeated="4"/>
          <table:table-cell table:number-columns-repeated="1008"/>
        </table:table-row>
        <table:table-row table:style-name="ro16">
          <table:table-cell table:style-name="ce560" office:value-type="string" calcext:value-type="string">
            <text:p>Rene Mouawad AB</text:p>
          </table:table-cell>
          <table:table-cell table:style-name="ce573" office:value-type="date" office:date-value="2020-06-24" calcext:value-type="date">
            <text:p>06-24</text:p>
          </table:table-cell>
          <table:table-cell table:style-name="ce582" office:value-type="string" calcext:value-type="string">
            <text:p>9332'</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4'</text:p>
          </table:table-cell>
          <table:table-cell table:style-name="ce600" office:value-type="string" calcext:value-type="string">
            <text:p>251.10 / 119.50</text:p>
          </table:table-cell>
          <table:table-cell table:style-name="ce613" table:number-columns-repeated="2"/>
          <table:table-cell table:style-name="ce599" office:value-type="string" calcext:value-type="string">
            <text:p>34˚35'02"</text:p>
          </table:table-cell>
          <table:table-cell table:style-name="ce599" office:value-type="string" calcext:value-type="string">
            <text:p>35˚59'55"</text:p>
          </table:table-cell>
          <table:table-cell table:style-name="ce550" table:number-columns-repeated="4"/>
          <table:table-cell table:number-columns-repeated="1008"/>
        </table:table-row>
        <table:table-row table:style-name="ro16">
          <table:table-cell table:style-name="ce559" office:value-type="string" calcext:value-type="string">
            <text:p>Tabqa AB</text:p>
          </table:table-cell>
          <table:table-cell table:style-name="ce572" office:value-type="date" office:date-value="2020-09-27" calcext:value-type="date">
            <text:p>09-27</text:p>
          </table:table-cell>
          <table:table-cell table:style-name="ce582" office:value-type="string" calcext:value-type="string">
            <text:p>(9509'</text:p>
          </table:table-cell>
          <table:table-cell table:style-name="ce589" office:value-type="string" calcext:value-type="string">
            <text:p>-</text:p>
          </table:table-cell>
          <table:table-cell table:style-name="ce598" office:value-type="string" calcext:value-type="string">
            <text:p>-</text:p>
          </table:table-cell>
          <table:table-cell table:style-name="ce613"/>
          <table:table-cell table:style-name="ce620" office:value-type="string" calcext:value-type="string">
            <text:p>1083'</text:p>
          </table:table-cell>
          <table:table-cell table:style-name="ce598" office:value-type="string" calcext:value-type="string">
            <text:p>251.15 / 118.50</text:p>
          </table:table-cell>
          <table:table-cell table:style-name="ce613" table:number-columns-repeated="2"/>
          <table:table-cell table:style-name="ce601" office:value-type="string" calcext:value-type="string">
            <text:p>35˚45'20"</text:p>
          </table:table-cell>
          <table:table-cell table:style-name="ce601" office:value-type="string" calcext:value-type="string">
            <text:p>38˚33'04"</text:p>
          </table:table-cell>
          <table:table-cell table:style-name="ce550" table:number-columns-repeated="4"/>
          <table:table-cell table:number-columns-repeated="1008"/>
        </table:table-row>
        <table:table-row table:style-name="ro16">
          <table:table-cell table:style-name="ce560" office:value-type="string" calcext:value-type="string">
            <text:p>Taftanaz AB</text:p>
          </table:table-cell>
          <table:table-cell table:style-name="ce578" office:value-type="date" office:date-value="2020-10-28" calcext:value-type="date">
            <text:p>10-28</text:p>
          </table:table-cell>
          <table:table-cell table:style-name="ce581" office:value-type="string" calcext:value-type="string">
            <text:p>3366'</text:p>
          </table:table-cell>
          <table:table-cell table:style-name="ce590" office:value-type="string" calcext:value-type="string">
            <text:p>-</text:p>
          </table:table-cell>
          <table:table-cell table:style-name="ce600" office:value-type="string" calcext:value-type="string">
            <text:p>-</text:p>
          </table:table-cell>
          <table:table-cell table:style-name="ce613"/>
          <table:table-cell table:style-name="ce619" office:value-type="string" calcext:value-type="string">
            <text:p>1020'</text:p>
          </table:table-cell>
          <table:table-cell table:style-name="ce600" office:value-type="string" calcext:value-type="string">
            <text:p>251.20 / 112.80</text:p>
          </table:table-cell>
          <table:table-cell table:style-name="ce613" table:number-columns-repeated="2"/>
          <table:table-cell table:style-name="ce599" office:value-type="string" calcext:value-type="string">
            <text:p>35˚58'23"</text:p>
          </table:table-cell>
          <table:table-cell table:style-name="ce599" office:value-type="string" calcext:value-type="string">
            <text:p>36˚47'09"</text:p>
          </table:table-cell>
          <table:table-cell table:style-name="ce550" table:number-columns-repeated="4"/>
          <table:table-cell table:number-columns-repeated="1008"/>
        </table:table-row>
        <table:table-row table:style-name="ro16">
          <table:table-cell table:style-name="ce561" office:value-type="string" calcext:value-type="string">
            <text:p>Wujah Al Hajar AB</text:p>
          </table:table-cell>
          <table:table-cell table:style-name="ce579" office:value-type="date" office:date-value="2020-02-20" calcext:value-type="date">
            <text:p>02-20</text:p>
          </table:table-cell>
          <table:table-cell table:style-name="ce581" office:value-type="string" calcext:value-type="string">
            <text:p>5045'</text:p>
          </table:table-cell>
          <table:table-cell table:style-name="ce591" office:value-type="string" calcext:value-type="string">
            <text:p>-</text:p>
          </table:table-cell>
          <table:table-cell table:style-name="ce603" office:value-type="string" calcext:value-type="string">
            <text:p>-</text:p>
          </table:table-cell>
          <table:table-cell table:style-name="ce613"/>
          <table:table-cell table:style-name="ce621" office:value-type="string" calcext:value-type="string">
            <text:p>619'</text:p>
          </table:table-cell>
          <table:table-cell table:style-name="ce603" office:value-type="string" calcext:value-type="string">
            <text:p>251.30 / 121.50</text:p>
          </table:table-cell>
          <table:table-cell table:style-name="ce613" table:number-columns-repeated="2"/>
          <table:table-cell table:style-name="ce638" office:value-type="string" calcext:value-type="string">
            <text:p>34˚17'13"</text:p>
          </table:table-cell>
          <table:table-cell table:style-name="ce638" office:value-type="string" calcext:value-type="string">
            <text:p>35˚41'02"</text:p>
          </table:table-cell>
          <table:table-cell table:style-name="ce550" table:number-columns-repeated="4"/>
          <table:table-cell table:number-columns-repeated="1008"/>
        </table:table-row>
        <table:table-row table:style-name="ro16">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none)</text:p>
          </table:table-cell>
          <table:table-cell table:number-columns-repeated="4" table:style-name="ce550" office:value-type="string" calcext:value-type="string">
            <text:p>-</text:p>
          </table:table-cell>
          <table:table-cell table:style-name="ce609" office:value-type="string" calcext:value-type="string">
            <text:p>-</text:p>
          </table:table-cell>
          <table:table-cell table:style-name="ce550" office:value-type="string" calcext:value-type="string">
            <text:p>-</text:p>
          </table:table-cell>
          <table:table-cell table:style-name="ce624" office:value-type="string" calcext:value-type="string">
            <text:p>-</text:p>
          </table:table-cell>
          <table:table-cell table:number-columns-repeated="2" table:style-name="ce609" office:value-type="string" calcext:value-type="string">
            <text:p>-</text:p>
          </table:table-cell>
          <table:table-cell table:number-columns-repeated="2" table:style-name="ce550" office:value-type="string" calcext:value-type="string">
            <text:p>-</text:p>
          </table:table-cell>
          <table:table-cell table:style-name="ce550" table:number-columns-repeated="4"/>
          <table:table-cell table:number-columns-repeated="1008"/>
        </table:table-row>
        <table:table-row table:style-name="ro16">
          <table:table-cell table:style-name="ce550" office:value-type="string" calcext:value-type="string">
            <text:p>IP</text:p>
          </table:table-cell>
          <table:table-cell table:style-name="ce550" office:value-type="string" calcext:value-type="string">
            <text:p>initial point</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CP</text:p>
          </table:table-cell>
          <table:table-cell table:style-name="ce550" office:value-type="string" calcext:value-type="string">
            <text:p>control point</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target</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egress</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ingress</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AAR</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push point</text:p>
          </table:table-cell>
          <table:table-cell table:style-name="ce550" office:value-type="string" calcext:value-type="string">
            <text:p>rendezvous</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62" office:value-type="string" calcext:value-type="string">
            <text:p>ecp</text:p>
          </table:table-cell>
          <table:table-cell table:style-name="ce562" office:value-type="string" calcext:value-type="string">
            <text:p>Egress Control Point (ECP)</text:p>
          </table:table-cell>
          <table:table-cell table:style-name="ce550" table:number-columns-repeated="3"/>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CAP</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CAS</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office:value-type="string" calcext:value-type="string">
            <text:p>homeplate</text:p>
          </table:table-cell>
          <table:table-cell table:style-name="ce550" table:number-columns-repeated="4"/>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16" table:number-rows-repeated="1168">
          <table:table-cell table:style-name="ce550" table:number-columns-repeated="5"/>
          <table:table-cell table:style-name="ce609"/>
          <table:table-cell table:style-name="ce550"/>
          <table:table-cell table:style-name="ce624"/>
          <table:table-cell table:style-name="ce609" table:number-columns-repeated="2"/>
          <table:table-cell table:style-name="ce550" table:number-columns-repeated="6"/>
          <table:table-cell table:number-columns-repeated="1008"/>
        </table:table-row>
        <table:table-row table:style-name="ro4" table:number-rows-repeated="1047305">
          <table:table-cell table:number-columns-repeated="1024"/>
        </table:table-row>
        <table:table-row table:style-name="ro4">
          <table:table-cell table:number-columns-repeated="1024"/>
        </table:table-row>
      </table:table>
      <table:table table:name="Briefing Flow" table:style-name="ta5">
        <table:table-column table:style-name="co34" table:default-cell-style-name="Default"/>
        <table:table-column table:style-name="co35" table:number-columns-repeated="2" table:default-cell-style-name="Default"/>
        <table:table-column table:style-name="co18" table:default-cell-style-name="Default"/>
        <table:table-column table:style-name="co6" table:number-columns-repeated="1020" table:default-cell-style-name="Default"/>
        <table:table-row table:style-name="ro10">
          <table:table-cell/>
          <table:table-cell table:style-name="ce640" office:value-type="string" calcext:value-type="string" table:number-columns-spanned="8" table:number-rows-spanned="3">
            <text:p>This briefing overview is designed to work in conjunction with the "Package Briefing" tab of this workbook. Some items can be quickly mentioned while others will require a more in-depth discussion. The "Package Briefing" board is to be used as a guide for everyone to familiarize themselves with the current mission but is by no means the complete story. It's up to the Mission Commander or whoever is briefing to "fill in the blanks" and be creative.</text:p>
          </table:table-cell>
          <table:covered-table-cell table:number-columns-repeated="7"/>
          <table:table-cell table:number-columns-repeated="1015"/>
        </table:table-row>
        <table:table-row table:style-name="ro10">
          <table:table-cell/>
          <table:covered-table-cell table:number-columns-repeated="8"/>
          <table:table-cell table:number-columns-repeated="1015"/>
        </table:table-row>
        <table:table-row table:style-name="ro10">
          <table:table-cell/>
          <table:covered-table-cell table:number-columns-repeated="8"/>
          <table:table-cell table:number-columns-repeated="1015"/>
        </table:table-row>
        <table:table-row table:style-name="ro10">
          <table:table-cell/>
          <table:table-cell table:style-name="ce641" office:value-type="string" calcext:value-type="string">
            <text:p>Package Briefing Overview</text:p>
          </table:table-cell>
          <table:table-cell table:style-name="ce321"/>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Package Name</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Overall Briefing of mission</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Objectives</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Mission Time and Date</text:p>
          </table:table-cell>
          <table:table-cell table:number-columns-repeated="1021"/>
        </table:table-row>
        <table:table-row table:style-name="ro16">
          <table:table-cell/>
          <table:table-cell table:style-name="ce642" office:value-type="string" calcext:value-type="string">
            <text:p>-</text:p>
          </table:table-cell>
          <table:table-cell table:style-name="ce321" office:value-type="string" calcext:value-type="string">
            <text:p>Weather (brief overview)</text:p>
          </table:table-cell>
          <table:table-cell table:number-columns-repeated="1021"/>
        </table:table-row>
        <table:table-row table:style-name="ro16">
          <table:table-cell/>
          <table:table-cell table:style-name="ce643" office:value-type="string" calcext:value-type="string">
            <text:p>-</text:p>
          </table:table-cell>
          <table:table-cell table:style-name="ce562" office:value-type="string" calcext:value-type="string">
            <text:p>Higher headquarters (HHQ) guidance</text:p>
          </table:table-cell>
          <table:table-cell table:style-name="ce321" table:number-columns-repeated="3"/>
          <table:table-cell table:number-columns-repeated="1018"/>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Air tasking order (ATO) (frag)</text:p>
          </table:table-cell>
          <table:table-cell table:style-name="ce321" table:number-columns-repeated="2"/>
          <table:table-cell table:number-columns-repeated="1018"/>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Rules of engagement (ROE)</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Special instructions (SPINS)</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Controlling Agencies</text:p>
          </table:table-cell>
          <table:table-cell table:number-columns-repeated="1021"/>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ATC - Callsign and freqs</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AWACS - Callsign and freqs (including AI if applicable)</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Supporting Forces</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Flight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Roles, targets and weapons (escort, SEAD, etc)</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Altitude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Tankers, Refueling</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Any other AI forces</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Routing</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Flight plan</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Strike/Hold/CAP point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Bullseye</text:p>
          </table:table-cell>
          <table:table-cell table:number-columns-repeated="1020"/>
        </table:table-row>
        <table:table-row table:style-name="ro16">
          <table:table-cell/>
          <table:table-cell table:style-name="ce642"/>
          <table:table-cell table:style-name="ce642" office:value-type="string" calcext:value-type="string">
            <text:p>-</text:p>
          </table:table-cell>
          <table:table-cell table:style-name="ce321" office:value-type="string" calcext:value-type="string">
            <text:p>Recovery</text:p>
          </table:table-cell>
          <table:table-cell table:number-columns-repeated="1020"/>
        </table:table-row>
        <table:table-row table:style-name="ro16">
          <table:table-cell/>
          <table:table-cell table:style-name="ce642" office:value-type="string" calcext:value-type="string">
            <text:p>-</text:p>
          </table:table-cell>
          <table:table-cell table:style-name="ce321" office:value-type="string" calcext:value-type="string">
            <text:p>Egress and safe passage procedures</text:p>
          </table:table-cell>
          <table:table-cell/>
          <table:table-cell table:style-name="ce321"/>
          <table:table-cell table:number-columns-repeated="1019"/>
        </table:table-row>
        <table:table-row table:style-name="ro16">
          <table:table-cell/>
          <table:table-cell table:style-name="ce642"/>
          <table:table-cell table:style-name="ce321" office:value-type="string" calcext:value-type="string">
            <text:p>-</text:p>
          </table:table-cell>
          <table:table-cell table:style-name="ce644" office:value-type="string" calcext:value-type="string" table:number-columns-spanned="4" table:number-rows-spanned="1">
            <text:p>Contingencies</text:p>
          </table:table-cell>
          <table:covered-table-cell table:number-columns-repeated="3"/>
          <table:table-cell table:number-columns-repeated="1017"/>
        </table:table-row>
        <table:table-row table:style-name="ro16">
          <table:table-cell/>
          <table:table-cell table:style-name="ce642"/>
          <table:table-cell table:style-name="ce321" office:value-type="string" calcext:value-type="string">
            <text:p>-</text:p>
          </table:table-cell>
          <table:table-cell table:style-name="ce644" office:value-type="string" calcext:value-type="string" table:number-columns-spanned="4" table:number-rows-spanned="1">
            <text:p>Bug-Out heading</text:p>
          </table:table-cell>
          <table:covered-table-cell table:number-columns-repeated="3"/>
          <table:table-cell table:number-columns-repeated="1017"/>
        </table:table-row>
        <table:table-row table:style-name="ro16">
          <table:table-cell/>
          <table:table-cell table:style-name="ce642" office:value-type="string" calcext:value-type="string">
            <text:p>-</text:p>
          </table:table-cell>
          <table:table-cell table:style-name="ce321" office:value-type="string" calcext:value-type="string">
            <text:p>Threats</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Approx. Numbers and location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Capabilitie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RWR indication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644" office:value-type="string" calcext:value-type="string" table:number-columns-spanned="4" table:number-rows-spanned="1">
            <text:p>Enemy A2A Vectors</text:p>
          </table:table-cell>
          <table:covered-table-cell table:number-columns-repeated="3"/>
          <table:table-cell table:number-columns-repeated="1017"/>
        </table:table-row>
        <table:table-row table:style-name="ro4" table:number-rows-repeated="18">
          <table:table-cell table:number-columns-repeated="1024"/>
        </table:table-row>
        <table:table-row table:style-name="ro16">
          <table:table-cell/>
          <table:table-cell table:style-name="ce345"/>
          <table:table-cell table:number-columns-repeated="1022"/>
        </table:table-row>
        <table:table-row table:style-name="ro16" table:number-rows-repeated="3">
          <table:table-cell table:number-columns-repeated="3"/>
          <table:table-cell table:style-name="ce345" table:number-columns-repeated="5"/>
          <table:table-cell table:number-columns-repeated="1016"/>
        </table:table-row>
        <table:table-row table:style-name="ro4" table:number-rows-repeated="1048518">
          <table:table-cell table:number-columns-repeated="1024"/>
        </table:table-row>
        <table:table-row table:style-name="ro4">
          <table:table-cell table:number-columns-repeated="1024"/>
        </table:table-row>
      </table:table>
      <table:table table:name="Calcs" table:style-name="ta17">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 table:number-columns-repeated="1017" table:default-cell-style-name="Default"/>
        <table:table-row table:style-name="ro16">
          <table:table-cell table:style-name="ce816" table:formula="of:=COUNTIF([.B7:.C65];&quot;*&quot;)" office:value-type="float" office:value="0">
            <text:p>0</text:p>
          </table:table-cell>
          <table:table-cell table:style-name="ce580" office:value-type="string">
            <text:p>reserved slots math</text:p>
          </table:table-cell>
          <table:table-cell table:style-name="ce819" office:value-type="string">
            <text:p>THIS IS A MESS, I KNOW</text:p>
          </table:table-cell>
          <table:table-cell table:style-name="ce580"/>
          <table:table-cell table:style-name="ce835" office:value-type="string">
            <text:p>=(P36="F-14B Tomcat") * (NOT(REGEXMATCH(Q35, "/")))</text:p>
          </table:table-cell>
          <table:table-cell table:style-name="ce580"/>
          <table:table-cell table:style-name="ce839" office:value-type="string">
            <text:p>THREAT</text:p>
          </table:table-cell>
          <table:table-cell table:style-name="ce839" office:value-type="string">
            <text:p>rwr</text:p>
          </table:table-cell>
          <table:table-cell table:style-name="ce839" office:value-type="string">
            <text:p>range</text:p>
          </table:table-cell>
          <table:table-cell table:style-name="ce839" office:value-type="string">
            <text:p>altitude</text:p>
          </table:table-cell>
          <table:table-cell table:style-name="ce580" office:value-type="string">
            <text:p>threat table</text:p>
          </table:table-cell>
          <table:table-cell table:style-name="ce580" table:number-columns-repeated="5"/>
          <table:table-cell table:number-columns-repeated="1008"/>
        </table:table-row>
        <table:table-row table:style-name="ro16">
          <table:table-cell table:style-name="ce817" table:formula="of:=(48-COUNTIF([$'Sign-Ups'.D26:.R56];&quot;(Closed)&quot;)+COUNTIF([$'Sign-Ups'.D26:.R56]; &quot;*Tomcat*&quot;))" office:value-type="float" office:value="26">
            <text:p>26</text:p>
          </table:table-cell>
          <table:table-cell table:style-name="ce580" office:value-type="string">
            <text:p>total slots</text:p>
          </table:table-cell>
          <table:table-cell table:style-name="ce580" table:number-columns-repeated="4"/>
          <table:table-cell table:style-name="ce819" office:value-type="string">
            <text:p>-</text:p>
          </table:table-cell>
          <table:table-cell table:style-name="ce819" table:number-columns-repeated="3"/>
          <table:table-cell table:style-name="ce580" table:number-columns-repeated="6"/>
          <table:table-cell table:number-columns-repeated="1008"/>
        </table:table-row>
        <table:table-row table:style-name="ro16">
          <table:table-cell table:style-name="ce817" table:formula="of:=CONCATENATE(ifs([$'Sign-Ups'.Q8]&lt;[$'Sign-Ups'.Q9];&quot;Open Slots: &quot;;[$'Sign-Ups'.Q8]=[$'Sign-Ups'.Q9]; &quot;FULL&quot;;[$'Sign-Ups'.Q8]=[$'Sign-Ups'.Q9]+1;&quot;FULL&quot;;[$'Sign-Ups'.Q8]=[$'Sign-Ups'.Q9]+2;&quot;I SAID WE'RE FULL!&quot;;[$'Sign-Ups'.Q8]&gt;=[$'Sign-Ups'.Q9]+3;&quot;SERVER FIRE🔥&quot;);IF([$'Sign-Ups'.Q9]&lt;=[$'Sign-Ups'.Q8];&quot;&quot;;[$'Sign-Ups'.$Q9]-[$'Sign-Ups'.Q8]))" office:value-type="float" office:value="0">
            <text:p>#NAMN?</text:p>
          </table:table-cell>
          <table:table-cell table:style-name="ce580" office:value-type="string">
            <text:p>open slots</text:p>
          </table:table-cell>
          <table:table-cell table:style-name="ce580" table:number-columns-repeated="4"/>
          <table:table-cell table:style-name="ce819" office:value-type="string">
            <text:p>SA-2 Guideline</text:p>
          </table:table-cell>
          <table:table-cell table:style-name="ce819" office:value-type="string">
            <text:p>FS / FF / 2</text:p>
          </table:table-cell>
          <table:table-cell table:style-name="ce819" office:value-type="string">
            <text:p>3-23nm</text:p>
          </table:table-cell>
          <table:table-cell table:style-name="ce819" office:value-type="string">
            <text:p>980–98,000'</text:p>
          </table:table-cell>
          <table:table-cell table:style-name="ce580" table:number-columns-repeated="6"/>
          <table:table-cell table:number-columns-repeated="1008"/>
        </table:table-row>
        <table:table-row table:style-name="ro16">
          <table:table-cell table:style-name="ce818" table:formula="of:=switch([$'Sign-Ups'.Q3];&quot;PST&quot;;[$'Sign-Ups'.P2]-TIME(8;0;0);&quot;EST&quot;;[$'Sign-Ups'.P2]-TIME(5;0;0);&quot;CEST&quot;;[$'Sign-Ups'.P2]+TIME(2;0;0);&quot;PDT&quot;;[$'Sign-Ups'.P2]-TIME(7;0;0);&quot;EDT&quot;;[$'Sign-Ups'.P2]-TIME(4;0;0);&quot;BST&quot;;[$'Sign-Ups'.P2]+TIME(1;0;0);&quot;BDT&quot;;[$'Sign-Ups'.P2]+TIME(0;0;0);&quot;GMT&quot;;[$'Sign-Ups'.P2]+TIME(0;0;0);&quot;CET&quot;;[$'Sign-Ups'.P2]+TIME(1;0;0);&quot;CST&quot;;[$'Sign-Ups'.P2]-TIME(6;0;0);&quot;CDT&quot;;[$'Sign-Ups'.P2]-TIME(5;0;0);&quot;MDT&quot;;[$'Sign-Ups'.P2]-TIME(6;0;0);&quot;MST&quot;;[$'Sign-Ups'.P2]-TIME(5;0;0);&quot;EEDT&quot;;[$'Sign-Ups'.P2]+TIME(3;0;0);&quot;EET&quot;;[$'Sign-Ups'.P2]+TIME(2;0;0);&quot;AEDT&quot;;[$'Sign-Ups'.P2]+TIME(10;0;0))" office:value-type="float" office:value="0">
            <text:p>#NAMN?</text:p>
          </table:table-cell>
          <table:table-cell table:style-name="ce580" office:value-type="string">
            <text:p>time conversion</text:p>
          </table:table-cell>
          <table:table-cell table:style-name="ce580" table:number-columns-repeated="4"/>
          <table:table-cell table:style-name="ce819" office:value-type="string">
            <text:p>SA-3 Goa</text:p>
          </table:table-cell>
          <table:table-cell table:style-name="ce819" office:value-type="string">
            <text:p>FF / LB / 3</text:p>
          </table:table-cell>
          <table:table-cell table:style-name="ce819" office:value-type="string">
            <text:p>3-13.5nm</text:p>
          </table:table-cell>
          <table:table-cell table:style-name="ce819" office:value-type="string">
            <text:p>85000'</text:p>
          </table:table-cell>
          <table:table-cell table:style-name="ce580" table:number-columns-repeated="6"/>
          <table:table-cell table:number-columns-repeated="1008"/>
        </table:table-row>
        <table:table-row table:style-name="ro16">
          <table:table-cell table:style-name="ce819" table:number-columns-repeated="2"/>
          <table:table-cell table:style-name="ce819" office:value-type="string">
            <text:p>slot table counter</text:p>
          </table:table-cell>
          <table:table-cell table:style-name="ce819" office:value-type="string">
            <text:p>aircraft numbers calc</text:p>
          </table:table-cell>
          <table:table-cell table:style-name="ce819" table:number-columns-repeated="2"/>
          <table:table-cell table:style-name="ce819" office:value-type="string">
            <text:p>SA-6 Gainful</text:p>
          </table:table-cell>
          <table:table-cell table:style-name="ce819" office:value-type="string">
            <text:p>FF / 6</text:p>
          </table:table-cell>
          <table:table-cell table:style-name="ce819" office:value-type="string">
            <text:p>0.5-13nm</text:p>
          </table:table-cell>
          <table:table-cell table:style-name="ce819" office:value-type="string">
            <text:p>100-30000'</text:p>
          </table:table-cell>
          <table:table-cell table:style-name="ce580" table:number-columns-repeated="6"/>
          <table:table-cell table:number-columns-repeated="1008"/>
        </table:table-row>
        <table:table-row table:style-name="ro16">
          <table:table-cell table:style-name="ce820" office:value-type="string">
            <text:p>1</text:p>
          </table:table-cell>
          <table:table-cell table:style-name="ce819" office:value-type="string">
            <text:p>Pilots</text:p>
          </table:table-cell>
          <table:table-cell table:style-name="ce819" office:value-type="string">
            <text:p>RIOs</text:p>
          </table:table-cell>
          <table:table-cell table:style-name="ce819"/>
          <table:table-cell table:style-name="ce819" office:value-type="string">
            <text:p>groupo</text:p>
          </table:table-cell>
          <table:table-cell table:style-name="ce819" office:value-type="string">
            <text:p>if 0, blank</text:p>
          </table:table-cell>
          <table:table-cell table:style-name="ce819" office:value-type="string">
            <text:p>SA-8 Gecko</text:p>
          </table:table-cell>
          <table:table-cell table:style-name="ce819" office:value-type="string">
            <text:p>8</text:p>
          </table:table-cell>
          <table:table-cell table:style-name="ce819" office:value-type="string">
            <text:p>7.5nm</text:p>
          </table:table-cell>
          <table:table-cell table:style-name="ce819" office:value-type="string">
            <text:p>21000'</text:p>
          </table:table-cell>
          <table:table-cell table:style-name="ce580" office:value-type="string">
            <text:p>osa</text:p>
          </table:table-cell>
          <table:table-cell table:style-name="ce580" table:number-columns-repeated="5"/>
          <table:table-cell table:number-columns-repeated="1008"/>
        </table:table-row>
        <table:table-row table:style-name="ro16">
          <table:table-cell table:style-name="ce821" table:formula="of:=[$'Sign-Ups'.E26]" office:value-type="float" office:value="0">
            <text:p>0</text:p>
          </table:table-cell>
          <table:table-cell table:style-name="ce821" table:formula="of:=iferror(__xludf.dummyfunction(&quot;split(A7:A20,&quot;&quot;/&quot;&quot;,0)&quot;);&quot;#VALUE!&quot;)" office:value-type="float" office:value="0">
            <text:p>#NAMN?</text:p>
          </table:table-cell>
          <table:table-cell table:style-name="ce829"/>
          <table:table-cell table:style-name="ce819" table:formula="of:=COUNTIF([.B7:.B10];&quot;*&quot;)" office:value-type="float" office:value="0">
            <text:p>0</text:p>
          </table:table-cell>
          <table:table-cell table:style-name="ce819" office:value-type="string">
            <text:p>1</text:p>
          </table:table-cell>
          <table:table-cell table:style-name="ce819" table:formula="of:=IF([.D7]=0;&quot;&quot;;[.D7])">
            <text:p/>
          </table:table-cell>
          <table:table-cell table:style-name="ce819" office:value-type="string">
            <text:p>SA-9 Gaskin</text:p>
          </table:table-cell>
          <table:table-cell table:style-name="ce819" office:value-type="string">
            <text:p>M?</text:p>
          </table:table-cell>
          <table:table-cell table:style-name="ce819" office:value-type="string">
            <text:p>2 .5nm</text:p>
          </table:table-cell>
          <table:table-cell table:style-name="ce819" office:value-type="string">
            <text:p>12000'</text:p>
          </table:table-cell>
          <table:table-cell table:style-name="ce580" office:value-type="string">
            <text:p>strela</text:p>
          </table:table-cell>
          <table:table-cell table:style-name="ce580" table:number-columns-repeated="5"/>
          <table:table-cell table:number-columns-repeated="1008"/>
        </table:table-row>
        <table:table-row table:style-name="ro16">
          <table:table-cell table:style-name="ce821" table:formula="of:=[$'Sign-Ups'.E27]" office:value-type="string" office:string-value="Debaser/KingCrab">
            <text:p>Debaser/KingCrab</text:p>
          </table:table-cell>
          <table:table-cell table:style-name="ce821" table:formula="of:=iferror(__xludf.dummyfunction(&quot;split(A8:A21,&quot;&quot;/&quot;&quot;)&quot;);&quot;Debaser&quot;)" office:value-type="float" office:value="0">
            <text:p>#NAMN?</text:p>
          </table:table-cell>
          <table:table-cell table:style-name="ce829" table:formula="of:=iferror(__xludf.dummyfunction(&quot;&quot;&quot;COMPUTED_VALUE&quot;&quot;&quot;);&quot;KingCrab&quot;)" office:value-type="float" office:value="0">
            <text:p>#NAMN?</text:p>
          </table:table-cell>
          <table:table-cell table:style-name="ce819" table:formula="of:=COUNTIF([.B22:.B25];&quot;*&quot;)" office:value-type="float" office:value="0">
            <text:p>0</text:p>
          </table:table-cell>
          <table:table-cell table:style-name="ce819" office:value-type="string">
            <text:p>2</text:p>
          </table:table-cell>
          <table:table-cell table:style-name="ce819" table:formula="of:=IF([.D8]=0;&quot;&quot;;[.D8])">
            <text:p/>
          </table:table-cell>
          <table:table-cell table:style-name="ce819" office:value-type="string">
            <text:p>SA-10 Grumble</text:p>
          </table:table-cell>
          <table:table-cell table:style-name="ce819" office:value-type="string">
            <text:p>CS / BB / 10</text:p>
          </table:table-cell>
          <table:table-cell table:style-name="ce819" office:value-type="string">
            <text:p>3-64nm</text:p>
          </table:table-cell>
          <table:table-cell table:style-name="ce819" office:value-type="string">
            <text:p>50-150000'</text:p>
          </table:table-cell>
          <table:table-cell table:style-name="ce580" office:value-type="string">
            <text:p>buk</text:p>
          </table:table-cell>
          <table:table-cell table:style-name="ce580" table:number-columns-repeated="5"/>
          <table:table-cell table:number-columns-repeated="1008"/>
        </table:table-row>
        <table:table-row table:style-name="ro16">
          <table:table-cell table:style-name="ce821" table:formula="of:=[$'Sign-Ups'.E28]" office:value-type="float" office:value="0">
            <text:p>0</text:p>
          </table:table-cell>
          <table:table-cell table:style-name="ce821" table:formula="of:=iferror(__xludf.dummyfunction(&quot;split(A9:A22,&quot;&quot;/&quot;&quot;)&quot;);&quot;#VALUE!&quot;)" office:value-type="float" office:value="0">
            <text:p>#NAMN?</text:p>
          </table:table-cell>
          <table:table-cell table:style-name="ce829"/>
          <table:table-cell table:style-name="ce819" table:formula="of:=COUNTIF([.B37:.B40];&quot;*&quot;)" office:value-type="float" office:value="0">
            <text:p>0</text:p>
          </table:table-cell>
          <table:table-cell table:style-name="ce819" office:value-type="string">
            <text:p>3</text:p>
          </table:table-cell>
          <table:table-cell table:style-name="ce819" table:formula="of:=IF([.D9]=0;&quot;&quot;;[.D9])">
            <text:p/>
          </table:table-cell>
          <table:table-cell table:style-name="ce819" office:value-type="string">
            <text:p>SA-11 Gadfly</text:p>
          </table:table-cell>
          <table:table-cell table:style-name="ce819" office:value-type="string">
            <text:p>SD / 11</text:p>
          </table:table-cell>
          <table:table-cell table:style-name="ce819" office:value-type="string">
            <text:p>19nm</text:p>
          </table:table-cell>
          <table:table-cell table:style-name="ce819" office:value-type="string">
            <text:p>450-45000'</text:p>
          </table:table-cell>
          <table:table-cell table:style-name="ce580" office:value-type="string">
            <text:p>kub</text:p>
          </table:table-cell>
          <table:table-cell table:style-name="ce580" table:number-columns-repeated="5"/>
          <table:table-cell table:number-columns-repeated="1008"/>
        </table:table-row>
        <table:table-row table:style-name="ro16">
          <table:table-cell table:style-name="ce821" table:formula="of:=[$'Sign-Ups'.E29]" office:value-type="float" office:value="0">
            <text:p>0</text:p>
          </table:table-cell>
          <table:table-cell table:style-name="ce821" table:formula="of:=iferror(__xludf.dummyfunction(&quot;split(A10:A23,&quot;&quot;/&quot;&quot;)&quot;);&quot;#VALUE!&quot;)" office:value-type="float" office:value="0">
            <text:p>#NAMN?</text:p>
          </table:table-cell>
          <table:table-cell table:style-name="ce829"/>
          <table:table-cell table:style-name="ce819" table:formula="of:=COUNTIF([.B12:.B15];&quot;*&quot;)" office:value-type="float" office:value="0">
            <text:p>0</text:p>
          </table:table-cell>
          <table:table-cell table:style-name="ce819" office:value-type="string">
            <text:p>4</text:p>
          </table:table-cell>
          <table:table-cell table:style-name="ce819" table:formula="of:=IF([.D10]=0;&quot;&quot;;[.D10])">
            <text:p/>
          </table:table-cell>
          <table:table-cell table:style-name="ce819" office:value-type="string">
            <text:p>SA-13 Gopher</text:p>
          </table:table-cell>
          <table:table-cell table:style-name="ce819" office:value-type="string">
            <text:p>13</text:p>
          </table:table-cell>
          <table:table-cell table:style-name="ce819" office:value-type="string">
            <text:p>0.4-2.8nm</text:p>
          </table:table-cell>
          <table:table-cell table:style-name="ce819" office:value-type="string">
            <text:p>15000'</text:p>
          </table:table-cell>
          <table:table-cell table:style-name="ce580" office:value-type="string">
            <text:p>strela</text:p>
          </table:table-cell>
          <table:table-cell table:style-name="ce580" table:number-columns-repeated="5"/>
          <table:table-cell table:number-columns-repeated="1008"/>
        </table:table-row>
        <table:table-row table:style-name="ro16">
          <table:table-cell table:style-name="ce819" office:value-type="string">
            <text:p>4</text:p>
          </table:table-cell>
          <table:table-cell table:style-name="ce819" table:number-columns-repeated="2"/>
          <table:table-cell table:style-name="ce819" table:formula="of:=COUNTIF([.B27:.B30];&quot;*&quot;)" office:value-type="float" office:value="0">
            <text:p>0</text:p>
          </table:table-cell>
          <table:table-cell table:style-name="ce819" office:value-type="string">
            <text:p>5</text:p>
          </table:table-cell>
          <table:table-cell table:style-name="ce819" table:formula="of:=IF([.D11]=0;&quot;&quot;;[.D11])">
            <text:p/>
          </table:table-cell>
          <table:table-cell table:style-name="ce819" office:value-type="string">
            <text:p>SA-15 Gauntlet</text:p>
          </table:table-cell>
          <table:table-cell table:style-name="ce819" office:value-type="string">
            <text:p>15</text:p>
          </table:table-cell>
          <table:table-cell table:style-name="ce819" office:value-type="string">
            <text:p>0.8-6.5nm</text:p>
          </table:table-cell>
          <table:table-cell table:style-name="ce819" office:value-type="string">
            <text:p>60-26000'</text:p>
          </table:table-cell>
          <table:table-cell table:style-name="ce580" office:value-type="string">
            <text:p>TOR</text:p>
          </table:table-cell>
          <table:table-cell table:style-name="ce580" table:number-columns-repeated="5"/>
          <table:table-cell table:number-columns-repeated="1008"/>
        </table:table-row>
        <table:table-row table:style-name="ro16">
          <table:table-cell table:style-name="ce821" table:formula="of:=[$'Sign-Ups'.E35]" office:value-type="string" office:string-value="BurntCornMuffin">
            <text:p>BurntCornMuffin</text:p>
          </table:table-cell>
          <table:table-cell table:style-name="ce821" table:formula="of:=iferror(__xludf.dummyfunction(&quot;split(A12:A25,&quot;&quot;/&quot;&quot;)&quot;);&quot;BurntCornMuffin&quot;)" office:value-type="float" office:value="0">
            <text:p>#NAMN?</text:p>
          </table:table-cell>
          <table:table-cell table:style-name="ce821"/>
          <table:table-cell table:style-name="ce819" table:formula="of:=COUNTIF([.B42:.B45];&quot;*&quot;)" office:value-type="float" office:value="0">
            <text:p>0</text:p>
          </table:table-cell>
          <table:table-cell table:style-name="ce819" office:value-type="string">
            <text:p>6</text:p>
          </table:table-cell>
          <table:table-cell table:style-name="ce819" table:formula="of:=IF([.D12]=0;&quot;&quot;;[.D12])">
            <text:p/>
          </table:table-cell>
          <table:table-cell table:style-name="ce819" office:value-type="string">
            <text:p>SA-18 Grouse</text:p>
          </table:table-cell>
          <table:table-cell table:style-name="ce819" office:value-type="string">
            <text:p>M?</text:p>
          </table:table-cell>
          <table:table-cell table:style-name="ce819" office:value-type="string">
            <text:p>2.8nm</text:p>
          </table:table-cell>
          <table:table-cell table:style-name="ce819" office:value-type="string">
            <text:p>12000'</text:p>
          </table:table-cell>
          <table:table-cell table:style-name="ce580" office:value-type="string">
            <text:p>igla</text:p>
          </table:table-cell>
          <table:table-cell table:style-name="ce580" table:number-columns-repeated="5"/>
          <table:table-cell table:number-columns-repeated="1008"/>
        </table:table-row>
        <table:table-row table:style-name="ro16">
          <table:table-cell table:style-name="ce821" table:formula="of:=[$'Sign-Ups'.E36]" office:value-type="string" office:string-value="Beelaneous">
            <text:p>Beelaneous</text:p>
          </table:table-cell>
          <table:table-cell table:style-name="ce821" table:formula="of:=iferror(__xludf.dummyfunction(&quot;split(A13:A26,&quot;&quot;/&quot;&quot;)&quot;);&quot;Beelaneous&quot;)" office:value-type="float" office:value="0">
            <text:p>#NAMN?</text:p>
          </table:table-cell>
          <table:table-cell table:style-name="ce821"/>
          <table:table-cell table:style-name="ce819" table:formula="of:=COUNTIF([.B17:.B20];&quot;*&quot;)" office:value-type="float" office:value="0">
            <text:p>0</text:p>
          </table:table-cell>
          <table:table-cell table:style-name="ce819" office:value-type="string">
            <text:p>7</text:p>
          </table:table-cell>
          <table:table-cell table:style-name="ce819" table:formula="of:=IF([.D13]=0;&quot;&quot;;[.D13])">
            <text:p/>
          </table:table-cell>
          <table:table-cell table:style-name="ce819" office:value-type="string">
            <text:p>SA-19 Grison</text:p>
          </table:table-cell>
          <table:table-cell table:style-name="ce819" office:value-type="string">
            <text:p>DE / S6</text:p>
          </table:table-cell>
          <table:table-cell table:style-name="ce819" office:value-type="string">
            <text:p>2/4nm</text:p>
          </table:table-cell>
          <table:table-cell table:style-name="ce819" office:value-type="string">
            <text:p>16000'</text:p>
          </table:table-cell>
          <table:table-cell table:style-name="ce580" office:value-type="string">
            <text:p>tunguska</text:p>
          </table:table-cell>
          <table:table-cell table:style-name="ce580" table:number-columns-repeated="5"/>
          <table:table-cell table:number-columns-repeated="1008"/>
        </table:table-row>
        <table:table-row table:style-name="ro16">
          <table:table-cell table:style-name="ce821" table:formula="of:=[$'Sign-Ups'.E37]" office:value-type="float" office:value="0">
            <text:p>0</text:p>
          </table:table-cell>
          <table:table-cell table:style-name="ce821" table:formula="of:=iferror(__xludf.dummyfunction(&quot;split(A14:A27,&quot;&quot;/&quot;&quot;)&quot;);&quot;#VALUE!&quot;)" office:value-type="float" office:value="0">
            <text:p>#NAMN?</text:p>
          </table:table-cell>
          <table:table-cell table:style-name="ce821"/>
          <table:table-cell table:style-name="ce819" table:formula="of:=COUNTIF([.B32:.B35];&quot;*&quot;)" office:value-type="float" office:value="0">
            <text:p>0</text:p>
          </table:table-cell>
          <table:table-cell table:style-name="ce819" office:value-type="string">
            <text:p>8</text:p>
          </table:table-cell>
          <table:table-cell table:style-name="ce819" table:formula="of:=IF([.D14]=0;&quot;&quot;;[.D14])">
            <text:p/>
          </table:table-cell>
          <table:table-cell table:style-name="ce819" office:value-type="string">
            <text:p>SA-24 Grinch</text:p>
          </table:table-cell>
          <table:table-cell table:style-name="ce819" table:number-columns-repeated="3"/>
          <table:table-cell table:style-name="ce580" table:number-columns-repeated="6"/>
          <table:table-cell table:number-columns-repeated="1008"/>
        </table:table-row>
        <table:table-row table:style-name="ro16">
          <table:table-cell table:style-name="ce821" table:formula="of:=[$'Sign-Ups'.E38]" office:value-type="string" office:string-value="Gronank">
            <text:p>Gronank</text:p>
          </table:table-cell>
          <table:table-cell table:style-name="ce821" table:formula="of:=iferror(__xludf.dummyfunction(&quot;split(A15:A28,&quot;&quot;/&quot;&quot;)&quot;);&quot;Gronank&quot;)" office:value-type="float" office:value="0">
            <text:p>#NAMN?</text:p>
          </table:table-cell>
          <table:table-cell table:style-name="ce821"/>
          <table:table-cell table:style-name="ce819" table:formula="of:=COUNTIF([.B47:.B50];&quot;*&quot;)" office:value-type="float" office:value="0">
            <text:p>0</text:p>
          </table:table-cell>
          <table:table-cell table:style-name="ce819" office:value-type="string">
            <text:p>9</text:p>
          </table:table-cell>
          <table:table-cell table:style-name="ce819" table:formula="of:=IF([.D15]=0;&quot;&quot;;[.D15])">
            <text:p/>
          </table:table-cell>
          <table:table-cell table:style-name="ce819" table:number-columns-repeated="4"/>
          <table:table-cell table:style-name="ce580" table:number-columns-repeated="6"/>
          <table:table-cell table:number-columns-repeated="1008"/>
        </table:table-row>
        <table:table-row table:style-name="ro16">
          <table:table-cell table:style-name="ce819" office:value-type="string">
            <text:p>7</text:p>
          </table:table-cell>
          <table:table-cell table:style-name="ce819" table:number-columns-repeated="2"/>
          <table:table-cell table:style-name="ce819" table:formula="of:=COUNTIF([.B52:.B55];&quot;*&quot;)" office:value-type="float" office:value="0">
            <text:p>0</text:p>
          </table:table-cell>
          <table:table-cell table:style-name="ce580" office:value-type="string">
            <text:p>10</text:p>
          </table:table-cell>
          <table:table-cell table:style-name="ce819" table:formula="of:=IF([.D16]=0;&quot;&quot;;[.D16])">
            <text:p/>
          </table:table-cell>
          <table:table-cell table:style-name="ce819" table:number-columns-repeated="4"/>
          <table:table-cell table:style-name="ce580" table:number-columns-repeated="6"/>
          <table:table-cell table:number-columns-repeated="1008"/>
        </table:table-row>
        <table:table-row table:style-name="ro16">
          <table:table-cell table:style-name="ce821" table:formula="of:=[$'Sign-Ups'.E44]" office:value-type="float" office:value="0">
            <text:p>0</text:p>
          </table:table-cell>
          <table:table-cell table:style-name="ce821" table:formula="of:=iferror(__xludf.dummyfunction(&quot;split(A17:A30,&quot;&quot;/&quot;&quot;)&quot;);&quot;#VALUE!&quot;)" office:value-type="float" office:value="0">
            <text:p>#NAMN?</text:p>
          </table:table-cell>
          <table:table-cell table:style-name="ce821"/>
          <table:table-cell table:style-name="ce819" table:formula="of:=COUNTIF([.B57:.B60];&quot;*&quot;)" office:value-type="float" office:value="0">
            <text:p>0</text:p>
          </table:table-cell>
          <table:table-cell table:style-name="ce580" office:value-type="string">
            <text:p>11</text:p>
          </table:table-cell>
          <table:table-cell table:style-name="ce819" table:formula="of:=IF([.D17]=0;&quot;&quot;;[.D17])">
            <text:p/>
          </table:table-cell>
          <table:table-cell table:style-name="ce819" table:number-columns-repeated="4"/>
          <table:table-cell table:style-name="ce580" table:number-columns-repeated="6"/>
          <table:table-cell table:number-columns-repeated="1008"/>
        </table:table-row>
        <table:table-row table:style-name="ro16">
          <table:table-cell table:style-name="ce821" table:formula="of:=[$'Sign-Ups'.E45]" office:value-type="float" office:value="0">
            <text:p>0</text:p>
          </table:table-cell>
          <table:table-cell table:style-name="ce821" table:formula="of:=iferror(__xludf.dummyfunction(&quot;split(A18:A31,&quot;&quot;/&quot;&quot;)&quot;);&quot;#VALUE!&quot;)" office:value-type="float" office:value="0">
            <text:p>#NAMN?</text:p>
          </table:table-cell>
          <table:table-cell table:style-name="ce821"/>
          <table:table-cell table:style-name="ce819" table:formula="of:=COUNTIF([.B62:.B65];&quot;*&quot;)" office:value-type="float" office:value="0">
            <text:p>0</text:p>
          </table:table-cell>
          <table:table-cell table:style-name="ce580" office:value-type="string">
            <text:p>12</text:p>
          </table:table-cell>
          <table:table-cell table:style-name="ce819" table:formula="of:=IF([.D18]=0;&quot;&quot;;[.D18])">
            <text:p/>
          </table:table-cell>
          <table:table-cell table:style-name="ce819" table:number-columns-repeated="4"/>
          <table:table-cell table:style-name="ce580" table:number-columns-repeated="6"/>
          <table:table-cell table:number-columns-repeated="1008"/>
        </table:table-row>
        <table:table-row table:style-name="ro16">
          <table:table-cell table:style-name="ce821" table:formula="of:=[$'Sign-Ups'.E46]" office:value-type="float" office:value="0">
            <text:p>0</text:p>
          </table:table-cell>
          <table:table-cell table:style-name="ce821" table:formula="of:=iferror(__xludf.dummyfunction(&quot;split(A19:A32,&quot;&quot;/&quot;&quot;)&quot;);&quot;#VALUE!&quot;)" office:value-type="float" office:value="0">
            <text:p>#NAMN?</text:p>
          </table:table-cell>
          <table:table-cell table:style-name="ce821"/>
          <table:table-cell table:style-name="ce831" table:formula="of:=SUM([.D7:.D18])" office:value-type="float" office:value="0">
            <text:p>0</text:p>
          </table:table-cell>
          <table:table-cell table:style-name="ce580" table:number-columns-repeated="2"/>
          <table:table-cell table:style-name="ce819" office:value-type="string">
            <text:p>MIM-23 Hawk</text:p>
          </table:table-cell>
          <table:table-cell table:style-name="ce819" office:value-type="string">
            <text:p>HA/HK</text:p>
          </table:table-cell>
          <table:table-cell table:style-name="ce819" office:value-type="string">
            <text:p>24nm</text:p>
          </table:table-cell>
          <table:table-cell table:style-name="ce819" office:value-type="string">
            <text:p>200-65000'</text:p>
          </table:table-cell>
          <table:table-cell table:style-name="ce580" table:number-columns-repeated="6"/>
          <table:table-cell table:number-columns-repeated="1008"/>
        </table:table-row>
        <table:table-row table:style-name="ro16">
          <table:table-cell table:style-name="ce821" table:formula="of:=[$'Sign-Ups'.E47]" office:value-type="float" office:value="0">
            <text:p>0</text:p>
          </table:table-cell>
          <table:table-cell table:style-name="ce821" table:formula="of:=iferror(__xludf.dummyfunction(&quot;split(A20:A33,&quot;&quot;/&quot;&quot;)&quot;);&quot;#VALUE!&quot;)" office:value-type="float" office:value="0">
            <text:p>#NAMN?</text:p>
          </table:table-cell>
          <table:table-cell table:style-name="ce821"/>
          <table:table-cell table:style-name="ce580" table:number-columns-repeated="3"/>
          <table:table-cell table:style-name="ce819" office:value-type="string">
            <text:p>Admiral Kuznetsov</text:p>
          </table:table-cell>
          <table:table-cell table:style-name="ce819" office:value-type="string">
            <text:p>SW</text:p>
          </table:table-cell>
          <table:table-cell table:style-name="ce819" office:value-type="string">
            <text:p>0.8-6.5nm</text:p>
          </table:table-cell>
          <table:table-cell table:style-name="ce819" office:value-type="string">
            <text:p>60-26000'</text:p>
          </table:table-cell>
          <table:table-cell table:style-name="ce580" office:value-type="string">
            <text:p>TOR</text:p>
          </table:table-cell>
          <table:table-cell table:style-name="ce580" table:number-columns-repeated="5"/>
          <table:table-cell table:number-columns-repeated="1008"/>
        </table:table-row>
        <table:table-row table:style-name="ro16">
          <table:table-cell table:style-name="ce820" office:value-type="string">
            <text:p>2</text:p>
          </table:table-cell>
          <table:table-cell table:style-name="ce819" table:number-columns-repeated="2"/>
          <table:table-cell table:style-name="ce580" table:number-columns-repeated="3"/>
          <table:table-cell table:style-name="ce819" office:value-type="string">
            <text:p>Kirov Battlecruiser</text:p>
          </table:table-cell>
          <table:table-cell table:style-name="ce819" office:value-type="string">
            <text:p>HN</text:p>
          </table:table-cell>
          <table:table-cell table:style-name="ce819" office:value-type="string">
            <text:p>3-64nm</text:p>
          </table:table-cell>
          <table:table-cell table:style-name="ce819" office:value-type="string">
            <text:p>50-150000'</text:p>
          </table:table-cell>
          <table:table-cell table:style-name="ce580" office:value-type="string">
            <text:p>SA10</text:p>
          </table:table-cell>
          <table:table-cell table:style-name="ce580" table:number-columns-repeated="5"/>
          <table:table-cell table:number-columns-repeated="1008"/>
        </table:table-row>
        <table:table-row table:style-name="ro16">
          <table:table-cell table:style-name="ce821" table:formula="of:=[$'Sign-Ups'.K26]" office:value-type="string" office:string-value="Stranger/Lumme">
            <text:p>Stranger/Lumme</text:p>
          </table:table-cell>
          <table:table-cell table:style-name="ce821" table:formula="of:=iferror(__xludf.dummyfunction(&quot;split(A22:A35,&quot;&quot;/&quot;&quot;)&quot;);&quot;Stranger&quot;)" office:value-type="float" office:value="0">
            <text:p>#NAMN?</text:p>
          </table:table-cell>
          <table:table-cell table:style-name="ce821" table:formula="of:=iferror(__xludf.dummyfunction(&quot;&quot;&quot;COMPUTED_VALUE&quot;&quot;&quot;);&quot;Lumme&quot;)" office:value-type="float" office:value="0">
            <text:p>#NAMN?</text:p>
          </table:table-cell>
          <table:table-cell table:style-name="ce580" table:number-columns-repeated="3"/>
          <table:table-cell table:style-name="ce819" office:value-type="string">
            <text:p>Moskva Cruiser</text:p>
          </table:table-cell>
          <table:table-cell table:style-name="ce819" office:value-type="string">
            <text:p>T2</text:p>
          </table:table-cell>
          <table:table-cell table:style-name="ce819" office:value-type="string">
            <text:p>3-64nm</text:p>
          </table:table-cell>
          <table:table-cell table:style-name="ce819" office:value-type="string">
            <text:p>50-150000'</text:p>
          </table:table-cell>
          <table:table-cell table:style-name="ce580" office:value-type="string">
            <text:p>SA-10</text:p>
          </table:table-cell>
          <table:table-cell table:style-name="ce580" table:number-columns-repeated="5"/>
          <table:table-cell table:number-columns-repeated="1008"/>
        </table:table-row>
        <table:table-row table:style-name="ro16">
          <table:table-cell table:style-name="ce821" table:formula="of:=[$'Sign-Ups'.K27]" office:value-type="string" office:string-value="Xeno/Arbitrary">
            <text:p>Xeno/Arbitrary</text:p>
          </table:table-cell>
          <table:table-cell table:style-name="ce821" table:formula="of:=iferror(__xludf.dummyfunction(&quot;split(A23:A36,&quot;&quot;/&quot;&quot;)&quot;);&quot;Xeno&quot;)" office:value-type="float" office:value="0">
            <text:p>#NAMN?</text:p>
          </table:table-cell>
          <table:table-cell table:style-name="ce821" table:formula="of:=iferror(__xludf.dummyfunction(&quot;&quot;&quot;COMPUTED_VALUE&quot;&quot;&quot;);&quot;Arbitrary&quot;)" office:value-type="float" office:value="0">
            <text:p>#NAMN?</text:p>
          </table:table-cell>
          <table:table-cell table:style-name="ce580" table:number-columns-repeated="3"/>
          <table:table-cell table:style-name="ce819" office:value-type="string">
            <text:p>Neustrashimyy Frig.</text:p>
          </table:table-cell>
          <table:table-cell table:style-name="ce819" office:value-type="string">
            <text:p>TP</text:p>
          </table:table-cell>
          <table:table-cell table:style-name="ce819" office:value-type="string">
            <text:p>0.8-6.5nm</text:p>
          </table:table-cell>
          <table:table-cell table:style-name="ce819" office:value-type="string">
            <text:p>60-26000'</text:p>
          </table:table-cell>
          <table:table-cell table:style-name="ce580" office:value-type="string">
            <text:p>TOR</text:p>
          </table:table-cell>
          <table:table-cell table:style-name="ce580" table:number-columns-repeated="5"/>
          <table:table-cell table:number-columns-repeated="1008"/>
        </table:table-row>
        <table:table-row table:style-name="ro16">
          <table:table-cell table:style-name="ce821" table:formula="of:=[$'Sign-Ups'.K28]" office:value-type="float" office:value="0">
            <text:p>0</text:p>
          </table:table-cell>
          <table:table-cell table:style-name="ce821" table:formula="of:=iferror(__xludf.dummyfunction(&quot;split(A24:A37,&quot;&quot;/&quot;&quot;)&quot;);&quot;#VALUE!&quot;)" office:value-type="float" office:value="0">
            <text:p>#NAMN?</text:p>
          </table:table-cell>
          <table:table-cell table:style-name="ce821"/>
          <table:table-cell table:style-name="ce580" table:number-columns-repeated="3"/>
          <table:table-cell table:style-name="ce819" office:value-type="string">
            <text:p>Retsky Krivak Frig.</text:p>
          </table:table-cell>
          <table:table-cell table:style-name="ce819" office:value-type="string">
            <text:p>TP</text:p>
          </table:table-cell>
          <table:table-cell table:style-name="ce819" office:value-type="string">
            <text:p>7.5nm</text:p>
          </table:table-cell>
          <table:table-cell table:style-name="ce819" office:value-type="string">
            <text:p>21000'</text:p>
          </table:table-cell>
          <table:table-cell table:style-name="ce580" office:value-type="string">
            <text:p>OSA</text:p>
          </table:table-cell>
          <table:table-cell table:style-name="ce580" table:number-columns-repeated="5"/>
          <table:table-cell table:number-columns-repeated="1008"/>
        </table:table-row>
        <table:table-row table:style-name="ro16">
          <table:table-cell table:style-name="ce821" table:formula="of:=[$'Sign-Ups'.K29]" office:value-type="float" office:value="0">
            <text:p>0</text:p>
          </table:table-cell>
          <table:table-cell table:style-name="ce821" table:formula="of:=iferror(__xludf.dummyfunction(&quot;split(A25:A38,&quot;&quot;/&quot;&quot;)&quot;);&quot;#VALUE!&quot;)" office:value-type="float" office:value="0">
            <text:p>#NAMN?</text:p>
          </table:table-cell>
          <table:table-cell table:style-name="ce821"/>
          <table:table-cell table:style-name="ce580" table:number-columns-repeated="3"/>
          <table:table-cell table:style-name="ce819" office:value-type="string">
            <text:p>Grisha Corvette</text:p>
          </table:table-cell>
          <table:table-cell table:style-name="ce819" office:value-type="string">
            <text:p>HP</text:p>
          </table:table-cell>
          <table:table-cell table:style-name="ce819" office:value-type="string">
            <text:p>7.5nm</text:p>
          </table:table-cell>
          <table:table-cell table:style-name="ce819" office:value-type="string">
            <text:p>21000'</text:p>
          </table:table-cell>
          <table:table-cell table:style-name="ce580" office:value-type="string">
            <text:p>OSA</text:p>
          </table:table-cell>
          <table:table-cell table:style-name="ce580" table:number-columns-repeated="5"/>
          <table:table-cell table:number-columns-repeated="1008"/>
        </table:table-row>
        <table:table-row table:style-name="ro16">
          <table:table-cell table:style-name="ce819" office:value-type="string">
            <text:p>5</text:p>
          </table:table-cell>
          <table:table-cell table:style-name="ce819" table:number-columns-repeated="2"/>
          <table:table-cell table:style-name="ce580" table:number-columns-repeated="3"/>
          <table:table-cell table:style-name="ce819" office:value-type="string">
            <text:p>Molniya Corvette</text:p>
          </table:table-cell>
          <table:table-cell table:style-name="ce819" office:value-type="string">
            <text:p>PS</text:p>
          </table:table-cell>
          <table:table-cell table:style-name="ce819" office:value-type="string">
            <text:p>2.3nm</text:p>
          </table:table-cell>
          <table:table-cell table:style-name="ce819" office:value-type="string">
            <text:p>6000'</text:p>
          </table:table-cell>
          <table:table-cell table:style-name="ce580" table:number-columns-repeated="6"/>
          <table:table-cell table:number-columns-repeated="1008"/>
        </table:table-row>
        <table:table-row table:style-name="ro16">
          <table:table-cell table:style-name="ce821" table:formula="of:=[$'Sign-Ups'.K35]" office:value-type="string" office:string-value="Sauer">
            <text:p>Sauer</text:p>
          </table:table-cell>
          <table:table-cell table:style-name="ce821" table:formula="of:=iferror(__xludf.dummyfunction(&quot;split(A27:A40,&quot;&quot;/&quot;&quot;)&quot;);&quot;Sauer&quot;)" office:value-type="float" office:value="0">
            <text:p>#NAMN?</text:p>
          </table:table-cell>
          <table:table-cell table:style-name="ce821"/>
          <table:table-cell table:style-name="ce580" table:number-columns-repeated="3"/>
          <table:table-cell table:style-name="ce819" table:number-columns-repeated="4"/>
          <table:table-cell table:style-name="ce580" table:number-columns-repeated="6"/>
          <table:table-cell table:number-columns-repeated="1008"/>
        </table:table-row>
        <table:table-row table:style-name="ro16">
          <table:table-cell table:style-name="ce821" table:formula="of:=[$'Sign-Ups'.K36]" office:value-type="string" office:string-value="Soapy">
            <text:p>Soapy</text:p>
          </table:table-cell>
          <table:table-cell table:style-name="ce821" table:formula="of:=iferror(__xludf.dummyfunction(&quot;split(A28:A41,&quot;&quot;/&quot;&quot;)&quot;);&quot;Soapy&quot;)" office:value-type="float" office:value="0">
            <text:p>#NAMN?</text:p>
          </table:table-cell>
          <table:table-cell table:style-name="ce821"/>
          <table:table-cell table:style-name="ce580" table:number-columns-repeated="3"/>
          <table:table-cell table:style-name="ce819" table:number-columns-repeated="4"/>
          <table:table-cell table:style-name="ce580" table:number-columns-repeated="6"/>
          <table:table-cell table:number-columns-repeated="1008"/>
        </table:table-row>
        <table:table-row table:style-name="ro16">
          <table:table-cell table:style-name="ce821" table:formula="of:=[$'Sign-Ups'.K37]" office:value-type="float" office:value="0">
            <text:p>0</text:p>
          </table:table-cell>
          <table:table-cell table:style-name="ce821" table:formula="of:=iferror(__xludf.dummyfunction(&quot;split(A29:A42,&quot;&quot;/&quot;&quot;)&quot;);&quot;#VALUE!&quot;)" office:value-type="float" office:value="0">
            <text:p>#NAMN?</text:p>
          </table:table-cell>
          <table:table-cell table:style-name="ce821"/>
          <table:table-cell table:style-name="ce580"/>
          <table:table-cell table:style-name="ce819" office:value-type="string">
            <text:p>Threat Maths to whiteboard</text:p>
          </table:table-cell>
          <table:table-cell table:style-name="ce836"/>
          <table:table-cell table:style-name="ce819" table:number-columns-repeated="4"/>
          <table:table-cell table:style-name="ce580" table:number-columns-repeated="6"/>
          <table:table-cell table:number-columns-repeated="1008"/>
        </table:table-row>
        <table:table-row table:style-name="ro16">
          <table:table-cell table:style-name="ce821" table:formula="of:=[$'Sign-Ups'.K38]" office:value-type="string" office:string-value="Extortionist">
            <text:p>Extortionist</text:p>
          </table:table-cell>
          <table:table-cell table:style-name="ce821" table:formula="of:=iferror(__xludf.dummyfunction(&quot;split(A30:A43,&quot;&quot;/&quot;&quot;)&quot;);&quot;Extortionist&quot;)" office:value-type="float" office:value="0">
            <text:p>#NAMN?</text:p>
          </table:table-cell>
          <table:table-cell table:style-name="ce821"/>
          <table:table-cell table:style-name="ce819"/>
          <table:table-cell table:style-name="ce819" office:value-type="string">
            <text:p>surface to air</text:p>
          </table:table-cell>
          <table:table-cell table:style-name="ce819" office:value-type="string">
            <text:p>rwr</text:p>
          </table:table-cell>
          <table:table-cell table:style-name="ce819" office:value-type="string">
            <text:p>range</text:p>
          </table:table-cell>
          <table:table-cell table:style-name="ce819" office:value-type="string">
            <text:p>alt</text:p>
          </table:table-cell>
          <table:table-cell table:style-name="ce580" table:number-columns-repeated="8"/>
          <table:table-cell table:number-columns-repeated="1008"/>
        </table:table-row>
        <table:table-row table:style-name="ro16">
          <table:table-cell table:style-name="ce819" office:value-type="string">
            <text:p>8</text:p>
          </table:table-cell>
          <table:table-cell table:style-name="ce819" table:number-columns-repeated="3"/>
          <table:table-cell table:style-name="ce819" table:formula="of:=[$'Package Briefing'.C71]" office:value-type="string" office:string-value="SA-6 Gainful">
            <text:p>SA-6 Gainful</text:p>
          </table:table-cell>
          <table:table-cell table:style-name="ce818" table:formula="of:=VLOOKUP([.E31];[.G2:.J29];2;0)" office:value-type="string" office:string-value="FF / 6">
            <text:p>FF / 6</text:p>
          </table:table-cell>
          <table:table-cell table:style-name="ce818" table:formula="of:=VLOOKUP([.E31];[.G2:.J29];3;0)" office:value-type="string" office:string-value="0.5-13nm">
            <text:p>0.5-13nm</text:p>
          </table:table-cell>
          <table:table-cell table:style-name="ce818" table:formula="of:=VLOOKUP([.E31];[.G2:.J29];4;0)" office:value-type="string" office:string-value="100-30000'">
            <text:p>100-30000'</text:p>
          </table:table-cell>
          <table:table-cell table:style-name="ce580" table:number-columns-repeated="8"/>
          <table:table-cell table:number-columns-repeated="1008"/>
        </table:table-row>
        <table:table-row table:style-name="ro16">
          <table:table-cell table:style-name="ce821" table:formula="of:=[$'Sign-Ups'.K44]" office:value-type="string" office:string-value="Sneep">
            <text:p>Sneep</text:p>
          </table:table-cell>
          <table:table-cell table:style-name="ce821" table:formula="of:=iferror(__xludf.dummyfunction(&quot;split(A32:A45,&quot;&quot;/&quot;&quot;)&quot;);&quot;Sneep&quot;)" office:value-type="float" office:value="0">
            <text:p>#NAMN?</text:p>
          </table:table-cell>
          <table:table-cell table:style-name="ce821"/>
          <table:table-cell table:style-name="ce819"/>
          <table:table-cell table:style-name="ce819" table:formula="of:=[$'Package Briefing'.C72]" office:value-type="string" office:string-value="-">
            <text:p>-</text:p>
          </table:table-cell>
          <table:table-cell table:style-name="ce818" table:formula="of:=VLOOKUP([.E32];[.G2:.J29];2;0)" office:value-type="float" office:value="0">
            <text:p/>
          </table:table-cell>
          <table:table-cell table:style-name="ce818" table:formula="of:=VLOOKUP([.E32];[.G2:.J29];3;0)" office:value-type="float" office:value="0">
            <text:p/>
          </table:table-cell>
          <table:table-cell table:style-name="ce818" table:formula="of:=VLOOKUP([.E32];[.G2:.J29];4;0)" office:value-type="float" office:value="0">
            <text:p/>
          </table:table-cell>
          <table:table-cell table:style-name="ce580" table:number-columns-repeated="8"/>
          <table:table-cell table:number-columns-repeated="1008"/>
        </table:table-row>
        <table:table-row table:style-name="ro16">
          <table:table-cell table:style-name="ce821" table:formula="of:=[$'Sign-Ups'.K45]" office:value-type="float" office:value="0">
            <text:p>0</text:p>
          </table:table-cell>
          <table:table-cell table:style-name="ce821" table:formula="of:=iferror(__xludf.dummyfunction(&quot;split(A33:A46,&quot;&quot;/&quot;&quot;)&quot;);&quot;#VALUE!&quot;)" office:value-type="float" office:value="0">
            <text:p>#NAMN?</text:p>
          </table:table-cell>
          <table:table-cell table:style-name="ce821"/>
          <table:table-cell table:style-name="ce819"/>
          <table:table-cell table:style-name="ce819" table:formula="of:=[$'Package Briefing'.C73]" office:value-type="string" office:string-value="-">
            <text:p>-</text:p>
          </table:table-cell>
          <table:table-cell table:style-name="ce818" table:formula="of:=VLOOKUP([.E33];[.G2:.J29];2;0)" office:value-type="float" office:value="0">
            <text:p/>
          </table:table-cell>
          <table:table-cell table:style-name="ce818" table:formula="of:=VLOOKUP([.E33];[.G2:.J29];3;0)" office:value-type="float" office:value="0">
            <text:p/>
          </table:table-cell>
          <table:table-cell table:style-name="ce818" table:formula="of:=VLOOKUP([.E33];[.G2:.J29];4;0)" office:value-type="float" office:value="0">
            <text:p/>
          </table:table-cell>
          <table:table-cell table:style-name="ce580" table:number-columns-repeated="8"/>
          <table:table-cell table:number-columns-repeated="1008"/>
        </table:table-row>
        <table:table-row table:style-name="ro16">
          <table:table-cell table:style-name="ce821" table:formula="of:=[$'Sign-Ups'.K46]" office:value-type="float" office:value="0">
            <text:p>0</text:p>
          </table:table-cell>
          <table:table-cell table:style-name="ce821" table:formula="of:=iferror(__xludf.dummyfunction(&quot;split(A34:A47,&quot;&quot;/&quot;&quot;)&quot;);&quot;#VALUE!&quot;)" office:value-type="float" office:value="0">
            <text:p>#NAMN?</text:p>
          </table:table-cell>
          <table:table-cell table:style-name="ce821"/>
          <table:table-cell table:style-name="ce819"/>
          <table:table-cell table:style-name="ce819" table:formula="of:=[$'Package Briefing'.C74]" office:value-type="string" office:string-value="-">
            <text:p>-</text:p>
          </table:table-cell>
          <table:table-cell table:style-name="ce818" table:formula="of:=VLOOKUP([.E34];[.G2:.J29];2;0)" office:value-type="float" office:value="0">
            <text:p/>
          </table:table-cell>
          <table:table-cell table:style-name="ce818" table:formula="of:=VLOOKUP([.E34];[.G2:.J29];3;0)" office:value-type="float" office:value="0">
            <text:p/>
          </table:table-cell>
          <table:table-cell table:style-name="ce818" table:formula="of:=VLOOKUP([.E34];[.G2:.J29];4;0)" office:value-type="float" office:value="0">
            <text:p/>
          </table:table-cell>
          <table:table-cell table:style-name="ce580" table:number-columns-repeated="8"/>
          <table:table-cell table:number-columns-repeated="1008"/>
        </table:table-row>
        <table:table-row table:style-name="ro16">
          <table:table-cell table:style-name="ce821" table:formula="of:=[$'Sign-Ups'.K47]" office:value-type="float" office:value="0">
            <text:p>0</text:p>
          </table:table-cell>
          <table:table-cell table:style-name="ce821" table:formula="of:=iferror(__xludf.dummyfunction(&quot;split(A35:A48,&quot;&quot;/&quot;&quot;)&quot;);&quot;#VALUE!&quot;)" office:value-type="float" office:value="0">
            <text:p>#NAMN?</text:p>
          </table:table-cell>
          <table:table-cell table:style-name="ce821"/>
          <table:table-cell table:style-name="ce819"/>
          <table:table-cell table:style-name="ce819" table:formula="of:=[$'Package Briefing'.C75]" office:value-type="string" office:string-value="-">
            <text:p>-</text:p>
          </table:table-cell>
          <table:table-cell table:style-name="ce818" table:formula="of:=VLOOKUP([.E35];[.G2:.J29];2;0)" office:value-type="float" office:value="0">
            <text:p/>
          </table:table-cell>
          <table:table-cell table:style-name="ce818" table:formula="of:=VLOOKUP([.E35];[.G2:.J29];3;0)" office:value-type="float" office:value="0">
            <text:p/>
          </table:table-cell>
          <table:table-cell table:style-name="ce818" table:formula="of:=VLOOKUP([.E35];[.G2:.J29];4;0)" office:value-type="float" office:value="0">
            <text:p/>
          </table:table-cell>
          <table:table-cell table:style-name="ce580" table:number-columns-repeated="8"/>
          <table:table-cell table:number-columns-repeated="1008"/>
        </table:table-row>
        <table:table-row table:style-name="ro16">
          <table:table-cell table:style-name="ce820" office:value-type="string">
            <text:p>3</text:p>
          </table:table-cell>
          <table:table-cell table:style-name="ce819" table:number-columns-repeated="3"/>
          <table:table-cell table:style-name="ce819" table:formula="of:=[$'Package Briefing'.C76]" office:value-type="string" office:string-value="-">
            <text:p>-</text:p>
          </table:table-cell>
          <table:table-cell table:style-name="ce818" table:formula="of:=VLOOKUP([.E36];[.G2:.J29];2;0)" office:value-type="float" office:value="0">
            <text:p/>
          </table:table-cell>
          <table:table-cell table:style-name="ce818" table:formula="of:=VLOOKUP([.E36];[.G2:.J29];3;0)" office:value-type="float" office:value="0">
            <text:p/>
          </table:table-cell>
          <table:table-cell table:style-name="ce818" table:formula="of:=VLOOKUP([.E36];[.G2:.J29];4;0)" office:value-type="float" office:value="0">
            <text:p/>
          </table:table-cell>
          <table:table-cell table:style-name="ce580" table:number-columns-repeated="8"/>
          <table:table-cell table:number-columns-repeated="1008"/>
        </table:table-row>
        <table:table-row table:style-name="ro16">
          <table:table-cell table:style-name="ce821" table:formula="of:=[$'Sign-Ups'.Q26]" office:value-type="string" office:string-value="Bear">
            <text:p>Bear</text:p>
          </table:table-cell>
          <table:table-cell table:style-name="ce821" table:formula="of:=iferror(__xludf.dummyfunction(&quot;split(A37:A50,&quot;&quot;/&quot;&quot;)&quot;);&quot;Bear&quot;)" office:value-type="float" office:value="0">
            <text:p>#NAMN?</text:p>
          </table:table-cell>
          <table:table-cell table:style-name="ce821"/>
          <table:table-cell table:style-name="ce819"/>
          <table:table-cell table:style-name="ce819" table:formula="of:=[$'Package Briefing'.C77]" office:value-type="string" office:string-value="-">
            <text:p>-</text:p>
          </table:table-cell>
          <table:table-cell table:style-name="ce818" table:formula="of:=VLOOKUP([.E37];[.G2:.J29];2;0)" office:value-type="float" office:value="0">
            <text:p/>
          </table:table-cell>
          <table:table-cell table:style-name="ce818" table:formula="of:=VLOOKUP([.E37];[.G2:.J29];3;0)" office:value-type="float" office:value="0">
            <text:p/>
          </table:table-cell>
          <table:table-cell table:style-name="ce818" table:formula="of:=VLOOKUP([.E37];[.G2:.J29];4;0)" office:value-type="float" office:value="0">
            <text:p/>
          </table:table-cell>
          <table:table-cell table:style-name="ce580" table:number-columns-repeated="8"/>
          <table:table-cell table:number-columns-repeated="1008"/>
        </table:table-row>
        <table:table-row table:style-name="ro16">
          <table:table-cell table:style-name="ce821" table:formula="of:=[$'Sign-Ups'.Q27]" office:value-type="float" office:value="0">
            <text:p>0</text:p>
          </table:table-cell>
          <table:table-cell table:style-name="ce821" table:formula="of:=iferror(__xludf.dummyfunction(&quot;split(A38:A51,&quot;&quot;/&quot;&quot;)&quot;);&quot;#VALUE!&quot;)" office:value-type="float" office:value="0">
            <text:p>#NAMN?</text:p>
          </table:table-cell>
          <table:table-cell table:style-name="ce821"/>
          <table:table-cell table:style-name="ce819"/>
          <table:table-cell table:style-name="ce819" table:formula="of:=[$'Package Briefing'.C78]" office:value-type="string" office:string-value="-">
            <text:p>-</text:p>
          </table:table-cell>
          <table:table-cell table:style-name="ce818" table:formula="of:=VLOOKUP([.E38];[.G2:.J29];2;0)" office:value-type="float" office:value="0">
            <text:p/>
          </table:table-cell>
          <table:table-cell table:style-name="ce818" table:formula="of:=VLOOKUP([.E38];[.G2:.J29];3;0)" office:value-type="float" office:value="0">
            <text:p/>
          </table:table-cell>
          <table:table-cell table:style-name="ce818" table:formula="of:=VLOOKUP([.E38];[.G2:.J29];4;0)" office:value-type="float" office:value="0">
            <text:p/>
          </table:table-cell>
          <table:table-cell table:style-name="ce580" table:number-columns-repeated="8"/>
          <table:table-cell table:number-columns-repeated="1008"/>
        </table:table-row>
        <table:table-row table:style-name="ro16">
          <table:table-cell table:style-name="ce821" table:formula="of:=[$'Sign-Ups'.Q28]" office:value-type="string" office:string-value="Prime">
            <text:p>Prime</text:p>
          </table:table-cell>
          <table:table-cell table:style-name="ce821" table:formula="of:=iferror(__xludf.dummyfunction(&quot;split(A39:A52,&quot;&quot;/&quot;&quot;)&quot;);&quot;Prime&quot;)" office:value-type="float" office:value="0">
            <text:p>#NAMN?</text:p>
          </table:table-cell>
          <table:table-cell table:style-name="ce821"/>
          <table:table-cell table:style-name="ce819"/>
          <table:table-cell table:style-name="ce819" table:formula="of:=[$'Package Briefing'.C79]" office:value-type="string" office:string-value="-">
            <text:p>-</text:p>
          </table:table-cell>
          <table:table-cell table:style-name="ce818" table:formula="of:=VLOOKUP([.E39];[.G2:.J29];2;0)" office:value-type="float" office:value="0">
            <text:p/>
          </table:table-cell>
          <table:table-cell table:style-name="ce818" table:formula="of:=VLOOKUP([.E39];[.G2:.J29];3;0)" office:value-type="float" office:value="0">
            <text:p/>
          </table:table-cell>
          <table:table-cell table:style-name="ce818" table:formula="of:=VLOOKUP([.E39];[.G2:.J29];4;0)" office:value-type="float" office:value="0">
            <text:p/>
          </table:table-cell>
          <table:table-cell table:style-name="ce580" table:number-columns-repeated="8"/>
          <table:table-cell table:number-columns-repeated="1008"/>
        </table:table-row>
        <table:table-row table:style-name="ro16">
          <table:table-cell table:style-name="ce821" table:formula="of:=[$'Sign-Ups'.Q29]" office:value-type="string" office:string-value="SteelVyper">
            <text:p>SteelVyper</text:p>
          </table:table-cell>
          <table:table-cell table:style-name="ce821" table:formula="of:=iferror(__xludf.dummyfunction(&quot;split(A40:A53,&quot;&quot;/&quot;&quot;)&quot;);&quot;SteelVyper&quot;)" office:value-type="float" office:value="0">
            <text:p>#NAMN?</text:p>
          </table:table-cell>
          <table:table-cell table:style-name="ce821"/>
          <table:table-cell table:style-name="ce819"/>
          <table:table-cell table:style-name="ce819" table:formula="of:=[$'Package Briefing'.C80]" office:value-type="string" office:string-value="-">
            <text:p>-</text:p>
          </table:table-cell>
          <table:table-cell table:style-name="ce818" table:formula="of:=VLOOKUP([.E40];[.G2:.J29];2;0)" office:value-type="float" office:value="0">
            <text:p/>
          </table:table-cell>
          <table:table-cell table:style-name="ce818" table:formula="of:=VLOOKUP([.E40];[.G2:.J29];3;0)" office:value-type="float" office:value="0">
            <text:p/>
          </table:table-cell>
          <table:table-cell table:style-name="ce818" table:formula="of:=VLOOKUP([.E40];[.G2:.J29];4;0)" office:value-type="float" office:value="0">
            <text:p/>
          </table:table-cell>
          <table:table-cell table:style-name="ce580" table:number-columns-repeated="8"/>
          <table:table-cell table:number-columns-repeated="1008"/>
        </table:table-row>
        <table:table-row table:style-name="ro16">
          <table:table-cell table:style-name="ce819" office:value-type="string">
            <text:p>6</text:p>
          </table:table-cell>
          <table:table-cell table:style-name="ce819" table:number-columns-repeated="7"/>
          <table:table-cell table:style-name="ce580" table:number-columns-repeated="8"/>
          <table:table-cell table:number-columns-repeated="1008"/>
        </table:table-row>
        <table:table-row table:style-name="ro16">
          <table:table-cell table:style-name="ce821" table:formula="of:=[$'Sign-Ups'.Q35]" office:value-type="float" office:value="0">
            <text:p>0</text:p>
          </table:table-cell>
          <table:table-cell table:style-name="ce821" table:formula="of:=iferror(__xludf.dummyfunction(&quot;split(A42:A55,&quot;&quot;/&quot;&quot;)&quot;);&quot;#VALUE!&quot;)" office:value-type="float" office:value="0">
            <text:p>#NAMN?</text:p>
          </table:table-cell>
          <table:table-cell table:style-name="ce821"/>
          <table:table-cell table:style-name="ce819"/>
          <table:table-cell table:style-name="ce819" office:value-type="string">
            <text:p>air to air</text:p>
          </table:table-cell>
          <table:table-cell table:style-name="ce819" office:value-type="string">
            <text:p>rwr</text:p>
          </table:table-cell>
          <table:table-cell table:style-name="ce819" office:value-type="string">
            <text:p>threat</text:p>
          </table:table-cell>
          <table:table-cell table:style-name="ce819"/>
          <table:table-cell table:style-name="ce580" table:number-columns-repeated="8"/>
          <table:table-cell table:number-columns-repeated="1008"/>
        </table:table-row>
        <table:table-row table:style-name="ro16">
          <table:table-cell table:style-name="ce821" table:formula="of:=[$'Sign-Ups'.Q36]" office:value-type="string" office:string-value="cbjamo">
            <text:p>cbjamo</text:p>
          </table:table-cell>
          <table:table-cell table:style-name="ce821" table:formula="of:=iferror(__xludf.dummyfunction(&quot;split(A43:A56,&quot;&quot;/&quot;&quot;)&quot;);&quot;cbjamo&quot;)" office:value-type="float" office:value="0">
            <text:p>#NAMN?</text:p>
          </table:table-cell>
          <table:table-cell table:style-name="ce821"/>
          <table:table-cell table:style-name="ce819"/>
          <table:table-cell table:style-name="ce819" table:formula="of:=[$'Package Briefing'.K71]" office:value-type="string" office:string-value="F-5E Tiger II">
            <text:p>F-5E Tiger II</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Q37]" office:value-type="string" office:string-value="deadseed">
            <text:p>deadseed</text:p>
          </table:table-cell>
          <table:table-cell table:style-name="ce821" table:formula="of:=iferror(__xludf.dummyfunction(&quot;split(A44:A57,&quot;&quot;/&quot;&quot;)&quot;);&quot;deadseed&quot;)" office:value-type="float" office:value="0">
            <text:p>#NAMN?</text:p>
          </table:table-cell>
          <table:table-cell table:style-name="ce821"/>
          <table:table-cell table:style-name="ce819"/>
          <table:table-cell table:style-name="ce819" table:formula="of:=[$'Package Briefing'.K72]" office:value-type="string" office:string-value="MiG-29A Fulcrum">
            <text:p>MiG-29A Fulcrum</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Q38]" office:value-type="string" office:string-value="burno">
            <text:p>burno</text:p>
          </table:table-cell>
          <table:table-cell table:style-name="ce821" table:formula="of:=iferror(__xludf.dummyfunction(&quot;split(A45:A58,&quot;&quot;/&quot;&quot;)&quot;);&quot;burno&quot;)" office:value-type="float" office:value="0">
            <text:p>#NAMN?</text:p>
          </table:table-cell>
          <table:table-cell table:style-name="ce821"/>
          <table:table-cell table:style-name="ce819"/>
          <table:table-cell table:style-name="ce819" table:formula="of:=[$'Package Briefing'.K73]" office:value-type="string" office:string-value="F-4 Phantom">
            <text:p>F-4 Phantom</text:p>
          </table:table-cell>
          <table:table-cell table:style-name="ce819" table:number-columns-repeated="3"/>
          <table:table-cell table:style-name="ce580" table:number-columns-repeated="8"/>
          <table:table-cell table:number-columns-repeated="1008"/>
        </table:table-row>
        <table:table-row table:style-name="ro16">
          <table:table-cell table:style-name="ce819" office:value-type="string">
            <text:p>9</text:p>
          </table:table-cell>
          <table:table-cell table:style-name="ce819" table:number-columns-repeated="3"/>
          <table:table-cell table:style-name="ce819" table:formula="of:=[$'Package Briefing'.K74]"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Q44]" office:value-type="float" office:value="0">
            <text:p>0</text:p>
          </table:table-cell>
          <table:table-cell table:style-name="ce821" table:formula="of:=iferror(__xludf.dummyfunction(&quot;split(A47:A60,&quot;&quot;/&quot;&quot;)&quot;);&quot;#VALUE!&quot;)" office:value-type="float" office:value="0">
            <text:p>#NAMN?</text:p>
          </table:table-cell>
          <table:table-cell table:style-name="ce821"/>
          <table:table-cell table:style-name="ce819"/>
          <table:table-cell table:style-name="ce819" table:formula="of:=[$'Package Briefing'.K75]"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Q45]" office:value-type="float" office:value="0">
            <text:p>0</text:p>
          </table:table-cell>
          <table:table-cell table:style-name="ce821" table:formula="of:=iferror(__xludf.dummyfunction(&quot;split(A48:A61,&quot;&quot;/&quot;&quot;)&quot;);&quot;#VALUE!&quot;)" office:value-type="float" office:value="0">
            <text:p>#NAMN?</text:p>
          </table:table-cell>
          <table:table-cell table:style-name="ce821"/>
          <table:table-cell table:style-name="ce819"/>
          <table:table-cell table:style-name="ce819" table:formula="of:=[$'Package Briefing'.K76]"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Q46]" office:value-type="float" office:value="0">
            <text:p>0</text:p>
          </table:table-cell>
          <table:table-cell table:style-name="ce821" table:formula="of:=iferror(__xludf.dummyfunction(&quot;split(A49:A62,&quot;&quot;/&quot;&quot;)&quot;);&quot;#VALUE!&quot;)" office:value-type="float" office:value="0">
            <text:p>#NAMN?</text:p>
          </table:table-cell>
          <table:table-cell table:style-name="ce821"/>
          <table:table-cell table:style-name="ce819"/>
          <table:table-cell table:style-name="ce819" table:formula="of:=[$'Package Briefing'.K77]"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Q47]" office:value-type="float" office:value="0">
            <text:p>0</text:p>
          </table:table-cell>
          <table:table-cell table:style-name="ce821" table:formula="of:=iferror(__xludf.dummyfunction(&quot;split(A50:A63,&quot;&quot;/&quot;&quot;)&quot;);&quot;#VALUE!&quot;)" office:value-type="float" office:value="0">
            <text:p>#NAMN?</text:p>
          </table:table-cell>
          <table:table-cell table:style-name="ce821"/>
          <table:table-cell table:style-name="ce580"/>
          <table:table-cell table:style-name="ce819" table:formula="of:=[$'Package Briefing'.K78]" office:value-type="float" office:value="0">
            <text:p>0</text:p>
          </table:table-cell>
          <table:table-cell table:style-name="ce580" table:number-columns-repeated="11"/>
          <table:table-cell table:number-columns-repeated="1008"/>
        </table:table-row>
        <table:table-row table:style-name="ro16">
          <table:table-cell table:style-name="ce820" office:value-type="string">
            <text:p>10</text:p>
          </table:table-cell>
          <table:table-cell table:style-name="ce819" table:number-columns-repeated="2"/>
          <table:table-cell table:style-name="ce580"/>
          <table:table-cell table:style-name="ce819" table:formula="of:=[$'Package Briefing'.K79]" office:value-type="float" office:value="0">
            <text:p>0</text:p>
          </table:table-cell>
          <table:table-cell table:style-name="ce580" table:number-columns-repeated="11"/>
          <table:table-cell table:number-columns-repeated="1008"/>
        </table:table-row>
        <table:table-row table:style-name="ro16">
          <table:table-cell table:style-name="ce821" table:formula="of:=[$'Sign-Ups'.E53]" office:value-type="float" office:value="0">
            <text:p>0</text:p>
          </table:table-cell>
          <table:table-cell table:style-name="ce821" table:formula="of:=iferror(__xludf.dummyfunction(&quot;split(A52:A65,&quot;&quot;/&quot;&quot;)&quot;);&quot;#VALUE!&quot;)" office:value-type="float" office:value="0">
            <text:p>#NAMN?</text:p>
          </table:table-cell>
          <table:table-cell table:style-name="ce821"/>
          <table:table-cell table:style-name="ce580" table:number-columns-repeated="13"/>
          <table:table-cell table:number-columns-repeated="1008"/>
        </table:table-row>
        <table:table-row table:style-name="ro16">
          <table:table-cell table:style-name="ce821" table:formula="of:=[$'Sign-Ups'.E54]" office:value-type="float" office:value="0">
            <text:p>0</text:p>
          </table:table-cell>
          <table:table-cell table:style-name="ce821" table:formula="of:=iferror(__xludf.dummyfunction(&quot;split(A53:A66,&quot;&quot;/&quot;&quot;)&quot;);&quot;#VALUE!&quot;)" office:value-type="float" office:value="0">
            <text:p>#NAMN?</text:p>
          </table:table-cell>
          <table:table-cell table:style-name="ce821"/>
          <table:table-cell table:style-name="ce832" table:number-columns-repeated="5"/>
          <table:table-cell table:style-name="ce580"/>
          <table:table-cell table:style-name="ce819" office:value-type="string">
            <text:p>AIR THREATS</text:p>
          </table:table-cell>
          <table:table-cell table:style-name="ce819" office:value-type="string">
            <text:p>rwr</text:p>
          </table:table-cell>
          <table:table-cell table:style-name="ce819" office:value-type="string">
            <text:p>range</text:p>
          </table:table-cell>
          <table:table-cell table:style-name="ce580" table:number-columns-repeated="4"/>
          <table:table-cell table:number-columns-repeated="1008"/>
        </table:table-row>
        <table:table-row table:style-name="ro16">
          <table:table-cell table:style-name="ce821" table:formula="of:=[$'Sign-Ups'.E55]" office:value-type="float" office:value="0">
            <text:p>0</text:p>
          </table:table-cell>
          <table:table-cell table:style-name="ce821" table:formula="of:=iferror(__xludf.dummyfunction(&quot;split(A54:A67,&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F-14B Tomcat</text:p>
          </table:table-cell>
          <table:table-cell table:style-name="ce819" office:value-type="string">
            <text:p>14</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821" table:formula="of:=[$'Sign-Ups'.E56]" office:value-type="float" office:value="0">
            <text:p>0</text:p>
          </table:table-cell>
          <table:table-cell table:style-name="ce821" table:formula="of:=iferror(__xludf.dummyfunction(&quot;split(A55:A68,&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JF-17 Thunder</text:p>
          </table:table-cell>
          <table:table-cell table:style-name="ce819" office:value-type="string">
            <text:p>17</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819" office:value-type="string">
            <text:p>11</text:p>
          </table:table-cell>
          <table:table-cell table:style-name="ce819" table:number-columns-repeated="2"/>
          <table:table-cell table:style-name="ce580" table:number-columns-repeated="2"/>
          <table:table-cell table:style-name="ce837" table:number-columns-repeated="2"/>
          <table:table-cell table:style-name="ce580" table:number-columns-repeated="2"/>
          <table:table-cell table:style-name="ce819" office:value-type="string">
            <text:p>M-2000C Mirage</text:p>
          </table:table-cell>
          <table:table-cell table:style-name="ce819" office:value-type="string">
            <text:p>M2</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821" table:formula="of:=[$'Sign-Ups'.K53]" office:value-type="float" office:value="0">
            <text:p>0</text:p>
          </table:table-cell>
          <table:table-cell table:style-name="ce821" table:formula="of:=iferror(__xludf.dummyfunction(&quot;split(A57:A70,&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F-5E Tiger II</text:p>
          </table:table-cell>
          <table:table-cell table:style-name="ce819" office:value-type="string">
            <text:p>F5</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21" table:formula="of:=[$'Sign-Ups'.K54]" office:value-type="float" office:value="0">
            <text:p>0</text:p>
          </table:table-cell>
          <table:table-cell table:style-name="ce821" table:formula="of:=iferror(__xludf.dummyfunction(&quot;split(A58:A71,&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MiG-29A Fulcrum</text:p>
          </table:table-cell>
          <table:table-cell table:style-name="ce819" office:value-type="string">
            <text:p>29</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821" table:formula="of:=[$'Sign-Ups'.K55]" office:value-type="float" office:value="0">
            <text:p>0</text:p>
          </table:table-cell>
          <table:table-cell table:style-name="ce821" table:formula="of:=iferror(__xludf.dummyfunction(&quot;split(A59:A72,&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MiG-21 Fishbed</text:p>
          </table:table-cell>
          <table:table-cell table:style-name="ce819" office:value-type="string">
            <text:p>21</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21" table:formula="of:=[$'Sign-Ups'.K56]" office:value-type="float" office:value="0">
            <text:p>0</text:p>
          </table:table-cell>
          <table:table-cell table:style-name="ce821" table:formula="of:=iferror(__xludf.dummyfunction(&quot;split(A60:A73,&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Su-25T Frogfoot</text:p>
          </table:table-cell>
          <table:table-cell table:style-name="ce819" office:value-type="string">
            <text:p>-</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19" office:value-type="string">
            <text:p>12</text:p>
          </table:table-cell>
          <table:table-cell table:style-name="ce819" table:number-columns-repeated="2"/>
          <table:table-cell table:style-name="ce580" table:number-columns-repeated="2"/>
          <table:table-cell table:style-name="ce837" table:number-columns-repeated="2"/>
          <table:table-cell table:style-name="ce580" table:number-columns-repeated="2"/>
          <table:table-cell table:style-name="ce819" office:value-type="string">
            <text:p>MiG-23 Flogger</text:p>
          </table:table-cell>
          <table:table-cell table:style-name="ce819" office:value-type="string">
            <text:p>23</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821" table:formula="of:=[$'Sign-Ups'.Q53]" office:value-type="float" office:value="0">
            <text:p>0</text:p>
          </table:table-cell>
          <table:table-cell table:style-name="ce821" table:formula="of:=iferror(__xludf.dummyfunction(&quot;split(A62:A75,&quot;&quot;/&quot;&quot;)&quot;);&quot;#VALUE!&quot;)" office:value-type="float" office:value="0">
            <text:p>#NAMN?</text:p>
          </table:table-cell>
          <table:table-cell table:style-name="ce821"/>
          <table:table-cell table:style-name="ce832" table:number-columns-repeated="2"/>
          <table:table-cell table:style-name="ce838" table:number-columns-repeated="2"/>
          <table:table-cell table:style-name="ce832"/>
          <table:table-cell table:style-name="ce580"/>
          <table:table-cell table:style-name="ce819" office:value-type="string">
            <text:p>TU-22M Backfire</text:p>
          </table:table-cell>
          <table:table-cell table:style-name="ce819" office:value-type="string">
            <text:p>22</text:p>
          </table:table-cell>
          <table:table-cell table:style-name="ce819" office:value-type="string">
            <text:p>(Bomber)</text:p>
          </table:table-cell>
          <table:table-cell table:style-name="ce580" table:number-columns-repeated="4"/>
          <table:table-cell table:number-columns-repeated="1008"/>
        </table:table-row>
        <table:table-row table:style-name="ro16">
          <table:table-cell table:style-name="ce821" table:formula="of:=[$'Sign-Ups'.Q54]" office:value-type="float" office:value="0">
            <text:p>0</text:p>
          </table:table-cell>
          <table:table-cell table:style-name="ce821" table:formula="of:=iferror(__xludf.dummyfunction(&quot;split(A63:A76,&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SU-24 Fencer</text:p>
          </table:table-cell>
          <table:table-cell table:style-name="ce819" office:value-type="string">
            <text:p>24</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821" table:formula="of:=[$'Sign-Ups'.Q55]" office:value-type="float" office:value="0">
            <text:p>0</text:p>
          </table:table-cell>
          <table:table-cell table:style-name="ce821" table:formula="of:=iferror(__xludf.dummyfunction(&quot;split(A64:A77,&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MiG-19 Farmer</text:p>
          </table:table-cell>
          <table:table-cell table:style-name="ce819" office:value-type="string">
            <text:p>19</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21" table:formula="of:=[$'Sign-Ups'.Q56]" office:value-type="float" office:value="0">
            <text:p>0</text:p>
          </table:table-cell>
          <table:table-cell table:style-name="ce821" table:formula="of:=iferror(__xludf.dummyfunction(&quot;split(A65:A78,&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Su-27 Flanker</text:p>
          </table:table-cell>
          <table:table-cell table:style-name="ce819" office:value-type="string">
            <text:p>29</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Su-33 Flanker-D</text:p>
          </table:table-cell>
          <table:table-cell table:style-name="ce819" office:value-type="string">
            <text:p>29</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Su-30 Flanker-C</text:p>
          </table:table-cell>
          <table:table-cell table:style-name="ce819" office:value-type="string">
            <text:p>30</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MiG-31 Foxhound</text:p>
          </table:table-cell>
          <table:table-cell table:style-name="ce819" office:value-type="string">
            <text:p>31</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Su-34 Fullback</text:p>
          </table:table-cell>
          <table:table-cell table:style-name="ce819" office:value-type="string">
            <text:p>34</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A-50 Mainstay</text:p>
          </table:table-cell>
          <table:table-cell table:style-name="ce819" office:value-type="string">
            <text:p>50</text:p>
          </table:table-cell>
          <table:table-cell table:style-name="ce819" office:value-type="string">
            <text:p>(AWACS)</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Tu-95 Bear</text:p>
          </table:table-cell>
          <table:table-cell table:style-name="ce819" office:value-type="string">
            <text:p>95</text:p>
          </table:table-cell>
          <table:table-cell table:style-name="ce819" office: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Tu-160 Blackjack</text:p>
          </table:table-cell>
          <table:table-cell table:style-name="ce819" office:value-type="string">
            <text:p>BJ</text:p>
          </table:table-cell>
          <table:table-cell table:style-name="ce819" office: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F-4 Phantom</text:p>
          </table:table-cell>
          <table:table-cell table:style-name="ce819" office:value-type="string">
            <text:p>F4</text:p>
          </table:table-cell>
          <table:table-cell table:style-name="ce819" office:value-type="string">
            <text:p>Medium</text:p>
          </table:table-cell>
          <table:table-cell table:style-name="ce580" table:number-columns-repeated="4"/>
          <table:table-cell table:number-columns-repeated="1008"/>
        </table:table-row>
        <table:table-row table:style-name="ro16" table:number-rows-repeated="4">
          <table:table-cell table:style-name="ce580" table:number-columns-repeated="5"/>
          <table:table-cell table:style-name="ce837" table:number-columns-repeated="2"/>
          <table:table-cell table:style-name="ce580" table:number-columns-repeated="2"/>
          <table:table-cell table:style-name="ce819" table:number-columns-repeated="3"/>
          <table:table-cell table:style-name="ce580" table:number-columns-repeated="4"/>
          <table:table-cell table:number-columns-repeated="1008"/>
        </table:table-row>
        <table:table-row table:style-name="ro16">
          <table:table-cell table:style-name="ce580" table:number-columns-repeated="9"/>
          <table:table-cell table:style-name="ce819" office:value-type="string">
            <text:p>-</text:p>
          </table:table-cell>
          <table:table-cell table:style-name="ce819" table:number-columns-repeated="2"/>
          <table:table-cell table:style-name="ce580" table:number-columns-repeated="4"/>
          <table:table-cell table:number-columns-repeated="1008"/>
        </table:table-row>
        <table:table-row table:style-name="ro16" table:number-rows-repeated="4">
          <table:table-cell table:style-name="ce580" table:number-columns-repeated="16"/>
          <table:table-cell table:number-columns-repeated="1008"/>
        </table:table-row>
        <table:table-row table:style-name="ro16">
          <table:table-cell table:style-name="ce819"/>
          <table:table-cell table:style-name="ce819" office:value-type="string">
            <text:p>kneeboard stuff</text:p>
          </table:table-cell>
          <table:table-cell table:style-name="ce819"/>
          <table:table-cell table:style-name="ce819" office:value-type="string">
            <text:p>lat</text:p>
          </table:table-cell>
          <table:table-cell table:style-name="ce819" office:value-type="string">
            <text:p>long</text:p>
          </table:table-cell>
          <table:table-cell table:style-name="ce580" table:number-columns-repeated="11"/>
          <table:table-cell table:number-columns-repeated="1008"/>
        </table:table-row>
        <table:table-row table:style-name="ro16">
          <table:table-cell table:style-name="ce580" office:value-type="string">
            <text:p>WP 01</text:p>
          </table:table-cell>
          <table:table-cell table:style-name="ce819" table:formula="of:=IF(ISBLANK([$'Package Briefing'.M48]);;[.A84])" office:value-type="float" office:value="0">
            <text:p>Err:518</text:p>
          </table:table-cell>
          <table:table-cell table:style-name="ce819" table:formula="of:=UPPER([$'Package Briefing'.M48])">
            <text:p/>
          </table:table-cell>
          <table:table-cell table:style-name="ce819" table:formula="of:=IF([.C84]=(VLOOKUP([.C84];[$'Airport Tables'.A3:.L100];1;0));VLOOKUP([.C84];[$'Airport Tables'.A3:.L100];9;0);)" office:value-type="string" office:string-value="Err:511">
            <text:p>Err:511</text:p>
          </table:table-cell>
          <table:table-cell table:style-name="ce818" table:formula="of:=IF([.C84]=(VLOOKUP([.C84];[$'Airport Tables'.A3:.L100];1;0));VLOOKUP([.C84];[$'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2</text:p>
          </table:table-cell>
          <table:table-cell table:style-name="ce819" table:formula="of:=IF(ISBLANK([$'Package Briefing'.M49]);;[.A85])" office:value-type="float" office:value="0">
            <text:p>Err:518</text:p>
          </table:table-cell>
          <table:table-cell table:style-name="ce819" table:formula="of:=UPPER([$'Package Briefing'.M49])">
            <text:p/>
          </table:table-cell>
          <table:table-cell table:style-name="ce819" table:formula="of:=IF([.C85]=(VLOOKUP([.C85];[$'Airport Tables'.A3:.L100];1;0));VLOOKUP([.C85];[$'Airport Tables'.A3:.L100];9;0);)" office:value-type="string" office:string-value="Err:511">
            <text:p>Err:511</text:p>
          </table:table-cell>
          <table:table-cell table:style-name="ce818" table:formula="of:=IF([.C85]=(VLOOKUP([.C85];[$'Airport Tables'.A3:.L100];1;0));VLOOKUP([.C85];[$'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3</text:p>
          </table:table-cell>
          <table:table-cell table:style-name="ce819" table:formula="of:=IF(ISBLANK([$'Package Briefing'.M50]);;[.A86])" office:value-type="float" office:value="0">
            <text:p>Err:518</text:p>
          </table:table-cell>
          <table:table-cell table:style-name="ce819" table:formula="of:=UPPER([$'Package Briefing'.M50])">
            <text:p/>
          </table:table-cell>
          <table:table-cell table:style-name="ce819" table:formula="of:=IF([.C86]=(VLOOKUP([.C86];[$'Airport Tables'.A3:.L100];1;0));VLOOKUP([.C86];[$'Airport Tables'.A3:.L100];9;0);)" office:value-type="string" office:string-value="Err:511">
            <text:p>Err:511</text:p>
          </table:table-cell>
          <table:table-cell table:style-name="ce818" table:formula="of:=IF([.C86]=(VLOOKUP([.C86];[$'Airport Tables'.A3:.L100];1;0));VLOOKUP([.C86];[$'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4</text:p>
          </table:table-cell>
          <table:table-cell table:style-name="ce819" table:formula="of:=IF(ISBLANK([$'Package Briefing'.M51]);;[.A87])" office:value-type="float" office:value="0">
            <text:p>Err:518</text:p>
          </table:table-cell>
          <table:table-cell table:style-name="ce819" table:formula="of:=UPPER([$'Package Briefing'.M51])">
            <text:p/>
          </table:table-cell>
          <table:table-cell table:style-name="ce819" table:formula="of:=IF([.C87]=(VLOOKUP([.C87];[$'Airport Tables'.A3:.L100];1;0));VLOOKUP([.C87];[$'Airport Tables'.A3:.L100];9;0);)" office:value-type="string" office:string-value="Err:511">
            <text:p>Err:511</text:p>
          </table:table-cell>
          <table:table-cell table:style-name="ce818" table:formula="of:=IF([.C87]=(VLOOKUP([.C87];[$'Airport Tables'.A3:.L100];1;0));VLOOKUP([.C87];[$'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5</text:p>
          </table:table-cell>
          <table:table-cell table:style-name="ce819" table:formula="of:=IF(ISBLANK([$'Package Briefing'.M52]);;[.A88])" office:value-type="float" office:value="0">
            <text:p>Err:518</text:p>
          </table:table-cell>
          <table:table-cell table:style-name="ce819" table:formula="of:=UPPER([$'Package Briefing'.M52])">
            <text:p/>
          </table:table-cell>
          <table:table-cell table:style-name="ce819" table:formula="of:=IF([.C88]=(VLOOKUP([.C88];[$'Airport Tables'.A3:.L100];1;0));VLOOKUP([.C88];[$'Airport Tables'.A3:.L100];9;0);)" office:value-type="string" office:string-value="Err:511">
            <text:p>Err:511</text:p>
          </table:table-cell>
          <table:table-cell table:style-name="ce818" table:formula="of:=IF([.C88]=(VLOOKUP([.C88];[$'Airport Tables'.A3:.L100];1;0));VLOOKUP([.C88];[$'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6</text:p>
          </table:table-cell>
          <table:table-cell table:style-name="ce819" table:formula="of:=IF(ISBLANK([$'Package Briefing'.M53]);;[.A89])" office:value-type="float" office:value="0">
            <text:p>Err:518</text:p>
          </table:table-cell>
          <table:table-cell table:style-name="ce819" table:formula="of:=UPPER([$'Package Briefing'.M53])">
            <text:p/>
          </table:table-cell>
          <table:table-cell table:style-name="ce819" table:formula="of:=IF([.C89]=(VLOOKUP([.C89];[$'Airport Tables'.A3:.L100];1;0));VLOOKUP([.C89];[$'Airport Tables'.A3:.L100];9;0);)" office:value-type="string" office:string-value="Err:511">
            <text:p>Err:511</text:p>
          </table:table-cell>
          <table:table-cell table:style-name="ce818" table:formula="of:=IF([.C89]=(VLOOKUP([.C89];[$'Airport Tables'.A3:.L100];1;0));VLOOKUP([.C89];[$'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7</text:p>
          </table:table-cell>
          <table:table-cell table:style-name="ce819" table:formula="of:=IF(ISBLANK([$'Package Briefing'.M54]);;[.A90])" office:value-type="float" office:value="0">
            <text:p>Err:518</text:p>
          </table:table-cell>
          <table:table-cell table:style-name="ce819" table:formula="of:=UPPER([$'Package Briefing'.M54])">
            <text:p/>
          </table:table-cell>
          <table:table-cell table:style-name="ce819" table:formula="of:=IF([.C90]=(VLOOKUP([.C90];[$'Airport Tables'.A3:.L100];1;0));VLOOKUP([.C90];[$'Airport Tables'.A3:.L100];9;0);)" office:value-type="string" office:string-value="Err:511">
            <text:p>Err:511</text:p>
          </table:table-cell>
          <table:table-cell table:style-name="ce818" table:formula="of:=IF([.C90]=(VLOOKUP([.C90];[$'Airport Tables'.A3:.L100];1;0));VLOOKUP([.C90];[$'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8</text:p>
          </table:table-cell>
          <table:table-cell table:style-name="ce819" table:formula="of:=IF(ISBLANK([$'Package Briefing'.M55]);;[.A91])" office:value-type="float" office:value="0">
            <text:p>Err:518</text:p>
          </table:table-cell>
          <table:table-cell table:style-name="ce819" table:formula="of:=UPPER([$'Package Briefing'.M55])">
            <text:p/>
          </table:table-cell>
          <table:table-cell table:style-name="ce819" table:formula="of:=IF([.C91]=(VLOOKUP([.C91];[$'Airport Tables'.A3:.L100];1;0));VLOOKUP([.C91];[$'Airport Tables'.A3:.L100];9;0);)" office:value-type="string" office:string-value="Err:511">
            <text:p>Err:511</text:p>
          </table:table-cell>
          <table:table-cell table:style-name="ce818" table:formula="of:=IF([.C91]=(VLOOKUP([.C91];[$'Airport Tables'.A3:.L100];1;0));VLOOKUP([.C91];[$'Airport Tables'.A1:.L98];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9</text:p>
          </table:table-cell>
          <table:table-cell table:style-name="ce819" table:formula="of:=IF(ISBLANK([$'Package Briefing'.M56]);;[.A92])" office:value-type="float" office:value="0">
            <text:p>Err:518</text:p>
          </table:table-cell>
          <table:table-cell table:style-name="ce819" table:formula="of:=UPPER([$'Package Briefing'.M56])">
            <text:p/>
          </table:table-cell>
          <table:table-cell table:style-name="ce819" table:formula="of:=IF([.C92]=(VLOOKUP([.C92];[$'Airport Tables'.A3:.L100];1;0));VLOOKUP([.C92];[$'Airport Tables'.A3:.L100];9;0);)" office:value-type="string" office:string-value="Err:511">
            <text:p>Err:511</text:p>
          </table:table-cell>
          <table:table-cell table:style-name="ce818" table:formula="of:=IF([.C92]=(VLOOKUP([.C92];[$'Airport Tables'.A3:.L100];1;0));VLOOKUP([.C92];[$'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0</text:p>
          </table:table-cell>
          <table:table-cell table:style-name="ce819" table:formula="of:=IF(ISBLANK([$'Package Briefing'.M57]);;[.A93])" office:value-type="float" office:value="0">
            <text:p>Err:518</text:p>
          </table:table-cell>
          <table:table-cell table:style-name="ce819" table:formula="of:=UPPER([$'Package Briefing'.M57])">
            <text:p/>
          </table:table-cell>
          <table:table-cell table:style-name="ce819" table:formula="of:=IF([.C93]=(VLOOKUP([.C93];[$'Airport Tables'.A3:.L100];1;0));VLOOKUP([.C93];[$'Airport Tables'.A3:.L100];9;0);)" office:value-type="string" office:string-value="Err:511">
            <text:p>Err:511</text:p>
          </table:table-cell>
          <table:table-cell table:style-name="ce818" table:formula="of:=IF([.C93]=(VLOOKUP([.C93];[$'Airport Tables'.A3:.L100];1;0));VLOOKUP([.C93];[$'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1</text:p>
          </table:table-cell>
          <table:table-cell table:style-name="ce819" table:formula="of:=IF(ISBLANK([$'Package Briefing'.M58]);;[.A94])" office:value-type="float" office:value="0">
            <text:p>Err:518</text:p>
          </table:table-cell>
          <table:table-cell table:style-name="ce819" table:formula="of:=UPPER([$'Package Briefing'.M58])">
            <text:p/>
          </table:table-cell>
          <table:table-cell table:style-name="ce819" table:formula="of:=IF([.C94]=(VLOOKUP([.C94];[$'Airport Tables'.A3:.L100];1;0));VLOOKUP([.C94];[$'Airport Tables'.A3:.L100];9;0);)" office:value-type="string" office:string-value="Err:511">
            <text:p>Err:511</text:p>
          </table:table-cell>
          <table:table-cell table:style-name="ce818" table:formula="of:=IF([.C94]=(VLOOKUP([.C94];[$'Airport Tables'.A3:.L100];1;0));VLOOKUP([.C94];[$'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2</text:p>
          </table:table-cell>
          <table:table-cell table:style-name="ce819" table:formula="of:=IF(ISBLANK([$'Package Briefing'.M59]);;[.A95])" office:value-type="float" office:value="0">
            <text:p>Err:518</text:p>
          </table:table-cell>
          <table:table-cell table:style-name="ce819" table:formula="of:=UPPER([$'Package Briefing'.M59])">
            <text:p/>
          </table:table-cell>
          <table:table-cell table:style-name="ce819" table:formula="of:=IF([.C95]=(VLOOKUP([.C95];[$'Airport Tables'.A3:.L100];1;0));VLOOKUP([.C95];[$'Airport Tables'.A3:.L100];9;0);)" office:value-type="string" office:string-value="Err:511">
            <text:p>Err:511</text:p>
          </table:table-cell>
          <table:table-cell table:style-name="ce818" table:formula="of:=IF([.C95]=(VLOOKUP([.C95];[$'Airport Tables'.A3:.L100];1;0));VLOOKUP([.C95];[$'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3</text:p>
          </table:table-cell>
          <table:table-cell table:style-name="ce819" table:number-columns-repeated="4"/>
          <table:table-cell table:style-name="ce580" table:number-columns-repeated="11"/>
          <table:table-cell table:number-columns-repeated="1008"/>
        </table:table-row>
        <table:table-row table:style-name="ro16">
          <table:table-cell table:style-name="ce819" office:value-type="string">
            <text:p>WP 14</text:p>
          </table:table-cell>
          <table:table-cell table:style-name="ce819" table:number-columns-repeated="2"/>
          <table:table-cell table:style-name="ce819"/>
          <table:table-cell table:style-name="ce819"/>
          <table:table-cell table:style-name="ce580" table:number-columns-repeated="11"/>
          <table:table-cell table:number-columns-repeated="1008"/>
        </table:table-row>
        <table:table-row table:style-name="ro16">
          <table:table-cell table:style-name="ce819" office:value-type="string">
            <text:p>WP 15</text:p>
          </table:table-cell>
          <table:table-cell table:style-name="ce819" table:number-columns-repeated="4"/>
          <table:table-cell table:style-name="ce580" table:number-columns-repeated="11"/>
          <table:table-cell table:number-columns-repeated="1008"/>
        </table:table-row>
        <table:table-row table:style-name="ro16">
          <table:table-cell table:style-name="ce819" table:number-columns-repeated="3"/>
          <table:table-cell table:style-name="ce819"/>
          <table:table-cell table:style-name="ce819" table:number-columns-repeated="6"/>
          <table:table-cell table:style-name="ce580" table:number-columns-repeated="6"/>
          <table:table-cell table:number-columns-repeated="1008"/>
        </table:table-row>
        <table:table-row table:style-name="ro16">
          <table:table-cell table:style-name="ce819"/>
          <table:table-cell table:style-name="ce819" office:value-type="string">
            <text:p>airbase</text:p>
          </table:table-cell>
          <table:table-cell table:style-name="ce819" office:value-type="string">
            <text:p>elevation</text:p>
          </table:table-cell>
          <table:table-cell table:style-name="ce819" office:value-type="string">
            <text:p>runway</text:p>
          </table:table-cell>
          <table:table-cell table:style-name="ce819" office:value-type="string">
            <text:p>rwy length</text:p>
          </table:table-cell>
          <table:table-cell table:style-name="ce819" office:value-type="string">
            <text:p>ILS freq</text:p>
          </table:table-cell>
          <table:table-cell table:style-name="ce819" office:value-type="string">
            <text:p>ILS crs</text:p>
          </table:table-cell>
          <table:table-cell table:style-name="ce819" office:value-type="string">
            <text:p>TACAN</text:p>
          </table:table-cell>
          <table:table-cell table:style-name="ce819" office:value-type="string">
            <text:p>LAT</text:p>
          </table:table-cell>
          <table:table-cell table:style-name="ce819" office:value-type="string">
            <text:p>LONG</text:p>
          </table:table-cell>
          <table:table-cell table:style-name="ce580" table:number-columns-repeated="6"/>
          <table:table-cell table:number-columns-repeated="1008"/>
        </table:table-row>
        <table:table-row table:style-name="ro16">
          <table:table-cell table:style-name="ce819" office:value-type="string">
            <text:p>Land depart</text:p>
          </table:table-cell>
          <table:table-cell table:style-name="ce819" table:formula="of:=UPPER([$'Package Briefing'.M46])" office:value-type="string" office:string-value="DUBAI INTERNATIONAL">
            <text:p>DUBAI INTERNATIONAL</text:p>
          </table:table-cell>
          <table:table-cell table:style-name="ce819" table:formula="of:=VLOOKUP([.B101];[$'Airport Tables'.A3:.L100];7;0)" office:value-type="float" office:value="0">
            <text:p>#E/T</text:p>
          </table:table-cell>
          <table:table-cell table:style-name="ce819" table:formula="of:=(VLOOKUP([.B101];[$'Airport Tables'.A3:.L100];2;0))" office:value-type="float" office:value="0">
            <text:p>#E/T</text:p>
          </table:table-cell>
          <table:table-cell table:style-name="ce819" table:formula="of:=VLOOKUP([.B101];[$'Airport Tables'.A3:.L100];3;0)" office:value-type="float" office:value="0">
            <text:p>#E/T</text:p>
          </table:table-cell>
          <table:table-cell table:style-name="ce819" table:formula="of:=VLOOKUP([.B101];[$'Airport Tables'.A3:.L100];5;0)" office:value-type="float" office:value="0">
            <text:p>#E/T</text:p>
          </table:table-cell>
          <table:table-cell table:style-name="ce819" table:formula="of:=VLOOKUP([.B101];[$'Airport Tables'.A4:.L100];6;0)" office:value-type="float" office:value="0">
            <text:p>#E/T</text:p>
          </table:table-cell>
          <table:table-cell table:style-name="ce819" table:formula="of:=UPPER(VLOOKUP([.B101];[$'Airport Tables'.A3:.L100];4;0))" office:value-type="float" office:value="0">
            <text:p>#E/T</text:p>
          </table:table-cell>
          <table:table-cell table:style-name="ce819" table:formula="of:=VLOOKUP([.B101];[$'Airport Tables'.A3:.L100];9;0)" office:value-type="float" office:value="0">
            <text:p>#E/T</text:p>
          </table:table-cell>
          <table:table-cell table:style-name="ce819" table:formula="of:=VLOOKUP([.B101];[$'Airport Tables'.A3:.L100];10;0)" office:value-type="float" office:value="0">
            <text:p>#E/T</text:p>
          </table:table-cell>
          <table:table-cell table:style-name="ce580" table:number-columns-repeated="6"/>
          <table:table-cell table:number-columns-repeated="1008"/>
        </table:table-row>
        <table:table-row table:style-name="ro16">
          <table:table-cell table:style-name="ce819" office:value-type="string">
            <text:p>land recover</text:p>
          </table:table-cell>
          <table:table-cell table:style-name="ce819" table:formula="of:=UPPER(IF([$'Package Briefing'.M60]=[$'Package Briefing'.M46];&quot;      ''&quot;;[$'Package Briefing'.M60]))">
            <text:p/>
          </table:table-cell>
          <table:table-cell table:style-name="ce819" table:formula="of:=IF([.B102]=&quot;      ''&quot;;&quot;'' &quot;; VLOOKUP([.B102];[$'Airport Tables'.A3:.L100];7;0))" office:value-type="float" office:value="0">
            <text:p>#E/T</text:p>
          </table:table-cell>
          <table:table-cell table:style-name="ce819" table:formula="of:=IF([.B102]=&quot;      ''&quot;;&quot;''&quot;; UPPER(VLOOKUP([.B102];[$'Airport Tables'.A3:.L100];2;0)))" office:value-type="float" office:value="0">
            <text:p>#E/T</text:p>
          </table:table-cell>
          <table:table-cell table:style-name="ce819" table:formula="of:=IF([.B102]=&quot;      ''&quot;;&quot;''&quot;;VLOOKUP([.B102];[$'Airport Tables'.A3:.L100];3;0))" office:value-type="float" office:value="0">
            <text:p>#E/T</text:p>
          </table:table-cell>
          <table:table-cell table:style-name="ce819" table:formula="of:=IF([.B102]=&quot;      ''&quot;;&quot;''&quot;;VLOOKUP([.B102];[$'Airport Tables'.A4:.L100];5;0))" office:value-type="float" office:value="0">
            <text:p>#E/T</text:p>
          </table:table-cell>
          <table:table-cell table:style-name="ce819" table:formula="of:=IF([.B102]=&quot;      ''&quot;;&quot;''&quot;;VLOOKUP([.B102];[$'Airport Tables'.A4:.L100];6;0))" office:value-type="float" office:value="0">
            <text:p>#E/T</text:p>
          </table:table-cell>
          <table:table-cell table:style-name="ce819" table:formula="of:=IF([.B102]=&quot;      ''&quot;;&quot;''&quot;;UPPER(VLOOKUP([.B102];[$'Airport Tables'.A3:.L100];4;0)))" office:value-type="float" office:value="0">
            <text:p>#E/T</text:p>
          </table:table-cell>
          <table:table-cell table:style-name="ce819" table:formula="of:=IF([.B102]=&quot;      ''&quot;;&quot;''&quot;;VLOOKUP([.B102];[$'Airport Tables'.A3:.L100];9;0))" office:value-type="float" office:value="0">
            <text:p>#E/T</text:p>
          </table:table-cell>
          <table:table-cell table:style-name="ce819" table:formula="of:=IF([.B102]=&quot;      ''&quot;;&quot;''&quot;;VLOOKUP([.B102];[$'Airport Tables'.A3:.L100];10;0))" office:value-type="float" office:value="0">
            <text:p>#E/T</text:p>
          </table:table-cell>
          <table:table-cell table:style-name="ce580" table:number-columns-repeated="6"/>
          <table:table-cell table:number-columns-repeated="1008"/>
        </table:table-row>
        <table:table-row table:style-name="ro16">
          <table:table-cell table:style-name="ce819" office:value-type="string">
            <text:p>alternate</text:p>
          </table:table-cell>
          <table:table-cell table:style-name="ce819" table:formula="of:=UPPER([$'Package Briefing'.M61])">
            <text:p/>
          </table:table-cell>
          <table:table-cell table:style-name="ce819" table:formula="of:=VLOOKUP([.B103];[$'Airport Tables'.A3:.L100];7;0)" office:value-type="float" office:value="0">
            <text:p>#E/T</text:p>
          </table:table-cell>
          <table:table-cell table:style-name="ce819" table:formula="of:=UPPER(VLOOKUP([.B103];[$'Airport Tables'.A3:.L100];2;0))" office:value-type="float" office:value="0">
            <text:p>#E/T</text:p>
          </table:table-cell>
          <table:table-cell table:style-name="ce819" table:formula="of:=VLOOKUP([.B103];[$'Airport Tables'.A3:.L100];3;0)" office:value-type="float" office:value="0">
            <text:p>#E/T</text:p>
          </table:table-cell>
          <table:table-cell table:style-name="ce819" table:formula="of:=VLOOKUP([.B103];[$'Airport Tables'.A5:.L100];5;0)" office:value-type="float" office:value="0">
            <text:p>#E/T</text:p>
          </table:table-cell>
          <table:table-cell table:style-name="ce819" table:formula="of:=VLOOKUP([.B103];[$'Airport Tables'.A5:.L100];6;0)" office:value-type="float" office:value="0">
            <text:p>#E/T</text:p>
          </table:table-cell>
          <table:table-cell table:style-name="ce819" table:formula="of:=UPPER(VLOOKUP([.B103];[$'Airport Tables'.A3:.L100];4;0))" office:value-type="float" office:value="0">
            <text:p>#E/T</text:p>
          </table:table-cell>
          <table:table-cell table:style-name="ce819" table:formula="of:=VLOOKUP([.B103];[$'Airport Tables'.A3:.L100];9;0)" office:value-type="float" office:value="0">
            <text:p>#E/T</text:p>
          </table:table-cell>
          <table:table-cell table:style-name="ce819" table:formula="of:=VLOOKUP([.B103];[$'Airport Tables'.A3:.L100];10;0)" office:value-type="float" office:value="0">
            <text:p>#E/T</text:p>
          </table:table-cell>
          <table:table-cell table:style-name="ce580" table:number-columns-repeated="6"/>
          <table:table-cell table:number-columns-repeated="1008"/>
        </table:table-row>
        <table:table-row table:style-name="ro16">
          <table:table-cell table:style-name="ce819" office:value-type="string">
            <text:p>recover without ''</text:p>
          </table:table-cell>
          <table:table-cell table:style-name="ce819" table:formula="of:=[$'Package Briefing'.M60]" office:value-type="float" office:value="0">
            <text:p>0</text:p>
          </table:table-cell>
          <table:table-cell table:style-name="ce819" table:formula="of:=VLOOKUP([.B104];[$'Airport Tables'.A3:.L100];7;0)" office:value-type="float" office:value="0">
            <text:p>#E/T</text:p>
          </table:table-cell>
          <table:table-cell table:style-name="ce819" table:formula="of:=VLOOKUP([.B104];[$'Airport Tables'.A3:.L100];2;0)" office:value-type="float" office:value="0">
            <text:p>#E/T</text:p>
          </table:table-cell>
          <table:table-cell table:style-name="ce819" table:formula="of:=VLOOKUP([.B104];[$'Airport Tables'.A3:.L100];3;0)" office:value-type="float" office:value="0">
            <text:p>#E/T</text:p>
          </table:table-cell>
          <table:table-cell table:style-name="ce819" table:formula="of:=VLOOKUP([.B104];[$'Airport Tables'.A4:.L100];5;0)" office:value-type="float" office:value="0">
            <text:p>#E/T</text:p>
          </table:table-cell>
          <table:table-cell table:style-name="ce819" table:formula="of:=VLOOKUP([.B104];[$'Airport Tables'.A4:.L100];6;0)" office:value-type="float" office:value="0">
            <text:p>#E/T</text:p>
          </table:table-cell>
          <table:table-cell table:style-name="ce819" table:formula="of:=VLOOKUP([.B104];[$'Airport Tables'.A3:.L100];4;0)" office:value-type="float" office:value="0">
            <text:p>#E/T</text:p>
          </table:table-cell>
          <table:table-cell table:style-name="ce819" table:formula="of:=VLOOKUP([.B104];[$'Airport Tables'.A3:.L100];9;0)" office:value-type="float" office:value="0">
            <text:p>#E/T</text:p>
          </table:table-cell>
          <table:table-cell table:style-name="ce819" table:formula="of:=VLOOKUP([.B104];[$'Airport Tables'.A3:.L100];10;0)" office:value-type="float" office:value="0">
            <text:p>#E/T</text:p>
          </table:table-cell>
          <table:table-cell table:style-name="ce580" table:number-columns-repeated="6"/>
          <table:table-cell table:number-columns-repeated="1008"/>
        </table:table-row>
        <table:table-row table:style-name="ro16">
          <table:table-cell table:style-name="ce822"/>
          <table:table-cell table:style-name="ce580"/>
          <table:table-cell table:style-name="ce830"/>
          <table:table-cell table:style-name="ce580" table:number-columns-repeated="13"/>
          <table:table-cell table:number-columns-repeated="1008"/>
        </table:table-row>
        <table:table-row table:style-name="ro16">
          <table:table-cell table:style-name="ce819" office:value-type="string">
            <text:p>KNEEBOARD FLIGHTS</text:p>
          </table:table-cell>
          <table:table-cell table:style-name="ce819" table:number-columns-repeated="7"/>
          <table:table-cell table:style-name="ce819" office:value-type="string">
            <text:p>alt</text:p>
          </table:table-cell>
          <table:table-cell table:style-name="ce819" office:value-type="string">
            <text:p>laser</text:p>
          </table:table-cell>
          <table:table-cell table:style-name="ce580" table:number-columns-repeated="6"/>
          <table:table-cell table:number-columns-repeated="1008"/>
        </table:table-row>
        <table:table-row table:style-name="ro16">
          <table:table-cell table:style-name="ce819" table:formula="of:=[$'Sign-Ups'.D22]" office:value-type="string" office:string-value="Buttercup 1">
            <text:p>Buttercup 1</text:p>
          </table:table-cell>
          <table:table-cell table:style-name="ce817" table:formula="of:=UPPER(IF([.A107]=&quot;x&quot;;&quot; &quot;;[.A107]))" office:value-type="string" office:string-value="BUTTERCUP 1">
            <text:p>BUTTERCUP 1</text:p>
          </table:table-cell>
          <table:table-cell table:style-name="ce819" table:formula="of:=[$'Sign-Ups'.D23]" office:value-type="string" office:string-value="CAP">
            <text:p>CAP</text:p>
          </table:table-cell>
          <table:table-cell table:style-name="ce817" table:formula="of:=IF([.C107]=&quot;(Flight Closed)&quot;;&quot; &quot;;[.C107])" office:value-type="string" office:string-value="CAP">
            <text:p>CAP</text:p>
          </table:table-cell>
          <table:table-cell table:style-name="ce819" table:formula="of:=[$'Sign-Ups'.D26]" office:value-type="string" office:string-value="F-14B Tomcat">
            <text:p>F-14B Tomcat</text:p>
          </table:table-cell>
          <table:table-cell table:style-name="ce817" table:formula="of:=IF([.E107]=&quot;(Closed)&quot;;&quot; &quot;;[.E107])" office:value-type="string" office:string-value="F-14B Tomcat">
            <text:p>F-14B Tomcat</text:p>
          </table:table-cell>
          <table:table-cell table:style-name="ce819" table:formula="of:=[$'Sign-Ups'.D24]" office:value-type="float" office:value="261">
            <text:p>261</text:p>
          </table:table-cell>
          <table:table-cell table:style-name="ce840" table:formula="of:=IF([.G107]=&quot;x&quot;;&quot; &quot;;[.G107])" office:value-type="float" office:value="261">
            <text:p>261,00</text:p>
          </table:table-cell>
          <table:table-cell table:style-name="ce819" table:formula="of:=UPPER([$'Package Briefing'.O26])" office:value-type="string" office:string-value="FL350">
            <text:p>FL350</text:p>
          </table:table-cell>
          <table:table-cell table:style-name="ce819" table:formula="of:=[$'Package Briefing'.R26]" office:value-type="float" office:value="0">
            <text:p>0</text:p>
          </table:table-cell>
          <table:table-cell table:style-name="ce580" table:number-columns-repeated="6"/>
          <table:table-cell table:number-columns-repeated="1008"/>
        </table:table-row>
        <table:table-row table:style-name="ro16">
          <table:table-cell table:style-name="ce819" table:formula="of:=[$'Sign-Ups'.J22]" office:value-type="string" office:string-value="Buttercup 2">
            <text:p>Buttercup 2</text:p>
          </table:table-cell>
          <table:table-cell table:style-name="ce817" table:formula="of:=UPPER(IF([.A108]=&quot;x&quot;;&quot; &quot;;[.A108]))" office:value-type="string" office:string-value="BUTTERCUP 2">
            <text:p>BUTTERCUP 2</text:p>
          </table:table-cell>
          <table:table-cell table:style-name="ce819" table:formula="of:=[$'Sign-Ups'.J23]" office:value-type="string" office:string-value="CAP">
            <text:p>CAP</text:p>
          </table:table-cell>
          <table:table-cell table:style-name="ce817" table:formula="of:=IF([.C108]=&quot;(Flight Closed)&quot;;&quot; &quot;;[.C108])" office:value-type="string" office:string-value="CAP">
            <text:p>CAP</text:p>
          </table:table-cell>
          <table:table-cell table:style-name="ce819" table:formula="of:=[$'Sign-Ups'.J26]" office:value-type="string" office:string-value="F-14A Tomcat">
            <text:p>F-14A Tomcat</text:p>
          </table:table-cell>
          <table:table-cell table:style-name="ce817" table:formula="of:=IF([.E108]=&quot;(Closed)&quot;;&quot; &quot;;[.E108])" office:value-type="string" office:string-value="F-14A Tomcat">
            <text:p>F-14A Tomcat</text:p>
          </table:table-cell>
          <table:table-cell table:style-name="ce819" table:formula="of:=[$'Sign-Ups'.J24]" office:value-type="float" office:value="262">
            <text:p>262</text:p>
          </table:table-cell>
          <table:table-cell table:style-name="ce840" table:formula="of:=IF([.G108]=&quot;x&quot;;&quot; &quot;;[.G108])" office:value-type="float" office:value="262">
            <text:p>262,00</text:p>
          </table:table-cell>
          <table:table-cell table:style-name="ce819" table:formula="of:=UPPER([$'Package Briefing'.O27])" office:value-type="string" office:string-value="FL300">
            <text:p>FL300</text:p>
          </table:table-cell>
          <table:table-cell table:style-name="ce819" table:formula="of:=[$'Package Briefing'.R27]" office:value-type="float" office:value="0">
            <text:p>0</text:p>
          </table:table-cell>
          <table:table-cell table:style-name="ce580" table:number-columns-repeated="6"/>
          <table:table-cell table:number-columns-repeated="1008"/>
        </table:table-row>
        <table:table-row table:style-name="ro16">
          <table:table-cell table:style-name="ce819" table:formula="of:=[$'Sign-Ups'.P22]" office:value-type="string" office:string-value="Buttercup 3">
            <text:p>Buttercup 3</text:p>
          </table:table-cell>
          <table:table-cell table:style-name="ce817" table:formula="of:=UPPER(IF([.A109]=&quot;x&quot;;&quot; &quot;;[.A109]))" office:value-type="string" office:string-value="BUTTERCUP 3">
            <text:p>BUTTERCUP 3</text:p>
          </table:table-cell>
          <table:table-cell table:style-name="ce819" table:formula="of:=[$'Sign-Ups'.P23]" office:value-type="string" office:string-value="CAP">
            <text:p>CAP</text:p>
          </table:table-cell>
          <table:table-cell table:style-name="ce817" table:formula="of:=IF([.C109]=&quot;(Flight Closed)&quot;;&quot; &quot;;[.C109])" office:value-type="string" office:string-value="CAP">
            <text:p>CAP</text:p>
          </table:table-cell>
          <table:table-cell table:style-name="ce819" table:formula="of:=[$'Sign-Ups'.P26]" office:value-type="string" office:string-value="F-18C Hornet">
            <text:p>F-18C Hornet</text:p>
          </table:table-cell>
          <table:table-cell table:style-name="ce817" table:formula="of:=IF([.E109]=&quot;(Closed)&quot;;&quot; &quot;;[.E109])" office:value-type="string" office:string-value="F-18C Hornet">
            <text:p>F-18C Hornet</text:p>
          </table:table-cell>
          <table:table-cell table:style-name="ce819" table:formula="of:=[$'Sign-Ups'.P24]" office:value-type="float" office:value="263">
            <text:p>263</text:p>
          </table:table-cell>
          <table:table-cell table:style-name="ce840" table:formula="of:=IF([.G109]=&quot;x&quot;;&quot; &quot;;[.G109])" office:value-type="float" office:value="263">
            <text:p>263,00</text:p>
          </table:table-cell>
          <table:table-cell table:style-name="ce819" table:formula="of:=UPPER([$'Package Briefing'.O28])">
            <text:p/>
          </table:table-cell>
          <table:table-cell table:style-name="ce819" table:formula="of:=[$'Package Briefing'.R28]" office:value-type="float" office:value="0">
            <text:p>0</text:p>
          </table:table-cell>
          <table:table-cell table:style-name="ce580" table:number-columns-repeated="6"/>
          <table:table-cell table:number-columns-repeated="1008"/>
        </table:table-row>
        <table:table-row table:style-name="ro16">
          <table:table-cell table:style-name="ce819" table:formula="of:=[$'Sign-Ups'.D31]" office:value-type="string" office:string-value="Montoya 1">
            <text:p>Montoya 1</text:p>
          </table:table-cell>
          <table:table-cell table:style-name="ce817" table:formula="of:=UPPER(IF([.A110]=&quot;x&quot;;&quot; &quot;;[.A110]))" office:value-type="string" office:string-value="MONTOYA 1">
            <text:p>MONTOYA 1</text:p>
          </table:table-cell>
          <table:table-cell table:style-name="ce819" table:formula="of:=[$'Sign-Ups'.D32]" office:value-type="string" office:string-value="SEAD">
            <text:p>SEAD</text:p>
          </table:table-cell>
          <table:table-cell table:style-name="ce817" table:formula="of:=IF([.C110]=&quot;(Flight Closed)&quot;;&quot; &quot;;[.C110])" office:value-type="string" office:string-value="SEAD">
            <text:p>SEAD</text:p>
          </table:table-cell>
          <table:table-cell table:style-name="ce819" table:formula="of:=[$'Sign-Ups'.D35]" office:value-type="string" office:string-value="F-18C Hornet">
            <text:p>F-18C Hornet</text:p>
          </table:table-cell>
          <table:table-cell table:style-name="ce817" table:formula="of:=IF([.E110]=&quot;(Closed)&quot;;&quot; &quot;;[.E110])" office:value-type="string" office:string-value="F-18C Hornet">
            <text:p>F-18C Hornet</text:p>
          </table:table-cell>
          <table:table-cell table:style-name="ce819" table:formula="of:=[$'Sign-Ups'.D33]" office:value-type="float" office:value="264">
            <text:p>264</text:p>
          </table:table-cell>
          <table:table-cell table:style-name="ce840" table:formula="of:=IF([.G110]=&quot;x&quot;;&quot; &quot;;[.G110])" office:value-type="float" office:value="264">
            <text:p>264,00</text:p>
          </table:table-cell>
          <table:table-cell table:style-name="ce819" table:formula="of:=UPPER([$'Package Briefing'.O29])">
            <text:p/>
          </table:table-cell>
          <table:table-cell table:style-name="ce819" table:formula="of:=[$'Package Briefing'.R29]" office:value-type="float" office:value="0">
            <text:p>0</text:p>
          </table:table-cell>
          <table:table-cell table:style-name="ce580" table:number-columns-repeated="6"/>
          <table:table-cell table:number-columns-repeated="1008"/>
        </table:table-row>
        <table:table-row table:style-name="ro16">
          <table:table-cell table:style-name="ce819" table:formula="of:=[$'Sign-Ups'.J31]" office:value-type="string" office:string-value="Montoya 2">
            <text:p>Montoya 2</text:p>
          </table:table-cell>
          <table:table-cell table:style-name="ce817" table:formula="of:=UPPER(IF([.A111]=&quot;x&quot;;&quot; &quot;;[.A111]))" office:value-type="string" office:string-value="MONTOYA 2">
            <text:p>MONTOYA 2</text:p>
          </table:table-cell>
          <table:table-cell table:style-name="ce819" table:formula="of:=[$'Sign-Ups'.J32]" office:value-type="string" office:string-value="Strike">
            <text:p>Strike</text:p>
          </table:table-cell>
          <table:table-cell table:style-name="ce817" table:formula="of:=IF([.C111]=&quot;(Flight Closed)&quot;;&quot; &quot;;[.C111])" office:value-type="string" office:string-value="Strike">
            <text:p>Strike</text:p>
          </table:table-cell>
          <table:table-cell table:style-name="ce819" table:formula="of:=[$'Sign-Ups'.J35]" office:value-type="string" office:string-value="F-18C Hornet">
            <text:p>F-18C Hornet</text:p>
          </table:table-cell>
          <table:table-cell table:style-name="ce817" table:formula="of:=IF([.E111]=&quot;(Closed)&quot;;&quot; &quot;;[.E111])" office:value-type="string" office:string-value="F-18C Hornet">
            <text:p>F-18C Hornet</text:p>
          </table:table-cell>
          <table:table-cell table:style-name="ce819" table:formula="of:=[$'Sign-Ups'.J33]" office:value-type="float" office:value="265">
            <text:p>265</text:p>
          </table:table-cell>
          <table:table-cell table:style-name="ce840" table:formula="of:=IF([.G111]=&quot;x&quot;;&quot; &quot;;[.G111])" office:value-type="float" office:value="265">
            <text:p>265,00</text:p>
          </table:table-cell>
          <table:table-cell table:style-name="ce819" table:formula="of:=UPPER([$'Package Briefing'.O30])">
            <text:p/>
          </table:table-cell>
          <table:table-cell table:style-name="ce819" table:formula="of:=[$'Package Briefing'.R30]" office:value-type="float" office:value="0">
            <text:p>0</text:p>
          </table:table-cell>
          <table:table-cell table:style-name="ce580" table:number-columns-repeated="6"/>
          <table:table-cell table:number-columns-repeated="1008"/>
        </table:table-row>
        <table:table-row table:style-name="ro16">
          <table:table-cell table:style-name="ce819" table:formula="of:=[$'Sign-Ups'.P31]" office:value-type="string" office:string-value="Fezzik 1">
            <text:p>Fezzik 1</text:p>
          </table:table-cell>
          <table:table-cell table:style-name="ce817" table:formula="of:=UPPER(IF([.A112]=&quot;x&quot;;&quot; &quot;;[.A112]))" office:value-type="string" office:string-value="FEZZIK 1">
            <text:p>FEZZIK 1</text:p>
          </table:table-cell>
          <table:table-cell table:style-name="ce819" table:formula="of:=[$'Sign-Ups'.P32]" office:value-type="string" office:string-value="CAP">
            <text:p>CAP</text:p>
          </table:table-cell>
          <table:table-cell table:style-name="ce817" table:formula="of:=IF([.C112]=&quot;(Flight Closed)&quot;;&quot; &quot;;[.C112])" office:value-type="string" office:string-value="CAP">
            <text:p>CAP</text:p>
          </table:table-cell>
          <table:table-cell table:style-name="ce819" table:formula="of:=[$'Sign-Ups'.P35]" office:value-type="string" office:string-value="F-16C Falcon">
            <text:p>F-16C Falcon</text:p>
          </table:table-cell>
          <table:table-cell table:style-name="ce817" table:formula="of:=IF([.E112]=&quot;(Closed)&quot;;&quot; &quot;;[.E112])" office:value-type="string" office:string-value="F-16C Falcon">
            <text:p>F-16C Falcon</text:p>
          </table:table-cell>
          <table:table-cell table:style-name="ce819" table:formula="of:=[$'Sign-Ups'.P33]" office:value-type="float" office:value="267">
            <text:p>267</text:p>
          </table:table-cell>
          <table:table-cell table:style-name="ce840" table:formula="of:=IF([.G112]=&quot;x&quot;;&quot; &quot;;[.G112])" office:value-type="float" office:value="267">
            <text:p>267,00</text:p>
          </table:table-cell>
          <table:table-cell table:style-name="ce819" table:formula="of:=UPPER([$'Package Briefing'.O31])">
            <text:p/>
          </table:table-cell>
          <table:table-cell table:style-name="ce819" table:formula="of:=[$'Package Briefing'.R31]" office:value-type="float" office:value="0">
            <text:p>0</text:p>
          </table:table-cell>
          <table:table-cell table:style-name="ce580" table:number-columns-repeated="6"/>
          <table:table-cell table:number-columns-repeated="1008"/>
        </table:table-row>
        <table:table-row table:style-name="ro16">
          <table:table-cell table:style-name="ce819" table:formula="of:=[$'Sign-Ups'.D40]" office:value-type="string" office:string-value="Fezzik 2">
            <text:p>Fezzik 2</text:p>
          </table:table-cell>
          <table:table-cell table:style-name="ce817" table:formula="of:=UPPER(IF([.A113]=&quot;x&quot;;&quot; &quot;;[.A113]))" office:value-type="string" office:string-value="FEZZIK 2">
            <text:p>FEZZIK 2</text:p>
          </table:table-cell>
          <table:table-cell table:style-name="ce819" table:formula="of:=[$'Sign-Ups'.D41]" office:value-type="string" office:string-value="CAP">
            <text:p>CAP</text:p>
          </table:table-cell>
          <table:table-cell table:style-name="ce817" table:formula="of:=IF([.C113]=&quot;(Flight Closed)&quot;;&quot; &quot;;[.C113])" office:value-type="string" office:string-value="CAP">
            <text:p>CAP</text:p>
          </table:table-cell>
          <table:table-cell table:style-name="ce819" table:formula="of:=[$'Sign-Ups'.D44]" office:value-type="string" office:string-value="JF-17 Thunder">
            <text:p>JF-17 Thunder</text:p>
          </table:table-cell>
          <table:table-cell table:style-name="ce817" table:formula="of:=IF([.E113]=&quot;(Closed)&quot;;&quot; &quot;;[.E113])" office:value-type="string" office:string-value="JF-17 Thunder">
            <text:p>JF-17 Thunder</text:p>
          </table:table-cell>
          <table:table-cell table:style-name="ce819" table:formula="of:=[$'Sign-Ups'.D42]" office:value-type="float" office:value="268">
            <text:p>268</text:p>
          </table:table-cell>
          <table:table-cell table:style-name="ce840" table:formula="of:=IF([.G113]=&quot;x&quot;;&quot; &quot;;[.G113])" office:value-type="float" office:value="268">
            <text:p>268,00</text:p>
          </table:table-cell>
          <table:table-cell table:style-name="ce819" table:formula="of:=UPPER([$'Package Briefing'.O32])">
            <text:p/>
          </table:table-cell>
          <table:table-cell table:style-name="ce819" table:formula="of:=[$'Package Briefing'.R32]" office:value-type="float" office:value="0">
            <text:p>0</text:p>
          </table:table-cell>
          <table:table-cell table:style-name="ce580" table:number-columns-repeated="6"/>
          <table:table-cell table:number-columns-repeated="1008"/>
        </table:table-row>
        <table:table-row table:style-name="ro16">
          <table:table-cell table:style-name="ce819" table:formula="of:=[$'Sign-Ups'.J40]" office:value-type="string" office:string-value="Fezzik 3">
            <text:p>Fezzik 3</text:p>
          </table:table-cell>
          <table:table-cell table:style-name="ce817" table:formula="of:=UPPER(IF([.A114]=&quot;x&quot;;&quot; &quot;;[.A114]))" office:value-type="string" office:string-value="FEZZIK 3">
            <text:p>FEZZIK 3</text:p>
          </table:table-cell>
          <table:table-cell table:style-name="ce819" table:formula="of:=[$'Sign-Ups'.J41]" office:value-type="string" office:string-value="CAP">
            <text:p>CAP</text:p>
          </table:table-cell>
          <table:table-cell table:style-name="ce817" table:formula="of:=IF([.C114]=&quot;(Flight Closed)&quot;;&quot; &quot;;[.C114])" office:value-type="string" office:string-value="CAP">
            <text:p>CAP</text:p>
          </table:table-cell>
          <table:table-cell table:style-name="ce819" table:formula="of:=[$'Sign-Ups'.J44]" office:value-type="string" office:string-value="F-15C Eagle">
            <text:p>F-15C Eagle</text:p>
          </table:table-cell>
          <table:table-cell table:style-name="ce817" table:formula="of:=IF([.E114]=&quot;(Closed)&quot;;&quot; &quot;;[.E114])" office:value-type="string" office:string-value="F-15C Eagle">
            <text:p>F-15C Eagle</text:p>
          </table:table-cell>
          <table:table-cell table:style-name="ce819" table:formula="of:=[$'Sign-Ups'.J42]" office:value-type="float" office:value="269">
            <text:p>269</text:p>
          </table:table-cell>
          <table:table-cell table:style-name="ce840" table:formula="of:=IF([.G114]=&quot;x&quot;;&quot; &quot;;[.G114])" office:value-type="float" office:value="269">
            <text:p>269,00</text:p>
          </table:table-cell>
          <table:table-cell table:style-name="ce819" table:formula="of:=UPPER([$'Package Briefing'.O33])">
            <text:p/>
          </table:table-cell>
          <table:table-cell table:style-name="ce819" table:formula="of:=[$'Package Briefing'.R33]" office:value-type="float" office:value="0">
            <text:p>0</text:p>
          </table:table-cell>
          <table:table-cell table:style-name="ce580" table:number-columns-repeated="6"/>
          <table:table-cell table:number-columns-repeated="1008"/>
        </table:table-row>
        <table:table-row table:style-name="ro16">
          <table:table-cell table:style-name="ce819" table:formula="of:=[$'Sign-Ups'.P40]" office:value-type="string" office:string-value="x">
            <text:p>x</text:p>
          </table:table-cell>
          <table:table-cell table:style-name="ce817" table:formula="of:=UPPER(IF([.A115]=&quot;x&quot;;&quot; &quot;;[.A115]))" office:value-type="string" office:string-value=" ">
            <text:p><text:s/></text:p>
          </table:table-cell>
          <table:table-cell table:style-name="ce819" table:formula="of:=[$'Sign-Ups'.P41]" office:value-type="string" office:string-value="(Flight Closed)">
            <text:p>(Flight Closed)</text:p>
          </table:table-cell>
          <table:table-cell table:style-name="ce817" table:formula="of:=IF([.C115]=&quot;(Flight Closed)&quot;;&quot; &quot;;[.C115])" office:value-type="string" office:string-value=" ">
            <text:p><text:s/></text:p>
          </table:table-cell>
          <table:table-cell table:style-name="ce819" table:formula="of:=[$'Sign-Ups'.P44]" office:value-type="string" office:string-value="(Closed)">
            <text:p>(Closed)</text:p>
          </table:table-cell>
          <table:table-cell table:style-name="ce817" table:formula="of:=IF([.E115]=&quot;(Closed)&quot;;&quot; &quot;;[.E115])" office:value-type="string" office:string-value=" ">
            <text:p><text:s/></text:p>
          </table:table-cell>
          <table:table-cell table:style-name="ce819" table:formula="of:=[$'Sign-Ups'.P42]" office:value-type="string" office:string-value="x">
            <text:p>x</text:p>
          </table:table-cell>
          <table:table-cell table:style-name="ce841" table:formula="of:=IF([.G115]=&quot;x&quot;;&quot; &quot;;[.G115])" office:value-type="string" office:string-value=" ">
            <text:p><text:s/></text:p>
          </table:table-cell>
          <table:table-cell table:style-name="ce819" table:formula="of:=UPPER([$'Package Briefing'.O34])">
            <text:p/>
          </table:table-cell>
          <table:table-cell table:style-name="ce819" table:formula="of:=[$'Package Briefing'.R34]" office:value-type="float" office:value="0">
            <text:p>0</text:p>
          </table:table-cell>
          <table:table-cell table:style-name="ce580" table:number-columns-repeated="6"/>
          <table:table-cell table:number-columns-repeated="1008"/>
        </table:table-row>
        <table:table-row table:style-name="ro16">
          <table:table-cell table:style-name="ce580" table:number-columns-repeated="16"/>
          <table:table-cell table:number-columns-repeated="1008"/>
        </table:table-row>
        <table:table-row table:style-name="ro16">
          <table:table-cell table:style-name="ce580" office:value-type="string">
            <text:p>Creator Calculation</text:p>
          </table:table-cell>
          <table:table-cell table:style-name="ce580" table:number-columns-repeated="15"/>
          <table:table-cell table:number-columns-repeated="1008"/>
        </table:table-row>
        <table:table-row table:style-name="ro16">
          <table:table-cell table:style-name="ce580" table:formula="of:=VLOOKUP(&quot;a&quot;;[$'Mission Schedule'.B6:.D19];3;0)" office:value-type="string" office:string-value="Vähäkylä">
            <text:p>Vähäkylä</text:p>
          </table:table-cell>
          <table:table-cell table:style-name="ce580" office:value-type="string">
            <text:p>creator</text:p>
          </table:table-cell>
          <table:table-cell table:style-name="ce580" table:number-columns-repeated="14"/>
          <table:table-cell table:number-columns-repeated="1008"/>
        </table:table-row>
        <table:table-row table:style-name="ro16">
          <table:table-cell table:style-name="ce823" table:formula="of:=VLOOKUP(&quot;a&quot;;[$'Mission Schedule'.B6:.F19];2;0)" office:value-type="date" office:date-value="2021-05-08">
            <text:p>8-maj-2021</text:p>
          </table:table-cell>
          <table:table-cell table:style-name="ce580" office:value-type="string">
            <text:p>date</text:p>
          </table:table-cell>
          <table:table-cell table:style-name="ce580" table:number-columns-repeated="14"/>
          <table:table-cell table:number-columns-repeated="1008"/>
        </table:table-row>
        <table:table-row table:style-name="ro16" table:number-rows-repeated="5">
          <table:table-cell table:style-name="ce580" table:number-columns-repeated="16"/>
          <table:table-cell table:number-columns-repeated="1008"/>
        </table:table-row>
        <table:table-row table:style-name="ro16">
          <table:table-cell table:style-name="ce580" office:value-type="string">
            <text:p>TIME ZONE CONVERSION</text:p>
          </table:table-cell>
          <table:table-cell table:style-name="ce580" office:value-type="string">
            <text:p>THANKS RAILROADS!</text:p>
          </table:table-cell>
          <table:table-cell table:style-name="ce580" table:number-columns-repeated="3"/>
          <table:table-cell table:style-name="ce580" office:value-type="string">
            <text:p>time list</text:p>
          </table:table-cell>
          <table:table-cell table:style-name="ce580" table:number-columns-repeated="10"/>
          <table:table-cell table:number-columns-repeated="1008"/>
        </table:table-row>
        <table:table-row table:style-name="ro16">
          <table:table-cell table:style-name="ce321" office:value-type="string">
            <text:p>NO</text:p>
          </table:table-cell>
          <table:table-cell table:style-name="ce580" office:value-type="string">
            <text:p>YES</text:p>
          </table:table-cell>
          <table:table-cell table:style-name="ce580" office:value-type="string">
            <text:p>standard time</text:p>
          </table:table-cell>
          <table:table-cell table:style-name="ce580" office:value-type="string">
            <text:p>daylight time</text:p>
          </table:table-cell>
          <table:table-cell table:style-name="ce580" office:value-type="string">
            <text:p>is DST?</text:p>
          </table:table-cell>
          <table:table-cell table:style-name="ce580" table:formula="of:=INDIRECT([$'Sign-Ups'.S3])" office:value-type="float" office:value="0">
            <text:p>#VÄRDE!</text:p>
          </table:table-cell>
          <table:table-cell table:style-name="ce580" table:number-columns-repeated="10"/>
          <table:table-cell table:number-columns-repeated="1008"/>
        </table:table-row>
        <table:table-row table:style-name="ro16">
          <table:table-cell table:style-name="ce824" office:value-type="string">
            <text:p>GMT</text:p>
          </table:table-cell>
          <table:table-cell table:style-name="ce827" office:value-type="string">
            <text:p>GMT</text:p>
          </table:table-cell>
          <table:table-cell table:style-name="ce827" office:value-type="string">
            <text:p>0</text:p>
          </table:table-cell>
          <table:table-cell table:style-name="ce833" office:value-type="string">
            <text:p>0</text:p>
          </table:table-cell>
          <table:table-cell table:style-name="ce321" office:value-type="string">
            <text:p>YES</text:p>
          </table:table-cell>
          <table:table-cell table:style-name="ce580" office:value-type="string">
            <text:p>BST</text:p>
          </table:table-cell>
          <table:table-cell table:style-name="ce580" table:number-columns-repeated="10"/>
          <table:table-cell table:number-columns-repeated="1008"/>
        </table:table-row>
        <table:table-row table:style-name="ro16">
          <table:table-cell table:style-name="ce825" office:value-type="string">
            <text:p>BDT</text:p>
          </table:table-cell>
          <table:table-cell table:style-name="ce580" office:value-type="string">
            <text:p>BST</text:p>
          </table:table-cell>
          <table:table-cell table:style-name="ce580" office:value-type="string">
            <text:p>0</text:p>
          </table:table-cell>
          <table:table-cell table:style-name="ce822" table:formula="of:=1" office:value-type="float" office:value="1">
            <text:p>1</text:p>
          </table:table-cell>
          <table:table-cell table:style-name="ce321" office:value-type="string">
            <text:p>NO</text:p>
          </table:table-cell>
          <table:table-cell table:style-name="ce580" office:value-type="string">
            <text:p>CEST</text:p>
          </table:table-cell>
          <table:table-cell table:style-name="ce580" table:number-columns-repeated="10"/>
          <table:table-cell table:number-columns-repeated="1008"/>
        </table:table-row>
        <table:table-row table:style-name="ro16">
          <table:table-cell table:style-name="ce825" office:value-type="string">
            <text:p>CET</text:p>
          </table:table-cell>
          <table:table-cell table:style-name="ce580" office:value-type="string">
            <text:p>CEST</text:p>
          </table:table-cell>
          <table:table-cell table:style-name="ce580" office:value-type="string">
            <text:p>1</text:p>
          </table:table-cell>
          <table:table-cell table:style-name="ce822" table:formula="of:=2" office:value-type="float" office:value="2">
            <text:p>2</text:p>
          </table:table-cell>
          <table:table-cell/>
          <table:table-cell table:style-name="ce580" office:value-type="string">
            <text:p>EDT</text:p>
          </table:table-cell>
          <table:table-cell table:style-name="ce580" table:number-columns-repeated="10"/>
          <table:table-cell table:number-columns-repeated="1008"/>
        </table:table-row>
        <table:table-row table:style-name="ro16">
          <table:table-cell table:style-name="ce825" office:value-type="string">
            <text:p>EST</text:p>
          </table:table-cell>
          <table:table-cell table:style-name="ce580" office:value-type="string">
            <text:p>EDT</text:p>
          </table:table-cell>
          <table:table-cell table:style-name="ce580" office:value-type="string">
            <text:p>5</text:p>
          </table:table-cell>
          <table:table-cell table:style-name="ce822" office:value-type="string">
            <text:p>4</text:p>
          </table:table-cell>
          <table:table-cell/>
          <table:table-cell table:style-name="ce580" office:value-type="string">
            <text:p>CDT</text:p>
          </table:table-cell>
          <table:table-cell table:style-name="ce580" table:number-columns-repeated="10"/>
          <table:table-cell table:number-columns-repeated="1008"/>
        </table:table-row>
        <table:table-row table:style-name="ro16">
          <table:table-cell table:style-name="ce825" office:value-type="string">
            <text:p>CST</text:p>
          </table:table-cell>
          <table:table-cell table:style-name="ce580" office:value-type="string">
            <text:p>CDT</text:p>
          </table:table-cell>
          <table:table-cell table:style-name="ce580" office:value-type="string">
            <text:p>6</text:p>
          </table:table-cell>
          <table:table-cell table:style-name="ce822" office:value-type="string">
            <text:p>5</text:p>
          </table:table-cell>
          <table:table-cell/>
          <table:table-cell table:style-name="ce580" office:value-type="string">
            <text:p>MDT</text:p>
          </table:table-cell>
          <table:table-cell table:style-name="ce580" table:number-columns-repeated="10"/>
          <table:table-cell table:number-columns-repeated="1008"/>
        </table:table-row>
        <table:table-row table:style-name="ro16">
          <table:table-cell table:style-name="ce825" office:value-type="string">
            <text:p>MST</text:p>
          </table:table-cell>
          <table:table-cell table:style-name="ce580" office:value-type="string">
            <text:p>MDT</text:p>
          </table:table-cell>
          <table:table-cell table:style-name="ce580" office:value-type="string">
            <text:p>7</text:p>
          </table:table-cell>
          <table:table-cell table:style-name="ce822" office:value-type="string">
            <text:p>6</text:p>
          </table:table-cell>
          <table:table-cell/>
          <table:table-cell table:style-name="ce580" office:value-type="string">
            <text:p>PDT</text:p>
          </table:table-cell>
          <table:table-cell table:style-name="ce580" table:number-columns-repeated="10"/>
          <table:table-cell table:number-columns-repeated="1008"/>
        </table:table-row>
        <table:table-row table:style-name="ro16">
          <table:table-cell table:style-name="ce825" office:value-type="string">
            <text:p>PST</text:p>
          </table:table-cell>
          <table:table-cell table:style-name="ce580" office:value-type="string">
            <text:p>PDT</text:p>
          </table:table-cell>
          <table:table-cell table:style-name="ce580" office:value-type="string">
            <text:p>8</text:p>
          </table:table-cell>
          <table:table-cell table:style-name="ce822" office:value-type="string">
            <text:p>7</text:p>
          </table:table-cell>
          <table:table-cell/>
          <table:table-cell table:style-name="ce580" office:value-type="string">
            <text:p>EEDT</text:p>
          </table:table-cell>
          <table:table-cell table:style-name="ce580" table:number-columns-repeated="10"/>
          <table:table-cell table:number-columns-repeated="1008"/>
        </table:table-row>
        <table:table-row table:style-name="ro16">
          <table:table-cell table:style-name="ce825" office:value-type="string">
            <text:p>EEST</text:p>
          </table:table-cell>
          <table:table-cell table:style-name="ce580" office:value-type="string">
            <text:p>EEDT</text:p>
          </table:table-cell>
          <table:table-cell table:style-name="ce580" office:value-type="string">
            <text:p>3</text:p>
          </table:table-cell>
          <table:table-cell table:style-name="ce822" office:value-type="string">
            <text:p>2</text:p>
          </table:table-cell>
          <table:table-cell/>
          <table:table-cell table:style-name="ce580" office:value-type="string">
            <text:p>AEDT</text:p>
          </table:table-cell>
          <table:table-cell table:style-name="ce580" table:number-columns-repeated="10"/>
          <table:table-cell table:number-columns-repeated="1008"/>
        </table:table-row>
        <table:table-row table:style-name="ro16">
          <table:table-cell table:style-name="ce825" office:value-type="string">
            <text:p>AEST</text:p>
          </table:table-cell>
          <table:table-cell table:style-name="ce580" office:value-type="string">
            <text:p>AEDT</text:p>
          </table:table-cell>
          <table:table-cell table:style-name="ce580" office:value-type="string">
            <text:p>11</text:p>
          </table:table-cell>
          <table:table-cell table:style-name="ce822" office:value-type="string">
            <text:p>10</text:p>
          </table:table-cell>
          <table:table-cell/>
          <table:table-cell table:style-name="ce580" table:number-columns-repeated="11"/>
          <table:table-cell table:number-columns-repeated="1008"/>
        </table:table-row>
        <table:table-row table:style-name="ro16" table:number-rows-repeated="6">
          <table:table-cell table:style-name="ce825"/>
          <table:table-cell table:style-name="ce580" table:number-columns-repeated="2"/>
          <table:table-cell table:style-name="ce822"/>
          <table:table-cell table:style-name="ce580" table:number-columns-repeated="12"/>
          <table:table-cell table:number-columns-repeated="1008"/>
        </table:table-row>
        <table:table-row table:style-name="ro16">
          <table:table-cell table:style-name="ce826"/>
          <table:table-cell table:style-name="ce828" table:number-columns-repeated="2"/>
          <table:table-cell table:style-name="ce834"/>
          <table:table-cell table:style-name="ce580" table:number-columns-repeated="12"/>
          <table:table-cell table:number-columns-repeated="1008"/>
        </table:table-row>
        <table:table-row table:style-name="ro16" table:number-rows-repeated="59">
          <table:table-cell table:style-name="ce580" table:number-columns-repeated="16"/>
          <table:table-cell table:number-columns-repeated="1008"/>
        </table:table-row>
        <table:table-row table:style-name="ro4" table:number-rows-repeated="1048374">
          <table:table-cell table:number-columns-repeated="1024"/>
        </table:table-row>
        <table:table-row table:style-name="ro4">
          <table:table-cell table:number-columns-repeated="1024"/>
        </table:table-row>
        <table:named-expressions/>
      </table:table>
      <table:table table:name="test" table:style-name="ta7">
        <table:table-column table:style-name="co6"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Images" table:style-name="ta8">
        <table:table-column table:style-name="co43" table:default-cell-style-name="Default"/>
        <table:table-column table:style-name="co44" table:default-cell-style-name="Default"/>
        <table:table-column table:style-name="co6" table:number-columns-repeated="1022" table:default-cell-style-name="Default"/>
        <table:table-row table:style-name="ro4">
          <table:table-cell table:number-columns-repeated="1024"/>
        </table:table-row>
        <table:table-row table:style-name="ro16">
          <table:table-cell/>
          <table:table-cell table:style-name="ce671"/>
          <table:table-cell table:number-columns-repeated="1022"/>
        </table:table-row>
        <table:table-row table:style-name="ro16">
          <table:table-cell/>
          <table:table-cell table:style-name="ce672"/>
          <table:table-cell table:number-columns-repeated="1022"/>
        </table:table-row>
        <table:table-row table:style-name="ro16">
          <table:table-cell/>
          <table:table-cell table:style-name="ce673"/>
          <table:table-cell table:number-columns-repeated="1022"/>
        </table:table-row>
        <table:table-row table:style-name="ro16">
          <table:table-cell/>
          <table:table-cell table:style-name="ce674"/>
          <table:table-cell table:number-columns-repeated="1022"/>
        </table:table-row>
        <table:table-row table:style-name="ro16">
          <table:table-cell/>
          <table:table-cell table:style-name="ce675"/>
          <table:table-cell table:number-columns-repeated="1022"/>
        </table:table-row>
        <table:table-row table:style-name="ro4">
          <table:table-cell table:number-columns-repeated="1024"/>
        </table:table-row>
        <table:table-row table:style-name="ro16">
          <table:table-cell/>
          <table:table-cell table:style-name="ce676"/>
          <table:table-cell table:number-columns-repeated="1022"/>
        </table:table-row>
        <table:table-row table:style-name="ro4" table:number-rows-repeated="1048567">
          <table:table-cell table:number-columns-repeated="1024"/>
        </table:table-row>
        <table:table-row table:style-name="ro4">
          <table:table-cell table:number-columns-repeated="1024"/>
        </table:table-row>
      </table:table>
      <table:table table:name="CalcsB" table:style-name="ta18">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 table:number-columns-repeated="1017" table:default-cell-style-name="Default"/>
        <table:table-row table:style-name="ro16">
          <table:table-cell table:style-name="ce816" table:formula="of:=COUNTIF([.B7:.C65];&quot;*&quot;)" office:value-type="float" office:value="0">
            <text:p>0</text:p>
          </table:table-cell>
          <table:table-cell table:style-name="ce580" office:value-type="string">
            <text:p>reserved slots math</text:p>
          </table:table-cell>
          <table:table-cell table:style-name="ce819" office:value-type="string">
            <text:p>THIS IS A MESS, I KNOW</text:p>
          </table:table-cell>
          <table:table-cell table:style-name="ce580"/>
          <table:table-cell table:style-name="ce835" office:value-type="string">
            <text:p>=(P36="F-14B Tomcat") * (NOT(REGEXMATCH(Q35, "/")))</text:p>
          </table:table-cell>
          <table:table-cell table:style-name="ce580"/>
          <table:table-cell table:style-name="ce839" office:value-type="string">
            <text:p>THREAT</text:p>
          </table:table-cell>
          <table:table-cell table:style-name="ce839" office:value-type="string">
            <text:p>rwr</text:p>
          </table:table-cell>
          <table:table-cell table:style-name="ce839" office:value-type="string">
            <text:p>range</text:p>
          </table:table-cell>
          <table:table-cell table:style-name="ce839" office:value-type="string">
            <text:p>altitude</text:p>
          </table:table-cell>
          <table:table-cell table:style-name="ce580" office:value-type="string">
            <text:p>threat table</text:p>
          </table:table-cell>
          <table:table-cell table:style-name="ce580" table:number-columns-repeated="5"/>
          <table:table-cell table:number-columns-repeated="1008"/>
        </table:table-row>
        <table:table-row table:style-name="ro16">
          <table:table-cell table:style-name="ce817" table:formula="of:=(48-COUNTIF([$'Sign-Ups B'.D26:.R56];&quot;(Closed)&quot;)+COUNTIF([$'Sign-Ups B'.D26:.R56]; &quot;*Tomcat*&quot;))" office:value-type="float" office:value="24">
            <text:p>24</text:p>
          </table:table-cell>
          <table:table-cell table:style-name="ce580" office:value-type="string">
            <text:p>total slots</text:p>
          </table:table-cell>
          <table:table-cell table:style-name="ce580" table:number-columns-repeated="4"/>
          <table:table-cell table:style-name="ce819" office:value-type="string">
            <text:p>-</text:p>
          </table:table-cell>
          <table:table-cell table:style-name="ce819" table:number-columns-repeated="3"/>
          <table:table-cell table:style-name="ce580" table:number-columns-repeated="6"/>
          <table:table-cell table:number-columns-repeated="1008"/>
        </table:table-row>
        <table:table-row table:style-name="ro16">
          <table:table-cell table:style-name="ce817" table:formula="of:=CONCATENATE(ifs([$'Sign-Ups B'.Q8]&lt;[$'Sign-Ups B'.Q9];&quot;Open Slots: &quot;;[$'Sign-Ups B'.Q8]=[$'Sign-Ups B'.Q9]; &quot;FULL&quot;;[$'Sign-Ups B'.Q8]=[$'Sign-Ups B'.Q9]+1;&quot;FULL&quot;;[$'Sign-Ups B'.Q8]=[$'Sign-Ups B'.Q9]+2;&quot;I SAID WE'RE FULL!&quot;;[$'Sign-Ups B'.Q8]&gt;=[$'Sign-Ups B'.Q9]+3;&quot;SERVER FIRE🔥&quot;);IF([$'Sign-Ups B'.Q9]&lt;=[$'Sign-Ups B'.Q8];&quot;&quot;;[$'Sign-Ups B'.$Q9]-[$'Sign-Ups B'.Q9]))" office:value-type="float" office:value="0">
            <text:p>#NAMN?</text:p>
          </table:table-cell>
          <table:table-cell table:style-name="ce580" office:value-type="string">
            <text:p>open slots</text:p>
          </table:table-cell>
          <table:table-cell table:style-name="ce580" table:number-columns-repeated="4"/>
          <table:table-cell table:style-name="ce819" office:value-type="string">
            <text:p>SA-2 Guideline</text:p>
          </table:table-cell>
          <table:table-cell table:style-name="ce819" office:value-type="string">
            <text:p>FS / FF / 2</text:p>
          </table:table-cell>
          <table:table-cell table:style-name="ce819" office:value-type="string">
            <text:p>3-23nm</text:p>
          </table:table-cell>
          <table:table-cell table:style-name="ce819" office:value-type="string">
            <text:p>980–98,000'</text:p>
          </table:table-cell>
          <table:table-cell table:style-name="ce580" table:number-columns-repeated="6"/>
          <table:table-cell table:number-columns-repeated="1008"/>
        </table:table-row>
        <table:table-row table:style-name="ro16">
          <table:table-cell table:style-name="ce818" table:formula="of:=switch([$'Sign-Ups B'.Q3];&quot;PST&quot;;[$'Sign-Ups'.P2]-TIME(8;0;0);&quot;EST&quot;;[$'Sign-Ups'.P2]-TIME(5;0;0);&quot;CEST&quot;;[$'Sign-Ups'.P2]+TIME(2;0;0);&quot;PDT&quot;;[$'Sign-Ups'.P2]-TIME(7;0;0);&quot;EDT&quot;;[$'Sign-Ups'.P2]-TIME(4;0;0);&quot;BST&quot;;[$'Sign-Ups'.P2]+TIME(1;0;0);&quot;BDT&quot;;[$'Sign-Ups'.P2]+TIME(0;0;0);&quot;GMT&quot;;[$'Sign-Ups'.P2]+TIME(0;0;0);&quot;CET&quot;;[$'Sign-Ups'.P2]+TIME(1;0;0);&quot;CST&quot;;[$'Sign-Ups'.P2]-TIME(6;0;0);&quot;CDT&quot;;[$'Sign-Ups'.P2]-TIME(5;0;0);&quot;MDT&quot;;[$'Sign-Ups'.P2]-TIME(6;0;0);&quot;MST&quot;;[$'Sign-Ups'.P2]-TIME(5;0;0);&quot;EEDT&quot;;[$'Sign-Ups'.P2]+TIME(3;0;0);&quot;EET&quot;;[$'Sign-Ups'.P2]+TIME(2;0;0);&quot;AEDT&quot;;[$'Sign-Ups'.P2]+TIME(10;0;0))" office:value-type="float" office:value="0">
            <text:p>#NAMN?</text:p>
          </table:table-cell>
          <table:table-cell table:style-name="ce580" office:value-type="string">
            <text:p>time conversion</text:p>
          </table:table-cell>
          <table:table-cell table:style-name="ce580" table:number-columns-repeated="4"/>
          <table:table-cell table:style-name="ce819" office:value-type="string">
            <text:p>SA-3 Goa</text:p>
          </table:table-cell>
          <table:table-cell table:style-name="ce819" office:value-type="string">
            <text:p>FF / LB / 3</text:p>
          </table:table-cell>
          <table:table-cell table:style-name="ce819" office:value-type="string">
            <text:p>3-13.5nm</text:p>
          </table:table-cell>
          <table:table-cell table:style-name="ce819" office:value-type="string">
            <text:p>85000'</text:p>
          </table:table-cell>
          <table:table-cell table:style-name="ce580" table:number-columns-repeated="6"/>
          <table:table-cell table:number-columns-repeated="1008"/>
        </table:table-row>
        <table:table-row table:style-name="ro16">
          <table:table-cell table:style-name="ce819" table:number-columns-repeated="2"/>
          <table:table-cell table:style-name="ce819" office:value-type="string">
            <text:p>slot table counter</text:p>
          </table:table-cell>
          <table:table-cell table:style-name="ce819" office:value-type="string">
            <text:p>aircraft numbers calc</text:p>
          </table:table-cell>
          <table:table-cell table:style-name="ce819" table:number-columns-repeated="2"/>
          <table:table-cell table:style-name="ce819" office:value-type="string">
            <text:p>SA-6 Gainful</text:p>
          </table:table-cell>
          <table:table-cell table:style-name="ce819" office:value-type="string">
            <text:p>FF / 6</text:p>
          </table:table-cell>
          <table:table-cell table:style-name="ce819" office:value-type="string">
            <text:p>0.5-13nm</text:p>
          </table:table-cell>
          <table:table-cell table:style-name="ce819" office:value-type="string">
            <text:p>100-30000'</text:p>
          </table:table-cell>
          <table:table-cell table:style-name="ce580" table:number-columns-repeated="6"/>
          <table:table-cell table:number-columns-repeated="1008"/>
        </table:table-row>
        <table:table-row table:style-name="ro16">
          <table:table-cell table:style-name="ce820" office:value-type="string">
            <text:p>1</text:p>
          </table:table-cell>
          <table:table-cell table:style-name="ce819" office:value-type="string">
            <text:p>Pilots</text:p>
          </table:table-cell>
          <table:table-cell table:style-name="ce819" office:value-type="string">
            <text:p>RIOs</text:p>
          </table:table-cell>
          <table:table-cell table:style-name="ce819"/>
          <table:table-cell table:style-name="ce819" office:value-type="string">
            <text:p>groupo</text:p>
          </table:table-cell>
          <table:table-cell table:style-name="ce819" office:value-type="string">
            <text:p>if 0, blank</text:p>
          </table:table-cell>
          <table:table-cell table:style-name="ce819" office:value-type="string">
            <text:p>SA-8 Gecko</text:p>
          </table:table-cell>
          <table:table-cell table:style-name="ce819" office:value-type="string">
            <text:p>8</text:p>
          </table:table-cell>
          <table:table-cell table:style-name="ce819" office:value-type="string">
            <text:p>7.5nm</text:p>
          </table:table-cell>
          <table:table-cell table:style-name="ce819" office:value-type="string">
            <text:p>21000'</text:p>
          </table:table-cell>
          <table:table-cell table:style-name="ce580" office:value-type="string">
            <text:p>osa</text:p>
          </table:table-cell>
          <table:table-cell table:style-name="ce580" table:number-columns-repeated="5"/>
          <table:table-cell table:number-columns-repeated="1008"/>
        </table:table-row>
        <table:table-row table:style-name="ro16">
          <table:table-cell table:style-name="ce821" table:formula="of:=[$'Sign-Ups B'.E26]" office:value-type="string" office:string-value="Jabby">
            <text:p>Jabby</text:p>
          </table:table-cell>
          <table:table-cell table:style-name="ce821" table:formula="of:=iferror(__xludf.dummyfunction(&quot;split(A7:A20,&quot;&quot;/&quot;&quot;,0)&quot;);&quot;Jabby&quot;)" office:value-type="float" office:value="0">
            <text:p>#NAMN?</text:p>
          </table:table-cell>
          <table:table-cell table:style-name="ce829"/>
          <table:table-cell table:style-name="ce819" table:formula="of:=COUNTIF([.B7:.B10];&quot;*&quot;)" office:value-type="float" office:value="0">
            <text:p>0</text:p>
          </table:table-cell>
          <table:table-cell table:style-name="ce819" office:value-type="string">
            <text:p>1</text:p>
          </table:table-cell>
          <table:table-cell table:style-name="ce819" table:formula="of:=IF([.D7]=0;&quot;&quot;;[.D7])">
            <text:p/>
          </table:table-cell>
          <table:table-cell table:style-name="ce819" office:value-type="string">
            <text:p>SA-9 Gaskin</text:p>
          </table:table-cell>
          <table:table-cell table:style-name="ce819" office:value-type="string">
            <text:p>M?</text:p>
          </table:table-cell>
          <table:table-cell table:style-name="ce819" office:value-type="string">
            <text:p>2 .5nm</text:p>
          </table:table-cell>
          <table:table-cell table:style-name="ce819" office:value-type="string">
            <text:p>12000'</text:p>
          </table:table-cell>
          <table:table-cell table:style-name="ce580" office:value-type="string">
            <text:p>strela</text:p>
          </table:table-cell>
          <table:table-cell table:style-name="ce580" table:number-columns-repeated="5"/>
          <table:table-cell table:number-columns-repeated="1008"/>
        </table:table-row>
        <table:table-row table:style-name="ro16">
          <table:table-cell table:style-name="ce821" table:formula="of:=[$'Sign-Ups B'.E27]" office:value-type="string" office:string-value="sadfunda">
            <text:p>sadfunda</text:p>
          </table:table-cell>
          <table:table-cell table:style-name="ce821" table:formula="of:=iferror(__xludf.dummyfunction(&quot;split(A8:A21,&quot;&quot;/&quot;&quot;)&quot;);&quot;sadfunda&quot;)" office:value-type="float" office:value="0">
            <text:p>#NAMN?</text:p>
          </table:table-cell>
          <table:table-cell table:style-name="ce829"/>
          <table:table-cell table:style-name="ce819" table:formula="of:=COUNTIF([.B22:.B25];&quot;*&quot;)" office:value-type="float" office:value="0">
            <text:p>0</text:p>
          </table:table-cell>
          <table:table-cell table:style-name="ce819" office:value-type="string">
            <text:p>2</text:p>
          </table:table-cell>
          <table:table-cell table:style-name="ce819" table:formula="of:=IF([.D8]=0;&quot;&quot;;[.D8])">
            <text:p/>
          </table:table-cell>
          <table:table-cell table:style-name="ce819" office:value-type="string">
            <text:p>SA-10 Grumble</text:p>
          </table:table-cell>
          <table:table-cell table:style-name="ce819" office:value-type="string">
            <text:p>CS / BB / 10</text:p>
          </table:table-cell>
          <table:table-cell table:style-name="ce819" office:value-type="string">
            <text:p>3-64nm</text:p>
          </table:table-cell>
          <table:table-cell table:style-name="ce819" office:value-type="string">
            <text:p>50-150000'</text:p>
          </table:table-cell>
          <table:table-cell table:style-name="ce580" office:value-type="string">
            <text:p>buk</text:p>
          </table:table-cell>
          <table:table-cell table:style-name="ce580" table:number-columns-repeated="5"/>
          <table:table-cell table:number-columns-repeated="1008"/>
        </table:table-row>
        <table:table-row table:style-name="ro16">
          <table:table-cell table:style-name="ce821" table:formula="of:=[$'Sign-Ups B'.E28]" office:value-type="float" office:value="0">
            <text:p>0</text:p>
          </table:table-cell>
          <table:table-cell table:style-name="ce821" table:formula="of:=iferror(__xludf.dummyfunction(&quot;split(A9:A22,&quot;&quot;/&quot;&quot;)&quot;);&quot;#VALUE!&quot;)" office:value-type="float" office:value="0">
            <text:p>#NAMN?</text:p>
          </table:table-cell>
          <table:table-cell table:style-name="ce829"/>
          <table:table-cell table:style-name="ce819" table:formula="of:=COUNTIF([.B37:.B40];&quot;*&quot;)" office:value-type="float" office:value="0">
            <text:p>0</text:p>
          </table:table-cell>
          <table:table-cell table:style-name="ce819" office:value-type="string">
            <text:p>3</text:p>
          </table:table-cell>
          <table:table-cell table:style-name="ce819" table:formula="of:=IF([.D9]=0;&quot;&quot;;[.D9])">
            <text:p/>
          </table:table-cell>
          <table:table-cell table:style-name="ce819" office:value-type="string">
            <text:p>SA-11 Gadfly</text:p>
          </table:table-cell>
          <table:table-cell table:style-name="ce819" office:value-type="string">
            <text:p>SD / 11</text:p>
          </table:table-cell>
          <table:table-cell table:style-name="ce819" office:value-type="string">
            <text:p>19nm</text:p>
          </table:table-cell>
          <table:table-cell table:style-name="ce819" office:value-type="string">
            <text:p>450-45000'</text:p>
          </table:table-cell>
          <table:table-cell table:style-name="ce580" office:value-type="string">
            <text:p>kub</text:p>
          </table:table-cell>
          <table:table-cell table:style-name="ce580" table:number-columns-repeated="5"/>
          <table:table-cell table:number-columns-repeated="1008"/>
        </table:table-row>
        <table:table-row table:style-name="ro16">
          <table:table-cell table:style-name="ce821" table:formula="of:=[$'Sign-Ups B'.E29]" office:value-type="float" office:value="0">
            <text:p>0</text:p>
          </table:table-cell>
          <table:table-cell table:style-name="ce821" table:formula="of:=iferror(__xludf.dummyfunction(&quot;split(A10:A23,&quot;&quot;/&quot;&quot;)&quot;);&quot;#VALUE!&quot;)" office:value-type="float" office:value="0">
            <text:p>#NAMN?</text:p>
          </table:table-cell>
          <table:table-cell table:style-name="ce829"/>
          <table:table-cell table:style-name="ce819" table:formula="of:=COUNTIF([.B12:.B15];&quot;*&quot;)" office:value-type="float" office:value="0">
            <text:p>0</text:p>
          </table:table-cell>
          <table:table-cell table:style-name="ce819" office:value-type="string">
            <text:p>4</text:p>
          </table:table-cell>
          <table:table-cell table:style-name="ce819" table:formula="of:=IF([.D10]=0;&quot;&quot;;[.D10])">
            <text:p/>
          </table:table-cell>
          <table:table-cell table:style-name="ce819" office:value-type="string">
            <text:p>SA-13 Gopher</text:p>
          </table:table-cell>
          <table:table-cell table:style-name="ce819" office:value-type="string">
            <text:p>13</text:p>
          </table:table-cell>
          <table:table-cell table:style-name="ce819" office:value-type="string">
            <text:p>0.4-2.8nm</text:p>
          </table:table-cell>
          <table:table-cell table:style-name="ce819" office:value-type="string">
            <text:p>15000'</text:p>
          </table:table-cell>
          <table:table-cell table:style-name="ce580" office:value-type="string">
            <text:p>strela</text:p>
          </table:table-cell>
          <table:table-cell table:style-name="ce580" table:number-columns-repeated="5"/>
          <table:table-cell table:number-columns-repeated="1008"/>
        </table:table-row>
        <table:table-row table:style-name="ro16">
          <table:table-cell table:style-name="ce819" office:value-type="string">
            <text:p>4</text:p>
          </table:table-cell>
          <table:table-cell table:style-name="ce819" table:number-columns-repeated="2"/>
          <table:table-cell table:style-name="ce819" table:formula="of:=COUNTIF([.B27:.B30];&quot;*&quot;)" office:value-type="float" office:value="0">
            <text:p>0</text:p>
          </table:table-cell>
          <table:table-cell table:style-name="ce819" office:value-type="string">
            <text:p>5</text:p>
          </table:table-cell>
          <table:table-cell table:style-name="ce819" table:formula="of:=IF([.D11]=0;&quot;&quot;;[.D11])">
            <text:p/>
          </table:table-cell>
          <table:table-cell table:style-name="ce819" office:value-type="string">
            <text:p>SA-15 Gauntlet</text:p>
          </table:table-cell>
          <table:table-cell table:style-name="ce819" office:value-type="string">
            <text:p>15</text:p>
          </table:table-cell>
          <table:table-cell table:style-name="ce819" office:value-type="string">
            <text:p>0.8-6.5nm</text:p>
          </table:table-cell>
          <table:table-cell table:style-name="ce819" office:value-type="string">
            <text:p>60-26000'</text:p>
          </table:table-cell>
          <table:table-cell table:style-name="ce580" office:value-type="string">
            <text:p>TOR</text:p>
          </table:table-cell>
          <table:table-cell table:style-name="ce580" table:number-columns-repeated="5"/>
          <table:table-cell table:number-columns-repeated="1008"/>
        </table:table-row>
        <table:table-row table:style-name="ro16">
          <table:table-cell table:style-name="ce821" table:formula="of:=[$'Sign-Ups B'.E35]" office:value-type="float" office:value="0">
            <text:p>0</text:p>
          </table:table-cell>
          <table:table-cell table:style-name="ce821" table:formula="of:=iferror(__xludf.dummyfunction(&quot;split(A12:A25,&quot;&quot;/&quot;&quot;)&quot;);&quot;#VALUE!&quot;)" office:value-type="float" office:value="0">
            <text:p>#NAMN?</text:p>
          </table:table-cell>
          <table:table-cell table:style-name="ce821"/>
          <table:table-cell table:style-name="ce819" table:formula="of:=COUNTIF([.B42:.B45];&quot;*&quot;)" office:value-type="float" office:value="0">
            <text:p>0</text:p>
          </table:table-cell>
          <table:table-cell table:style-name="ce819" office:value-type="string">
            <text:p>6</text:p>
          </table:table-cell>
          <table:table-cell table:style-name="ce819" table:formula="of:=IF([.D12]=0;&quot;&quot;;[.D12])">
            <text:p/>
          </table:table-cell>
          <table:table-cell table:style-name="ce819" office:value-type="string">
            <text:p>SA-18 Grouse</text:p>
          </table:table-cell>
          <table:table-cell table:style-name="ce819" office:value-type="string">
            <text:p>M?</text:p>
          </table:table-cell>
          <table:table-cell table:style-name="ce819" office:value-type="string">
            <text:p>2.8nm</text:p>
          </table:table-cell>
          <table:table-cell table:style-name="ce819" office:value-type="string">
            <text:p>12000'</text:p>
          </table:table-cell>
          <table:table-cell table:style-name="ce580" office:value-type="string">
            <text:p>igla</text:p>
          </table:table-cell>
          <table:table-cell table:style-name="ce580" table:number-columns-repeated="5"/>
          <table:table-cell table:number-columns-repeated="1008"/>
        </table:table-row>
        <table:table-row table:style-name="ro16">
          <table:table-cell table:style-name="ce821" table:formula="of:=[$'Sign-Ups B'.E36]" office:value-type="float" office:value="0">
            <text:p>0</text:p>
          </table:table-cell>
          <table:table-cell table:style-name="ce821" table:formula="of:=iferror(__xludf.dummyfunction(&quot;split(A13:A26,&quot;&quot;/&quot;&quot;)&quot;);&quot;#VALUE!&quot;)" office:value-type="float" office:value="0">
            <text:p>#NAMN?</text:p>
          </table:table-cell>
          <table:table-cell table:style-name="ce821"/>
          <table:table-cell table:style-name="ce819" table:formula="of:=COUNTIF([.B17:.B20];&quot;*&quot;)" office:value-type="float" office:value="0">
            <text:p>0</text:p>
          </table:table-cell>
          <table:table-cell table:style-name="ce819" office:value-type="string">
            <text:p>7</text:p>
          </table:table-cell>
          <table:table-cell table:style-name="ce819" table:formula="of:=IF([.D13]=0;&quot;&quot;;[.D13])">
            <text:p/>
          </table:table-cell>
          <table:table-cell table:style-name="ce819" office:value-type="string">
            <text:p>SA-19 Grison</text:p>
          </table:table-cell>
          <table:table-cell table:style-name="ce819" office:value-type="string">
            <text:p>DE / S6</text:p>
          </table:table-cell>
          <table:table-cell table:style-name="ce819" office:value-type="string">
            <text:p>2/4nm</text:p>
          </table:table-cell>
          <table:table-cell table:style-name="ce819" office:value-type="string">
            <text:p>16000'</text:p>
          </table:table-cell>
          <table:table-cell table:style-name="ce580" office:value-type="string">
            <text:p>tunguska</text:p>
          </table:table-cell>
          <table:table-cell table:style-name="ce580" table:number-columns-repeated="5"/>
          <table:table-cell table:number-columns-repeated="1008"/>
        </table:table-row>
        <table:table-row table:style-name="ro16">
          <table:table-cell table:style-name="ce821" table:formula="of:=[$'Sign-Ups B'.E37]" office:value-type="float" office:value="0">
            <text:p>0</text:p>
          </table:table-cell>
          <table:table-cell table:style-name="ce821" table:formula="of:=iferror(__xludf.dummyfunction(&quot;split(A14:A27,&quot;&quot;/&quot;&quot;)&quot;);&quot;#VALUE!&quot;)" office:value-type="float" office:value="0">
            <text:p>#NAMN?</text:p>
          </table:table-cell>
          <table:table-cell table:style-name="ce821"/>
          <table:table-cell table:style-name="ce819" table:formula="of:=COUNTIF([.B32:.B35];&quot;*&quot;)" office:value-type="float" office:value="0">
            <text:p>0</text:p>
          </table:table-cell>
          <table:table-cell table:style-name="ce819" office:value-type="string">
            <text:p>8</text:p>
          </table:table-cell>
          <table:table-cell table:style-name="ce819" table:formula="of:=IF([.D14]=0;&quot;&quot;;[.D14])">
            <text:p/>
          </table:table-cell>
          <table:table-cell table:style-name="ce819" office:value-type="string">
            <text:p>SA-24 Grinch</text:p>
          </table:table-cell>
          <table:table-cell table:style-name="ce819" table:number-columns-repeated="3"/>
          <table:table-cell table:style-name="ce580" table:number-columns-repeated="6"/>
          <table:table-cell table:number-columns-repeated="1008"/>
        </table:table-row>
        <table:table-row table:style-name="ro16">
          <table:table-cell table:style-name="ce821" table:formula="of:=[$'Sign-Ups B'.E38]" office:value-type="float" office:value="0">
            <text:p>0</text:p>
          </table:table-cell>
          <table:table-cell table:style-name="ce821" table:formula="of:=iferror(__xludf.dummyfunction(&quot;split(A15:A28,&quot;&quot;/&quot;&quot;)&quot;);&quot;#VALUE!&quot;)" office:value-type="float" office:value="0">
            <text:p>#NAMN?</text:p>
          </table:table-cell>
          <table:table-cell table:style-name="ce821"/>
          <table:table-cell table:style-name="ce819" table:formula="of:=COUNTIF([.B47:.B50];&quot;*&quot;)" office:value-type="float" office:value="0">
            <text:p>0</text:p>
          </table:table-cell>
          <table:table-cell table:style-name="ce819" office:value-type="string">
            <text:p>9</text:p>
          </table:table-cell>
          <table:table-cell table:style-name="ce819" table:formula="of:=IF([.D15]=0;&quot;&quot;;[.D15])">
            <text:p/>
          </table:table-cell>
          <table:table-cell table:style-name="ce819" table:number-columns-repeated="4"/>
          <table:table-cell table:style-name="ce580" table:number-columns-repeated="6"/>
          <table:table-cell table:number-columns-repeated="1008"/>
        </table:table-row>
        <table:table-row table:style-name="ro16">
          <table:table-cell table:style-name="ce819" office:value-type="string">
            <text:p>7</text:p>
          </table:table-cell>
          <table:table-cell table:style-name="ce819" table:number-columns-repeated="2"/>
          <table:table-cell table:style-name="ce580"/>
          <table:table-cell table:style-name="ce580" office:value-type="string">
            <text:p>10</text:p>
          </table:table-cell>
          <table:table-cell table:style-name="ce580"/>
          <table:table-cell table:style-name="ce819" table:number-columns-repeated="4"/>
          <table:table-cell table:style-name="ce580" table:number-columns-repeated="6"/>
          <table:table-cell table:number-columns-repeated="1008"/>
        </table:table-row>
        <table:table-row table:style-name="ro16">
          <table:table-cell table:style-name="ce821" table:formula="of:=[$'Sign-Ups B'.E44]" office:value-type="float" office:value="0">
            <text:p>0</text:p>
          </table:table-cell>
          <table:table-cell table:style-name="ce821" table:formula="of:=iferror(__xludf.dummyfunction(&quot;split(A17:A30,&quot;&quot;/&quot;&quot;)&quot;);&quot;#VALUE!&quot;)" office:value-type="float" office:value="0">
            <text:p>#NAMN?</text:p>
          </table:table-cell>
          <table:table-cell table:style-name="ce821"/>
          <table:table-cell table:style-name="ce580"/>
          <table:table-cell table:style-name="ce580" office:value-type="string">
            <text:p>11</text:p>
          </table:table-cell>
          <table:table-cell table:style-name="ce580"/>
          <table:table-cell table:style-name="ce819" table:number-columns-repeated="4"/>
          <table:table-cell table:style-name="ce580" table:number-columns-repeated="6"/>
          <table:table-cell table:number-columns-repeated="1008"/>
        </table:table-row>
        <table:table-row table:style-name="ro16">
          <table:table-cell table:style-name="ce821" table:formula="of:=[$'Sign-Ups B'.E45]" office:value-type="float" office:value="0">
            <text:p>0</text:p>
          </table:table-cell>
          <table:table-cell table:style-name="ce821" table:formula="of:=iferror(__xludf.dummyfunction(&quot;split(A18:A31,&quot;&quot;/&quot;&quot;)&quot;);&quot;#VALUE!&quot;)" office:value-type="float" office:value="0">
            <text:p>#NAMN?</text:p>
          </table:table-cell>
          <table:table-cell table:style-name="ce821"/>
          <table:table-cell table:style-name="ce580"/>
          <table:table-cell table:style-name="ce580" office:value-type="string">
            <text:p>12</text:p>
          </table:table-cell>
          <table:table-cell table:style-name="ce580"/>
          <table:table-cell table:style-name="ce819" table:number-columns-repeated="4"/>
          <table:table-cell table:style-name="ce580" table:number-columns-repeated="6"/>
          <table:table-cell table:number-columns-repeated="1008"/>
        </table:table-row>
        <table:table-row table:style-name="ro16">
          <table:table-cell table:style-name="ce821" table:formula="of:=[$'Sign-Ups B'.E46]" office:value-type="float" office:value="0">
            <text:p>0</text:p>
          </table:table-cell>
          <table:table-cell table:style-name="ce821" table:formula="of:=iferror(__xludf.dummyfunction(&quot;split(A19:A32,&quot;&quot;/&quot;&quot;)&quot;);&quot;#VALUE!&quot;)" office:value-type="float" office:value="0">
            <text:p>#NAMN?</text:p>
          </table:table-cell>
          <table:table-cell table:style-name="ce821"/>
          <table:table-cell table:style-name="ce831" table:formula="of:=SUM([.D7:.D15])" office:value-type="float" office:value="0">
            <text:p>0</text:p>
          </table:table-cell>
          <table:table-cell table:style-name="ce580" table:number-columns-repeated="2"/>
          <table:table-cell table:style-name="ce819" office:value-type="string">
            <text:p>MIM-23 Hawk</text:p>
          </table:table-cell>
          <table:table-cell table:style-name="ce819" office:value-type="string">
            <text:p>HA/HK</text:p>
          </table:table-cell>
          <table:table-cell table:style-name="ce819" office:value-type="string">
            <text:p>24nm</text:p>
          </table:table-cell>
          <table:table-cell table:style-name="ce819" office:value-type="string">
            <text:p>200-65000'</text:p>
          </table:table-cell>
          <table:table-cell table:style-name="ce580" table:number-columns-repeated="6"/>
          <table:table-cell table:number-columns-repeated="1008"/>
        </table:table-row>
        <table:table-row table:style-name="ro16">
          <table:table-cell table:style-name="ce821" table:formula="of:=[$'Sign-Ups B'.E47]" office:value-type="float" office:value="0">
            <text:p>0</text:p>
          </table:table-cell>
          <table:table-cell table:style-name="ce821" table:formula="of:=iferror(__xludf.dummyfunction(&quot;split(A20:A33,&quot;&quot;/&quot;&quot;)&quot;);&quot;#VALUE!&quot;)" office:value-type="float" office:value="0">
            <text:p>#NAMN?</text:p>
          </table:table-cell>
          <table:table-cell table:style-name="ce821"/>
          <table:table-cell table:style-name="ce580" table:number-columns-repeated="3"/>
          <table:table-cell table:style-name="ce819" office:value-type="string">
            <text:p>Admiral Kuznetsov</text:p>
          </table:table-cell>
          <table:table-cell table:style-name="ce819" office:value-type="string">
            <text:p>SW</text:p>
          </table:table-cell>
          <table:table-cell table:style-name="ce819" office:value-type="string">
            <text:p>0.8-6.5nm</text:p>
          </table:table-cell>
          <table:table-cell table:style-name="ce819" office:value-type="string">
            <text:p>60-26000'</text:p>
          </table:table-cell>
          <table:table-cell table:style-name="ce580" office:value-type="string">
            <text:p>TOR</text:p>
          </table:table-cell>
          <table:table-cell table:style-name="ce580" table:number-columns-repeated="5"/>
          <table:table-cell table:number-columns-repeated="1008"/>
        </table:table-row>
        <table:table-row table:style-name="ro16">
          <table:table-cell table:style-name="ce820" office:value-type="string">
            <text:p>2</text:p>
          </table:table-cell>
          <table:table-cell table:style-name="ce819" table:number-columns-repeated="2"/>
          <table:table-cell table:style-name="ce580" table:number-columns-repeated="3"/>
          <table:table-cell table:style-name="ce819" office:value-type="string">
            <text:p>Kirov Battlecruiser</text:p>
          </table:table-cell>
          <table:table-cell table:style-name="ce819" office:value-type="string">
            <text:p>HN</text:p>
          </table:table-cell>
          <table:table-cell table:style-name="ce819" office:value-type="string">
            <text:p>3-64nm</text:p>
          </table:table-cell>
          <table:table-cell table:style-name="ce819" office:value-type="string">
            <text:p>50-150000'</text:p>
          </table:table-cell>
          <table:table-cell table:style-name="ce580" office:value-type="string">
            <text:p>SA10</text:p>
          </table:table-cell>
          <table:table-cell table:style-name="ce580" table:number-columns-repeated="5"/>
          <table:table-cell table:number-columns-repeated="1008"/>
        </table:table-row>
        <table:table-row table:style-name="ro16">
          <table:table-cell table:style-name="ce821" table:formula="of:=[$'Sign-Ups B'.K26]" office:value-type="string" office:string-value="Dark off">
            <text:p>Dark off</text:p>
          </table:table-cell>
          <table:table-cell table:style-name="ce821" table:formula="of:=iferror(__xludf.dummyfunction(&quot;split(A22:A35,&quot;&quot;/&quot;&quot;)&quot;);&quot;Dark off&quot;)" office:value-type="float" office:value="0">
            <text:p>#NAMN?</text:p>
          </table:table-cell>
          <table:table-cell table:style-name="ce821"/>
          <table:table-cell table:style-name="ce580" table:number-columns-repeated="3"/>
          <table:table-cell table:style-name="ce819" office:value-type="string">
            <text:p>Moskva Cruiser</text:p>
          </table:table-cell>
          <table:table-cell table:style-name="ce819" office:value-type="string">
            <text:p>T2</text:p>
          </table:table-cell>
          <table:table-cell table:style-name="ce819" office:value-type="string">
            <text:p>3-64nm</text:p>
          </table:table-cell>
          <table:table-cell table:style-name="ce819" office:value-type="string">
            <text:p>50-150000'</text:p>
          </table:table-cell>
          <table:table-cell table:style-name="ce580" office:value-type="string">
            <text:p>SA-10</text:p>
          </table:table-cell>
          <table:table-cell table:style-name="ce580" table:number-columns-repeated="5"/>
          <table:table-cell table:number-columns-repeated="1008"/>
        </table:table-row>
        <table:table-row table:style-name="ro16">
          <table:table-cell table:style-name="ce821" table:formula="of:=[$'Sign-Ups B'.K27]" office:value-type="string" office:string-value="Arbitrary">
            <text:p>Arbitrary</text:p>
          </table:table-cell>
          <table:table-cell table:style-name="ce821" table:formula="of:=iferror(__xludf.dummyfunction(&quot;split(A23:A36,&quot;&quot;/&quot;&quot;)&quot;);&quot;Arbitrary&quot;)" office:value-type="float" office:value="0">
            <text:p>#NAMN?</text:p>
          </table:table-cell>
          <table:table-cell table:style-name="ce821"/>
          <table:table-cell table:style-name="ce580" table:number-columns-repeated="3"/>
          <table:table-cell table:style-name="ce819" office:value-type="string">
            <text:p>Neustrashimyy Frig.</text:p>
          </table:table-cell>
          <table:table-cell table:style-name="ce819" office:value-type="string">
            <text:p>TP</text:p>
          </table:table-cell>
          <table:table-cell table:style-name="ce819" office:value-type="string">
            <text:p>0.8-6.5nm</text:p>
          </table:table-cell>
          <table:table-cell table:style-name="ce819" office:value-type="string">
            <text:p>60-26000'</text:p>
          </table:table-cell>
          <table:table-cell table:style-name="ce580" office:value-type="string">
            <text:p>TOR</text:p>
          </table:table-cell>
          <table:table-cell table:style-name="ce580" table:number-columns-repeated="5"/>
          <table:table-cell table:number-columns-repeated="1008"/>
        </table:table-row>
        <table:table-row table:style-name="ro16">
          <table:table-cell table:style-name="ce821" table:formula="of:=[$'Sign-Ups B'.K28]" office:value-type="float" office:value="0">
            <text:p>0</text:p>
          </table:table-cell>
          <table:table-cell table:style-name="ce821" table:formula="of:=iferror(__xludf.dummyfunction(&quot;split(A24:A37,&quot;&quot;/&quot;&quot;)&quot;);&quot;#VALUE!&quot;)" office:value-type="float" office:value="0">
            <text:p>#NAMN?</text:p>
          </table:table-cell>
          <table:table-cell table:style-name="ce821"/>
          <table:table-cell table:style-name="ce580" table:number-columns-repeated="3"/>
          <table:table-cell table:style-name="ce819" office:value-type="string">
            <text:p>Retsky Krivak Frig.</text:p>
          </table:table-cell>
          <table:table-cell table:style-name="ce819" office:value-type="string">
            <text:p>TP</text:p>
          </table:table-cell>
          <table:table-cell table:style-name="ce819" office:value-type="string">
            <text:p>7.5nm</text:p>
          </table:table-cell>
          <table:table-cell table:style-name="ce819" office:value-type="string">
            <text:p>21000'</text:p>
          </table:table-cell>
          <table:table-cell table:style-name="ce580" office:value-type="string">
            <text:p>OSA</text:p>
          </table:table-cell>
          <table:table-cell table:style-name="ce580" table:number-columns-repeated="5"/>
          <table:table-cell table:number-columns-repeated="1008"/>
        </table:table-row>
        <table:table-row table:style-name="ro16">
          <table:table-cell table:style-name="ce821" table:formula="of:=[$'Sign-Ups B'.K29]" office:value-type="float" office:value="0">
            <text:p>0</text:p>
          </table:table-cell>
          <table:table-cell table:style-name="ce821" table:formula="of:=iferror(__xludf.dummyfunction(&quot;split(A25:A38,&quot;&quot;/&quot;&quot;)&quot;);&quot;#VALUE!&quot;)" office:value-type="float" office:value="0">
            <text:p>#NAMN?</text:p>
          </table:table-cell>
          <table:table-cell table:style-name="ce821"/>
          <table:table-cell table:style-name="ce580" table:number-columns-repeated="3"/>
          <table:table-cell table:style-name="ce819" office:value-type="string">
            <text:p>Grisha Corvette</text:p>
          </table:table-cell>
          <table:table-cell table:style-name="ce819" office:value-type="string">
            <text:p>HP</text:p>
          </table:table-cell>
          <table:table-cell table:style-name="ce819" office:value-type="string">
            <text:p>7.5nm</text:p>
          </table:table-cell>
          <table:table-cell table:style-name="ce819" office:value-type="string">
            <text:p>21000'</text:p>
          </table:table-cell>
          <table:table-cell table:style-name="ce580" office:value-type="string">
            <text:p>OSA</text:p>
          </table:table-cell>
          <table:table-cell table:style-name="ce580" table:number-columns-repeated="5"/>
          <table:table-cell table:number-columns-repeated="1008"/>
        </table:table-row>
        <table:table-row table:style-name="ro16">
          <table:table-cell table:style-name="ce819" office:value-type="string">
            <text:p>5</text:p>
          </table:table-cell>
          <table:table-cell table:style-name="ce819" table:number-columns-repeated="2"/>
          <table:table-cell table:style-name="ce580" table:number-columns-repeated="3"/>
          <table:table-cell table:style-name="ce819" office:value-type="string">
            <text:p>Molniya Corvette</text:p>
          </table:table-cell>
          <table:table-cell table:style-name="ce819" office:value-type="string">
            <text:p>PS</text:p>
          </table:table-cell>
          <table:table-cell table:style-name="ce819" office:value-type="string">
            <text:p>2.3nm</text:p>
          </table:table-cell>
          <table:table-cell table:style-name="ce819" office:value-type="string">
            <text:p>6000'</text:p>
          </table:table-cell>
          <table:table-cell table:style-name="ce580" table:number-columns-repeated="6"/>
          <table:table-cell table:number-columns-repeated="1008"/>
        </table:table-row>
        <table:table-row table:style-name="ro16">
          <table:table-cell table:style-name="ce821" table:formula="of:=[$'Sign-Ups B'.K35]" office:value-type="float" office:value="0">
            <text:p>0</text:p>
          </table:table-cell>
          <table:table-cell table:style-name="ce821" table:formula="of:=iferror(__xludf.dummyfunction(&quot;split(A27:A40,&quot;&quot;/&quot;&quot;)&quot;);&quot;#VALUE!&quot;)" office:value-type="float" office:value="0">
            <text:p>#NAMN?</text:p>
          </table:table-cell>
          <table:table-cell table:style-name="ce821"/>
          <table:table-cell table:style-name="ce580" table:number-columns-repeated="3"/>
          <table:table-cell table:style-name="ce819" table:number-columns-repeated="4"/>
          <table:table-cell table:style-name="ce580" table:number-columns-repeated="6"/>
          <table:table-cell table:number-columns-repeated="1008"/>
        </table:table-row>
        <table:table-row table:style-name="ro16">
          <table:table-cell table:style-name="ce821" table:formula="of:=[$'Sign-Ups B'.K36]" office:value-type="float" office:value="0">
            <text:p>0</text:p>
          </table:table-cell>
          <table:table-cell table:style-name="ce821" table:formula="of:=iferror(__xludf.dummyfunction(&quot;split(A28:A41,&quot;&quot;/&quot;&quot;)&quot;);&quot;#VALUE!&quot;)" office:value-type="float" office:value="0">
            <text:p>#NAMN?</text:p>
          </table:table-cell>
          <table:table-cell table:style-name="ce821"/>
          <table:table-cell table:style-name="ce580" table:number-columns-repeated="3"/>
          <table:table-cell table:style-name="ce819" table:number-columns-repeated="4"/>
          <table:table-cell table:style-name="ce580" table:number-columns-repeated="6"/>
          <table:table-cell table:number-columns-repeated="1008"/>
        </table:table-row>
        <table:table-row table:style-name="ro16">
          <table:table-cell table:style-name="ce821" table:formula="of:=[$'Sign-Ups B'.K37]" office:value-type="float" office:value="0">
            <text:p>0</text:p>
          </table:table-cell>
          <table:table-cell table:style-name="ce821" table:formula="of:=iferror(__xludf.dummyfunction(&quot;split(A29:A42,&quot;&quot;/&quot;&quot;)&quot;);&quot;#VALUE!&quot;)" office:value-type="float" office:value="0">
            <text:p>#NAMN?</text:p>
          </table:table-cell>
          <table:table-cell table:style-name="ce821"/>
          <table:table-cell table:style-name="ce580"/>
          <table:table-cell table:style-name="ce819" office:value-type="string">
            <text:p>Threat Maths to whiteboard</text:p>
          </table:table-cell>
          <table:table-cell table:style-name="ce836"/>
          <table:table-cell table:style-name="ce819" table:number-columns-repeated="4"/>
          <table:table-cell table:style-name="ce580" table:number-columns-repeated="6"/>
          <table:table-cell table:number-columns-repeated="1008"/>
        </table:table-row>
        <table:table-row table:style-name="ro16">
          <table:table-cell table:style-name="ce821" table:formula="of:=[$'Sign-Ups B'.K38]" office:value-type="float" office:value="0">
            <text:p>0</text:p>
          </table:table-cell>
          <table:table-cell table:style-name="ce821" table:formula="of:=iferror(__xludf.dummyfunction(&quot;split(A30:A43,&quot;&quot;/&quot;&quot;)&quot;);&quot;#VALUE!&quot;)" office:value-type="float" office:value="0">
            <text:p>#NAMN?</text:p>
          </table:table-cell>
          <table:table-cell table:style-name="ce821"/>
          <table:table-cell table:style-name="ce819"/>
          <table:table-cell table:style-name="ce819" office:value-type="string">
            <text:p>surface to air</text:p>
          </table:table-cell>
          <table:table-cell table:style-name="ce819" office:value-type="string">
            <text:p>rwr</text:p>
          </table:table-cell>
          <table:table-cell table:style-name="ce819" office:value-type="string">
            <text:p>range</text:p>
          </table:table-cell>
          <table:table-cell table:style-name="ce819" office:value-type="string">
            <text:p>alt</text:p>
          </table:table-cell>
          <table:table-cell table:style-name="ce580" table:number-columns-repeated="8"/>
          <table:table-cell table:number-columns-repeated="1008"/>
        </table:table-row>
        <table:table-row table:style-name="ro16">
          <table:table-cell table:style-name="ce819" office:value-type="string">
            <text:p>8</text:p>
          </table:table-cell>
          <table:table-cell table:style-name="ce819" table:number-columns-repeated="3"/>
          <table:table-cell table:style-name="ce819" table:formula="of:=[$'Package Briefing'.C71]" office:value-type="string" office:string-value="SA-6 Gainful">
            <text:p>SA-6 Gainful</text:p>
          </table:table-cell>
          <table:table-cell table:style-name="ce818" table:formula="of:=VLOOKUP([.E31];[.G2:.J29];2;0)" office:value-type="string" office:string-value="FF / 6">
            <text:p>FF / 6</text:p>
          </table:table-cell>
          <table:table-cell table:style-name="ce818" table:formula="of:=VLOOKUP([.E31];[.G2:.J29];3;0)" office:value-type="string" office:string-value="0.5-13nm">
            <text:p>0.5-13nm</text:p>
          </table:table-cell>
          <table:table-cell table:style-name="ce818" table:formula="of:=VLOOKUP([.E31];[.G2:.J29];4;0)" office:value-type="string" office:string-value="100-30000'">
            <text:p>100-30000'</text:p>
          </table:table-cell>
          <table:table-cell table:style-name="ce580" table:number-columns-repeated="8"/>
          <table:table-cell table:number-columns-repeated="1008"/>
        </table:table-row>
        <table:table-row table:style-name="ro16">
          <table:table-cell table:style-name="ce821" table:formula="of:=[$'Sign-Ups B'.K44]" office:value-type="float" office:value="0">
            <text:p>0</text:p>
          </table:table-cell>
          <table:table-cell table:style-name="ce821" table:formula="of:=iferror(__xludf.dummyfunction(&quot;split(A32:A45,&quot;&quot;/&quot;&quot;)&quot;);&quot;#VALUE!&quot;)" office:value-type="float" office:value="0">
            <text:p>#NAMN?</text:p>
          </table:table-cell>
          <table:table-cell table:style-name="ce821"/>
          <table:table-cell table:style-name="ce819"/>
          <table:table-cell table:style-name="ce819" table:formula="of:=[$'Package Briefing'.C72]" office:value-type="string" office:string-value="-">
            <text:p>-</text:p>
          </table:table-cell>
          <table:table-cell table:style-name="ce818" table:formula="of:=VLOOKUP([.E32];[.G2:.J29];2;0)" office:value-type="float" office:value="0">
            <text:p/>
          </table:table-cell>
          <table:table-cell table:style-name="ce818" table:formula="of:=VLOOKUP([.E32];[.G2:.J29];3;0)" office:value-type="float" office:value="0">
            <text:p/>
          </table:table-cell>
          <table:table-cell table:style-name="ce818" table:formula="of:=VLOOKUP([.E32];[.G2:.J29];4;0)" office:value-type="float" office:value="0">
            <text:p/>
          </table:table-cell>
          <table:table-cell table:style-name="ce580" table:number-columns-repeated="8"/>
          <table:table-cell table:number-columns-repeated="1008"/>
        </table:table-row>
        <table:table-row table:style-name="ro16">
          <table:table-cell table:style-name="ce821" table:formula="of:=[$'Sign-Ups B'.K45]" office:value-type="float" office:value="0">
            <text:p>0</text:p>
          </table:table-cell>
          <table:table-cell table:style-name="ce821" table:formula="of:=iferror(__xludf.dummyfunction(&quot;split(A33:A46,&quot;&quot;/&quot;&quot;)&quot;);&quot;#VALUE!&quot;)" office:value-type="float" office:value="0">
            <text:p>#NAMN?</text:p>
          </table:table-cell>
          <table:table-cell table:style-name="ce821"/>
          <table:table-cell table:style-name="ce819"/>
          <table:table-cell table:style-name="ce819" table:formula="of:=[$'Package Briefing'.C73]" office:value-type="string" office:string-value="-">
            <text:p>-</text:p>
          </table:table-cell>
          <table:table-cell table:style-name="ce818" table:formula="of:=VLOOKUP([.E33];[.G2:.J29];2;0)" office:value-type="float" office:value="0">
            <text:p/>
          </table:table-cell>
          <table:table-cell table:style-name="ce818" table:formula="of:=VLOOKUP([.E33];[.G2:.J29];3;0)" office:value-type="float" office:value="0">
            <text:p/>
          </table:table-cell>
          <table:table-cell table:style-name="ce818" table:formula="of:=VLOOKUP([.E33];[.G2:.J29];4;0)" office:value-type="float" office:value="0">
            <text:p/>
          </table:table-cell>
          <table:table-cell table:style-name="ce580" table:number-columns-repeated="8"/>
          <table:table-cell table:number-columns-repeated="1008"/>
        </table:table-row>
        <table:table-row table:style-name="ro16">
          <table:table-cell table:style-name="ce821" table:formula="of:=[$'Sign-Ups B'.K46]" office:value-type="float" office:value="0">
            <text:p>0</text:p>
          </table:table-cell>
          <table:table-cell table:style-name="ce821" table:formula="of:=iferror(__xludf.dummyfunction(&quot;split(A34:A47,&quot;&quot;/&quot;&quot;)&quot;);&quot;#VALUE!&quot;)" office:value-type="float" office:value="0">
            <text:p>#NAMN?</text:p>
          </table:table-cell>
          <table:table-cell table:style-name="ce821"/>
          <table:table-cell table:style-name="ce819"/>
          <table:table-cell table:style-name="ce819" table:formula="of:=[$'Package Briefing'.C74]" office:value-type="string" office:string-value="-">
            <text:p>-</text:p>
          </table:table-cell>
          <table:table-cell table:style-name="ce818" table:formula="of:=VLOOKUP([.E34];[.G2:.J29];2;0)" office:value-type="float" office:value="0">
            <text:p/>
          </table:table-cell>
          <table:table-cell table:style-name="ce818" table:formula="of:=VLOOKUP([.E34];[.G2:.J29];3;0)" office:value-type="float" office:value="0">
            <text:p/>
          </table:table-cell>
          <table:table-cell table:style-name="ce818" table:formula="of:=VLOOKUP([.E34];[.G2:.J29];4;0)" office:value-type="float" office:value="0">
            <text:p/>
          </table:table-cell>
          <table:table-cell table:style-name="ce580" table:number-columns-repeated="8"/>
          <table:table-cell table:number-columns-repeated="1008"/>
        </table:table-row>
        <table:table-row table:style-name="ro16">
          <table:table-cell table:style-name="ce821" table:formula="of:=[$'Sign-Ups B'.K47]" office:value-type="float" office:value="0">
            <text:p>0</text:p>
          </table:table-cell>
          <table:table-cell table:style-name="ce821" table:formula="of:=iferror(__xludf.dummyfunction(&quot;split(A35:A48,&quot;&quot;/&quot;&quot;)&quot;);&quot;#VALUE!&quot;)" office:value-type="float" office:value="0">
            <text:p>#NAMN?</text:p>
          </table:table-cell>
          <table:table-cell table:style-name="ce821"/>
          <table:table-cell table:style-name="ce819"/>
          <table:table-cell table:style-name="ce819" table:formula="of:=[$'Package Briefing'.C75]" office:value-type="string" office:string-value="-">
            <text:p>-</text:p>
          </table:table-cell>
          <table:table-cell table:style-name="ce818" table:formula="of:=VLOOKUP([.E35];[.G2:.J29];2;0)" office:value-type="float" office:value="0">
            <text:p/>
          </table:table-cell>
          <table:table-cell table:style-name="ce818" table:formula="of:=VLOOKUP([.E35];[.G2:.J29];3;0)" office:value-type="float" office:value="0">
            <text:p/>
          </table:table-cell>
          <table:table-cell table:style-name="ce818" table:formula="of:=VLOOKUP([.E35];[.G2:.J29];4;0)" office:value-type="float" office:value="0">
            <text:p/>
          </table:table-cell>
          <table:table-cell table:style-name="ce580" table:number-columns-repeated="8"/>
          <table:table-cell table:number-columns-repeated="1008"/>
        </table:table-row>
        <table:table-row table:style-name="ro16">
          <table:table-cell table:style-name="ce820" office:value-type="string">
            <text:p>3</text:p>
          </table:table-cell>
          <table:table-cell table:style-name="ce819" table:number-columns-repeated="3"/>
          <table:table-cell table:style-name="ce819" table:formula="of:=[$'Package Briefing'.C76]" office:value-type="string" office:string-value="-">
            <text:p>-</text:p>
          </table:table-cell>
          <table:table-cell table:style-name="ce818" table:formula="of:=VLOOKUP([.E36];[.G2:.J29];2;0)" office:value-type="float" office:value="0">
            <text:p/>
          </table:table-cell>
          <table:table-cell table:style-name="ce818" table:formula="of:=VLOOKUP([.E36];[.G2:.J29];3;0)" office:value-type="float" office:value="0">
            <text:p/>
          </table:table-cell>
          <table:table-cell table:style-name="ce818" table:formula="of:=VLOOKUP([.E36];[.G2:.J29];4;0)" office:value-type="float" office:value="0">
            <text:p/>
          </table:table-cell>
          <table:table-cell table:style-name="ce580" table:number-columns-repeated="8"/>
          <table:table-cell table:number-columns-repeated="1008"/>
        </table:table-row>
        <table:table-row table:style-name="ro16">
          <table:table-cell table:style-name="ce821" table:formula="of:=[$'Sign-Ups B'.Q26]" office:value-type="float" office:value="0">
            <text:p>0</text:p>
          </table:table-cell>
          <table:table-cell table:style-name="ce821" table:formula="of:=iferror(__xludf.dummyfunction(&quot;split(A37:A50,&quot;&quot;/&quot;&quot;)&quot;);&quot;#VALUE!&quot;)" office:value-type="float" office:value="0">
            <text:p>#NAMN?</text:p>
          </table:table-cell>
          <table:table-cell table:style-name="ce821"/>
          <table:table-cell table:style-name="ce819"/>
          <table:table-cell table:style-name="ce819" table:formula="of:=[$'Package Briefing'.C77]" office:value-type="string" office:string-value="-">
            <text:p>-</text:p>
          </table:table-cell>
          <table:table-cell table:style-name="ce818" table:formula="of:=VLOOKUP([.E37];[.G2:.J29];2;0)" office:value-type="float" office:value="0">
            <text:p/>
          </table:table-cell>
          <table:table-cell table:style-name="ce818" table:formula="of:=VLOOKUP([.E37];[.G2:.J29];3;0)" office:value-type="float" office:value="0">
            <text:p/>
          </table:table-cell>
          <table:table-cell table:style-name="ce818" table:formula="of:=VLOOKUP([.E37];[.G2:.J29];4;0)" office:value-type="float" office:value="0">
            <text:p/>
          </table:table-cell>
          <table:table-cell table:style-name="ce580" table:number-columns-repeated="8"/>
          <table:table-cell table:number-columns-repeated="1008"/>
        </table:table-row>
        <table:table-row table:style-name="ro16">
          <table:table-cell table:style-name="ce821" table:formula="of:=[$'Sign-Ups B'.Q27]" office:value-type="float" office:value="0">
            <text:p>0</text:p>
          </table:table-cell>
          <table:table-cell table:style-name="ce821" table:formula="of:=iferror(__xludf.dummyfunction(&quot;split(A38:A51,&quot;&quot;/&quot;&quot;)&quot;);&quot;#VALUE!&quot;)" office:value-type="float" office:value="0">
            <text:p>#NAMN?</text:p>
          </table:table-cell>
          <table:table-cell table:style-name="ce821"/>
          <table:table-cell table:style-name="ce819"/>
          <table:table-cell table:style-name="ce819" table:formula="of:=[$'Package Briefing'.C78]" office:value-type="string" office:string-value="-">
            <text:p>-</text:p>
          </table:table-cell>
          <table:table-cell table:style-name="ce818" table:formula="of:=VLOOKUP([.E38];[.G2:.J29];2;0)" office:value-type="float" office:value="0">
            <text:p/>
          </table:table-cell>
          <table:table-cell table:style-name="ce818" table:formula="of:=VLOOKUP([.E38];[.G2:.J29];3;0)" office:value-type="float" office:value="0">
            <text:p/>
          </table:table-cell>
          <table:table-cell table:style-name="ce818" table:formula="of:=VLOOKUP([.E38];[.G2:.J29];4;0)" office:value-type="float" office:value="0">
            <text:p/>
          </table:table-cell>
          <table:table-cell table:style-name="ce580" table:number-columns-repeated="8"/>
          <table:table-cell table:number-columns-repeated="1008"/>
        </table:table-row>
        <table:table-row table:style-name="ro16">
          <table:table-cell table:style-name="ce821" table:formula="of:=[$'Sign-Ups B'.Q28]" office:value-type="float" office:value="0">
            <text:p>0</text:p>
          </table:table-cell>
          <table:table-cell table:style-name="ce821" table:formula="of:=iferror(__xludf.dummyfunction(&quot;split(A39:A52,&quot;&quot;/&quot;&quot;)&quot;);&quot;#VALUE!&quot;)" office:value-type="float" office:value="0">
            <text:p>#NAMN?</text:p>
          </table:table-cell>
          <table:table-cell table:style-name="ce821"/>
          <table:table-cell table:style-name="ce819"/>
          <table:table-cell table:style-name="ce819" table:formula="of:=[$'Package Briefing'.C79]" office:value-type="string" office:string-value="-">
            <text:p>-</text:p>
          </table:table-cell>
          <table:table-cell table:style-name="ce818" table:formula="of:=VLOOKUP([.E39];[.G2:.J29];2;0)" office:value-type="float" office:value="0">
            <text:p/>
          </table:table-cell>
          <table:table-cell table:style-name="ce818" table:formula="of:=VLOOKUP([.E39];[.G2:.J29];3;0)" office:value-type="float" office:value="0">
            <text:p/>
          </table:table-cell>
          <table:table-cell table:style-name="ce818" table:formula="of:=VLOOKUP([.E39];[.G2:.J29];4;0)" office:value-type="float" office:value="0">
            <text:p/>
          </table:table-cell>
          <table:table-cell table:style-name="ce580" table:number-columns-repeated="8"/>
          <table:table-cell table:number-columns-repeated="1008"/>
        </table:table-row>
        <table:table-row table:style-name="ro16">
          <table:table-cell table:style-name="ce821" table:formula="of:=[$'Sign-Ups B'.Q29]" office:value-type="float" office:value="0">
            <text:p>0</text:p>
          </table:table-cell>
          <table:table-cell table:style-name="ce821" table:formula="of:=iferror(__xludf.dummyfunction(&quot;split(A40:A53,&quot;&quot;/&quot;&quot;)&quot;);&quot;#VALUE!&quot;)" office:value-type="float" office:value="0">
            <text:p>#NAMN?</text:p>
          </table:table-cell>
          <table:table-cell table:style-name="ce821"/>
          <table:table-cell table:style-name="ce819"/>
          <table:table-cell table:style-name="ce819" table:formula="of:=[$'Package Briefing'.C80]" office:value-type="string" office:string-value="-">
            <text:p>-</text:p>
          </table:table-cell>
          <table:table-cell table:style-name="ce818" table:formula="of:=VLOOKUP([.E40];[.G2:.J29];2;0)" office:value-type="float" office:value="0">
            <text:p/>
          </table:table-cell>
          <table:table-cell table:style-name="ce818" table:formula="of:=VLOOKUP([.E40];[.G2:.J29];3;0)" office:value-type="float" office:value="0">
            <text:p/>
          </table:table-cell>
          <table:table-cell table:style-name="ce818" table:formula="of:=VLOOKUP([.E40];[.G2:.J29];4;0)" office:value-type="float" office:value="0">
            <text:p/>
          </table:table-cell>
          <table:table-cell table:style-name="ce580" table:number-columns-repeated="8"/>
          <table:table-cell table:number-columns-repeated="1008"/>
        </table:table-row>
        <table:table-row table:style-name="ro16">
          <table:table-cell table:style-name="ce819" office:value-type="string">
            <text:p>6</text:p>
          </table:table-cell>
          <table:table-cell table:style-name="ce819" table:number-columns-repeated="7"/>
          <table:table-cell table:style-name="ce580" table:number-columns-repeated="8"/>
          <table:table-cell table:number-columns-repeated="1008"/>
        </table:table-row>
        <table:table-row table:style-name="ro16">
          <table:table-cell table:style-name="ce821" table:formula="of:=[$'Sign-Ups B'.Q35]" office:value-type="string" office:string-value="BurntCornMuffin">
            <text:p>BurntCornMuffin</text:p>
          </table:table-cell>
          <table:table-cell table:style-name="ce821" table:formula="of:=iferror(__xludf.dummyfunction(&quot;split(A42:A55,&quot;&quot;/&quot;&quot;)&quot;);&quot;BurntCornMuffin&quot;)" office:value-type="float" office:value="0">
            <text:p>#NAMN?</text:p>
          </table:table-cell>
          <table:table-cell table:style-name="ce821"/>
          <table:table-cell table:style-name="ce819"/>
          <table:table-cell table:style-name="ce819" office:value-type="string">
            <text:p>air to air</text:p>
          </table:table-cell>
          <table:table-cell table:style-name="ce819" office:value-type="string">
            <text:p>rwr</text:p>
          </table:table-cell>
          <table:table-cell table:style-name="ce819" office:value-type="string">
            <text:p>threat</text:p>
          </table:table-cell>
          <table:table-cell table:style-name="ce819"/>
          <table:table-cell table:style-name="ce580" table:number-columns-repeated="8"/>
          <table:table-cell table:number-columns-repeated="1008"/>
        </table:table-row>
        <table:table-row table:style-name="ro16">
          <table:table-cell table:style-name="ce821" table:formula="of:=[$'Sign-Ups B'.Q36]" office:value-type="string" office:string-value="wally">
            <text:p>wally</text:p>
          </table:table-cell>
          <table:table-cell table:style-name="ce821" table:formula="of:=iferror(__xludf.dummyfunction(&quot;split(A43:A56,&quot;&quot;/&quot;&quot;)&quot;);&quot;wally&quot;)" office:value-type="float" office:value="0">
            <text:p>#NAMN?</text:p>
          </table:table-cell>
          <table:table-cell table:style-name="ce821"/>
          <table:table-cell table:style-name="ce819"/>
          <table:table-cell table:style-name="ce819" table:formula="of:=[$'Package Briefing'.K71]" office:value-type="string" office:string-value="F-5E Tiger II">
            <text:p>F-5E Tiger II</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 B'.Q37]" office:value-type="float" office:value="0">
            <text:p>0</text:p>
          </table:table-cell>
          <table:table-cell table:style-name="ce821" table:formula="of:=iferror(__xludf.dummyfunction(&quot;split(A44:A57,&quot;&quot;/&quot;&quot;)&quot;);&quot;#VALUE!&quot;)" office:value-type="float" office:value="0">
            <text:p>#NAMN?</text:p>
          </table:table-cell>
          <table:table-cell table:style-name="ce821"/>
          <table:table-cell table:style-name="ce819"/>
          <table:table-cell table:style-name="ce819" table:formula="of:=[$'Package Briefing'.K72]" office:value-type="string" office:string-value="MiG-29A Fulcrum">
            <text:p>MiG-29A Fulcrum</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 B'.Q38]" office:value-type="float" office:value="0">
            <text:p>0</text:p>
          </table:table-cell>
          <table:table-cell table:style-name="ce821" table:formula="of:=iferror(__xludf.dummyfunction(&quot;split(A45:A58,&quot;&quot;/&quot;&quot;)&quot;);&quot;#VALUE!&quot;)" office:value-type="float" office:value="0">
            <text:p>#NAMN?</text:p>
          </table:table-cell>
          <table:table-cell table:style-name="ce821"/>
          <table:table-cell table:style-name="ce819"/>
          <table:table-cell table:style-name="ce819" table:formula="of:=[$'Package Briefing'.K73]" office:value-type="string" office:string-value="F-4 Phantom">
            <text:p>F-4 Phantom</text:p>
          </table:table-cell>
          <table:table-cell table:style-name="ce819" table:number-columns-repeated="3"/>
          <table:table-cell table:style-name="ce580" table:number-columns-repeated="8"/>
          <table:table-cell table:number-columns-repeated="1008"/>
        </table:table-row>
        <table:table-row table:style-name="ro16">
          <table:table-cell table:style-name="ce819" office:value-type="string">
            <text:p>9</text:p>
          </table:table-cell>
          <table:table-cell table:style-name="ce819" table:number-columns-repeated="3"/>
          <table:table-cell table:style-name="ce819" table:formula="of:=[$'Package Briefing'.K74]"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 B'.Q44]" office:value-type="float" office:value="0">
            <text:p>0</text:p>
          </table:table-cell>
          <table:table-cell table:style-name="ce821" table:formula="of:=iferror(__xludf.dummyfunction(&quot;split(A47:A60,&quot;&quot;/&quot;&quot;)&quot;);&quot;#VALUE!&quot;)" office:value-type="float" office:value="0">
            <text:p>#NAMN?</text:p>
          </table:table-cell>
          <table:table-cell table:style-name="ce821"/>
          <table:table-cell table:style-name="ce819"/>
          <table:table-cell table:style-name="ce819" table:formula="of:=[$'Package Briefing'.K75]"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 B'.Q45]" office:value-type="float" office:value="0">
            <text:p>0</text:p>
          </table:table-cell>
          <table:table-cell table:style-name="ce821" table:formula="of:=iferror(__xludf.dummyfunction(&quot;split(A48:A61,&quot;&quot;/&quot;&quot;)&quot;);&quot;#VALUE!&quot;)" office:value-type="float" office:value="0">
            <text:p>#NAMN?</text:p>
          </table:table-cell>
          <table:table-cell table:style-name="ce821"/>
          <table:table-cell table:style-name="ce819"/>
          <table:table-cell table:style-name="ce819" table:formula="of:=[$'Package Briefing'.K76]"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 B'.Q46]" office:value-type="float" office:value="0">
            <text:p>0</text:p>
          </table:table-cell>
          <table:table-cell table:style-name="ce821" table:formula="of:=iferror(__xludf.dummyfunction(&quot;split(A49:A62,&quot;&quot;/&quot;&quot;)&quot;);&quot;#VALUE!&quot;)" office:value-type="float" office:value="0">
            <text:p>#NAMN?</text:p>
          </table:table-cell>
          <table:table-cell table:style-name="ce821"/>
          <table:table-cell table:style-name="ce819"/>
          <table:table-cell table:style-name="ce819" table:formula="of:=[$'Package Briefing'.K77]" office:value-type="string" office:string-value="-">
            <text:p>-</text:p>
          </table:table-cell>
          <table:table-cell table:style-name="ce819" table:number-columns-repeated="3"/>
          <table:table-cell table:style-name="ce580" table:number-columns-repeated="8"/>
          <table:table-cell table:number-columns-repeated="1008"/>
        </table:table-row>
        <table:table-row table:style-name="ro16">
          <table:table-cell table:style-name="ce821" table:formula="of:=[$'Sign-Ups B'.Q47]" office:value-type="float" office:value="0">
            <text:p>0</text:p>
          </table:table-cell>
          <table:table-cell table:style-name="ce821" table:formula="of:=iferror(__xludf.dummyfunction(&quot;split(A50:A63,&quot;&quot;/&quot;&quot;)&quot;);&quot;#VALUE!&quot;)" office:value-type="float" office:value="0">
            <text:p>#NAMN?</text:p>
          </table:table-cell>
          <table:table-cell table:style-name="ce821"/>
          <table:table-cell table:style-name="ce580"/>
          <table:table-cell table:style-name="ce819" table:formula="of:=[$'Package Briefing'.K78]" office:value-type="float" office:value="0">
            <text:p>0</text:p>
          </table:table-cell>
          <table:table-cell table:style-name="ce580" table:number-columns-repeated="11"/>
          <table:table-cell table:number-columns-repeated="1008"/>
        </table:table-row>
        <table:table-row table:style-name="ro16">
          <table:table-cell table:style-name="ce820" office:value-type="string">
            <text:p>10</text:p>
          </table:table-cell>
          <table:table-cell table:style-name="ce819" table:number-columns-repeated="2"/>
          <table:table-cell table:style-name="ce580"/>
          <table:table-cell table:style-name="ce819" table:formula="of:=[$'Package Briefing'.K79]" office:value-type="float" office:value="0">
            <text:p>0</text:p>
          </table:table-cell>
          <table:table-cell table:style-name="ce580" table:number-columns-repeated="11"/>
          <table:table-cell table:number-columns-repeated="1008"/>
        </table:table-row>
        <table:table-row table:style-name="ro16">
          <table:table-cell table:style-name="ce821" table:formula="of:=[$'Sign-Ups B'.E53]" office:value-type="float" office:value="0">
            <text:p>0</text:p>
          </table:table-cell>
          <table:table-cell table:style-name="ce821" table:formula="of:=iferror(__xludf.dummyfunction(&quot;split(A52:A65,&quot;&quot;/&quot;&quot;)&quot;);&quot;#VALUE!&quot;)" office:value-type="float" office:value="0">
            <text:p>#NAMN?</text:p>
          </table:table-cell>
          <table:table-cell table:style-name="ce821"/>
          <table:table-cell table:style-name="ce580" table:number-columns-repeated="13"/>
          <table:table-cell table:number-columns-repeated="1008"/>
        </table:table-row>
        <table:table-row table:style-name="ro16">
          <table:table-cell table:style-name="ce821" table:formula="of:=[$'Sign-Ups B'.E54]" office:value-type="float" office:value="0">
            <text:p>0</text:p>
          </table:table-cell>
          <table:table-cell table:style-name="ce821" table:formula="of:=iferror(__xludf.dummyfunction(&quot;split(A53:A66,&quot;&quot;/&quot;&quot;)&quot;);&quot;#VALUE!&quot;)" office:value-type="float" office:value="0">
            <text:p>#NAMN?</text:p>
          </table:table-cell>
          <table:table-cell table:style-name="ce821"/>
          <table:table-cell table:style-name="ce832" table:number-columns-repeated="5"/>
          <table:table-cell table:style-name="ce580"/>
          <table:table-cell table:style-name="ce819" office:value-type="string">
            <text:p>AIR THREATS</text:p>
          </table:table-cell>
          <table:table-cell table:style-name="ce819" office:value-type="string">
            <text:p>rwr</text:p>
          </table:table-cell>
          <table:table-cell table:style-name="ce819" office:value-type="string">
            <text:p>range</text:p>
          </table:table-cell>
          <table:table-cell table:style-name="ce580" table:number-columns-repeated="4"/>
          <table:table-cell table:number-columns-repeated="1008"/>
        </table:table-row>
        <table:table-row table:style-name="ro16">
          <table:table-cell table:style-name="ce821" table:formula="of:=[$'Sign-Ups B'.E55]" office:value-type="float" office:value="0">
            <text:p>0</text:p>
          </table:table-cell>
          <table:table-cell table:style-name="ce821" table:formula="of:=iferror(__xludf.dummyfunction(&quot;split(A54:A67,&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F-14B Tomcat</text:p>
          </table:table-cell>
          <table:table-cell table:style-name="ce819" office:value-type="string">
            <text:p>14</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821" table:formula="of:=[$'Sign-Ups B'.E56]" office:value-type="float" office:value="0">
            <text:p>0</text:p>
          </table:table-cell>
          <table:table-cell table:style-name="ce821" table:formula="of:=iferror(__xludf.dummyfunction(&quot;split(A55:A68,&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JF-17 Thunder</text:p>
          </table:table-cell>
          <table:table-cell table:style-name="ce819" office:value-type="string">
            <text:p>17</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819" office:value-type="string">
            <text:p>11</text:p>
          </table:table-cell>
          <table:table-cell table:style-name="ce819" table:number-columns-repeated="2"/>
          <table:table-cell table:style-name="ce580" table:number-columns-repeated="2"/>
          <table:table-cell table:style-name="ce837" table:number-columns-repeated="2"/>
          <table:table-cell table:style-name="ce580" table:number-columns-repeated="2"/>
          <table:table-cell table:style-name="ce819" office:value-type="string">
            <text:p>M-2000C Mirage</text:p>
          </table:table-cell>
          <table:table-cell table:style-name="ce819" office:value-type="string">
            <text:p>M2</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821" table:formula="of:=[$'Sign-Ups B'.K53]" office:value-type="float" office:value="0">
            <text:p>0</text:p>
          </table:table-cell>
          <table:table-cell table:style-name="ce821" table:formula="of:=iferror(__xludf.dummyfunction(&quot;split(A57:A70,&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F-5E Tiger II</text:p>
          </table:table-cell>
          <table:table-cell table:style-name="ce819" office:value-type="string">
            <text:p>F5</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21" table:formula="of:=[$'Sign-Ups B'.K54]" office:value-type="float" office:value="0">
            <text:p>0</text:p>
          </table:table-cell>
          <table:table-cell table:style-name="ce821" table:formula="of:=iferror(__xludf.dummyfunction(&quot;split(A58:A71,&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MiG-29A Fulcrum</text:p>
          </table:table-cell>
          <table:table-cell table:style-name="ce819" office:value-type="string">
            <text:p>29</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821" table:formula="of:=[$'Sign-Ups B'.K55]" office:value-type="float" office:value="0">
            <text:p>0</text:p>
          </table:table-cell>
          <table:table-cell table:style-name="ce821" table:formula="of:=iferror(__xludf.dummyfunction(&quot;split(A59:A72,&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MiG-21 Fishbed</text:p>
          </table:table-cell>
          <table:table-cell table:style-name="ce819" office:value-type="string">
            <text:p>21</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21" table:formula="of:=[$'Sign-Ups B'.K56]" office:value-type="float" office:value="0">
            <text:p>0</text:p>
          </table:table-cell>
          <table:table-cell table:style-name="ce821" table:formula="of:=iferror(__xludf.dummyfunction(&quot;split(A60:A73,&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Su-25T Frogfoot</text:p>
          </table:table-cell>
          <table:table-cell table:style-name="ce819" office:value-type="string">
            <text:p>-</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19" office:value-type="string">
            <text:p>12</text:p>
          </table:table-cell>
          <table:table-cell table:style-name="ce819" table:number-columns-repeated="2"/>
          <table:table-cell table:style-name="ce580" table:number-columns-repeated="2"/>
          <table:table-cell table:style-name="ce837" table:number-columns-repeated="2"/>
          <table:table-cell table:style-name="ce580" table:number-columns-repeated="2"/>
          <table:table-cell table:style-name="ce819" office:value-type="string">
            <text:p>MiG-23 Flogger</text:p>
          </table:table-cell>
          <table:table-cell table:style-name="ce819" office:value-type="string">
            <text:p>23</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821" table:formula="of:=[$'Sign-Ups B'.Q53]" office:value-type="float" office:value="0">
            <text:p>0</text:p>
          </table:table-cell>
          <table:table-cell table:style-name="ce821" table:formula="of:=iferror(__xludf.dummyfunction(&quot;split(A62:A75,&quot;&quot;/&quot;&quot;)&quot;);&quot;#VALUE!&quot;)" office:value-type="float" office:value="0">
            <text:p>#NAMN?</text:p>
          </table:table-cell>
          <table:table-cell table:style-name="ce821"/>
          <table:table-cell table:style-name="ce832" table:number-columns-repeated="2"/>
          <table:table-cell table:style-name="ce838" table:number-columns-repeated="2"/>
          <table:table-cell table:style-name="ce832"/>
          <table:table-cell table:style-name="ce580"/>
          <table:table-cell table:style-name="ce819" office:value-type="string">
            <text:p>TU-22M Backfire</text:p>
          </table:table-cell>
          <table:table-cell table:style-name="ce819" office:value-type="string">
            <text:p>22</text:p>
          </table:table-cell>
          <table:table-cell table:style-name="ce819" office:value-type="string">
            <text:p>(Bomber)</text:p>
          </table:table-cell>
          <table:table-cell table:style-name="ce580" table:number-columns-repeated="4"/>
          <table:table-cell table:number-columns-repeated="1008"/>
        </table:table-row>
        <table:table-row table:style-name="ro16">
          <table:table-cell table:style-name="ce821" table:formula="of:=[$'Sign-Ups B'.Q54]" office:value-type="float" office:value="0">
            <text:p>0</text:p>
          </table:table-cell>
          <table:table-cell table:style-name="ce821" table:formula="of:=iferror(__xludf.dummyfunction(&quot;split(A63:A76,&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SU-24 Fencer</text:p>
          </table:table-cell>
          <table:table-cell table:style-name="ce819" office:value-type="string">
            <text:p>24</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821" table:formula="of:=[$'Sign-Ups B'.Q55]" office:value-type="float" office:value="0">
            <text:p>0</text:p>
          </table:table-cell>
          <table:table-cell table:style-name="ce821" table:formula="of:=iferror(__xludf.dummyfunction(&quot;split(A64:A77,&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MiG-19 Farmer</text:p>
          </table:table-cell>
          <table:table-cell table:style-name="ce819" office:value-type="string">
            <text:p>19</text:p>
          </table:table-cell>
          <table:table-cell table:style-name="ce819" office:value-type="string">
            <text:p>short</text:p>
          </table:table-cell>
          <table:table-cell table:style-name="ce580" table:number-columns-repeated="4"/>
          <table:table-cell table:number-columns-repeated="1008"/>
        </table:table-row>
        <table:table-row table:style-name="ro16">
          <table:table-cell table:style-name="ce821" table:formula="of:=[$'Sign-Ups B'.Q56]" office:value-type="float" office:value="0">
            <text:p>0</text:p>
          </table:table-cell>
          <table:table-cell table:style-name="ce821" table:formula="of:=iferror(__xludf.dummyfunction(&quot;split(A65:A78,&quot;&quot;/&quot;&quot;)&quot;);&quot;#VALUE!&quot;)" office:value-type="float" office:value="0">
            <text:p>#NAMN?</text:p>
          </table:table-cell>
          <table:table-cell table:style-name="ce821"/>
          <table:table-cell table:style-name="ce580" table:number-columns-repeated="2"/>
          <table:table-cell table:style-name="ce837" table:number-columns-repeated="2"/>
          <table:table-cell table:style-name="ce580" table:number-columns-repeated="2"/>
          <table:table-cell table:style-name="ce819" office:value-type="string">
            <text:p>Su-27 Flanker</text:p>
          </table:table-cell>
          <table:table-cell table:style-name="ce819" office:value-type="string">
            <text:p>29</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Su-33 Flanker-D</text:p>
          </table:table-cell>
          <table:table-cell table:style-name="ce819" office:value-type="string">
            <text:p>29</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Su-30 Flanker-C</text:p>
          </table:table-cell>
          <table:table-cell table:style-name="ce819" office:value-type="string">
            <text:p>30</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MiG-31 Foxhound</text:p>
          </table:table-cell>
          <table:table-cell table:style-name="ce819" office:value-type="string">
            <text:p>31</text:p>
          </table:table-cell>
          <table:table-cell table:style-name="ce819" office:value-type="string">
            <text:p>long</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Su-34 Fullback</text:p>
          </table:table-cell>
          <table:table-cell table:style-name="ce819" office:value-type="string">
            <text:p>34</text:p>
          </table:table-cell>
          <table:table-cell table:style-name="ce819" office:value-type="string">
            <text:p>medium</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A-50 Mainstay</text:p>
          </table:table-cell>
          <table:table-cell table:style-name="ce819" office:value-type="string">
            <text:p>50</text:p>
          </table:table-cell>
          <table:table-cell table:style-name="ce819" office:value-type="string">
            <text:p>(AWACS)</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Tu-95 Bear</text:p>
          </table:table-cell>
          <table:table-cell table:style-name="ce819" office:value-type="string">
            <text:p>95</text:p>
          </table:table-cell>
          <table:table-cell table:style-name="ce819" office: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Tu-160 Blackjack</text:p>
          </table:table-cell>
          <table:table-cell table:style-name="ce819" office:value-type="string">
            <text:p>BJ</text:p>
          </table:table-cell>
          <table:table-cell table:style-name="ce819" office:value-type="string">
            <text:p>(Bomber)</text:p>
          </table:table-cell>
          <table:table-cell table:style-name="ce580" table:number-columns-repeated="4"/>
          <table:table-cell table:number-columns-repeated="1008"/>
        </table:table-row>
        <table:table-row table:style-name="ro16">
          <table:table-cell table:style-name="ce580" table:number-columns-repeated="5"/>
          <table:table-cell table:style-name="ce837" table:number-columns-repeated="2"/>
          <table:table-cell table:style-name="ce580" table:number-columns-repeated="2"/>
          <table:table-cell table:style-name="ce819" office:value-type="string">
            <text:p>F-4 Phantom</text:p>
          </table:table-cell>
          <table:table-cell table:style-name="ce819" office:value-type="string">
            <text:p>F4</text:p>
          </table:table-cell>
          <table:table-cell table:style-name="ce819" office:value-type="string">
            <text:p>Medium</text:p>
          </table:table-cell>
          <table:table-cell table:style-name="ce580" table:number-columns-repeated="4"/>
          <table:table-cell table:number-columns-repeated="1008"/>
        </table:table-row>
        <table:table-row table:style-name="ro16" table:number-rows-repeated="4">
          <table:table-cell table:style-name="ce580" table:number-columns-repeated="5"/>
          <table:table-cell table:style-name="ce837" table:number-columns-repeated="2"/>
          <table:table-cell table:style-name="ce580" table:number-columns-repeated="2"/>
          <table:table-cell table:style-name="ce819" table:number-columns-repeated="3"/>
          <table:table-cell table:style-name="ce580" table:number-columns-repeated="4"/>
          <table:table-cell table:number-columns-repeated="1008"/>
        </table:table-row>
        <table:table-row table:style-name="ro16">
          <table:table-cell table:style-name="ce580" table:number-columns-repeated="9"/>
          <table:table-cell table:style-name="ce819" office:value-type="string">
            <text:p>-</text:p>
          </table:table-cell>
          <table:table-cell table:style-name="ce819" table:number-columns-repeated="2"/>
          <table:table-cell table:style-name="ce580" table:number-columns-repeated="4"/>
          <table:table-cell table:number-columns-repeated="1008"/>
        </table:table-row>
        <table:table-row table:style-name="ro16" table:number-rows-repeated="4">
          <table:table-cell table:style-name="ce580" table:number-columns-repeated="16"/>
          <table:table-cell table:number-columns-repeated="1008"/>
        </table:table-row>
        <table:table-row table:style-name="ro16">
          <table:table-cell table:style-name="ce819"/>
          <table:table-cell table:style-name="ce819" office:value-type="string">
            <text:p>kneeboard stuff</text:p>
          </table:table-cell>
          <table:table-cell table:style-name="ce819"/>
          <table:table-cell table:style-name="ce819" office:value-type="string">
            <text:p>lat</text:p>
          </table:table-cell>
          <table:table-cell table:style-name="ce819" office:value-type="string">
            <text:p>long</text:p>
          </table:table-cell>
          <table:table-cell table:style-name="ce580" table:number-columns-repeated="11"/>
          <table:table-cell table:number-columns-repeated="1008"/>
        </table:table-row>
        <table:table-row table:style-name="ro16">
          <table:table-cell table:style-name="ce580" office:value-type="string">
            <text:p>WP 01</text:p>
          </table:table-cell>
          <table:table-cell table:style-name="ce819" table:formula="of:=IF(ISBLANK([$'Package Briefing'.M48]);;[.A84])" office:value-type="float" office:value="0">
            <text:p>Err:518</text:p>
          </table:table-cell>
          <table:table-cell table:style-name="ce819" table:formula="of:=UPPER([$'Package Briefing'.M48])">
            <text:p/>
          </table:table-cell>
          <table:table-cell table:style-name="ce819" table:formula="of:=IF([.C84]=(VLOOKUP([.C84];[$'Airport Tables'.A3:.L100];1;0));VLOOKUP([.C84];[$'Airport Tables'.A3:.L100];9;0);)" office:value-type="string" office:string-value="Err:511">
            <text:p>Err:511</text:p>
          </table:table-cell>
          <table:table-cell table:style-name="ce818" table:formula="of:=IF([.C84]=(VLOOKUP([.C84];[$'Airport Tables'.A3:.L100];1;0));VLOOKUP([.C84];[$'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2</text:p>
          </table:table-cell>
          <table:table-cell table:style-name="ce819" table:formula="of:=IF(ISBLANK([$'Package Briefing'.M49]);;[.A85])" office:value-type="float" office:value="0">
            <text:p>Err:518</text:p>
          </table:table-cell>
          <table:table-cell table:style-name="ce819" table:formula="of:=UPPER([$'Package Briefing'.M49])">
            <text:p/>
          </table:table-cell>
          <table:table-cell table:style-name="ce819" table:formula="of:=IF([.C85]=(VLOOKUP([.C85];[$'Airport Tables'.A3:.L100];1;0));VLOOKUP([.C85];[$'Airport Tables'.A3:.L100];9;0);)" office:value-type="string" office:string-value="Err:511">
            <text:p>Err:511</text:p>
          </table:table-cell>
          <table:table-cell table:style-name="ce818" table:formula="of:=IF([.C85]=(VLOOKUP([.C85];[$'Airport Tables'.A3:.L100];1;0));VLOOKUP([.C85];[$'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3</text:p>
          </table:table-cell>
          <table:table-cell table:style-name="ce819" table:formula="of:=IF(ISBLANK([$'Package Briefing'.M50]);;[.A86])" office:value-type="float" office:value="0">
            <text:p>Err:518</text:p>
          </table:table-cell>
          <table:table-cell table:style-name="ce819" table:formula="of:=UPPER([$'Package Briefing'.M50])">
            <text:p/>
          </table:table-cell>
          <table:table-cell table:style-name="ce819" table:formula="of:=IF([.C86]=(VLOOKUP([.C86];[$'Airport Tables'.A3:.L100];1;0));VLOOKUP([.C86];[$'Airport Tables'.A3:.L100];9;0);)" office:value-type="string" office:string-value="Err:511">
            <text:p>Err:511</text:p>
          </table:table-cell>
          <table:table-cell table:style-name="ce818" table:formula="of:=IF([.C86]=(VLOOKUP([.C86];[$'Airport Tables'.A3:.L100];1;0));VLOOKUP([.C86];[$'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4</text:p>
          </table:table-cell>
          <table:table-cell table:style-name="ce819" table:formula="of:=IF(ISBLANK([$'Package Briefing'.M51]);;[.A87])" office:value-type="float" office:value="0">
            <text:p>Err:518</text:p>
          </table:table-cell>
          <table:table-cell table:style-name="ce819" table:formula="of:=UPPER([$'Package Briefing'.M51])">
            <text:p/>
          </table:table-cell>
          <table:table-cell table:style-name="ce819" table:formula="of:=IF([.C87]=(VLOOKUP([.C87];[$'Airport Tables'.A3:.L100];1;0));VLOOKUP([.C87];[$'Airport Tables'.A3:.L100];9;0);)" office:value-type="string" office:string-value="Err:511">
            <text:p>Err:511</text:p>
          </table:table-cell>
          <table:table-cell table:style-name="ce818" table:formula="of:=IF([.C87]=(VLOOKUP([.C87];[$'Airport Tables'.A3:.L100];1;0));VLOOKUP([.C87];[$'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5</text:p>
          </table:table-cell>
          <table:table-cell table:style-name="ce819" table:formula="of:=IF(ISBLANK([$'Package Briefing'.M52]);;[.A88])" office:value-type="float" office:value="0">
            <text:p>Err:518</text:p>
          </table:table-cell>
          <table:table-cell table:style-name="ce819" table:formula="of:=UPPER([$'Package Briefing'.M52])">
            <text:p/>
          </table:table-cell>
          <table:table-cell table:style-name="ce819" table:formula="of:=IF([.C88]=(VLOOKUP([.C88];[$'Airport Tables'.A3:.L100];1;0));VLOOKUP([.C88];[$'Airport Tables'.A3:.L100];9;0);)" office:value-type="string" office:string-value="Err:511">
            <text:p>Err:511</text:p>
          </table:table-cell>
          <table:table-cell table:style-name="ce818" table:formula="of:=IF([.C88]=(VLOOKUP([.C88];[$'Airport Tables'.A3:.L100];1;0));VLOOKUP([.C88];[$'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6</text:p>
          </table:table-cell>
          <table:table-cell table:style-name="ce819" table:formula="of:=IF(ISBLANK([$'Package Briefing'.M53]);;[.A89])" office:value-type="float" office:value="0">
            <text:p>Err:518</text:p>
          </table:table-cell>
          <table:table-cell table:style-name="ce819" table:formula="of:=UPPER([$'Package Briefing'.M53])">
            <text:p/>
          </table:table-cell>
          <table:table-cell table:style-name="ce819" table:formula="of:=IF([.C89]=(VLOOKUP([.C89];[$'Airport Tables'.A3:.L100];1;0));VLOOKUP([.C89];[$'Airport Tables'.A3:.L100];9;0);)" office:value-type="string" office:string-value="Err:511">
            <text:p>Err:511</text:p>
          </table:table-cell>
          <table:table-cell table:style-name="ce818" table:formula="of:=IF([.C89]=(VLOOKUP([.C89];[$'Airport Tables'.A3:.L100];1;0));VLOOKUP([.C89];[$'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7</text:p>
          </table:table-cell>
          <table:table-cell table:style-name="ce819" table:formula="of:=IF(ISBLANK([$'Package Briefing'.M54]);;[.A90])" office:value-type="float" office:value="0">
            <text:p>Err:518</text:p>
          </table:table-cell>
          <table:table-cell table:style-name="ce819" table:formula="of:=UPPER([$'Package Briefing'.M54])">
            <text:p/>
          </table:table-cell>
          <table:table-cell table:style-name="ce819" table:formula="of:=IF([.C90]=(VLOOKUP([.C90];[$'Airport Tables'.A3:.L100];1;0));VLOOKUP([.C90];[$'Airport Tables'.A3:.L100];9;0);)" office:value-type="string" office:string-value="Err:511">
            <text:p>Err:511</text:p>
          </table:table-cell>
          <table:table-cell table:style-name="ce818" table:formula="of:=IF([.C90]=(VLOOKUP([.C90];[$'Airport Tables'.A3:.L100];1;0));VLOOKUP([.C90];[$'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8</text:p>
          </table:table-cell>
          <table:table-cell table:style-name="ce819" table:formula="of:=IF(ISBLANK([$'Package Briefing'.M55]);;[.A91])" office:value-type="float" office:value="0">
            <text:p>Err:518</text:p>
          </table:table-cell>
          <table:table-cell table:style-name="ce819" table:formula="of:=UPPER([$'Package Briefing'.M55])">
            <text:p/>
          </table:table-cell>
          <table:table-cell table:style-name="ce819" table:formula="of:=IF([.C91]=(VLOOKUP([.C91];[$'Airport Tables'.A3:.L100];1;0));VLOOKUP([.C91];[$'Airport Tables'.A3:.L100];9;0);)" office:value-type="string" office:string-value="Err:511">
            <text:p>Err:511</text:p>
          </table:table-cell>
          <table:table-cell table:style-name="ce818" table:formula="of:=IF([.C91]=(VLOOKUP([.C91];[$'Airport Tables'.A3:.L100];1;0));VLOOKUP([.C91];[$'Airport Tables'.A1:.L98];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09</text:p>
          </table:table-cell>
          <table:table-cell table:style-name="ce819" table:formula="of:=IF(ISBLANK([$'Package Briefing'.M56]);;[.A92])" office:value-type="float" office:value="0">
            <text:p>Err:518</text:p>
          </table:table-cell>
          <table:table-cell table:style-name="ce819" table:formula="of:=UPPER([$'Package Briefing'.M56])">
            <text:p/>
          </table:table-cell>
          <table:table-cell table:style-name="ce819" table:formula="of:=IF([.C92]=(VLOOKUP([.C92];[$'Airport Tables'.A3:.L100];1;0));VLOOKUP([.C92];[$'Airport Tables'.A3:.L100];9;0);)" office:value-type="string" office:string-value="Err:511">
            <text:p>Err:511</text:p>
          </table:table-cell>
          <table:table-cell table:style-name="ce818" table:formula="of:=IF([.C92]=(VLOOKUP([.C92];[$'Airport Tables'.A3:.L100];1;0));VLOOKUP([.C92];[$'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0</text:p>
          </table:table-cell>
          <table:table-cell table:style-name="ce819" table:formula="of:=IF(ISBLANK([$'Package Briefing'.M57]);;[.A93])" office:value-type="float" office:value="0">
            <text:p>Err:518</text:p>
          </table:table-cell>
          <table:table-cell table:style-name="ce819" table:formula="of:=UPPER([$'Package Briefing'.M57])">
            <text:p/>
          </table:table-cell>
          <table:table-cell table:style-name="ce819" table:formula="of:=IF([.C93]=(VLOOKUP([.C93];[$'Airport Tables'.A3:.L100];1;0));VLOOKUP([.C93];[$'Airport Tables'.A3:.L100];9;0);)" office:value-type="string" office:string-value="Err:511">
            <text:p>Err:511</text:p>
          </table:table-cell>
          <table:table-cell table:style-name="ce818" table:formula="of:=IF([.C93]=(VLOOKUP([.C93];[$'Airport Tables'.A3:.L100];1;0));VLOOKUP([.C93];[$'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1</text:p>
          </table:table-cell>
          <table:table-cell table:style-name="ce819" table:formula="of:=IF(ISBLANK([$'Package Briefing'.M58]);;[.A94])" office:value-type="float" office:value="0">
            <text:p>Err:518</text:p>
          </table:table-cell>
          <table:table-cell table:style-name="ce819" table:formula="of:=UPPER([$'Package Briefing'.M58])">
            <text:p/>
          </table:table-cell>
          <table:table-cell table:style-name="ce819" table:formula="of:=IF([.C94]=(VLOOKUP([.C94];[$'Airport Tables'.A3:.L100];1;0));VLOOKUP([.C94];[$'Airport Tables'.A3:.L100];9;0);)" office:value-type="string" office:string-value="Err:511">
            <text:p>Err:511</text:p>
          </table:table-cell>
          <table:table-cell table:style-name="ce818" table:formula="of:=IF([.C94]=(VLOOKUP([.C94];[$'Airport Tables'.A3:.L100];1;0));VLOOKUP([.C94];[$'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2</text:p>
          </table:table-cell>
          <table:table-cell table:style-name="ce819" table:formula="of:=IF(ISBLANK([$'Package Briefing'.M59]);;[.A95])" office:value-type="float" office:value="0">
            <text:p>Err:518</text:p>
          </table:table-cell>
          <table:table-cell table:style-name="ce819" table:formula="of:=UPPER([$'Package Briefing'.M59])">
            <text:p/>
          </table:table-cell>
          <table:table-cell table:style-name="ce819" table:formula="of:=IF([.C95]=(VLOOKUP([.C95];[$'Airport Tables'.A3:.L100];1;0));VLOOKUP([.C95];[$'Airport Tables'.A3:.L100];9;0);)" office:value-type="string" office:string-value="Err:511">
            <text:p>Err:511</text:p>
          </table:table-cell>
          <table:table-cell table:style-name="ce818" table:formula="of:=IF([.C95]=(VLOOKUP([.C95];[$'Airport Tables'.A3:.L100];1;0));VLOOKUP([.C95];[$'Airport Tables'.A3:.L100];10;0);)" office:value-type="string" office:string-value="Err:511">
            <text:p>Err:511</text:p>
          </table:table-cell>
          <table:table-cell table:style-name="ce580" table:number-columns-repeated="11"/>
          <table:table-cell table:number-columns-repeated="1008"/>
        </table:table-row>
        <table:table-row table:style-name="ro16">
          <table:table-cell table:style-name="ce819" office:value-type="string">
            <text:p>WP 13</text:p>
          </table:table-cell>
          <table:table-cell table:style-name="ce819" table:number-columns-repeated="4"/>
          <table:table-cell table:style-name="ce580" table:number-columns-repeated="11"/>
          <table:table-cell table:number-columns-repeated="1008"/>
        </table:table-row>
        <table:table-row table:style-name="ro16">
          <table:table-cell table:style-name="ce819" office:value-type="string">
            <text:p>WP 14</text:p>
          </table:table-cell>
          <table:table-cell table:style-name="ce819" table:number-columns-repeated="4"/>
          <table:table-cell table:style-name="ce580" table:number-columns-repeated="11"/>
          <table:table-cell table:number-columns-repeated="1008"/>
        </table:table-row>
        <table:table-row table:style-name="ro16">
          <table:table-cell table:style-name="ce819" office:value-type="string">
            <text:p>WP 15</text:p>
          </table:table-cell>
          <table:table-cell table:style-name="ce819" table:number-columns-repeated="4"/>
          <table:table-cell table:style-name="ce580" table:number-columns-repeated="11"/>
          <table:table-cell table:number-columns-repeated="1008"/>
        </table:table-row>
        <table:table-row table:style-name="ro16">
          <table:table-cell table:style-name="ce819" table:number-columns-repeated="10"/>
          <table:table-cell table:style-name="ce580" table:number-columns-repeated="6"/>
          <table:table-cell table:number-columns-repeated="1008"/>
        </table:table-row>
        <table:table-row table:style-name="ro16">
          <table:table-cell table:style-name="ce819"/>
          <table:table-cell table:style-name="ce819" office:value-type="string">
            <text:p>airbase</text:p>
          </table:table-cell>
          <table:table-cell table:style-name="ce819" office:value-type="string">
            <text:p>elevation</text:p>
          </table:table-cell>
          <table:table-cell table:style-name="ce819" office:value-type="string">
            <text:p>runway</text:p>
          </table:table-cell>
          <table:table-cell table:style-name="ce819" office:value-type="string">
            <text:p>rwy length</text:p>
          </table:table-cell>
          <table:table-cell table:style-name="ce819" office:value-type="string">
            <text:p>ILS freq</text:p>
          </table:table-cell>
          <table:table-cell table:style-name="ce819" office:value-type="string">
            <text:p>ILS crs</text:p>
          </table:table-cell>
          <table:table-cell table:style-name="ce819" office:value-type="string">
            <text:p>TACAN</text:p>
          </table:table-cell>
          <table:table-cell table:style-name="ce819" office:value-type="string">
            <text:p>LAT</text:p>
          </table:table-cell>
          <table:table-cell table:style-name="ce819" office:value-type="string">
            <text:p>LONG</text:p>
          </table:table-cell>
          <table:table-cell table:style-name="ce580" table:number-columns-repeated="6"/>
          <table:table-cell table:number-columns-repeated="1008"/>
        </table:table-row>
        <table:table-row table:style-name="ro16">
          <table:table-cell table:style-name="ce819" office:value-type="string">
            <text:p>Land depart</text:p>
          </table:table-cell>
          <table:table-cell table:style-name="ce819" table:formula="of:=UPPER([$'Package Briefing'.M46])" office:value-type="string" office:string-value="DUBAI INTERNATIONAL">
            <text:p>DUBAI INTERNATIONAL</text:p>
          </table:table-cell>
          <table:table-cell table:style-name="ce819" table:formula="of:=VLOOKUP([.B101];[$'Airport Tables'.A3:.L100];7;0)" office:value-type="float" office:value="0">
            <text:p>#E/T</text:p>
          </table:table-cell>
          <table:table-cell table:style-name="ce819" table:formula="of:=(VLOOKUP([.B101];[$'Airport Tables'.A3:.L100];2;0))" office:value-type="float" office:value="0">
            <text:p>#E/T</text:p>
          </table:table-cell>
          <table:table-cell table:style-name="ce819" table:formula="of:=VLOOKUP([.B101];[$'Airport Tables'.A3:.L100];3;0)" office:value-type="float" office:value="0">
            <text:p>#E/T</text:p>
          </table:table-cell>
          <table:table-cell table:style-name="ce819" table:formula="of:=VLOOKUP([.B101];[$'Airport Tables'.A3:.L100];5;0)" office:value-type="float" office:value="0">
            <text:p>#E/T</text:p>
          </table:table-cell>
          <table:table-cell table:style-name="ce819" table:formula="of:=VLOOKUP([.B101];[$'Airport Tables'.A4:.L100];6;0)" office:value-type="float" office:value="0">
            <text:p>#E/T</text:p>
          </table:table-cell>
          <table:table-cell table:style-name="ce819" table:formula="of:=UPPER(VLOOKUP([.B101];[$'Airport Tables'.A3:.L100];4;0))" office:value-type="float" office:value="0">
            <text:p>#E/T</text:p>
          </table:table-cell>
          <table:table-cell table:style-name="ce819" table:formula="of:=VLOOKUP([.B101];[$'Airport Tables'.A3:.L100];9;0)" office:value-type="float" office:value="0">
            <text:p>#E/T</text:p>
          </table:table-cell>
          <table:table-cell table:style-name="ce819" table:formula="of:=VLOOKUP([.B101];[$'Airport Tables'.A3:.L100];10;0)" office:value-type="float" office:value="0">
            <text:p>#E/T</text:p>
          </table:table-cell>
          <table:table-cell table:style-name="ce580" table:number-columns-repeated="6"/>
          <table:table-cell table:number-columns-repeated="1008"/>
        </table:table-row>
        <table:table-row table:style-name="ro16">
          <table:table-cell table:style-name="ce819" office:value-type="string">
            <text:p>land recover</text:p>
          </table:table-cell>
          <table:table-cell table:style-name="ce819" table:formula="of:=UPPER(IF([$'Package Briefing'.M60]=[$'Package Briefing'.M46];&quot;      ''&quot;;[$'Package Briefing'.M60]))">
            <text:p/>
          </table:table-cell>
          <table:table-cell table:style-name="ce819" table:formula="of:=IF([.B102]=&quot;      ''&quot;;&quot;'' &quot;; VLOOKUP([.B102];[$'Airport Tables'.A3:.L100];7;0))" office:value-type="float" office:value="0">
            <text:p>#E/T</text:p>
          </table:table-cell>
          <table:table-cell table:style-name="ce819" table:formula="of:=IF([.B102]=&quot;      ''&quot;;&quot;''&quot;; UPPER(VLOOKUP([.B102];[$'Airport Tables'.A3:.L100];2;0)))" office:value-type="float" office:value="0">
            <text:p>#E/T</text:p>
          </table:table-cell>
          <table:table-cell table:style-name="ce819" table:formula="of:=IF([.B102]=&quot;      ''&quot;;&quot;''&quot;;VLOOKUP([.B102];[$'Airport Tables'.A3:.L100];3;0))" office:value-type="float" office:value="0">
            <text:p>#E/T</text:p>
          </table:table-cell>
          <table:table-cell table:style-name="ce819" table:formula="of:=IF([.B102]=&quot;      ''&quot;;&quot;''&quot;;VLOOKUP([.B102];[$'Airport Tables'.A4:.L100];5;0))" office:value-type="float" office:value="0">
            <text:p>#E/T</text:p>
          </table:table-cell>
          <table:table-cell table:style-name="ce819" table:formula="of:=IF([.B102]=&quot;      ''&quot;;&quot;''&quot;;VLOOKUP([.B102];[$'Airport Tables'.A4:.L100];6;0))" office:value-type="float" office:value="0">
            <text:p>#E/T</text:p>
          </table:table-cell>
          <table:table-cell table:style-name="ce819" table:formula="of:=IF([.B102]=&quot;      ''&quot;;&quot;''&quot;;UPPER(VLOOKUP([.B102];[$'Airport Tables'.A3:.L100];4;0)))" office:value-type="float" office:value="0">
            <text:p>#E/T</text:p>
          </table:table-cell>
          <table:table-cell table:style-name="ce819" table:formula="of:=IF([.B102]=&quot;      ''&quot;;&quot;''&quot;;VLOOKUP([.B102];[$'Airport Tables'.A3:.L100];9;0))" office:value-type="float" office:value="0">
            <text:p>#E/T</text:p>
          </table:table-cell>
          <table:table-cell table:style-name="ce819" table:formula="of:=IF([.B102]=&quot;      ''&quot;;&quot;''&quot;;VLOOKUP([.B102];[$'Airport Tables'.A3:.L100];10;0))" office:value-type="float" office:value="0">
            <text:p>#E/T</text:p>
          </table:table-cell>
          <table:table-cell table:style-name="ce580" table:number-columns-repeated="6"/>
          <table:table-cell table:number-columns-repeated="1008"/>
        </table:table-row>
        <table:table-row table:style-name="ro16">
          <table:table-cell table:style-name="ce819" office:value-type="string">
            <text:p>alternate</text:p>
          </table:table-cell>
          <table:table-cell table:style-name="ce819" table:formula="of:=UPPER([$'Package Briefing'.M61])">
            <text:p/>
          </table:table-cell>
          <table:table-cell table:style-name="ce819" table:formula="of:=VLOOKUP([.B103];[$'Airport Tables'.A3:.L100];7;0)" office:value-type="float" office:value="0">
            <text:p>#E/T</text:p>
          </table:table-cell>
          <table:table-cell table:style-name="ce819" table:formula="of:=UPPER(VLOOKUP([.B103];[$'Airport Tables'.A3:.L100];2;0))" office:value-type="float" office:value="0">
            <text:p>#E/T</text:p>
          </table:table-cell>
          <table:table-cell table:style-name="ce819" table:formula="of:=VLOOKUP([.B103];[$'Airport Tables'.A3:.L100];3;0)" office:value-type="float" office:value="0">
            <text:p>#E/T</text:p>
          </table:table-cell>
          <table:table-cell table:style-name="ce819" table:formula="of:=VLOOKUP([.B103];[$'Airport Tables'.A5:.L100];5;0)" office:value-type="float" office:value="0">
            <text:p>#E/T</text:p>
          </table:table-cell>
          <table:table-cell table:style-name="ce819" table:formula="of:=VLOOKUP([.B103];[$'Airport Tables'.A5:.L100];6;0)" office:value-type="float" office:value="0">
            <text:p>#E/T</text:p>
          </table:table-cell>
          <table:table-cell table:style-name="ce819" table:formula="of:=UPPER(VLOOKUP([.B103];[$'Airport Tables'.A3:.L100];4;0))" office:value-type="float" office:value="0">
            <text:p>#E/T</text:p>
          </table:table-cell>
          <table:table-cell table:style-name="ce819" table:formula="of:=VLOOKUP([.B103];[$'Airport Tables'.A3:.L100];9;0)" office:value-type="float" office:value="0">
            <text:p>#E/T</text:p>
          </table:table-cell>
          <table:table-cell table:style-name="ce819" table:formula="of:=VLOOKUP([.B103];[$'Airport Tables'.A3:.L100];10;0)" office:value-type="float" office:value="0">
            <text:p>#E/T</text:p>
          </table:table-cell>
          <table:table-cell table:style-name="ce580" table:number-columns-repeated="6"/>
          <table:table-cell table:number-columns-repeated="1008"/>
        </table:table-row>
        <table:table-row table:style-name="ro16">
          <table:table-cell table:style-name="ce819" office:value-type="string">
            <text:p>recover without ''</text:p>
          </table:table-cell>
          <table:table-cell table:style-name="ce819" table:formula="of:=[$'Package Briefing'.M60]" office:value-type="float" office:value="0">
            <text:p>0</text:p>
          </table:table-cell>
          <table:table-cell table:style-name="ce819" table:formula="of:=VLOOKUP([.B104];[$'Airport Tables'.A3:.L100];7;0)" office:value-type="float" office:value="0">
            <text:p>#E/T</text:p>
          </table:table-cell>
          <table:table-cell table:style-name="ce819" table:formula="of:=VLOOKUP([.B104];[$'Airport Tables'.A3:.L100];2;0)" office:value-type="float" office:value="0">
            <text:p>#E/T</text:p>
          </table:table-cell>
          <table:table-cell table:style-name="ce819" table:formula="of:=VLOOKUP([.B104];[$'Airport Tables'.A3:.L100];3;0)" office:value-type="float" office:value="0">
            <text:p>#E/T</text:p>
          </table:table-cell>
          <table:table-cell table:style-name="ce819" table:formula="of:=VLOOKUP([.B104];[$'Airport Tables'.A4:.L100];5;0)" office:value-type="float" office:value="0">
            <text:p>#E/T</text:p>
          </table:table-cell>
          <table:table-cell table:style-name="ce819" table:formula="of:=VLOOKUP([.B104];[$'Airport Tables'.A4:.L100];6;0)" office:value-type="float" office:value="0">
            <text:p>#E/T</text:p>
          </table:table-cell>
          <table:table-cell table:style-name="ce819" table:formula="of:=VLOOKUP([.B104];[$'Airport Tables'.A3:.L100];4;0)" office:value-type="float" office:value="0">
            <text:p>#E/T</text:p>
          </table:table-cell>
          <table:table-cell table:style-name="ce819" table:formula="of:=VLOOKUP([.B104];[$'Airport Tables'.A3:.L100];9;0)" office:value-type="float" office:value="0">
            <text:p>#E/T</text:p>
          </table:table-cell>
          <table:table-cell table:style-name="ce819" table:formula="of:=VLOOKUP([.B104];[$'Airport Tables'.A3:.L100];10;0)" office:value-type="float" office:value="0">
            <text:p>#E/T</text:p>
          </table:table-cell>
          <table:table-cell table:style-name="ce580" table:number-columns-repeated="6"/>
          <table:table-cell table:number-columns-repeated="1008"/>
        </table:table-row>
        <table:table-row table:style-name="ro16">
          <table:table-cell table:style-name="ce822"/>
          <table:table-cell table:style-name="ce580"/>
          <table:table-cell table:style-name="ce830"/>
          <table:table-cell table:style-name="ce580" table:number-columns-repeated="13"/>
          <table:table-cell table:number-columns-repeated="1008"/>
        </table:table-row>
        <table:table-row table:style-name="ro16">
          <table:table-cell table:style-name="ce819" office:value-type="string">
            <text:p>KNEEBOARD FLIGHTS</text:p>
          </table:table-cell>
          <table:table-cell table:style-name="ce819" table:number-columns-repeated="7"/>
          <table:table-cell table:style-name="ce819" office:value-type="string">
            <text:p>alt</text:p>
          </table:table-cell>
          <table:table-cell table:style-name="ce819" office:value-type="string">
            <text:p>laser</text:p>
          </table:table-cell>
          <table:table-cell table:style-name="ce580" table:number-columns-repeated="6"/>
          <table:table-cell table:number-columns-repeated="1008"/>
        </table:table-row>
        <table:table-row table:style-name="ro16">
          <table:table-cell table:style-name="ce819" table:formula="of:=[$'Sign-Ups B'.D22]" office:value-type="string" office:string-value="Toast">
            <text:p>Toast</text:p>
          </table:table-cell>
          <table:table-cell table:style-name="ce817" table:formula="of:=UPPER(IF([.A107]=&quot;x&quot;;&quot; &quot;;[.A107]))" office:value-type="string" office:string-value="TOAST">
            <text:p>TOAST</text:p>
          </table:table-cell>
          <table:table-cell table:style-name="ce819" table:formula="of:=[$'Sign-Ups B'.D23]" office:value-type="string" office:string-value="CAS">
            <text:p>CAS</text:p>
          </table:table-cell>
          <table:table-cell table:style-name="ce817" table:formula="of:=IF([.C107]=&quot;(Flight Closed)&quot;;&quot; &quot;;[.C107])" office:value-type="string" office:string-value="CAS">
            <text:p>CAS</text:p>
          </table:table-cell>
          <table:table-cell table:style-name="ce819" table:formula="of:=[$'Sign-Ups B'.D26]" office:value-type="string" office:string-value="A-10C Warthog II">
            <text:p>A-10C Warthog II</text:p>
          </table:table-cell>
          <table:table-cell table:style-name="ce817" table:formula="of:=IF([.E107]=&quot;(Closed)&quot;;&quot; &quot;;[.E107])" office:value-type="string" office:string-value="A-10C Warthog II">
            <text:p>A-10C Warthog II</text:p>
          </table:table-cell>
          <table:table-cell table:style-name="ce819" table:formula="of:=[$'Sign-Ups B'.D24]" office:value-type="float" office:value="261">
            <text:p>261</text:p>
          </table:table-cell>
          <table:table-cell table:style-name="ce840" table:formula="of:=IF([.G107]=&quot;x&quot;;&quot; &quot;;[.G107])" office:value-type="float" office:value="261">
            <text:p>261,00</text:p>
          </table:table-cell>
          <table:table-cell table:style-name="ce819" table:formula="of:=UPPER([$'Package Briefing'.O26])" office:value-type="string" office:string-value="FL350">
            <text:p>FL350</text:p>
          </table:table-cell>
          <table:table-cell table:style-name="ce819" table:formula="of:=[$'Package Briefing'.R26]" office:value-type="float" office:value="0">
            <text:p>0</text:p>
          </table:table-cell>
          <table:table-cell table:style-name="ce580" table:number-columns-repeated="6"/>
          <table:table-cell table:number-columns-repeated="1008"/>
        </table:table-row>
        <table:table-row table:style-name="ro16">
          <table:table-cell table:style-name="ce819" table:formula="of:=[$'Sign-Ups B'.J22]" office:value-type="string" office:string-value="Oatmeal">
            <text:p>Oatmeal</text:p>
          </table:table-cell>
          <table:table-cell table:style-name="ce817" table:formula="of:=UPPER(IF([.A108]=&quot;x&quot;;&quot; &quot;;[.A108]))" office:value-type="string" office:string-value="OATMEAL">
            <text:p>OATMEAL</text:p>
          </table:table-cell>
          <table:table-cell table:style-name="ce819" table:formula="of:=[$'Sign-Ups B'.J23]" office:value-type="string" office:string-value="Deep-Strike">
            <text:p>Deep-Strike</text:p>
          </table:table-cell>
          <table:table-cell table:style-name="ce817" table:formula="of:=IF([.C108]=&quot;(Flight Closed)&quot;;&quot; &quot;;[.C108])" office:value-type="string" office:string-value="Deep-Strike">
            <text:p>Deep-Strike</text:p>
          </table:table-cell>
          <table:table-cell table:style-name="ce819" table:formula="of:=[$'Sign-Ups B'.J26]" office:value-type="string" office:string-value="AV-8B Harrier">
            <text:p>AV-8B Harrier</text:p>
          </table:table-cell>
          <table:table-cell table:style-name="ce817" table:formula="of:=IF([.E108]=&quot;(Closed)&quot;;&quot; &quot;;[.E108])" office:value-type="string" office:string-value="AV-8B Harrier">
            <text:p>AV-8B Harrier</text:p>
          </table:table-cell>
          <table:table-cell table:style-name="ce819" table:formula="of:=[$'Sign-Ups'.J24]" office:value-type="float" office:value="262">
            <text:p>262</text:p>
          </table:table-cell>
          <table:table-cell table:style-name="ce840" table:formula="of:=IF([.G108]=&quot;x&quot;;&quot; &quot;;[.G108])" office:value-type="float" office:value="262">
            <text:p>262,00</text:p>
          </table:table-cell>
          <table:table-cell table:style-name="ce819" table:formula="of:=UPPER([$'Package Briefing'.O27])" office:value-type="string" office:string-value="FL300">
            <text:p>FL300</text:p>
          </table:table-cell>
          <table:table-cell table:style-name="ce819" table:formula="of:=[$'Package Briefing'.R27]" office:value-type="float" office:value="0">
            <text:p>0</text:p>
          </table:table-cell>
          <table:table-cell table:style-name="ce580" table:number-columns-repeated="6"/>
          <table:table-cell table:number-columns-repeated="1008"/>
        </table:table-row>
        <table:table-row table:style-name="ro16">
          <table:table-cell table:style-name="ce819" table:formula="of:=[$'Sign-Ups B'.P22]" office:value-type="string" office:string-value="yogurt">
            <text:p>yogurt</text:p>
          </table:table-cell>
          <table:table-cell table:style-name="ce817" table:formula="of:=UPPER(IF([.A109]=&quot;x&quot;;&quot; &quot;;[.A109]))" office:value-type="string" office:string-value="YOGURT">
            <text:p>YOGURT</text:p>
          </table:table-cell>
          <table:table-cell table:style-name="ce819" table:formula="of:=[$'Sign-Ups B'.P23]" office:value-type="string" office:string-value="CAP">
            <text:p>CAP</text:p>
          </table:table-cell>
          <table:table-cell table:style-name="ce817" table:formula="of:=IF([.C109]=&quot;(Flight Closed)&quot;;&quot; &quot;;[.C109])" office:value-type="string" office:string-value="CAP">
            <text:p>CAP</text:p>
          </table:table-cell>
          <table:table-cell table:style-name="ce819" table:formula="of:=[$'Sign-Ups B'.P26]" office:value-type="string" office:string-value="M-2000C Mirage">
            <text:p>M-2000C Mirage</text:p>
          </table:table-cell>
          <table:table-cell table:style-name="ce817" table:formula="of:=IF([.E109]=&quot;(Closed)&quot;;&quot; &quot;;[.E109])" office:value-type="string" office:string-value="M-2000C Mirage">
            <text:p>M-2000C Mirage</text:p>
          </table:table-cell>
          <table:table-cell table:style-name="ce819" table:formula="of:=[$'Sign-Ups'.P24]" office:value-type="float" office:value="263">
            <text:p>263</text:p>
          </table:table-cell>
          <table:table-cell table:style-name="ce840" table:formula="of:=IF([.G109]=&quot;x&quot;;&quot; &quot;;[.G109])" office:value-type="float" office:value="263">
            <text:p>263,00</text:p>
          </table:table-cell>
          <table:table-cell table:style-name="ce819" table:formula="of:=UPPER([$'Package Briefing'.O28])">
            <text:p/>
          </table:table-cell>
          <table:table-cell table:style-name="ce819" table:formula="of:=[$'Package Briefing'.R28]" office:value-type="float" office:value="0">
            <text:p>0</text:p>
          </table:table-cell>
          <table:table-cell table:style-name="ce580" table:number-columns-repeated="6"/>
          <table:table-cell table:number-columns-repeated="1008"/>
        </table:table-row>
        <table:table-row table:style-name="ro16">
          <table:table-cell table:style-name="ce819" table:formula="of:=[$'Sign-Ups B'.D31]" office:value-type="string" office:string-value="Juice">
            <text:p>Juice</text:p>
          </table:table-cell>
          <table:table-cell table:style-name="ce817" table:formula="of:=UPPER(IF([.A110]=&quot;x&quot;;&quot; &quot;;[.A110]))" office:value-type="string" office:string-value="JUICE">
            <text:p>JUICE</text:p>
          </table:table-cell>
          <table:table-cell table:style-name="ce819" table:formula="of:=[$'Sign-Ups B'.D32]" office:value-type="string" office:string-value="BARCAP">
            <text:p>BARCAP</text:p>
          </table:table-cell>
          <table:table-cell table:style-name="ce817" table:formula="of:=IF([.C110]=&quot;(Flight Closed)&quot;;&quot; &quot;;[.C110])" office:value-type="string" office:string-value="BARCAP">
            <text:p>BARCAP</text:p>
          </table:table-cell>
          <table:table-cell table:style-name="ce819" table:formula="of:=[$'Sign-Ups B'.D35]" office:value-type="string" office:string-value="F-14B Tomcat">
            <text:p>F-14B Tomcat</text:p>
          </table:table-cell>
          <table:table-cell table:style-name="ce817" table:formula="of:=IF([.E110]=&quot;(Closed)&quot;;&quot; &quot;;[.E110])" office:value-type="string" office:string-value="F-14B Tomcat">
            <text:p>F-14B Tomcat</text:p>
          </table:table-cell>
          <table:table-cell table:style-name="ce819" table:formula="of:=[$'Sign-Ups'.D33]" office:value-type="float" office:value="264">
            <text:p>264</text:p>
          </table:table-cell>
          <table:table-cell table:style-name="ce840" table:formula="of:=IF([.G110]=&quot;x&quot;;&quot; &quot;;[.G110])" office:value-type="float" office:value="264">
            <text:p>264,00</text:p>
          </table:table-cell>
          <table:table-cell table:style-name="ce819" table:formula="of:=UPPER([$'Package Briefing'.O29])">
            <text:p/>
          </table:table-cell>
          <table:table-cell table:style-name="ce819" table:formula="of:=[$'Package Briefing'.R29]" office:value-type="float" office:value="0">
            <text:p>0</text:p>
          </table:table-cell>
          <table:table-cell table:style-name="ce580" table:number-columns-repeated="6"/>
          <table:table-cell table:number-columns-repeated="1008"/>
        </table:table-row>
        <table:table-row table:style-name="ro16">
          <table:table-cell table:style-name="ce819" table:formula="of:=[$'Sign-Ups B'.J31]" office:value-type="string" office:string-value="Porridge">
            <text:p>Porridge</text:p>
          </table:table-cell>
          <table:table-cell table:style-name="ce817" table:formula="of:=UPPER(IF([.A111]=&quot;x&quot;;&quot; &quot;;[.A111]))" office:value-type="string" office:string-value="PORRIDGE">
            <text:p>PORRIDGE</text:p>
          </table:table-cell>
          <table:table-cell table:style-name="ce819" table:formula="of:=[$'Sign-Ups B'.J32]" office:value-type="string" office:string-value="Deep-Strike">
            <text:p>Deep-Strike</text:p>
          </table:table-cell>
          <table:table-cell table:style-name="ce817" table:formula="of:=IF([.C111]=&quot;(Flight Closed)&quot;;&quot; &quot;;[.C111])" office:value-type="string" office:string-value="Deep-Strike">
            <text:p>Deep-Strike</text:p>
          </table:table-cell>
          <table:table-cell table:style-name="ce819" table:formula="of:=[$'Sign-Ups B'.J35]" office:value-type="string" office:string-value="F-18C Hornet">
            <text:p>F-18C Hornet</text:p>
          </table:table-cell>
          <table:table-cell table:style-name="ce817" table:formula="of:=IF([.E111]=&quot;(Closed)&quot;;&quot; &quot;;[.E111])" office:value-type="string" office:string-value="F-18C Hornet">
            <text:p>F-18C Hornet</text:p>
          </table:table-cell>
          <table:table-cell table:style-name="ce819" table:formula="of:=[$'Sign-Ups'.J33]" office:value-type="float" office:value="265">
            <text:p>265</text:p>
          </table:table-cell>
          <table:table-cell table:style-name="ce840" table:formula="of:=IF([.G111]=&quot;x&quot;;&quot; &quot;;[.G111])" office:value-type="float" office:value="265">
            <text:p>265,00</text:p>
          </table:table-cell>
          <table:table-cell table:style-name="ce819" table:formula="of:=UPPER([$'Package Briefing'.O30])">
            <text:p/>
          </table:table-cell>
          <table:table-cell table:style-name="ce819" table:formula="of:=#ref!" office:value-type="string" office:string-value="Err:520">
            <text:p>Err:520</text:p>
          </table:table-cell>
          <table:table-cell table:style-name="ce580" table:number-columns-repeated="6"/>
          <table:table-cell table:number-columns-repeated="1008"/>
        </table:table-row>
        <table:table-row table:style-name="ro16">
          <table:table-cell table:style-name="ce819" table:formula="of:=[$'Sign-Ups B'.P31]" office:value-type="string" office:string-value="Soup">
            <text:p>Soup</text:p>
          </table:table-cell>
          <table:table-cell table:style-name="ce817" table:formula="of:=UPPER(IF([.A112]=&quot;x&quot;;&quot; &quot;;[.A112]))" office:value-type="string" office:string-value="SOUP">
            <text:p>SOUP</text:p>
          </table:table-cell>
          <table:table-cell table:style-name="ce819" table:formula="of:=#ref!" office:value-type="string" office:string-value="Err:520">
            <text:p>Err:520</text:p>
          </table:table-cell>
          <table:table-cell table:style-name="ce817" table:formula="of:=IF([.C112]=&quot;(Flight Closed)&quot;;&quot; &quot;;[.C112])" office:value-type="float" office:value="0">
            <text:p>Err:520</text:p>
          </table:table-cell>
          <table:table-cell table:style-name="ce819" table:formula="of:=[$'Sign-Ups B'.P35]" office:value-type="string" office:string-value="F-16C Falcon">
            <text:p>F-16C Falcon</text:p>
          </table:table-cell>
          <table:table-cell table:style-name="ce817" table:formula="of:=IF([.E112]=&quot;(Closed)&quot;;&quot; &quot;;[.E112])" office:value-type="string" office:string-value="F-16C Falcon">
            <text:p>F-16C Falcon</text:p>
          </table:table-cell>
          <table:table-cell table:style-name="ce819" table:formula="of:=[$'Sign-Ups'.P32]" office:value-type="string" office:string-value="CAP">
            <text:p>CAP</text:p>
          </table:table-cell>
          <table:table-cell table:style-name="ce840" table:formula="of:=IF([.G112]=&quot;x&quot;;&quot; &quot;;[.G112])" office:value-type="string" office:string-value="CAP">
            <text:p>CAP</text:p>
          </table:table-cell>
          <table:table-cell table:style-name="ce819" table:formula="of:=UPPER([$'Package Briefing'.O31])">
            <text:p/>
          </table:table-cell>
          <table:table-cell table:style-name="ce819" table:formula="of:=[$'Package Briefing'.R31]" office:value-type="float" office:value="0">
            <text:p>0</text:p>
          </table:table-cell>
          <table:table-cell table:style-name="ce580" table:number-columns-repeated="6"/>
          <table:table-cell table:number-columns-repeated="1008"/>
        </table:table-row>
        <table:table-row table:style-name="ro16">
          <table:table-cell table:style-name="ce819" table:formula="of:=[$'Sign-Ups B'.D40]" office:value-type="string" office:string-value="X">
            <text:p>X</text:p>
          </table:table-cell>
          <table:table-cell table:style-name="ce817" table:formula="of:=UPPER(IF([.A113]=&quot;x&quot;;&quot; &quot;;[.A113]))" office:value-type="string" office:string-value=" ">
            <text:p><text:s/></text:p>
          </table:table-cell>
          <table:table-cell table:style-name="ce819" table:formula="of:=[$'Sign-Ups'.D41]" office:value-type="string" office:string-value="CAP">
            <text:p>CAP</text:p>
          </table:table-cell>
          <table:table-cell table:style-name="ce817" table:formula="of:=IF([.C113]=&quot;(Flight Closed)&quot;;&quot; &quot;;[.C113])" office:value-type="string" office:string-value="CAP">
            <text:p>CAP</text:p>
          </table:table-cell>
          <table:table-cell table:style-name="ce819" table:formula="of:=[$'Sign-Ups B'.D44]" office:value-type="string" office:string-value="(Closed)">
            <text:p>(Closed)</text:p>
          </table:table-cell>
          <table:table-cell table:style-name="ce817" table:formula="of:=IF([.E113]=&quot;(Closed)&quot;;&quot; &quot;;[.E113])" office:value-type="string" office:string-value=" ">
            <text:p><text:s/></text:p>
          </table:table-cell>
          <table:table-cell table:style-name="ce819" table:formula="of:=[$'Sign-Ups'.D42]" office:value-type="float" office:value="268">
            <text:p>268</text:p>
          </table:table-cell>
          <table:table-cell table:style-name="ce840" table:formula="of:=IF([.G113]=&quot;x&quot;;&quot; &quot;;[.G113])" office:value-type="float" office:value="268">
            <text:p>268,00</text:p>
          </table:table-cell>
          <table:table-cell table:style-name="ce819" table:formula="of:=UPPER([$'Package Briefing'.O32])">
            <text:p/>
          </table:table-cell>
          <table:table-cell table:style-name="ce819" table:formula="of:=[$'Package Briefing'.R32]" office:value-type="float" office:value="0">
            <text:p>0</text:p>
          </table:table-cell>
          <table:table-cell table:style-name="ce580" table:number-columns-repeated="6"/>
          <table:table-cell table:number-columns-repeated="1008"/>
        </table:table-row>
        <table:table-row table:style-name="ro16">
          <table:table-cell table:style-name="ce819" table:formula="of:=[$'Sign-Ups B'.J40]" office:value-type="string" office:string-value="X">
            <text:p>X</text:p>
          </table:table-cell>
          <table:table-cell table:style-name="ce817" table:formula="of:=UPPER(IF([.A114]=&quot;x&quot;;&quot; &quot;;[.A114]))" office:value-type="string" office:string-value=" ">
            <text:p><text:s/></text:p>
          </table:table-cell>
          <table:table-cell table:style-name="ce819" table:formula="of:=[$'Sign-Ups'.J41]" office:value-type="string" office:string-value="CAP">
            <text:p>CAP</text:p>
          </table:table-cell>
          <table:table-cell table:style-name="ce817" table:formula="of:=IF([.C114]=&quot;(Flight Closed)&quot;;&quot; &quot;;[.C114])" office:value-type="string" office:string-value="CAP">
            <text:p>CAP</text:p>
          </table:table-cell>
          <table:table-cell table:style-name="ce819" table:formula="of:=[$'Sign-Ups B'.J44]" office:value-type="string" office:string-value="(Closed)">
            <text:p>(Closed)</text:p>
          </table:table-cell>
          <table:table-cell table:style-name="ce817" table:formula="of:=IF([.E114]=&quot;(Closed)&quot;;&quot; &quot;;[.E114])" office:value-type="string" office:string-value=" ">
            <text:p><text:s/></text:p>
          </table:table-cell>
          <table:table-cell table:style-name="ce819" table:formula="of:=[$'Sign-Ups'.J42]" office:value-type="float" office:value="269">
            <text:p>269</text:p>
          </table:table-cell>
          <table:table-cell table:style-name="ce840" table:formula="of:=IF([.G114]=&quot;x&quot;;&quot; &quot;;[.G114])" office:value-type="float" office:value="269">
            <text:p>269,00</text:p>
          </table:table-cell>
          <table:table-cell table:style-name="ce819" table:formula="of:=UPPER([$'Package Briefing'.O33])">
            <text:p/>
          </table:table-cell>
          <table:table-cell table:style-name="ce819" table:formula="of:=[$'Package Briefing'.R33]" office:value-type="float" office:value="0">
            <text:p>0</text:p>
          </table:table-cell>
          <table:table-cell table:style-name="ce580" table:number-columns-repeated="6"/>
          <table:table-cell table:number-columns-repeated="1008"/>
        </table:table-row>
        <table:table-row table:style-name="ro16">
          <table:table-cell table:style-name="ce819" table:formula="of:=[$'Sign-Ups B'.P40]" office:value-type="string" office:string-value="x">
            <text:p>x</text:p>
          </table:table-cell>
          <table:table-cell table:style-name="ce817" table:formula="of:=UPPER(IF([.A115]=&quot;x&quot;;&quot; &quot;;[.A115]))" office:value-type="string" office:string-value=" ">
            <text:p><text:s/></text:p>
          </table:table-cell>
          <table:table-cell table:style-name="ce819" table:formula="of:=[$'Sign-Ups'.P41]" office:value-type="string" office:string-value="(Flight Closed)">
            <text:p>(Flight Closed)</text:p>
          </table:table-cell>
          <table:table-cell table:style-name="ce817" table:formula="of:=IF([.C115]=&quot;(Flight Closed)&quot;;&quot; &quot;;[.C115])" office:value-type="string" office:string-value=" ">
            <text:p><text:s/></text:p>
          </table:table-cell>
          <table:table-cell table:style-name="ce819" table:formula="of:=[$'Sign-Ups B'.P44]" office:value-type="string" office:string-value="(Closed)">
            <text:p>(Closed)</text:p>
          </table:table-cell>
          <table:table-cell table:style-name="ce817" table:formula="of:=IF([.E115]=&quot;(Closed)&quot;;&quot; &quot;;[.E115])" office:value-type="string" office:string-value=" ">
            <text:p><text:s/></text:p>
          </table:table-cell>
          <table:table-cell table:style-name="ce819" table:formula="of:=[$'Sign-Ups'.P42]" office:value-type="string" office:string-value="x">
            <text:p>x</text:p>
          </table:table-cell>
          <table:table-cell table:style-name="ce841" table:formula="of:=IF([.G115]=&quot;x&quot;;&quot; &quot;;[.G115])" office:value-type="string" office:string-value=" ">
            <text:p><text:s/></text:p>
          </table:table-cell>
          <table:table-cell table:style-name="ce819" table:formula="of:=UPPER([$'Package Briefing'.O34])">
            <text:p/>
          </table:table-cell>
          <table:table-cell table:style-name="ce819" table:formula="of:=[$'Package Briefing'.R34]" office:value-type="float" office:value="0">
            <text:p>0</text:p>
          </table:table-cell>
          <table:table-cell table:style-name="ce580" table:number-columns-repeated="6"/>
          <table:table-cell table:number-columns-repeated="1008"/>
        </table:table-row>
        <table:table-row table:style-name="ro16">
          <table:table-cell table:style-name="ce580" table:number-columns-repeated="16"/>
          <table:table-cell table:number-columns-repeated="1008"/>
        </table:table-row>
        <table:table-row table:style-name="ro16">
          <table:table-cell table:style-name="ce580" office:value-type="string">
            <text:p>Creator Calculation</text:p>
          </table:table-cell>
          <table:table-cell table:style-name="ce580" table:number-columns-repeated="15"/>
          <table:table-cell table:number-columns-repeated="1008"/>
        </table:table-row>
        <table:table-row table:style-name="ro16">
          <table:table-cell table:style-name="ce580" table:formula="of:=VLOOKUP(&quot;b&quot;;[$'Mission Schedule'.B6:.D19];3;0)" office:value-type="float" office:value="0">
            <text:p>#E/T</text:p>
          </table:table-cell>
          <table:table-cell table:style-name="ce580" office:value-type="string">
            <text:p>name</text:p>
          </table:table-cell>
          <table:table-cell table:style-name="ce580" table:number-columns-repeated="14"/>
          <table:table-cell table:number-columns-repeated="1008"/>
        </table:table-row>
        <table:table-row table:style-name="ro16">
          <table:table-cell table:style-name="ce823" table:formula="of:=VLOOKUP(&quot;b&quot;;[$'Mission Schedule'.B6:.D19];2;0)" office:value-type="date" office:date-value="1899-12-30">
            <text:p>#E/T</text:p>
          </table:table-cell>
          <table:table-cell table:style-name="ce580" office:value-type="string">
            <text:p>date</text:p>
          </table:table-cell>
          <table:table-cell table:style-name="ce580" table:number-columns-repeated="14"/>
          <table:table-cell table:number-columns-repeated="1008"/>
        </table:table-row>
        <table:table-row table:style-name="ro16" table:number-rows-repeated="7">
          <table:table-cell table:style-name="ce580" table:number-columns-repeated="16"/>
          <table:table-cell table:number-columns-repeated="1008"/>
        </table:table-row>
        <table:table-row table:style-name="ro16">
          <table:table-cell table:style-name="ce580" office:value-type="string">
            <text:p>TIME ZONE CONVERSION</text:p>
          </table:table-cell>
          <table:table-cell table:style-name="ce580" office:value-type="string">
            <text:p>THANKS RAILROADS!</text:p>
          </table:table-cell>
          <table:table-cell table:style-name="ce580" table:number-columns-repeated="3"/>
          <table:table-cell table:style-name="ce580" office:value-type="string">
            <text:p>time list</text:p>
          </table:table-cell>
          <table:table-cell table:style-name="ce580" table:number-columns-repeated="10"/>
          <table:table-cell table:number-columns-repeated="1008"/>
        </table:table-row>
        <table:table-row table:style-name="ro16">
          <table:table-cell table:style-name="ce321" office:value-type="string">
            <text:p>NO</text:p>
          </table:table-cell>
          <table:table-cell table:style-name="ce580" office:value-type="string">
            <text:p>YES</text:p>
          </table:table-cell>
          <table:table-cell table:style-name="ce580" office:value-type="string">
            <text:p>standard time</text:p>
          </table:table-cell>
          <table:table-cell table:style-name="ce580" office:value-type="string">
            <text:p>daylight time</text:p>
          </table:table-cell>
          <table:table-cell table:style-name="ce580" office:value-type="string">
            <text:p>is DST?</text:p>
          </table:table-cell>
          <table:table-cell table:style-name="ce580" table:formula="of:=INDIRECT([$'Sign-Ups B'.S3])" office:value-type="string" office:string-value="BST">
            <text:p>BST</text:p>
          </table:table-cell>
          <table:table-cell table:style-name="ce580" table:number-columns-repeated="10"/>
          <table:table-cell table:number-columns-repeated="1008"/>
        </table:table-row>
        <table:table-row table:style-name="ro16">
          <table:table-cell table:style-name="ce824" office:value-type="string">
            <text:p>GMT</text:p>
          </table:table-cell>
          <table:table-cell table:style-name="ce827" office:value-type="string">
            <text:p>GMT</text:p>
          </table:table-cell>
          <table:table-cell table:style-name="ce827" office:value-type="string">
            <text:p>0</text:p>
          </table:table-cell>
          <table:table-cell table:style-name="ce833" office:value-type="string">
            <text:p>0</text:p>
          </table:table-cell>
          <table:table-cell table:style-name="ce321" office:value-type="string">
            <text:p>YES</text:p>
          </table:table-cell>
          <table:table-cell table:style-name="ce580" office:value-type="string">
            <text:p>BST</text:p>
          </table:table-cell>
          <table:table-cell table:style-name="ce580" table:number-columns-repeated="10"/>
          <table:table-cell table:number-columns-repeated="1008"/>
        </table:table-row>
        <table:table-row table:style-name="ro16">
          <table:table-cell table:style-name="ce825" office:value-type="string">
            <text:p>BDT</text:p>
          </table:table-cell>
          <table:table-cell table:style-name="ce580" office:value-type="string">
            <text:p>BST</text:p>
          </table:table-cell>
          <table:table-cell table:style-name="ce580" office:value-type="string">
            <text:p>0</text:p>
          </table:table-cell>
          <table:table-cell table:style-name="ce822" table:formula="of:=1" office:value-type="float" office:value="1">
            <text:p>1</text:p>
          </table:table-cell>
          <table:table-cell table:style-name="ce321" office:value-type="string">
            <text:p>NO</text:p>
          </table:table-cell>
          <table:table-cell table:style-name="ce580" office:value-type="string">
            <text:p>CEST</text:p>
          </table:table-cell>
          <table:table-cell table:style-name="ce580" table:number-columns-repeated="10"/>
          <table:table-cell table:number-columns-repeated="1008"/>
        </table:table-row>
        <table:table-row table:style-name="ro16">
          <table:table-cell table:style-name="ce825" office:value-type="string">
            <text:p>CET</text:p>
          </table:table-cell>
          <table:table-cell table:style-name="ce580" office:value-type="string">
            <text:p>CEST</text:p>
          </table:table-cell>
          <table:table-cell table:style-name="ce580" office:value-type="string">
            <text:p>1</text:p>
          </table:table-cell>
          <table:table-cell table:style-name="ce822" table:formula="of:=2" office:value-type="float" office:value="2">
            <text:p>2</text:p>
          </table:table-cell>
          <table:table-cell/>
          <table:table-cell table:style-name="ce580" office:value-type="string">
            <text:p>EDT</text:p>
          </table:table-cell>
          <table:table-cell table:style-name="ce580" table:number-columns-repeated="10"/>
          <table:table-cell table:number-columns-repeated="1008"/>
        </table:table-row>
        <table:table-row table:style-name="ro16">
          <table:table-cell table:style-name="ce825" office:value-type="string">
            <text:p>EST</text:p>
          </table:table-cell>
          <table:table-cell table:style-name="ce580" office:value-type="string">
            <text:p>EDT</text:p>
          </table:table-cell>
          <table:table-cell table:style-name="ce580" office:value-type="string">
            <text:p>5</text:p>
          </table:table-cell>
          <table:table-cell table:style-name="ce822" office:value-type="string">
            <text:p>4</text:p>
          </table:table-cell>
          <table:table-cell/>
          <table:table-cell table:style-name="ce580" office:value-type="string">
            <text:p>CDT</text:p>
          </table:table-cell>
          <table:table-cell table:style-name="ce580" table:number-columns-repeated="10"/>
          <table:table-cell table:number-columns-repeated="1008"/>
        </table:table-row>
        <table:table-row table:style-name="ro16">
          <table:table-cell table:style-name="ce825" office:value-type="string">
            <text:p>CST</text:p>
          </table:table-cell>
          <table:table-cell table:style-name="ce580" office:value-type="string">
            <text:p>CDT</text:p>
          </table:table-cell>
          <table:table-cell table:style-name="ce580" office:value-type="string">
            <text:p>6</text:p>
          </table:table-cell>
          <table:table-cell table:style-name="ce822" office:value-type="string">
            <text:p>5</text:p>
          </table:table-cell>
          <table:table-cell/>
          <table:table-cell table:style-name="ce580" office:value-type="string">
            <text:p>MDT</text:p>
          </table:table-cell>
          <table:table-cell table:style-name="ce580" table:number-columns-repeated="10"/>
          <table:table-cell table:number-columns-repeated="1008"/>
        </table:table-row>
        <table:table-row table:style-name="ro16">
          <table:table-cell table:style-name="ce825" office:value-type="string">
            <text:p>MST</text:p>
          </table:table-cell>
          <table:table-cell table:style-name="ce580" office:value-type="string">
            <text:p>MDT</text:p>
          </table:table-cell>
          <table:table-cell table:style-name="ce580" office:value-type="string">
            <text:p>7</text:p>
          </table:table-cell>
          <table:table-cell table:style-name="ce822" office:value-type="string">
            <text:p>6</text:p>
          </table:table-cell>
          <table:table-cell/>
          <table:table-cell table:style-name="ce580" office:value-type="string">
            <text:p>PDT</text:p>
          </table:table-cell>
          <table:table-cell table:style-name="ce580" table:number-columns-repeated="10"/>
          <table:table-cell table:number-columns-repeated="1008"/>
        </table:table-row>
        <table:table-row table:style-name="ro16">
          <table:table-cell table:style-name="ce825" office:value-type="string">
            <text:p>PST</text:p>
          </table:table-cell>
          <table:table-cell table:style-name="ce580" office:value-type="string">
            <text:p>PDT</text:p>
          </table:table-cell>
          <table:table-cell table:style-name="ce580" office:value-type="string">
            <text:p>8</text:p>
          </table:table-cell>
          <table:table-cell table:style-name="ce822" office:value-type="string">
            <text:p>7</text:p>
          </table:table-cell>
          <table:table-cell/>
          <table:table-cell table:style-name="ce580" office:value-type="string">
            <text:p>EEDT</text:p>
          </table:table-cell>
          <table:table-cell table:style-name="ce580" table:number-columns-repeated="10"/>
          <table:table-cell table:number-columns-repeated="1008"/>
        </table:table-row>
        <table:table-row table:style-name="ro16">
          <table:table-cell table:style-name="ce825" office:value-type="string">
            <text:p>EEST</text:p>
          </table:table-cell>
          <table:table-cell table:style-name="ce580" office:value-type="string">
            <text:p>EEDT</text:p>
          </table:table-cell>
          <table:table-cell table:style-name="ce580" office:value-type="string">
            <text:p>3</text:p>
          </table:table-cell>
          <table:table-cell table:style-name="ce822" office:value-type="string">
            <text:p>2</text:p>
          </table:table-cell>
          <table:table-cell/>
          <table:table-cell table:style-name="ce580" office:value-type="string">
            <text:p>AEDT</text:p>
          </table:table-cell>
          <table:table-cell table:style-name="ce580" table:number-columns-repeated="10"/>
          <table:table-cell table:number-columns-repeated="1008"/>
        </table:table-row>
        <table:table-row table:style-name="ro16">
          <table:table-cell table:style-name="ce825" office:value-type="string">
            <text:p>AEST</text:p>
          </table:table-cell>
          <table:table-cell table:style-name="ce580" office:value-type="string">
            <text:p>AEDT</text:p>
          </table:table-cell>
          <table:table-cell table:style-name="ce580" office:value-type="string">
            <text:p>11</text:p>
          </table:table-cell>
          <table:table-cell table:style-name="ce822" office:value-type="string">
            <text:p>10</text:p>
          </table:table-cell>
          <table:table-cell/>
          <table:table-cell table:style-name="ce580" table:number-columns-repeated="11"/>
          <table:table-cell table:number-columns-repeated="1008"/>
        </table:table-row>
        <table:table-row table:style-name="ro16" table:number-rows-repeated="6">
          <table:table-cell table:style-name="ce825"/>
          <table:table-cell table:style-name="ce580" table:number-columns-repeated="2"/>
          <table:table-cell table:style-name="ce822"/>
          <table:table-cell table:style-name="ce580" table:number-columns-repeated="12"/>
          <table:table-cell table:number-columns-repeated="1008"/>
        </table:table-row>
        <table:table-row table:style-name="ro16">
          <table:table-cell table:style-name="ce826"/>
          <table:table-cell table:style-name="ce828" table:number-columns-repeated="2"/>
          <table:table-cell table:style-name="ce834"/>
          <table:table-cell table:style-name="ce580" table:number-columns-repeated="12"/>
          <table:table-cell table:number-columns-repeated="1008"/>
        </table:table-row>
        <table:table-row table:style-name="ro16" table:number-rows-repeated="57">
          <table:table-cell table:style-name="ce580" table:number-columns-repeated="16"/>
          <table:table-cell table:number-columns-repeated="1008"/>
        </table:table-row>
        <table:table-row table:style-name="ro4" table:number-rows-repeated="1048374">
          <table:table-cell table:number-columns-repeated="1024"/>
        </table:table-row>
        <table:table-row table:style-name="ro4">
          <table:table-cell table:number-columns-repeated="1024"/>
        </table:table-row>
        <table:named-expressions/>
      </table:table>
      <table:table table:name="&quot;Package Briefing&quot; User Guide" table:style-name="ta10">
        <table:table-column table:style-name="co34" table:default-cell-style-name="Default"/>
        <table:table-column table:style-name="co35" table:number-columns-repeated="2" table:default-cell-style-name="Default"/>
        <table:table-column table:style-name="co18" table:default-cell-style-name="Default"/>
        <table:table-column table:style-name="co6" table:number-columns-repeated="5" table:default-cell-style-name="Default"/>
        <table:table-column table:style-name="co45" table:default-cell-style-name="Default"/>
        <table:table-column table:style-name="co6" table:number-columns-repeated="1014" table:default-cell-style-name="Default"/>
        <table:table-row table:style-name="ro19">
          <table:table-cell/>
          <table:table-cell table:style-name="ce640" office:value-type="string" calcext:value-type="string" table:number-columns-spanned="8" table:number-rows-spanned="1">
            <text:p>Here is an overview for mission commanders on how to use the "Package Briefing" tab of this workbook.</text:p>
          </table:table-cell>
          <table:covered-table-cell table:number-columns-repeated="7"/>
          <table:table-cell table:style-name="ce682"/>
          <table:table-cell table:number-columns-repeated="1014"/>
        </table:table-row>
        <table:table-row table:style-name="ro10">
          <table:table-cell/>
          <table:table-cell table:style-name="ce641" office:value-type="string" calcext:value-type="string">
            <text:p>Package Briefing Guide</text:p>
          </table:table-cell>
          <table:table-cell table:style-name="ce321"/>
          <table:table-cell table:number-columns-repeated="1021"/>
        </table:table-row>
        <table:table-row table:style-name="ro16">
          <table:table-cell/>
          <table:table-cell table:style-name="ce642" office:value-type="string" calcext:value-type="string">
            <text:p>-</text:p>
          </table:table-cell>
          <table:table-cell table:style-name="ce677" office:value-type="string" calcext:value-type="string">
            <text:p>Package Name:</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3">
            <text:p>The package name is automatically populated from the Sign Up page under "Package." It is formatted as PACKAGE [NAME] BRIEFING. No further user input required once it's named there.</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table-cell table:style-name="ce642"/>
          <table:table-cell table:style-name="ce677"/>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SITUATION</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Under the SITUATION heading, the commander will need to input the current situation as it pertains to the mission.</text:p>
          </table:table-cell>
          <table:covered-table-cell table:number-columns-repeated="5"/>
          <table:table-cell table:style-name="ce683"/>
          <table:table-cell table:number-columns-repeated="1014"/>
        </table:table-row>
        <table:table-row table:style-name="ro16">
          <table:table-cell/>
          <table:table-cell table:style-name="ce643"/>
          <table:table-cell table:style-name="ce562"/>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INTEL</text:p>
          </table:table-cell>
          <table:table-cell/>
          <table:table-cell table:style-name="ce321" table:number-columns-repeated="2"/>
          <table:table-cell table:number-columns-repeated="1018"/>
        </table:table-row>
        <table:table-row table:style-name="ro16">
          <table:table-cell/>
          <table:table-cell table:style-name="ce642"/>
          <table:table-cell table:style-name="ce678" office:value-type="string" calcext:value-type="string">
            <text:p>-</text:p>
          </table:table-cell>
          <table:table-cell table:style-name="ce680" office:value-type="string" calcext:value-type="string" table:number-columns-spanned="6" table:number-rows-spanned="3">
            <text:p>Mission commander is able to place intel "satellite photos" (in game screencaps) into four slots throughtout the template. These boxes support a maximum image size of 600x450 pixels.</text:p>
          </table:table-cell>
          <table:covered-table-cell table:number-columns-repeated="5"/>
          <table:table-cell table:style-name="ce684"/>
          <table:table-cell table:number-columns-repeated="1014"/>
        </table:table-row>
        <table:table-row table:style-name="ro16">
          <table:table-cell/>
          <table:table-cell table:style-name="ce642"/>
          <table:table-cell table:style-name="ce678"/>
          <table:covered-table-cell table:number-columns-repeated="6"/>
          <table:table-cell table:style-name="ce684"/>
          <table:table-cell table:number-columns-repeated="1014"/>
        </table:table-row>
        <table:table-row table:style-name="ro16">
          <table:table-cell/>
          <table:table-cell table:style-name="ce642"/>
          <table:table-cell table:style-name="ce678"/>
          <table:covered-table-cell table:number-columns-repeated="6"/>
          <table:table-cell table:style-name="ce684"/>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LOCATION</text:p>
          </table:table-cell>
          <table:table-cell/>
          <table:table-cell table:style-name="ce321" table:number-columns-repeated="2"/>
          <table:table-cell table:number-columns-repeated="1018"/>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The location of the mission. Automatically populated from Sign Up Page drop down.</text:p>
          </table:table-cell>
          <table:table-cell table:number-columns-repeated="1020"/>
        </table:table-row>
        <table:table-row table:style-name="ro16">
          <table:table-cell/>
          <table:table-cell table:style-name="ce642" office:value-type="string" calcext:value-type="string">
            <text:p>-</text:p>
          </table:table-cell>
          <table:table-cell table:style-name="ce678" office:value-type="string" calcext:value-type="string">
            <text:p>MISSION DATE and TIME</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MISSION DATE and MISSION TIME are the in-game mission date and time. Required to be manually input by the commander.</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546"/>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WX (Weather)</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User needs to input mission WIND, VISibility, cloud CEILING, TEMPerature and ALTimeter setting (in Hg) as it is set in the mission file (a mb conversion is done in the kneeboar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546"/>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OBJECTIVES</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Mission commander can input the general mission objectives here.</text:p>
          </table:table-cell>
          <table:table-cell table:number-columns-repeated="1020"/>
        </table:table-row>
        <table:table-row table:style-name="ro16">
          <table:table-cell/>
          <table:table-cell table:style-name="ce642" office:value-type="string" calcext:value-type="string">
            <text:p>-</text:p>
          </table:table-cell>
          <table:table-cell table:style-name="ce678" office:value-type="string" calcext:value-type="string">
            <text:p>CONTROLLING AGENCIES</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Who is responsible for directing aircraft in the air and on the ground. All information is populated from the "Sign Ups" tab. (AWACS/GCI 2 - Not currently implemente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546"/>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8" office:value-type="string" calcext:value-type="string">
            <text:p>SUPPORTING FORCES</text:p>
          </table:table-cell>
          <table:table-cell table:style-name="ce321"/>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321" office:value-type="string" calcext:value-type="string">
            <text:p><text:span text:style-name="T1">List of supporting forces for the Package. </text:span><text:span text:style-name="T2">Leaders/Command should input the following:</text:span></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80" office:value-type="string" calcext:value-type="string" table:number-columns-spanned="6" table:number-rows-spanned="2">
            <text:p>FLIGHT altitudes, LASER codes, LOADOUTS (general overview, ie. MK-82, GBU-10, AIM-120B, etc.), A-A TACAN freqs and TARGETS. All other fields are auto populated.</text:p>
          </table:table-cell>
          <table:covered-table-cell table:number-columns-repeated="5"/>
          <table:table-cell table:style-name="ce684"/>
          <table:table-cell table:number-columns-repeated="1014"/>
        </table:table-row>
        <table:table-row table:style-name="ro16">
          <table:table-cell/>
          <table:table-cell table:style-name="ce642"/>
          <table:table-cell table:style-name="ce546"/>
          <table:covered-table-cell table:number-columns-repeated="6"/>
          <table:table-cell table:style-name="ce684"/>
          <table:table-cell table:number-columns-repeated="1014"/>
        </table:table-row>
        <table:table-row table:style-name="ro16">
          <table:table-cell/>
          <table:table-cell table:style-name="ce642"/>
          <table:table-cell table:style-name="ce546" office:value-type="string" calcext:value-type="string">
            <text:p>-</text:p>
          </table:table-cell>
          <table:table-cell table:style-name="ce680" office:value-type="string" calcext:value-type="string" table:number-columns-spanned="6" table:number-rows-spanned="3">
            <text:p>Any additional supporting forces such as Tankers, AI AWACS, or AI flights will need to be manually input. For Tankers be sure to include their ALTITUDES, FREQUENCIES and Air to Air (A-A) TACAN frequencies.</text:p>
          </table:table-cell>
          <table:covered-table-cell table:number-columns-repeated="5"/>
          <table:table-cell table:style-name="ce684"/>
          <table:table-cell table:number-columns-repeated="1014"/>
        </table:table-row>
        <table:table-row table:style-name="ro16">
          <table:table-cell/>
          <table:table-cell table:style-name="ce642"/>
          <table:table-cell table:style-name="ce546"/>
          <table:covered-table-cell table:number-columns-repeated="6"/>
          <table:table-cell table:style-name="ce684"/>
          <table:table-cell table:number-columns-repeated="1014"/>
        </table:table-row>
        <table:table-row table:style-name="ro16">
          <table:table-cell/>
          <table:table-cell table:style-name="ce642"/>
          <table:table-cell table:style-name="ce546"/>
          <table:covered-table-cell table:number-columns-repeated="6"/>
          <table:table-cell table:style-name="ce684"/>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ROE (Rules of Engagement)/SPINS (Special Instructions)</text:p>
          </table:table-cell>
          <table:table-cell table:style-name="ce677"/>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2">
            <text:p>Mission commander sets the ROE for the package and any special instructions (ie. airspace of Oman is restricte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FLIGHT PLAN</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3">
            <text:p>Mission commander selects departure airport under column M. Only Persian Gulf and Caucaus airports can be used as valid data. Type the name of the airfield and the rest will pop up to autocomplete. Commander also inputs the carriers under the CSG row.</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table:table-cell table:style-name="ce321" office:value-type="string" calcext:value-type="string">
            <text:p>-</text:p>
          </table:table-cell>
          <table:table-cell table:style-name="ce321" office:value-type="string" calcext:value-type="string">
            <text:p>Under column P, the commander can add notes.</text:p>
          </table:table-cell>
          <table:table-cell table:number-columns-repeated="1020"/>
        </table:table-row>
        <table:table-row table:style-name="ro16">
          <table:table-cell/>
          <table:table-cell table:style-name="ce642"/>
          <table:table-cell table:style-name="ce321" office:value-type="string" calcext:value-type="string">
            <text:p>-</text:p>
          </table:table-cell>
          <table:table-cell table:style-name="ce681" office:value-type="string" calcext:value-type="string">
            <text:p>The first waypoints in Column M, Row 45, must be one of the following:</text:p>
          </table:table-cell>
          <table:table-cell table:number-columns-repeated="1020"/>
        </table:table-row>
        <table:table-row table:style-name="ro16">
          <table:table-cell/>
          <table:table-cell table:style-name="ce642"/>
          <table:table-cell table:style-name="ce546" office:value-type="string" calcext:value-type="string">
            <text:p>-</text:p>
          </table:table-cell>
          <table:table-cell table:style-name="ce679" office:value-type="string" calcext:value-type="string" table:number-columns-spanned="6" table:number-rows-spanned="4">
            <text:p><text:span text:style-name="T3">IP (Ingress point), CP (Contact Point), Target, Egress, Ingress, AAR (Air to Air Refueling), Push Point (Meeting/Rendezvous Point), ECP (Egress Control Point), CAP(Combat Air Patrol), or CAS (Close Air Support) </text:span><text:span text:style-name="T4">OR </text:span><text:span text:style-name="T5">an airfield. When valid data is entered, the sequential WP (Way Point) will appear in column L. The reasoning behind this is for kneeboard formatting.</text:span></text:p>
          </table:table-cell>
          <table:covered-table-cell table:number-columns-repeated="5"/>
          <table:table-cell table:style-name="ce683"/>
          <table:table-cell table:number-columns-repeated="1014"/>
        </table:table-row>
        <table:table-row table:style-name="ro16">
          <table:table-cell/>
          <table:table-cell table:style-name="ce642" table:number-columns-repeated="2"/>
          <table:covered-table-cell table:number-columns-repeated="6"/>
          <table:table-cell table:style-name="ce683"/>
          <table:table-cell table:number-columns-repeated="1014"/>
        </table:table-row>
        <table:table-row table:style-name="ro16">
          <table:table-cell/>
          <table:table-cell table:style-name="ce642" table:number-columns-repeated="2"/>
          <table:covered-table-cell table:number-columns-repeated="6"/>
          <table:table-cell table:style-name="ce683"/>
          <table:table-cell table:number-columns-repeated="1014"/>
        </table:table-row>
        <table:table-row table:style-name="ro16">
          <table:table-cell/>
          <table:table-cell table:style-name="ce642" table:number-columns-repeated="2"/>
          <table:covered-table-cell table:number-columns-repeated="6"/>
          <table:table-cell table:style-name="ce683"/>
          <table:table-cell table:number-columns-repeated="1014"/>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Mission commander also selects the recovery airfield and alternate if applicable. If these airports are waypoints, they will need to be manually numbered.</text:p>
          </table:table-cell>
          <table:covered-table-cell table:number-columns-repeated="5"/>
          <table:table-cell table:style-name="ce683"/>
          <table:table-cell table:number-columns-repeated="1014"/>
        </table:table-row>
        <table:table-row table:style-name="ro16">
          <table:table-cell/>
          <table:table-cell table:style-name="ce642"/>
          <table:table-cell table:style-name="ce321"/>
          <table:covered-table-cell table:number-columns-repeated="6"/>
          <table:table-cell table:style-name="ce683"/>
          <table:table-cell table:number-columns-repeated="1014"/>
        </table:table-row>
        <table:table-row table:style-name="ro16">
          <table:table-cell/>
          <table:table-cell table:style-name="ce642"/>
          <table:table-cell table:style-name="ce677" office:value-type="string" calcext:value-type="string">
            <text:p>-</text:p>
          </table:table-cell>
          <table:table-cell table:style-name="ce321" office:value-type="string" calcext:value-type="string">
            <text:p>A route length and approximate mission duration are also appreciated.</text:p>
          </table:table-cell>
          <table:table-cell table:style-name="ce321"/>
          <table:table-cell table:number-columns-repeated="1019"/>
        </table:table-row>
        <table:table-row table:style-name="ro16">
          <table:table-cell/>
          <table:table-cell table:style-name="ce642" office:value-type="string" calcext:value-type="string">
            <text:p>-</text:p>
          </table:table-cell>
          <table:table-cell table:style-name="ce677" office:value-type="string" calcext:value-type="string">
            <text:p>EGRESS/SAFETY</text:p>
          </table:table-cell>
          <table:table-cell/>
          <table:table-cell table:style-name="ce321"/>
          <table:table-cell table:number-columns-repeated="1019"/>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Egress instructions or any other safety points go here. Items such as terrain or other obstacles, bug out headings, etc.</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table-cell table:style-name="ce642" office:value-type="string" calcext:value-type="string">
            <text:p>-</text:p>
          </table:table-cell>
          <table:table-cell table:style-name="ce677" office:value-type="string" calcext:value-type="string">
            <text:p>THREATS</text:p>
          </table:table-cell>
          <table:table-cell table:number-columns-repeated="1021"/>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Includes a large section for general threat synposis. Can include numbers and locations of known threats or possible enemy aircraft vectors.</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table-cell table:style-name="ce642"/>
          <table:table-cell table:style-name="ce321" office:value-type="string" calcext:value-type="string">
            <text:p>-</text:p>
          </table:table-cell>
          <table:table-cell table:style-name="ce679" office:value-type="string" calcext:value-type="string" table:number-columns-spanned="6" table:number-rows-spanned="2">
            <text:p>SURFACE TO AIR section is loaded with hostile capabilities and RWR symbols, selectable from a drop-down menu. (Some threats may be missing or innacuarate - WIP)</text:p>
          </table:table-cell>
          <table:covered-table-cell table:number-columns-repeated="5"/>
          <table:table-cell table:style-name="ce683"/>
          <table:table-cell table:number-columns-repeated="1014"/>
        </table:table-row>
        <table:table-row table:style-name="ro16">
          <table:table-cell/>
          <table:table-cell table:style-name="ce642"/>
          <table:table-cell/>
          <table:covered-table-cell table:number-columns-repeated="6"/>
          <table:table-cell table:style-name="ce683"/>
          <table:table-cell table:number-columns-repeated="1014"/>
        </table:table-row>
        <table:table-row table:style-name="ro16">
          <table:table-cell table:number-columns-repeated="2"/>
          <table:table-cell table:style-name="ce321" office:value-type="string" calcext:value-type="string">
            <text:p>-</text:p>
          </table:table-cell>
          <table:table-cell table:style-name="ce679" office:value-type="string" calcext:value-type="string" table:number-columns-spanned="6" table:number-rows-spanned="2">
            <text:p>AIR TO AIR section is similiar to SURFACE TO AIR. Threats selectable from a drop-down menu. (WIP)</text:p>
          </table:table-cell>
          <table:covered-table-cell table:number-columns-repeated="5"/>
          <table:table-cell table:style-name="ce683"/>
          <table:table-cell table:number-columns-repeated="1014"/>
        </table:table-row>
        <table:table-row table:style-name="ro16">
          <table:table-cell table:number-columns-repeated="3"/>
          <table:covered-table-cell table:number-columns-repeated="6"/>
          <table:table-cell table:style-name="ce683"/>
          <table:table-cell table:number-columns-repeated="1014"/>
        </table:table-row>
        <table:table-row table:style-name="ro16">
          <table:table-cell/>
          <table:table-cell table:style-name="ce321" office:value-type="string" calcext:value-type="string">
            <text:p>-</text:p>
          </table:table-cell>
          <table:table-cell table:style-name="ce677" office:value-type="string" calcext:value-type="string">
            <text:p>CONTINGENCIES</text:p>
          </table:table-cell>
          <table:table-cell table:number-columns-repeated="1021"/>
        </table:table-row>
        <table:table-row table:style-name="ro16">
          <table:table-cell table:number-columns-repeated="2"/>
          <table:table-cell table:style-name="ce321" office:value-type="string" calcext:value-type="string">
            <text:p>-</text:p>
          </table:table-cell>
          <table:table-cell table:style-name="ce321" office:value-type="string" calcext:value-type="string">
            <text:p>Mission contingencies listed here. Input by mission commander.</text:p>
          </table:table-cell>
          <table:table-cell table:number-columns-repeated="1020"/>
        </table:table-row>
        <table:table-row table:style-name="ro4" table:number-rows-repeated="1048514">
          <table:table-cell table:number-columns-repeated="1024"/>
        </table:table-row>
        <table:table-row table:style-name="ro4">
          <table:table-cell table:number-columns-repeated="1024"/>
        </table:table-row>
      </table:table>
      <table:table table:name="Mission Schedule" table:style-name="ta11">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6" table:number-columns-repeated="1019" table:default-cell-style-name="Default"/>
        <table:table-row table:style-name="ro20">
          <table:table-cell table:style-name="ce685" table:number-columns-spanned="6" table:number-rows-spanned="1"/>
          <table:covered-table-cell table:number-columns-repeated="5"/>
          <table:table-cell table:number-columns-repeated="1018"/>
        </table:table-row>
        <table:table-row table:style-name="ro18">
          <table:table-cell table:style-name="ce686" table:number-columns-repeated="6"/>
          <table:table-cell table:number-columns-repeated="1018"/>
        </table:table-row>
        <table:table-row table:style-name="ro11">
          <table:table-cell table:style-name="ce686"/>
          <table:table-cell table:style-name="ce687" office:value-type="string" calcext:value-type="string" table:number-columns-spanned="5" table:number-rows-spanned="1">
            <text:p>Mission Schedule/Creator Sign-Up Sheet</text:p>
          </table:table-cell>
          <table:covered-table-cell table:number-columns-repeated="3" table:style-name="ce153"/>
          <table:covered-table-cell table:style-name="ce189"/>
          <table:table-cell table:number-columns-repeated="1018"/>
        </table:table-row>
        <table:table-row table:style-name="ro4">
          <table:table-cell table:style-name="ce686"/>
          <table:table-cell table:style-name="ce688" office:value-type="string" calcext:value-type="string" table:number-columns-spanned="5" table:number-rows-spanned="1">
            <text:p><text:a xlink:href="https://www.airgoons.com/w/Goon_Mission_Guidelines" xlink:type="simple">Mission Makers Wiki Guidelines: https://www.airgoons.com/w/Goon_Mission_Guidelines</text:a></text:p>
          </table:table-cell>
          <table:covered-table-cell table:number-columns-repeated="3" table:style-name="ce153"/>
          <table:covered-table-cell table:style-name="ce189"/>
          <table:table-cell table:number-columns-repeated="1018"/>
        </table:table-row>
        <table:table-row table:style-name="ro16">
          <table:table-cell table:style-name="ce686"/>
          <table:table-cell table:style-name="ce689" office:value-type="string" calcext:value-type="string">
            <text:p>Current</text:p>
          </table:table-cell>
          <table:table-cell table:style-name="ce692" office:value-type="string" calcext:value-type="string">
            <text:p>Date</text:p>
          </table:table-cell>
          <table:table-cell table:style-name="ce692" office:value-type="string" calcext:value-type="string">
            <text:p>Creator</text:p>
          </table:table-cell>
          <table:table-cell table:style-name="ce692" office:value-type="string" calcext:value-type="string">
            <text:p>Brief Mission Description</text:p>
          </table:table-cell>
          <table:table-cell table:style-name="ce701" office:value-type="string" calcext:value-type="string">
            <text:p>Time</text:p>
          </table:table-cell>
          <table:table-cell table:number-columns-repeated="1018"/>
        </table:table-row>
        <table:table-row table:style-name="ro12">
          <table:table-cell table:style-name="ce686"/>
          <table:table-cell table:style-name="ce690" office:value-type="string" calcext:value-type="string">
            <text:p>A</text:p>
          </table:table-cell>
          <table:table-cell table:style-name="ce693" office:value-type="date" office:date-value="2021-05-08" calcext:value-type="date">
            <text:p>8 May 2021</text:p>
          </table:table-cell>
          <table:table-cell table:style-name="ce696" office:value-type="string" calcext:value-type="string">
            <text:p>Vähäkylä</text:p>
          </table:table-cell>
          <table:table-cell table:style-name="ce698"/>
          <table:table-cell table:style-name="ce702" office:value-type="string" calcext:value-type="string">
            <text:p>20:00 UTC</text:p>
          </table:table-cell>
          <table:table-cell table:number-columns-repeated="1018"/>
        </table:table-row>
        <table:table-row table:style-name="ro12">
          <table:table-cell table:style-name="ce686"/>
          <table:table-cell table:style-name="ce690"/>
          <table:table-cell table:style-name="ce693" office:value-type="date" office:date-value="2021-05-09" calcext:value-type="date">
            <text:p>9 May 2021</text:p>
          </table:table-cell>
          <table:table-cell table:style-name="ce696"/>
          <table:table-cell table:style-name="ce698"/>
          <table:table-cell table:style-name="ce702" office:value-type="string" calcext:value-type="string">
            <text:p>20:00 UTC</text:p>
          </table:table-cell>
          <table:table-cell table:number-columns-repeated="1018"/>
        </table:table-row>
        <table:table-row table:style-name="ro12" table:number-rows-repeated="2">
          <table:table-cell table:style-name="ce686"/>
          <table:table-cell table:style-name="ce690"/>
          <table:table-cell table:style-name="ce693"/>
          <table:table-cell table:style-name="ce696"/>
          <table:table-cell table:style-name="ce698"/>
          <table:table-cell table:style-name="ce702"/>
          <table:table-cell table:number-columns-repeated="1018"/>
        </table:table-row>
        <table:table-row table:style-name="ro12">
          <table:table-cell table:style-name="ce686"/>
          <table:table-cell table:style-name="ce690"/>
          <table:table-cell table:style-name="ce693"/>
          <table:table-cell table:style-name="ce696"/>
          <table:table-cell table:style-name="ce699"/>
          <table:table-cell table:style-name="ce702"/>
          <table:table-cell table:number-columns-repeated="1018"/>
        </table:table-row>
        <table:table-row table:style-name="ro12" table:number-rows-repeated="3">
          <table:table-cell table:style-name="ce686"/>
          <table:table-cell table:style-name="ce690"/>
          <table:table-cell table:style-name="ce693"/>
          <table:table-cell table:style-name="ce696"/>
          <table:table-cell table:style-name="ce698"/>
          <table:table-cell table:style-name="ce702"/>
          <table:table-cell table:number-columns-repeated="1018"/>
        </table:table-row>
        <table:table-row table:style-name="ro12">
          <table:table-cell table:style-name="ce686"/>
          <table:table-cell table:style-name="ce690"/>
          <table:table-cell table:style-name="ce693"/>
          <table:table-cell table:style-name="ce696"/>
          <table:table-cell table:style-name="ce699"/>
          <table:table-cell table:style-name="ce702"/>
          <table:table-cell table:number-columns-repeated="1018"/>
        </table:table-row>
        <table:table-row table:style-name="ro12" table:number-rows-repeated="2">
          <table:table-cell table:style-name="ce686"/>
          <table:table-cell table:style-name="ce690"/>
          <table:table-cell table:style-name="ce693"/>
          <table:table-cell table:style-name="ce696"/>
          <table:table-cell table:style-name="ce698"/>
          <table:table-cell table:style-name="ce703"/>
          <table:table-cell table:number-columns-repeated="1018"/>
        </table:table-row>
        <table:table-row table:style-name="ro12">
          <table:table-cell table:style-name="ce686"/>
          <table:table-cell table:style-name="ce690"/>
          <table:table-cell table:style-name="ce694"/>
          <table:table-cell table:style-name="ce696"/>
          <table:table-cell table:style-name="ce698"/>
          <table:table-cell table:style-name="ce703"/>
          <table:table-cell table:number-columns-repeated="1018"/>
        </table:table-row>
        <table:table-row table:style-name="ro12">
          <table:table-cell table:style-name="ce686"/>
          <table:table-cell table:style-name="ce690"/>
          <table:table-cell table:style-name="ce694" office:value-type="date" office:date-value="2021-05-02" calcext:value-type="date">
            <text:p>2 May 2021</text:p>
          </table:table-cell>
          <table:table-cell table:style-name="ce696" office:value-type="string" calcext:value-type="string">
            <text:p>darkof</text:p>
          </table:table-cell>
          <table:table-cell table:style-name="ce698" office:value-type="string" calcext:value-type="string">
            <text:p>Lebanon liberation</text:p>
          </table:table-cell>
          <table:table-cell table:style-name="ce703" office:value-type="string" calcext:value-type="string">
            <text:p>20:00 Utc</text:p>
          </table:table-cell>
          <table:table-cell table:number-columns-repeated="1018"/>
        </table:table-row>
        <table:table-row table:style-name="ro12">
          <table:table-cell table:style-name="ce686"/>
          <table:table-cell table:style-name="ce691"/>
          <table:table-cell table:style-name="ce695" office:value-type="date" office:date-value="2021-05-01" calcext:value-type="date">
            <text:p>1 May 2021</text:p>
          </table:table-cell>
          <table:table-cell table:style-name="ce697" office:value-type="string" calcext:value-type="string">
            <text:p>Vähäkylä</text:p>
          </table:table-cell>
          <table:table-cell table:style-name="ce700" office:value-type="string" calcext:value-type="string">
            <text:p>uh</text:p>
          </table:table-cell>
          <table:table-cell table:style-name="ce704"/>
          <table:table-cell table:number-columns-repeated="1018"/>
        </table:table-row>
        <table:table-row table:style-name="ro4" table:number-rows-repeated="1048556">
          <table:table-cell table:number-columns-repeated="1024"/>
        </table:table-row>
        <table:table-row table:style-name="ro4">
          <table:table-cell table:number-columns-repeated="1024"/>
        </table:table-row>
      </table:table>
      <table:table table:name="Sign-Ups B" table:style-name="ta19">
        <table:table-column table:style-name="co1" table:default-cell-style-name="Default"/>
        <table:table-column table:style-name="co24" table:default-cell-style-name="Default"/>
        <table:table-column table:style-name="co25" table:default-cell-style-name="Default"/>
        <table:table-column table:style-name="co36" table:default-cell-style-name="Default"/>
        <table:table-column table:style-name="co1" table:number-columns-repeated="2" table:default-cell-style-name="Default"/>
        <table:table-column table:style-name="co37" table:default-cell-style-name="Default"/>
        <table:table-column table:style-name="co24" table:default-cell-style-name="Default"/>
        <table:table-column table:style-name="co25" table:default-cell-style-name="Default"/>
        <table:table-column table:style-name="co36" table:default-cell-style-name="Default"/>
        <table:table-column table:style-name="co1" table:number-columns-repeated="2" table:default-cell-style-name="Default"/>
        <table:table-column table:style-name="co37" table:default-cell-style-name="Default"/>
        <table:table-column table:style-name="co24" table:default-cell-style-name="Default"/>
        <table:table-column table:style-name="co25" table:default-cell-style-name="Default"/>
        <table:table-column table:style-name="co36" table:default-cell-style-name="Default"/>
        <table:table-column table:style-name="co1" table:number-columns-repeated="3" table:default-cell-style-name="Default"/>
        <table:table-column table:style-name="co6" table:number-columns-repeated="1005" table:default-cell-style-name="Default"/>
        <table:table-row table:style-name="ro13">
          <table:table-cell table:style-name="ce842"/>
          <table:table-cell table:style-name="ce849" table:number-columns-repeated="9"/>
          <table:table-cell table:style-name="ce940"/>
          <table:table-cell table:style-name="ce958" table:number-columns-repeated="5"/>
          <table:table-cell table:style-name="ce991" table:number-columns-repeated="3"/>
          <table:table-cell table:number-columns-repeated="1005"/>
        </table:table-row>
        <table:table-row table:style-name="ro14">
          <table:table-cell table:style-name="ce843" table:number-columns-spanned="1" table:number-rows-spanned="3"/>
          <table:table-cell table:style-name="ce850" office:value-type="string" table:number-columns-spanned="9" table:number-rows-spanned="1">
            <text:p>AirGoons DCS B-Mission Sign-Up Sheet</text:p>
          </table:table-cell>
          <table:covered-table-cell table:number-columns-repeated="8"/>
          <table:table-cell table:style-name="ce941" office:value-type="string" table:number-columns-spanned="5" table:number-rows-spanned="1">
            <text:p>Misson Time (UTC):</text:p>
          </table:table-cell>
          <table:covered-table-cell table:number-columns-repeated="4"/>
          <table:table-cell table:style-name="ce357" office:value-type="string">
            <text:p>20:00</text:p>
          </table:table-cell>
          <table:table-cell table:style-name="ce373" table:formula="of:=[$CalcsB.A119]" office:value-type="date" office:date-value="1899-12-30" table:number-columns-spanned="2" table:number-rows-spanned="1">
            <text:p>#E/T</text:p>
          </table:table-cell>
          <table:covered-table-cell table:style-name="ce181"/>
          <table:table-cell table:style-name="ce1025" office:value-type="string">
            <text:p>Daylight Savings?</text:p>
          </table:table-cell>
          <table:table-cell table:number-columns-repeated="1005"/>
        </table:table-row>
        <table:table-row table:style-name="ro15">
          <table:covered-table-cell/>
          <table:table-cell table:style-name="ce851" table:number-columns-repeated="4"/>
          <table:table-cell table:style-name="ce844" table:number-columns-repeated="6"/>
          <table:table-cell table:style-name="ce959" office:value-type="string" table:number-columns-spanned="4" table:number-rows-spanned="1">
            <text:p>Local:</text:p>
          </table:table-cell>
          <table:covered-table-cell table:number-columns-repeated="3"/>
          <table:table-cell table:style-name="ce979" table:formula="of:=[$CalcsB.A4]" office:value-type="time" office:time-value="PT00H00M00S">
            <text:p>#NAMN?</text:p>
          </table:table-cell>
          <table:table-cell table:style-name="ce374" table:content-validation-name="val21" office:value-type="string" table:number-columns-spanned="2" table:number-rows-spanned="1">
            <text:p>CDT</text:p>
          </table:table-cell>
          <table:covered-table-cell table:style-name="ce181"/>
          <table:table-cell table:style-name="ce1026" table:content-validation-name="val22" office:value-type="string">
            <text:p>YES</text:p>
          </table:table-cell>
          <table:table-cell table:number-columns-repeated="1005"/>
        </table:table-row>
        <table:table-row table:style-name="ro4">
          <table:covered-table-cell/>
          <table:table-cell table:style-name="ce844" table:number-columns-repeated="14"/>
          <table:table-cell table:style-name="ce980" office:value-type="string">
            <text:p>(Mission UTC to Local)</text:p>
          </table:table-cell>
          <table:table-cell table:style-name="ce992" office:value-type="string" table:number-columns-spanned="2" table:number-rows-spanned="1">
            <text:p>(Select Your Local Time Above)</text:p>
          </table:table-cell>
          <table:covered-table-cell/>
          <table:table-cell table:style-name="ce991"/>
          <table:table-cell table:number-columns-repeated="1005"/>
        </table:table-row>
        <table:table-row table:style-name="ro4">
          <table:table-cell table:style-name="ce844"/>
          <table:table-cell table:style-name="ce152" office:value-type="string" table:number-columns-spanned="2" table:number-rows-spanned="2">
            <text:p>PACKAGE</text:p>
          </table:table-cell>
          <table:covered-table-cell table:style-name="ce178"/>
          <table:table-cell table:style-name="ce856" office:value-type="string" table:number-columns-spanned="3" table:number-rows-spanned="2">
            <text:p>Lebanon Liberation</text:p>
          </table:table-cell>
          <table:covered-table-cell table:style-name="ce879"/>
          <table:covered-table-cell table:style-name="ce260"/>
          <table:table-cell table:style-name="ce844"/>
          <table:table-cell table:style-name="ce287" office:value-type="string" table:number-columns-spanned="5" table:number-rows-spanned="1">
            <text:p>Mission Text</text:p>
          </table:table-cell>
          <table:covered-table-cell table:number-columns-repeated="3" table:style-name="ce153"/>
          <table:covered-table-cell table:style-name="ce189"/>
          <table:table-cell table:style-name="ce844"/>
          <table:table-cell table:style-name="ce975" office:value-type="string" table:number-columns-spanned="2" table:number-rows-spanned="1">
            <text:p>SOP:</text:p>
          </table:table-cell>
          <table:covered-table-cell/>
          <table:table-cell table:style-name="ce981" office:value-type="string" table:number-columns-spanned="2" table:number-rows-spanned="1">
            <text:p><text:a xlink:href="https://www.airgoons.com/w/Standard_Operating_Procedures">AirGoons SOP</text:a></text:p>
          </table:table-cell>
          <table:covered-table-cell/>
          <table:table-cell table:style-name="ce844" table:number-columns-repeated="2"/>
          <table:table-cell table:number-columns-repeated="1005"/>
        </table:table-row>
        <table:table-row table:style-name="ro4">
          <table:table-cell table:style-name="ce844"/>
          <table:covered-table-cell table:style-name="ce154"/>
          <table:covered-table-cell table:style-name="ce179"/>
          <table:covered-table-cell table:style-name="ce857"/>
          <table:covered-table-cell table:style-name="ce880"/>
          <table:covered-table-cell table:style-name="ce261"/>
          <table:table-cell table:style-name="ce844"/>
          <table:table-cell table:style-name="ce925" table:number-columns-spanned="5" table:number-rows-spanned="5"/>
          <table:covered-table-cell table:number-columns-repeated="3" table:style-name="ce184"/>
          <table:covered-table-cell table:style-name="ce260"/>
          <table:table-cell table:style-name="ce844"/>
          <table:table-cell table:style-name="ce975" table:number-columns-spanned="2" table:number-rows-spanned="1"/>
          <table:covered-table-cell/>
          <table:table-cell table:style-name="ce981" table:number-columns-spanned="2" table:number-rows-spanned="1"/>
          <table:covered-table-cell/>
          <table:table-cell table:style-name="ce844" table:number-columns-repeated="2"/>
          <table:table-cell table:number-columns-repeated="1005"/>
        </table:table-row>
        <table:table-row table:style-name="ro4">
          <table:table-cell table:style-name="ce844"/>
          <table:table-cell table:style-name="ce155" office:value-type="string" table:number-columns-spanned="2" table:number-rows-spanned="1">
            <text:p>Creator</text:p>
          </table:table-cell>
          <table:covered-table-cell table:style-name="ce180"/>
          <table:table-cell table:style-name="ce562" office:value-type="string">
            <text:p>Dark Off</text:p>
          </table:table-cell>
          <table:table-cell table:style-name="ce321"/>
          <table:table-cell table:style-name="ce904"/>
          <table:table-cell table:style-name="ce844"/>
          <table:covered-table-cell table:style-name="ce289"/>
          <table:covered-table-cell table:number-columns-repeated="3"/>
          <table:covered-table-cell table:style-name="ce262"/>
          <table:table-cell table:style-name="ce844"/>
          <table:table-cell table:style-name="ce976" table:number-columns-repeated="5"/>
          <table:table-cell table:style-name="ce844"/>
          <table:table-cell table:number-columns-repeated="1005"/>
        </table:table-row>
        <table:table-row table:style-name="ro4">
          <table:table-cell table:style-name="ce844"/>
          <table:table-cell table:style-name="ce156" table:number-columns-spanned="2" table:number-rows-spanned="1"/>
          <table:covered-table-cell table:style-name="ce181"/>
          <table:table-cell table:style-name="ce207" office:value-type="string">
            <text:p>ATC</text:p>
          </table:table-cell>
          <table:table-cell table:style-name="ce235" office:value-type="string" table:number-columns-spanned="2" table:number-rows-spanned="1">
            <text:p>Air Battle Manager</text:p>
          </table:table-cell>
          <table:covered-table-cell table:style-name="ce263"/>
          <table:table-cell table:style-name="ce844"/>
          <table:covered-table-cell table:style-name="ce289"/>
          <table:covered-table-cell table:number-columns-repeated="3"/>
          <table:covered-table-cell table:style-name="ce262"/>
          <table:table-cell table:style-name="ce844"/>
          <table:table-cell table:style-name="ce845" table:number-columns-repeated="2"/>
          <table:table-cell table:style-name="ce977" office:value-type="string">
            <text:p>Slots Reserved:</text:p>
          </table:table-cell>
          <table:table-cell table:style-name="ce993" table:formula="of:=[$CalcsB.A1]" office:value-type="float" office:value="0">
            <text:p>0</text:p>
          </table:table-cell>
          <table:table-cell table:style-name="ce844" table:number-columns-repeated="2"/>
          <table:table-cell table:number-columns-repeated="1005"/>
        </table:table-row>
        <table:table-row table:style-name="ro4">
          <table:table-cell table:style-name="ce844"/>
          <table:table-cell table:style-name="ce157" office:value-type="string" table:number-columns-spanned="2" table:number-rows-spanned="1">
            <text:p>Freq (MHz)</text:p>
          </table:table-cell>
          <table:covered-table-cell table:style-name="ce181"/>
          <table:table-cell table:style-name="ce858" office:value-type="float" office:value="135">
            <text:p>135,00</text:p>
          </table:table-cell>
          <table:table-cell table:style-name="ce881" office:value-type="float" office:value="134" table:number-columns-spanned="2" table:number-rows-spanned="1">
            <text:p>134,00</text:p>
          </table:table-cell>
          <table:covered-table-cell table:style-name="ce263"/>
          <table:table-cell table:style-name="ce844"/>
          <table:covered-table-cell table:style-name="ce289"/>
          <table:covered-table-cell table:number-columns-repeated="3"/>
          <table:covered-table-cell table:style-name="ce262"/>
          <table:table-cell table:style-name="ce844"/>
          <table:table-cell table:style-name="ce845"/>
          <table:table-cell table:style-name="ce978"/>
          <table:table-cell table:style-name="ce977" office:value-type="string">
            <text:p>Max Slots Available:</text:p>
          </table:table-cell>
          <table:table-cell table:style-name="ce994" table:formula="of:=[$CalcsB.A2]" office:value-type="float" office:value="24">
            <text:p>24</text:p>
          </table:table-cell>
          <table:table-cell table:style-name="ce844"/>
          <table:table-cell table:style-name="ce1009"/>
          <table:table-cell table:number-columns-repeated="1005"/>
        </table:table-row>
        <table:table-row table:style-name="ro17">
          <table:table-cell table:style-name="ce844"/>
          <table:table-cell table:style-name="ce158" office:value-type="string" table:number-columns-spanned="2" table:number-rows-spanned="1">
            <text:p>CALLSIGN</text:p>
          </table:table-cell>
          <table:covered-table-cell table:style-name="ce181"/>
          <table:table-cell table:style-name="ce859" office:value-type="string">
            <text:p>N/A</text:p>
          </table:table-cell>
          <table:table-cell table:style-name="ce882" office:value-type="string" table:number-columns-spanned="2" table:number-rows-spanned="1">
            <text:p>Mimosa</text:p>
          </table:table-cell>
          <table:covered-table-cell table:style-name="ce905"/>
          <table:table-cell table:style-name="ce844"/>
          <table:covered-table-cell table:style-name="ce290"/>
          <table:covered-table-cell table:number-columns-repeated="3" table:style-name="ce185"/>
          <table:covered-table-cell table:style-name="ce333"/>
          <table:table-cell table:style-name="ce844"/>
          <table:table-cell table:style-name="ce977" table:number-columns-repeated="2"/>
          <table:table-cell table:style-name="ce977" office:value-type="string">
            <text:p>Status:</text:p>
          </table:table-cell>
          <table:table-cell table:style-name="ce993" table:formula="of:=[$CalcsB.A3]" office:value-type="float" office:value="0">
            <text:p>#NAMN?</text:p>
          </table:table-cell>
          <table:table-cell table:style-name="ce1009"/>
          <table:table-cell table:style-name="ce991"/>
          <table:table-cell table:number-columns-repeated="1005"/>
        </table:table-row>
        <table:table-row table:style-name="ro4">
          <table:table-cell table:style-name="ce844"/>
          <table:table-cell table:style-name="ce158" office:value-type="string" table:number-columns-spanned="2" table:number-rows-spanned="1">
            <text:p>Controller</text:p>
          </table:table-cell>
          <table:covered-table-cell table:style-name="ce181"/>
          <table:table-cell table:style-name="ce860"/>
          <table:table-cell table:style-name="ce883" table:number-columns-spanned="2" table:number-rows-spanned="1"/>
          <table:covered-table-cell table:style-name="ce905"/>
          <table:table-cell table:style-name="ce844"/>
          <table:table-cell table:style-name="ce926" office:value-type="string" table:number-columns-spanned="2" table:number-rows-spanned="1">
            <text:p>Notes</text:p>
          </table:table-cell>
          <table:covered-table-cell/>
          <table:table-cell table:style-name="ce844" table:number-columns-repeated="4"/>
          <table:table-cell table:style-name="ce926" office:value-type="string" table:number-columns-spanned="2" table:number-rows-spanned="1">
            <text:p>Map</text:p>
          </table:table-cell>
          <table:covered-table-cell/>
          <table:table-cell table:style-name="ce928"/>
          <table:table-cell table:style-name="ce855"/>
          <table:table-cell table:style-name="ce991" table:number-columns-repeated="2"/>
          <table:table-cell table:number-columns-repeated="1005"/>
        </table:table-row>
        <table:table-row table:style-name="ro4">
          <table:table-cell table:style-name="ce844"/>
          <table:table-cell table:style-name="ce159"/>
          <table:table-cell table:style-name="ce182"/>
          <table:table-cell table:style-name="ce211" office:value-type="string" table:number-columns-spanned="3" table:number-rows-spanned="1">
            <text:p>Package Comms</text:p>
          </table:table-cell>
          <table:covered-table-cell table:style-name="ce239"/>
          <table:covered-table-cell table:style-name="ce263"/>
          <table:table-cell table:style-name="ce844"/>
          <table:table-cell table:style-name="ce927" office:value-type="string" table:number-columns-spanned="5" table:number-rows-spanned="2">
            <text:p>SA-3 and OSA sams are to be expected</text:p>
          </table:table-cell>
          <table:covered-table-cell table:number-columns-repeated="3" table:style-name="ce184"/>
          <table:covered-table-cell table:style-name="ce260"/>
          <table:table-cell table:style-name="ce844"/>
          <table:table-cell table:style-name="ce354" table:content-validation-name="val20" office:value-type="string" table:number-columns-spanned="5" table:number-rows-spanned="2">
            <text:p>Syria</text:p>
          </table:table-cell>
          <table:covered-table-cell table:number-columns-repeated="3" table:style-name="ce184"/>
          <table:covered-table-cell table:style-name="ce260"/>
          <table:table-cell table:style-name="ce991"/>
          <table:table-cell table:number-columns-repeated="1005"/>
        </table:table-row>
        <table:table-row table:style-name="ro4">
          <table:table-cell table:style-name="ce844"/>
          <table:table-cell table:style-name="ce160" office:value-type="string" table:number-columns-spanned="2" table:number-rows-spanned="1">
            <text:p>Freq (MHz)</text:p>
          </table:table-cell>
          <table:covered-table-cell table:style-name="ce183"/>
          <table:table-cell table:style-name="ce861" office:value-type="string" table:number-columns-spanned="3" table:number-rows-spanned="1">
            <text:p>134.00 if Human, 133.00 if AI</text:p>
          </table:table-cell>
          <table:covered-table-cell table:style-name="ce884"/>
          <table:covered-table-cell table:style-name="ce266"/>
          <table:table-cell table:style-name="ce852"/>
          <table:covered-table-cell table:style-name="ce290"/>
          <table:covered-table-cell table:number-columns-repeated="3" table:style-name="ce185"/>
          <table:covered-table-cell table:style-name="ce333"/>
          <table:table-cell table:style-name="ce852"/>
          <table:covered-table-cell table:style-name="ce290"/>
          <table:covered-table-cell table:number-columns-repeated="3" table:style-name="ce185"/>
          <table:covered-table-cell table:style-name="ce333"/>
          <table:table-cell table:style-name="ce1010"/>
          <table:table-cell table:number-columns-repeated="1005"/>
        </table:table-row>
        <table:table-row table:style-name="ro4">
          <table:table-cell table:style-name="ce844"/>
          <table:table-cell table:style-name="ce852" table:number-columns-repeated="16"/>
          <table:table-cell table:style-name="ce1010" table:number-columns-repeated="2"/>
          <table:table-cell table:number-columns-repeated="1005"/>
        </table:table-row>
        <table:table-row table:style-name="ro21">
          <table:table-cell table:style-name="ce844"/>
          <table:table-cell table:style-name="ce852" table:number-columns-repeated="16"/>
          <table:table-cell table:style-name="ce1010" table:number-columns-repeated="2"/>
          <table:table-cell table:number-columns-repeated="1005"/>
        </table:table-row>
        <table:table-row table:style-name="ro22">
          <table:table-cell table:style-name="ce844"/>
          <table:table-cell table:style-name="ce162" office:value-type="string" table:number-columns-spanned="17" table:number-rows-spanned="1">
            <text:p>🚨!!DO NOT ADD OR CHANGE AIRCRAFT TYPES OR FLIGHTS UNLESS YOU ARE THE MISSION MAKER OR HAVE PERMISSION!!🚨</text:p>
          </table:table-cell>
          <table:covered-table-cell table:number-columns-repeated="15" table:style-name="ce184"/>
          <table:covered-table-cell table:style-name="ce260"/>
          <table:table-cell table:style-name="ce844"/>
          <table:table-cell table:number-columns-repeated="1005"/>
        </table:table-row>
        <table:table-row table:style-name="ro29">
          <table:table-cell table:style-name="ce845"/>
          <table:table-cell table:style-name="ce853" office:value-type="string" table:number-columns-spanned="17" table:number-rows-spanned="1">
            <text:p>(IF YOU COPY AND PASTE, PASTE "VALUES ONLY" (CTRL+SHIFT+V). DON'T BREAK THE SHEETS)</text:p>
          </table:table-cell>
          <table:covered-table-cell table:number-columns-repeated="15" table:style-name="ce185"/>
          <table:covered-table-cell table:style-name="ce333"/>
          <table:table-cell table:style-name="ce844"/>
          <table:table-cell table:number-columns-repeated="1005"/>
        </table:table-row>
        <table:table-row table:style-name="ro13">
          <table:table-cell table:style-name="ce844"/>
          <table:table-cell table:style-name="ce854"/>
          <table:table-cell table:style-name="ce852"/>
          <table:table-cell table:style-name="ce862"/>
          <table:table-cell table:style-name="ce855"/>
          <table:table-cell table:style-name="ce845" table:number-columns-repeated="2"/>
          <table:table-cell table:style-name="ce854"/>
          <table:table-cell table:style-name="ce862"/>
          <table:table-cell table:style-name="ce855"/>
          <table:table-cell table:style-name="ce852" table:number-columns-repeated="3"/>
          <table:table-cell table:style-name="ce854"/>
          <table:table-cell table:style-name="ce852" table:number-columns-repeated="3"/>
          <table:table-cell table:style-name="ce844" table:number-columns-repeated="2"/>
          <table:table-cell table:number-columns-repeated="1005"/>
        </table:table-row>
        <table:table-row table:style-name="ro24">
          <table:table-cell table:style-name="ce844"/>
          <table:table-cell table:style-name="ce854"/>
          <table:table-cell table:style-name="ce855" office:value-type="string">
            <text:p>🔵 C</text:p>
          </table:table-cell>
          <table:table-cell table:style-name="ce855" office:value-type="string">
            <text:p><text:s/>= Normal Carrier</text:p>
          </table:table-cell>
          <table:table-cell table:style-name="ce852" table:number-columns-repeated="2"/>
          <table:table-cell table:style-name="ce845"/>
          <table:table-cell table:style-name="ce854"/>
          <table:table-cell table:style-name="ce928" office:value-type="string">
            <text:p>🟢 AAR <text:s/>=</text:p>
          </table:table-cell>
          <table:table-cell table:style-name="ce855" office:value-type="string">
            <text:p>Air to Air Refueling Required</text:p>
          </table:table-cell>
          <table:table-cell table:style-name="ce852" table:number-columns-repeated="3"/>
          <table:table-cell table:style-name="ce854"/>
          <table:table-cell table:style-name="ce928" office:value-type="string">
            <text:p>👥 CREW <text:s/>=</text:p>
          </table:table-cell>
          <table:table-cell table:style-name="ce928" office:value-type="string">
            <text:p>Huey Multi-Crew <text:s/></text:p>
          </table:table-cell>
          <table:table-cell table:style-name="ce852"/>
          <table:table-cell table:style-name="ce844"/>
          <table:table-cell table:style-name="ce845"/>
          <table:table-cell table:number-columns-repeated="1005"/>
        </table:table-row>
        <table:table-row table:style-name="ro24">
          <table:table-cell table:style-name="ce844"/>
          <table:table-cell table:style-name="ce854"/>
          <table:table-cell table:style-name="ce855" office:value-type="string">
            <text:p>🟡 SC</text:p>
          </table:table-cell>
          <table:table-cell table:style-name="ce855" office:value-type="string">
            <text:p><text:s/>= Super Carrier™</text:p>
          </table:table-cell>
          <table:table-cell table:style-name="ce845" table:number-columns-repeated="3"/>
          <table:table-cell table:style-name="ce854"/>
          <table:table-cell table:style-name="ce928" office:value-type="string">
            <text:p>🔴 HOT =</text:p>
          </table:table-cell>
          <table:table-cell table:style-name="ce855" office:value-type="string">
            <text:p>Hot Start</text:p>
          </table:table-cell>
          <table:table-cell table:style-name="ce852" table:number-columns-repeated="3"/>
          <table:table-cell table:style-name="ce854"/>
          <table:table-cell table:style-name="ce852" table:number-columns-repeated="3"/>
          <table:table-cell table:style-name="ce844" table:number-columns-repeated="2"/>
          <table:table-cell table:number-columns-repeated="1005"/>
        </table:table-row>
        <table:table-row table:style-name="ro17">
          <table:table-cell table:style-name="ce844"/>
          <table:table-cell table:style-name="ce854" office:value-type="string">
            <text:p>1</text:p>
          </table:table-cell>
          <table:table-cell table:style-name="ce852" table:number-columns-repeated="5"/>
          <table:table-cell table:style-name="ce854" office:value-type="string">
            <text:p>2</text:p>
          </table:table-cell>
          <table:table-cell table:style-name="ce852" table:number-columns-repeated="5"/>
          <table:table-cell table:style-name="ce854" office:value-type="string">
            <text:p>3</text:p>
          </table:table-cell>
          <table:table-cell table:style-name="ce852" table:number-columns-repeated="3"/>
          <table:table-cell table:style-name="ce844" table:number-columns-repeated="2"/>
          <table:table-cell table:number-columns-repeated="1005"/>
        </table:table-row>
        <table:table-row table:style-name="ro10">
          <table:table-cell table:style-name="ce844"/>
          <table:table-cell table:style-name="ce152" office:value-type="string" table:number-columns-spanned="2" table:number-rows-spanned="1">
            <text:p>CALLSIGN</text:p>
          </table:table-cell>
          <table:covered-table-cell table:style-name="ce187"/>
          <table:table-cell table:style-name="ce863" office:value-type="string" table:number-columns-spanned="2" table:number-rows-spanned="1">
            <text:p>Toast</text:p>
          </table:table-cell>
          <table:covered-table-cell table:style-name="ce885"/>
          <table:table-cell table:style-name="ce906" table:content-validation-name="val17" office:value-type="string">
            <text:p>-</text:p>
          </table:table-cell>
          <table:table-cell table:style-name="ce84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Oatmeal</text:p>
          </table:table-cell>
          <table:covered-table-cell table:style-name="ce890"/>
          <table:table-cell table:style-name="ce906" table:content-validation-name="val17" office:value-type="string">
            <text:p>-</text:p>
          </table:table-cell>
          <table:table-cell table:style-name="ce84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yogurt</text:p>
          </table:table-cell>
          <table:covered-table-cell table:style-name="ce890"/>
          <table:table-cell table:style-name="ce906" table:content-validation-name="val17" office:value-type="string">
            <text:p>-</text:p>
          </table:table-cell>
          <table:table-cell table:style-name="ce1027"/>
          <table:table-cell table:number-columns-repeated="1005"/>
        </table:table-row>
        <table:table-row table:style-name="ro17">
          <table:table-cell table:style-name="ce844"/>
          <table:table-cell table:style-name="ce165" office:value-type="string" table:number-columns-spanned="2" table:number-rows-spanned="1">
            <text:p>Tasking</text:p>
          </table:table-cell>
          <table:covered-table-cell table:style-name="ce188"/>
          <table:table-cell table:style-name="ce215" table:content-validation-name="val13" office:value-type="string" table:number-columns-spanned="2" table:number-rows-spanned="1">
            <text:p>CAS</text:p>
          </table:table-cell>
          <table:covered-table-cell table:style-name="ce242"/>
          <table:table-cell table:style-name="ce907" table:content-validation-name="val18" office:value-type="string">
            <text:p>-</text:p>
          </table:table-cell>
          <table:table-cell table:style-name="ce84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Deep-Strike</text:p>
          </table:table-cell>
          <table:covered-table-cell table:style-name="ce242"/>
          <table:table-cell table:style-name="ce912" table:content-validation-name="val18"/>
          <table:table-cell table:style-name="ce84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CAP</text:p>
          </table:table-cell>
          <table:covered-table-cell table:style-name="ce242"/>
          <table:table-cell table:style-name="ce907" table:content-validation-name="val18"/>
          <table:table-cell table:style-name="ce1027"/>
          <table:table-cell table:number-columns-repeated="1005"/>
        </table:table-row>
        <table:table-row table:style-name="ro4">
          <table:table-cell table:style-name="ce844"/>
          <table:table-cell table:style-name="ce165" office:value-type="string" table:number-columns-spanned="2" table:number-rows-spanned="1">
            <text:p>UHF/VHF</text:p>
          </table:table-cell>
          <table:covered-table-cell table:style-name="ce190"/>
          <table:table-cell table:style-name="ce864" office:value-type="float" office:value="261">
            <text:p>261,00</text:p>
          </table:table-cell>
          <table:table-cell table:style-name="ce886" office:value-type="string">
            <text:p>MIDS Ch.</text:p>
          </table:table-cell>
          <table:table-cell table:style-name="ce908" office:value-type="string">
            <text:p>x</text:p>
          </table:table-cell>
          <table:table-cell table:style-name="ce844"/>
          <table:table-cell table:style-name="ce165" office:value-type="string" table:number-columns-spanned="2" table:number-rows-spanned="1">
            <text:p>UHF/VHF</text:p>
          </table:table-cell>
          <table:covered-table-cell table:style-name="ce197"/>
          <table:table-cell table:style-name="ce869" office:value-type="float" office:value="262">
            <text:p>262,00</text:p>
          </table:table-cell>
          <table:table-cell table:style-name="ce886" office:value-type="string">
            <text:p>MIDS Ch.</text:p>
          </table:table-cell>
          <table:table-cell table:style-name="ce908" office:value-type="string">
            <text:p>x</text:p>
          </table:table-cell>
          <table:table-cell table:style-name="ce844"/>
          <table:table-cell table:style-name="ce165" office:value-type="string" table:number-columns-spanned="2" table:number-rows-spanned="1">
            <text:p>UHF/VHF</text:p>
          </table:table-cell>
          <table:covered-table-cell table:style-name="ce197"/>
          <table:table-cell table:style-name="ce869" office:value-type="float" office:value="251">
            <text:p>251,00</text:p>
          </table:table-cell>
          <table:table-cell table:style-name="ce886" office:value-type="string">
            <text:p>MIDS Ch.</text:p>
          </table:table-cell>
          <table:table-cell table:style-name="ce971" office:value-type="string">
            <text:p>x</text:p>
          </table:table-cell>
          <table:table-cell table:style-name="ce1027"/>
          <table:table-cell table:number-columns-repeated="1005"/>
        </table:table-row>
        <table:table-row table:style-name="ro4">
          <table:table-cell table:style-name="ce844"/>
          <table:table-cell table:style-name="ce166" office:value-type="string">
            <text:p>#</text:p>
          </table:table-cell>
          <table:table-cell table:style-name="ce191" office:value-type="string">
            <text:p>Position</text:p>
          </table:table-cell>
          <table:table-cell table:style-name="ce207" office:value-type="string">
            <text:p>Aircraft</text:p>
          </table:table-cell>
          <table:table-cell table:style-name="ce235" office:value-type="string" table:number-columns-spanned="2" table:number-rows-spanned="1">
            <text:p>Pilot/RIO</text:p>
          </table:table-cell>
          <table:covered-table-cell table:style-name="ce270"/>
          <table:table-cell table:style-name="ce8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8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1027"/>
          <table:table-cell table:number-columns-repeated="1005"/>
        </table:table-row>
        <table:table-row table:style-name="ro4">
          <table:table-cell table:style-name="ce844"/>
          <table:table-cell table:style-name="ce167" office:value-type="string">
            <text:p>1</text:p>
          </table:table-cell>
          <table:table-cell table:style-name="ce192" office:value-type="string">
            <text:p>Lead</text:p>
          </table:table-cell>
          <table:table-cell table:style-name="ce865" table:content-validation-name="val14" office:value-type="string">
            <text:p>A-10C Warthog II</text:p>
          </table:table-cell>
          <table:table-cell table:style-name="ce887" office:value-type="string" table:number-columns-spanned="2" table:number-rows-spanned="1">
            <text:p>Jabby</text:p>
          </table:table-cell>
          <table:covered-table-cell table:style-name="ce909"/>
          <table:table-cell table:style-name="ce844"/>
          <table:table-cell table:style-name="ce167" office:value-type="string">
            <text:p>1</text:p>
          </table:table-cell>
          <table:table-cell table:style-name="ce192" office:value-type="string">
            <text:p>Lead</text:p>
          </table:table-cell>
          <table:table-cell table:style-name="ce929" table:content-validation-name="val14" office:value-type="string">
            <text:p>AV-8B Harrier</text:p>
          </table:table-cell>
          <table:table-cell table:style-name="ce942" office:value-type="string" table:number-columns-spanned="2" table:number-rows-spanned="1">
            <text:p>Dark off</text:p>
          </table:table-cell>
          <table:covered-table-cell table:style-name="ce960"/>
          <table:table-cell table:style-name="ce844"/>
          <table:table-cell table:style-name="ce167" office:value-type="string">
            <text:p>1</text:p>
          </table:table-cell>
          <table:table-cell table:style-name="ce192" office:value-type="string">
            <text:p>Lead</text:p>
          </table:table-cell>
          <table:table-cell table:style-name="ce929" table:content-validation-name="val14" office:value-type="string">
            <text:p>M-2000C Mirage</text:p>
          </table:table-cell>
          <table:table-cell table:style-name="ce995" table:number-columns-spanned="2" table:number-rows-spanned="1"/>
          <table:covered-table-cell table:style-name="ce1011"/>
          <table:table-cell table:style-name="ce1027"/>
          <table:table-cell table:number-columns-repeated="1005"/>
        </table:table-row>
        <table:table-row table:style-name="ro4">
          <table:table-cell table:style-name="ce844"/>
          <table:table-cell table:style-name="ce168" office:value-type="string">
            <text:p>2</text:p>
          </table:table-cell>
          <table:table-cell table:style-name="ce193" office:value-type="string">
            <text:p>Wing</text:p>
          </table:table-cell>
          <table:table-cell table:style-name="ce866" table:content-validation-name="val14" office:value-type="string">
            <text:p>A-10C Warthog II</text:p>
          </table:table-cell>
          <table:table-cell table:style-name="ce888" office:value-type="string" table:number-columns-spanned="2" table:number-rows-spanned="1">
            <text:p>sadfunda</text:p>
          </table:table-cell>
          <table:covered-table-cell table:style-name="ce910"/>
          <table:table-cell table:style-name="ce844"/>
          <table:table-cell table:style-name="ce168" office:value-type="string">
            <text:p>2</text:p>
          </table:table-cell>
          <table:table-cell table:style-name="ce193" office:value-type="string">
            <text:p>Wing</text:p>
          </table:table-cell>
          <table:table-cell table:style-name="ce930" table:content-validation-name="val14" office:value-type="string">
            <text:p>AV-8B Harrier</text:p>
          </table:table-cell>
          <table:table-cell table:style-name="ce943" office:value-type="string" table:number-columns-spanned="2" table:number-rows-spanned="1">
            <text:p>Arbitrary</text:p>
          </table:table-cell>
          <table:covered-table-cell table:style-name="ce961"/>
          <table:table-cell table:style-name="ce844"/>
          <table:table-cell table:style-name="ce168" office:value-type="string">
            <text:p>2</text:p>
          </table:table-cell>
          <table:table-cell table:style-name="ce193" office:value-type="string">
            <text:p>Wing</text:p>
          </table:table-cell>
          <table:table-cell table:style-name="ce930" table:content-validation-name="val14" office:value-type="string">
            <text:p>M-2000C Mirage</text:p>
          </table:table-cell>
          <table:table-cell table:style-name="ce996" table:number-columns-spanned="2" table:number-rows-spanned="1"/>
          <table:covered-table-cell table:style-name="ce1011"/>
          <table:table-cell table:style-name="ce1027"/>
          <table:table-cell table:number-columns-repeated="1005"/>
        </table:table-row>
        <table:table-row table:style-name="ro4">
          <table:table-cell table:style-name="ce844"/>
          <table:table-cell table:style-name="ce169" office:value-type="string">
            <text:p>3</text:p>
          </table:table-cell>
          <table:table-cell table:style-name="ce194" office:value-type="string">
            <text:p>El. Lead</text:p>
          </table:table-cell>
          <table:table-cell table:style-name="ce865" table:content-validation-name="val14" office:value-type="string">
            <text:p>A-10C Warthog</text:p>
          </table:table-cell>
          <table:table-cell table:style-name="ce887" table:number-columns-spanned="2" table:number-rows-spanned="1"/>
          <table:covered-table-cell table:style-name="ce909"/>
          <table:table-cell table:style-name="ce844"/>
          <table:table-cell table:style-name="ce169" office:value-type="string">
            <text:p>3</text:p>
          </table:table-cell>
          <table:table-cell table:style-name="ce194" office:value-type="string">
            <text:p>El. Lead</text:p>
          </table:table-cell>
          <table:table-cell table:style-name="ce929" table:content-validation-name="val14" office:value-type="string">
            <text:p>AV-8B Harrier</text:p>
          </table:table-cell>
          <table:table-cell table:style-name="ce944" table:number-columns-spanned="2" table:number-rows-spanned="1"/>
          <table:covered-table-cell table:style-name="ce336"/>
          <table:table-cell table:style-name="ce844"/>
          <table:table-cell table:style-name="ce169" office:value-type="string">
            <text:p>3</text:p>
          </table:table-cell>
          <table:table-cell table:style-name="ce194" office:value-type="string">
            <text:p>El. Lead</text:p>
          </table:table-cell>
          <table:table-cell table:style-name="ce929" table:content-validation-name="val14" office:value-type="string">
            <text:p>M-2000C Mirage</text:p>
          </table:table-cell>
          <table:table-cell table:style-name="ce995" table:number-columns-spanned="2" table:number-rows-spanned="1"/>
          <table:covered-table-cell table:style-name="ce1011"/>
          <table:table-cell table:style-name="ce1027"/>
          <table:table-cell table:number-columns-repeated="1005"/>
        </table:table-row>
        <table:table-row table:style-name="ro4">
          <table:table-cell table:style-name="ce844"/>
          <table:table-cell table:style-name="ce170" office:value-type="string">
            <text:p>4</text:p>
          </table:table-cell>
          <table:table-cell table:style-name="ce195" office:value-type="string">
            <text:p>Wing</text:p>
          </table:table-cell>
          <table:table-cell table:style-name="ce867" table:content-validation-name="val14" office:value-type="string">
            <text:p>A-10C Warthog</text:p>
          </table:table-cell>
          <table:table-cell table:style-name="ce889" table:number-columns-spanned="2" table:number-rows-spanned="1"/>
          <table:covered-table-cell table:style-name="ce911"/>
          <table:table-cell table:style-name="ce844"/>
          <table:table-cell table:style-name="ce170" office:value-type="string">
            <text:p>4</text:p>
          </table:table-cell>
          <table:table-cell table:style-name="ce195" office:value-type="string">
            <text:p>Wing</text:p>
          </table:table-cell>
          <table:table-cell table:style-name="ce931" table:content-validation-name="val14" office:value-type="string">
            <text:p>AV-8B Harrier</text:p>
          </table:table-cell>
          <table:table-cell table:style-name="ce945" table:number-columns-spanned="2" table:number-rows-spanned="1"/>
          <table:covered-table-cell table:style-name="ce962"/>
          <table:table-cell table:style-name="ce844"/>
          <table:table-cell table:style-name="ce170" office:value-type="string">
            <text:p>4</text:p>
          </table:table-cell>
          <table:table-cell table:style-name="ce195" office:value-type="string">
            <text:p>Wing</text:p>
          </table:table-cell>
          <table:table-cell table:style-name="ce931" table:content-validation-name="val14" office:value-type="string">
            <text:p>M-2000C Mirage</text:p>
          </table:table-cell>
          <table:table-cell table:style-name="ce997" table:number-columns-spanned="2" table:number-rows-spanned="1"/>
          <table:covered-table-cell table:style-name="ce1012"/>
          <table:table-cell table:style-name="ce1027"/>
          <table:table-cell table:number-columns-repeated="1005"/>
        </table:table-row>
        <table:table-row table:style-name="ro10">
          <table:table-cell table:style-name="ce844"/>
          <table:table-cell table:style-name="ce854" office:value-type="string">
            <text:p>4</text:p>
          </table:table-cell>
          <table:table-cell table:style-name="ce852" table:number-columns-repeated="4"/>
          <table:table-cell table:style-name="ce844"/>
          <table:table-cell table:style-name="ce854" office:value-type="string">
            <text:p>5</text:p>
          </table:table-cell>
          <table:table-cell table:style-name="ce852" table:number-columns-repeated="4"/>
          <table:table-cell table:style-name="ce844"/>
          <table:table-cell table:style-name="ce854" office:value-type="string">
            <text:p>6</text:p>
          </table:table-cell>
          <table:table-cell table:style-name="ce852" table:number-columns-repeated="3"/>
          <table:table-cell table:style-name="ce1013" table:number-columns-repeated="2"/>
          <table:table-cell table:number-columns-repeated="1005"/>
        </table:table-row>
        <table:table-row table:style-name="ro10">
          <table:table-cell table:style-name="ce845"/>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Juice</text:p>
          </table:table-cell>
          <table:covered-table-cell table:style-name="ce890"/>
          <table:table-cell table:style-name="ce906" table:content-validation-name="val17" office:value-type="string">
            <text:p>🟡 SC</text:p>
          </table:table-cell>
          <table:table-cell table:style-name="ce924"/>
          <table:table-cell table:style-name="ce293" office:value-type="string" table:number-columns-spanned="2" table:number-rows-spanned="1">
            <text:p>CALLSIGN</text:p>
          </table:table-cell>
          <table:covered-table-cell table:style-name="ce196"/>
          <table:table-cell table:style-name="ce932" office:value-type="string" table:number-columns-spanned="2" table:number-rows-spanned="1">
            <text:p>Porridge</text:p>
          </table:table-cell>
          <table:covered-table-cell table:style-name="ce890"/>
          <table:table-cell table:style-name="ce906" table:content-validation-name="val17" office:value-type="string">
            <text:p>🟡 SC</text:p>
          </table:table-cell>
          <table:table-cell table:style-name="ce84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Soup</text:p>
          </table:table-cell>
          <table:covered-table-cell table:style-name="ce890"/>
          <table:table-cell table:style-name="ce906" table:content-validation-name="val17" office:value-type="string">
            <text:p>-</text:p>
          </table:table-cell>
          <table:table-cell table:style-name="ce1013"/>
          <table:table-cell table:number-columns-repeated="1005"/>
        </table:table-row>
        <table:table-row table:style-name="ro17">
          <table:table-cell table:style-name="ce84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BARCAP</text:p>
          </table:table-cell>
          <table:covered-table-cell table:style-name="ce242"/>
          <table:table-cell table:style-name="ce912" table:content-validation-name="val18"/>
          <table:table-cell table:style-name="ce924"/>
          <table:table-cell table:style-name="ce294"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Deep-Strike</text:p>
          </table:table-cell>
          <table:covered-table-cell table:style-name="ce242"/>
          <table:table-cell table:style-name="ce912" table:content-validation-name="val18" office:value-type="string">
            <text:p>-</text:p>
          </table:table-cell>
          <table:table-cell table:style-name="ce84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Fighter-Sweep</text:p>
          </table:table-cell>
          <table:covered-table-cell table:style-name="ce242"/>
          <table:table-cell table:style-name="ce912" table:content-validation-name="val18" office:value-type="string">
            <text:p>-</text:p>
          </table:table-cell>
          <table:table-cell table:style-name="ce1013"/>
          <table:table-cell table:number-columns-repeated="1005"/>
        </table:table-row>
        <table:table-row table:style-name="ro4">
          <table:table-cell table:style-name="ce844"/>
          <table:table-cell table:style-name="ce165" office:value-type="string" table:number-columns-spanned="2" table:number-rows-spanned="1">
            <text:p>UHF/VHF</text:p>
          </table:table-cell>
          <table:covered-table-cell table:style-name="ce197"/>
          <table:table-cell table:style-name="ce869" office:value-type="float" office:value="252">
            <text:p>252,00</text:p>
          </table:table-cell>
          <table:table-cell table:style-name="ce886" office:value-type="string">
            <text:p>MIDS Ch.</text:p>
          </table:table-cell>
          <table:table-cell table:style-name="ce908" office:value-type="string">
            <text:p>x</text:p>
          </table:table-cell>
          <table:table-cell table:style-name="ce924"/>
          <table:table-cell table:style-name="ce157" office:value-type="string" table:number-columns-spanned="2" table:number-rows-spanned="1">
            <text:p>UHF/VHF</text:p>
          </table:table-cell>
          <table:covered-table-cell table:style-name="ce197"/>
          <table:table-cell table:style-name="ce933" office:value-type="float" office:value="263">
            <text:p>263,00</text:p>
          </table:table-cell>
          <table:table-cell table:style-name="ce886" office:value-type="string">
            <text:p>MIDS Ch.</text:p>
          </table:table-cell>
          <table:table-cell table:style-name="ce908" office:value-type="string">
            <text:p>10</text:p>
          </table:table-cell>
          <table:table-cell table:style-name="ce844"/>
          <table:table-cell table:style-name="ce165" office:value-type="string" table:number-columns-spanned="2" table:number-rows-spanned="1">
            <text:p>UHF/VHF</text:p>
          </table:table-cell>
          <table:covered-table-cell table:style-name="ce197"/>
          <table:table-cell table:style-name="ce869" office:value-type="float" office:value="254">
            <text:p>254,00</text:p>
          </table:table-cell>
          <table:table-cell table:style-name="ce886" office:value-type="string">
            <text:p>MIDS Ch.</text:p>
          </table:table-cell>
          <table:table-cell table:style-name="ce908" office:value-type="string">
            <text:p>x</text:p>
          </table:table-cell>
          <table:table-cell table:style-name="ce1013"/>
          <table:table-cell table:number-columns-repeated="1005"/>
        </table:table-row>
        <table:table-row table:style-name="ro4">
          <table:table-cell table:style-name="ce8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924"/>
          <table:table-cell table:style-name="ce295" office:value-type="string">
            <text:p>#</text:p>
          </table:table-cell>
          <table:table-cell table:style-name="ce297" office:value-type="string">
            <text:p>Position</text:p>
          </table:table-cell>
          <table:table-cell table:style-name="ce303" office:value-type="string">
            <text:p>Aircraft</text:p>
          </table:table-cell>
          <table:table-cell table:style-name="ce317" office:value-type="string" table:number-columns-spanned="2" table:number-rows-spanned="1">
            <text:p>Pilot/RIO</text:p>
          </table:table-cell>
          <table:covered-table-cell table:style-name="ce261"/>
          <table:table-cell table:style-name="ce8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1013"/>
          <table:table-cell table:number-columns-repeated="1005"/>
        </table:table-row>
        <table:table-row table:style-name="ro4">
          <table:table-cell table:style-name="ce844"/>
          <table:table-cell table:style-name="ce167" office:value-type="string">
            <text:p>1</text:p>
          </table:table-cell>
          <table:table-cell table:style-name="ce192" office:value-type="string">
            <text:p>Lead</text:p>
          </table:table-cell>
          <table:table-cell table:style-name="ce870" table:content-validation-name="val14" office:value-type="string">
            <text:p>F-14B Tomcat</text:p>
          </table:table-cell>
          <table:table-cell table:style-name="ce891" table:number-columns-spanned="2" table:number-rows-spanned="1"/>
          <table:covered-table-cell table:style-name="ce913"/>
          <table:table-cell table:style-name="ce924"/>
          <table:table-cell table:style-name="ce174" office:value-type="string">
            <text:p>1</text:p>
          </table:table-cell>
          <table:table-cell table:style-name="ce200" office:value-type="string">
            <text:p>Lead</text:p>
          </table:table-cell>
          <table:table-cell table:style-name="ce934" table:content-validation-name="val14" office:value-type="string">
            <text:p>F-18C Hornet</text:p>
          </table:table-cell>
          <table:table-cell table:style-name="ce946" table:number-columns-spanned="2" table:number-rows-spanned="1"/>
          <table:covered-table-cell table:style-name="ce963"/>
          <table:table-cell table:style-name="ce844"/>
          <table:table-cell table:style-name="ce167" office:value-type="string">
            <text:p>1</text:p>
          </table:table-cell>
          <table:table-cell table:style-name="ce192" office:value-type="string">
            <text:p>Lead</text:p>
          </table:table-cell>
          <table:table-cell table:style-name="ce982" table:content-validation-name="val14" office:value-type="string">
            <text:p>F-16C Falcon</text:p>
          </table:table-cell>
          <table:table-cell table:style-name="ce998" office:value-type="string" table:number-columns-spanned="2" table:number-rows-spanned="1">
            <text:p>BurntCornMuffin</text:p>
          </table:table-cell>
          <table:covered-table-cell table:style-name="ce1014"/>
          <table:table-cell table:style-name="ce1013"/>
          <table:table-cell table:number-columns-repeated="1005"/>
        </table:table-row>
        <table:table-row table:style-name="ro4">
          <table:table-cell table:style-name="ce844"/>
          <table:table-cell table:style-name="ce168" office:value-type="string">
            <text:p>2</text:p>
          </table:table-cell>
          <table:table-cell table:style-name="ce193" office:value-type="string">
            <text:p>Wing</text:p>
          </table:table-cell>
          <table:table-cell table:style-name="ce871" table:content-validation-name="val14" office:value-type="string">
            <text:p>F-14B Tomcat</text:p>
          </table:table-cell>
          <table:table-cell table:style-name="ce895" table:number-columns-spanned="2" table:number-rows-spanned="1"/>
          <table:covered-table-cell table:style-name="ce913"/>
          <table:table-cell table:style-name="ce924"/>
          <table:table-cell table:style-name="ce175" office:value-type="string">
            <text:p>2</text:p>
          </table:table-cell>
          <table:table-cell table:style-name="ce201" office:value-type="string">
            <text:p>Wing</text:p>
          </table:table-cell>
          <table:table-cell table:style-name="ce935" table:content-validation-name="val14" office:value-type="string">
            <text:p>F-18C Hornet</text:p>
          </table:table-cell>
          <table:table-cell table:style-name="ce947" table:number-columns-spanned="2" table:number-rows-spanned="1"/>
          <table:covered-table-cell table:style-name="ce964"/>
          <table:table-cell table:style-name="ce844"/>
          <table:table-cell table:style-name="ce168" office:value-type="string">
            <text:p>2</text:p>
          </table:table-cell>
          <table:table-cell table:style-name="ce193" office:value-type="string">
            <text:p>Wing</text:p>
          </table:table-cell>
          <table:table-cell table:style-name="ce983" table:content-validation-name="val14" office:value-type="string">
            <text:p>F-16C Falcon</text:p>
          </table:table-cell>
          <table:table-cell table:style-name="ce999" office:value-type="string" table:number-columns-spanned="2" table:number-rows-spanned="1">
            <text:p>wally</text:p>
          </table:table-cell>
          <table:covered-table-cell table:style-name="ce1015"/>
          <table:table-cell table:style-name="ce1013"/>
          <table:table-cell table:number-columns-repeated="1005"/>
        </table:table-row>
        <table:table-row table:style-name="ro4">
          <table:table-cell table:style-name="ce844"/>
          <table:table-cell table:style-name="ce169" office:value-type="string">
            <text:p>3</text:p>
          </table:table-cell>
          <table:table-cell table:style-name="ce194" office:value-type="string">
            <text:p>El. Lead</text:p>
          </table:table-cell>
          <table:table-cell table:style-name="ce870" table:content-validation-name="val14" office:value-type="string">
            <text:p>F-14B Tomcat</text:p>
          </table:table-cell>
          <table:table-cell table:style-name="ce891" table:number-columns-spanned="2" table:number-rows-spanned="1"/>
          <table:covered-table-cell table:style-name="ce913"/>
          <table:table-cell table:style-name="ce924"/>
          <table:table-cell table:style-name="ce176" office:value-type="string">
            <text:p>3</text:p>
          </table:table-cell>
          <table:table-cell table:style-name="ce202" office:value-type="string">
            <text:p>El. Lead</text:p>
          </table:table-cell>
          <table:table-cell table:style-name="ce934" table:content-validation-name="val14" office:value-type="string">
            <text:p>F-18C Hornet</text:p>
          </table:table-cell>
          <table:table-cell table:style-name="ce948" table:number-columns-spanned="2" table:number-rows-spanned="1"/>
          <table:covered-table-cell table:style-name="ce965"/>
          <table:table-cell table:style-name="ce844"/>
          <table:table-cell table:style-name="ce169" office:value-type="string">
            <text:p>3</text:p>
          </table:table-cell>
          <table:table-cell table:style-name="ce194" office:value-type="string">
            <text:p>El. Lead</text:p>
          </table:table-cell>
          <table:table-cell table:style-name="ce982" table:content-validation-name="val14" office:value-type="string">
            <text:p>F-16C Falcon</text:p>
          </table:table-cell>
          <table:table-cell table:style-name="ce998" table:number-columns-spanned="2" table:number-rows-spanned="1"/>
          <table:covered-table-cell table:style-name="ce1014"/>
          <table:table-cell table:style-name="ce1013"/>
          <table:table-cell table:number-columns-repeated="1005"/>
        </table:table-row>
        <table:table-row table:style-name="ro4">
          <table:table-cell table:style-name="ce844"/>
          <table:table-cell table:style-name="ce170" office:value-type="string">
            <text:p>4</text:p>
          </table:table-cell>
          <table:table-cell table:style-name="ce195" office:value-type="string">
            <text:p>Wing</text:p>
          </table:table-cell>
          <table:table-cell table:style-name="ce872" table:content-validation-name="val14" office:value-type="string">
            <text:p>F-14B Tomcat</text:p>
          </table:table-cell>
          <table:table-cell table:style-name="ce896" table:number-columns-spanned="2" table:number-rows-spanned="1"/>
          <table:covered-table-cell table:style-name="ce914"/>
          <table:table-cell table:style-name="ce924"/>
          <table:table-cell table:style-name="ce177" office:value-type="string">
            <text:p>4</text:p>
          </table:table-cell>
          <table:table-cell table:style-name="ce203" office:value-type="string">
            <text:p>Wing</text:p>
          </table:table-cell>
          <table:table-cell table:style-name="ce936" table:content-validation-name="val14" office:value-type="string">
            <text:p>F-18C Hornet</text:p>
          </table:table-cell>
          <table:table-cell table:style-name="ce949" table:number-columns-spanned="2" table:number-rows-spanned="1"/>
          <table:covered-table-cell table:style-name="ce966"/>
          <table:table-cell table:style-name="ce844"/>
          <table:table-cell table:style-name="ce170" office:value-type="string">
            <text:p>4</text:p>
          </table:table-cell>
          <table:table-cell table:style-name="ce195" office:value-type="string">
            <text:p>Wing</text:p>
          </table:table-cell>
          <table:table-cell table:style-name="ce984" table:content-validation-name="val14" office:value-type="string">
            <text:p>F-16C Falcon</text:p>
          </table:table-cell>
          <table:table-cell table:style-name="ce1000" table:number-columns-spanned="2" table:number-rows-spanned="1"/>
          <table:covered-table-cell table:style-name="ce1016"/>
          <table:table-cell table:style-name="ce1013"/>
          <table:table-cell table:number-columns-repeated="1005"/>
        </table:table-row>
        <table:table-row table:style-name="ro10">
          <table:table-cell table:style-name="ce844"/>
          <table:table-cell table:style-name="ce854" office:value-type="string">
            <text:p>7</text:p>
          </table:table-cell>
          <table:table-cell table:style-name="ce852" table:number-columns-repeated="3"/>
          <table:table-cell table:style-name="ce844" table:number-columns-repeated="2"/>
          <table:table-cell table:style-name="ce854" office:value-type="string">
            <text:p>8</text:p>
          </table:table-cell>
          <table:table-cell table:style-name="ce854" table:number-columns-repeated="4"/>
          <table:table-cell table:style-name="ce844"/>
          <table:table-cell table:style-name="ce854" office:value-type="string">
            <text:p>9</text:p>
          </table:table-cell>
          <table:table-cell table:style-name="ce852" table:number-columns-repeated="3"/>
          <table:table-cell table:style-name="ce1013"/>
          <table:table-cell table:style-name="ce844"/>
          <table:table-cell table:number-columns-repeated="1005"/>
        </table:table-row>
        <table:table-row table:style-name="ro10">
          <table:table-cell table:style-name="ce84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X</text:p>
          </table:table-cell>
          <table:covered-table-cell table:style-name="ce890"/>
          <table:table-cell table:style-name="ce915" table:content-validation-name="val17" office:value-type="string">
            <text:p>-</text:p>
          </table:table-cell>
          <table:table-cell table:style-name="ce92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X</text:p>
          </table:table-cell>
          <table:covered-table-cell table:style-name="ce890"/>
          <table:table-cell table:style-name="ce915" table:content-validation-name="val17" office:value-type="string">
            <text:p>-</text:p>
          </table:table-cell>
          <table:table-cell table:style-name="ce92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x</text:p>
          </table:table-cell>
          <table:covered-table-cell table:style-name="ce890"/>
          <table:table-cell table:style-name="ce915" table:content-validation-name="val17"/>
          <table:table-cell table:style-name="ce844"/>
          <table:table-cell table:number-columns-repeated="1005"/>
        </table:table-row>
        <table:table-row table:style-name="ro17">
          <table:table-cell table:style-name="ce84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Flight Closed)</text:p>
          </table:table-cell>
          <table:covered-table-cell table:style-name="ce242"/>
          <table:table-cell table:style-name="ce916" table:content-validation-name="val18" office:value-type="string">
            <text:p>-</text:p>
          </table:table-cell>
          <table:table-cell table:style-name="ce92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Flight Closed)</text:p>
          </table:table-cell>
          <table:covered-table-cell table:style-name="ce242"/>
          <table:table-cell table:style-name="ce916" table:content-validation-name="val18"/>
          <table:table-cell table:style-name="ce92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Flight Closed)</text:p>
          </table:table-cell>
          <table:covered-table-cell table:style-name="ce242"/>
          <table:table-cell table:style-name="ce916" table:content-validation-name="val18"/>
          <table:table-cell table:style-name="ce844"/>
          <table:table-cell table:number-columns-repeated="1005"/>
        </table:table-row>
        <table:table-row table:style-name="ro4">
          <table:table-cell table:style-name="ce844"/>
          <table:table-cell table:style-name="ce165" office:value-type="string" table:number-columns-spanned="2" table:number-rows-spanned="1">
            <text:p>UHF/VHF</text:p>
          </table:table-cell>
          <table:covered-table-cell table:style-name="ce197"/>
          <table:table-cell table:style-name="ce869" office:value-type="string">
            <text:p>x</text:p>
          </table:table-cell>
          <table:table-cell table:style-name="ce886" office:value-type="string">
            <text:p>MIDS Ch.</text:p>
          </table:table-cell>
          <table:table-cell table:style-name="ce908" office:value-type="string">
            <text:p>x</text:p>
          </table:table-cell>
          <table:table-cell table:style-name="ce924"/>
          <table:table-cell table:style-name="ce165" office:value-type="string" table:number-columns-spanned="2" table:number-rows-spanned="1">
            <text:p>UHF/VHF</text:p>
          </table:table-cell>
          <table:covered-table-cell table:style-name="ce197"/>
          <table:table-cell table:style-name="ce869" office:value-type="string">
            <text:p>x</text:p>
          </table:table-cell>
          <table:table-cell table:style-name="ce886" office:value-type="string">
            <text:p>MIDS Ch.</text:p>
          </table:table-cell>
          <table:table-cell table:style-name="ce908" office:value-type="string">
            <text:p>x</text:p>
          </table:table-cell>
          <table:table-cell table:style-name="ce924"/>
          <table:table-cell table:style-name="ce165" office:value-type="string" table:number-columns-spanned="2" table:number-rows-spanned="1">
            <text:p>UHF/VHF</text:p>
          </table:table-cell>
          <table:covered-table-cell table:style-name="ce197"/>
          <table:table-cell table:style-name="ce869" office:value-type="string">
            <text:p>x</text:p>
          </table:table-cell>
          <table:table-cell table:style-name="ce886" office:value-type="string">
            <text:p>MIDS Ch.</text:p>
          </table:table-cell>
          <table:table-cell table:style-name="ce908" office:value-type="string">
            <text:p>x</text:p>
          </table:table-cell>
          <table:table-cell table:style-name="ce844"/>
          <table:table-cell table:number-columns-repeated="1005"/>
        </table:table-row>
        <table:table-row table:style-name="ro4">
          <table:table-cell table:style-name="ce84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92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924"/>
          <table:table-cell table:style-name="ce172" office:value-type="string">
            <text:p>#</text:p>
          </table:table-cell>
          <table:table-cell table:style-name="ce198" office:value-type="string">
            <text:p>Position</text:p>
          </table:table-cell>
          <table:table-cell table:style-name="ce222" office:value-type="string">
            <text:p>Aircraft</text:p>
          </table:table-cell>
          <table:table-cell table:style-name="ce248" office:value-type="string" table:number-columns-spanned="2" table:number-rows-spanned="1">
            <text:p>Pilot/RIO</text:p>
          </table:table-cell>
          <table:covered-table-cell table:style-name="ce261"/>
          <table:table-cell table:style-name="ce844"/>
          <table:table-cell table:number-columns-repeated="1005"/>
        </table:table-row>
        <table:table-row table:style-name="ro4">
          <table:table-cell table:style-name="ce844"/>
          <table:table-cell table:style-name="ce167" office:value-type="string">
            <text:p>1</text:p>
          </table:table-cell>
          <table:table-cell table:style-name="ce192" office:value-type="string">
            <text:p>Lead</text:p>
          </table:table-cell>
          <table:table-cell table:style-name="ce873" table:content-validation-name="val14" office:value-type="string">
            <text:p>(Closed)</text:p>
          </table:table-cell>
          <table:table-cell table:style-name="ce897" table:number-columns-spanned="2" table:number-rows-spanned="1"/>
          <table:covered-table-cell table:style-name="ce917"/>
          <table:table-cell table:style-name="ce924"/>
          <table:table-cell table:style-name="ce167" office:value-type="string">
            <text:p>1</text:p>
          </table:table-cell>
          <table:table-cell table:style-name="ce192" office:value-type="string">
            <text:p>Lead</text:p>
          </table:table-cell>
          <table:table-cell table:style-name="ce873" table:content-validation-name="val14" office:value-type="string">
            <text:p>(Closed)</text:p>
          </table:table-cell>
          <table:table-cell table:style-name="ce950" table:number-columns-spanned="2" table:number-rows-spanned="1"/>
          <table:covered-table-cell table:style-name="ce967"/>
          <table:table-cell table:style-name="ce924"/>
          <table:table-cell table:style-name="ce167" office:value-type="string">
            <text:p>1</text:p>
          </table:table-cell>
          <table:table-cell table:style-name="ce192" office:value-type="string">
            <text:p>Lead</text:p>
          </table:table-cell>
          <table:table-cell table:style-name="ce985" table:content-validation-name="val14" office:value-type="string">
            <text:p>(Closed)</text:p>
          </table:table-cell>
          <table:table-cell table:style-name="ce1001" table:number-columns-spanned="2" table:number-rows-spanned="1"/>
          <table:covered-table-cell table:style-name="ce1017"/>
          <table:table-cell table:style-name="ce1027"/>
          <table:table-cell table:number-columns-repeated="1005"/>
        </table:table-row>
        <table:table-row table:style-name="ro4">
          <table:table-cell table:style-name="ce844"/>
          <table:table-cell table:style-name="ce168" office:value-type="string">
            <text:p>2</text:p>
          </table:table-cell>
          <table:table-cell table:style-name="ce193" office:value-type="string">
            <text:p>Wing</text:p>
          </table:table-cell>
          <table:table-cell table:style-name="ce874" table:content-validation-name="val14" office:value-type="string">
            <text:p>(Closed)</text:p>
          </table:table-cell>
          <table:table-cell table:style-name="ce898" table:number-columns-spanned="2" table:number-rows-spanned="1"/>
          <table:covered-table-cell table:style-name="ce917"/>
          <table:table-cell table:style-name="ce924"/>
          <table:table-cell table:style-name="ce168" office:value-type="string">
            <text:p>2</text:p>
          </table:table-cell>
          <table:table-cell table:style-name="ce193" office:value-type="string">
            <text:p>Wing</text:p>
          </table:table-cell>
          <table:table-cell table:style-name="ce874" table:content-validation-name="val14" office:value-type="string">
            <text:p>(Closed)</text:p>
          </table:table-cell>
          <table:table-cell table:style-name="ce951" table:number-columns-spanned="2" table:number-rows-spanned="1"/>
          <table:covered-table-cell table:style-name="ce968"/>
          <table:table-cell table:style-name="ce924"/>
          <table:table-cell table:style-name="ce168" office:value-type="string">
            <text:p>2</text:p>
          </table:table-cell>
          <table:table-cell table:style-name="ce193" office:value-type="string">
            <text:p>Wing</text:p>
          </table:table-cell>
          <table:table-cell table:style-name="ce986" table:content-validation-name="val14" office:value-type="string">
            <text:p>(Closed)</text:p>
          </table:table-cell>
          <table:table-cell table:style-name="ce1002" table:number-columns-spanned="2" table:number-rows-spanned="1"/>
          <table:covered-table-cell table:style-name="ce1018"/>
          <table:table-cell table:style-name="ce1027"/>
          <table:table-cell table:number-columns-repeated="1005"/>
        </table:table-row>
        <table:table-row table:style-name="ro4">
          <table:table-cell table:style-name="ce844"/>
          <table:table-cell table:style-name="ce169" office:value-type="string">
            <text:p>3</text:p>
          </table:table-cell>
          <table:table-cell table:style-name="ce194" office:value-type="string">
            <text:p>El. Lead</text:p>
          </table:table-cell>
          <table:table-cell table:style-name="ce873" table:content-validation-name="val14" office:value-type="string">
            <text:p>(Closed)</text:p>
          </table:table-cell>
          <table:table-cell table:style-name="ce897" table:number-columns-spanned="2" table:number-rows-spanned="1"/>
          <table:covered-table-cell table:style-name="ce917"/>
          <table:table-cell table:style-name="ce924"/>
          <table:table-cell table:style-name="ce169" office:value-type="string">
            <text:p>3</text:p>
          </table:table-cell>
          <table:table-cell table:style-name="ce194" office:value-type="string">
            <text:p>El. Lead</text:p>
          </table:table-cell>
          <table:table-cell table:style-name="ce873" table:content-validation-name="val14" office:value-type="string">
            <text:p>(Closed)</text:p>
          </table:table-cell>
          <table:table-cell table:style-name="ce952" table:number-columns-spanned="2" table:number-rows-spanned="1"/>
          <table:covered-table-cell table:style-name="ce967"/>
          <table:table-cell table:style-name="ce924"/>
          <table:table-cell table:style-name="ce169" office:value-type="string">
            <text:p>3</text:p>
          </table:table-cell>
          <table:table-cell table:style-name="ce194" office:value-type="string">
            <text:p>El. Lead</text:p>
          </table:table-cell>
          <table:table-cell table:style-name="ce985" table:content-validation-name="val14" office:value-type="string">
            <text:p>(Closed)</text:p>
          </table:table-cell>
          <table:table-cell table:style-name="ce1003" table:number-columns-spanned="2" table:number-rows-spanned="1"/>
          <table:covered-table-cell table:style-name="ce1017"/>
          <table:table-cell table:style-name="ce1027"/>
          <table:table-cell table:number-columns-repeated="1005"/>
        </table:table-row>
        <table:table-row table:style-name="ro4">
          <table:table-cell table:style-name="ce844"/>
          <table:table-cell table:style-name="ce170" office:value-type="string">
            <text:p>4</text:p>
          </table:table-cell>
          <table:table-cell table:style-name="ce195" office:value-type="string">
            <text:p>Wing</text:p>
          </table:table-cell>
          <table:table-cell table:style-name="ce875" table:content-validation-name="val14" office:value-type="string">
            <text:p>(Closed)</text:p>
          </table:table-cell>
          <table:table-cell table:style-name="ce899" table:number-columns-spanned="2" table:number-rows-spanned="1"/>
          <table:covered-table-cell table:style-name="ce918"/>
          <table:table-cell table:style-name="ce924"/>
          <table:table-cell table:style-name="ce170" office:value-type="string">
            <text:p>4</text:p>
          </table:table-cell>
          <table:table-cell table:style-name="ce195" office:value-type="string">
            <text:p>Wing</text:p>
          </table:table-cell>
          <table:table-cell table:style-name="ce875" table:content-validation-name="val14" office:value-type="string">
            <text:p>(Closed)</text:p>
          </table:table-cell>
          <table:table-cell table:style-name="ce953" table:number-columns-spanned="2" table:number-rows-spanned="1"/>
          <table:covered-table-cell table:style-name="ce969"/>
          <table:table-cell table:style-name="ce924"/>
          <table:table-cell table:style-name="ce170" office:value-type="string">
            <text:p>4</text:p>
          </table:table-cell>
          <table:table-cell table:style-name="ce195" office:value-type="string">
            <text:p>Wing</text:p>
          </table:table-cell>
          <table:table-cell table:style-name="ce987" table:content-validation-name="val14" office:value-type="string">
            <text:p>(Closed)</text:p>
          </table:table-cell>
          <table:table-cell table:style-name="ce1004" table:number-columns-spanned="2" table:number-rows-spanned="1"/>
          <table:covered-table-cell table:style-name="ce1019"/>
          <table:table-cell table:style-name="ce1027"/>
          <table:table-cell table:number-columns-repeated="1005"/>
        </table:table-row>
        <table:table-row table:style-name="ro10">
          <table:table-cell table:style-name="ce846"/>
          <table:table-cell table:style-name="ce854" office:value-type="string">
            <text:p>10</text:p>
          </table:table-cell>
          <table:table-cell table:style-name="ce852" table:number-columns-repeated="3"/>
          <table:table-cell table:style-name="ce844" table:number-columns-repeated="2"/>
          <table:table-cell table:style-name="ce854" office:value-type="string">
            <text:p>11</text:p>
          </table:table-cell>
          <table:table-cell table:style-name="ce854" table:number-columns-repeated="4"/>
          <table:table-cell table:style-name="ce844"/>
          <table:table-cell table:style-name="ce854" office:value-type="string">
            <text:p>12</text:p>
          </table:table-cell>
          <table:table-cell table:style-name="ce852" table:number-columns-repeated="4"/>
          <table:table-cell table:style-name="ce846"/>
          <table:table-cell table:number-columns-repeated="1005"/>
        </table:table-row>
        <table:table-row table:style-name="ro10">
          <table:table-cell table:style-name="ce847"/>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x</text:p>
          </table:table-cell>
          <table:covered-table-cell table:style-name="ce890"/>
          <table:table-cell table:style-name="ce919" table:content-validation-name="val19" office:value-type="string">
            <text:p>-</text:p>
          </table:table-cell>
          <table:table-cell table:style-name="ce84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x</text:p>
          </table:table-cell>
          <table:covered-table-cell table:style-name="ce890"/>
          <table:table-cell table:style-name="ce970" table:content-validation-name="val19" office:value-type="string">
            <text:p>-</text:p>
          </table:table-cell>
          <table:table-cell table:style-name="ce924"/>
          <table:table-cell table:style-name="ce171" office:value-type="string" table:number-columns-spanned="2" table:number-rows-spanned="1">
            <text:p>CALLSIGN</text:p>
          </table:table-cell>
          <table:covered-table-cell table:style-name="ce196"/>
          <table:table-cell table:style-name="ce868" office:value-type="string" table:number-columns-spanned="2" table:number-rows-spanned="1">
            <text:p>x</text:p>
          </table:table-cell>
          <table:covered-table-cell table:style-name="ce890"/>
          <table:table-cell table:style-name="ce1020" table:content-validation-name="val19" office:value-type="string">
            <text:p>-</text:p>
          </table:table-cell>
          <table:table-cell table:style-name="ce844"/>
          <table:table-cell table:number-columns-repeated="1005"/>
        </table:table-row>
        <table:table-row table:style-name="ro17">
          <table:table-cell table:style-name="ce847"/>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Flight Closed)</text:p>
          </table:table-cell>
          <table:covered-table-cell table:style-name="ce242"/>
          <table:table-cell table:style-name="ce916" table:content-validation-name="val18"/>
          <table:table-cell table:style-name="ce84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Flight Closed)</text:p>
          </table:table-cell>
          <table:covered-table-cell table:style-name="ce242"/>
          <table:table-cell table:style-name="ce916" table:content-validation-name="val18"/>
          <table:table-cell table:style-name="ce924"/>
          <table:table-cell table:style-name="ce165" office:value-type="string" table:number-columns-spanned="2" table:number-rows-spanned="1">
            <text:p>Tasking</text:p>
          </table:table-cell>
          <table:covered-table-cell table:style-name="ce188"/>
          <table:table-cell table:style-name="ce215" table:content-validation-name="val15" office:value-type="string" table:number-columns-spanned="2" table:number-rows-spanned="1">
            <text:p>(Flight Closed)</text:p>
          </table:table-cell>
          <table:covered-table-cell table:style-name="ce242"/>
          <table:table-cell table:style-name="ce1021" table:content-validation-name="val18"/>
          <table:table-cell table:style-name="ce844"/>
          <table:table-cell table:number-columns-repeated="1005"/>
        </table:table-row>
        <table:table-row table:style-name="ro4">
          <table:table-cell table:style-name="ce847"/>
          <table:table-cell table:style-name="ce165" office:value-type="string" table:number-columns-spanned="2" table:number-rows-spanned="1">
            <text:p>UHF/VHF</text:p>
          </table:table-cell>
          <table:covered-table-cell table:style-name="ce197"/>
          <table:table-cell table:style-name="ce869" office:value-type="string">
            <text:p>x</text:p>
          </table:table-cell>
          <table:table-cell table:style-name="ce886" office:value-type="string">
            <text:p>MIDS Ch.</text:p>
          </table:table-cell>
          <table:table-cell table:style-name="ce920" office:value-type="string">
            <text:p>x</text:p>
          </table:table-cell>
          <table:table-cell table:style-name="ce924"/>
          <table:table-cell table:style-name="ce165" office:value-type="string" table:number-columns-spanned="2" table:number-rows-spanned="1">
            <text:p>UHF/VHF</text:p>
          </table:table-cell>
          <table:covered-table-cell table:style-name="ce197"/>
          <table:table-cell table:style-name="ce869" office:value-type="string">
            <text:p>x</text:p>
          </table:table-cell>
          <table:table-cell table:style-name="ce886" office:value-type="string">
            <text:p>MIDS Ch.</text:p>
          </table:table-cell>
          <table:table-cell table:style-name="ce971" office:value-type="string">
            <text:p>x</text:p>
          </table:table-cell>
          <table:table-cell table:style-name="ce924"/>
          <table:table-cell table:style-name="ce165" office:value-type="string" table:number-columns-spanned="2" table:number-rows-spanned="1">
            <text:p>UHF/VHF</text:p>
          </table:table-cell>
          <table:covered-table-cell table:style-name="ce197"/>
          <table:table-cell table:style-name="ce869" office:value-type="string">
            <text:p>x</text:p>
          </table:table-cell>
          <table:table-cell table:style-name="ce886" office:value-type="string">
            <text:p>MIDS Ch.</text:p>
          </table:table-cell>
          <table:table-cell table:style-name="ce908" office:value-type="string">
            <text:p>x</text:p>
          </table:table-cell>
          <table:table-cell table:style-name="ce844"/>
          <table:table-cell table:number-columns-repeated="1005"/>
        </table:table-row>
        <table:table-row table:style-name="ro4">
          <table:table-cell table:style-name="ce847"/>
          <table:table-cell table:style-name="ce173" office:value-type="string">
            <text:p>#</text:p>
          </table:table-cell>
          <table:table-cell table:style-name="ce199" office:value-type="string">
            <text:p>Position</text:p>
          </table:table-cell>
          <table:table-cell table:style-name="ce229" office:value-type="string">
            <text:p>Aircraft</text:p>
          </table:table-cell>
          <table:table-cell table:style-name="ce255" office:value-type="string" table:number-columns-spanned="2" table:number-rows-spanned="1">
            <text:p>Pilot/RIO</text:p>
          </table:table-cell>
          <table:covered-table-cell table:style-name="ce270"/>
          <table:table-cell table:style-name="ce924"/>
          <table:table-cell table:style-name="ce173" office:value-type="string">
            <text:p>#</text:p>
          </table:table-cell>
          <table:table-cell table:style-name="ce199" office:value-type="string">
            <text:p>Position</text:p>
          </table:table-cell>
          <table:table-cell table:style-name="ce229" office:value-type="string">
            <text:p>Aircraft</text:p>
          </table:table-cell>
          <table:table-cell table:style-name="ce255" office:value-type="string" table:number-columns-spanned="2" table:number-rows-spanned="1">
            <text:p>Pilot/RIO</text:p>
          </table:table-cell>
          <table:covered-table-cell table:style-name="ce263"/>
          <table:table-cell table:style-name="ce924"/>
          <table:table-cell table:style-name="ce173" office:value-type="string">
            <text:p>#</text:p>
          </table:table-cell>
          <table:table-cell table:style-name="ce199" office:value-type="string">
            <text:p>Position</text:p>
          </table:table-cell>
          <table:table-cell table:style-name="ce229" office:value-type="string">
            <text:p>Aircraft</text:p>
          </table:table-cell>
          <table:table-cell table:style-name="ce255" office:value-type="string" table:number-columns-spanned="2" table:number-rows-spanned="1">
            <text:p>Pilot/RIO</text:p>
          </table:table-cell>
          <table:covered-table-cell table:style-name="ce263"/>
          <table:table-cell table:style-name="ce844"/>
          <table:table-cell table:number-columns-repeated="1005"/>
        </table:table-row>
        <table:table-row table:style-name="ro4">
          <table:table-cell table:style-name="ce847"/>
          <table:table-cell table:style-name="ce174" office:value-type="string">
            <text:p>1</text:p>
          </table:table-cell>
          <table:table-cell table:style-name="ce200" office:value-type="string">
            <text:p>Lead</text:p>
          </table:table-cell>
          <table:table-cell table:style-name="ce876" table:content-validation-name="val16" office:value-type="string">
            <text:p>(Closed)</text:p>
          </table:table-cell>
          <table:table-cell table:style-name="ce900" table:number-columns-spanned="2" table:number-rows-spanned="1"/>
          <table:covered-table-cell table:style-name="ce921"/>
          <table:table-cell table:style-name="ce924"/>
          <table:table-cell table:style-name="ce174" office:value-type="string">
            <text:p>1</text:p>
          </table:table-cell>
          <table:table-cell table:style-name="ce200" office:value-type="string">
            <text:p>Lead</text:p>
          </table:table-cell>
          <table:table-cell table:style-name="ce937" table:content-validation-name="val16" office:value-type="string">
            <text:p>(Closed)</text:p>
          </table:table-cell>
          <table:table-cell table:style-name="ce954" table:number-columns-spanned="2" table:number-rows-spanned="1"/>
          <table:covered-table-cell table:style-name="ce972"/>
          <table:table-cell table:style-name="ce924"/>
          <table:table-cell table:style-name="ce174" office:value-type="string">
            <text:p>1</text:p>
          </table:table-cell>
          <table:table-cell table:style-name="ce200" office:value-type="string">
            <text:p>Lead</text:p>
          </table:table-cell>
          <table:table-cell table:style-name="ce988" table:content-validation-name="val16" office:value-type="string">
            <text:p>(Closed)</text:p>
          </table:table-cell>
          <table:table-cell table:style-name="ce1005" table:number-columns-spanned="2" table:number-rows-spanned="1"/>
          <table:covered-table-cell table:style-name="ce1022"/>
          <table:table-cell table:style-name="ce844"/>
          <table:table-cell table:number-columns-repeated="1005"/>
        </table:table-row>
        <table:table-row table:style-name="ro4">
          <table:table-cell table:style-name="ce847"/>
          <table:table-cell table:style-name="ce175" office:value-type="string">
            <text:p>2</text:p>
          </table:table-cell>
          <table:table-cell table:style-name="ce201" office:value-type="string">
            <text:p>Wing</text:p>
          </table:table-cell>
          <table:table-cell table:style-name="ce877" table:content-validation-name="val16" office:value-type="string">
            <text:p>(Closed)</text:p>
          </table:table-cell>
          <table:table-cell table:style-name="ce901" table:number-columns-spanned="2" table:number-rows-spanned="1"/>
          <table:covered-table-cell table:style-name="ce922"/>
          <table:table-cell table:style-name="ce924"/>
          <table:table-cell table:style-name="ce175" office:value-type="string">
            <text:p>2</text:p>
          </table:table-cell>
          <table:table-cell table:style-name="ce201" office:value-type="string">
            <text:p>Wing</text:p>
          </table:table-cell>
          <table:table-cell table:style-name="ce938" table:content-validation-name="val16" office:value-type="string">
            <text:p>(Closed)</text:p>
          </table:table-cell>
          <table:table-cell table:style-name="ce955" table:number-columns-spanned="2" table:number-rows-spanned="1"/>
          <table:covered-table-cell table:style-name="ce973"/>
          <table:table-cell table:style-name="ce924"/>
          <table:table-cell table:style-name="ce175" office:value-type="string">
            <text:p>2</text:p>
          </table:table-cell>
          <table:table-cell table:style-name="ce201" office:value-type="string">
            <text:p>Wing</text:p>
          </table:table-cell>
          <table:table-cell table:style-name="ce989" table:content-validation-name="val16" office:value-type="string">
            <text:p>(Closed)</text:p>
          </table:table-cell>
          <table:table-cell table:style-name="ce1006" table:number-columns-spanned="2" table:number-rows-spanned="1"/>
          <table:covered-table-cell table:style-name="ce1023"/>
          <table:table-cell table:style-name="ce844"/>
          <table:table-cell table:number-columns-repeated="1005"/>
        </table:table-row>
        <table:table-row table:style-name="ro4">
          <table:table-cell table:style-name="ce847"/>
          <table:table-cell table:style-name="ce176" office:value-type="string">
            <text:p>3</text:p>
          </table:table-cell>
          <table:table-cell table:style-name="ce202" office:value-type="string">
            <text:p>El. Lead</text:p>
          </table:table-cell>
          <table:table-cell table:style-name="ce876" table:content-validation-name="val16" office:value-type="string">
            <text:p>(Closed)</text:p>
          </table:table-cell>
          <table:table-cell table:style-name="ce902" table:number-columns-spanned="2" table:number-rows-spanned="1"/>
          <table:covered-table-cell table:style-name="ce921"/>
          <table:table-cell table:style-name="ce924"/>
          <table:table-cell table:style-name="ce176" office:value-type="string">
            <text:p>3</text:p>
          </table:table-cell>
          <table:table-cell table:style-name="ce202" office:value-type="string">
            <text:p>El. Lead</text:p>
          </table:table-cell>
          <table:table-cell table:style-name="ce937" table:content-validation-name="val16" office:value-type="string">
            <text:p>(Closed)</text:p>
          </table:table-cell>
          <table:table-cell table:style-name="ce956" table:number-columns-spanned="2" table:number-rows-spanned="1"/>
          <table:covered-table-cell table:style-name="ce972"/>
          <table:table-cell table:style-name="ce924"/>
          <table:table-cell table:style-name="ce176" office:value-type="string">
            <text:p>3</text:p>
          </table:table-cell>
          <table:table-cell table:style-name="ce202" office:value-type="string">
            <text:p>El. Lead</text:p>
          </table:table-cell>
          <table:table-cell table:style-name="ce988" table:content-validation-name="val16" office:value-type="string">
            <text:p>(Closed)</text:p>
          </table:table-cell>
          <table:table-cell table:style-name="ce1007" table:number-columns-spanned="2" table:number-rows-spanned="1"/>
          <table:covered-table-cell table:style-name="ce1022"/>
          <table:table-cell table:style-name="ce844"/>
          <table:table-cell table:number-columns-repeated="1005"/>
        </table:table-row>
        <table:table-row table:style-name="ro4">
          <table:table-cell table:style-name="ce847"/>
          <table:table-cell table:style-name="ce177" office:value-type="string">
            <text:p>4</text:p>
          </table:table-cell>
          <table:table-cell table:style-name="ce203" office:value-type="string">
            <text:p>Wing</text:p>
          </table:table-cell>
          <table:table-cell table:style-name="ce878" table:content-validation-name="val16" office:value-type="string">
            <text:p>(Closed)</text:p>
          </table:table-cell>
          <table:table-cell table:style-name="ce903" table:number-columns-spanned="2" table:number-rows-spanned="1"/>
          <table:covered-table-cell table:style-name="ce923"/>
          <table:table-cell table:style-name="ce924"/>
          <table:table-cell table:style-name="ce177" office:value-type="string">
            <text:p>4</text:p>
          </table:table-cell>
          <table:table-cell table:style-name="ce203" office:value-type="string">
            <text:p>Wing</text:p>
          </table:table-cell>
          <table:table-cell table:style-name="ce939" table:content-validation-name="val16" office:value-type="string">
            <text:p>(Closed)</text:p>
          </table:table-cell>
          <table:table-cell table:style-name="ce957" table:number-columns-spanned="2" table:number-rows-spanned="1"/>
          <table:covered-table-cell table:style-name="ce974"/>
          <table:table-cell table:style-name="ce924"/>
          <table:table-cell table:style-name="ce177" office:value-type="string">
            <text:p>4</text:p>
          </table:table-cell>
          <table:table-cell table:style-name="ce203" office:value-type="string">
            <text:p>Wing</text:p>
          </table:table-cell>
          <table:table-cell table:style-name="ce990" table:content-validation-name="val16" office:value-type="string">
            <text:p>(Closed)</text:p>
          </table:table-cell>
          <table:table-cell table:style-name="ce1008" table:number-columns-spanned="2" table:number-rows-spanned="1"/>
          <table:covered-table-cell table:style-name="ce1024"/>
          <table:table-cell table:style-name="ce844"/>
          <table:table-cell table:number-columns-repeated="1005"/>
        </table:table-row>
        <table:table-row table:style-name="ro11">
          <table:table-cell table:style-name="ce848" table:number-columns-spanned="19" table:number-rows-spanned="1"/>
          <table:covered-table-cell table:number-columns-repeated="18"/>
          <table:table-cell table:number-columns-repeated="1005"/>
        </table:table-row>
        <table:table-row table:style-name="ro4" table:number-rows-repeated="1048518">
          <table:table-cell table:number-columns-repeated="1024"/>
        </table:table-row>
        <table:table-row table:style-name="ro4">
          <table:table-cell table:number-columns-repeated="1024"/>
        </table:table-row>
        <table:named-expressions/>
      </table:table>
      <table:table table:name="Flight Briefings" table:style-name="ta13">
        <table:table-column table:style-name="co34" table:default-cell-style-name="Default"/>
        <table:table-column table:style-name="co35" table:number-columns-repeated="2" table:default-cell-style-name="Default"/>
        <table:table-column table:style-name="co18" table:default-cell-style-name="Default"/>
        <table:table-column table:style-name="co6" table:number-columns-repeated="1020" table:default-cell-style-name="Default"/>
        <table:table-row table:style-name="ro10">
          <table:table-cell/>
          <table:table-cell table:style-name="ce892" office:value-type="string" calcext:value-type="string" table:number-columns-spanned="8" table:number-rows-spanned="2">
            <text:p>Flight Briefings Here:</text:p>
          </table:table-cell>
          <table:covered-table-cell table:number-columns-repeated="7"/>
          <table:table-cell table:number-columns-repeated="1015"/>
        </table:table-row>
        <table:table-row table:style-name="ro10">
          <table:table-cell/>
          <table:covered-table-cell table:number-columns-repeated="8"/>
          <table:table-cell table:number-columns-repeated="1015"/>
        </table:table-row>
        <table:table-row table:style-name="ro10">
          <table:table-cell/>
          <table:table-cell table:style-name="ce893" office:value-type="string" calcext:value-type="string" table:number-columns-spanned="7" table:number-rows-spanned="1">
            <text:p><text:a xlink:href="https://docs.google.com/document/d/1RGkQLmu8WEWZExWHopYFvcxvfcFb8X86GbV-jCWtImA/edit?usp=sharing" xlink:type="simple">https://docs.google.com/document/d/1RGkQLmu8WEWZExWHopYFvcxvfcFb8X86GbV-jCWtImA/edit?usp=sharing</text:a></text:p>
          </table:table-cell>
          <table:covered-table-cell table:number-columns-repeated="6"/>
          <table:table-cell table:number-columns-repeated="1016"/>
        </table:table-row>
        <table:table-row table:style-name="ro16">
          <table:table-cell/>
          <table:table-cell table:style-name="ce642"/>
          <table:table-cell table:number-columns-repeated="2"/>
          <table:table-cell table:style-name="ce677"/>
          <table:table-cell table:number-columns-repeated="1019"/>
        </table:table-row>
        <table:table-row table:style-name="ro16" table:number-rows-repeated="3">
          <table:table-cell/>
          <table:table-cell table:style-name="ce642"/>
          <table:table-cell table:number-columns-repeated="1022"/>
        </table:table-row>
        <table:table-row table:style-name="ro16">
          <table:table-cell/>
          <table:table-cell table:style-name="ce642"/>
          <table:table-cell table:number-columns-repeated="2"/>
          <table:table-cell table:style-name="ce894"/>
          <table:table-cell table:number-columns-repeated="1019"/>
        </table:table-row>
        <table:table-row table:style-name="ro16">
          <table:table-cell/>
          <table:table-cell table:style-name="ce643"/>
          <table:table-cell table:style-name="ce562"/>
          <table:table-cell table:number-columns-repeated="1021"/>
        </table:table-row>
        <table:table-row table:style-name="ro16">
          <table:table-cell/>
          <table:table-cell table:style-name="ce642"/>
          <table:table-cell table:style-name="ce546"/>
          <table:table-cell/>
          <table:table-cell table:style-name="ce894"/>
          <table:table-cell table:number-columns-repeated="1019"/>
        </table:table-row>
        <table:table-row table:style-name="ro16">
          <table:table-cell/>
          <table:table-cell table:style-name="ce642"/>
          <table:table-cell table:style-name="ce546"/>
          <table:table-cell table:number-columns-repeated="1021"/>
        </table:table-row>
        <table:table-row table:style-name="ro16">
          <table:table-cell/>
          <table:table-cell table:style-name="ce642"/>
          <table:table-cell table:style-name="ce546"/>
          <table:table-cell table:number-columns-repeated="1021"/>
        </table:table-row>
        <table:table-row table:style-name="ro16">
          <table:table-cell/>
          <table:table-cell table:style-name="ce642"/>
          <table:table-cell table:number-columns-repeated="1022"/>
        </table:table-row>
        <table:table-row table:style-name="ro16" table:number-rows-repeated="2">
          <table:table-cell/>
          <table:table-cell table:style-name="ce642"/>
          <table:table-cell table:style-name="ce546"/>
          <table:table-cell table:number-columns-repeated="1021"/>
        </table:table-row>
        <table:table-row table:style-name="ro16">
          <table:table-cell/>
          <table:table-cell table:style-name="ce642"/>
          <table:table-cell table:number-columns-repeated="1022"/>
        </table:table-row>
        <table:table-row table:style-name="ro16" table:number-rows-repeated="5">
          <table:table-cell/>
          <table:table-cell table:style-name="ce642"/>
          <table:table-cell table:number-columns-repeated="1022"/>
        </table:table-row>
        <table:table-row table:style-name="ro16">
          <table:table-cell/>
          <table:table-cell table:style-name="ce642"/>
          <table:table-cell table:number-columns-repeated="1022"/>
        </table:table-row>
        <table:table-row table:style-name="ro16" table:number-rows-repeated="3">
          <table:table-cell/>
          <table:table-cell table:style-name="ce642"/>
          <table:table-cell table:number-columns-repeated="1022"/>
        </table:table-row>
        <table:table-row table:style-name="ro16">
          <table:table-cell/>
          <table:table-cell table:style-name="ce642" table:number-columns-repeated="2"/>
          <table:table-cell table:number-columns-repeated="1021"/>
        </table:table-row>
        <table:table-row table:style-name="ro16">
          <table:table-cell/>
          <table:table-cell table:style-name="ce642"/>
          <table:table-cell table:number-columns-repeated="2"/>
          <table:table-cell table:style-name="ce321"/>
          <table:table-cell table:number-columns-repeated="1019"/>
        </table:table-row>
        <table:table-row table:style-name="ro16">
          <table:table-cell/>
          <table:table-cell table:style-name="ce642"/>
          <table:table-cell/>
          <table:table-cell table:style-name="ce314" table:number-columns-spanned="4" table:number-rows-spanned="1"/>
          <table:covered-table-cell table:number-columns-repeated="3"/>
          <table:table-cell table:number-columns-repeated="1017"/>
        </table:table-row>
        <table:table-row table:style-name="ro16">
          <table:table-cell/>
          <table:table-cell table:style-name="ce642"/>
          <table:table-cell/>
          <table:table-cell table:style-name="ce314" table:number-columns-spanned="4" table:number-rows-spanned="1"/>
          <table:covered-table-cell table:number-columns-repeated="3"/>
          <table:table-cell table:number-columns-repeated="1017"/>
        </table:table-row>
        <table:table-row table:style-name="ro16">
          <table:table-cell/>
          <table:table-cell table:style-name="ce642"/>
          <table:table-cell table:number-columns-repeated="1022"/>
        </table:table-row>
        <table:table-row table:style-name="ro16" table:number-rows-repeated="3">
          <table:table-cell/>
          <table:table-cell table:style-name="ce642"/>
          <table:table-cell table:number-columns-repeated="1022"/>
        </table:table-row>
        <table:table-row table:style-name="ro16">
          <table:table-cell/>
          <table:table-cell table:style-name="ce642"/>
          <table:table-cell/>
          <table:table-cell table:style-name="ce314" table:number-columns-spanned="4" table:number-rows-spanned="1"/>
          <table:covered-table-cell table:number-columns-repeated="3"/>
          <table:table-cell table:number-columns-repeated="1017"/>
        </table:table-row>
        <table:table-row table:style-name="ro4" table:number-rows-repeated="18">
          <table:table-cell table:number-columns-repeated="1024"/>
        </table:table-row>
        <table:table-row table:style-name="ro16">
          <table:table-cell/>
          <table:table-cell table:style-name="ce345"/>
          <table:table-cell table:number-columns-repeated="1022"/>
        </table:table-row>
        <table:table-row table:style-name="ro16" table:number-rows-repeated="3">
          <table:table-cell table:number-columns-repeated="3"/>
          <table:table-cell table:style-name="ce345" table:number-columns-repeated="5"/>
          <table:table-cell table:number-columns-repeated="1016"/>
        </table:table-row>
        <table:table-row table:style-name="ro4" table:number-rows-repeated="1048519">
          <table:table-cell table:number-columns-repeated="1024"/>
        </table:table-row>
        <table:table-row table:style-name="ro4">
          <table:table-cell table:number-columns-repeated="1024"/>
        </table:table-row>
      </table:table>
      <table:named-expressions>
        <table:named-range table:name="DST?" table:base-cell-address="$'Sign-Ups'.$A$1" table:cell-range-address="$Calcs.$A$126:.$B$126"/>
        <table:named-range table:name="NO" table:base-cell-address="$'Sign-Ups'.$A$1" table:cell-range-address="$Calcs.$A$127:.$A$135"/>
        <table:named-range table:name="YES" table:base-cell-address="$'Sign-Ups'.$A$1" table:cell-range-address="$Calcs.$B$127:.$B$135"/>
      </table:named-expressions>
      <table:database-ranges>
        <table:database-range table:name="Table_1" table:target-range-address="'Sign-Ups'.F40:'Sign-Ups'.F42" table:contains-header="false"/>
        <table:database-range table:name="Table_10" table:target-range-address="'Sign-Ups'.N26:'Sign-Ups'.O30" table:contains-header="false"/>
        <table:database-range table:name="Table_11" table:target-range-address="'Sign-Ups'.L40:'Sign-Ups'.L42" table:contains-header="false"/>
        <table:database-range table:name="Table_12" table:target-range-address="'Sign-Ups'.R40:'Sign-Ups'.R42" table:contains-header="false"/>
        <table:database-range table:name="Table_13" table:target-range-address="'Sign-Ups'.R49:'Sign-Ups'.R51" table:contains-header="false"/>
        <table:database-range table:name="Table_14" table:target-range-address="'Sign-Ups'.N35:'Sign-Ups'.O39" table:contains-header="false"/>
        <table:database-range table:name="Table_15" table:target-range-address="'Sign-Ups'.H44:'Sign-Ups'.I48" table:contains-header="false"/>
        <table:database-range table:name="Table_16" table:target-range-address="'Sign-Ups'.R31:'Sign-Ups'.R33" table:contains-header="false"/>
        <table:database-range table:name="Table_17" table:target-range-address="'Airport Tables'.A33:'Airport Tables'.L53" table:contains-header="false"/>
        <table:database-range table:name="Table_18" table:target-range-address="'Airport Tables'.A55:'Airport Tables'.L87" table:contains-header="false"/>
        <table:database-range table:name="Table_19" table:target-range-address="'Airport Tables'.A1:'Airport Tables'.L31" table:contains-header="false"/>
        <table:database-range table:name="Table_2" table:target-range-address="'Sign-Ups'.N44:'Sign-Ups'.O48" table:contains-header="false"/>
        <table:database-range table:name="Table_20" table:target-range-address="'Mission Schedule'.A6:'Mission Schedule'.F19" table:contains-header="false"/>
        <table:database-range table:name="Table_21" table:target-range-address="'Sign-Ups B'.N44:'Sign-Ups B'.O48" table:contains-header="false"/>
        <table:database-range table:name="Table_22" table:target-range-address="'Sign-Ups B'.N26:'Sign-Ups B'.O30" table:contains-header="false"/>
        <table:database-range table:name="Table_23" table:target-range-address="'Sign-Ups B'.R40:'Sign-Ups B'.R42" table:contains-header="false"/>
        <table:database-range table:name="Table_24" table:target-range-address="'Sign-Ups B'.L31:'Sign-Ups B'.L33" table:contains-header="false"/>
        <table:database-range table:name="Table_25" table:target-range-address="'Sign-Ups B'.N35:'Sign-Ups B'.O39" table:contains-header="false"/>
        <table:database-range table:name="Table_26" table:target-range-address="'Sign-Ups B'.H26:'Sign-Ups B'.I30" table:contains-header="false"/>
        <table:database-range table:name="Table_27" table:target-range-address="'Sign-Ups B'.R49:'Sign-Ups B'.R51" table:contains-header="false"/>
        <table:database-range table:name="Table_28" table:target-range-address="'Sign-Ups B'.R31:'Sign-Ups B'.R33" table:contains-header="false"/>
        <table:database-range table:name="Table_29" table:target-range-address="'Sign-Ups B'.L40:'Sign-Ups B'.L42" table:contains-header="false"/>
        <table:database-range table:name="Table_3" table:target-range-address="'Sign-Ups'.B44:'Sign-Ups'.C48" table:contains-header="false"/>
        <table:database-range table:name="Table_30" table:target-range-address="'Sign-Ups B'.H35:'Sign-Ups B'.I39" table:contains-header="false"/>
        <table:database-range table:name="Table_31" table:target-range-address="'Sign-Ups B'.H44:'Sign-Ups B'.I48" table:contains-header="false"/>
        <table:database-range table:name="Table_32" table:target-range-address="'Sign-Ups B'.L22:'Sign-Ups B'.L24" table:contains-header="false"/>
        <table:database-range table:name="Table_33" table:target-range-address="'Sign-Ups B'.F40:'Sign-Ups B'.F42" table:contains-header="false"/>
        <table:database-range table:name="Table_34" table:target-range-address="'Sign-Ups B'.B44:'Sign-Ups B'.C48" table:contains-header="false"/>
        <table:database-range table:name="Table_35" table:target-range-address="'Sign-Ups B'.F31:'Sign-Ups B'.F33" table:contains-header="false"/>
        <table:database-range table:name="Table_36" table:target-range-address="'Sign-Ups B'.B35:'Sign-Ups B'.C39" table:contains-header="false"/>
        <table:database-range table:name="Table_4" table:target-range-address="'Sign-Ups'.H35:'Sign-Ups'.I39" table:contains-header="false"/>
        <table:database-range table:name="Table_5" table:target-range-address="'Sign-Ups'.B35:'Sign-Ups'.C39" table:contains-header="false"/>
        <table:database-range table:name="Table_6" table:target-range-address="'Sign-Ups'.F31:'Sign-Ups'.F33" table:contains-header="false"/>
        <table:database-range table:name="Table_7" table:target-range-address="'Sign-Ups'.H26:'Sign-Ups'.I30" table:contains-header="false"/>
        <table:database-range table:name="Table_8" table:target-range-address="'Sign-Ups'.L31:'Sign-Ups'.L33" table:contains-header="false"/>
        <table:database-range table:name="Table_9" table:target-range-address="'Sign-Ups'.L22:'Sign-Ups'.L2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quot;Courier New&quot;" svg:font-family="'&quot;Courier New&quot;'"/>
    <style:font-face style:name="&quot;Permanent Marker&quot;" svg:font-family="'&quot;Permanent Marker&quot;'"/>
    <style:font-face style:name="Arial" svg:font-family="Arial"/>
    <style:font-face style:name="Cambria" svg:font-family="Cambria"/>
    <style:font-face style:name="Courier New" svg:font-family="'Courier New'"/>
    <style:font-face style:name="Pacifico" svg:font-family="Pacifico"/>
    <style:font-face style:name="Permanent Marker" svg:font-family="'Permanent Marker'"/>
    <style:font-face style:name="Roboto" svg:font-family="Roboto"/>
    <style:font-face style:name="Sans-serif" svg:font-family="Sans-serif"/>
    <style:font-face style:name="Verdana" svg:font-family="Verdana"/>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date-style style:name="N112">
      <number:day/>
      <number:text>-</number:text>
      <number:month number:textual="true"/>
      <number:text>-</number:text>
      <number:year number:style="long"/>
    </number:date-style>
    <number:time-style style:name="N113">
      <number:hours/>
      <number:text>:</number:text>
      <number:minutes number:style="long"/>
    </number:time-style>
    <number:date-style style:name="N114">
      <number:month/>
      <number:text>/</number:text>
      <number:day/>
    </number:date-style>
    <number:date-style style:name="N115">
      <number:month/>
      <number:text>-</number:text>
      <number:day/>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4c7c3"/>
    </style:style>
    <style:style style:name="ConditionalStyle_5f_2" style:display-name="ConditionalStyle_2" style:family="table-cell" style:parent-style-name="Default">
      <style:table-cell-properties fo:background-color="#ffffff"/>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transparent"/>
      <style:text-properties fo:color="#c53929"/>
    </style:style>
    <style:style style:name="ConditionalStyle_5f_5" style:display-name="ConditionalStyle_5" style:family="table-cell" style:parent-style-name="Default">
      <style:table-cell-properties fo:background-color="transparent"/>
      <style:text-properties fo:color="#0b8043"/>
    </style:style>
    <style:style style:name="ConditionalStyle_5f_6" style:display-name="ConditionalStyle_6"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0cm" fo:margin-bottom="0cm" fo:margin-left="1.778cm" fo:margin-right="1.778cm" style:print-page-order="ttb" style:first-page-number="continue" style:scale-to="100%" style:writing-mode="lr-tb" style:print="charts drawings objects zero-values"/>
      <style:header-style>
        <style:header-footer-properties fo:min-height="1.905cm" fo:margin-left="0cm" fo:margin-right="0cm" fo:margin-bottom="1.552cm"/>
      </style:header-style>
      <style:footer-style>
        <style:header-footer-properties fo:min-height="1.905cm" fo:margin-left="0cm" fo:margin-right="0cm" fo:margin-top="1.552cm"/>
      </style:footer-style>
    </style:page-layout>
    <style:style style:name="MT1"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9">2021-05-09</text:date>, <text:time>19:44:59</text:time></text:p>
        </style:region-right>
      </style:header>
      <style:header-left style:display="false"/>
      <style:footer>
        <text:p>Page <text:page-number>1</text:page-number> / <text:page-count>99</text:page-count></text:p>
      </style:footer>
      <style:footer-left style:display="false"/>
    </style:master-page>
    <style:master-page style:name="PageStyle_5f_Sign-Ups" style:display-name="PageStyle_Sign-Ups" style:page-layout-name="Mpm3">
      <style:header style:display="false"/>
      <style:header-left style:display="false"/>
      <style:footer style:display="false"/>
      <style:footer-left style:display="false"/>
    </style:master-page>
    <style:master-page style:name="PageStyle_5f_Package_20_Briefing" style:display-name="PageStyle_Package Briefing" style:page-layout-name="Mpm3">
      <style:header style:display="false"/>
      <style:header-left style:display="false"/>
      <style:footer style:display="false"/>
      <style:footer-left style:display="false"/>
    </style:master-page>
    <style:master-page style:name="PageStyle_5f_Kneeboard" style:display-name="PageStyle_Kneeboard" style:page-layout-name="Mpm3">
      <style:header style:display="false"/>
      <style:header-left style:display="false"/>
      <style:footer style:display="false"/>
      <style:footer-left style:display="false"/>
    </style:master-page>
    <style:master-page style:name="PageStyle_5f_Airport_20_Tables" style:display-name="PageStyle_Airport Tables" style:page-layout-name="Mpm4">
      <style:header>
        <text:p><text:span text:style-name="MT1">DCS Persian Gulf Table of Frequencies</text:span></text:p>
      </style:header>
      <style:header-left style:display="false"/>
      <style:footer>
        <style:region-left>
          <text:p><text:span text:style-name="MT1">DCS Version: 2.5.6.45915</text:span></text:p>
        </style:region-left>
        <style:region-center>
          <text:p><text:span text:style-name="MT1">v3.0</text:span></text:p>
        </style:region-center>
        <style:region-right>
          <text:p><text:span text:style-name="MT1">~Bailey</text:span></text:p>
        </style:region-right>
      </style:footer>
      <style:footer-left style:display="false"/>
    </style:master-page>
    <style:master-page style:name="PageStyle_5f_Briefing_20_Flow" style:display-name="PageStyle_Briefing Flow" style:page-layout-name="Mpm3">
      <style:header style:display="false"/>
      <style:header-left style:display="false"/>
      <style:footer style:display="false"/>
      <style:footer-left style:display="false"/>
    </style:master-page>
    <style:master-page style:name="PageStyle_5f_Calcs" style:display-name="PageStyle_Calcs" style:page-layout-name="Mpm3">
      <style:header style:display="false"/>
      <style:header-left style:display="false"/>
      <style:footer style:display="false"/>
      <style:footer-left style:display="false"/>
    </style:master-page>
    <style:master-page style:name="PageStyle_5f_test" style:display-name="PageStyle_test" style:page-layout-name="Mpm3">
      <style:header style:display="false"/>
      <style:header-left style:display="false"/>
      <style:footer style:display="false"/>
      <style:footer-left style:display="false"/>
    </style:master-page>
    <style:master-page style:name="PageStyle_5f_Images" style:display-name="PageStyle_Images" style:page-layout-name="Mpm3">
      <style:header style:display="false"/>
      <style:header-left style:display="false"/>
      <style:footer style:display="false"/>
      <style:footer-left style:display="false"/>
    </style:master-page>
    <style:master-page style:name="PageStyle_5f_CalcsB" style:display-name="PageStyle_CalcsB" style:page-layout-name="Mpm3">
      <style:header style:display="false"/>
      <style:header-left style:display="false"/>
      <style:footer style:display="false"/>
      <style:footer-left style:display="false"/>
    </style:master-page>
    <style:master-page style:name="PageStyle_5f__22_Package_20_Briefing_22__20_User_20_Guide" style:display-name="PageStyle_&quot;Package Briefing&quot; User Guide" style:page-layout-name="Mpm3">
      <style:header style:display="false"/>
      <style:header-left style:display="false"/>
      <style:footer style:display="false"/>
      <style:footer-left style:display="false"/>
    </style:master-page>
    <style:master-page style:name="PageStyle_5f_Mission_20_Schedule" style:display-name="PageStyle_Mission Schedule" style:page-layout-name="Mpm3">
      <style:header style:display="false"/>
      <style:header-left style:display="false"/>
      <style:footer style:display="false"/>
      <style:footer-left style:display="false"/>
    </style:master-page>
    <style:master-page style:name="PageStyle_5f_Sign-Ups_20_B" style:display-name="PageStyle_Sign-Ups B" style:page-layout-name="Mpm3">
      <style:header style:display="false"/>
      <style:header-left style:display="false"/>
      <style:footer style:display="false"/>
      <style:footer-left style:display="false"/>
    </style:master-page>
    <style:master-page style:name="PageStyle_5f_Flight_20_Briefings" style:display-name="PageStyle_Flight Brief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dc:date>2021-05-09T19:44:59.58</dc:date>
    <meta:editing-duration>PT1M23S</meta:editing-duration>
    <meta:editing-cycles>3</meta:editing-cycles>
    <meta:document-statistic meta:table-count="13" meta:cell-count="3823" meta:object-count="0"/>
  </office:meta>
</office:document-meta>
</file>